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098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0.1925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8192x819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TLAS dgemv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1 iteration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101 Iterations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Estimated dgemv cos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192 x 8192 matrix-vector multiplication</text:p>
          </table:table-cell>
          <table:table-cell table:number-columns-repeated="10"/>
          <table:table-cell table:style-name="ce8" office:value-type="string" calcext:value-type="string">
            <text:p>&amp;A</text:p>
          </table:table-cell>
          <table:table-cell table:style-name="ce9" office:value-type="string" calcext:value-type="string" table:number-columns-spanned="3" table:number-rows-spanned="1">
            <text:p>0x2aaaad1850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peat 10 times</text:p>
          </table:table-cell>
          <table:table-cell table:number-columns-repeated="10"/>
          <table:table-cell table:style-name="ce8" office:value-type="string" calcext:value-type="string">
            <text:p>&amp;x</text:p>
          </table:table-cell>
          <table:table-cell table:number-columns-repeated="2" table:style-name="ce8" office:value-type="string" calcext:value-type="string">
            <text:p>0x605010</text:p>
          </table:table-cell>
          <table:table-cell table:style-name="ce8" office:value-type="string" calcext:value-type="string">
            <text:p>0x605140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  <table:table-cell table:style-name="ce8" office:value-type="string" calcext:value-type="string">
            <text:p>&amp;y</text:p>
          </table:table-cell>
          <table:table-cell table:style-name="ce8" office:value-type="string" calcext:value-type="string">
            <text:p>0x615020</text:p>
          </table:table-cell>
          <table:table-cell table:style-name="ce8" office:value-type="string" calcext:value-type="string">
            <text:p>0x6150b0</text:p>
          </table:table-cell>
          <table:table-cell table:style-name="ce8" office:value-type="string" calcext:value-type="string">
            <text:p>0x615150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1" office:value-type="string" calcext:value-type="string">
            <text:p>Performance counter</text:p>
          </table:table-cell>
          <table:table-cell table:style-name="ce1" office:value-type="string" calcext:value-type="string">
            <text:p>Mnemonic</text:p>
          </table:table-cell>
          <table:table-cell table:style-name="ce3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2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LD_BLOCKS.STORE_FORWARD</text:p>
          </table:table-cell>
          <table:table-cell office:value-type="string" calcext:value-type="string">
            <text:p>r0203:u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table:style-name="ce7" table:number-columns-repeated="2"/>
          <table:table-cell table:style-name="ce7" table:formula="of:=ROUND(([.H6]-[.D6])/100)" office:value-type="float" office:value="0" calcext:value-type="float">
            <text:p>0</text:p>
          </table:table-cell>
          <table:table-cell table:style-name="ce7" table:formula="of:=ROUND(([.I6]-[.E6])/100)" office:value-type="float" office:value="-0" calcext:value-type="float">
            <text:p>0</text:p>
          </table:table-cell>
          <table:table-cell table:style-name="ce7" table:formula="of:=ROUND(([.J6]-[.F6])/100)" office:value-type="float" office:value="1" calcext:value-type="float">
            <text:p>1</text:p>
          </table:table-cell>
          <table:table-cell table:style-name="ce7"/>
          <table:table-cell table:style-name="ce7" table:formula="of:=([.M6]+[.N6]+[.O6])/3" office:value-type="float" office:value="0.333333333333333" calcext:value-type="float">
            <text:p>0</text:p>
          </table:table-cell>
          <table:table-cell table:style-name="ce7" table:formula="of:=SQRT((1/3)*(([.M6]-[.Q6])*([.M6]-[.Q6]) + ([.N6]-[.Q6])*([.N6]-[.Q6]) + ([.O6]-[.Q6])*([.O6]-[.Q6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.NO_SR</text:p>
          </table:table-cell>
          <table:table-cell office:value-type="string" calcext:value-type="string">
            <text:p>r080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]-[.D7])/100)" office:value-type="float" office:value="0" calcext:value-type="float">
            <text:p>0</text:p>
          </table:table-cell>
          <table:table-cell table:style-name="ce7" table:formula="of:=ROUND(([.I7]-[.E7])/100)" office:value-type="float" office:value="0" calcext:value-type="float">
            <text:p>0</text:p>
          </table:table-cell>
          <table:table-cell table:style-name="ce7" table:formula="of:=ROUND(([.J7]-[.F7])/100)" office:value-type="float" office:value="0" calcext:value-type="float">
            <text:p>0</text:p>
          </table:table-cell>
          <table:table-cell table:style-name="ce7"/>
          <table:table-cell table:style-name="ce7" table:formula="of:=([.M7]+[.N7]+[.O7])/3" office:value-type="float" office:value="0" calcext:value-type="float">
            <text:p>0</text:p>
          </table:table-cell>
          <table:table-cell table:style-name="ce7" table:formula="of:=SQRT((1/3)*(([.M7]-[.Q7])*([.M7]-[.Q7]) + ([.N7]-[.Q7])*([.N7]-[.Q7]) + ([.O7]-[.Q7])*([.O7]-[.Q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LOADS</text:p>
          </table:table-cell>
          <table:table-cell office:value-type="string" calcext:value-type="string">
            <text:p>r0105:u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7" table:number-columns-repeated="2"/>
          <table:table-cell table:style-name="ce7" table:formula="of:=ROUND(([.H8]-[.D8])/100)" office:value-type="float" office:value="0" calcext:value-type="float">
            <text:p>0</text:p>
          </table:table-cell>
          <table:table-cell table:style-name="ce7" table:formula="of:=ROUND(([.I8]-[.E8])/100)" office:value-type="float" office:value="0" calcext:value-type="float">
            <text:p>0</text:p>
          </table:table-cell>
          <table:table-cell table:style-name="ce7" table:formula="of:=ROUND(([.J8]-[.F8])/100)" office:value-type="float" office:value="0" calcext:value-type="float">
            <text:p>0</text:p>
          </table:table-cell>
          <table:table-cell table:style-name="ce7"/>
          <table:table-cell table:style-name="ce7" table:formula="of:=([.M8]+[.N8]+[.O8])/3" office:value-type="float" office:value="0" calcext:value-type="float">
            <text:p>0</text:p>
          </table:table-cell>
          <table:table-cell table:style-name="ce7" table:formula="of:=SQRT((1/3)*(([.M8]-[.Q8])*([.M8]-[.Q8]) + ([.N8]-[.Q8])*([.N8]-[.Q8]) + ([.O8]-[.Q8])*([.O8]-[.Q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STORES</text:p>
          </table:table-cell>
          <table:table-cell office:value-type="string" calcext:value-type="string">
            <text:p>r0205:u</text:p>
          </table:table-cell>
          <table:table-cell/>
          <table:table-cell table:number-columns-repeated="3"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style-name="ce7" table:number-columns-repeated="2"/>
          <table:table-cell table:style-name="ce7" table:formula="of:=ROUND(([.H9]-[.D9])/100)" office:value-type="float" office:value="0" calcext:value-type="float">
            <text:p>0</text:p>
          </table:table-cell>
          <table:table-cell table:style-name="ce7" table:formula="of:=ROUND(([.I9]-[.E9])/100)" office:value-type="float" office:value="0" calcext:value-type="float">
            <text:p>0</text:p>
          </table:table-cell>
          <table:table-cell table:style-name="ce7" table:formula="of:=ROUND(([.J9]-[.F9])/100)" office:value-type="float" office:value="0" calcext:value-type="float">
            <text:p>0</text:p>
          </table:table-cell>
          <table:table-cell table:style-name="ce7"/>
          <table:table-cell table:style-name="ce7" table:formula="of:=([.M9]+[.N9]+[.O9])/3" office:value-type="float" office:value="0" calcext:value-type="float">
            <text:p>0</text:p>
          </table:table-cell>
          <table:table-cell table:style-name="ce7" table:formula="of:=SQRT((1/3)*(([.M9]-[.Q9])*([.M9]-[.Q9]) + ([.N9]-[.Q9])*([.N9]-[.Q9]) + ([.O9]-[.Q9])*([.O9]-[.Q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_PARTIAL.ADDRESS_ALIAS</text:p>
          </table:table-cell>
          <table:table-cell office:value-type="string" calcext:value-type="string">
            <text:p>r0107:u</text:p>
          </table:table-cell>
          <table:table-cell/>
          <table:table-cell office:value-type="float" office:value="70382596" calcext:value-type="float">
            <text:p>70382596</text:p>
          </table:table-cell>
          <table:table-cell office:value-type="float" office:value="6475504" calcext:value-type="float">
            <text:p>6475504</text:p>
          </table:table-cell>
          <table:table-cell office:value-type="float" office:value="1110499" calcext:value-type="float">
            <text:p>1110499</text:p>
          </table:table-cell>
          <table:table-cell/>
          <table:table-cell office:value-type="float" office:value="6911261601" calcext:value-type="float">
            <text:p>6911261601</text:p>
          </table:table-cell>
          <table:table-cell office:value-type="float" office:value="521973600" calcext:value-type="float">
            <text:p>521973600</text:p>
          </table:table-cell>
          <table:table-cell office:value-type="float" office:value="1402423" calcext:value-type="float">
            <text:p>1402423</text:p>
          </table:table-cell>
          <table:table-cell table:style-name="ce7" table:number-columns-repeated="2"/>
          <table:table-cell table:style-name="ce7" table:formula="of:=ROUND(([.H10]-[.D10])/100)" office:value-type="float" office:value="68408790" calcext:value-type="float">
            <text:p>68,408,790</text:p>
          </table:table-cell>
          <table:table-cell table:style-name="ce7" table:formula="of:=ROUND(([.I10]-[.E10])/100)" office:value-type="float" office:value="5154981" calcext:value-type="float">
            <text:p>5,154,981</text:p>
          </table:table-cell>
          <table:table-cell table:style-name="ce7" table:formula="of:=ROUND(([.J10]-[.F10])/100)" office:value-type="float" office:value="2919" calcext:value-type="float">
            <text:p>2,919</text:p>
          </table:table-cell>
          <table:table-cell table:style-name="ce7"/>
          <table:table-cell table:style-name="ce7" table:formula="of:=([.M10]+[.N10]+[.O10])/3" office:value-type="float" office:value="24522230" calcext:value-type="float">
            <text:p>24,522,230</text:p>
          </table:table-cell>
          <table:table-cell table:style-name="ce7" table:formula="of:=SQRT((1/3)*(([.M10]-[.Q10])*([.M10]-[.Q10]) + ([.N10]-[.Q10])*([.N10]-[.Q10]) + ([.O10]-[.Q10])*([.O10]-[.Q10])))" office:value-type="float" office:value="31103681.9598384" calcext:value-type="float">
            <text:p>31,103,682</text:p>
          </table:table-cell>
        </table:table-row>
        <table:table-row table:style-name="ro1">
          <table:table-cell office:value-type="string" calcext:value-type="string">
            <text:p>DTLB_LOAD_MISSES.MISS_CAUSES_A_WALK</text:p>
          </table:table-cell>
          <table:table-cell office:value-type="string" calcext:value-type="string">
            <text:p>r0108:u</text:p>
          </table:table-cell>
          <table:table-cell/>
          <table:table-cell office:value-type="float" office:value="84677" calcext:value-type="float">
            <text:p>84677</text:p>
          </table:table-cell>
          <table:table-cell office:value-type="float" office:value="94899" calcext:value-type="float">
            <text:p>94899</text:p>
          </table:table-cell>
          <table:table-cell office:value-type="float" office:value="97901" calcext:value-type="float">
            <text:p>97901</text:p>
          </table:table-cell>
          <table:table-cell/>
          <table:table-cell office:value-type="float" office:value="8250117" calcext:value-type="float">
            <text:p>8250117</text:p>
          </table:table-cell>
          <table:table-cell office:value-type="float" office:value="9229013" calcext:value-type="float">
            <text:p>9229013</text:p>
          </table:table-cell>
          <table:table-cell office:value-type="float" office:value="9405283" calcext:value-type="float">
            <text:p>9405283</text:p>
          </table:table-cell>
          <table:table-cell table:style-name="ce7" table:number-columns-repeated="2"/>
          <table:table-cell table:style-name="ce7" table:formula="of:=ROUND(([.H11]-[.D11])/100)" office:value-type="float" office:value="81654" calcext:value-type="float">
            <text:p>81,654</text:p>
          </table:table-cell>
          <table:table-cell table:style-name="ce7" table:formula="of:=ROUND(([.I11]-[.E11])/100)" office:value-type="float" office:value="91341" calcext:value-type="float">
            <text:p>91,341</text:p>
          </table:table-cell>
          <table:table-cell table:style-name="ce7" table:formula="of:=ROUND(([.J11]-[.F11])/100)" office:value-type="float" office:value="93074" calcext:value-type="float">
            <text:p>93,074</text:p>
          </table:table-cell>
          <table:table-cell table:style-name="ce7"/>
          <table:table-cell table:style-name="ce7" table:formula="of:=([.M11]+[.N11]+[.O11])/3" office:value-type="float" office:value="88689.6666666667" calcext:value-type="float">
            <text:p>88,690</text:p>
          </table:table-cell>
          <table:table-cell table:style-name="ce7" table:formula="of:=SQRT((1/3)*(([.M11]-[.Q11])*([.M11]-[.Q11]) + ([.N11]-[.Q11])*([.N11]-[.Q11]) + ([.O11]-[.Q11])*([.O11]-[.Q11])))" office:value-type="float" office:value="5025.02247645609" calcext:value-type="float">
            <text:p>5,025</text:p>
          </table:table-cell>
        </table:table-row>
        <table:table-row table:style-name="ro1">
          <table:table-cell office:value-type="string" calcext:value-type="string">
            <text:p>DTLB_LOAD_MISSES.WALK_COMPLETED_4K</text:p>
          </table:table-cell>
          <table:table-cell office:value-type="string" calcext:value-type="string">
            <text:p>r0208:u</text:p>
          </table:table-cell>
          <table:table-cell/>
          <table:table-cell office:value-type="float" office:value="84107" calcext:value-type="float">
            <text:p>84107</text:p>
          </table:table-cell>
          <table:table-cell office:value-type="float" office:value="94243" calcext:value-type="float">
            <text:p>94243</text:p>
          </table:table-cell>
          <table:table-cell office:value-type="float" office:value="97239" calcext:value-type="float">
            <text:p>97239</text:p>
          </table:table-cell>
          <table:table-cell/>
          <table:table-cell office:value-type="float" office:value="8240742" calcext:value-type="float">
            <text:p>8240742</text:p>
          </table:table-cell>
          <table:table-cell office:value-type="float" office:value="9218924" calcext:value-type="float">
            <text:p>9218924</text:p>
          </table:table-cell>
          <table:table-cell office:value-type="float" office:value="9400007" calcext:value-type="float">
            <text:p>9400007</text:p>
          </table:table-cell>
          <table:table-cell table:style-name="ce7" table:number-columns-repeated="2"/>
          <table:table-cell table:style-name="ce7" table:formula="of:=ROUND(([.H12]-[.D12])/100)" office:value-type="float" office:value="81566" calcext:value-type="float">
            <text:p>81,566</text:p>
          </table:table-cell>
          <table:table-cell table:style-name="ce7" table:formula="of:=ROUND(([.I12]-[.E12])/100)" office:value-type="float" office:value="91247" calcext:value-type="float">
            <text:p>91,247</text:p>
          </table:table-cell>
          <table:table-cell table:style-name="ce7" table:formula="of:=ROUND(([.J12]-[.F12])/100)" office:value-type="float" office:value="93028" calcext:value-type="float">
            <text:p>93,028</text:p>
          </table:table-cell>
          <table:table-cell table:style-name="ce7"/>
          <table:table-cell table:style-name="ce7" table:formula="of:=([.M12]+[.N12]+[.O12])/3" office:value-type="float" office:value="88613.6666666667" calcext:value-type="float">
            <text:p>88,614</text:p>
          </table:table-cell>
          <table:table-cell table:style-name="ce7" table:formula="of:=SQRT((1/3)*(([.M12]-[.Q12])*([.M12]-[.Q12]) + ([.N12]-[.Q12])*([.N12]-[.Q12]) + ([.O12]-[.Q12])*([.O12]-[.Q12])))" office:value-type="float" office:value="5036.21513528651" calcext:value-type="float">
            <text:p>5,036</text:p>
          </table:table-cell>
        </table:table-row>
        <table:table-row table:style-name="ro1">
          <table:table-cell office:value-type="string" calcext:value-type="string">
            <text:p>DTLB_LOAD_MISSES.WALK_COMPLETED_2M_4M</text:p>
          </table:table-cell>
          <table:table-cell office:value-type="string" calcext:value-type="string">
            <text:p>r04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3]-[.D13])/100)" office:value-type="float" office:value="0" calcext:value-type="float">
            <text:p>0</text:p>
          </table:table-cell>
          <table:table-cell table:style-name="ce7" table:formula="of:=ROUND(([.I13]-[.E13])/100)" office:value-type="float" office:value="0" calcext:value-type="float">
            <text:p>0</text:p>
          </table:table-cell>
          <table:table-cell table:style-name="ce7" table:formula="of:=ROUND(([.J13]-[.F13])/100)" office:value-type="float" office:value="0" calcext:value-type="float">
            <text:p>0</text:p>
          </table:table-cell>
          <table:table-cell table:style-name="ce7"/>
          <table:table-cell table:style-name="ce7" table:formula="of:=([.M13]+[.N13]+[.O13])/3" office:value-type="float" office:value="0" calcext:value-type="float">
            <text:p>0</text:p>
          </table:table-cell>
          <table:table-cell table:style-name="ce7" table:formula="of:=SQRT((1/3)*(([.M13]-[.Q13])*([.M13]-[.Q13]) + ([.N13]-[.Q13])*([.N13]-[.Q13]) + ([.O13]-[.Q13])*([.O13]-[.Q1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WALK_COMPLETED</text:p>
          </table:table-cell>
          <table:table-cell office:value-type="string" calcext:value-type="string">
            <text:p>r0e08:u</text:p>
          </table:table-cell>
          <table:table-cell/>
          <table:table-cell office:value-type="float" office:value="84020" calcext:value-type="float">
            <text:p>84020</text:p>
          </table:table-cell>
          <table:table-cell office:value-type="float" office:value="93908" calcext:value-type="float">
            <text:p>93908</text:p>
          </table:table-cell>
          <table:table-cell office:value-type="float" office:value="97024" calcext:value-type="float">
            <text:p>97024</text:p>
          </table:table-cell>
          <table:table-cell/>
          <table:table-cell office:value-type="float" office:value="8205841" calcext:value-type="float">
            <text:p>8205841</text:p>
          </table:table-cell>
          <table:table-cell office:value-type="float" office:value="9224893" calcext:value-type="float">
            <text:p>9224893</text:p>
          </table:table-cell>
          <table:table-cell office:value-type="float" office:value="9407836" calcext:value-type="float">
            <text:p>9407836</text:p>
          </table:table-cell>
          <table:table-cell table:style-name="ce7" table:number-columns-repeated="2"/>
          <table:table-cell table:style-name="ce7" table:formula="of:=ROUND(([.H14]-[.D14])/100)" office:value-type="float" office:value="81218" calcext:value-type="float">
            <text:p>81,218</text:p>
          </table:table-cell>
          <table:table-cell table:style-name="ce7" table:formula="of:=ROUND(([.I14]-[.E14])/100)" office:value-type="float" office:value="91310" calcext:value-type="float">
            <text:p>91,310</text:p>
          </table:table-cell>
          <table:table-cell table:style-name="ce7" table:formula="of:=ROUND(([.J14]-[.F14])/100)" office:value-type="float" office:value="93108" calcext:value-type="float">
            <text:p>93,108</text:p>
          </table:table-cell>
          <table:table-cell table:style-name="ce7"/>
          <table:table-cell table:style-name="ce7" table:formula="of:=([.M14]+[.N14]+[.O14])/3" office:value-type="float" office:value="88545.3333333333" calcext:value-type="float">
            <text:p>88,545</text:p>
          </table:table-cell>
          <table:table-cell table:style-name="ce7" table:formula="of:=SQRT((1/3)*(([.M14]-[.Q14])*([.M14]-[.Q14]) + ([.N14]-[.Q14])*([.N14]-[.Q14]) + ([.O14]-[.Q14])*([.O14]-[.Q14])))" office:value-type="float" office:value="5232.94444414954" calcext:value-type="float">
            <text:p>5,233</text:p>
          </table:table-cell>
        </table:table-row>
        <table:table-row table:style-name="ro1">
          <table:table-cell office:value-type="string" calcext:value-type="string">
            <text:p>DTLB_LOAD_MISSES.WALK_DURATION</text:p>
          </table:table-cell>
          <table:table-cell office:value-type="string" calcext:value-type="string">
            <text:p>r1008:u</text:p>
          </table:table-cell>
          <table:table-cell/>
          <table:table-cell office:value-type="float" office:value="3332385" calcext:value-type="float">
            <text:p>3332385</text:p>
          </table:table-cell>
          <table:table-cell office:value-type="float" office:value="3726276" calcext:value-type="float">
            <text:p>3726276</text:p>
          </table:table-cell>
          <table:table-cell office:value-type="float" office:value="4037164" calcext:value-type="float">
            <text:p>4037164</text:p>
          </table:table-cell>
          <table:table-cell/>
          <table:table-cell office:value-type="float" office:value="315777533" calcext:value-type="float">
            <text:p>315777533</text:p>
          </table:table-cell>
          <table:table-cell office:value-type="float" office:value="360289121" calcext:value-type="float">
            <text:p>360289121</text:p>
          </table:table-cell>
          <table:table-cell office:value-type="float" office:value="378812922" calcext:value-type="float">
            <text:p>378812922</text:p>
          </table:table-cell>
          <table:table-cell table:style-name="ce7" table:number-columns-repeated="2"/>
          <table:table-cell table:style-name="ce7" table:formula="of:=ROUND(([.H15]-[.D15])/100)" office:value-type="float" office:value="3124451" calcext:value-type="float">
            <text:p>3,124,451</text:p>
          </table:table-cell>
          <table:table-cell table:style-name="ce7" table:formula="of:=ROUND(([.I15]-[.E15])/100)" office:value-type="float" office:value="3565628" calcext:value-type="float">
            <text:p>3,565,628</text:p>
          </table:table-cell>
          <table:table-cell table:style-name="ce7" table:formula="of:=ROUND(([.J15]-[.F15])/100)" office:value-type="float" office:value="3747758" calcext:value-type="float">
            <text:p>3,747,758</text:p>
          </table:table-cell>
          <table:table-cell table:style-name="ce7"/>
          <table:table-cell table:style-name="ce7" table:formula="of:=([.M15]+[.N15]+[.O15])/3" office:value-type="float" office:value="3479279" calcext:value-type="float">
            <text:p>3,479,279</text:p>
          </table:table-cell>
          <table:table-cell table:style-name="ce7" table:formula="of:=SQRT((1/3)*(([.M15]-[.Q15])*([.M15]-[.Q15]) + ([.N15]-[.Q15])*([.N15]-[.Q15]) + ([.O15]-[.Q15])*([.O15]-[.Q15])))" office:value-type="float" office:value="261686.856647406" calcext:value-type="float">
            <text:p>261,687</text:p>
          </table:table-cell>
        </table:table-row>
        <table:table-row table:style-name="ro1">
          <table:table-cell office:value-type="string" calcext:value-type="string">
            <text:p>DTLB_LOAD_MISSES.STLB_HIT_4K</text:p>
          </table:table-cell>
          <table:table-cell office:value-type="string" calcext:value-type="string">
            <text:p>r2008:u</text:p>
          </table:table-cell>
          <table:table-cell/>
          <table:table-cell office:value-type="float" office:value="252189" calcext:value-type="float">
            <text:p>252189</text:p>
          </table:table-cell>
          <table:table-cell office:value-type="float" office:value="258208" calcext:value-type="float">
            <text:p>258208</text:p>
          </table:table-cell>
          <table:table-cell office:value-type="float" office:value="284861" calcext:value-type="float">
            <text:p>284861</text:p>
          </table:table-cell>
          <table:table-cell/>
          <table:table-cell office:value-type="float" office:value="13951722" calcext:value-type="float">
            <text:p>13951722</text:p>
          </table:table-cell>
          <table:table-cell office:value-type="float" office:value="16844532" calcext:value-type="float">
            <text:p>16844532</text:p>
          </table:table-cell>
          <table:table-cell office:value-type="float" office:value="16472195" calcext:value-type="float">
            <text:p>16472195</text:p>
          </table:table-cell>
          <table:table-cell table:style-name="ce7" table:number-columns-repeated="2"/>
          <table:table-cell table:style-name="ce7" table:formula="of:=ROUND(([.H16]-[.D16])/100)" office:value-type="float" office:value="136995" calcext:value-type="float">
            <text:p>136,995</text:p>
          </table:table-cell>
          <table:table-cell table:style-name="ce7" table:formula="of:=ROUND(([.I16]-[.E16])/100)" office:value-type="float" office:value="165863" calcext:value-type="float">
            <text:p>165,863</text:p>
          </table:table-cell>
          <table:table-cell table:style-name="ce7" table:formula="of:=ROUND(([.J16]-[.F16])/100)" office:value-type="float" office:value="161873" calcext:value-type="float">
            <text:p>161,873</text:p>
          </table:table-cell>
          <table:table-cell table:style-name="ce7"/>
          <table:table-cell table:style-name="ce7" table:formula="of:=([.M16]+[.N16]+[.O16])/3" office:value-type="float" office:value="154910.333333333" calcext:value-type="float">
            <text:p>154,910</text:p>
          </table:table-cell>
          <table:table-cell table:style-name="ce7" table:formula="of:=SQRT((1/3)*(([.M16]-[.Q16])*([.M16]-[.Q16]) + ([.N16]-[.Q16])*([.N16]-[.Q16]) + ([.O16]-[.Q16])*([.O16]-[.Q16])))" office:value-type="float" office:value="12772.3503797156" calcext:value-type="float">
            <text:p>12,772</text:p>
          </table:table-cell>
        </table:table-row>
        <table:table-row table:style-name="ro1">
          <table:table-cell office:value-type="string" calcext:value-type="string">
            <text:p>DTLB_LOAD_MISSES.STLB_HIT_2M</text:p>
          </table:table-cell>
          <table:table-cell office:value-type="string" calcext:value-type="string">
            <text:p>r40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]-[.D17])/100)" office:value-type="float" office:value="0" calcext:value-type="float">
            <text:p>0</text:p>
          </table:table-cell>
          <table:table-cell table:style-name="ce7" table:formula="of:=ROUND(([.I17]-[.E17])/100)" office:value-type="float" office:value="0" calcext:value-type="float">
            <text:p>0</text:p>
          </table:table-cell>
          <table:table-cell table:style-name="ce7" table:formula="of:=ROUND(([.J17]-[.F17])/100)" office:value-type="float" office:value="0" calcext:value-type="float">
            <text:p>0</text:p>
          </table:table-cell>
          <table:table-cell table:style-name="ce7"/>
          <table:table-cell table:style-name="ce7" table:formula="of:=([.M17]+[.N17]+[.O17])/3" office:value-type="float" office:value="0" calcext:value-type="float">
            <text:p>0</text:p>
          </table:table-cell>
          <table:table-cell table:style-name="ce7" table:formula="of:=SQRT((1/3)*(([.M17]-[.Q17])*([.M17]-[.Q17]) + ([.N17]-[.Q17])*([.N17]-[.Q17]) + ([.O17]-[.Q17])*([.O17]-[.Q1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STLB_HIT</text:p>
          </table:table-cell>
          <table:table-cell office:value-type="string" calcext:value-type="string">
            <text:p>r6008:u</text:p>
          </table:table-cell>
          <table:table-cell/>
          <table:table-cell office:value-type="float" office:value="179513" calcext:value-type="float">
            <text:p>179513</text:p>
          </table:table-cell>
          <table:table-cell office:value-type="float" office:value="298166" calcext:value-type="float">
            <text:p>298166</text:p>
          </table:table-cell>
          <table:table-cell office:value-type="float" office:value="302456" calcext:value-type="float">
            <text:p>302456</text:p>
          </table:table-cell>
          <table:table-cell/>
          <table:table-cell office:value-type="float" office:value="13968346" calcext:value-type="float">
            <text:p>13968346</text:p>
          </table:table-cell>
          <table:table-cell office:value-type="float" office:value="16907870" calcext:value-type="float">
            <text:p>16907870</text:p>
          </table:table-cell>
          <table:table-cell office:value-type="float" office:value="16491501" calcext:value-type="float">
            <text:p>16491501</text:p>
          </table:table-cell>
          <table:table-cell table:style-name="ce7" table:number-columns-repeated="2"/>
          <table:table-cell table:style-name="ce7" table:formula="of:=ROUND(([.H18]-[.D18])/100)" office:value-type="float" office:value="137888" calcext:value-type="float">
            <text:p>137,888</text:p>
          </table:table-cell>
          <table:table-cell table:style-name="ce7" table:formula="of:=ROUND(([.I18]-[.E18])/100)" office:value-type="float" office:value="166097" calcext:value-type="float">
            <text:p>166,097</text:p>
          </table:table-cell>
          <table:table-cell table:style-name="ce7" table:formula="of:=ROUND(([.J18]-[.F18])/100)" office:value-type="float" office:value="161890" calcext:value-type="float">
            <text:p>161,890</text:p>
          </table:table-cell>
          <table:table-cell table:style-name="ce7"/>
          <table:table-cell table:style-name="ce7" table:formula="of:=([.M18]+[.N18]+[.O18])/3" office:value-type="float" office:value="155291.666666667" calcext:value-type="float">
            <text:p>155,292</text:p>
          </table:table-cell>
          <table:table-cell table:style-name="ce7" table:formula="of:=SQRT((1/3)*(([.M18]-[.Q18])*([.M18]-[.Q18]) + ([.N18]-[.Q18])*([.N18]-[.Q18]) + ([.O18]-[.Q18])*([.O18]-[.Q18])))" office:value-type="float" office:value="12425.5227209518" calcext:value-type="float">
            <text:p>12,426</text:p>
          </table:table-cell>
        </table:table-row>
        <table:table-row table:style-name="ro1">
          <table:table-cell office:value-type="string" calcext:value-type="string">
            <text:p>DTLB_LOAD_MISSES.PDE_CACHE_MISS</text:p>
          </table:table-cell>
          <table:table-cell office:value-type="string" calcext:value-type="string">
            <text:p>r8008:u</text:p>
          </table:table-cell>
          <table:table-cell/>
          <table:table-cell office:value-type="float" office:value="2391" calcext:value-type="float">
            <text:p>2391</text:p>
          </table:table-cell>
          <table:table-cell office:value-type="float" office:value="2478" calcext:value-type="float">
            <text:p>2478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106844" calcext:value-type="float">
            <text:p>106844</text:p>
          </table:table-cell>
          <table:table-cell office:value-type="float" office:value="118153" calcext:value-type="float">
            <text:p>118153</text:p>
          </table:table-cell>
          <table:table-cell office:value-type="float" office:value="116536" calcext:value-type="float">
            <text:p>116536</text:p>
          </table:table-cell>
          <table:table-cell table:style-name="ce7" table:number-columns-repeated="2"/>
          <table:table-cell table:style-name="ce7" table:formula="of:=ROUND(([.H19]-[.D19])/100)" office:value-type="float" office:value="1045" calcext:value-type="float">
            <text:p>1,045</text:p>
          </table:table-cell>
          <table:table-cell table:style-name="ce7" table:formula="of:=ROUND(([.I19]-[.E19])/100)" office:value-type="float" office:value="1157" calcext:value-type="float">
            <text:p>1,157</text:p>
          </table:table-cell>
          <table:table-cell table:style-name="ce7" table:formula="of:=ROUND(([.J19]-[.F19])/100)" office:value-type="float" office:value="1141" calcext:value-type="float">
            <text:p>1,141</text:p>
          </table:table-cell>
          <table:table-cell table:style-name="ce7"/>
          <table:table-cell table:style-name="ce7" table:formula="of:=([.M19]+[.N19]+[.O19])/3" office:value-type="float" office:value="1114.33333333333" calcext:value-type="float">
            <text:p>1,114</text:p>
          </table:table-cell>
          <table:table-cell table:style-name="ce7" table:formula="of:=SQRT((1/3)*(([.M19]-[.Q19])*([.M19]-[.Q19]) + ([.N19]-[.Q19])*([.N19]-[.Q19]) + ([.O19]-[.Q19])*([.O19]-[.Q19])))" office:value-type="float" office:value="49.4592986426437" calcext:value-type="float">
            <text:p>49</text:p>
          </table:table-cell>
        </table:table-row>
        <table:table-row table:style-name="ro1">
          <table:table-cell office:value-type="string" calcext:value-type="string">
            <text:p>INT_MISC.RECOVERY_CYCLES</text:p>
          </table:table-cell>
          <table:table-cell office:value-type="string" calcext:value-type="string">
            <text:p>r030d:u</text:p>
          </table:table-cell>
          <table:table-cell/>
          <table:table-cell office:value-type="float" office:value="17966730" calcext:value-type="float">
            <text:p>17966730</text:p>
          </table:table-cell>
          <table:table-cell office:value-type="float" office:value="18239557" calcext:value-type="float">
            <text:p>18239557</text:p>
          </table:table-cell>
          <table:table-cell office:value-type="float" office:value="18302838" calcext:value-type="float">
            <text:p>18302838</text:p>
          </table:table-cell>
          <table:table-cell/>
          <table:table-cell office:value-type="float" office:value="53077971" calcext:value-type="float">
            <text:p>53077971</text:p>
          </table:table-cell>
          <table:table-cell office:value-type="float" office:value="54921128" calcext:value-type="float">
            <text:p>54921128</text:p>
          </table:table-cell>
          <table:table-cell office:value-type="float" office:value="32937085" calcext:value-type="float">
            <text:p>32937085</text:p>
          </table:table-cell>
          <table:table-cell table:style-name="ce7" table:number-columns-repeated="2"/>
          <table:table-cell table:style-name="ce7" table:formula="of:=ROUND(([.H20]-[.D20])/100)" office:value-type="float" office:value="351112" calcext:value-type="float">
            <text:p>351,112</text:p>
          </table:table-cell>
          <table:table-cell table:style-name="ce7" table:formula="of:=ROUND(([.I20]-[.E20])/100)" office:value-type="float" office:value="366816" calcext:value-type="float">
            <text:p>366,816</text:p>
          </table:table-cell>
          <table:table-cell table:style-name="ce7" table:formula="of:=ROUND(([.J20]-[.F20])/100)" office:value-type="float" office:value="146342" calcext:value-type="float">
            <text:p>146,342</text:p>
          </table:table-cell>
          <table:table-cell table:style-name="ce7"/>
          <table:table-cell table:style-name="ce7" table:formula="of:=([.M20]+[.N20]+[.O20])/3" office:value-type="float" office:value="288090" calcext:value-type="float">
            <text:p>288,090</text:p>
          </table:table-cell>
          <table:table-cell table:style-name="ce7" table:formula="of:=SQRT((1/3)*(([.M20]-[.Q20])*([.M20]-[.Q20]) + ([.N20]-[.Q20])*([.N20]-[.Q20]) + ([.O20]-[.Q20])*([.O20]-[.Q20])))" office:value-type="float" office:value="100435.802155739" calcext:value-type="float">
            <text:p>100,436</text:p>
          </table:table-cell>
        </table:table-row>
        <table:table-row table:style-name="ro1">
          <table:table-cell office:value-type="string" calcext:value-type="string">
            <text:p>UOPS_ISSUED.ANY</text:p>
          </table:table-cell>
          <table:table-cell office:value-type="string" calcext:value-type="string">
            <text:p>r010e:u</text:p>
          </table:table-cell>
          <table:table-cell/>
          <table:table-cell office:value-type="float" office:value="5471141566" calcext:value-type="float">
            <text:p>5471141566</text:p>
          </table:table-cell>
          <table:table-cell office:value-type="float" office:value="5481407496" calcext:value-type="float">
            <text:p>5481407496</text:p>
          </table:table-cell>
          <table:table-cell office:value-type="float" office:value="5483208038" calcext:value-type="float">
            <text:p>5483208038</text:p>
          </table:table-cell>
          <table:table-cell/>
          <table:table-cell office:value-type="float" office:value="33212939026" calcext:value-type="float">
            <text:p>33212939026</text:p>
          </table:table-cell>
          <table:table-cell office:value-type="float" office:value="33283921146" calcext:value-type="float">
            <text:p>33283921146</text:p>
          </table:table-cell>
          <table:table-cell office:value-type="float" office:value="32505128973" calcext:value-type="float">
            <text:p>32505128973</text:p>
          </table:table-cell>
          <table:table-cell table:style-name="ce7" table:number-columns-repeated="2"/>
          <table:table-cell table:style-name="ce7" table:formula="of:=ROUND(([.H21]-[.D21])/100)" office:value-type="float" office:value="277417975" calcext:value-type="float">
            <text:p>277,417,975</text:p>
          </table:table-cell>
          <table:table-cell table:style-name="ce7" table:formula="of:=ROUND(([.I21]-[.E21])/100)" office:value-type="float" office:value="278025137" calcext:value-type="float">
            <text:p>278,025,137</text:p>
          </table:table-cell>
          <table:table-cell table:style-name="ce7" table:formula="of:=ROUND(([.J21]-[.F21])/100)" office:value-type="float" office:value="270219209" calcext:value-type="float">
            <text:p>270,219,209</text:p>
          </table:table-cell>
          <table:table-cell table:style-name="ce7"/>
          <table:table-cell table:style-name="ce7" table:formula="of:=([.M21]+[.N21]+[.O21])/3" office:value-type="float" office:value="275220773.666667" calcext:value-type="float">
            <text:p>275,220,774</text:p>
          </table:table-cell>
          <table:table-cell table:style-name="ce7" table:formula="of:=SQRT((1/3)*(([.M21]-[.Q21])*([.M21]-[.Q21]) + ([.N21]-[.Q21])*([.N21]-[.Q21]) + ([.O21]-[.Q21])*([.O21]-[.Q21])))" office:value-type="float" office:value="3545315.99529081" calcext:value-type="float">
            <text:p>3,545,316</text:p>
          </table:table-cell>
        </table:table-row>
        <table:table-row table:style-name="ro1">
          <table:table-cell office:value-type="string" calcext:value-type="string">
            <text:p>UOPS_ISSUED.FLAGS_MERGE</text:p>
          </table:table-cell>
          <table:table-cell office:value-type="string" calcext:value-type="string">
            <text:p>r100e:u</text:p>
          </table:table-cell>
          <table:table-cell/>
          <table:table-cell office:value-type="float" office:value="67393099" calcext:value-type="float">
            <text:p>67393099</text:p>
          </table:table-cell>
          <table:table-cell office:value-type="float" office:value="67393454" calcext:value-type="float">
            <text:p>67393454</text:p>
          </table:table-cell>
          <table:table-cell office:value-type="float" office:value="67394423" calcext:value-type="float">
            <text:p>67394423</text:p>
          </table:table-cell>
          <table:table-cell/>
          <table:table-cell office:value-type="float" office:value="67393515" calcext:value-type="float">
            <text:p>67393515</text:p>
          </table:table-cell>
          <table:table-cell office:value-type="float" office:value="67393298" calcext:value-type="float">
            <text:p>67393298</text:p>
          </table:table-cell>
          <table:table-cell office:value-type="float" office:value="67398343" calcext:value-type="float">
            <text:p>67398343</text:p>
          </table:table-cell>
          <table:table-cell table:style-name="ce7" table:number-columns-repeated="2"/>
          <table:table-cell table:style-name="ce7" table:formula="of:=ROUND(([.H22]-[.D22])/100)" office:value-type="float" office:value="4" calcext:value-type="float">
            <text:p>4</text:p>
          </table:table-cell>
          <table:table-cell table:style-name="ce7" table:formula="of:=ROUND(([.I22]-[.E22])/100)" office:value-type="float" office:value="-2" calcext:value-type="float">
            <text:p>-2</text:p>
          </table:table-cell>
          <table:table-cell table:style-name="ce7" table:formula="of:=ROUND(([.J22]-[.F22])/100)" office:value-type="float" office:value="39" calcext:value-type="float">
            <text:p>39</text:p>
          </table:table-cell>
          <table:table-cell table:style-name="ce7"/>
          <table:table-cell table:style-name="ce7" table:formula="of:=([.M22]+[.N22]+[.O22])/3" office:value-type="float" office:value="13.6666666666667" calcext:value-type="float">
            <text:p>14</text:p>
          </table:table-cell>
          <table:table-cell table:style-name="ce7" table:formula="of:=SQRT((1/3)*(([.M22]-[.Q22])*([.M22]-[.Q22]) + ([.N22]-[.Q22])*([.N22]-[.Q22]) + ([.O22]-[.Q22])*([.O22]-[.Q22])))" office:value-type="float" office:value="18.0800688297608" calcext:value-type="float">
            <text:p>18</text:p>
          </table:table-cell>
        </table:table-row>
        <table:table-row table:style-name="ro1">
          <table:table-cell office:value-type="string" calcext:value-type="string">
            <text:p>UOPS_ISSUED.SLOW_LEA</text:p>
          </table:table-cell>
          <table:table-cell office:value-type="string" calcext:value-type="string">
            <text:p>r200e:u</text:p>
          </table:table-cell>
          <table:table-cell/>
          <table:table-cell office:value-type="float" office:value="67821528" calcext:value-type="float">
            <text:p>67821528</text:p>
          </table:table-cell>
          <table:table-cell office:value-type="float" office:value="67821734" calcext:value-type="float">
            <text:p>67821734</text:p>
          </table:table-cell>
          <table:table-cell office:value-type="float" office:value="67822580" calcext:value-type="float">
            <text:p>67822580</text:p>
          </table:table-cell>
          <table:table-cell/>
          <table:table-cell office:value-type="float" office:value="67826850" calcext:value-type="float">
            <text:p>67826850</text:p>
          </table:table-cell>
          <table:table-cell office:value-type="float" office:value="67824342" calcext:value-type="float">
            <text:p>67824342</text:p>
          </table:table-cell>
          <table:table-cell office:value-type="float" office:value="67828532" calcext:value-type="float">
            <text:p>67828532</text:p>
          </table:table-cell>
          <table:table-cell table:style-name="ce7" table:number-columns-repeated="2"/>
          <table:table-cell table:style-name="ce7" table:formula="of:=ROUND(([.H23]-[.D23])/100)" office:value-type="float" office:value="53" calcext:value-type="float">
            <text:p>53</text:p>
          </table:table-cell>
          <table:table-cell table:style-name="ce7" table:formula="of:=ROUND(([.I23]-[.E23])/100)" office:value-type="float" office:value="26" calcext:value-type="float">
            <text:p>26</text:p>
          </table:table-cell>
          <table:table-cell table:style-name="ce7" table:formula="of:=ROUND(([.J23]-[.F23])/100)" office:value-type="float" office:value="60" calcext:value-type="float">
            <text:p>60</text:p>
          </table:table-cell>
          <table:table-cell table:style-name="ce7"/>
          <table:table-cell table:style-name="ce7" table:formula="of:=([.M23]+[.N23]+[.O23])/3" office:value-type="float" office:value="46.3333333333333" calcext:value-type="float">
            <text:p>46</text:p>
          </table:table-cell>
          <table:table-cell table:style-name="ce7" table:formula="of:=SQRT((1/3)*(([.M23]-[.Q23])*([.M23]-[.Q23]) + ([.N23]-[.Q23])*([.N23]-[.Q23]) + ([.O23]-[.Q23])*([.O23]-[.Q23])))" office:value-type="float" office:value="14.6590889515307" calcext:value-type="float">
            <text:p>15</text:p>
          </table:table-cell>
        </table:table-row>
        <table:table-row table:style-name="ro1">
          <table:table-cell office:value-type="string" calcext:value-type="string">
            <text:p>UOPS_ISSUED.SiNGLE_MUL</text:p>
          </table:table-cell>
          <table:table-cell office:value-type="string" calcext:value-type="string">
            <text:p>r400e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24]-[.D24])/100)" office:value-type="float" office:value="0" calcext:value-type="float">
            <text:p>0</text:p>
          </table:table-cell>
          <table:table-cell table:style-name="ce7" table:formula="of:=ROUND(([.I24]-[.E24])/100)" office:value-type="float" office:value="0" calcext:value-type="float">
            <text:p>0</text:p>
          </table:table-cell>
          <table:table-cell table:style-name="ce7" table:formula="of:=ROUND(([.J24]-[.F24])/100)" office:value-type="float" office:value="0" calcext:value-type="float">
            <text:p>0</text:p>
          </table:table-cell>
          <table:table-cell table:style-name="ce7"/>
          <table:table-cell table:style-name="ce7" table:formula="of:=([.M24]+[.N24]+[.O24])/3" office:value-type="float" office:value="0" calcext:value-type="float">
            <text:p>0</text:p>
          </table:table-cell>
          <table:table-cell table:style-name="ce7" table:formula="of:=SQRT((1/3)*(([.M24]-[.Q24])*([.M24]-[.Q24]) + ([.N24]-[.Q24])*([.N24]-[.Q24]) + ([.O24]-[.Q24])*([.O24]-[.Q2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DEMAND_DATA_RD_MISS</text:p>
          </table:table-cell>
          <table:table-cell office:value-type="string" calcext:value-type="string">
            <text:p>r2124:u</text:p>
          </table:table-cell>
          <table:table-cell/>
          <table:table-cell office:value-type="float" office:value="1442073" calcext:value-type="float">
            <text:p>1442073</text:p>
          </table:table-cell>
          <table:table-cell office:value-type="float" office:value="1512358" calcext:value-type="float">
            <text:p>1512358</text:p>
          </table:table-cell>
          <table:table-cell office:value-type="float" office:value="1185671" calcext:value-type="float">
            <text:p>1185671</text:p>
          </table:table-cell>
          <table:table-cell/>
          <table:table-cell office:value-type="float" office:value="133369459" calcext:value-type="float">
            <text:p>133369459</text:p>
          </table:table-cell>
          <table:table-cell office:value-type="float" office:value="130432814" calcext:value-type="float">
            <text:p>130432814</text:p>
          </table:table-cell>
          <table:table-cell office:value-type="float" office:value="66394252" calcext:value-type="float">
            <text:p>66394252</text:p>
          </table:table-cell>
          <table:table-cell table:style-name="ce7" table:number-columns-repeated="2"/>
          <table:table-cell table:style-name="ce7" table:formula="of:=ROUND(([.H25]-[.D25])/100)" office:value-type="float" office:value="1319274" calcext:value-type="float">
            <text:p>1,319,274</text:p>
          </table:table-cell>
          <table:table-cell table:style-name="ce7" table:formula="of:=ROUND(([.I25]-[.E25])/100)" office:value-type="float" office:value="1289205" calcext:value-type="float">
            <text:p>1,289,205</text:p>
          </table:table-cell>
          <table:table-cell table:style-name="ce7" table:formula="of:=ROUND(([.J25]-[.F25])/100)" office:value-type="float" office:value="652086" calcext:value-type="float">
            <text:p>652,086</text:p>
          </table:table-cell>
          <table:table-cell table:style-name="ce7"/>
          <table:table-cell table:style-name="ce7" table:formula="of:=([.M25]+[.N25]+[.O25])/3" office:value-type="float" office:value="1086855" calcext:value-type="float">
            <text:p>1,086,855</text:p>
          </table:table-cell>
          <table:table-cell table:style-name="ce7" table:formula="of:=SQRT((1/3)*(([.M25]-[.Q25])*([.M25]-[.Q25]) + ([.N25]-[.Q25])*([.N25]-[.Q25]) + ([.O25]-[.Q25])*([.O25]-[.Q25])))" office:value-type="float" office:value="307673.093516479" calcext:value-type="float">
            <text:p>307,673</text:p>
          </table:table-cell>
        </table:table-row>
        <table:table-row table:style-name="ro1">
          <table:table-cell office:value-type="string" calcext:value-type="string">
            <text:p>L2_RQSTS.DEMAND_DATA_RD_HIT</text:p>
          </table:table-cell>
          <table:table-cell office:value-type="string" calcext:value-type="string">
            <text:p>r4124:u</text:p>
          </table:table-cell>
          <table:table-cell/>
          <table:table-cell office:value-type="float" office:value="1919872" calcext:value-type="float">
            <text:p>1919872</text:p>
          </table:table-cell>
          <table:table-cell office:value-type="float" office:value="1829815" calcext:value-type="float">
            <text:p>1829815</text:p>
          </table:table-cell>
          <table:table-cell office:value-type="float" office:value="1160196" calcext:value-type="float">
            <text:p>1160196</text:p>
          </table:table-cell>
          <table:table-cell/>
          <table:table-cell office:value-type="float" office:value="190329961" calcext:value-type="float">
            <text:p>190329961</text:p>
          </table:table-cell>
          <table:table-cell office:value-type="float" office:value="167487991" calcext:value-type="float">
            <text:p>167487991</text:p>
          </table:table-cell>
          <table:table-cell office:value-type="float" office:value="69908493" calcext:value-type="float">
            <text:p>69908493</text:p>
          </table:table-cell>
          <table:table-cell table:style-name="ce7" table:number-columns-repeated="2"/>
          <table:table-cell table:style-name="ce7" table:formula="of:=ROUND(([.H26]-[.D26])/100)" office:value-type="float" office:value="1884101" calcext:value-type="float">
            <text:p>1,884,101</text:p>
          </table:table-cell>
          <table:table-cell table:style-name="ce7" table:formula="of:=ROUND(([.I26]-[.E26])/100)" office:value-type="float" office:value="1656582" calcext:value-type="float">
            <text:p>1,656,582</text:p>
          </table:table-cell>
          <table:table-cell table:style-name="ce7" table:formula="of:=ROUND(([.J26]-[.F26])/100)" office:value-type="float" office:value="687483" calcext:value-type="float">
            <text:p>687,483</text:p>
          </table:table-cell>
          <table:table-cell table:style-name="ce7"/>
          <table:table-cell table:style-name="ce7" table:formula="of:=([.M26]+[.N26]+[.O26])/3" office:value-type="float" office:value="1409388.66666667" calcext:value-type="float">
            <text:p>1,409,389</text:p>
          </table:table-cell>
          <table:table-cell table:style-name="ce7" table:formula="of:=SQRT((1/3)*(([.M26]-[.Q26])*([.M26]-[.Q26]) + ([.N26]-[.Q26])*([.N26]-[.Q26]) + ([.O26]-[.Q26])*([.O26]-[.Q26])))" office:value-type="float" office:value="518846.199121559" calcext:value-type="float">
            <text:p>518,846</text:p>
          </table:table-cell>
        </table:table-row>
        <table:table-row table:style-name="ro1">
          <table:table-cell office:value-type="string" calcext:value-type="string">
            <text:p>L2_RQSTS.ALL_DEMAND_DATA_RD</text:p>
          </table:table-cell>
          <table:table-cell office:value-type="string" calcext:value-type="string">
            <text:p>re124:u</text:p>
          </table:table-cell>
          <table:table-cell/>
          <table:table-cell office:value-type="float" office:value="3654400" calcext:value-type="float">
            <text:p>3654400</text:p>
          </table:table-cell>
          <table:table-cell office:value-type="float" office:value="3624777" calcext:value-type="float">
            <text:p>3624777</text:p>
          </table:table-cell>
          <table:table-cell office:value-type="float" office:value="2510994" calcext:value-type="float">
            <text:p>2510994</text:p>
          </table:table-cell>
          <table:table-cell/>
          <table:table-cell office:value-type="float" office:value="360890593" calcext:value-type="float">
            <text:p>360890593</text:p>
          </table:table-cell>
          <table:table-cell office:value-type="float" office:value="330350295" calcext:value-type="float">
            <text:p>330350295</text:p>
          </table:table-cell>
          <table:table-cell office:value-type="float" office:value="159541504" calcext:value-type="float">
            <text:p>159541504</text:p>
          </table:table-cell>
          <table:table-cell table:style-name="ce7" table:number-columns-repeated="2"/>
          <table:table-cell table:style-name="ce7" table:formula="of:=ROUND(([.H27]-[.D27])/100)" office:value-type="float" office:value="3572362" calcext:value-type="float">
            <text:p>3,572,362</text:p>
          </table:table-cell>
          <table:table-cell table:style-name="ce7" table:formula="of:=ROUND(([.I27]-[.E27])/100)" office:value-type="float" office:value="3267255" calcext:value-type="float">
            <text:p>3,267,255</text:p>
          </table:table-cell>
          <table:table-cell table:style-name="ce7" table:formula="of:=ROUND(([.J27]-[.F27])/100)" office:value-type="float" office:value="1570305" calcext:value-type="float">
            <text:p>1,570,305</text:p>
          </table:table-cell>
          <table:table-cell table:style-name="ce7"/>
          <table:table-cell table:style-name="ce7" table:formula="of:=([.M27]+[.N27]+[.O27])/3" office:value-type="float" office:value="2803307.33333333" calcext:value-type="float">
            <text:p>2,803,307</text:p>
          </table:table-cell>
          <table:table-cell table:style-name="ce7" table:formula="of:=SQRT((1/3)*(([.M27]-[.Q27])*([.M27]-[.Q27]) + ([.N27]-[.Q27])*([.N27]-[.Q27]) + ([.O27]-[.Q27])*([.O27]-[.Q27])))" office:value-type="float" office:value="880716.99422169" calcext:value-type="float">
            <text:p>880,717</text:p>
          </table:table-cell>
        </table:table-row>
        <table:table-row table:style-name="ro1">
          <table:table-cell office:value-type="string" calcext:value-type="string">
            <text:p>L2_RQSTS.RFO_HIT</text:p>
          </table:table-cell>
          <table:table-cell office:value-type="string" calcext:value-type="string">
            <text:p>r4224:u</text:p>
          </table:table-cell>
          <table:table-cell/>
          <table:table-cell office:value-type="float" office:value="15122" calcext:value-type="float">
            <text:p>15122</text:p>
          </table:table-cell>
          <table:table-cell office:value-type="float" office:value="14508" calcext:value-type="float">
            <text:p>14508</text:p>
          </table:table-cell>
          <table:table-cell office:value-type="float" office:value="14264" calcext:value-type="float">
            <text:p>14264</text:p>
          </table:table-cell>
          <table:table-cell/>
          <table:table-cell office:value-type="float" office:value="23363" calcext:value-type="float">
            <text:p>23363</text:p>
          </table:table-cell>
          <table:table-cell office:value-type="float" office:value="20474" calcext:value-type="float">
            <text:p>20474</text:p>
          </table:table-cell>
          <table:table-cell office:value-type="float" office:value="21040" calcext:value-type="float">
            <text:p>21040</text:p>
          </table:table-cell>
          <table:table-cell table:style-name="ce7" table:number-columns-repeated="2"/>
          <table:table-cell table:style-name="ce7" table:formula="of:=ROUND(([.H28]-[.D28])/100)" office:value-type="float" office:value="82" calcext:value-type="float">
            <text:p>82</text:p>
          </table:table-cell>
          <table:table-cell table:style-name="ce7" table:formula="of:=ROUND(([.I28]-[.E28])/100)" office:value-type="float" office:value="60" calcext:value-type="float">
            <text:p>60</text:p>
          </table:table-cell>
          <table:table-cell table:style-name="ce7" table:formula="of:=ROUND(([.J28]-[.F28])/100)" office:value-type="float" office:value="68" calcext:value-type="float">
            <text:p>68</text:p>
          </table:table-cell>
          <table:table-cell table:style-name="ce7"/>
          <table:table-cell table:style-name="ce7" table:formula="of:=([.M28]+[.N28]+[.O28])/3" office:value-type="float" office:value="70" calcext:value-type="float">
            <text:p>70</text:p>
          </table:table-cell>
          <table:table-cell table:style-name="ce7" table:formula="of:=SQRT((1/3)*(([.M28]-[.Q28])*([.M28]-[.Q28]) + ([.N28]-[.Q28])*([.N28]-[.Q28]) + ([.O28]-[.Q28])*([.O28]-[.Q28])))" office:value-type="float" office:value="9.0921211313239" calcext:value-type="float">
            <text:p>9</text:p>
          </table:table-cell>
        </table:table-row>
        <table:table-row table:style-name="ro1">
          <table:table-cell office:value-type="string" calcext:value-type="string">
            <text:p>L2_RQSTS.RFO_MISS</text:p>
          </table:table-cell>
          <table:table-cell office:value-type="string" calcext:value-type="string">
            <text:p>r2224:u</text:p>
          </table:table-cell>
          <table:table-cell/>
          <table:table-cell office:value-type="float" office:value="45904" calcext:value-type="float">
            <text:p>45904</text:p>
          </table:table-cell>
          <table:table-cell office:value-type="float" office:value="41471" calcext:value-type="float">
            <text:p>41471</text:p>
          </table:table-cell>
          <table:table-cell office:value-type="float" office:value="39473" calcext:value-type="float">
            <text:p>39473</text:p>
          </table:table-cell>
          <table:table-cell/>
          <table:table-cell office:value-type="float" office:value="94113" calcext:value-type="float">
            <text:p>94113</text:p>
          </table:table-cell>
          <table:table-cell office:value-type="float" office:value="88022" calcext:value-type="float">
            <text:p>88022</text:p>
          </table:table-cell>
          <table:table-cell office:value-type="float" office:value="82491" calcext:value-type="float">
            <text:p>82491</text:p>
          </table:table-cell>
          <table:table-cell table:style-name="ce7" table:number-columns-repeated="2"/>
          <table:table-cell table:style-name="ce7" table:formula="of:=ROUND(([.H29]-[.D29])/100)" office:value-type="float" office:value="482" calcext:value-type="float">
            <text:p>482</text:p>
          </table:table-cell>
          <table:table-cell table:style-name="ce7" table:formula="of:=ROUND(([.I29]-[.E29])/100)" office:value-type="float" office:value="466" calcext:value-type="float">
            <text:p>466</text:p>
          </table:table-cell>
          <table:table-cell table:style-name="ce7" table:formula="of:=ROUND(([.J29]-[.F29])/100)" office:value-type="float" office:value="430" calcext:value-type="float">
            <text:p>430</text:p>
          </table:table-cell>
          <table:table-cell table:style-name="ce7"/>
          <table:table-cell table:style-name="ce7" table:formula="of:=([.M29]+[.N29]+[.O29])/3" office:value-type="float" office:value="459.333333333333" calcext:value-type="float">
            <text:p>459</text:p>
          </table:table-cell>
          <table:table-cell table:style-name="ce7" table:formula="of:=SQRT((1/3)*(([.M29]-[.Q29])*([.M29]-[.Q29]) + ([.N29]-[.Q29])*([.N29]-[.Q29]) + ([.O29]-[.Q29])*([.O29]-[.Q29])))" office:value-type="float" office:value="21.7460085737334" calcext:value-type="float">
            <text:p>22</text:p>
          </table:table-cell>
        </table:table-row>
        <table:table-row table:style-name="ro1">
          <table:table-cell office:value-type="string" calcext:value-type="string">
            <text:p>L2_RQSTS.ALL_RFO</text:p>
          </table:table-cell>
          <table:table-cell office:value-type="string" calcext:value-type="string">
            <text:p>re224:u</text:p>
          </table:table-cell>
          <table:table-cell/>
          <table:table-cell office:value-type="float" office:value="69582" calcext:value-type="float">
            <text:p>69582</text:p>
          </table:table-cell>
          <table:table-cell office:value-type="float" office:value="61150" calcext:value-type="float">
            <text:p>61150</text:p>
          </table:table-cell>
          <table:table-cell office:value-type="float" office:value="55422" calcext:value-type="float">
            <text:p>55422</text:p>
          </table:table-cell>
          <table:table-cell/>
          <table:table-cell office:value-type="float" office:value="779487" calcext:value-type="float">
            <text:p>779487</text:p>
          </table:table-cell>
          <table:table-cell office:value-type="float" office:value="132778" calcext:value-type="float">
            <text:p>132778</text:p>
          </table:table-cell>
          <table:table-cell office:value-type="float" office:value="101917" calcext:value-type="float">
            <text:p>101917</text:p>
          </table:table-cell>
          <table:table-cell table:style-name="ce7" table:number-columns-repeated="2"/>
          <table:table-cell table:style-name="ce7" table:formula="of:=ROUND(([.H30]-[.D30])/100)" office:value-type="float" office:value="7099" calcext:value-type="float">
            <text:p>7,099</text:p>
          </table:table-cell>
          <table:table-cell table:style-name="ce7" table:formula="of:=ROUND(([.I30]-[.E30])/100)" office:value-type="float" office:value="716" calcext:value-type="float">
            <text:p>716</text:p>
          </table:table-cell>
          <table:table-cell table:style-name="ce7" table:formula="of:=ROUND(([.J30]-[.F30])/100)" office:value-type="float" office:value="465" calcext:value-type="float">
            <text:p>465</text:p>
          </table:table-cell>
          <table:table-cell table:style-name="ce7"/>
          <table:table-cell table:style-name="ce7" table:formula="of:=([.M30]+[.N30]+[.O30])/3" office:value-type="float" office:value="2760" calcext:value-type="float">
            <text:p>2,760</text:p>
          </table:table-cell>
          <table:table-cell table:style-name="ce7" table:formula="of:=SQRT((1/3)*(([.M30]-[.Q30])*([.M30]-[.Q30]) + ([.N30]-[.Q30])*([.N30]-[.Q30]) + ([.O30]-[.Q30])*([.O30]-[.Q30])))" office:value-type="float" office:value="3069.84701030306" calcext:value-type="float">
            <text:p>3,070</text:p>
          </table:table-cell>
        </table:table-row>
        <table:table-row table:style-name="ro1">
          <table:table-cell office:value-type="string" calcext:value-type="string">
            <text:p>L2_RQSTS.CODE_RD_HIT</text:p>
          </table:table-cell>
          <table:table-cell office:value-type="string" calcext:value-type="string">
            <text:p>r4424:u</text:p>
          </table:table-cell>
          <table:table-cell/>
          <table:table-cell office:value-type="float" office:value="5730" calcext:value-type="float">
            <text:p>5730</text:p>
          </table:table-cell>
          <table:table-cell office:value-type="float" office:value="4541" calcext:value-type="float">
            <text:p>4541</text:p>
          </table:table-cell>
          <table:table-cell office:value-type="float" office:value="4007" calcext:value-type="float">
            <text:p>4007</text:p>
          </table:table-cell>
          <table:table-cell/>
          <table:table-cell office:value-type="float" office:value="5108" calcext:value-type="float">
            <text:p>5108</text:p>
          </table:table-cell>
          <table:table-cell office:value-type="float" office:value="5730" calcext:value-type="float">
            <text:p>5730</text:p>
          </table:table-cell>
          <table:table-cell office:value-type="float" office:value="3741" calcext:value-type="float">
            <text:p>3741</text:p>
          </table:table-cell>
          <table:table-cell table:style-name="ce7" table:number-columns-repeated="2"/>
          <table:table-cell table:style-name="ce7" table:formula="of:=ROUND(([.H31]-[.D31])/100)" office:value-type="float" office:value="-6" calcext:value-type="float">
            <text:p>-6</text:p>
          </table:table-cell>
          <table:table-cell table:style-name="ce7" table:formula="of:=ROUND(([.I31]-[.E31])/100)" office:value-type="float" office:value="12" calcext:value-type="float">
            <text:p>12</text:p>
          </table:table-cell>
          <table:table-cell table:style-name="ce7" table:formula="of:=ROUND(([.J31]-[.F31])/100)" office:value-type="float" office:value="-3" calcext:value-type="float">
            <text:p>-3</text:p>
          </table:table-cell>
          <table:table-cell table:style-name="ce7"/>
          <table:table-cell table:style-name="ce7" table:formula="of:=([.M31]+[.N31]+[.O31])/3" office:value-type="float" office:value="1" calcext:value-type="float">
            <text:p>1</text:p>
          </table:table-cell>
          <table:table-cell table:style-name="ce7" table:formula="of:=SQRT((1/3)*(([.M31]-[.Q31])*([.M31]-[.Q31]) + ([.N31]-[.Q31])*([.N31]-[.Q31]) + ([.O31]-[.Q31])*([.O31]-[.Q31])))" office:value-type="float" office:value="7.87400787401181" calcext:value-type="float">
            <text:p>8</text:p>
          </table:table-cell>
        </table:table-row>
        <table:table-row table:style-name="ro1">
          <table:table-cell office:value-type="string" calcext:value-type="string">
            <text:p>L2_RQSTS.CODE_RD_MISS</text:p>
          </table:table-cell>
          <table:table-cell office:value-type="string" calcext:value-type="string">
            <text:p>r2424:u</text:p>
          </table:table-cell>
          <table:table-cell/>
          <table:table-cell office:value-type="float" office:value="4845" calcext:value-type="float">
            <text:p>4845</text:p>
          </table:table-cell>
          <table:table-cell office:value-type="float" office:value="4741" calcext:value-type="float">
            <text:p>4741</text:p>
          </table:table-cell>
          <table:table-cell office:value-type="float" office:value="4931" calcext:value-type="float">
            <text:p>4931</text:p>
          </table:table-cell>
          <table:table-cell/>
          <table:table-cell office:value-type="float" office:value="23856" calcext:value-type="float">
            <text:p>23856</text:p>
          </table:table-cell>
          <table:table-cell office:value-type="float" office:value="25758" calcext:value-type="float">
            <text:p>25758</text:p>
          </table:table-cell>
          <table:table-cell office:value-type="float" office:value="27406" calcext:value-type="float">
            <text:p>27406</text:p>
          </table:table-cell>
          <table:table-cell table:style-name="ce7" table:number-columns-repeated="2"/>
          <table:table-cell table:style-name="ce7" table:formula="of:=ROUND(([.H32]-[.D32])/100)" office:value-type="float" office:value="190" calcext:value-type="float">
            <text:p>190</text:p>
          </table:table-cell>
          <table:table-cell table:style-name="ce7" table:formula="of:=ROUND(([.I32]-[.E32])/100)" office:value-type="float" office:value="210" calcext:value-type="float">
            <text:p>210</text:p>
          </table:table-cell>
          <table:table-cell table:style-name="ce7" table:formula="of:=ROUND(([.J32]-[.F32])/100)" office:value-type="float" office:value="225" calcext:value-type="float">
            <text:p>225</text:p>
          </table:table-cell>
          <table:table-cell table:style-name="ce7"/>
          <table:table-cell table:style-name="ce7" table:formula="of:=([.M32]+[.N32]+[.O32])/3" office:value-type="float" office:value="208.333333333333" calcext:value-type="float">
            <text:p>208</text:p>
          </table:table-cell>
          <table:table-cell table:style-name="ce7" table:formula="of:=SQRT((1/3)*(([.M32]-[.Q32])*([.M32]-[.Q32]) + ([.N32]-[.Q32])*([.N32]-[.Q32]) + ([.O32]-[.Q32])*([.O32]-[.Q32])))" office:value-type="float" office:value="14.3372087784044" calcext:value-type="float">
            <text:p>14</text:p>
          </table:table-cell>
        </table:table-row>
        <table:table-row table:style-name="ro1">
          <table:table-cell office:value-type="string" calcext:value-type="string">
            <text:p>L2_RQSTS.ALL_DEMAND_MISS</text:p>
          </table:table-cell>
          <table:table-cell office:value-type="string" calcext:value-type="string">
            <text:p>r2724:u</text:p>
          </table:table-cell>
          <table:table-cell/>
          <table:table-cell office:value-type="float" office:value="1436095" calcext:value-type="float">
            <text:p>1436095</text:p>
          </table:table-cell>
          <table:table-cell office:value-type="float" office:value="1550139" calcext:value-type="float">
            <text:p>1550139</text:p>
          </table:table-cell>
          <table:table-cell office:value-type="float" office:value="1197413" calcext:value-type="float">
            <text:p>1197413</text:p>
          </table:table-cell>
          <table:table-cell/>
          <table:table-cell office:value-type="float" office:value="133762693" calcext:value-type="float">
            <text:p>133762693</text:p>
          </table:table-cell>
          <table:table-cell office:value-type="float" office:value="129032857" calcext:value-type="float">
            <text:p>129032857</text:p>
          </table:table-cell>
          <table:table-cell office:value-type="float" office:value="65794899" calcext:value-type="float">
            <text:p>65794899</text:p>
          </table:table-cell>
          <table:table-cell table:style-name="ce7" table:number-columns-repeated="2"/>
          <table:table-cell table:style-name="ce7" table:formula="of:=ROUND(([.H33]-[.D33])/100)" office:value-type="float" office:value="1323266" calcext:value-type="float">
            <text:p>1,323,266</text:p>
          </table:table-cell>
          <table:table-cell table:style-name="ce7" table:formula="of:=ROUND(([.I33]-[.E33])/100)" office:value-type="float" office:value="1274827" calcext:value-type="float">
            <text:p>1,274,827</text:p>
          </table:table-cell>
          <table:table-cell table:style-name="ce7" table:formula="of:=ROUND(([.J33]-[.F33])/100)" office:value-type="float" office:value="645975" calcext:value-type="float">
            <text:p>645,975</text:p>
          </table:table-cell>
          <table:table-cell table:style-name="ce7"/>
          <table:table-cell table:style-name="ce7" table:formula="of:=([.M33]+[.N33]+[.O33])/3" office:value-type="float" office:value="1081356" calcext:value-type="float">
            <text:p>1,081,356</text:p>
          </table:table-cell>
          <table:table-cell table:style-name="ce7" table:formula="of:=SQRT((1/3)*(([.M33]-[.Q33])*([.M33]-[.Q33]) + ([.N33]-[.Q33])*([.N33]-[.Q33]) + ([.O33]-[.Q33])*([.O33]-[.Q33])))" office:value-type="float" office:value="308495.322007752" calcext:value-type="float">
            <text:p>308,495</text:p>
          </table:table-cell>
        </table:table-row>
        <table:table-row table:style-name="ro1">
          <table:table-cell office:value-type="string" calcext:value-type="string">
            <text:p>L2_RQSTS.ALL_DEMAND_REFERENCES</text:p>
          </table:table-cell>
          <table:table-cell office:value-type="string" calcext:value-type="string">
            <text:p>re724:u</text:p>
          </table:table-cell>
          <table:table-cell/>
          <table:table-cell office:value-type="float" office:value="3772039" calcext:value-type="float">
            <text:p>3772039</text:p>
          </table:table-cell>
          <table:table-cell office:value-type="float" office:value="3742532" calcext:value-type="float">
            <text:p>3742532</text:p>
          </table:table-cell>
          <table:table-cell office:value-type="float" office:value="2582164" calcext:value-type="float">
            <text:p>2582164</text:p>
          </table:table-cell>
          <table:table-cell/>
          <table:table-cell office:value-type="float" office:value="362910136" calcext:value-type="float">
            <text:p>362910136</text:p>
          </table:table-cell>
          <table:table-cell office:value-type="float" office:value="326013085" calcext:value-type="float">
            <text:p>326013085</text:p>
          </table:table-cell>
          <table:table-cell office:value-type="float" office:value="159626899" calcext:value-type="float">
            <text:p>159626899</text:p>
          </table:table-cell>
          <table:table-cell table:style-name="ce7" table:number-columns-repeated="2"/>
          <table:table-cell table:style-name="ce7" table:formula="of:=ROUND(([.H34]-[.D34])/100)" office:value-type="float" office:value="3591381" calcext:value-type="float">
            <text:p>3,591,381</text:p>
          </table:table-cell>
          <table:table-cell table:style-name="ce7" table:formula="of:=ROUND(([.I34]-[.E34])/100)" office:value-type="float" office:value="3222706" calcext:value-type="float">
            <text:p>3,222,706</text:p>
          </table:table-cell>
          <table:table-cell table:style-name="ce7" table:formula="of:=ROUND(([.J34]-[.F34])/100)" office:value-type="float" office:value="1570447" calcext:value-type="float">
            <text:p>1,570,447</text:p>
          </table:table-cell>
          <table:table-cell table:style-name="ce7"/>
          <table:table-cell table:style-name="ce7" table:formula="of:=([.M34]+[.N34]+[.O34])/3" office:value-type="float" office:value="2794844.66666667" calcext:value-type="float">
            <text:p>2,794,845</text:p>
          </table:table-cell>
          <table:table-cell table:style-name="ce7" table:formula="of:=SQRT((1/3)*(([.M34]-[.Q34])*([.M34]-[.Q34]) + ([.N34]-[.Q34])*([.N34]-[.Q34]) + ([.O34]-[.Q34])*([.O34]-[.Q34])))" office:value-type="float" office:value="878765.250606529" calcext:value-type="float">
            <text:p>878,765</text:p>
          </table:table-cell>
        </table:table-row>
        <table:table-row table:style-name="ro1">
          <table:table-cell office:value-type="string" calcext:value-type="string">
            <text:p>L2_RQSTS.ALL_CODE_RD</text:p>
          </table:table-cell>
          <table:table-cell office:value-type="string" calcext:value-type="string">
            <text:p>re424:u</text:p>
          </table:table-cell>
          <table:table-cell/>
          <table:table-cell office:value-type="float" office:value="9397" calcext:value-type="float">
            <text:p>9397</text:p>
          </table:table-cell>
          <table:table-cell office:value-type="float" office:value="9411" calcext:value-type="float">
            <text:p>9411</text:p>
          </table:table-cell>
          <table:table-cell office:value-type="float" office:value="12424" calcext:value-type="float">
            <text:p>12424</text:p>
          </table:table-cell>
          <table:table-cell/>
          <table:table-cell office:value-type="float" office:value="28383" calcext:value-type="float">
            <text:p>28383</text:p>
          </table:table-cell>
          <table:table-cell office:value-type="float" office:value="29066" calcext:value-type="float">
            <text:p>29066</text:p>
          </table:table-cell>
          <table:table-cell office:value-type="float" office:value="30837" calcext:value-type="float">
            <text:p>30837</text:p>
          </table:table-cell>
          <table:table-cell table:style-name="ce7" table:number-columns-repeated="2"/>
          <table:table-cell table:style-name="ce7" table:formula="of:=ROUND(([.H35]-[.D35])/100)" office:value-type="float" office:value="190" calcext:value-type="float">
            <text:p>190</text:p>
          </table:table-cell>
          <table:table-cell table:style-name="ce7" table:formula="of:=ROUND(([.I35]-[.E35])/100)" office:value-type="float" office:value="197" calcext:value-type="float">
            <text:p>197</text:p>
          </table:table-cell>
          <table:table-cell table:style-name="ce7" table:formula="of:=ROUND(([.J35]-[.F35])/100)" office:value-type="float" office:value="184" calcext:value-type="float">
            <text:p>184</text:p>
          </table:table-cell>
          <table:table-cell table:style-name="ce7"/>
          <table:table-cell table:style-name="ce7" table:formula="of:=([.M35]+[.N35]+[.O35])/3" office:value-type="float" office:value="190.333333333333" calcext:value-type="float">
            <text:p>190</text:p>
          </table:table-cell>
          <table:table-cell table:style-name="ce7" table:formula="of:=SQRT((1/3)*(([.M35]-[.Q35])*([.M35]-[.Q35]) + ([.N35]-[.Q35])*([.N35]-[.Q35]) + ([.O35]-[.Q35])*([.O35]-[.Q35])))" office:value-type="float" office:value="5.31245915016974" calcext:value-type="float">
            <text:p>5</text:p>
          </table:table-cell>
        </table:table-row>
        <table:table-row table:style-name="ro1">
          <table:table-cell office:value-type="string" calcext:value-type="string">
            <text:p>L2_RQSTS.L2_PF_HIT</text:p>
          </table:table-cell>
          <table:table-cell office:value-type="string" calcext:value-type="string">
            <text:p>r5024:u</text:p>
          </table:table-cell>
          <table:table-cell/>
          <table:table-cell office:value-type="float" office:value="1645933" calcext:value-type="float">
            <text:p>1645933</text:p>
          </table:table-cell>
          <table:table-cell office:value-type="float" office:value="1685828" calcext:value-type="float">
            <text:p>1685828</text:p>
          </table:table-cell>
          <table:table-cell office:value-type="float" office:value="1566797" calcext:value-type="float">
            <text:p>1566797</text:p>
          </table:table-cell>
          <table:table-cell/>
          <table:table-cell office:value-type="float" office:value="164085863" calcext:value-type="float">
            <text:p>164085863</text:p>
          </table:table-cell>
          <table:table-cell office:value-type="float" office:value="155920162" calcext:value-type="float">
            <text:p>155920162</text:p>
          </table:table-cell>
          <table:table-cell office:value-type="float" office:value="145190590" calcext:value-type="float">
            <text:p>145190590</text:p>
          </table:table-cell>
          <table:table-cell table:style-name="ce7" table:number-columns-repeated="2"/>
          <table:table-cell table:style-name="ce7" table:formula="of:=ROUND(([.H36]-[.D36])/100)" office:value-type="float" office:value="1624399" calcext:value-type="float">
            <text:p>1,624,399</text:p>
          </table:table-cell>
          <table:table-cell table:style-name="ce7" table:formula="of:=ROUND(([.I36]-[.E36])/100)" office:value-type="float" office:value="1542343" calcext:value-type="float">
            <text:p>1,542,343</text:p>
          </table:table-cell>
          <table:table-cell table:style-name="ce7" table:formula="of:=ROUND(([.J36]-[.F36])/100)" office:value-type="float" office:value="1436238" calcext:value-type="float">
            <text:p>1,436,238</text:p>
          </table:table-cell>
          <table:table-cell table:style-name="ce7"/>
          <table:table-cell table:style-name="ce7" table:formula="of:=([.M36]+[.N36]+[.O36])/3" office:value-type="float" office:value="1534326.66666667" calcext:value-type="float">
            <text:p>1,534,327</text:p>
          </table:table-cell>
          <table:table-cell table:style-name="ce7" table:formula="of:=SQRT((1/3)*(([.M36]-[.Q36])*([.M36]-[.Q36]) + ([.N36]-[.Q36])*([.N36]-[.Q36]) + ([.O36]-[.Q36])*([.O36]-[.Q36])))" office:value-type="float" office:value="77025.2628701923" calcext:value-type="float">
            <text:p>77,025</text:p>
          </table:table-cell>
        </table:table-row>
        <table:table-row table:style-name="ro1">
          <table:table-cell office:value-type="string" calcext:value-type="string">
            <text:p>L2_RQSTS.L2_PF_MISS</text:p>
          </table:table-cell>
          <table:table-cell office:value-type="string" calcext:value-type="string">
            <text:p>r3024:u</text:p>
          </table:table-cell>
          <table:table-cell/>
          <table:table-cell office:value-type="float" office:value="9466350" calcext:value-type="float">
            <text:p>9466350</text:p>
          </table:table-cell>
          <table:table-cell office:value-type="float" office:value="9590881" calcext:value-type="float">
            <text:p>9590881</text:p>
          </table:table-cell>
          <table:table-cell office:value-type="float" office:value="9591368" calcext:value-type="float">
            <text:p>9591368</text:p>
          </table:table-cell>
          <table:table-cell/>
          <table:table-cell office:value-type="float" office:value="953476220" calcext:value-type="float">
            <text:p>953476220</text:p>
          </table:table-cell>
          <table:table-cell office:value-type="float" office:value="963178179" calcext:value-type="float">
            <text:p>963178179</text:p>
          </table:table-cell>
          <table:table-cell office:value-type="float" office:value="960823337" calcext:value-type="float">
            <text:p>960823337</text:p>
          </table:table-cell>
          <table:table-cell table:style-name="ce7" table:number-columns-repeated="2"/>
          <table:table-cell table:style-name="ce7" table:formula="of:=ROUND(([.H37]-[.D37])/100)" office:value-type="float" office:value="9440099" calcext:value-type="float">
            <text:p>9,440,099</text:p>
          </table:table-cell>
          <table:table-cell table:style-name="ce7" table:formula="of:=ROUND(([.I37]-[.E37])/100)" office:value-type="float" office:value="9535873" calcext:value-type="float">
            <text:p>9,535,873</text:p>
          </table:table-cell>
          <table:table-cell table:style-name="ce7" table:formula="of:=ROUND(([.J37]-[.F37])/100)" office:value-type="float" office:value="9512320" calcext:value-type="float">
            <text:p>9,512,320</text:p>
          </table:table-cell>
          <table:table-cell table:style-name="ce7"/>
          <table:table-cell table:style-name="ce7" table:formula="of:=([.M37]+[.N37]+[.O37])/3" office:value-type="float" office:value="9496097.33333333" calcext:value-type="float">
            <text:p>9,496,097</text:p>
          </table:table-cell>
          <table:table-cell table:style-name="ce7" table:formula="of:=SQRT((1/3)*(([.M37]-[.Q37])*([.M37]-[.Q37]) + ([.N37]-[.Q37])*([.N37]-[.Q37]) + ([.O37]-[.Q37])*([.O37]-[.Q37])))" office:value-type="float" office:value="40747.5639708137" calcext:value-type="float">
            <text:p>40,748</text:p>
          </table:table-cell>
        </table:table-row>
        <table:table-row table:style-name="ro1">
          <table:table-cell office:value-type="string" calcext:value-type="string">
            <text:p>L2_RQSTS.ALL_PF</text:p>
          </table:table-cell>
          <table:table-cell office:value-type="string" calcext:value-type="string">
            <text:p>rf824:u</text:p>
          </table:table-cell>
          <table:table-cell/>
          <table:table-cell office:value-type="float" office:value="20027449" calcext:value-type="float">
            <text:p>20027449</text:p>
          </table:table-cell>
          <table:table-cell office:value-type="float" office:value="20075311" calcext:value-type="float">
            <text:p>20075311</text:p>
          </table:table-cell>
          <table:table-cell office:value-type="float" office:value="21071781" calcext:value-type="float">
            <text:p>21071781</text:p>
          </table:table-cell>
          <table:table-cell/>
          <table:table-cell office:value-type="float" office:value="1995983151" calcext:value-type="float">
            <text:p>1995983151</text:p>
          </table:table-cell>
          <table:table-cell office:value-type="float" office:value="2044581875" calcext:value-type="float">
            <text:p>2044581875</text:p>
          </table:table-cell>
          <table:table-cell office:value-type="float" office:value="2176479121" calcext:value-type="float">
            <text:p>2176479121</text:p>
          </table:table-cell>
          <table:table-cell table:style-name="ce7" table:number-columns-repeated="2"/>
          <table:table-cell table:style-name="ce7" table:formula="of:=ROUND(([.H38]-[.D38])/100)" office:value-type="float" office:value="19759557" calcext:value-type="float">
            <text:p>19,759,557</text:p>
          </table:table-cell>
          <table:table-cell table:style-name="ce7" table:formula="of:=ROUND(([.I38]-[.E38])/100)" office:value-type="float" office:value="20245066" calcext:value-type="float">
            <text:p>20,245,066</text:p>
          </table:table-cell>
          <table:table-cell table:style-name="ce7" table:formula="of:=ROUND(([.J38]-[.F38])/100)" office:value-type="float" office:value="21554073" calcext:value-type="float">
            <text:p>21,554,073</text:p>
          </table:table-cell>
          <table:table-cell table:style-name="ce7"/>
          <table:table-cell table:style-name="ce7" table:formula="of:=([.M38]+[.N38]+[.O38])/3" office:value-type="float" office:value="20519565.3333333" calcext:value-type="float">
            <text:p>20,519,565</text:p>
          </table:table-cell>
          <table:table-cell table:style-name="ce7" table:formula="of:=SQRT((1/3)*(([.M38]-[.Q38])*([.M38]-[.Q38]) + ([.N38]-[.Q38])*([.N38]-[.Q38]) + ([.O38]-[.Q38])*([.O38]-[.Q38])))" office:value-type="float" office:value="757884.921591809" calcext:value-type="float">
            <text:p>757,885</text:p>
          </table:table-cell>
        </table:table-row>
        <table:table-row table:style-name="ro1">
          <table:table-cell office:value-type="string" calcext:value-type="string">
            <text:p>L2_RQSTS.MISS</text:p>
          </table:table-cell>
          <table:table-cell office:value-type="string" calcext:value-type="string">
            <text:p>r3f24:u</text:p>
          </table:table-cell>
          <table:table-cell/>
          <table:table-cell office:value-type="float" office:value="13125005" calcext:value-type="float">
            <text:p>13125005</text:p>
          </table:table-cell>
          <table:table-cell office:value-type="float" office:value="13376688" calcext:value-type="float">
            <text:p>13376688</text:p>
          </table:table-cell>
          <table:table-cell office:value-type="float" office:value="13490676" calcext:value-type="float">
            <text:p>13490676</text:p>
          </table:table-cell>
          <table:table-cell/>
          <table:table-cell office:value-type="float" office:value="1309963387" calcext:value-type="float">
            <text:p>1309963387</text:p>
          </table:table-cell>
          <table:table-cell office:value-type="float" office:value="1334887049" calcext:value-type="float">
            <text:p>1334887049</text:p>
          </table:table-cell>
          <table:table-cell office:value-type="float" office:value="1340249132" calcext:value-type="float">
            <text:p>1340249132</text:p>
          </table:table-cell>
          <table:table-cell table:style-name="ce7" table:number-columns-repeated="2"/>
          <table:table-cell table:style-name="ce7" table:formula="of:=ROUND(([.H39]-[.D39])/100)" office:value-type="float" office:value="12968384" calcext:value-type="float">
            <text:p>12,968,384</text:p>
          </table:table-cell>
          <table:table-cell table:style-name="ce7" table:formula="of:=ROUND(([.I39]-[.E39])/100)" office:value-type="float" office:value="13215104" calcext:value-type="float">
            <text:p>13,215,104</text:p>
          </table:table-cell>
          <table:table-cell table:style-name="ce7" table:formula="of:=ROUND(([.J39]-[.F39])/100)" office:value-type="float" office:value="13267585" calcext:value-type="float">
            <text:p>13,267,585</text:p>
          </table:table-cell>
          <table:table-cell table:style-name="ce7"/>
          <table:table-cell table:style-name="ce7" table:formula="of:=([.M39]+[.N39]+[.O39])/3" office:value-type="float" office:value="13150357.6666667" calcext:value-type="float">
            <text:p>13,150,358</text:p>
          </table:table-cell>
          <table:table-cell table:style-name="ce7" table:formula="of:=SQRT((1/3)*(([.M39]-[.Q39])*([.M39]-[.Q39]) + ([.N39]-[.Q39])*([.N39]-[.Q39]) + ([.O39]-[.Q39])*([.O39]-[.Q39])))" office:value-type="float" office:value="130446.350045612" calcext:value-type="float">
            <text:p>130,446</text:p>
          </table:table-cell>
        </table:table-row>
        <table:table-row table:style-name="ro1">
          <table:table-cell office:value-type="string" calcext:value-type="string">
            <text:p>L2_RQSTS.REFERENCES</text:p>
          </table:table-cell>
          <table:table-cell office:value-type="string" calcext:value-type="string">
            <text:p>rff24:u</text:p>
          </table:table-cell>
          <table:table-cell/>
          <table:table-cell office:value-type="float" office:value="23695401" calcext:value-type="float">
            <text:p>23695401</text:p>
          </table:table-cell>
          <table:table-cell office:value-type="float" office:value="23785874" calcext:value-type="float">
            <text:p>23785874</text:p>
          </table:table-cell>
          <table:table-cell office:value-type="float" office:value="23688695" calcext:value-type="float">
            <text:p>23688695</text:p>
          </table:table-cell>
          <table:table-cell/>
          <table:table-cell office:value-type="float" office:value="2364978738" calcext:value-type="float">
            <text:p>2364978738</text:p>
          </table:table-cell>
          <table:table-cell office:value-type="float" office:value="2369750361" calcext:value-type="float">
            <text:p>2369750361</text:p>
          </table:table-cell>
          <table:table-cell office:value-type="float" office:value="2335576606" calcext:value-type="float">
            <text:p>2335576606</text:p>
          </table:table-cell>
          <table:table-cell table:style-name="ce7" table:number-columns-repeated="2"/>
          <table:table-cell table:style-name="ce7" table:formula="of:=ROUND(([.H40]-[.D40])/100)" office:value-type="float" office:value="23412833" calcext:value-type="float">
            <text:p>23,412,833</text:p>
          </table:table-cell>
          <table:table-cell table:style-name="ce7" table:formula="of:=ROUND(([.I40]-[.E40])/100)" office:value-type="float" office:value="23459645" calcext:value-type="float">
            <text:p>23,459,645</text:p>
          </table:table-cell>
          <table:table-cell table:style-name="ce7" table:formula="of:=ROUND(([.J40]-[.F40])/100)" office:value-type="float" office:value="23118879" calcext:value-type="float">
            <text:p>23,118,879</text:p>
          </table:table-cell>
          <table:table-cell table:style-name="ce7"/>
          <table:table-cell table:style-name="ce7" table:formula="of:=([.M40]+[.N40]+[.O40])/3" office:value-type="float" office:value="23330452.3333333" calcext:value-type="float">
            <text:p>23,330,452</text:p>
          </table:table-cell>
          <table:table-cell table:style-name="ce7" table:formula="of:=SQRT((1/3)*(([.M40]-[.Q40])*([.M40]-[.Q40]) + ([.N40]-[.Q40])*([.N40]-[.Q40]) + ([.O40]-[.Q40])*([.O40]-[.Q40])))" office:value-type="float" office:value="150820.638219339" calcext:value-type="float">
            <text:p>150,821</text:p>
          </table:table-cell>
        </table:table-row>
        <table:table-row table:style-name="ro1">
          <table:table-cell office:value-type="string" calcext:value-type="string">
            <text:p>L2_DEMAND_RQSTS.WB_HIT</text:p>
          </table:table-cell>
          <table:table-cell office:value-type="string" calcext:value-type="string">
            <text:p>r5027:u</text:p>
          </table:table-cell>
          <table:table-cell/>
          <table:table-cell office:value-type="float" office:value="20348" calcext:value-type="float">
            <text:p>20348</text:p>
          </table:table-cell>
          <table:table-cell office:value-type="float" office:value="20648" calcext:value-type="float">
            <text:p>20648</text:p>
          </table:table-cell>
          <table:table-cell office:value-type="float" office:value="21441" calcext:value-type="float">
            <text:p>21441</text:p>
          </table:table-cell>
          <table:table-cell/>
          <table:table-cell office:value-type="float" office:value="1185094" calcext:value-type="float">
            <text:p>1185094</text:p>
          </table:table-cell>
          <table:table-cell office:value-type="float" office:value="1496935" calcext:value-type="float">
            <text:p>1496935</text:p>
          </table:table-cell>
          <table:table-cell office:value-type="float" office:value="1742494" calcext:value-type="float">
            <text:p>1742494</text:p>
          </table:table-cell>
          <table:table-cell table:style-name="ce7" table:number-columns-repeated="2"/>
          <table:table-cell table:style-name="ce7" table:formula="of:=ROUND(([.H41]-[.D41])/100)" office:value-type="float" office:value="11647" calcext:value-type="float">
            <text:p>11,647</text:p>
          </table:table-cell>
          <table:table-cell table:style-name="ce7" table:formula="of:=ROUND(([.I41]-[.E41])/100)" office:value-type="float" office:value="14763" calcext:value-type="float">
            <text:p>14,763</text:p>
          </table:table-cell>
          <table:table-cell table:style-name="ce7" table:formula="of:=ROUND(([.J41]-[.F41])/100)" office:value-type="float" office:value="17211" calcext:value-type="float">
            <text:p>17,211</text:p>
          </table:table-cell>
          <table:table-cell table:style-name="ce7"/>
          <table:table-cell table:style-name="ce7" table:formula="of:=([.M41]+[.N41]+[.O41])/3" office:value-type="float" office:value="14540.3333333333" calcext:value-type="float">
            <text:p>14,540</text:p>
          </table:table-cell>
          <table:table-cell table:style-name="ce7" table:formula="of:=SQRT((1/3)*(([.M41]-[.Q41])*([.M41]-[.Q41]) + ([.N41]-[.Q41])*([.N41]-[.Q41]) + ([.O41]-[.Q41])*([.O41]-[.Q41])))" office:value-type="float" office:value="2276.94376058982" calcext:value-type="float">
            <text:p>2,277</text:p>
          </table:table-cell>
        </table:table-row>
        <table:table-row table:style-name="ro1">
          <table:table-cell office:value-type="string" calcext:value-type="string">
            <text:p>LONGEST_LAT_CACHE.REFERENCE</text:p>
          </table:table-cell>
          <table:table-cell office:value-type="string" calcext:value-type="string">
            <text:p>cache-references:u</text:p>
          </table:table-cell>
          <table:table-cell/>
          <table:table-cell office:value-type="float" office:value="4223115" calcext:value-type="float">
            <text:p>4223115</text:p>
          </table:table-cell>
          <table:table-cell office:value-type="float" office:value="4359076" calcext:value-type="float">
            <text:p>4359076</text:p>
          </table:table-cell>
          <table:table-cell office:value-type="float" office:value="4500670" calcext:value-type="float">
            <text:p>4500670</text:p>
          </table:table-cell>
          <table:table-cell/>
          <table:table-cell office:value-type="float" office:value="415252753" calcext:value-type="float">
            <text:p>415252753</text:p>
          </table:table-cell>
          <table:table-cell office:value-type="float" office:value="430975211" calcext:value-type="float">
            <text:p>430975211</text:p>
          </table:table-cell>
          <table:table-cell office:value-type="float" office:value="451042300" calcext:value-type="float">
            <text:p>451042300</text:p>
          </table:table-cell>
          <table:table-cell table:style-name="ce7" table:number-columns-repeated="2"/>
          <table:table-cell table:style-name="ce7" table:formula="of:=ROUND(([.H42]-[.D42])/100)" office:value-type="float" office:value="4110296" calcext:value-type="float">
            <text:p>4,110,296</text:p>
          </table:table-cell>
          <table:table-cell table:style-name="ce7" table:formula="of:=ROUND(([.I42]-[.E42])/100)" office:value-type="float" office:value="4266161" calcext:value-type="float">
            <text:p>4,266,161</text:p>
          </table:table-cell>
          <table:table-cell table:style-name="ce7" table:formula="of:=ROUND(([.J42]-[.F42])/100)" office:value-type="float" office:value="4465416" calcext:value-type="float">
            <text:p>4,465,416</text:p>
          </table:table-cell>
          <table:table-cell table:style-name="ce7"/>
          <table:table-cell table:style-name="ce7" table:formula="of:=([.M42]+[.N42]+[.O42])/3" office:value-type="float" office:value="4280624.33333333" calcext:value-type="float">
            <text:p>4,280,624</text:p>
          </table:table-cell>
          <table:table-cell table:style-name="ce7" table:formula="of:=SQRT((1/3)*(([.M42]-[.Q42])*([.M42]-[.Q42]) + ([.N42]-[.Q42])*([.N42]-[.Q42]) + ([.O42]-[.Q42])*([.O42]-[.Q42])))" office:value-type="float" office:value="145337.411123985" calcext:value-type="float">
            <text:p>145,337</text:p>
          </table:table-cell>
        </table:table-row>
        <table:table-row table:style-name="ro1">
          <table:table-cell office:value-type="string" calcext:value-type="string">
            <text:p>LONGEST_LAT_CACHE.MISS</text:p>
          </table:table-cell>
          <table:table-cell office:value-type="string" calcext:value-type="string">
            <text:p>cache-misses:u</text:p>
          </table:table-cell>
          <table:table-cell/>
          <table:table-cell office:value-type="float" office:value="962691" calcext:value-type="float">
            <text:p>962691</text:p>
          </table:table-cell>
          <table:table-cell office:value-type="float" office:value="1023178" calcext:value-type="float">
            <text:p>1023178</text:p>
          </table:table-cell>
          <table:table-cell office:value-type="float" office:value="1102197" calcext:value-type="float">
            <text:p>1102197</text:p>
          </table:table-cell>
          <table:table-cell/>
          <table:table-cell office:value-type="float" office:value="88048097" calcext:value-type="float">
            <text:p>88048097</text:p>
          </table:table-cell>
          <table:table-cell office:value-type="float" office:value="90451237" calcext:value-type="float">
            <text:p>90451237</text:p>
          </table:table-cell>
          <table:table-cell office:value-type="float" office:value="102215336" calcext:value-type="float">
            <text:p>102215336</text:p>
          </table:table-cell>
          <table:table-cell table:style-name="ce7" table:number-columns-repeated="2"/>
          <table:table-cell table:style-name="ce7" table:formula="of:=ROUND(([.H43]-[.D43])/100)" office:value-type="float" office:value="870854" calcext:value-type="float">
            <text:p>870,854</text:p>
          </table:table-cell>
          <table:table-cell table:style-name="ce7" table:formula="of:=ROUND(([.I43]-[.E43])/100)" office:value-type="float" office:value="894281" calcext:value-type="float">
            <text:p>894,281</text:p>
          </table:table-cell>
          <table:table-cell table:style-name="ce7" table:formula="of:=ROUND(([.J43]-[.F43])/100)" office:value-type="float" office:value="1011131" calcext:value-type="float">
            <text:p>1,011,131</text:p>
          </table:table-cell>
          <table:table-cell table:style-name="ce7"/>
          <table:table-cell table:style-name="ce7" table:formula="of:=([.M43]+[.N43]+[.O43])/3" office:value-type="float" office:value="925422" calcext:value-type="float">
            <text:p>925,422</text:p>
          </table:table-cell>
          <table:table-cell table:style-name="ce7" table:formula="of:=SQRT((1/3)*(([.M43]-[.Q43])*([.M43]-[.Q43]) + ([.N43]-[.Q43])*([.N43]-[.Q43]) + ([.O43]-[.Q43])*([.O43]-[.Q43])))" office:value-type="float" office:value="61355.4159141636" calcext:value-type="float">
            <text:p>61,355</text:p>
          </table:table-cell>
        </table:table-row>
        <table:table-row table:style-name="ro1">
          <table:table-cell office:value-type="string" calcext:value-type="string">
            <text:p>CPU_CLK_UNHALTED.THREAD_P</text:p>
          </table:table-cell>
          <table:table-cell office:value-type="string" calcext:value-type="string">
            <text:p>cycles:u</text:p>
          </table:table-cell>
          <table:table-cell/>
          <table:table-cell office:value-type="float" office:value="2062214783" calcext:value-type="float">
            <text:p>2062214783</text:p>
          </table:table-cell>
          <table:table-cell office:value-type="float" office:value="2063681032" calcext:value-type="float">
            <text:p>2063681032</text:p>
          </table:table-cell>
          <table:table-cell office:value-type="float" office:value="2060999385" calcext:value-type="float">
            <text:p>2060999385</text:p>
          </table:table-cell>
          <table:table-cell/>
          <table:table-cell office:value-type="float" office:value="18354904324" calcext:value-type="float">
            <text:p>18354904324</text:p>
          </table:table-cell>
          <table:table-cell office:value-type="float" office:value="17278807282" calcext:value-type="float">
            <text:p>17278807282</text:p>
          </table:table-cell>
          <table:table-cell office:value-type="float" office:value="16519315428" calcext:value-type="float">
            <text:p>16519315428</text:p>
          </table:table-cell>
          <table:table-cell table:style-name="ce7" table:number-columns-repeated="2"/>
          <table:table-cell table:style-name="ce7" table:formula="of:=ROUND(([.H44]-[.D44])/100)" office:value-type="float" office:value="162926895" calcext:value-type="float">
            <text:p>162,926,895</text:p>
          </table:table-cell>
          <table:table-cell table:style-name="ce7" table:formula="of:=ROUND(([.I44]-[.E44])/100)" office:value-type="float" office:value="152151263" calcext:value-type="float">
            <text:p>152,151,263</text:p>
          </table:table-cell>
          <table:table-cell table:style-name="ce7" table:formula="of:=ROUND(([.J44]-[.F44])/100)" office:value-type="float" office:value="144583160" calcext:value-type="float">
            <text:p>144,583,160</text:p>
          </table:table-cell>
          <table:table-cell table:style-name="ce7"/>
          <table:table-cell table:style-name="ce7" table:formula="of:=([.M44]+[.N44]+[.O44])/3" office:value-type="float" office:value="153220439.333333" calcext:value-type="float">
            <text:p>153,220,439</text:p>
          </table:table-cell>
          <table:table-cell table:style-name="ce7" table:formula="of:=SQRT((1/3)*(([.M44]-[.Q44])*([.M44]-[.Q44]) + ([.N44]-[.Q44])*([.N44]-[.Q44]) + ([.O44]-[.Q44])*([.O44]-[.Q44])))" office:value-type="float" office:value="7526863.31133921" calcext:value-type="float">
            <text:p>7,526,863</text:p>
          </table:table-cell>
        </table:table-row>
        <table:table-row table:style-name="ro1">
          <table:table-cell office:value-type="string" calcext:value-type="string">
            <text:p>CPU_CLK_THREAD_UNHALTED.REF_XCLK</text:p>
          </table:table-cell>
          <table:table-cell office:value-type="string" calcext:value-type="string">
            <text:p>bus-cycles:u</text:p>
          </table:table-cell>
          <table:table-cell/>
          <table:table-cell office:value-type="float" office:value="53481014" calcext:value-type="float">
            <text:p>53481014</text:p>
          </table:table-cell>
          <table:table-cell office:value-type="float" office:value="53633352" calcext:value-type="float">
            <text:p>53633352</text:p>
          </table:table-cell>
          <table:table-cell office:value-type="float" office:value="53512611" calcext:value-type="float">
            <text:p>53512611</text:p>
          </table:table-cell>
          <table:table-cell/>
          <table:table-cell office:value-type="float" office:value="477846641" calcext:value-type="float">
            <text:p>477846641</text:p>
          </table:table-cell>
          <table:table-cell office:value-type="float" office:value="450186443" calcext:value-type="float">
            <text:p>450186443</text:p>
          </table:table-cell>
          <table:table-cell office:value-type="float" office:value="432788248" calcext:value-type="float">
            <text:p>432788248</text:p>
          </table:table-cell>
          <table:table-cell table:style-name="ce7" table:number-columns-repeated="2"/>
          <table:table-cell table:style-name="ce7" table:formula="of:=ROUND(([.H45]-[.D45])/100)" office:value-type="float" office:value="4243656" calcext:value-type="float">
            <text:p>4,243,656</text:p>
          </table:table-cell>
          <table:table-cell table:style-name="ce7" table:formula="of:=ROUND(([.I45]-[.E45])/100)" office:value-type="float" office:value="3965531" calcext:value-type="float">
            <text:p>3,965,531</text:p>
          </table:table-cell>
          <table:table-cell table:style-name="ce7" table:formula="of:=ROUND(([.J45]-[.F45])/100)" office:value-type="float" office:value="3792756" calcext:value-type="float">
            <text:p>3,792,756</text:p>
          </table:table-cell>
          <table:table-cell table:style-name="ce7"/>
          <table:table-cell table:style-name="ce7" table:formula="of:=([.M45]+[.N45]+[.O45])/3" office:value-type="float" office:value="4000647.66666667" calcext:value-type="float">
            <text:p>4,000,648</text:p>
          </table:table-cell>
          <table:table-cell table:style-name="ce7" table:formula="of:=SQRT((1/3)*(([.M45]-[.Q45])*([.M45]-[.Q45]) + ([.N45]-[.Q45])*([.N45]-[.Q45]) + ([.O45]-[.Q45])*([.O45]-[.Q45])))" office:value-type="float" office:value="185746.400069796" calcext:value-type="float">
            <text:p>185,746</text:p>
          </table:table-cell>
        </table:table-row>
        <table:table-row table:style-name="ro1">
          <table:table-cell office:value-type="string" calcext:value-type="string">
            <text:p>L1D_PEND_MISS.PENDING</text:p>
          </table:table-cell>
          <table:table-cell office:value-type="string" calcext:value-type="string">
            <text:p>r0148:u</text:p>
          </table:table-cell>
          <table:table-cell/>
          <table:table-cell office:value-type="float" office:value="226838838" calcext:value-type="float">
            <text:p>226838838</text:p>
          </table:table-cell>
          <table:table-cell office:value-type="float" office:value="277012787" calcext:value-type="float">
            <text:p>277012787</text:p>
          </table:table-cell>
          <table:table-cell office:value-type="float" office:value="278375895" calcext:value-type="float">
            <text:p>278375895</text:p>
          </table:table-cell>
          <table:table-cell/>
          <table:table-cell office:value-type="float" office:value="21859986180" calcext:value-type="float">
            <text:p>21859986180</text:p>
          </table:table-cell>
          <table:table-cell office:value-type="float" office:value="26047412849" calcext:value-type="float">
            <text:p>26047412849</text:p>
          </table:table-cell>
          <table:table-cell office:value-type="float" office:value="25896561278" calcext:value-type="float">
            <text:p>25896561278</text:p>
          </table:table-cell>
          <table:table-cell table:style-name="ce7" table:number-columns-repeated="2"/>
          <table:table-cell table:style-name="ce7" table:formula="of:=ROUND(([.H46]-[.D46])/100)" office:value-type="float" office:value="216331473" calcext:value-type="float">
            <text:p>216,331,473</text:p>
          </table:table-cell>
          <table:table-cell table:style-name="ce7" table:formula="of:=ROUND(([.I46]-[.E46])/100)" office:value-type="float" office:value="257704001" calcext:value-type="float">
            <text:p>257,704,001</text:p>
          </table:table-cell>
          <table:table-cell table:style-name="ce7" table:formula="of:=ROUND(([.J46]-[.F46])/100)" office:value-type="float" office:value="256181854" calcext:value-type="float">
            <text:p>256,181,854</text:p>
          </table:table-cell>
          <table:table-cell table:style-name="ce7"/>
          <table:table-cell table:style-name="ce7" table:formula="of:=([.M46]+[.N46]+[.O46])/3" office:value-type="float" office:value="243405776" calcext:value-type="float">
            <text:p>243,405,776</text:p>
          </table:table-cell>
          <table:table-cell table:style-name="ce7" table:formula="of:=SQRT((1/3)*(([.M46]-[.Q46])*([.M46]-[.Q46]) + ([.N46]-[.Q46])*([.N46]-[.Q46]) + ([.O46]-[.Q46])*([.O46]-[.Q46])))" office:value-type="float" office:value="19154505.9115648" calcext:value-type="float">
            <text:p>19,154,506</text:p>
          </table:table-cell>
        </table:table-row>
        <table:table-row table:style-name="ro1">
          <table:table-cell office:value-type="string" calcext:value-type="string">
            <text:p>DTLB_STORE_MISSES.MISS_CAUSES_A_WALK</text:p>
          </table:table-cell>
          <table:table-cell office:value-type="string" calcext:value-type="string">
            <text:p>r0149:u</text:p>
          </table:table-cell>
          <table:table-cell/>
          <table:table-cell office:value-type="float" office:value="401293" calcext:value-type="float">
            <text:p>401293</text:p>
          </table:table-cell>
          <table:table-cell office:value-type="float" office:value="401202" calcext:value-type="float">
            <text:p>401202</text:p>
          </table:table-cell>
          <table:table-cell office:value-type="float" office:value="401260" calcext:value-type="float">
            <text:p>401260</text:p>
          </table:table-cell>
          <table:table-cell/>
          <table:table-cell office:value-type="float" office:value="412226" calcext:value-type="float">
            <text:p>412226</text:p>
          </table:table-cell>
          <table:table-cell office:value-type="float" office:value="403190" calcext:value-type="float">
            <text:p>403190</text:p>
          </table:table-cell>
          <table:table-cell office:value-type="float" office:value="403368" calcext:value-type="float">
            <text:p>403368</text:p>
          </table:table-cell>
          <table:table-cell table:style-name="ce7" table:number-columns-repeated="2"/>
          <table:table-cell table:style-name="ce7" table:formula="of:=ROUND(([.H47]-[.D47])/100)" office:value-type="float" office:value="109" calcext:value-type="float">
            <text:p>109</text:p>
          </table:table-cell>
          <table:table-cell table:style-name="ce7" table:formula="of:=ROUND(([.I47]-[.E47])/100)" office:value-type="float" office:value="20" calcext:value-type="float">
            <text:p>20</text:p>
          </table:table-cell>
          <table:table-cell table:style-name="ce7" table:formula="of:=ROUND(([.J47]-[.F47])/100)" office:value-type="float" office:value="21" calcext:value-type="float">
            <text:p>21</text:p>
          </table:table-cell>
          <table:table-cell table:style-name="ce7"/>
          <table:table-cell table:style-name="ce7" table:formula="of:=([.M47]+[.N47]+[.O47])/3" office:value-type="float" office:value="50" calcext:value-type="float">
            <text:p>50</text:p>
          </table:table-cell>
          <table:table-cell table:style-name="ce7" table:formula="of:=SQRT((1/3)*(([.M47]-[.Q47])*([.M47]-[.Q47]) + ([.N47]-[.Q47])*([.N47]-[.Q47]) + ([.O47]-[.Q47])*([.O47]-[.Q47])))" office:value-type="float" office:value="41.721297518973" calcext:value-type="float">
            <text:p>42</text:p>
          </table:table-cell>
        </table:table-row>
        <table:table-row table:style-name="ro1">
          <table:table-cell office:value-type="string" calcext:value-type="string">
            <text:p>DTLB_STORE_MISSES.WALK_COMPLETED_4K</text:p>
          </table:table-cell>
          <table:table-cell office:value-type="string" calcext:value-type="string">
            <text:p>r0249:u</text:p>
          </table:table-cell>
          <table:table-cell/>
          <table:table-cell office:value-type="float" office:value="394267" calcext:value-type="float">
            <text:p>394267</text:p>
          </table:table-cell>
          <table:table-cell office:value-type="float" office:value="394170" calcext:value-type="float">
            <text:p>394170</text:p>
          </table:table-cell>
          <table:table-cell office:value-type="float" office:value="394151" calcext:value-type="float">
            <text:p>394151</text:p>
          </table:table-cell>
          <table:table-cell/>
          <table:table-cell office:value-type="float" office:value="405130" calcext:value-type="float">
            <text:p>405130</text:p>
          </table:table-cell>
          <table:table-cell office:value-type="float" office:value="396021" calcext:value-type="float">
            <text:p>396021</text:p>
          </table:table-cell>
          <table:table-cell office:value-type="float" office:value="396184" calcext:value-type="float">
            <text:p>396184</text:p>
          </table:table-cell>
          <table:table-cell table:style-name="ce7" table:number-columns-repeated="2"/>
          <table:table-cell table:style-name="ce7" table:formula="of:=ROUND(([.H48]-[.D48])/100)" office:value-type="float" office:value="109" calcext:value-type="float">
            <text:p>109</text:p>
          </table:table-cell>
          <table:table-cell table:style-name="ce7" table:formula="of:=ROUND(([.I48]-[.E48])/100)" office:value-type="float" office:value="19" calcext:value-type="float">
            <text:p>19</text:p>
          </table:table-cell>
          <table:table-cell table:style-name="ce7" table:formula="of:=ROUND(([.J48]-[.F48])/100)" office:value-type="float" office:value="20" calcext:value-type="float">
            <text:p>20</text:p>
          </table:table-cell>
          <table:table-cell table:style-name="ce7"/>
          <table:table-cell table:style-name="ce7" table:formula="of:=([.M48]+[.N48]+[.O48])/3" office:value-type="float" office:value="49.3333333333333" calcext:value-type="float">
            <text:p>49</text:p>
          </table:table-cell>
          <table:table-cell table:style-name="ce7" table:formula="of:=SQRT((1/3)*(([.M48]-[.Q48])*([.M48]-[.Q48]) + ([.N48]-[.Q48])*([.N48]-[.Q48]) + ([.O48]-[.Q48])*([.O48]-[.Q48])))" office:value-type="float" office:value="42.1926797231726" calcext:value-type="float">
            <text:p>42</text:p>
          </table:table-cell>
        </table:table-row>
        <table:table-row table:style-name="ro1">
          <table:table-cell office:value-type="string" calcext:value-type="string">
            <text:p>DTLB_STORE_MISSES.WALK_COMPLETED_2M_4M</text:p>
          </table:table-cell>
          <table:table-cell office:value-type="string" calcext:value-type="string">
            <text:p>r04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49]-[.D49])/100)" office:value-type="float" office:value="0" calcext:value-type="float">
            <text:p>0</text:p>
          </table:table-cell>
          <table:table-cell table:style-name="ce7" table:formula="of:=ROUND(([.I49]-[.E49])/100)" office:value-type="float" office:value="0" calcext:value-type="float">
            <text:p>0</text:p>
          </table:table-cell>
          <table:table-cell table:style-name="ce7" table:formula="of:=ROUND(([.J49]-[.F49])/100)" office:value-type="float" office:value="0" calcext:value-type="float">
            <text:p>0</text:p>
          </table:table-cell>
          <table:table-cell table:style-name="ce7"/>
          <table:table-cell table:style-name="ce7" table:formula="of:=([.M49]+[.N49]+[.O49])/3" office:value-type="float" office:value="0" calcext:value-type="float">
            <text:p>0</text:p>
          </table:table-cell>
          <table:table-cell table:style-name="ce7" table:formula="of:=SQRT((1/3)*(([.M49]-[.Q49])*([.M49]-[.Q49]) + ([.N49]-[.Q49])*([.N49]-[.Q49]) + ([.O49]-[.Q49])*([.O49]-[.Q4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WALK_COMPLETED</text:p>
          </table:table-cell>
          <table:table-cell office:value-type="string" calcext:value-type="string">
            <text:p>r0e49:u</text:p>
          </table:table-cell>
          <table:table-cell/>
          <table:table-cell office:value-type="float" office:value="394227" calcext:value-type="float">
            <text:p>394227</text:p>
          </table:table-cell>
          <table:table-cell office:value-type="float" office:value="394322" calcext:value-type="float">
            <text:p>394322</text:p>
          </table:table-cell>
          <table:table-cell office:value-type="float" office:value="394276" calcext:value-type="float">
            <text:p>394276</text:p>
          </table:table-cell>
          <table:table-cell/>
          <table:table-cell office:value-type="float" office:value="404035" calcext:value-type="float">
            <text:p>404035</text:p>
          </table:table-cell>
          <table:table-cell office:value-type="float" office:value="396017" calcext:value-type="float">
            <text:p>396017</text:p>
          </table:table-cell>
          <table:table-cell office:value-type="float" office:value="396120" calcext:value-type="float">
            <text:p>396120</text:p>
          </table:table-cell>
          <table:table-cell table:style-name="ce7" table:number-columns-repeated="2"/>
          <table:table-cell table:style-name="ce7" table:formula="of:=ROUND(([.H50]-[.D50])/100)" office:value-type="float" office:value="98" calcext:value-type="float">
            <text:p>98</text:p>
          </table:table-cell>
          <table:table-cell table:style-name="ce7" table:formula="of:=ROUND(([.I50]-[.E50])/100)" office:value-type="float" office:value="17" calcext:value-type="float">
            <text:p>17</text:p>
          </table:table-cell>
          <table:table-cell table:style-name="ce7" table:formula="of:=ROUND(([.J50]-[.F50])/100)" office:value-type="float" office:value="18" calcext:value-type="float">
            <text:p>18</text:p>
          </table:table-cell>
          <table:table-cell table:style-name="ce7"/>
          <table:table-cell table:style-name="ce7" table:formula="of:=([.M50]+[.N50]+[.O50])/3" office:value-type="float" office:value="44.3333333333333" calcext:value-type="float">
            <text:p>44</text:p>
          </table:table-cell>
          <table:table-cell table:style-name="ce7" table:formula="of:=SQRT((1/3)*(([.M50]-[.Q50])*([.M50]-[.Q50]) + ([.N50]-[.Q50])*([.N50]-[.Q50]) + ([.O50]-[.Q50])*([.O50]-[.Q50])))" office:value-type="float" office:value="37.9502598439355" calcext:value-type="float">
            <text:p>38</text:p>
          </table:table-cell>
        </table:table-row>
        <table:table-row table:style-name="ro1">
          <table:table-cell office:value-type="string" calcext:value-type="string">
            <text:p>DTLB_STORE_MISSES.WALK_DURATION</text:p>
          </table:table-cell>
          <table:table-cell office:value-type="string" calcext:value-type="string">
            <text:p>r1049:u</text:p>
          </table:table-cell>
          <table:table-cell/>
          <table:table-cell office:value-type="float" office:value="8391308" calcext:value-type="float">
            <text:p>8391308</text:p>
          </table:table-cell>
          <table:table-cell office:value-type="float" office:value="8442620" calcext:value-type="float">
            <text:p>8442620</text:p>
          </table:table-cell>
          <table:table-cell office:value-type="float" office:value="8369455" calcext:value-type="float">
            <text:p>8369455</text:p>
          </table:table-cell>
          <table:table-cell/>
          <table:table-cell office:value-type="float" office:value="8785443" calcext:value-type="float">
            <text:p>8785443</text:p>
          </table:table-cell>
          <table:table-cell office:value-type="float" office:value="8550840" calcext:value-type="float">
            <text:p>8550840</text:p>
          </table:table-cell>
          <table:table-cell office:value-type="float" office:value="8340637" calcext:value-type="float">
            <text:p>8340637</text:p>
          </table:table-cell>
          <table:table-cell table:style-name="ce7" table:number-columns-repeated="2"/>
          <table:table-cell table:style-name="ce7" table:formula="of:=ROUND(([.H51]-[.D51])/100)" office:value-type="float" office:value="3941" calcext:value-type="float">
            <text:p>3,941</text:p>
          </table:table-cell>
          <table:table-cell table:style-name="ce7" table:formula="of:=ROUND(([.I51]-[.E51])/100)" office:value-type="float" office:value="1082" calcext:value-type="float">
            <text:p>1,082</text:p>
          </table:table-cell>
          <table:table-cell table:style-name="ce7" table:formula="of:=ROUND(([.J51]-[.F51])/100)" office:value-type="float" office:value="-288" calcext:value-type="float">
            <text:p>-288</text:p>
          </table:table-cell>
          <table:table-cell table:style-name="ce7"/>
          <table:table-cell table:style-name="ce7" table:formula="of:=([.M51]+[.N51]+[.O51])/3" office:value-type="float" office:value="1578.33333333333" calcext:value-type="float">
            <text:p>1,578</text:p>
          </table:table-cell>
          <table:table-cell table:style-name="ce7" table:formula="of:=SQRT((1/3)*(([.M51]-[.Q51])*([.M51]-[.Q51]) + ([.N51]-[.Q51])*([.N51]-[.Q51]) + ([.O51]-[.Q51])*([.O51]-[.Q51])))" office:value-type="float" office:value="1761.79271072268" calcext:value-type="float">
            <text:p>1,762</text:p>
          </table:table-cell>
        </table:table-row>
        <table:table-row table:style-name="ro1">
          <table:table-cell office:value-type="string" calcext:value-type="string">
            <text:p>DTLB_STORE_MISSES.STLB_HIT_4K</text:p>
          </table:table-cell>
          <table:table-cell office:value-type="string" calcext:value-type="string">
            <text:p>r2049:u</text:p>
          </table:table-cell>
          <table:table-cell/>
          <table:table-cell office:value-type="float" office:value="301730" calcext:value-type="float">
            <text:p>301730</text:p>
          </table:table-cell>
          <table:table-cell office:value-type="float" office:value="369514" calcext:value-type="float">
            <text:p>369514</text:p>
          </table:table-cell>
          <table:table-cell office:value-type="float" office:value="300956" calcext:value-type="float">
            <text:p>300956</text:p>
          </table:table-cell>
          <table:table-cell/>
          <table:table-cell office:value-type="float" office:value="407285" calcext:value-type="float">
            <text:p>407285</text:p>
          </table:table-cell>
          <table:table-cell office:value-type="float" office:value="365754" calcext:value-type="float">
            <text:p>365754</text:p>
          </table:table-cell>
          <table:table-cell office:value-type="float" office:value="317193" calcext:value-type="float">
            <text:p>317193</text:p>
          </table:table-cell>
          <table:table-cell table:style-name="ce7" table:number-columns-repeated="2"/>
          <table:table-cell table:style-name="ce7" table:formula="of:=ROUND(([.H52]-[.D52])/100)" office:value-type="float" office:value="1056" calcext:value-type="float">
            <text:p>1,056</text:p>
          </table:table-cell>
          <table:table-cell table:style-name="ce7" table:formula="of:=ROUND(([.I52]-[.E52])/100)" office:value-type="float" office:value="-38" calcext:value-type="float">
            <text:p>-38</text:p>
          </table:table-cell>
          <table:table-cell table:style-name="ce7" table:formula="of:=ROUND(([.J52]-[.F52])/100)" office:value-type="float" office:value="162" calcext:value-type="float">
            <text:p>162</text:p>
          </table:table-cell>
          <table:table-cell table:style-name="ce7"/>
          <table:table-cell table:style-name="ce7" table:formula="of:=([.M52]+[.N52]+[.O52])/3" office:value-type="float" office:value="393.333333333333" calcext:value-type="float">
            <text:p>393</text:p>
          </table:table-cell>
          <table:table-cell table:style-name="ce7" table:formula="of:=SQRT((1/3)*(([.M52]-[.Q52])*([.M52]-[.Q52]) + ([.N52]-[.Q52])*([.N52]-[.Q52]) + ([.O52]-[.Q52])*([.O52]-[.Q52])))" office:value-type="float" office:value="475.636649368215" calcext:value-type="float">
            <text:p>476</text:p>
          </table:table-cell>
        </table:table-row>
        <table:table-row table:style-name="ro1">
          <table:table-cell office:value-type="string" calcext:value-type="string">
            <text:p>DTLB_STORE_MISSES.STLB_HIT_2M</text:p>
          </table:table-cell>
          <table:table-cell office:value-type="string" calcext:value-type="string">
            <text:p>r40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53]-[.D53])/100)" office:value-type="float" office:value="0" calcext:value-type="float">
            <text:p>0</text:p>
          </table:table-cell>
          <table:table-cell table:style-name="ce7" table:formula="of:=ROUND(([.I53]-[.E53])/100)" office:value-type="float" office:value="0" calcext:value-type="float">
            <text:p>0</text:p>
          </table:table-cell>
          <table:table-cell table:style-name="ce7" table:formula="of:=ROUND(([.J53]-[.F53])/100)" office:value-type="float" office:value="0" calcext:value-type="float">
            <text:p>0</text:p>
          </table:table-cell>
          <table:table-cell table:style-name="ce7"/>
          <table:table-cell table:style-name="ce7" table:formula="of:=([.M53]+[.N53]+[.O53])/3" office:value-type="float" office:value="0" calcext:value-type="float">
            <text:p>0</text:p>
          </table:table-cell>
          <table:table-cell table:style-name="ce7" table:formula="of:=SQRT((1/3)*(([.M53]-[.Q53])*([.M53]-[.Q53]) + ([.N53]-[.Q53])*([.N53]-[.Q53]) + ([.O53]-[.Q53])*([.O53]-[.Q5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STLB_HIT</text:p>
          </table:table-cell>
          <table:table-cell office:value-type="string" calcext:value-type="string">
            <text:p>r6049:u</text:p>
          </table:table-cell>
          <table:table-cell/>
          <table:table-cell office:value-type="float" office:value="301978" calcext:value-type="float">
            <text:p>301978</text:p>
          </table:table-cell>
          <table:table-cell office:value-type="float" office:value="331213" calcext:value-type="float">
            <text:p>331213</text:p>
          </table:table-cell>
          <table:table-cell office:value-type="float" office:value="287394" calcext:value-type="float">
            <text:p>287394</text:p>
          </table:table-cell>
          <table:table-cell/>
          <table:table-cell office:value-type="float" office:value="394970" calcext:value-type="float">
            <text:p>394970</text:p>
          </table:table-cell>
          <table:table-cell office:value-type="float" office:value="289450" calcext:value-type="float">
            <text:p>289450</text:p>
          </table:table-cell>
          <table:table-cell office:value-type="float" office:value="312204" calcext:value-type="float">
            <text:p>312204</text:p>
          </table:table-cell>
          <table:table-cell table:style-name="ce7" table:number-columns-repeated="2"/>
          <table:table-cell table:style-name="ce7" table:formula="of:=ROUND(([.H54]-[.D54])/100)" office:value-type="float" office:value="930" calcext:value-type="float">
            <text:p>930</text:p>
          </table:table-cell>
          <table:table-cell table:style-name="ce7" table:formula="of:=ROUND(([.I54]-[.E54])/100)" office:value-type="float" office:value="-418" calcext:value-type="float">
            <text:p>-418</text:p>
          </table:table-cell>
          <table:table-cell table:style-name="ce7" table:formula="of:=ROUND(([.J54]-[.F54])/100)" office:value-type="float" office:value="248" calcext:value-type="float">
            <text:p>248</text:p>
          </table:table-cell>
          <table:table-cell table:style-name="ce7"/>
          <table:table-cell table:style-name="ce7" table:formula="of:=([.M54]+[.N54]+[.O54])/3" office:value-type="float" office:value="253.333333333333" calcext:value-type="float">
            <text:p>253</text:p>
          </table:table-cell>
          <table:table-cell table:style-name="ce7" table:formula="of:=SQRT((1/3)*(([.M54]-[.Q54])*([.M54]-[.Q54]) + ([.N54]-[.Q54])*([.N54]-[.Q54]) + ([.O54]-[.Q54])*([.O54]-[.Q54])))" office:value-type="float" office:value="550.33161719902" calcext:value-type="float">
            <text:p>550</text:p>
          </table:table-cell>
        </table:table-row>
        <table:table-row table:style-name="ro1">
          <table:table-cell office:value-type="string" calcext:value-type="string">
            <text:p>DTLB_STORE_MISSES.PDE_CACHE_MISS</text:p>
          </table:table-cell>
          <table:table-cell office:value-type="string" calcext:value-type="string">
            <text:p>r8049:u</text:p>
          </table:table-cell>
          <table:table-cell/>
          <table:table-cell office:value-type="float" office:value="133464" calcext:value-type="float">
            <text:p>133464</text:p>
          </table:table-cell>
          <table:table-cell office:value-type="float" office:value="132367" calcext:value-type="float">
            <text:p>132367</text:p>
          </table:table-cell>
          <table:table-cell office:value-type="float" office:value="133462" calcext:value-type="float">
            <text:p>133462</text:p>
          </table:table-cell>
          <table:table-cell/>
          <table:table-cell office:value-type="float" office:value="132719" calcext:value-type="float">
            <text:p>132719</text:p>
          </table:table-cell>
          <table:table-cell office:value-type="float" office:value="132811" calcext:value-type="float">
            <text:p>132811</text:p>
          </table:table-cell>
          <table:table-cell office:value-type="float" office:value="134562" calcext:value-type="float">
            <text:p>134562</text:p>
          </table:table-cell>
          <table:table-cell table:style-name="ce7" table:number-columns-repeated="2"/>
          <table:table-cell table:style-name="ce7" table:formula="of:=ROUND(([.H55]-[.D55])/100)" office:value-type="float" office:value="-7" calcext:value-type="float">
            <text:p>-7</text:p>
          </table:table-cell>
          <table:table-cell table:style-name="ce7" table:formula="of:=ROUND(([.I55]-[.E55])/100)" office:value-type="float" office:value="4" calcext:value-type="float">
            <text:p>4</text:p>
          </table:table-cell>
          <table:table-cell table:style-name="ce7" table:formula="of:=ROUND(([.J55]-[.F55])/100)" office:value-type="float" office:value="11" calcext:value-type="float">
            <text:p>11</text:p>
          </table:table-cell>
          <table:table-cell table:style-name="ce7"/>
          <table:table-cell table:style-name="ce7" table:formula="of:=([.M55]+[.N55]+[.O55])/3" office:value-type="float" office:value="2.66666666666667" calcext:value-type="float">
            <text:p>3</text:p>
          </table:table-cell>
          <table:table-cell table:style-name="ce7" table:formula="of:=SQRT((1/3)*(([.M55]-[.Q55])*([.M55]-[.Q55]) + ([.N55]-[.Q55])*([.N55]-[.Q55]) + ([.O55]-[.Q55])*([.O55]-[.Q55])))" office:value-type="float" office:value="7.40870359029762" calcext:value-type="float">
            <text:p>7</text:p>
          </table:table-cell>
        </table:table-row>
        <table:table-row table:style-name="ro1">
          <table:table-cell office:value-type="string" calcext:value-type="string">
            <text:p>LOAD_HIT_PRE.SW_PF</text:p>
          </table:table-cell>
          <table:table-cell office:value-type="string" calcext:value-type="string">
            <text:p>r014c:u</text:p>
          </table:table-cell>
          <table:table-cell/>
          <table:table-cell office:value-type="float" office:value="65091" calcext:value-type="float">
            <text:p>65091</text:p>
          </table:table-cell>
          <table:table-cell office:value-type="float" office:value="76647" calcext:value-type="float">
            <text:p>76647</text:p>
          </table:table-cell>
          <table:table-cell office:value-type="float" office:value="68074" calcext:value-type="float">
            <text:p>68074</text:p>
          </table:table-cell>
          <table:table-cell/>
          <table:table-cell office:value-type="float" office:value="6035265" calcext:value-type="float">
            <text:p>6035265</text:p>
          </table:table-cell>
          <table:table-cell office:value-type="float" office:value="8024226" calcext:value-type="float">
            <text:p>8024226</text:p>
          </table:table-cell>
          <table:table-cell office:value-type="float" office:value="7244588" calcext:value-type="float">
            <text:p>7244588</text:p>
          </table:table-cell>
          <table:table-cell table:style-name="ce7" table:number-columns-repeated="2"/>
          <table:table-cell table:style-name="ce7" table:formula="of:=ROUND(([.H56]-[.D56])/100)" office:value-type="float" office:value="59702" calcext:value-type="float">
            <text:p>59,702</text:p>
          </table:table-cell>
          <table:table-cell table:style-name="ce7" table:formula="of:=ROUND(([.I56]-[.E56])/100)" office:value-type="float" office:value="79476" calcext:value-type="float">
            <text:p>79,476</text:p>
          </table:table-cell>
          <table:table-cell table:style-name="ce7" table:formula="of:=ROUND(([.J56]-[.F56])/100)" office:value-type="float" office:value="71765" calcext:value-type="float">
            <text:p>71,765</text:p>
          </table:table-cell>
          <table:table-cell table:style-name="ce7"/>
          <table:table-cell table:style-name="ce7" table:formula="of:=([.M56]+[.N56]+[.O56])/3" office:value-type="float" office:value="70314.3333333333" calcext:value-type="float">
            <text:p>70,314</text:p>
          </table:table-cell>
          <table:table-cell table:style-name="ce7" table:formula="of:=SQRT((1/3)*(([.M56]-[.Q56])*([.M56]-[.Q56]) + ([.N56]-[.Q56])*([.N56]-[.Q56]) + ([.O56]-[.Q56])*([.O56]-[.Q56])))" office:value-type="float" office:value="8137.61203029215" calcext:value-type="float">
            <text:p>8,138</text:p>
          </table:table-cell>
        </table:table-row>
        <table:table-row table:style-name="ro1">
          <table:table-cell table:style-name="ce2" office:value-type="string" calcext:value-type="string">
            <text:p>LOAD_HIT_PRE.HW_PF</text:p>
          </table:table-cell>
          <table:table-cell office:value-type="string" calcext:value-type="string">
            <text:p>r024c:u</text:p>
          </table:table-cell>
          <table:table-cell/>
          <table:table-cell office:value-type="float" office:value="41180440" calcext:value-type="float">
            <text:p>41180440</text:p>
          </table:table-cell>
          <table:table-cell office:value-type="float" office:value="41602884" calcext:value-type="float">
            <text:p>41602884</text:p>
          </table:table-cell>
          <table:table-cell office:value-type="float" office:value="46026361" calcext:value-type="float">
            <text:p>46026361</text:p>
          </table:table-cell>
          <table:table-cell/>
          <table:table-cell office:value-type="float" office:value="4332599512" calcext:value-type="float">
            <text:p>4332599512</text:p>
          </table:table-cell>
          <table:table-cell office:value-type="float" office:value="4773196368" calcext:value-type="float">
            <text:p>4773196368</text:p>
          </table:table-cell>
          <table:table-cell office:value-type="float" office:value="5967158314" calcext:value-type="float">
            <text:p>5967158314</text:p>
          </table:table-cell>
          <table:table-cell table:style-name="ce7" table:number-columns-repeated="2"/>
          <table:table-cell table:style-name="ce7" table:formula="of:=ROUND(([.H57]-[.D57])/100)" office:value-type="float" office:value="42914191" calcext:value-type="float">
            <text:p>42,914,191</text:p>
          </table:table-cell>
          <table:table-cell table:style-name="ce7" table:formula="of:=ROUND(([.I57]-[.E57])/100)" office:value-type="float" office:value="47315935" calcext:value-type="float">
            <text:p>47,315,935</text:p>
          </table:table-cell>
          <table:table-cell table:style-name="ce7" table:formula="of:=ROUND(([.J57]-[.F57])/100)" office:value-type="float" office:value="59211320" calcext:value-type="float">
            <text:p>59,211,320</text:p>
          </table:table-cell>
          <table:table-cell table:style-name="ce7"/>
          <table:table-cell table:style-name="ce7" table:formula="of:=([.M57]+[.N57]+[.O57])/3" office:value-type="float" office:value="49813815.3333333" calcext:value-type="float">
            <text:p>49,813,815</text:p>
          </table:table-cell>
          <table:table-cell table:style-name="ce7" table:formula="of:=SQRT((1/3)*(([.M57]-[.Q57])*([.M57]-[.Q57]) + ([.N57]-[.Q57])*([.N57]-[.Q57]) + ([.O57]-[.Q57])*([.O57]-[.Q57])))" office:value-type="float" office:value="6883732.41928148" calcext:value-type="float">
            <text:p>6,883,732</text:p>
          </table:table-cell>
        </table:table-row>
        <table:table-row table:style-name="ro1">
          <table:table-cell office:value-type="string" calcext:value-type="string">
            <text:p>L1D.REPLACEMENT</text:p>
          </table:table-cell>
          <table:table-cell office:value-type="string" calcext:value-type="string">
            <text:p>r0151:u</text:p>
          </table:table-cell>
          <table:table-cell/>
          <table:table-cell office:value-type="float" office:value="12725222" calcext:value-type="float">
            <text:p>12725222</text:p>
          </table:table-cell>
          <table:table-cell office:value-type="float" office:value="12717885" calcext:value-type="float">
            <text:p>12717885</text:p>
          </table:table-cell>
          <table:table-cell office:value-type="float" office:value="12674037" calcext:value-type="float">
            <text:p>12674037</text:p>
          </table:table-cell>
          <table:table-cell/>
          <table:table-cell office:value-type="float" office:value="1273183619" calcext:value-type="float">
            <text:p>1273183619</text:p>
          </table:table-cell>
          <table:table-cell office:value-type="float" office:value="1268134884" calcext:value-type="float">
            <text:p>1268134884</text:p>
          </table:table-cell>
          <table:table-cell office:value-type="float" office:value="1259391855" calcext:value-type="float">
            <text:p>1259391855</text:p>
          </table:table-cell>
          <table:table-cell table:style-name="ce7" table:number-columns-repeated="2"/>
          <table:table-cell table:style-name="ce7" table:formula="of:=ROUND(([.H58]-[.D58])/100)" office:value-type="float" office:value="12604584" calcext:value-type="float">
            <text:p>12,604,584</text:p>
          </table:table-cell>
          <table:table-cell table:style-name="ce7" table:formula="of:=ROUND(([.I58]-[.E58])/100)" office:value-type="float" office:value="12554170" calcext:value-type="float">
            <text:p>12,554,170</text:p>
          </table:table-cell>
          <table:table-cell table:style-name="ce7" table:formula="of:=ROUND(([.J58]-[.F58])/100)" office:value-type="float" office:value="12467178" calcext:value-type="float">
            <text:p>12,467,178</text:p>
          </table:table-cell>
          <table:table-cell table:style-name="ce7"/>
          <table:table-cell table:style-name="ce7" table:formula="of:=([.M58]+[.N58]+[.O58])/3" office:value-type="float" office:value="12541977.3333333" calcext:value-type="float">
            <text:p>12,541,977</text:p>
          </table:table-cell>
          <table:table-cell table:style-name="ce7" table:formula="of:=SQRT((1/3)*(([.M58]-[.Q58])*([.M58]-[.Q58]) + ([.N58]-[.Q58])*([.N58]-[.Q58]) + ([.O58]-[.Q58])*([.O58]-[.Q58])))" office:value-type="float" office:value="56754.4303664676" calcext:value-type="float">
            <text:p>56,754</text:p>
          </table:table-cell>
        </table:table-row>
        <table:table-row table:style-name="ro1">
          <table:table-cell office:value-type="string" calcext:value-type="string">
            <text:p>MOVE_ELIMINATION.INT_NOT_ELIMINATED</text:p>
          </table:table-cell>
          <table:table-cell office:value-type="string" calcext:value-type="string">
            <text:p>r0458:u</text:p>
          </table:table-cell>
          <table:table-cell/>
          <table:table-cell office:value-type="float" office:value="315845" calcext:value-type="float">
            <text:p>315845</text:p>
          </table:table-cell>
          <table:table-cell office:value-type="float" office:value="315838" calcext:value-type="float">
            <text:p>315838</text:p>
          </table:table-cell>
          <table:table-cell office:value-type="float" office:value="315910" calcext:value-type="float">
            <text:p>315910</text:p>
          </table:table-cell>
          <table:table-cell/>
          <table:table-cell office:value-type="float" office:value="317280" calcext:value-type="float">
            <text:p>317280</text:p>
          </table:table-cell>
          <table:table-cell office:value-type="float" office:value="317453" calcext:value-type="float">
            <text:p>317453</text:p>
          </table:table-cell>
          <table:table-cell office:value-type="float" office:value="317292" calcext:value-type="float">
            <text:p>317292</text:p>
          </table:table-cell>
          <table:table-cell table:style-name="ce7" table:number-columns-repeated="2"/>
          <table:table-cell table:style-name="ce7" table:formula="of:=ROUND(([.H59]-[.D59])/100)" office:value-type="float" office:value="14" calcext:value-type="float">
            <text:p>14</text:p>
          </table:table-cell>
          <table:table-cell table:style-name="ce7" table:formula="of:=ROUND(([.I59]-[.E59])/100)" office:value-type="float" office:value="16" calcext:value-type="float">
            <text:p>16</text:p>
          </table:table-cell>
          <table:table-cell table:style-name="ce7" table:formula="of:=ROUND(([.J59]-[.F59])/100)" office:value-type="float" office:value="14" calcext:value-type="float">
            <text:p>14</text:p>
          </table:table-cell>
          <table:table-cell table:style-name="ce7"/>
          <table:table-cell table:style-name="ce7" table:formula="of:=([.M59]+[.N59]+[.O59])/3" office:value-type="float" office:value="14.6666666666667" calcext:value-type="float">
            <text:p>15</text:p>
          </table:table-cell>
          <table:table-cell table:style-name="ce7" table:formula="of:=SQRT((1/3)*(([.M59]-[.Q59])*([.M59]-[.Q59]) + ([.N59]-[.Q59])*([.N59]-[.Q59]) + ([.O59]-[.Q59])*([.O59]-[.Q59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MOVE_ELIMINATION.SIMD_NOT_ELIMINATED</text:p>
          </table:table-cell>
          <table:table-cell office:value-type="string" calcext:value-type="string">
            <text:p>r0858:u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table:style-name="ce7" table:number-columns-repeated="2"/>
          <table:table-cell table:style-name="ce7" table:formula="of:=ROUND(([.H60]-[.D60])/100)" office:value-type="float" office:value="1" calcext:value-type="float">
            <text:p>1</text:p>
          </table:table-cell>
          <table:table-cell table:style-name="ce7" table:formula="of:=ROUND(([.I60]-[.E60])/100)" office:value-type="float" office:value="1" calcext:value-type="float">
            <text:p>1</text:p>
          </table:table-cell>
          <table:table-cell table:style-name="ce7" table:formula="of:=ROUND(([.J60]-[.F60])/100)" office:value-type="float" office:value="1" calcext:value-type="float">
            <text:p>1</text:p>
          </table:table-cell>
          <table:table-cell table:style-name="ce7"/>
          <table:table-cell table:style-name="ce7" table:formula="of:=([.M60]+[.N60]+[.O60])/3" office:value-type="float" office:value="1" calcext:value-type="float">
            <text:p>1</text:p>
          </table:table-cell>
          <table:table-cell table:style-name="ce7" table:formula="of:=SQRT((1/3)*(([.M60]-[.Q60])*([.M60]-[.Q60]) + ([.N60]-[.Q60])*([.N60]-[.Q60]) + ([.O60]-[.Q60])*([.O60]-[.Q6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_ELIMINATION.INT_ELIMINATED</text:p>
          </table:table-cell>
          <table:table-cell office:value-type="string" calcext:value-type="string">
            <text:p>r0158:u</text:p>
          </table:table-cell>
          <table:table-cell/>
          <table:table-cell office:value-type="float" office:value="2070400" calcext:value-type="float">
            <text:p>2070400</text:p>
          </table:table-cell>
          <table:table-cell office:value-type="float" office:value="2068722" calcext:value-type="float">
            <text:p>2068722</text:p>
          </table:table-cell>
          <table:table-cell office:value-type="float" office:value="2070777" calcext:value-type="float">
            <text:p>2070777</text:p>
          </table:table-cell>
          <table:table-cell/>
          <table:table-cell office:value-type="float" office:value="2076995" calcext:value-type="float">
            <text:p>2076995</text:p>
          </table:table-cell>
          <table:table-cell office:value-type="float" office:value="2081806" calcext:value-type="float">
            <text:p>2081806</text:p>
          </table:table-cell>
          <table:table-cell office:value-type="float" office:value="2076486" calcext:value-type="float">
            <text:p>2076486</text:p>
          </table:table-cell>
          <table:table-cell table:style-name="ce7" table:number-columns-repeated="2"/>
          <table:table-cell table:style-name="ce7" table:formula="of:=ROUND(([.H61]-[.D61])/100)" office:value-type="float" office:value="66" calcext:value-type="float">
            <text:p>66</text:p>
          </table:table-cell>
          <table:table-cell table:style-name="ce7" table:formula="of:=ROUND(([.I61]-[.E61])/100)" office:value-type="float" office:value="131" calcext:value-type="float">
            <text:p>131</text:p>
          </table:table-cell>
          <table:table-cell table:style-name="ce7" table:formula="of:=ROUND(([.J61]-[.F61])/100)" office:value-type="float" office:value="57" calcext:value-type="float">
            <text:p>57</text:p>
          </table:table-cell>
          <table:table-cell table:style-name="ce7"/>
          <table:table-cell table:style-name="ce7" table:formula="of:=([.M61]+[.N61]+[.O61])/3" office:value-type="float" office:value="84.6666666666667" calcext:value-type="float">
            <text:p>85</text:p>
          </table:table-cell>
          <table:table-cell table:style-name="ce7" table:formula="of:=SQRT((1/3)*(([.M61]-[.Q61])*([.M61]-[.Q61]) + ([.N61]-[.Q61])*([.N61]-[.Q61]) + ([.O61]-[.Q61])*([.O61]-[.Q61])))" office:value-type="float" office:value="32.9679979508749" calcext:value-type="float">
            <text:p>33</text:p>
          </table:table-cell>
        </table:table-row>
        <table:table-row table:style-name="ro1">
          <table:table-cell office:value-type="string" calcext:value-type="string">
            <text:p>MOVE_ELIMINATION.SIMD_ELIMINATED</text:p>
          </table:table-cell>
          <table:table-cell office:value-type="string" calcext:value-type="string">
            <text:p>r0258:u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table:style-name="ce7" table:number-columns-repeated="2"/>
          <table:table-cell table:style-name="ce7" table:formula="of:=ROUND(([.H62]-[.D62])/100)" office:value-type="float" office:value="1" calcext:value-type="float">
            <text:p>1</text:p>
          </table:table-cell>
          <table:table-cell table:style-name="ce7" table:formula="of:=ROUND(([.I62]-[.E62])/100)" office:value-type="float" office:value="1" calcext:value-type="float">
            <text:p>1</text:p>
          </table:table-cell>
          <table:table-cell table:style-name="ce7" table:formula="of:=ROUND(([.J62]-[.F62])/100)" office:value-type="float" office:value="1" calcext:value-type="float">
            <text:p>1</text:p>
          </table:table-cell>
          <table:table-cell table:style-name="ce7"/>
          <table:table-cell table:style-name="ce7" table:formula="of:=([.M62]+[.N62]+[.O62])/3" office:value-type="float" office:value="1" calcext:value-type="float">
            <text:p>1</text:p>
          </table:table-cell>
          <table:table-cell table:style-name="ce7" table:formula="of:=SQRT((1/3)*(([.M62]-[.Q62])*([.M62]-[.Q62]) + ([.N62]-[.Q62])*([.N62]-[.Q62]) + ([.O62]-[.Q62])*([.O62]-[.Q6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L_CYCLES.RING0</text:p>
          </table:table-cell>
          <table:table-cell office:value-type="string" calcext:value-type="string">
            <text:p>r015c:u</text:p>
          </table:table-cell>
          <table:table-cell/>
          <table:table-cell office:value-type="float" office:value="132052" calcext:value-type="float">
            <text:p>132052</text:p>
          </table:table-cell>
          <table:table-cell office:value-type="float" office:value="132090" calcext:value-type="float">
            <text:p>132090</text:p>
          </table:table-cell>
          <table:table-cell office:value-type="float" office:value="132015" calcext:value-type="float">
            <text:p>132015</text:p>
          </table:table-cell>
          <table:table-cell/>
          <table:table-cell office:value-type="float" office:value="134897" calcext:value-type="float">
            <text:p>134897</text:p>
          </table:table-cell>
          <table:table-cell office:value-type="float" office:value="133771" calcext:value-type="float">
            <text:p>133771</text:p>
          </table:table-cell>
          <table:table-cell office:value-type="float" office:value="132887" calcext:value-type="float">
            <text:p>132887</text:p>
          </table:table-cell>
          <table:table-cell table:style-name="ce7" table:number-columns-repeated="2"/>
          <table:table-cell table:style-name="ce7" table:formula="of:=ROUND(([.H63]-[.D63])/100)" office:value-type="float" office:value="28" calcext:value-type="float">
            <text:p>28</text:p>
          </table:table-cell>
          <table:table-cell table:style-name="ce7" table:formula="of:=ROUND(([.I63]-[.E63])/100)" office:value-type="float" office:value="17" calcext:value-type="float">
            <text:p>17</text:p>
          </table:table-cell>
          <table:table-cell table:style-name="ce7" table:formula="of:=ROUND(([.J63]-[.F63])/100)" office:value-type="float" office:value="9" calcext:value-type="float">
            <text:p>9</text:p>
          </table:table-cell>
          <table:table-cell table:style-name="ce7"/>
          <table:table-cell table:style-name="ce7" table:formula="of:=([.M63]+[.N63]+[.O63])/3" office:value-type="float" office:value="18" calcext:value-type="float">
            <text:p>18</text:p>
          </table:table-cell>
          <table:table-cell table:style-name="ce7" table:formula="of:=SQRT((1/3)*(([.M63]-[.Q63])*([.M63]-[.Q63]) + ([.N63]-[.Q63])*([.N63]-[.Q63]) + ([.O63]-[.Q63])*([.O63]-[.Q63])))" office:value-type="float" office:value="7.78888096369862" calcext:value-type="float">
            <text:p>8</text:p>
          </table:table-cell>
        </table:table-row>
        <table:table-row table:style-name="ro1">
          <table:table-cell office:value-type="string" calcext:value-type="string">
            <text:p>CPL_CYCLES.RING123</text:p>
          </table:table-cell>
          <table:table-cell office:value-type="string" calcext:value-type="string">
            <text:p>r025c:u</text:p>
          </table:table-cell>
          <table:table-cell/>
          <table:table-cell office:value-type="float" office:value="2063563224" calcext:value-type="float">
            <text:p>2063563224</text:p>
          </table:table-cell>
          <table:table-cell office:value-type="float" office:value="2065885103" calcext:value-type="float">
            <text:p>2065885103</text:p>
          </table:table-cell>
          <table:table-cell office:value-type="float" office:value="2061516784" calcext:value-type="float">
            <text:p>2061516784</text:p>
          </table:table-cell>
          <table:table-cell/>
          <table:table-cell office:value-type="float" office:value="18342694508" calcext:value-type="float">
            <text:p>18342694508</text:p>
          </table:table-cell>
          <table:table-cell office:value-type="float" office:value="17050274491" calcext:value-type="float">
            <text:p>17050274491</text:p>
          </table:table-cell>
          <table:table-cell office:value-type="float" office:value="16528967095" calcext:value-type="float">
            <text:p>16528967095</text:p>
          </table:table-cell>
          <table:table-cell table:style-name="ce7" table:number-columns-repeated="2"/>
          <table:table-cell table:style-name="ce7" table:formula="of:=ROUND(([.H64]-[.D64])/100)" office:value-type="float" office:value="162791313" calcext:value-type="float">
            <text:p>162,791,313</text:p>
          </table:table-cell>
          <table:table-cell table:style-name="ce7" table:formula="of:=ROUND(([.I64]-[.E64])/100)" office:value-type="float" office:value="149843894" calcext:value-type="float">
            <text:p>149,843,894</text:p>
          </table:table-cell>
          <table:table-cell table:style-name="ce7" table:formula="of:=ROUND(([.J64]-[.F64])/100)" office:value-type="float" office:value="144674503" calcext:value-type="float">
            <text:p>144,674,503</text:p>
          </table:table-cell>
          <table:table-cell table:style-name="ce7"/>
          <table:table-cell table:style-name="ce7" table:formula="of:=([.M64]+[.N64]+[.O64])/3" office:value-type="float" office:value="152436570" calcext:value-type="float">
            <text:p>152,436,570</text:p>
          </table:table-cell>
          <table:table-cell table:style-name="ce7" table:formula="of:=SQRT((1/3)*(([.M64]-[.Q64])*([.M64]-[.Q64]) + ([.N64]-[.Q64])*([.N64]-[.Q64]) + ([.O64]-[.Q64])*([.O64]-[.Q64])))" office:value-type="float" office:value="7619981.52993199" calcext:value-type="float">
            <text:p>7,619,982</text:p>
          </table:table-cell>
        </table:table-row>
        <table:table-row table:style-name="ro1">
          <table:table-cell office:value-type="string" calcext:value-type="string">
            <text:p>RS_EVENTS.EMPTY_CYCLES</text:p>
          </table:table-cell>
          <table:table-cell office:value-type="string" calcext:value-type="string">
            <text:p>r015e:u</text:p>
          </table:table-cell>
          <table:table-cell/>
          <table:table-cell office:value-type="float" office:value="72113874" calcext:value-type="float">
            <text:p>72113874</text:p>
          </table:table-cell>
          <table:table-cell office:value-type="float" office:value="73829022" calcext:value-type="float">
            <text:p>73829022</text:p>
          </table:table-cell>
          <table:table-cell office:value-type="float" office:value="73361087" calcext:value-type="float">
            <text:p>73361087</text:p>
          </table:table-cell>
          <table:table-cell/>
          <table:table-cell office:value-type="float" office:value="277998373" calcext:value-type="float">
            <text:p>277998373</text:p>
          </table:table-cell>
          <table:table-cell office:value-type="float" office:value="207544937" calcext:value-type="float">
            <text:p>207544937</text:p>
          </table:table-cell>
          <table:table-cell office:value-type="float" office:value="148639293" calcext:value-type="float">
            <text:p>148639293</text:p>
          </table:table-cell>
          <table:table-cell table:style-name="ce7" table:number-columns-repeated="2"/>
          <table:table-cell table:style-name="ce7" table:formula="of:=ROUND(([.H65]-[.D65])/100)" office:value-type="float" office:value="2058845" calcext:value-type="float">
            <text:p>2,058,845</text:p>
          </table:table-cell>
          <table:table-cell table:style-name="ce7" table:formula="of:=ROUND(([.I65]-[.E65])/100)" office:value-type="float" office:value="1337159" calcext:value-type="float">
            <text:p>1,337,159</text:p>
          </table:table-cell>
          <table:table-cell table:style-name="ce7" table:formula="of:=ROUND(([.J65]-[.F65])/100)" office:value-type="float" office:value="752782" calcext:value-type="float">
            <text:p>752,782</text:p>
          </table:table-cell>
          <table:table-cell table:style-name="ce7"/>
          <table:table-cell table:style-name="ce7" table:formula="of:=([.M65]+[.N65]+[.O65])/3" office:value-type="float" office:value="1382928.66666667" calcext:value-type="float">
            <text:p>1,382,929</text:p>
          </table:table-cell>
          <table:table-cell table:style-name="ce7" table:formula="of:=SQRT((1/3)*(([.M65]-[.Q65])*([.M65]-[.Q65]) + ([.N65]-[.Q65])*([.N65]-[.Q65]) + ([.O65]-[.Q65])*([.O65]-[.Q65])))" office:value-type="float" office:value="534179.299974789" calcext:value-type="float">
            <text:p>534,179</text:p>
          </table:table-cell>
        </table:table-row>
        <table:table-row table:style-name="ro1">
          <table:table-cell office:value-type="string" calcext:value-type="string">
            <text:p>OFFCORE_REQUESTS_OUTSTANDING.DEMAND_DATA_RD</text:p>
          </table:table-cell>
          <table:table-cell office:value-type="string" calcext:value-type="string">
            <text:p>r0160:u</text:p>
          </table:table-cell>
          <table:table-cell/>
          <table:table-cell office:value-type="float" office:value="4857554420" calcext:value-type="float">
            <text:p>4857554420</text:p>
          </table:table-cell>
          <table:table-cell office:value-type="float" office:value="4659913301" calcext:value-type="float">
            <text:p>4659913301</text:p>
          </table:table-cell>
          <table:table-cell office:value-type="float" office:value="5085138428" calcext:value-type="float">
            <text:p>5085138428</text:p>
          </table:table-cell>
          <table:table-cell/>
          <table:table-cell office:value-type="float" office:value="136466835484" calcext:value-type="float">
            <text:p>136466835484</text:p>
          </table:table-cell>
          <table:table-cell office:value-type="float" office:value="126569940491" calcext:value-type="float">
            <text:p>126569940491</text:p>
          </table:table-cell>
          <table:table-cell office:value-type="float" office:value="127616218045" calcext:value-type="float">
            <text:p>127616218045</text:p>
          </table:table-cell>
          <table:table-cell table:style-name="ce7" table:number-columns-repeated="2"/>
          <table:table-cell table:style-name="ce7" table:formula="of:=ROUND(([.H66]-[.D66])/100)" office:value-type="float" office:value="1316092811" calcext:value-type="float">
            <text:p>1,316,092,811</text:p>
          </table:table-cell>
          <table:table-cell table:style-name="ce7" table:formula="of:=ROUND(([.I66]-[.E66])/100)" office:value-type="float" office:value="1219100272" calcext:value-type="float">
            <text:p>1,219,100,272</text:p>
          </table:table-cell>
          <table:table-cell table:style-name="ce7" table:formula="of:=ROUND(([.J66]-[.F66])/100)" office:value-type="float" office:value="1225310796" calcext:value-type="float">
            <text:p>1,225,310,796</text:p>
          </table:table-cell>
          <table:table-cell table:style-name="ce7"/>
          <table:table-cell table:style-name="ce7" table:formula="of:=([.M66]+[.N66]+[.O66])/3" office:value-type="float" office:value="1253501293" calcext:value-type="float">
            <text:p>1,253,501,293</text:p>
          </table:table-cell>
          <table:table-cell table:style-name="ce7" table:formula="of:=SQRT((1/3)*(([.M66]-[.Q66])*([.M66]-[.Q66]) + ([.N66]-[.Q66])*([.N66]-[.Q66]) + ([.O66]-[.Q66])*([.O66]-[.Q66])))" office:value-type="float" office:value="44331450.4330495" calcext:value-type="float">
            <text:p>44,331,450</text:p>
          </table:table-cell>
        </table:table-row>
        <table:table-row table:style-name="ro1">
          <table:table-cell office:value-type="string" calcext:value-type="string">
            <text:p>OFFCORE_REQUESTS_OUTSTANDING.DEMAND_CODE_RD</text:p>
          </table:table-cell>
          <table:table-cell office:value-type="string" calcext:value-type="string">
            <text:p>r0260:u</text:p>
          </table:table-cell>
          <table:table-cell/>
          <table:table-cell office:value-type="float" office:value="3460059933" calcext:value-type="float">
            <text:p>3460059933</text:p>
          </table:table-cell>
          <table:table-cell office:value-type="float" office:value="4279366764" calcext:value-type="float">
            <text:p>4279366764</text:p>
          </table:table-cell>
          <table:table-cell office:value-type="float" office:value="2927456315" calcext:value-type="float">
            <text:p>2927456315</text:p>
          </table:table-cell>
          <table:table-cell/>
          <table:table-cell office:value-type="float" office:value="2736375341" calcext:value-type="float">
            <text:p>2736375341</text:p>
          </table:table-cell>
          <table:table-cell office:value-type="float" office:value="2937553322" calcext:value-type="float">
            <text:p>2937553322</text:p>
          </table:table-cell>
          <table:table-cell office:value-type="float" office:value="2914821930" calcext:value-type="float">
            <text:p>2914821930</text:p>
          </table:table-cell>
          <table:table-cell table:style-name="ce7" table:number-columns-repeated="2"/>
          <table:table-cell table:style-name="ce7" table:formula="of:=ROUND(([.H67]-[.D67])/100)" office:value-type="float" office:value="-7236846" calcext:value-type="float">
            <text:p>-7,236,846</text:p>
          </table:table-cell>
          <table:table-cell table:style-name="ce7" table:formula="of:=ROUND(([.I67]-[.E67])/100)" office:value-type="float" office:value="-13418134" calcext:value-type="float">
            <text:p>-13,418,134</text:p>
          </table:table-cell>
          <table:table-cell table:style-name="ce7" table:formula="of:=ROUND(([.J67]-[.F67])/100)" office:value-type="float" office:value="-126344" calcext:value-type="float">
            <text:p>-126,344</text:p>
          </table:table-cell>
          <table:table-cell table:style-name="ce7"/>
          <table:table-cell table:style-name="ce7" table:formula="of:=([.M67]+[.N67]+[.O67])/3" office:value-type="float" office:value="-6927108" calcext:value-type="float">
            <text:p>-6,927,108</text:p>
          </table:table-cell>
          <table:table-cell table:style-name="ce7" table:formula="of:=SQRT((1/3)*(([.M67]-[.Q67])*([.M67]-[.Q67]) + ([.N67]-[.Q67])*([.N67]-[.Q67]) + ([.O67]-[.Q67])*([.O67]-[.Q67])))" office:value-type="float" office:value="5430768.73456591" calcext:value-type="float">
            <text:p>5,430,769</text:p>
          </table:table-cell>
        </table:table-row>
        <table:table-row table:style-name="ro1">
          <table:table-cell office:value-type="string" calcext:value-type="string">
            <text:p>OFFCORE_REQUESTS_OUTSTANDING.DEMAND_RFO</text:p>
          </table:table-cell>
          <table:table-cell office:value-type="string" calcext:value-type="string">
            <text:p>r0460:u</text:p>
          </table:table-cell>
          <table:table-cell/>
          <table:table-cell office:value-type="float" office:value="223254166" calcext:value-type="float">
            <text:p>223254166</text:p>
          </table:table-cell>
          <table:table-cell office:value-type="float" office:value="158585805" calcext:value-type="float">
            <text:p>158585805</text:p>
          </table:table-cell>
          <table:table-cell office:value-type="float" office:value="136434116" calcext:value-type="float">
            <text:p>136434116</text:p>
          </table:table-cell>
          <table:table-cell/>
          <table:table-cell office:value-type="float" office:value="1909876036" calcext:value-type="float">
            <text:p>1909876036</text:p>
          </table:table-cell>
          <table:table-cell office:value-type="float" office:value="1224415709" calcext:value-type="float">
            <text:p>1224415709</text:p>
          </table:table-cell>
          <table:table-cell office:value-type="float" office:value="1167225340" calcext:value-type="float">
            <text:p>1167225340</text:p>
          </table:table-cell>
          <table:table-cell table:style-name="ce7" table:number-columns-repeated="2"/>
          <table:table-cell table:style-name="ce7" table:formula="of:=ROUND(([.H68]-[.D68])/100)" office:value-type="float" office:value="16866219" calcext:value-type="float">
            <text:p>16,866,219</text:p>
          </table:table-cell>
          <table:table-cell table:style-name="ce7" table:formula="of:=ROUND(([.I68]-[.E68])/100)" office:value-type="float" office:value="10658299" calcext:value-type="float">
            <text:p>10,658,299</text:p>
          </table:table-cell>
          <table:table-cell table:style-name="ce7" table:formula="of:=ROUND(([.J68]-[.F68])/100)" office:value-type="float" office:value="10307912" calcext:value-type="float">
            <text:p>10,307,912</text:p>
          </table:table-cell>
          <table:table-cell table:style-name="ce7"/>
          <table:table-cell table:style-name="ce7" table:formula="of:=([.M68]+[.N68]+[.O68])/3" office:value-type="float" office:value="12610810" calcext:value-type="float">
            <text:p>12,610,810</text:p>
          </table:table-cell>
          <table:table-cell table:style-name="ce7" table:formula="of:=SQRT((1/3)*(([.M68]-[.Q68])*([.M68]-[.Q68]) + ([.N68]-[.Q68])*([.N68]-[.Q68]) + ([.O68]-[.Q68])*([.O68]-[.Q68])))" office:value-type="float" office:value="3012426.71616567" calcext:value-type="float">
            <text:p>3,012,427</text:p>
          </table:table-cell>
        </table:table-row>
        <table:table-row table:style-name="ro1">
          <table:table-cell office:value-type="string" calcext:value-type="string">
            <text:p>OFFCORE_REQUESTS_OUTSTANDING.ALL_DATA_RD</text:p>
          </table:table-cell>
          <table:table-cell office:value-type="string" calcext:value-type="string">
            <text:p>r0860:u</text:p>
          </table:table-cell>
          <table:table-cell/>
          <table:table-cell office:value-type="float" office:value="4650656026" calcext:value-type="float">
            <text:p>4650656026</text:p>
          </table:table-cell>
          <table:table-cell office:value-type="float" office:value="4424621857" calcext:value-type="float">
            <text:p>4424621857</text:p>
          </table:table-cell>
          <table:table-cell office:value-type="float" office:value="4669982442" calcext:value-type="float">
            <text:p>4669982442</text:p>
          </table:table-cell>
          <table:table-cell/>
          <table:table-cell office:value-type="float" office:value="152941725798" calcext:value-type="float">
            <text:p>152941725798</text:p>
          </table:table-cell>
          <table:table-cell office:value-type="float" office:value="153587167864" calcext:value-type="float">
            <text:p>153587167864</text:p>
          </table:table-cell>
          <table:table-cell office:value-type="float" office:value="155193666504" calcext:value-type="float">
            <text:p>155193666504</text:p>
          </table:table-cell>
          <table:table-cell table:style-name="ce7" table:number-columns-repeated="2"/>
          <table:table-cell table:style-name="ce7" table:formula="of:=ROUND(([.H69]-[.D69])/100)" office:value-type="float" office:value="1482910698" calcext:value-type="float">
            <text:p>1,482,910,698</text:p>
          </table:table-cell>
          <table:table-cell table:style-name="ce7" table:formula="of:=ROUND(([.I69]-[.E69])/100)" office:value-type="float" office:value="1491625460" calcext:value-type="float">
            <text:p>1,491,625,460</text:p>
          </table:table-cell>
          <table:table-cell table:style-name="ce7" table:formula="of:=ROUND(([.J69]-[.F69])/100)" office:value-type="float" office:value="1505236841" calcext:value-type="float">
            <text:p>1,505,236,841</text:p>
          </table:table-cell>
          <table:table-cell table:style-name="ce7"/>
          <table:table-cell table:style-name="ce7" table:formula="of:=([.M69]+[.N69]+[.O69])/3" office:value-type="float" office:value="1493257666.33333" calcext:value-type="float">
            <text:p>1,493,257,666</text:p>
          </table:table-cell>
          <table:table-cell table:style-name="ce7" table:formula="of:=SQRT((1/3)*(([.M69]-[.Q69])*([.M69]-[.Q69]) + ([.N69]-[.Q69])*([.N69]-[.Q69]) + ([.O69]-[.Q69])*([.O69]-[.Q69])))" office:value-type="float" office:value="9187391.30366694" calcext:value-type="float">
            <text:p>9,187,391</text:p>
          </table:table-cell>
        </table:table-row>
        <table:table-row table:style-name="ro1">
          <table:table-cell office:value-type="string" calcext:value-type="string">
            <text:p>LOCK_CYCLES.SPLIT_LOCK_UC_LOCK_DURATION</text:p>
          </table:table-cell>
          <table:table-cell office:value-type="string" calcext:value-type="string">
            <text:p>r016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0]-[.D70])/100)" office:value-type="float" office:value="0" calcext:value-type="float">
            <text:p>0</text:p>
          </table:table-cell>
          <table:table-cell table:style-name="ce7" table:formula="of:=ROUND(([.I70]-[.E70])/100)" office:value-type="float" office:value="0" calcext:value-type="float">
            <text:p>0</text:p>
          </table:table-cell>
          <table:table-cell table:style-name="ce7" table:formula="of:=ROUND(([.J70]-[.F70])/100)" office:value-type="float" office:value="0" calcext:value-type="float">
            <text:p>0</text:p>
          </table:table-cell>
          <table:table-cell table:style-name="ce7"/>
          <table:table-cell table:style-name="ce7" table:formula="of:=([.M70]+[.N70]+[.O70])/3" office:value-type="float" office:value="0" calcext:value-type="float">
            <text:p>0</text:p>
          </table:table-cell>
          <table:table-cell table:style-name="ce7" table:formula="of:=SQRT((1/3)*(([.M70]-[.Q70])*([.M70]-[.Q70]) + ([.N70]-[.Q70])*([.N70]-[.Q70]) + ([.O70]-[.Q70])*([.O70]-[.Q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_CYCLES.CACHE_LOCK_DURATION</text:p>
          </table:table-cell>
          <table:table-cell office:value-type="string" calcext:value-type="string">
            <text:p>r0263:u</text:p>
          </table:table-cell>
          <table:table-cell/>
          <table:table-cell table:number-columns-repeated="3" office:value-type="float" office:value="212" calcext:value-type="float">
            <text:p>212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style-name="ce7" table:number-columns-repeated="2"/>
          <table:table-cell table:style-name="ce7" table:formula="of:=ROUND(([.H71]-[.D71])/100)" office:value-type="float" office:value="-0" calcext:value-type="float">
            <text:p>0</text:p>
          </table:table-cell>
          <table:table-cell table:style-name="ce7" table:formula="of:=ROUND(([.I71]-[.E71])/100)" office:value-type="float" office:value="-0" calcext:value-type="float">
            <text:p>0</text:p>
          </table:table-cell>
          <table:table-cell table:style-name="ce7" table:formula="of:=ROUND(([.J71]-[.F71])/100)" office:value-type="float" office:value="-0" calcext:value-type="float">
            <text:p>0</text:p>
          </table:table-cell>
          <table:table-cell table:style-name="ce7"/>
          <table:table-cell table:style-name="ce7" table:formula="of:=([.M71]+[.N71]+[.O71])/3" office:value-type="float" office:value="-0" calcext:value-type="float">
            <text:p>0</text:p>
          </table:table-cell>
          <table:table-cell table:style-name="ce7" table:formula="of:=SQRT((1/3)*(([.M71]-[.Q71])*([.M71]-[.Q71]) + ([.N71]-[.Q71])*([.N71]-[.Q71]) + ([.O71]-[.Q71])*([.O71]-[.Q7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Q.EMPTY</text:p>
          </table:table-cell>
          <table:table-cell office:value-type="string" calcext:value-type="string">
            <text:p>r0279:u</text:p>
          </table:table-cell>
          <table:table-cell/>
          <table:table-cell office:value-type="float" office:value="230462802" calcext:value-type="float">
            <text:p>230462802</text:p>
          </table:table-cell>
          <table:table-cell office:value-type="float" office:value="231486620" calcext:value-type="float">
            <text:p>231486620</text:p>
          </table:table-cell>
          <table:table-cell office:value-type="float" office:value="231915255" calcext:value-type="float">
            <text:p>231915255</text:p>
          </table:table-cell>
          <table:table-cell/>
          <table:table-cell office:value-type="float" office:value="394416568" calcext:value-type="float">
            <text:p>394416568</text:p>
          </table:table-cell>
          <table:table-cell office:value-type="float" office:value="326121969" calcext:value-type="float">
            <text:p>326121969</text:p>
          </table:table-cell>
          <table:table-cell office:value-type="float" office:value="300191114" calcext:value-type="float">
            <text:p>300191114</text:p>
          </table:table-cell>
          <table:table-cell table:style-name="ce7" table:number-columns-repeated="2"/>
          <table:table-cell table:style-name="ce7" table:formula="of:=ROUND(([.H72]-[.D72])/100)" office:value-type="float" office:value="1639538" calcext:value-type="float">
            <text:p>1,639,538</text:p>
          </table:table-cell>
          <table:table-cell table:style-name="ce7" table:formula="of:=ROUND(([.I72]-[.E72])/100)" office:value-type="float" office:value="946353" calcext:value-type="float">
            <text:p>946,353</text:p>
          </table:table-cell>
          <table:table-cell table:style-name="ce7" table:formula="of:=ROUND(([.J72]-[.F72])/100)" office:value-type="float" office:value="682759" calcext:value-type="float">
            <text:p>682,759</text:p>
          </table:table-cell>
          <table:table-cell table:style-name="ce7"/>
          <table:table-cell table:style-name="ce7" table:formula="of:=([.M72]+[.N72]+[.O72])/3" office:value-type="float" office:value="1089550" calcext:value-type="float">
            <text:p>1,089,550</text:p>
          </table:table-cell>
          <table:table-cell table:style-name="ce7" table:formula="of:=SQRT((1/3)*(([.M72]-[.Q72])*([.M72]-[.Q72]) + ([.N72]-[.Q72])*([.N72]-[.Q72]) + ([.O72]-[.Q72])*([.O72]-[.Q72])))" office:value-type="float" office:value="403514.187538266" calcext:value-type="float">
            <text:p>403,514</text:p>
          </table:table-cell>
        </table:table-row>
        <table:table-row table:style-name="ro1">
          <table:table-cell office:value-type="string" calcext:value-type="string">
            <text:p>IDQ.MITE_UOPS</text:p>
          </table:table-cell>
          <table:table-cell office:value-type="string" calcext:value-type="string">
            <text:p>r0479:u</text:p>
          </table:table-cell>
          <table:table-cell/>
          <table:table-cell office:value-type="float" office:value="5395183" calcext:value-type="float">
            <text:p>5395183</text:p>
          </table:table-cell>
          <table:table-cell office:value-type="float" office:value="5603774" calcext:value-type="float">
            <text:p>5603774</text:p>
          </table:table-cell>
          <table:table-cell office:value-type="float" office:value="5625052" calcext:value-type="float">
            <text:p>5625052</text:p>
          </table:table-cell>
          <table:table-cell/>
          <table:table-cell office:value-type="float" office:value="37903748" calcext:value-type="float">
            <text:p>37903748</text:p>
          </table:table-cell>
          <table:table-cell office:value-type="float" office:value="25444448" calcext:value-type="float">
            <text:p>25444448</text:p>
          </table:table-cell>
          <table:table-cell office:value-type="float" office:value="20447877" calcext:value-type="float">
            <text:p>20447877</text:p>
          </table:table-cell>
          <table:table-cell table:style-name="ce7" table:number-columns-repeated="2"/>
          <table:table-cell table:style-name="ce7" table:formula="of:=ROUND(([.H73]-[.D73])/100)" office:value-type="float" office:value="325086" calcext:value-type="float">
            <text:p>325,086</text:p>
          </table:table-cell>
          <table:table-cell table:style-name="ce7" table:formula="of:=ROUND(([.I73]-[.E73])/100)" office:value-type="float" office:value="198407" calcext:value-type="float">
            <text:p>198,407</text:p>
          </table:table-cell>
          <table:table-cell table:style-name="ce7" table:formula="of:=ROUND(([.J73]-[.F73])/100)" office:value-type="float" office:value="148228" calcext:value-type="float">
            <text:p>148,228</text:p>
          </table:table-cell>
          <table:table-cell table:style-name="ce7"/>
          <table:table-cell table:style-name="ce7" table:formula="of:=([.M73]+[.N73]+[.O73])/3" office:value-type="float" office:value="223907" calcext:value-type="float">
            <text:p>223,907</text:p>
          </table:table-cell>
          <table:table-cell table:style-name="ce7" table:formula="of:=SQRT((1/3)*(([.M73]-[.Q73])*([.M73]-[.Q73]) + ([.N73]-[.Q73])*([.N73]-[.Q73]) + ([.O73]-[.Q73])*([.O73]-[.Q73])))" office:value-type="float" office:value="74419.4219318228" calcext:value-type="float">
            <text:p>74,419</text:p>
          </table:table-cell>
        </table:table-row>
        <table:table-row table:style-name="ro1">
          <table:table-cell office:value-type="string" calcext:value-type="string">
            <text:p>IDQ.DSB_UOPS</text:p>
          </table:table-cell>
          <table:table-cell office:value-type="string" calcext:value-type="string">
            <text:p>r0879:u</text:p>
          </table:table-cell>
          <table:table-cell/>
          <table:table-cell office:value-type="float" office:value="4901886329" calcext:value-type="float">
            <text:p>4901886329</text:p>
          </table:table-cell>
          <table:table-cell office:value-type="float" office:value="4906622497" calcext:value-type="float">
            <text:p>4906622497</text:p>
          </table:table-cell>
          <table:table-cell office:value-type="float" office:value="4909365895" calcext:value-type="float">
            <text:p>4909365895</text:p>
          </table:table-cell>
          <table:table-cell/>
          <table:table-cell office:value-type="float" office:value="5886324904" calcext:value-type="float">
            <text:p>5886324904</text:p>
          </table:table-cell>
          <table:table-cell office:value-type="float" office:value="5310434164" calcext:value-type="float">
            <text:p>5310434164</text:p>
          </table:table-cell>
          <table:table-cell office:value-type="float" office:value="5238218590" calcext:value-type="float">
            <text:p>5238218590</text:p>
          </table:table-cell>
          <table:table-cell table:style-name="ce7" table:number-columns-repeated="2"/>
          <table:table-cell table:style-name="ce7" table:formula="of:=ROUND(([.H74]-[.D74])/100)" office:value-type="float" office:value="9844386" calcext:value-type="float">
            <text:p>9,844,386</text:p>
          </table:table-cell>
          <table:table-cell table:style-name="ce7" table:formula="of:=ROUND(([.I74]-[.E74])/100)" office:value-type="float" office:value="4038117" calcext:value-type="float">
            <text:p>4,038,117</text:p>
          </table:table-cell>
          <table:table-cell table:style-name="ce7" table:formula="of:=ROUND(([.J74]-[.F74])/100)" office:value-type="float" office:value="3288527" calcext:value-type="float">
            <text:p>3,288,527</text:p>
          </table:table-cell>
          <table:table-cell table:style-name="ce7"/>
          <table:table-cell table:style-name="ce7" table:formula="of:=([.M74]+[.N74]+[.O74])/3" office:value-type="float" office:value="5723676.66666667" calcext:value-type="float">
            <text:p>5,723,677</text:p>
          </table:table-cell>
          <table:table-cell table:style-name="ce7" table:formula="of:=SQRT((1/3)*(([.M74]-[.Q74])*([.M74]-[.Q74]) + ([.N74]-[.Q74])*([.N74]-[.Q74]) + ([.O74]-[.Q74])*([.O74]-[.Q74])))" office:value-type="float" office:value="2929807.20064084" calcext:value-type="float">
            <text:p>2,929,807</text:p>
          </table:table-cell>
        </table:table-row>
        <table:table-row table:style-name="ro1">
          <table:table-cell office:value-type="string" calcext:value-type="string">
            <text:p>IDQ.MS_DSB_UOPS</text:p>
          </table:table-cell>
          <table:table-cell office:value-type="string" calcext:value-type="string">
            <text:p>r1079:u</text:p>
          </table:table-cell>
          <table:table-cell/>
          <table:table-cell office:value-type="float" office:value="73756488" calcext:value-type="float">
            <text:p>73756488</text:p>
          </table:table-cell>
          <table:table-cell office:value-type="float" office:value="73751805" calcext:value-type="float">
            <text:p>73751805</text:p>
          </table:table-cell>
          <table:table-cell office:value-type="float" office:value="73785273" calcext:value-type="float">
            <text:p>73785273</text:p>
          </table:table-cell>
          <table:table-cell/>
          <table:table-cell office:value-type="float" office:value="73780525" calcext:value-type="float">
            <text:p>73780525</text:p>
          </table:table-cell>
          <table:table-cell office:value-type="float" office:value="73771048" calcext:value-type="float">
            <text:p>73771048</text:p>
          </table:table-cell>
          <table:table-cell office:value-type="float" office:value="73800864" calcext:value-type="float">
            <text:p>73800864</text:p>
          </table:table-cell>
          <table:table-cell table:style-name="ce7" table:number-columns-repeated="2"/>
          <table:table-cell table:style-name="ce7" table:formula="of:=ROUND(([.H75]-[.D75])/100)" office:value-type="float" office:value="240" calcext:value-type="float">
            <text:p>240</text:p>
          </table:table-cell>
          <table:table-cell table:style-name="ce7" table:formula="of:=ROUND(([.I75]-[.E75])/100)" office:value-type="float" office:value="192" calcext:value-type="float">
            <text:p>192</text:p>
          </table:table-cell>
          <table:table-cell table:style-name="ce7" table:formula="of:=ROUND(([.J75]-[.F75])/100)" office:value-type="float" office:value="156" calcext:value-type="float">
            <text:p>156</text:p>
          </table:table-cell>
          <table:table-cell table:style-name="ce7"/>
          <table:table-cell table:style-name="ce7" table:formula="of:=([.M75]+[.N75]+[.O75])/3" office:value-type="float" office:value="196" calcext:value-type="float">
            <text:p>196</text:p>
          </table:table-cell>
          <table:table-cell table:style-name="ce7" table:formula="of:=SQRT((1/3)*(([.M75]-[.Q75])*([.M75]-[.Q75]) + ([.N75]-[.Q75])*([.N75]-[.Q75]) + ([.O75]-[.Q75])*([.O75]-[.Q75])))" office:value-type="float" office:value="34.4093010681705" calcext:value-type="float">
            <text:p>34</text:p>
          </table:table-cell>
        </table:table-row>
        <table:table-row table:style-name="ro1">
          <table:table-cell office:value-type="string" calcext:value-type="string">
            <text:p>IDQ.MS_MITE_UOPS</text:p>
          </table:table-cell>
          <table:table-cell office:value-type="string" calcext:value-type="string">
            <text:p>r2079:u</text:p>
          </table:table-cell>
          <table:table-cell/>
          <table:table-cell office:value-type="float" office:value="62016652" calcext:value-type="float">
            <text:p>62016652</text:p>
          </table:table-cell>
          <table:table-cell office:value-type="float" office:value="61870722" calcext:value-type="float">
            <text:p>61870722</text:p>
          </table:table-cell>
          <table:table-cell office:value-type="float" office:value="62101091" calcext:value-type="float">
            <text:p>62101091</text:p>
          </table:table-cell>
          <table:table-cell/>
          <table:table-cell office:value-type="float" office:value="91396307" calcext:value-type="float">
            <text:p>91396307</text:p>
          </table:table-cell>
          <table:table-cell office:value-type="float" office:value="89433723" calcext:value-type="float">
            <text:p>89433723</text:p>
          </table:table-cell>
          <table:table-cell office:value-type="float" office:value="87205705" calcext:value-type="float">
            <text:p>87205705</text:p>
          </table:table-cell>
          <table:table-cell table:style-name="ce7" table:number-columns-repeated="2"/>
          <table:table-cell table:style-name="ce7" table:formula="of:=ROUND(([.H76]-[.D76])/100)" office:value-type="float" office:value="293797" calcext:value-type="float">
            <text:p>293,797</text:p>
          </table:table-cell>
          <table:table-cell table:style-name="ce7" table:formula="of:=ROUND(([.I76]-[.E76])/100)" office:value-type="float" office:value="275630" calcext:value-type="float">
            <text:p>275,630</text:p>
          </table:table-cell>
          <table:table-cell table:style-name="ce7" table:formula="of:=ROUND(([.J76]-[.F76])/100)" office:value-type="float" office:value="251046" calcext:value-type="float">
            <text:p>251,046</text:p>
          </table:table-cell>
          <table:table-cell table:style-name="ce7"/>
          <table:table-cell table:style-name="ce7" table:formula="of:=([.M76]+[.N76]+[.O76])/3" office:value-type="float" office:value="273491" calcext:value-type="float">
            <text:p>273,491</text:p>
          </table:table-cell>
          <table:table-cell table:style-name="ce7" table:formula="of:=SQRT((1/3)*(([.M76]-[.Q76])*([.M76]-[.Q76]) + ([.N76]-[.Q76])*([.N76]-[.Q76]) + ([.O76]-[.Q76])*([.O76]-[.Q76])))" office:value-type="float" office:value="17518.4377347601" calcext:value-type="float">
            <text:p>17,518</text:p>
          </table:table-cell>
        </table:table-row>
        <table:table-row table:style-name="ro1">
          <table:table-cell office:value-type="string" calcext:value-type="string">
            <text:p>IDQ.MS_UOPS</text:p>
          </table:table-cell>
          <table:table-cell office:value-type="string" calcext:value-type="string">
            <text:p>r3079:u</text:p>
          </table:table-cell>
          <table:table-cell/>
          <table:table-cell office:value-type="float" office:value="135773140" calcext:value-type="float">
            <text:p>135773140</text:p>
          </table:table-cell>
          <table:table-cell office:value-type="float" office:value="135622527" calcext:value-type="float">
            <text:p>135622527</text:p>
          </table:table-cell>
          <table:table-cell office:value-type="float" office:value="135886364" calcext:value-type="float">
            <text:p>135886364</text:p>
          </table:table-cell>
          <table:table-cell/>
          <table:table-cell office:value-type="float" office:value="165176832" calcext:value-type="float">
            <text:p>165176832</text:p>
          </table:table-cell>
          <table:table-cell office:value-type="float" office:value="163204771" calcext:value-type="float">
            <text:p>163204771</text:p>
          </table:table-cell>
          <table:table-cell office:value-type="float" office:value="161006569" calcext:value-type="float">
            <text:p>161006569</text:p>
          </table:table-cell>
          <table:table-cell table:style-name="ce7" table:number-columns-repeated="2"/>
          <table:table-cell table:style-name="ce7" table:formula="of:=ROUND(([.H77]-[.D77])/100)" office:value-type="float" office:value="294037" calcext:value-type="float">
            <text:p>294,037</text:p>
          </table:table-cell>
          <table:table-cell table:style-name="ce7" table:formula="of:=ROUND(([.I77]-[.E77])/100)" office:value-type="float" office:value="275822" calcext:value-type="float">
            <text:p>275,822</text:p>
          </table:table-cell>
          <table:table-cell table:style-name="ce7" table:formula="of:=ROUND(([.J77]-[.F77])/100)" office:value-type="float" office:value="251202" calcext:value-type="float">
            <text:p>251,202</text:p>
          </table:table-cell>
          <table:table-cell table:style-name="ce7"/>
          <table:table-cell table:style-name="ce7" table:formula="of:=([.M77]+[.N77]+[.O77])/3" office:value-type="float" office:value="273687" calcext:value-type="float">
            <text:p>273,687</text:p>
          </table:table-cell>
          <table:table-cell table:style-name="ce7" table:formula="of:=SQRT((1/3)*(([.M77]-[.Q77])*([.M77]-[.Q77]) + ([.N77]-[.Q77])*([.N77]-[.Q77]) + ([.O77]-[.Q77])*([.O77]-[.Q77])))" office:value-type="float" office:value="17552.3592906101" calcext:value-type="float">
            <text:p>17,552</text:p>
          </table:table-cell>
        </table:table-row>
        <table:table-row table:style-name="ro1">
          <table:table-cell office:value-type="string" calcext:value-type="string">
            <text:p>IDQ.ALL_DSB_CYCLES_ANY_UOPS</text:p>
          </table:table-cell>
          <table:table-cell office:value-type="string" calcext:value-type="string">
            <text:p>r01001879:u</text:p>
          </table:table-cell>
          <table:table-cell/>
          <table:table-cell office:value-type="float" office:value="1522076575" calcext:value-type="float">
            <text:p>1522076575</text:p>
          </table:table-cell>
          <table:table-cell office:value-type="float" office:value="1524543408" calcext:value-type="float">
            <text:p>1524543408</text:p>
          </table:table-cell>
          <table:table-cell office:value-type="float" office:value="1524559349" calcext:value-type="float">
            <text:p>1524559349</text:p>
          </table:table-cell>
          <table:table-cell/>
          <table:table-cell office:value-type="float" office:value="1841421535" calcext:value-type="float">
            <text:p>1841421535</text:p>
          </table:table-cell>
          <table:table-cell office:value-type="float" office:value="1654696468" calcext:value-type="float">
            <text:p>1654696468</text:p>
          </table:table-cell>
          <table:table-cell office:value-type="float" office:value="1635053579" calcext:value-type="float">
            <text:p>1635053579</text:p>
          </table:table-cell>
          <table:table-cell table:style-name="ce7" table:number-columns-repeated="2"/>
          <table:table-cell table:style-name="ce7" table:formula="of:=ROUND(([.H78]-[.D78])/100)" office:value-type="float" office:value="3193450" calcext:value-type="float">
            <text:p>3,193,450</text:p>
          </table:table-cell>
          <table:table-cell table:style-name="ce7" table:formula="of:=ROUND(([.I78]-[.E78])/100)" office:value-type="float" office:value="1301531" calcext:value-type="float">
            <text:p>1,301,531</text:p>
          </table:table-cell>
          <table:table-cell table:style-name="ce7" table:formula="of:=ROUND(([.J78]-[.F78])/100)" office:value-type="float" office:value="1104942" calcext:value-type="float">
            <text:p>1,104,942</text:p>
          </table:table-cell>
          <table:table-cell table:style-name="ce7"/>
          <table:table-cell table:style-name="ce7" table:formula="of:=([.M78]+[.N78]+[.O78])/3" office:value-type="float" office:value="1866641" calcext:value-type="float">
            <text:p>1,866,641</text:p>
          </table:table-cell>
          <table:table-cell table:style-name="ce7" table:formula="of:=SQRT((1/3)*(([.M78]-[.Q78])*([.M78]-[.Q78]) + ([.N78]-[.Q78])*([.N78]-[.Q78]) + ([.O78]-[.Q78])*([.O78]-[.Q78])))" office:value-type="float" office:value="941622.146649423" calcext:value-type="float">
            <text:p>941,622</text:p>
          </table:table-cell>
        </table:table-row>
        <table:table-row table:style-name="ro1">
          <table:table-cell office:value-type="string" calcext:value-type="string">
            <text:p>IDQ.ALL_DSB_CYCLES_4_UOPS</text:p>
          </table:table-cell>
          <table:table-cell office:value-type="string" calcext:value-type="string">
            <text:p>r04001879:u</text:p>
          </table:table-cell>
          <table:table-cell/>
          <table:table-cell office:value-type="float" office:value="824376305" calcext:value-type="float">
            <text:p>824376305</text:p>
          </table:table-cell>
          <table:table-cell office:value-type="float" office:value="824673685" calcext:value-type="float">
            <text:p>824673685</text:p>
          </table:table-cell>
          <table:table-cell office:value-type="float" office:value="824715079" calcext:value-type="float">
            <text:p>824715079</text:p>
          </table:table-cell>
          <table:table-cell/>
          <table:table-cell office:value-type="float" office:value="889117745" calcext:value-type="float">
            <text:p>889117745</text:p>
          </table:table-cell>
          <table:table-cell office:value-type="float" office:value="858815597" calcext:value-type="float">
            <text:p>858815597</text:p>
          </table:table-cell>
          <table:table-cell office:value-type="float" office:value="855553215" calcext:value-type="float">
            <text:p>855553215</text:p>
          </table:table-cell>
          <table:table-cell table:style-name="ce7" table:number-columns-repeated="2"/>
          <table:table-cell table:style-name="ce7" table:formula="of:=ROUND(([.H79]-[.D79])/100)" office:value-type="float" office:value="647414" calcext:value-type="float">
            <text:p>647,414</text:p>
          </table:table-cell>
          <table:table-cell table:style-name="ce7" table:formula="of:=ROUND(([.I79]-[.E79])/100)" office:value-type="float" office:value="341419" calcext:value-type="float">
            <text:p>341,419</text:p>
          </table:table-cell>
          <table:table-cell table:style-name="ce7" table:formula="of:=ROUND(([.J79]-[.F79])/100)" office:value-type="float" office:value="308381" calcext:value-type="float">
            <text:p>308,381</text:p>
          </table:table-cell>
          <table:table-cell table:style-name="ce7"/>
          <table:table-cell table:style-name="ce7" table:formula="of:=([.M79]+[.N79]+[.O79])/3" office:value-type="float" office:value="432404.666666667" calcext:value-type="float">
            <text:p>432,405</text:p>
          </table:table-cell>
          <table:table-cell table:style-name="ce7" table:formula="of:=SQRT((1/3)*(([.M79]-[.Q79])*([.M79]-[.Q79]) + ([.N79]-[.Q79])*([.N79]-[.Q79]) + ([.O79]-[.Q79])*([.O79]-[.Q79])))" office:value-type="float" office:value="152631.664312779" calcext:value-type="float">
            <text:p>152,632</text:p>
          </table:table-cell>
        </table:table-row>
        <table:table-row table:style-name="ro1">
          <table:table-cell office:value-type="string" calcext:value-type="string">
            <text:p>IDQ.ALL_MITE_CYCLES_ANY_UOPS</text:p>
          </table:table-cell>
          <table:table-cell office:value-type="string" calcext:value-type="string">
            <text:p>r01002479:u</text:p>
          </table:table-cell>
          <table:table-cell/>
          <table:table-cell office:value-type="float" office:value="37406181" calcext:value-type="float">
            <text:p>37406181</text:p>
          </table:table-cell>
          <table:table-cell office:value-type="float" office:value="37563966" calcext:value-type="float">
            <text:p>37563966</text:p>
          </table:table-cell>
          <table:table-cell office:value-type="float" office:value="37649248" calcext:value-type="float">
            <text:p>37649248</text:p>
          </table:table-cell>
          <table:table-cell/>
          <table:table-cell office:value-type="float" office:value="66874163" calcext:value-type="float">
            <text:p>66874163</text:p>
          </table:table-cell>
          <table:table-cell office:value-type="float" office:value="55040331" calcext:value-type="float">
            <text:p>55040331</text:p>
          </table:table-cell>
          <table:table-cell office:value-type="float" office:value="53471537" calcext:value-type="float">
            <text:p>53471537</text:p>
          </table:table-cell>
          <table:table-cell table:style-name="ce7" table:number-columns-repeated="2"/>
          <table:table-cell table:style-name="ce7" table:formula="of:=ROUND(([.H80]-[.D80])/100)" office:value-type="float" office:value="294680" calcext:value-type="float">
            <text:p>294,680</text:p>
          </table:table-cell>
          <table:table-cell table:style-name="ce7" table:formula="of:=ROUND(([.I80]-[.E80])/100)" office:value-type="float" office:value="174764" calcext:value-type="float">
            <text:p>174,764</text:p>
          </table:table-cell>
          <table:table-cell table:style-name="ce7" table:formula="of:=ROUND(([.J80]-[.F80])/100)" office:value-type="float" office:value="158223" calcext:value-type="float">
            <text:p>158,223</text:p>
          </table:table-cell>
          <table:table-cell table:style-name="ce7"/>
          <table:table-cell table:style-name="ce7" table:formula="of:=([.M80]+[.N80]+[.O80])/3" office:value-type="float" office:value="209222.333333333" calcext:value-type="float">
            <text:p>209,222</text:p>
          </table:table-cell>
          <table:table-cell table:style-name="ce7" table:formula="of:=SQRT((1/3)*(([.M80]-[.Q80])*([.M80]-[.Q80]) + ([.N80]-[.Q80])*([.N80]-[.Q80]) + ([.O80]-[.Q80])*([.O80]-[.Q80])))" office:value-type="float" office:value="60803.8417883461" calcext:value-type="float">
            <text:p>60,804</text:p>
          </table:table-cell>
        </table:table-row>
        <table:table-row table:style-name="ro1">
          <table:table-cell office:value-type="string" calcext:value-type="string">
            <text:p>IDQ.ALL_MITE_CYCLES_4_UOPS</text:p>
          </table:table-cell>
          <table:table-cell office:value-type="string" calcext:value-type="string">
            <text:p>r04002479:u</text:p>
          </table:table-cell>
          <table:table-cell/>
          <table:table-cell office:value-type="float" office:value="7126055" calcext:value-type="float">
            <text:p>7126055</text:p>
          </table:table-cell>
          <table:table-cell office:value-type="float" office:value="7151925" calcext:value-type="float">
            <text:p>7151925</text:p>
          </table:table-cell>
          <table:table-cell office:value-type="float" office:value="7129381" calcext:value-type="float">
            <text:p>7129381</text:p>
          </table:table-cell>
          <table:table-cell/>
          <table:table-cell office:value-type="float" office:value="10782085" calcext:value-type="float">
            <text:p>10782085</text:p>
          </table:table-cell>
          <table:table-cell office:value-type="float" office:value="10987606" calcext:value-type="float">
            <text:p>10987606</text:p>
          </table:table-cell>
          <table:table-cell office:value-type="float" office:value="10793517" calcext:value-type="float">
            <text:p>10793517</text:p>
          </table:table-cell>
          <table:table-cell table:style-name="ce7" table:number-columns-repeated="2"/>
          <table:table-cell table:style-name="ce7" table:formula="of:=ROUND(([.H81]-[.D81])/100)" office:value-type="float" office:value="36560" calcext:value-type="float">
            <text:p>36,560</text:p>
          </table:table-cell>
          <table:table-cell table:style-name="ce7" table:formula="of:=ROUND(([.I81]-[.E81])/100)" office:value-type="float" office:value="38357" calcext:value-type="float">
            <text:p>38,357</text:p>
          </table:table-cell>
          <table:table-cell table:style-name="ce7" table:formula="of:=ROUND(([.J81]-[.F81])/100)" office:value-type="float" office:value="36641" calcext:value-type="float">
            <text:p>36,641</text:p>
          </table:table-cell>
          <table:table-cell table:style-name="ce7"/>
          <table:table-cell table:style-name="ce7" table:formula="of:=([.M81]+[.N81]+[.O81])/3" office:value-type="float" office:value="37186" calcext:value-type="float">
            <text:p>37,186</text:p>
          </table:table-cell>
          <table:table-cell table:style-name="ce7" table:formula="of:=SQRT((1/3)*(([.M81]-[.Q81])*([.M81]-[.Q81]) + ([.N81]-[.Q81])*([.N81]-[.Q81]) + ([.O81]-[.Q81])*([.O81]-[.Q81])))" office:value-type="float" office:value="828.682086206767" calcext:value-type="float">
            <text:p>829</text:p>
          </table:table-cell>
        </table:table-row>
        <table:table-row table:style-name="ro1">
          <table:table-cell office:value-type="string" calcext:value-type="string">
            <text:p>IDQ.MITE_ALL_UOPS</text:p>
          </table:table-cell>
          <table:table-cell office:value-type="string" calcext:value-type="string">
            <text:p>r3c79:u</text:p>
          </table:table-cell>
          <table:table-cell/>
          <table:table-cell office:value-type="float" office:value="5042575500" calcext:value-type="float">
            <text:p>5042575500</text:p>
          </table:table-cell>
          <table:table-cell office:value-type="float" office:value="5049694382" calcext:value-type="float">
            <text:p>5049694382</text:p>
          </table:table-cell>
          <table:table-cell office:value-type="float" office:value="5047149533" calcext:value-type="float">
            <text:p>5047149533</text:p>
          </table:table-cell>
          <table:table-cell/>
          <table:table-cell office:value-type="float" office:value="6029866615" calcext:value-type="float">
            <text:p>6029866615</text:p>
          </table:table-cell>
          <table:table-cell office:value-type="float" office:value="5489978604" calcext:value-type="float">
            <text:p>5489978604</text:p>
          </table:table-cell>
          <table:table-cell office:value-type="float" office:value="5417207887" calcext:value-type="float">
            <text:p>5417207887</text:p>
          </table:table-cell>
          <table:table-cell table:style-name="ce7" table:number-columns-repeated="2"/>
          <table:table-cell table:style-name="ce7" table:formula="of:=ROUND(([.H82]-[.D82])/100)" office:value-type="float" office:value="9872911" calcext:value-type="float">
            <text:p>9,872,911</text:p>
          </table:table-cell>
          <table:table-cell table:style-name="ce7" table:formula="of:=ROUND(([.I82]-[.E82])/100)" office:value-type="float" office:value="4402842" calcext:value-type="float">
            <text:p>4,402,842</text:p>
          </table:table-cell>
          <table:table-cell table:style-name="ce7" table:formula="of:=ROUND(([.J82]-[.F82])/100)" office:value-type="float" office:value="3700584" calcext:value-type="float">
            <text:p>3,700,584</text:p>
          </table:table-cell>
          <table:table-cell table:style-name="ce7"/>
          <table:table-cell table:style-name="ce7" table:formula="of:=([.M82]+[.N82]+[.O82])/3" office:value-type="float" office:value="5992112.33333333" calcext:value-type="float">
            <text:p>5,992,112</text:p>
          </table:table-cell>
          <table:table-cell table:style-name="ce7" table:formula="of:=SQRT((1/3)*(([.M82]-[.Q82])*([.M82]-[.Q82]) + ([.N82]-[.Q82])*([.N82]-[.Q82]) + ([.O82]-[.Q82])*([.O82]-[.Q82])))" office:value-type="float" office:value="2759074.75953351" calcext:value-type="float">
            <text:p>2,759,075</text:p>
          </table:table-cell>
        </table:table-row>
        <table:table-row table:style-name="ro1">
          <table:table-cell office:value-type="string" calcext:value-type="string">
            <text:p>ICACHE.MISSES</text:p>
          </table:table-cell>
          <table:table-cell office:value-type="string" calcext:value-type="string">
            <text:p>r0280:u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5640" calcext:value-type="float">
            <text:p>5640</text:p>
          </table:table-cell>
          <table:table-cell office:value-type="float" office:value="4787" calcext:value-type="float">
            <text:p>4787</text:p>
          </table:table-cell>
          <table:table-cell/>
          <table:table-cell office:value-type="float" office:value="23709" calcext:value-type="float">
            <text:p>23709</text:p>
          </table:table-cell>
          <table:table-cell office:value-type="float" office:value="26071" calcext:value-type="float">
            <text:p>26071</text:p>
          </table:table-cell>
          <table:table-cell office:value-type="float" office:value="26159" calcext:value-type="float">
            <text:p>26159</text:p>
          </table:table-cell>
          <table:table-cell table:style-name="ce7" table:number-columns-repeated="2"/>
          <table:table-cell table:style-name="ce7" table:formula="of:=ROUND(([.H83]-[.D83])/100)" office:value-type="float" office:value="182" calcext:value-type="float">
            <text:p>182</text:p>
          </table:table-cell>
          <table:table-cell table:style-name="ce7" table:formula="of:=ROUND(([.I83]-[.E83])/100)" office:value-type="float" office:value="204" calcext:value-type="float">
            <text:p>204</text:p>
          </table:table-cell>
          <table:table-cell table:style-name="ce7" table:formula="of:=ROUND(([.J83]-[.F83])/100)" office:value-type="float" office:value="214" calcext:value-type="float">
            <text:p>214</text:p>
          </table:table-cell>
          <table:table-cell table:style-name="ce7"/>
          <table:table-cell table:style-name="ce7" table:formula="of:=([.M83]+[.N83]+[.O83])/3" office:value-type="float" office:value="200" calcext:value-type="float">
            <text:p>200</text:p>
          </table:table-cell>
          <table:table-cell table:style-name="ce7" table:formula="of:=SQRT((1/3)*(([.M83]-[.Q83])*([.M83]-[.Q83]) + ([.N83]-[.Q83])*([.N83]-[.Q83]) + ([.O83]-[.Q83])*([.O83]-[.Q83])))" office:value-type="float" office:value="13.3666251038423" calcext:value-type="float">
            <text:p>13</text:p>
          </table:table-cell>
        </table:table-row>
        <table:table-row table:style-name="ro1">
          <table:table-cell office:value-type="string" calcext:value-type="string">
            <text:p>ITLB_MISSES.MISS_CAUSES_A_WALK</text:p>
          </table:table-cell>
          <table:table-cell office:value-type="string" calcext:value-type="string">
            <text:p>r0185:u</text:p>
          </table:table-cell>
          <table:table-cell/>
          <table:table-cell office:value-type="float" office:value="8110" calcext:value-type="float">
            <text:p>8110</text:p>
          </table:table-cell>
          <table:table-cell office:value-type="float" office:value="886" calcext:value-type="float">
            <text:p>886</text:p>
          </table:table-cell>
          <table:table-cell office:value-type="float" office:value="3554" calcext:value-type="float">
            <text:p>3554</text:p>
          </table:table-cell>
          <table:table-cell/>
          <table:table-cell office:value-type="float" office:value="5732" calcext:value-type="float">
            <text:p>5732</text:p>
          </table:table-cell>
          <table:table-cell office:value-type="float" office:value="3984" calcext:value-type="float">
            <text:p>3984</text:p>
          </table:table-cell>
          <table:table-cell office:value-type="float" office:value="999" calcext:value-type="float">
            <text:p>999</text:p>
          </table:table-cell>
          <table:table-cell table:style-name="ce7" table:number-columns-repeated="2"/>
          <table:table-cell table:style-name="ce7" table:formula="of:=ROUND(([.H84]-[.D84])/100)" office:value-type="float" office:value="-24" calcext:value-type="float">
            <text:p>-24</text:p>
          </table:table-cell>
          <table:table-cell table:style-name="ce7" table:formula="of:=ROUND(([.I84]-[.E84])/100)" office:value-type="float" office:value="31" calcext:value-type="float">
            <text:p>31</text:p>
          </table:table-cell>
          <table:table-cell table:style-name="ce7" table:formula="of:=ROUND(([.J84]-[.F84])/100)" office:value-type="float" office:value="-26" calcext:value-type="float">
            <text:p>-26</text:p>
          </table:table-cell>
          <table:table-cell table:style-name="ce7"/>
          <table:table-cell table:style-name="ce7" table:formula="of:=([.M84]+[.N84]+[.O84])/3" office:value-type="float" office:value="-6.33333333333333" calcext:value-type="float">
            <text:p>-6</text:p>
          </table:table-cell>
          <table:table-cell table:style-name="ce7" table:formula="of:=SQRT((1/3)*(([.M84]-[.Q84])*([.M84]-[.Q84]) + ([.N84]-[.Q84])*([.N84]-[.Q84]) + ([.O84]-[.Q84])*([.O84]-[.Q84])))" office:value-type="float" office:value="26.4112770527204" calcext:value-type="float">
            <text:p>26</text:p>
          </table:table-cell>
        </table:table-row>
        <table:table-row table:style-name="ro1">
          <table:table-cell office:value-type="string" calcext:value-type="string">
            <text:p>ITLB_MISSES.WALK_COMPLETED_4K</text:p>
          </table:table-cell>
          <table:table-cell office:value-type="string" calcext:value-type="string">
            <text:p>r0285:u</text:p>
          </table:table-cell>
          <table:table-cell/>
          <table:table-cell office:value-type="float" office:value="613" calcext:value-type="float">
            <text:p>613</text:p>
          </table:table-cell>
          <table:table-cell office:value-type="float" office:value="463" calcext:value-type="float">
            <text:p>463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1534" calcext:value-type="float">
            <text:p>1534</text:p>
          </table:table-cell>
          <table:table-cell office:value-type="float" office:value="1033" calcext:value-type="float">
            <text:p>1033</text:p>
          </table:table-cell>
          <table:table-cell office:value-type="float" office:value="490" calcext:value-type="float">
            <text:p>490</text:p>
          </table:table-cell>
          <table:table-cell table:style-name="ce7" table:number-columns-repeated="2"/>
          <table:table-cell table:style-name="ce7" table:formula="of:=ROUND(([.H85]-[.D85])/100)" office:value-type="float" office:value="9" calcext:value-type="float">
            <text:p>9</text:p>
          </table:table-cell>
          <table:table-cell table:style-name="ce7" table:formula="of:=ROUND(([.I85]-[.E85])/100)" office:value-type="float" office:value="6" calcext:value-type="float">
            <text:p>6</text:p>
          </table:table-cell>
          <table:table-cell table:style-name="ce7" table:formula="of:=ROUND(([.J85]-[.F85])/100)" office:value-type="float" office:value="-0" calcext:value-type="float">
            <text:p>0</text:p>
          </table:table-cell>
          <table:table-cell table:style-name="ce7"/>
          <table:table-cell table:style-name="ce7" table:formula="of:=([.M85]+[.N85]+[.O85])/3" office:value-type="float" office:value="5" calcext:value-type="float">
            <text:p>5</text:p>
          </table:table-cell>
          <table:table-cell table:style-name="ce7" table:formula="of:=SQRT((1/3)*(([.M85]-[.Q85])*([.M85]-[.Q85]) + ([.N85]-[.Q85])*([.N85]-[.Q85]) + ([.O85]-[.Q85])*([.O85]-[.Q85])))" office:value-type="float" office:value="3.74165738677394" calcext:value-type="float">
            <text:p>4</text:p>
          </table:table-cell>
        </table:table-row>
        <table:table-row table:style-name="ro1">
          <table:table-cell office:value-type="string" calcext:value-type="string">
            <text:p>ITLB_MISSES.WALK_COMPLETED_2M_4M</text:p>
          </table:table-cell>
          <table:table-cell office:value-type="string" calcext:value-type="string">
            <text:p>r04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86]-[.D86])/100)" office:value-type="float" office:value="0" calcext:value-type="float">
            <text:p>0</text:p>
          </table:table-cell>
          <table:table-cell table:style-name="ce7" table:formula="of:=ROUND(([.I86]-[.E86])/100)" office:value-type="float" office:value="0" calcext:value-type="float">
            <text:p>0</text:p>
          </table:table-cell>
          <table:table-cell table:style-name="ce7" table:formula="of:=ROUND(([.J86]-[.F86])/100)" office:value-type="float" office:value="0" calcext:value-type="float">
            <text:p>0</text:p>
          </table:table-cell>
          <table:table-cell table:style-name="ce7"/>
          <table:table-cell table:style-name="ce7" table:formula="of:=([.M86]+[.N86]+[.O86])/3" office:value-type="float" office:value="0" calcext:value-type="float">
            <text:p>0</text:p>
          </table:table-cell>
          <table:table-cell table:style-name="ce7" table:formula="of:=SQRT((1/3)*(([.M86]-[.Q86])*([.M86]-[.Q86]) + ([.N86]-[.Q86])*([.N86]-[.Q86]) + ([.O86]-[.Q86])*([.O86]-[.Q8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WALK_COMPLETED</text:p>
          </table:table-cell>
          <table:table-cell office:value-type="string" calcext:value-type="string">
            <text:p>r0e85:u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504" calcext:value-type="float">
            <text:p>50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1240" calcext:value-type="float">
            <text:p>1240</text:p>
          </table:table-cell>
          <table:table-cell office:value-type="float" office:value="1791" calcext:value-type="float">
            <text:p>1791</text:p>
          </table:table-cell>
          <table:table-cell table:style-name="ce7" table:number-columns-repeated="2"/>
          <table:table-cell table:style-name="ce7" table:formula="of:=ROUND(([.H87]-[.D87])/100)" office:value-type="float" office:value="10" calcext:value-type="float">
            <text:p>10</text:p>
          </table:table-cell>
          <table:table-cell table:style-name="ce7" table:formula="of:=ROUND(([.I87]-[.E87])/100)" office:value-type="float" office:value="7" calcext:value-type="float">
            <text:p>7</text:p>
          </table:table-cell>
          <table:table-cell table:style-name="ce7" table:formula="of:=ROUND(([.J87]-[.F87])/100)" office:value-type="float" office:value="13" calcext:value-type="float">
            <text:p>13</text:p>
          </table:table-cell>
          <table:table-cell table:style-name="ce7"/>
          <table:table-cell table:style-name="ce7" table:formula="of:=([.M87]+[.N87]+[.O87])/3" office:value-type="float" office:value="10" calcext:value-type="float">
            <text:p>10</text:p>
          </table:table-cell>
          <table:table-cell table:style-name="ce7" table:formula="of:=SQRT((1/3)*(([.M87]-[.Q87])*([.M87]-[.Q87]) + ([.N87]-[.Q87])*([.N87]-[.Q87]) + ([.O87]-[.Q87])*([.O87]-[.Q87])))" office:value-type="float" office:value="2.44948974278318" calcext:value-type="float">
            <text:p>2</text:p>
          </table:table-cell>
        </table:table-row>
        <table:table-row table:style-name="ro1">
          <table:table-cell office:value-type="string" calcext:value-type="string">
            <text:p>ITLB_MISSES.WALK_DURATION</text:p>
          </table:table-cell>
          <table:table-cell office:value-type="string" calcext:value-type="string">
            <text:p>r1085:u</text:p>
          </table:table-cell>
          <table:table-cell/>
          <table:table-cell office:value-type="float" office:value="36164" calcext:value-type="float">
            <text:p>36164</text:p>
          </table:table-cell>
          <table:table-cell office:value-type="float" office:value="49901" calcext:value-type="float">
            <text:p>49901</text:p>
          </table:table-cell>
          <table:table-cell office:value-type="float" office:value="37036" calcext:value-type="float">
            <text:p>37036</text:p>
          </table:table-cell>
          <table:table-cell/>
          <table:table-cell office:value-type="float" office:value="504500" calcext:value-type="float">
            <text:p>504500</text:p>
          </table:table-cell>
          <table:table-cell office:value-type="float" office:value="360450" calcext:value-type="float">
            <text:p>360450</text:p>
          </table:table-cell>
          <table:table-cell office:value-type="float" office:value="582745" calcext:value-type="float">
            <text:p>582745</text:p>
          </table:table-cell>
          <table:table-cell table:style-name="ce7" table:number-columns-repeated="2"/>
          <table:table-cell table:style-name="ce7" table:formula="of:=ROUND(([.H88]-[.D88])/100)" office:value-type="float" office:value="4683" calcext:value-type="float">
            <text:p>4,683</text:p>
          </table:table-cell>
          <table:table-cell table:style-name="ce7" table:formula="of:=ROUND(([.I88]-[.E88])/100)" office:value-type="float" office:value="3105" calcext:value-type="float">
            <text:p>3,105</text:p>
          </table:table-cell>
          <table:table-cell table:style-name="ce7" table:formula="of:=ROUND(([.J88]-[.F88])/100)" office:value-type="float" office:value="5457" calcext:value-type="float">
            <text:p>5,457</text:p>
          </table:table-cell>
          <table:table-cell table:style-name="ce7"/>
          <table:table-cell table:style-name="ce7" table:formula="of:=([.M88]+[.N88]+[.O88])/3" office:value-type="float" office:value="4415" calcext:value-type="float">
            <text:p>4,415</text:p>
          </table:table-cell>
          <table:table-cell table:style-name="ce7" table:formula="of:=SQRT((1/3)*(([.M88]-[.Q88])*([.M88]-[.Q88]) + ([.N88]-[.Q88])*([.N88]-[.Q88]) + ([.O88]-[.Q88])*([.O88]-[.Q88])))" office:value-type="float" office:value="978.721615169503" calcext:value-type="float">
            <text:p>979</text:p>
          </table:table-cell>
        </table:table-row>
        <table:table-row table:style-name="ro1">
          <table:table-cell office:value-type="string" calcext:value-type="string">
            <text:p>ITLB_MISSES.STLB_HIT_4K</text:p>
          </table:table-cell>
          <table:table-cell office:value-type="string" calcext:value-type="string">
            <text:p>r2085:u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style-name="ce7" table:number-columns-repeated="2"/>
          <table:table-cell table:style-name="ce7" table:formula="of:=ROUND(([.H89]-[.D89])/100)" office:value-type="float" office:value="0" calcext:value-type="float">
            <text:p>0</text:p>
          </table:table-cell>
          <table:table-cell table:style-name="ce7" table:formula="of:=ROUND(([.I89]-[.E89])/100)" office:value-type="float" office:value="0" calcext:value-type="float">
            <text:p>0</text:p>
          </table:table-cell>
          <table:table-cell table:style-name="ce7" table:formula="of:=ROUND(([.J89]-[.F89])/100)" office:value-type="float" office:value="0" calcext:value-type="float">
            <text:p>0</text:p>
          </table:table-cell>
          <table:table-cell table:style-name="ce7"/>
          <table:table-cell table:style-name="ce7" table:formula="of:=([.M89]+[.N89]+[.O89])/3" office:value-type="float" office:value="0" calcext:value-type="float">
            <text:p>0</text:p>
          </table:table-cell>
          <table:table-cell table:style-name="ce7" table:formula="of:=SQRT((1/3)*(([.M89]-[.Q89])*([.M89]-[.Q89]) + ([.N89]-[.Q89])*([.N89]-[.Q89]) + ([.O89]-[.Q89])*([.O89]-[.Q8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_2M</text:p>
          </table:table-cell>
          <table:table-cell office:value-type="string" calcext:value-type="string">
            <text:p>r40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90]-[.D90])/100)" office:value-type="float" office:value="0" calcext:value-type="float">
            <text:p>0</text:p>
          </table:table-cell>
          <table:table-cell table:style-name="ce7" table:formula="of:=ROUND(([.I90]-[.E90])/100)" office:value-type="float" office:value="0" calcext:value-type="float">
            <text:p>0</text:p>
          </table:table-cell>
          <table:table-cell table:style-name="ce7" table:formula="of:=ROUND(([.J90]-[.F90])/100)" office:value-type="float" office:value="0" calcext:value-type="float">
            <text:p>0</text:p>
          </table:table-cell>
          <table:table-cell table:style-name="ce7"/>
          <table:table-cell table:style-name="ce7" table:formula="of:=([.M90]+[.N90]+[.O90])/3" office:value-type="float" office:value="0" calcext:value-type="float">
            <text:p>0</text:p>
          </table:table-cell>
          <table:table-cell table:style-name="ce7" table:formula="of:=SQRT((1/3)*(([.M90]-[.Q90])*([.M90]-[.Q90]) + ([.N90]-[.Q90])*([.N90]-[.Q90]) + ([.O90]-[.Q90])*([.O90]-[.Q9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</text:p>
          </table:table-cell>
          <table:table-cell office:value-type="string" calcext:value-type="string">
            <text:p>r6085:u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2" office:value-type="float" office:value="121" calcext:value-type="float">
            <text:p>12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style-name="ce7" table:number-columns-repeated="2"/>
          <table:table-cell table:style-name="ce7" table:formula="of:=ROUND(([.H91]-[.D91])/100)" office:value-type="float" office:value="0" calcext:value-type="float">
            <text:p>0</text:p>
          </table:table-cell>
          <table:table-cell table:style-name="ce7" table:formula="of:=ROUND(([.I91]-[.E91])/100)" office:value-type="float" office:value="0" calcext:value-type="float">
            <text:p>0</text:p>
          </table:table-cell>
          <table:table-cell table:style-name="ce7" table:formula="of:=ROUND(([.J91]-[.F91])/100)" office:value-type="float" office:value="0" calcext:value-type="float">
            <text:p>0</text:p>
          </table:table-cell>
          <table:table-cell table:style-name="ce7"/>
          <table:table-cell table:style-name="ce7" table:formula="of:=([.M91]+[.N91]+[.O91])/3" office:value-type="float" office:value="0" calcext:value-type="float">
            <text:p>0</text:p>
          </table:table-cell>
          <table:table-cell table:style-name="ce7" table:formula="of:=SQRT((1/3)*(([.M91]-[.Q91])*([.M91]-[.Q91]) + ([.N91]-[.Q91])*([.N91]-[.Q91]) + ([.O91]-[.Q91])*([.O91]-[.Q9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LCP</text:p>
          </table:table-cell>
          <table:table-cell office:value-type="string" calcext:value-type="string">
            <text:p>r0187:u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style-name="ce7" table:number-columns-repeated="2"/>
          <table:table-cell table:style-name="ce7" table:formula="of:=ROUND(([.H92]-[.D92])/100)" office:value-type="float" office:value="0" calcext:value-type="float">
            <text:p>0</text:p>
          </table:table-cell>
          <table:table-cell table:style-name="ce7" table:formula="of:=ROUND(([.I92]-[.E92])/100)" office:value-type="float" office:value="0" calcext:value-type="float">
            <text:p>0</text:p>
          </table:table-cell>
          <table:table-cell table:style-name="ce7" table:formula="of:=ROUND(([.J92]-[.F92])/100)" office:value-type="float" office:value="0" calcext:value-type="float">
            <text:p>0</text:p>
          </table:table-cell>
          <table:table-cell table:style-name="ce7"/>
          <table:table-cell table:style-name="ce7" table:formula="of:=([.M92]+[.N92]+[.O92])/3" office:value-type="float" office:value="0" calcext:value-type="float">
            <text:p>0</text:p>
          </table:table-cell>
          <table:table-cell table:style-name="ce7" table:formula="of:=SQRT((1/3)*(([.M92]-[.Q92])*([.M92]-[.Q92]) + ([.N92]-[.Q92])*([.N92]-[.Q92]) + ([.O92]-[.Q92])*([.O92]-[.Q9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IQ_FULL</text:p>
          </table:table-cell>
          <table:table-cell office:value-type="string" calcext:value-type="string">
            <text:p>r0487:u</text:p>
          </table:table-cell>
          <table:table-cell/>
          <table:table-cell office:value-type="float" office:value="1050951" calcext:value-type="float">
            <text:p>1050951</text:p>
          </table:table-cell>
          <table:table-cell office:value-type="float" office:value="1074419" calcext:value-type="float">
            <text:p>1074419</text:p>
          </table:table-cell>
          <table:table-cell office:value-type="float" office:value="1079065" calcext:value-type="float">
            <text:p>1079065</text:p>
          </table:table-cell>
          <table:table-cell/>
          <table:table-cell office:value-type="float" office:value="1446097" calcext:value-type="float">
            <text:p>1446097</text:p>
          </table:table-cell>
          <table:table-cell office:value-type="float" office:value="1347285" calcext:value-type="float">
            <text:p>1347285</text:p>
          </table:table-cell>
          <table:table-cell office:value-type="float" office:value="1331265" calcext:value-type="float">
            <text:p>1331265</text:p>
          </table:table-cell>
          <table:table-cell table:style-name="ce7" table:number-columns-repeated="2"/>
          <table:table-cell table:style-name="ce7" table:formula="of:=ROUND(([.H93]-[.D93])/100)" office:value-type="float" office:value="3951" calcext:value-type="float">
            <text:p>3,951</text:p>
          </table:table-cell>
          <table:table-cell table:style-name="ce7" table:formula="of:=ROUND(([.I93]-[.E93])/100)" office:value-type="float" office:value="2729" calcext:value-type="float">
            <text:p>2,729</text:p>
          </table:table-cell>
          <table:table-cell table:style-name="ce7" table:formula="of:=ROUND(([.J93]-[.F93])/100)" office:value-type="float" office:value="2522" calcext:value-type="float">
            <text:p>2,522</text:p>
          </table:table-cell>
          <table:table-cell table:style-name="ce7"/>
          <table:table-cell table:style-name="ce7" table:formula="of:=([.M93]+[.N93]+[.O93])/3" office:value-type="float" office:value="3067.33333333333" calcext:value-type="float">
            <text:p>3,067</text:p>
          </table:table-cell>
          <table:table-cell table:style-name="ce7" table:formula="of:=SQRT((1/3)*(([.M93]-[.Q93])*([.M93]-[.Q93]) + ([.N93]-[.Q93])*([.N93]-[.Q93]) + ([.O93]-[.Q93])*([.O93]-[.Q93])))" office:value-type="float" office:value="630.535398600974" calcext:value-type="float">
            <text:p>631</text:p>
          </table:table-cell>
        </table:table-row>
        <table:table-row table:style-name="ro1">
          <table:table-cell office:value-type="string" calcext:value-type="string">
            <text:p>BR_INST_EXEC.COND.NOTAKEN</text:p>
          </table:table-cell>
          <table:table-cell office:value-type="string" calcext:value-type="string">
            <text:p>r4188:u</text:p>
          </table:table-cell>
          <table:table-cell/>
          <table:table-cell office:value-type="float" office:value="309838790" calcext:value-type="float">
            <text:p>309838790</text:p>
          </table:table-cell>
          <table:table-cell office:value-type="float" office:value="309852939" calcext:value-type="float">
            <text:p>309852939</text:p>
          </table:table-cell>
          <table:table-cell office:value-type="float" office:value="309822789" calcext:value-type="float">
            <text:p>309822789</text:p>
          </table:table-cell>
          <table:table-cell/>
          <table:table-cell office:value-type="float" office:value="312378938" calcext:value-type="float">
            <text:p>312378938</text:p>
          </table:table-cell>
          <table:table-cell office:value-type="float" office:value="312361971" calcext:value-type="float">
            <text:p>312361971</text:p>
          </table:table-cell>
          <table:table-cell office:value-type="float" office:value="312263490" calcext:value-type="float">
            <text:p>312263490</text:p>
          </table:table-cell>
          <table:table-cell table:style-name="ce7" table:number-columns-repeated="2"/>
          <table:table-cell table:style-name="ce7" table:formula="of:=ROUND(([.H94]-[.D94])/100)" office:value-type="float" office:value="25401" calcext:value-type="float">
            <text:p>25,401</text:p>
          </table:table-cell>
          <table:table-cell table:style-name="ce7" table:formula="of:=ROUND(([.I94]-[.E94])/100)" office:value-type="float" office:value="25090" calcext:value-type="float">
            <text:p>25,090</text:p>
          </table:table-cell>
          <table:table-cell table:style-name="ce7" table:formula="of:=ROUND(([.J94]-[.F94])/100)" office:value-type="float" office:value="24407" calcext:value-type="float">
            <text:p>24,407</text:p>
          </table:table-cell>
          <table:table-cell table:style-name="ce7"/>
          <table:table-cell table:style-name="ce7" table:formula="of:=([.M94]+[.N94]+[.O94])/3" office:value-type="float" office:value="24966" calcext:value-type="float">
            <text:p>24,966</text:p>
          </table:table-cell>
          <table:table-cell table:style-name="ce7" table:formula="of:=SQRT((1/3)*(([.M94]-[.Q94])*([.M94]-[.Q94]) + ([.N94]-[.Q94])*([.N94]-[.Q94]) + ([.O94]-[.Q94])*([.O94]-[.Q94])))" office:value-type="float" office:value="415.163421638596" calcext:value-type="float">
            <text:p>415</text:p>
          </table:table-cell>
        </table:table-row>
        <table:table-row table:style-name="ro1">
          <table:table-cell office:value-type="string" calcext:value-type="string">
            <text:p>BR_INST_EXEC.COND.TAKEN</text:p>
          </table:table-cell>
          <table:table-cell office:value-type="string" calcext:value-type="string">
            <text:p>r8188:u</text:p>
          </table:table-cell>
          <table:table-cell/>
          <table:table-cell office:value-type="float" office:value="239063192" calcext:value-type="float">
            <text:p>239063192</text:p>
          </table:table-cell>
          <table:table-cell office:value-type="float" office:value="240030237" calcext:value-type="float">
            <text:p>240030237</text:p>
          </table:table-cell>
          <table:table-cell office:value-type="float" office:value="240221612" calcext:value-type="float">
            <text:p>240221612</text:p>
          </table:table-cell>
          <table:table-cell/>
          <table:table-cell office:value-type="float" office:value="3678592333" calcext:value-type="float">
            <text:p>3678592333</text:p>
          </table:table-cell>
          <table:table-cell office:value-type="float" office:value="3619118978" calcext:value-type="float">
            <text:p>3619118978</text:p>
          </table:table-cell>
          <table:table-cell office:value-type="float" office:value="3612410784" calcext:value-type="float">
            <text:p>3612410784</text:p>
          </table:table-cell>
          <table:table-cell table:style-name="ce7" table:number-columns-repeated="2"/>
          <table:table-cell table:style-name="ce7" table:formula="of:=ROUND(([.H95]-[.D95])/100)" office:value-type="float" office:value="34395291" calcext:value-type="float">
            <text:p>34,395,291</text:p>
          </table:table-cell>
          <table:table-cell table:style-name="ce7" table:formula="of:=ROUND(([.I95]-[.E95])/100)" office:value-type="float" office:value="33790887" calcext:value-type="float">
            <text:p>33,790,887</text:p>
          </table:table-cell>
          <table:table-cell table:style-name="ce7" table:formula="of:=ROUND(([.J95]-[.F95])/100)" office:value-type="float" office:value="33721892" calcext:value-type="float">
            <text:p>33,721,892</text:p>
          </table:table-cell>
          <table:table-cell table:style-name="ce7"/>
          <table:table-cell table:style-name="ce7" table:formula="of:=([.M95]+[.N95]+[.O95])/3" office:value-type="float" office:value="33969356.6666667" calcext:value-type="float">
            <text:p>33,969,357</text:p>
          </table:table-cell>
          <table:table-cell table:style-name="ce7" table:formula="of:=SQRT((1/3)*(([.M95]-[.Q95])*([.M95]-[.Q95]) + ([.N95]-[.Q95])*([.N95]-[.Q95]) + ([.O95]-[.Q95])*([.O95]-[.Q95])))" office:value-type="float" office:value="302495.31097229" calcext:value-type="float">
            <text:p>302,495</text:p>
          </table:table-cell>
        </table:table-row>
        <table:table-row table:style-name="ro1">
          <table:table-cell office:value-type="string" calcext:value-type="string">
            <text:p>BR_INST_EXEC.DIRECT_JMP.TAKEN</text:p>
          </table:table-cell>
          <table:table-cell office:value-type="string" calcext:value-type="string">
            <text:p>r8288:u</text:p>
          </table:table-cell>
          <table:table-cell/>
          <table:table-cell office:value-type="float" office:value="78132" calcext:value-type="float">
            <text:p>78132</text:p>
          </table:table-cell>
          <table:table-cell office:value-type="float" office:value="78177" calcext:value-type="float">
            <text:p>78177</text:p>
          </table:table-cell>
          <table:table-cell office:value-type="float" office:value="78178" calcext:value-type="float">
            <text:p>78178</text:p>
          </table:table-cell>
          <table:table-cell/>
          <table:table-cell office:value-type="float" office:value="79951" calcext:value-type="float">
            <text:p>79951</text:p>
          </table:table-cell>
          <table:table-cell office:value-type="float" office:value="80184" calcext:value-type="float">
            <text:p>80184</text:p>
          </table:table-cell>
          <table:table-cell office:value-type="float" office:value="80086" calcext:value-type="float">
            <text:p>80086</text:p>
          </table:table-cell>
          <table:table-cell table:style-name="ce7" table:number-columns-repeated="2"/>
          <table:table-cell table:style-name="ce7" table:formula="of:=ROUND(([.H96]-[.D96])/100)" office:value-type="float" office:value="18" calcext:value-type="float">
            <text:p>18</text:p>
          </table:table-cell>
          <table:table-cell table:style-name="ce7" table:formula="of:=ROUND(([.I96]-[.E96])/100)" office:value-type="float" office:value="20" calcext:value-type="float">
            <text:p>20</text:p>
          </table:table-cell>
          <table:table-cell table:style-name="ce7" table:formula="of:=ROUND(([.J96]-[.F96])/100)" office:value-type="float" office:value="19" calcext:value-type="float">
            <text:p>19</text:p>
          </table:table-cell>
          <table:table-cell table:style-name="ce7"/>
          <table:table-cell table:style-name="ce7" table:formula="of:=([.M96]+[.N96]+[.O96])/3" office:value-type="float" office:value="19" calcext:value-type="float">
            <text:p>19</text:p>
          </table:table-cell>
          <table:table-cell table:style-name="ce7" table:formula="of:=SQRT((1/3)*(([.M96]-[.Q96])*([.M96]-[.Q96]) + ([.N96]-[.Q96])*([.N96]-[.Q96]) + ([.O96]-[.Q96])*([.O96]-[.Q96])))" office:value-type="float" office:value="0.816496580927726" calcext:value-type="float">
            <text:p>1</text:p>
          </table:table-cell>
        </table:table-row>
        <table:table-row table:style-name="ro1">
          <table:table-cell office:value-type="string" calcext:value-type="string">
            <text:p>BR_INST_EXEC.INDIRECT_JMP_NON_CALL_RET.TAKEN</text:p>
          </table:table-cell>
          <table:table-cell office:value-type="string" calcext:value-type="string">
            <text:p>r8488:u</text:p>
          </table:table-cell>
          <table:table-cell/>
          <table:table-cell office:value-type="float" office:value="67413769" calcext:value-type="float">
            <text:p>67413769</text:p>
          </table:table-cell>
          <table:table-cell office:value-type="float" office:value="67413567" calcext:value-type="float">
            <text:p>67413567</text:p>
          </table:table-cell>
          <table:table-cell office:value-type="float" office:value="67413822" calcext:value-type="float">
            <text:p>67413822</text:p>
          </table:table-cell>
          <table:table-cell/>
          <table:table-cell office:value-type="float" office:value="67413611" calcext:value-type="float">
            <text:p>67413611</text:p>
          </table:table-cell>
          <table:table-cell office:value-type="float" office:value="67415476" calcext:value-type="float">
            <text:p>67415476</text:p>
          </table:table-cell>
          <table:table-cell office:value-type="float" office:value="67416342" calcext:value-type="float">
            <text:p>67416342</text:p>
          </table:table-cell>
          <table:table-cell table:style-name="ce7" table:number-columns-repeated="2"/>
          <table:table-cell table:style-name="ce7" table:formula="of:=ROUND(([.H97]-[.D97])/100)" office:value-type="float" office:value="-2" calcext:value-type="float">
            <text:p>-2</text:p>
          </table:table-cell>
          <table:table-cell table:style-name="ce7" table:formula="of:=ROUND(([.I97]-[.E97])/100)" office:value-type="float" office:value="19" calcext:value-type="float">
            <text:p>19</text:p>
          </table:table-cell>
          <table:table-cell table:style-name="ce7" table:formula="of:=ROUND(([.J97]-[.F97])/100)" office:value-type="float" office:value="25" calcext:value-type="float">
            <text:p>25</text:p>
          </table:table-cell>
          <table:table-cell table:style-name="ce7"/>
          <table:table-cell table:style-name="ce7" table:formula="of:=([.M97]+[.N97]+[.O97])/3" office:value-type="float" office:value="14" calcext:value-type="float">
            <text:p>14</text:p>
          </table:table-cell>
          <table:table-cell table:style-name="ce7" table:formula="of:=SQRT((1/3)*(([.M97]-[.Q97])*([.M97]-[.Q97]) + ([.N97]-[.Q97])*([.N97]-[.Q97]) + ([.O97]-[.Q97])*([.O97]-[.Q97])))" office:value-type="float" office:value="11.5758369027902" calcext:value-type="float">
            <text:p>12</text:p>
          </table:table-cell>
        </table:table-row>
        <table:table-row table:style-name="ro1">
          <table:table-cell office:value-type="string" calcext:value-type="string">
            <text:p>BR_INST_EXEC.RETURN_NEAR.TAKEN</text:p>
          </table:table-cell>
          <table:table-cell office:value-type="string" calcext:value-type="string">
            <text:p>r8888:u</text:p>
          </table:table-cell>
          <table:table-cell/>
          <table:table-cell office:value-type="float" office:value="201855862" calcext:value-type="float">
            <text:p>201855862</text:p>
          </table:table-cell>
          <table:table-cell office:value-type="float" office:value="201851645" calcext:value-type="float">
            <text:p>201851645</text:p>
          </table:table-cell>
          <table:table-cell office:value-type="float" office:value="201851924" calcext:value-type="float">
            <text:p>201851924</text:p>
          </table:table-cell>
          <table:table-cell/>
          <table:table-cell office:value-type="float" office:value="201850541" calcext:value-type="float">
            <text:p>201850541</text:p>
          </table:table-cell>
          <table:table-cell office:value-type="float" office:value="201861540" calcext:value-type="float">
            <text:p>201861540</text:p>
          </table:table-cell>
          <table:table-cell office:value-type="float" office:value="201856789" calcext:value-type="float">
            <text:p>201856789</text:p>
          </table:table-cell>
          <table:table-cell table:style-name="ce7" table:number-columns-repeated="2"/>
          <table:table-cell table:style-name="ce7" table:formula="of:=ROUND(([.H98]-[.D98])/100)" office:value-type="float" office:value="-53" calcext:value-type="float">
            <text:p>-53</text:p>
          </table:table-cell>
          <table:table-cell table:style-name="ce7" table:formula="of:=ROUND(([.I98]-[.E98])/100)" office:value-type="float" office:value="99" calcext:value-type="float">
            <text:p>99</text:p>
          </table:table-cell>
          <table:table-cell table:style-name="ce7" table:formula="of:=ROUND(([.J98]-[.F98])/100)" office:value-type="float" office:value="49" calcext:value-type="float">
            <text:p>49</text:p>
          </table:table-cell>
          <table:table-cell table:style-name="ce7"/>
          <table:table-cell table:style-name="ce7" table:formula="of:=([.M98]+[.N98]+[.O98])/3" office:value-type="float" office:value="31.6666666666667" calcext:value-type="float">
            <text:p>32</text:p>
          </table:table-cell>
          <table:table-cell table:style-name="ce7" table:formula="of:=SQRT((1/3)*(([.M98]-[.Q98])*([.M98]-[.Q98]) + ([.N98]-[.Q98])*([.N98]-[.Q98]) + ([.O98]-[.Q98])*([.O98]-[.Q98])))" office:value-type="float" office:value="63.2525800966956" calcext:value-type="float">
            <text:p>63</text:p>
          </table:table-cell>
        </table:table-row>
        <table:table-row table:style-name="ro1">
          <table:table-cell office:value-type="string" calcext:value-type="string">
            <text:p>BR_INST_EXEC.DIRECT_NEAR_CALL.TAKEN</text:p>
          </table:table-cell>
          <table:table-cell office:value-type="string" calcext:value-type="string">
            <text:p>r9088:u</text:p>
          </table:table-cell>
          <table:table-cell/>
          <table:table-cell office:value-type="float" office:value="202194665" calcext:value-type="float">
            <text:p>202194665</text:p>
          </table:table-cell>
          <table:table-cell office:value-type="float" office:value="202191846" calcext:value-type="float">
            <text:p>202191846</text:p>
          </table:table-cell>
          <table:table-cell office:value-type="float" office:value="202190625" calcext:value-type="float">
            <text:p>202190625</text:p>
          </table:table-cell>
          <table:table-cell/>
          <table:table-cell office:value-type="float" office:value="202190627" calcext:value-type="float">
            <text:p>202190627</text:p>
          </table:table-cell>
          <table:table-cell office:value-type="float" office:value="202199891" calcext:value-type="float">
            <text:p>202199891</text:p>
          </table:table-cell>
          <table:table-cell office:value-type="float" office:value="202200094" calcext:value-type="float">
            <text:p>202200094</text:p>
          </table:table-cell>
          <table:table-cell table:style-name="ce7" table:number-columns-repeated="2"/>
          <table:table-cell table:style-name="ce7" table:formula="of:=ROUND(([.H99]-[.D99])/100)" office:value-type="float" office:value="-40" calcext:value-type="float">
            <text:p>-40</text:p>
          </table:table-cell>
          <table:table-cell table:style-name="ce7" table:formula="of:=ROUND(([.I99]-[.E99])/100)" office:value-type="float" office:value="80" calcext:value-type="float">
            <text:p>80</text:p>
          </table:table-cell>
          <table:table-cell table:style-name="ce7" table:formula="of:=ROUND(([.J99]-[.F99])/100)" office:value-type="float" office:value="95" calcext:value-type="float">
            <text:p>95</text:p>
          </table:table-cell>
          <table:table-cell table:style-name="ce7"/>
          <table:table-cell table:style-name="ce7" table:formula="of:=([.M99]+[.N99]+[.O99])/3" office:value-type="float" office:value="45" calcext:value-type="float">
            <text:p>45</text:p>
          </table:table-cell>
          <table:table-cell table:style-name="ce7" table:formula="of:=SQRT((1/3)*(([.M99]-[.Q99])*([.M99]-[.Q99]) + ([.N99]-[.Q99])*([.N99]-[.Q99]) + ([.O99]-[.Q99])*([.O99]-[.Q99])))" office:value-type="float" office:value="60.4152298679729" calcext:value-type="float">
            <text:p>60</text:p>
          </table:table-cell>
        </table:table-row>
        <table:table-row table:style-name="ro1">
          <table:table-cell office:value-type="string" calcext:value-type="string">
            <text:p>BR_INST_EXEC.INDIRECT_NEAR_CALL.TAKEN</text:p>
          </table:table-cell>
          <table:table-cell office:value-type="string" calcext:value-type="string">
            <text:p>ra088:u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663" calcext:value-type="float">
            <text:p>663</text:p>
          </table:table-cell>
          <table:table-cell office:value-type="float" office:value="671" calcext:value-type="float">
            <text:p>671</text:p>
          </table:table-cell>
          <table:table-cell table:style-name="ce7" table:number-columns-repeated="2"/>
          <table:table-cell table:style-name="ce7" table:formula="of:=ROUND(([.H100]-[.D100])/100)" office:value-type="float" office:value="3" calcext:value-type="float">
            <text:p>3</text:p>
          </table:table-cell>
          <table:table-cell table:style-name="ce7" table:formula="of:=ROUND(([.I100]-[.E100])/100)" office:value-type="float" office:value="3" calcext:value-type="float">
            <text:p>3</text:p>
          </table:table-cell>
          <table:table-cell table:style-name="ce7" table:formula="of:=ROUND(([.J100]-[.F100])/100)" office:value-type="float" office:value="3" calcext:value-type="float">
            <text:p>3</text:p>
          </table:table-cell>
          <table:table-cell table:style-name="ce7"/>
          <table:table-cell table:style-name="ce7" table:formula="of:=([.M100]+[.N100]+[.O100])/3" office:value-type="float" office:value="3" calcext:value-type="float">
            <text:p>3</text:p>
          </table:table-cell>
          <table:table-cell table:style-name="ce7" table:formula="of:=SQRT((1/3)*(([.M100]-[.Q100])*([.M100]-[.Q100]) + ([.N100]-[.Q100])*([.N100]-[.Q100]) + ([.O100]-[.Q100])*([.O100]-[.Q10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EXEC.ALL_BRANCHES</text:p>
          </table:table-cell>
          <table:table-cell office:value-type="string" calcext:value-type="string">
            <text:p>rff88:u</text:p>
          </table:table-cell>
          <table:table-cell/>
          <table:table-cell office:value-type="float" office:value="1020510838" calcext:value-type="float">
            <text:p>1020510838</text:p>
          </table:table-cell>
          <table:table-cell office:value-type="float" office:value="1021538274" calcext:value-type="float">
            <text:p>1021538274</text:p>
          </table:table-cell>
          <table:table-cell office:value-type="float" office:value="1020970956" calcext:value-type="float">
            <text:p>1020970956</text:p>
          </table:table-cell>
          <table:table-cell/>
          <table:table-cell office:value-type="float" office:value="4487445818" calcext:value-type="float">
            <text:p>4487445818</text:p>
          </table:table-cell>
          <table:table-cell office:value-type="float" office:value="4403083959" calcext:value-type="float">
            <text:p>4403083959</text:p>
          </table:table-cell>
          <table:table-cell office:value-type="float" office:value="4390734318" calcext:value-type="float">
            <text:p>4390734318</text:p>
          </table:table-cell>
          <table:table-cell table:style-name="ce7" table:number-columns-repeated="2"/>
          <table:table-cell table:style-name="ce7" table:formula="of:=ROUND(([.H101]-[.D101])/100)" office:value-type="float" office:value="34669350" calcext:value-type="float">
            <text:p>34,669,350</text:p>
          </table:table-cell>
          <table:table-cell table:style-name="ce7" table:formula="of:=ROUND(([.I101]-[.E101])/100)" office:value-type="float" office:value="33815457" calcext:value-type="float">
            <text:p>33,815,457</text:p>
          </table:table-cell>
          <table:table-cell table:style-name="ce7" table:formula="of:=ROUND(([.J101]-[.F101])/100)" office:value-type="float" office:value="33697634" calcext:value-type="float">
            <text:p>33,697,634</text:p>
          </table:table-cell>
          <table:table-cell table:style-name="ce7"/>
          <table:table-cell table:style-name="ce7" table:formula="of:=([.M101]+[.N101]+[.O101])/3" office:value-type="float" office:value="34060813.6666667" calcext:value-type="float">
            <text:p>34,060,814</text:p>
          </table:table-cell>
          <table:table-cell table:style-name="ce7" table:formula="of:=SQRT((1/3)*(([.M101]-[.Q101])*([.M101]-[.Q101]) + ([.N101]-[.Q101])*([.N101]-[.Q101]) + ([.O101]-[.Q101])*([.O101]-[.Q101])))" office:value-type="float" office:value="432980.304842559" calcext:value-type="float">
            <text:p>432,980</text:p>
          </table:table-cell>
        </table:table-row>
        <table:table-row table:style-name="ro1">
          <table:table-cell office:value-type="string" calcext:value-type="string">
            <text:p>BR_MISP_EXEC.COND.NOTAKEN</text:p>
          </table:table-cell>
          <table:table-cell office:value-type="string" calcext:value-type="string">
            <text:p>r4189:u</text:p>
          </table:table-cell>
          <table:table-cell/>
          <table:table-cell office:value-type="float" office:value="19065" calcext:value-type="float">
            <text:p>19065</text:p>
          </table:table-cell>
          <table:table-cell office:value-type="float" office:value="19376" calcext:value-type="float">
            <text:p>19376</text:p>
          </table:table-cell>
          <table:table-cell office:value-type="float" office:value="19574" calcext:value-type="float">
            <text:p>19574</text:p>
          </table:table-cell>
          <table:table-cell/>
          <table:table-cell office:value-type="float" office:value="1292541" calcext:value-type="float">
            <text:p>1292541</text:p>
          </table:table-cell>
          <table:table-cell office:value-type="float" office:value="1264584" calcext:value-type="float">
            <text:p>1264584</text:p>
          </table:table-cell>
          <table:table-cell office:value-type="float" office:value="1256459" calcext:value-type="float">
            <text:p>1256459</text:p>
          </table:table-cell>
          <table:table-cell table:style-name="ce7" table:number-columns-repeated="2"/>
          <table:table-cell table:style-name="ce7" table:formula="of:=ROUND(([.H102]-[.D102])/100)" office:value-type="float" office:value="12735" calcext:value-type="float">
            <text:p>12,735</text:p>
          </table:table-cell>
          <table:table-cell table:style-name="ce7" table:formula="of:=ROUND(([.I102]-[.E102])/100)" office:value-type="float" office:value="12452" calcext:value-type="float">
            <text:p>12,452</text:p>
          </table:table-cell>
          <table:table-cell table:style-name="ce7" table:formula="of:=ROUND(([.J102]-[.F102])/100)" office:value-type="float" office:value="12369" calcext:value-type="float">
            <text:p>12,369</text:p>
          </table:table-cell>
          <table:table-cell table:style-name="ce7"/>
          <table:table-cell table:style-name="ce7" table:formula="of:=([.M102]+[.N102]+[.O102])/3" office:value-type="float" office:value="12518.6666666667" calcext:value-type="float">
            <text:p>12,519</text:p>
          </table:table-cell>
          <table:table-cell table:style-name="ce7" table:formula="of:=SQRT((1/3)*(([.M102]-[.Q102])*([.M102]-[.Q102]) + ([.N102]-[.Q102])*([.N102]-[.Q102]) + ([.O102]-[.Q102])*([.O102]-[.Q102])))" office:value-type="float" office:value="156.67872294036" calcext:value-type="float">
            <text:p>157</text:p>
          </table:table-cell>
        </table:table-row>
        <table:table-row table:style-name="ro1">
          <table:table-cell office:value-type="string" calcext:value-type="string">
            <text:p>BR_MISP_EXEC.COND.TAKEN</text:p>
          </table:table-cell>
          <table:table-cell office:value-type="string" calcext:value-type="string">
            <text:p>r8189:u</text:p>
          </table:table-cell>
          <table:table-cell/>
          <table:table-cell office:value-type="float" office:value="2175659" calcext:value-type="float">
            <text:p>2175659</text:p>
          </table:table-cell>
          <table:table-cell office:value-type="float" office:value="2175750" calcext:value-type="float">
            <text:p>2175750</text:p>
          </table:table-cell>
          <table:table-cell office:value-type="float" office:value="2175646" calcext:value-type="float">
            <text:p>2175646</text:p>
          </table:table-cell>
          <table:table-cell/>
          <table:table-cell office:value-type="float" office:value="2181774" calcext:value-type="float">
            <text:p>2181774</text:p>
          </table:table-cell>
          <table:table-cell office:value-type="float" office:value="2178715" calcext:value-type="float">
            <text:p>2178715</text:p>
          </table:table-cell>
          <table:table-cell office:value-type="float" office:value="2177553" calcext:value-type="float">
            <text:p>2177553</text:p>
          </table:table-cell>
          <table:table-cell table:style-name="ce7" table:number-columns-repeated="2"/>
          <table:table-cell table:style-name="ce7" table:formula="of:=ROUND(([.H103]-[.D103])/100)" office:value-type="float" office:value="61" calcext:value-type="float">
            <text:p>61</text:p>
          </table:table-cell>
          <table:table-cell table:style-name="ce7" table:formula="of:=ROUND(([.I103]-[.E103])/100)" office:value-type="float" office:value="30" calcext:value-type="float">
            <text:p>30</text:p>
          </table:table-cell>
          <table:table-cell table:style-name="ce7" table:formula="of:=ROUND(([.J103]-[.F103])/100)" office:value-type="float" office:value="19" calcext:value-type="float">
            <text:p>19</text:p>
          </table:table-cell>
          <table:table-cell table:style-name="ce7"/>
          <table:table-cell table:style-name="ce7" table:formula="of:=([.M103]+[.N103]+[.O103])/3" office:value-type="float" office:value="36.6666666666667" calcext:value-type="float">
            <text:p>37</text:p>
          </table:table-cell>
          <table:table-cell table:style-name="ce7" table:formula="of:=SQRT((1/3)*(([.M103]-[.Q103])*([.M103]-[.Q103]) + ([.N103]-[.Q103])*([.N103]-[.Q103]) + ([.O103]-[.Q103])*([.O103]-[.Q103])))" office:value-type="float" office:value="17.7826382244655" calcext:value-type="float">
            <text:p>18</text:p>
          </table:table-cell>
        </table:table-row>
        <table:table-row table:style-name="ro1">
          <table:table-cell office:value-type="string" calcext:value-type="string">
            <text:p>BR_MISP_EXEC.INDIRECT_JMP_NON_CALL_RET.TAKEN</text:p>
          </table:table-cell>
          <table:table-cell office:value-type="string" calcext:value-type="string">
            <text:p>r8489:u</text:p>
          </table:table-cell>
          <table:table-cell/>
          <table:table-cell office:value-type="float" office:value="21153" calcext:value-type="float">
            <text:p>21153</text:p>
          </table:table-cell>
          <table:table-cell office:value-type="float" office:value="21214" calcext:value-type="float">
            <text:p>21214</text:p>
          </table:table-cell>
          <table:table-cell office:value-type="float" office:value="21208" calcext:value-type="float">
            <text:p>21208</text:p>
          </table:table-cell>
          <table:table-cell/>
          <table:table-cell office:value-type="float" office:value="21315" calcext:value-type="float">
            <text:p>21315</text:p>
          </table:table-cell>
          <table:table-cell office:value-type="float" office:value="21391" calcext:value-type="float">
            <text:p>21391</text:p>
          </table:table-cell>
          <table:table-cell office:value-type="float" office:value="21366" calcext:value-type="float">
            <text:p>21366</text:p>
          </table:table-cell>
          <table:table-cell table:style-name="ce7" table:number-columns-repeated="2"/>
          <table:table-cell table:style-name="ce7" table:formula="of:=ROUND(([.H104]-[.D104])/100)" office:value-type="float" office:value="2" calcext:value-type="float">
            <text:p>2</text:p>
          </table:table-cell>
          <table:table-cell table:style-name="ce7" table:formula="of:=ROUND(([.I104]-[.E104])/100)" office:value-type="float" office:value="2" calcext:value-type="float">
            <text:p>2</text:p>
          </table:table-cell>
          <table:table-cell table:style-name="ce7" table:formula="of:=ROUND(([.J104]-[.F104])/100)" office:value-type="float" office:value="2" calcext:value-type="float">
            <text:p>2</text:p>
          </table:table-cell>
          <table:table-cell table:style-name="ce7"/>
          <table:table-cell table:style-name="ce7" table:formula="of:=([.M104]+[.N104]+[.O104])/3" office:value-type="float" office:value="2" calcext:value-type="float">
            <text:p>2</text:p>
          </table:table-cell>
          <table:table-cell table:style-name="ce7" table:formula="of:=SQRT((1/3)*(([.M104]-[.Q104])*([.M104]-[.Q104]) + ([.N104]-[.Q104])*([.N104]-[.Q104]) + ([.O104]-[.Q104])*([.O104]-[.Q10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RETURN_NEAR.TAKEN</text:p>
          </table:table-cell>
          <table:table-cell office:value-type="string" calcext:value-type="string">
            <text:p>r8889:u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09" calcext:value-type="float">
            <text:p>309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570" calcext:value-type="float">
            <text:p>570</text:p>
          </table:table-cell>
          <table:table-cell office:value-type="float" office:value="475" calcext:value-type="float">
            <text:p>475</text:p>
          </table:table-cell>
          <table:table-cell table:style-name="ce7" table:number-columns-repeated="2"/>
          <table:table-cell table:style-name="ce7" table:formula="of:=ROUND(([.H105]-[.D105])/100)" office:value-type="float" office:value="1" calcext:value-type="float">
            <text:p>1</text:p>
          </table:table-cell>
          <table:table-cell table:style-name="ce7" table:formula="of:=ROUND(([.I105]-[.E105])/100)" office:value-type="float" office:value="3" calcext:value-type="float">
            <text:p>3</text:p>
          </table:table-cell>
          <table:table-cell table:style-name="ce7" table:formula="of:=ROUND(([.J105]-[.F105])/100)" office:value-type="float" office:value="1" calcext:value-type="float">
            <text:p>1</text:p>
          </table:table-cell>
          <table:table-cell table:style-name="ce7"/>
          <table:table-cell table:style-name="ce7" table:formula="of:=([.M105]+[.N105]+[.O105])/3" office:value-type="float" office:value="1.66666666666667" calcext:value-type="float">
            <text:p>2</text:p>
          </table:table-cell>
          <table:table-cell table:style-name="ce7" table:formula="of:=SQRT((1/3)*(([.M105]-[.Q105])*([.M105]-[.Q105]) + ([.N105]-[.Q105])*([.N105]-[.Q105]) + ([.O105]-[.Q105])*([.O105]-[.Q105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BR_MISP_EXEC.DIRECT_NEAR_CALL.TAKEN</text:p>
          </table:table-cell>
          <table:table-cell office:value-type="string" calcext:value-type="string">
            <text:p>r908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06]-[.D106])/100)" office:value-type="float" office:value="0" calcext:value-type="float">
            <text:p>0</text:p>
          </table:table-cell>
          <table:table-cell table:style-name="ce7" table:formula="of:=ROUND(([.I106]-[.E106])/100)" office:value-type="float" office:value="0" calcext:value-type="float">
            <text:p>0</text:p>
          </table:table-cell>
          <table:table-cell table:style-name="ce7" table:formula="of:=ROUND(([.J106]-[.F106])/100)" office:value-type="float" office:value="0" calcext:value-type="float">
            <text:p>0</text:p>
          </table:table-cell>
          <table:table-cell table:style-name="ce7"/>
          <table:table-cell table:style-name="ce7" table:formula="of:=([.M106]+[.N106]+[.O106])/3" office:value-type="float" office:value="0" calcext:value-type="float">
            <text:p>0</text:p>
          </table:table-cell>
          <table:table-cell table:style-name="ce7" table:formula="of:=SQRT((1/3)*(([.M106]-[.Q106])*([.M106]-[.Q106]) + ([.N106]-[.Q106])*([.N106]-[.Q106]) + ([.O106]-[.Q106])*([.O106]-[.Q10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INDIRECT_NEAR_CALL.TAKEN</text:p>
          </table:table-cell>
          <table:table-cell office:value-type="string" calcext:value-type="string">
            <text:p>ra089:u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06" calcext:value-type="float">
            <text:p>206</text:p>
          </table:table-cell>
          <table:table-cell office:value-type="float" office:value="196" calcext:value-type="float">
            <text:p>196</text:p>
          </table:table-cell>
          <table:table-cell table:style-name="ce7" table:number-columns-repeated="2"/>
          <table:table-cell table:style-name="ce7" table:formula="of:=ROUND(([.H107]-[.D107])/100)" office:value-type="float" office:value="1" calcext:value-type="float">
            <text:p>1</text:p>
          </table:table-cell>
          <table:table-cell table:style-name="ce7" table:formula="of:=ROUND(([.I107]-[.E107])/100)" office:value-type="float" office:value="1" calcext:value-type="float">
            <text:p>1</text:p>
          </table:table-cell>
          <table:table-cell table:style-name="ce7" table:formula="of:=ROUND(([.J107]-[.F107])/100)" office:value-type="float" office:value="1" calcext:value-type="float">
            <text:p>1</text:p>
          </table:table-cell>
          <table:table-cell table:style-name="ce7"/>
          <table:table-cell table:style-name="ce7" table:formula="of:=([.M107]+[.N107]+[.O107])/3" office:value-type="float" office:value="1" calcext:value-type="float">
            <text:p>1</text:p>
          </table:table-cell>
          <table:table-cell table:style-name="ce7" table:formula="of:=SQRT((1/3)*(([.M107]-[.Q107])*([.M107]-[.Q107]) + ([.N107]-[.Q107])*([.N107]-[.Q107]) + ([.O107]-[.Q107])*([.O107]-[.Q10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ALL_BRANCHES</text:p>
          </table:table-cell>
          <table:table-cell office:value-type="string" calcext:value-type="string">
            <text:p>rff89:u</text:p>
          </table:table-cell>
          <table:table-cell/>
          <table:table-cell office:value-type="float" office:value="2216196" calcext:value-type="float">
            <text:p>2216196</text:p>
          </table:table-cell>
          <table:table-cell office:value-type="float" office:value="2216420" calcext:value-type="float">
            <text:p>2216420</text:p>
          </table:table-cell>
          <table:table-cell office:value-type="float" office:value="2216380" calcext:value-type="float">
            <text:p>2216380</text:p>
          </table:table-cell>
          <table:table-cell/>
          <table:table-cell office:value-type="float" office:value="3493094" calcext:value-type="float">
            <text:p>3493094</text:p>
          </table:table-cell>
          <table:table-cell office:value-type="float" office:value="3460500" calcext:value-type="float">
            <text:p>3460500</text:p>
          </table:table-cell>
          <table:table-cell office:value-type="float" office:value="3457782" calcext:value-type="float">
            <text:p>3457782</text:p>
          </table:table-cell>
          <table:table-cell table:style-name="ce7" table:number-columns-repeated="2"/>
          <table:table-cell table:style-name="ce7" table:formula="of:=ROUND(([.H108]-[.D108])/100)" office:value-type="float" office:value="12769" calcext:value-type="float">
            <text:p>12,769</text:p>
          </table:table-cell>
          <table:table-cell table:style-name="ce7" table:formula="of:=ROUND(([.I108]-[.E108])/100)" office:value-type="float" office:value="12441" calcext:value-type="float">
            <text:p>12,441</text:p>
          </table:table-cell>
          <table:table-cell table:style-name="ce7" table:formula="of:=ROUND(([.J108]-[.F108])/100)" office:value-type="float" office:value="12414" calcext:value-type="float">
            <text:p>12,414</text:p>
          </table:table-cell>
          <table:table-cell table:style-name="ce7"/>
          <table:table-cell table:style-name="ce7" table:formula="of:=([.M108]+[.N108]+[.O108])/3" office:value-type="float" office:value="12541.3333333333" calcext:value-type="float">
            <text:p>12,541</text:p>
          </table:table-cell>
          <table:table-cell table:style-name="ce7" table:formula="of:=SQRT((1/3)*(([.M108]-[.Q108])*([.M108]-[.Q108]) + ([.N108]-[.Q108])*([.N108]-[.Q108]) + ([.O108]-[.Q108])*([.O108]-[.Q108])))" office:value-type="float" office:value="161.361567777323" calcext:value-type="float">
            <text:p>161</text:p>
          </table:table-cell>
        </table:table-row>
        <table:table-row table:style-name="ro1">
          <table:table-cell office:value-type="string" calcext:value-type="string">
            <text:p>IDQ_UOPS_NOT_DELIVERED.CORE</text:p>
          </table:table-cell>
          <table:table-cell office:value-type="string" calcext:value-type="string">
            <text:p>r019c:u</text:p>
          </table:table-cell>
          <table:table-cell/>
          <table:table-cell office:value-type="float" office:value="2081513840" calcext:value-type="float">
            <text:p>2081513840</text:p>
          </table:table-cell>
          <table:table-cell office:value-type="float" office:value="2087627826" calcext:value-type="float">
            <text:p>2087627826</text:p>
          </table:table-cell>
          <table:table-cell office:value-type="float" office:value="2085318640" calcext:value-type="float">
            <text:p>2085318640</text:p>
          </table:table-cell>
          <table:table-cell/>
          <table:table-cell office:value-type="float" office:value="5883341775" calcext:value-type="float">
            <text:p>5883341775</text:p>
          </table:table-cell>
          <table:table-cell office:value-type="float" office:value="5605242315" calcext:value-type="float">
            <text:p>5605242315</text:p>
          </table:table-cell>
          <table:table-cell office:value-type="float" office:value="5585948953" calcext:value-type="float">
            <text:p>5585948953</text:p>
          </table:table-cell>
          <table:table-cell table:style-name="ce7" table:number-columns-repeated="2"/>
          <table:table-cell table:style-name="ce7" table:formula="of:=ROUND(([.H109]-[.D109])/100)" office:value-type="float" office:value="38018279" calcext:value-type="float">
            <text:p>38,018,279</text:p>
          </table:table-cell>
          <table:table-cell table:style-name="ce7" table:formula="of:=ROUND(([.I109]-[.E109])/100)" office:value-type="float" office:value="35176145" calcext:value-type="float">
            <text:p>35,176,145</text:p>
          </table:table-cell>
          <table:table-cell table:style-name="ce7" table:formula="of:=ROUND(([.J109]-[.F109])/100)" office:value-type="float" office:value="35006303" calcext:value-type="float">
            <text:p>35,006,303</text:p>
          </table:table-cell>
          <table:table-cell table:style-name="ce7"/>
          <table:table-cell table:style-name="ce7" table:formula="of:=([.M109]+[.N109]+[.O109])/3" office:value-type="float" office:value="36066909" calcext:value-type="float">
            <text:p>36,066,909</text:p>
          </table:table-cell>
          <table:table-cell table:style-name="ce7" table:formula="of:=SQRT((1/3)*(([.M109]-[.Q109])*([.M109]-[.Q109]) + ([.N109]-[.Q109])*([.N109]-[.Q109]) + ([.O109]-[.Q109])*([.O109]-[.Q109])))" office:value-type="float" office:value="1381568.00626824" calcext:value-type="float">
            <text:p>1,381,568</text:p>
          </table:table-cell>
        </table:table-row>
        <table:table-row table:style-name="ro1">
          <table:table-cell office:value-type="string" calcext:value-type="string">
            <text:p>UOPS_EXECUTED_PORT.PORT_0</text:p>
          </table:table-cell>
          <table:table-cell office:value-type="string" calcext:value-type="string">
            <text:p>r01a1:u</text:p>
          </table:table-cell>
          <table:table-cell/>
          <table:table-cell office:value-type="float" office:value="871937266" calcext:value-type="float">
            <text:p>871937266</text:p>
          </table:table-cell>
          <table:table-cell office:value-type="float" office:value="868036587" calcext:value-type="float">
            <text:p>868036587</text:p>
          </table:table-cell>
          <table:table-cell office:value-type="float" office:value="865489472" calcext:value-type="float">
            <text:p>865489472</text:p>
          </table:table-cell>
          <table:table-cell/>
          <table:table-cell office:value-type="float" office:value="5879016914" calcext:value-type="float">
            <text:p>5879016914</text:p>
          </table:table-cell>
          <table:table-cell office:value-type="float" office:value="5251160708" calcext:value-type="float">
            <text:p>5251160708</text:p>
          </table:table-cell>
          <table:table-cell office:value-type="float" office:value="5009897019" calcext:value-type="float">
            <text:p>5009897019</text:p>
          </table:table-cell>
          <table:table-cell table:style-name="ce7" table:number-columns-repeated="2"/>
          <table:table-cell table:style-name="ce7" table:formula="of:=ROUND(([.H110]-[.D110])/100)" office:value-type="float" office:value="50070796" calcext:value-type="float">
            <text:p>50,070,796</text:p>
          </table:table-cell>
          <table:table-cell table:style-name="ce7" table:formula="of:=ROUND(([.I110]-[.E110])/100)" office:value-type="float" office:value="43831241" calcext:value-type="float">
            <text:p>43,831,241</text:p>
          </table:table-cell>
          <table:table-cell table:style-name="ce7" table:formula="of:=ROUND(([.J110]-[.F110])/100)" office:value-type="float" office:value="41444075" calcext:value-type="float">
            <text:p>41,444,075</text:p>
          </table:table-cell>
          <table:table-cell table:style-name="ce7"/>
          <table:table-cell table:style-name="ce7" table:formula="of:=([.M110]+[.N110]+[.O110])/3" office:value-type="float" office:value="45115370.6666667" calcext:value-type="float">
            <text:p>45,115,371</text:p>
          </table:table-cell>
          <table:table-cell table:style-name="ce7" table:formula="of:=SQRT((1/3)*(([.M110]-[.Q110])*([.M110]-[.Q110]) + ([.N110]-[.Q110])*([.N110]-[.Q110]) + ([.O110]-[.Q110])*([.O110]-[.Q110])))" office:value-type="float" office:value="3637015.31053237" calcext:value-type="float">
            <text:p>3,637,015</text:p>
          </table:table-cell>
        </table:table-row>
        <table:table-row table:style-name="ro1">
          <table:table-cell office:value-type="string" calcext:value-type="string">
            <text:p>UOPS_EXECUTED_PORT.PORT_1</text:p>
          </table:table-cell>
          <table:table-cell office:value-type="string" calcext:value-type="string">
            <text:p>r02a1:u</text:p>
          </table:table-cell>
          <table:table-cell/>
          <table:table-cell office:value-type="float" office:value="793907022" calcext:value-type="float">
            <text:p>793907022</text:p>
          </table:table-cell>
          <table:table-cell office:value-type="float" office:value="789779191" calcext:value-type="float">
            <text:p>789779191</text:p>
          </table:table-cell>
          <table:table-cell office:value-type="float" office:value="787346194" calcext:value-type="float">
            <text:p>787346194</text:p>
          </table:table-cell>
          <table:table-cell/>
          <table:table-cell office:value-type="float" office:value="5531606836" calcext:value-type="float">
            <text:p>5531606836</text:p>
          </table:table-cell>
          <table:table-cell office:value-type="float" office:value="4887458484" calcext:value-type="float">
            <text:p>4887458484</text:p>
          </table:table-cell>
          <table:table-cell office:value-type="float" office:value="4646514823" calcext:value-type="float">
            <text:p>4646514823</text:p>
          </table:table-cell>
          <table:table-cell table:style-name="ce7" table:number-columns-repeated="2"/>
          <table:table-cell table:style-name="ce7" table:formula="of:=ROUND(([.H111]-[.D111])/100)" office:value-type="float" office:value="47376998" calcext:value-type="float">
            <text:p>47,376,998</text:p>
          </table:table-cell>
          <table:table-cell table:style-name="ce7" table:formula="of:=ROUND(([.I111]-[.E111])/100)" office:value-type="float" office:value="40976793" calcext:value-type="float">
            <text:p>40,976,793</text:p>
          </table:table-cell>
          <table:table-cell table:style-name="ce7" table:formula="of:=ROUND(([.J111]-[.F111])/100)" office:value-type="float" office:value="38591686" calcext:value-type="float">
            <text:p>38,591,686</text:p>
          </table:table-cell>
          <table:table-cell table:style-name="ce7"/>
          <table:table-cell table:style-name="ce7" table:formula="of:=([.M111]+[.N111]+[.O111])/3" office:value-type="float" office:value="42315159" calcext:value-type="float">
            <text:p>42,315,159</text:p>
          </table:table-cell>
          <table:table-cell table:style-name="ce7" table:formula="of:=SQRT((1/3)*(([.M111]-[.Q111])*([.M111]-[.Q111]) + ([.N111]-[.Q111])*([.N111]-[.Q111]) + ([.O111]-[.Q111])*([.O111]-[.Q111])))" office:value-type="float" office:value="3709343.55349685" calcext:value-type="float">
            <text:p>3,709,344</text:p>
          </table:table-cell>
        </table:table-row>
        <table:table-row table:style-name="ro1">
          <table:table-cell office:value-type="string" calcext:value-type="string">
            <text:p>UOPS_EXECUTED_PORT.PORT_2</text:p>
          </table:table-cell>
          <table:table-cell office:value-type="string" calcext:value-type="string">
            <text:p>r04a1:u</text:p>
          </table:table-cell>
          <table:table-cell/>
          <table:table-cell office:value-type="float" office:value="855611512" calcext:value-type="float">
            <text:p>855611512</text:p>
          </table:table-cell>
          <table:table-cell office:value-type="float" office:value="858626658" calcext:value-type="float">
            <text:p>858626658</text:p>
          </table:table-cell>
          <table:table-cell office:value-type="float" office:value="858458883" calcext:value-type="float">
            <text:p>858458883</text:p>
          </table:table-cell>
          <table:table-cell/>
          <table:table-cell office:value-type="float" office:value="7487506315" calcext:value-type="float">
            <text:p>7487506315</text:p>
          </table:table-cell>
          <table:table-cell office:value-type="float" office:value="7408600750" calcext:value-type="float">
            <text:p>7408600750</text:p>
          </table:table-cell>
          <table:table-cell office:value-type="float" office:value="7437686123" calcext:value-type="float">
            <text:p>7437686123</text:p>
          </table:table-cell>
          <table:table-cell table:style-name="ce7" table:number-columns-repeated="2"/>
          <table:table-cell table:style-name="ce7" table:formula="of:=ROUND(([.H112]-[.D112])/100)" office:value-type="float" office:value="66318948" calcext:value-type="float">
            <text:p>66,318,948</text:p>
          </table:table-cell>
          <table:table-cell table:style-name="ce7" table:formula="of:=ROUND(([.I112]-[.E112])/100)" office:value-type="float" office:value="65499741" calcext:value-type="float">
            <text:p>65,499,741</text:p>
          </table:table-cell>
          <table:table-cell table:style-name="ce7" table:formula="of:=ROUND(([.J112]-[.F112])/100)" office:value-type="float" office:value="65792272" calcext:value-type="float">
            <text:p>65,792,272</text:p>
          </table:table-cell>
          <table:table-cell table:style-name="ce7"/>
          <table:table-cell table:style-name="ce7" table:formula="of:=([.M112]+[.N112]+[.O112])/3" office:value-type="float" office:value="65870320.3333333" calcext:value-type="float">
            <text:p>65,870,320</text:p>
          </table:table-cell>
          <table:table-cell table:style-name="ce7" table:formula="of:=SQRT((1/3)*(([.M112]-[.Q112])*([.M112]-[.Q112]) + ([.N112]-[.Q112])*([.N112]-[.Q112]) + ([.O112]-[.Q112])*([.O112]-[.Q112])))" office:value-type="float" office:value="338962.81405127" calcext:value-type="float">
            <text:p>338,963</text:p>
          </table:table-cell>
        </table:table-row>
        <table:table-row table:style-name="ro1">
          <table:table-cell office:value-type="string" calcext:value-type="string">
            <text:p>UOPS_EXECUTED_PORT.PORT_3</text:p>
          </table:table-cell>
          <table:table-cell office:value-type="string" calcext:value-type="string">
            <text:p>r08a1:u</text:p>
          </table:table-cell>
          <table:table-cell/>
          <table:table-cell office:value-type="float" office:value="930944935" calcext:value-type="float">
            <text:p>930944935</text:p>
          </table:table-cell>
          <table:table-cell office:value-type="float" office:value="932583390" calcext:value-type="float">
            <text:p>932583390</text:p>
          </table:table-cell>
          <table:table-cell office:value-type="float" office:value="931913803" calcext:value-type="float">
            <text:p>931913803</text:p>
          </table:table-cell>
          <table:table-cell/>
          <table:table-cell office:value-type="float" office:value="8110328657" calcext:value-type="float">
            <text:p>8110328657</text:p>
          </table:table-cell>
          <table:table-cell office:value-type="float" office:value="7861934281" calcext:value-type="float">
            <text:p>7861934281</text:p>
          </table:table-cell>
          <table:table-cell office:value-type="float" office:value="7837074470" calcext:value-type="float">
            <text:p>7837074470</text:p>
          </table:table-cell>
          <table:table-cell table:style-name="ce7" table:number-columns-repeated="2"/>
          <table:table-cell table:style-name="ce7" table:formula="of:=ROUND(([.H113]-[.D113])/100)" office:value-type="float" office:value="71793837" calcext:value-type="float">
            <text:p>71,793,837</text:p>
          </table:table-cell>
          <table:table-cell table:style-name="ce7" table:formula="of:=ROUND(([.I113]-[.E113])/100)" office:value-type="float" office:value="69293509" calcext:value-type="float">
            <text:p>69,293,509</text:p>
          </table:table-cell>
          <table:table-cell table:style-name="ce7" table:formula="of:=ROUND(([.J113]-[.F113])/100)" office:value-type="float" office:value="69051607" calcext:value-type="float">
            <text:p>69,051,607</text:p>
          </table:table-cell>
          <table:table-cell table:style-name="ce7"/>
          <table:table-cell table:style-name="ce7" table:formula="of:=([.M113]+[.N113]+[.O113])/3" office:value-type="float" office:value="70046317.6666667" calcext:value-type="float">
            <text:p>70,046,318</text:p>
          </table:table-cell>
          <table:table-cell table:style-name="ce7" table:formula="of:=SQRT((1/3)*(([.M113]-[.Q113])*([.M113]-[.Q113]) + ([.N113]-[.Q113])*([.N113]-[.Q113]) + ([.O113]-[.Q113])*([.O113]-[.Q113])))" office:value-type="float" office:value="1239622.79469236" calcext:value-type="float">
            <text:p>1,239,623</text:p>
          </table:table-cell>
        </table:table-row>
        <table:table-row table:style-name="ro1">
          <table:table-cell office:value-type="string" calcext:value-type="string">
            <text:p>UOPS_EXECUTED_PORT.PORT_4</text:p>
          </table:table-cell>
          <table:table-cell office:value-type="string" calcext:value-type="string">
            <text:p>r10a1:u</text:p>
          </table:table-cell>
          <table:table-cell/>
          <table:table-cell office:value-type="float" office:value="783168472" calcext:value-type="float">
            <text:p>783168472</text:p>
          </table:table-cell>
          <table:table-cell office:value-type="float" office:value="784031932" calcext:value-type="float">
            <text:p>784031932</text:p>
          </table:table-cell>
          <table:table-cell office:value-type="float" office:value="783879660" calcext:value-type="float">
            <text:p>783879660</text:p>
          </table:table-cell>
          <table:table-cell/>
          <table:table-cell office:value-type="float" office:value="4193976799" calcext:value-type="float">
            <text:p>4193976799</text:p>
          </table:table-cell>
          <table:table-cell office:value-type="float" office:value="4144717959" calcext:value-type="float">
            <text:p>4144717959</text:p>
          </table:table-cell>
          <table:table-cell office:value-type="float" office:value="4154191027" calcext:value-type="float">
            <text:p>4154191027</text:p>
          </table:table-cell>
          <table:table-cell table:style-name="ce7" table:number-columns-repeated="2"/>
          <table:table-cell table:style-name="ce7" table:formula="of:=ROUND(([.H114]-[.D114])/100)" office:value-type="float" office:value="34108083" calcext:value-type="float">
            <text:p>34,108,083</text:p>
          </table:table-cell>
          <table:table-cell table:style-name="ce7" table:formula="of:=ROUND(([.I114]-[.E114])/100)" office:value-type="float" office:value="33606860" calcext:value-type="float">
            <text:p>33,606,860</text:p>
          </table:table-cell>
          <table:table-cell table:style-name="ce7" table:formula="of:=ROUND(([.J114]-[.F114])/100)" office:value-type="float" office:value="33703114" calcext:value-type="float">
            <text:p>33,703,114</text:p>
          </table:table-cell>
          <table:table-cell table:style-name="ce7"/>
          <table:table-cell table:style-name="ce7" table:formula="of:=([.M114]+[.N114]+[.O114])/3" office:value-type="float" office:value="33806019" calcext:value-type="float">
            <text:p>33,806,019</text:p>
          </table:table-cell>
          <table:table-cell table:style-name="ce7" table:formula="of:=SQRT((1/3)*(([.M114]-[.Q114])*([.M114]-[.Q114]) + ([.N114]-[.Q114])*([.N114]-[.Q114]) + ([.O114]-[.Q114])*([.O114]-[.Q114])))" office:value-type="float" office:value="217176.123919428" calcext:value-type="float">
            <text:p>217,176</text:p>
          </table:table-cell>
        </table:table-row>
        <table:table-row table:style-name="ro1">
          <table:table-cell office:value-type="string" calcext:value-type="string">
            <text:p>UOPS_EXECUTED_PORT.PORT_5</text:p>
          </table:table-cell>
          <table:table-cell office:value-type="string" calcext:value-type="string">
            <text:p>r20a1:u</text:p>
          </table:table-cell>
          <table:table-cell/>
          <table:table-cell office:value-type="float" office:value="819579221" calcext:value-type="float">
            <text:p>819579221</text:p>
          </table:table-cell>
          <table:table-cell office:value-type="float" office:value="820456010" calcext:value-type="float">
            <text:p>820456010</text:p>
          </table:table-cell>
          <table:table-cell office:value-type="float" office:value="820089472" calcext:value-type="float">
            <text:p>820089472</text:p>
          </table:table-cell>
          <table:table-cell/>
          <table:table-cell office:value-type="float" office:value="2679992608" calcext:value-type="float">
            <text:p>2679992608</text:p>
          </table:table-cell>
          <table:table-cell office:value-type="float" office:value="2656151600" calcext:value-type="float">
            <text:p>2656151600</text:p>
          </table:table-cell>
          <table:table-cell office:value-type="float" office:value="2635612397" calcext:value-type="float">
            <text:p>2635612397</text:p>
          </table:table-cell>
          <table:table-cell table:style-name="ce7" table:number-columns-repeated="2"/>
          <table:table-cell table:style-name="ce7" table:formula="of:=ROUND(([.H115]-[.D115])/100)" office:value-type="float" office:value="18604134" calcext:value-type="float">
            <text:p>18,604,134</text:p>
          </table:table-cell>
          <table:table-cell table:style-name="ce7" table:formula="of:=ROUND(([.I115]-[.E115])/100)" office:value-type="float" office:value="18356956" calcext:value-type="float">
            <text:p>18,356,956</text:p>
          </table:table-cell>
          <table:table-cell table:style-name="ce7" table:formula="of:=ROUND(([.J115]-[.F115])/100)" office:value-type="float" office:value="18155229" calcext:value-type="float">
            <text:p>18,155,229</text:p>
          </table:table-cell>
          <table:table-cell table:style-name="ce7"/>
          <table:table-cell table:style-name="ce7" table:formula="of:=([.M115]+[.N115]+[.O115])/3" office:value-type="float" office:value="18372106.3333333" calcext:value-type="float">
            <text:p>18,372,106</text:p>
          </table:table-cell>
          <table:table-cell table:style-name="ce7" table:formula="of:=SQRT((1/3)*(([.M115]-[.Q115])*([.M115]-[.Q115]) + ([.N115]-[.Q115])*([.N115]-[.Q115]) + ([.O115]-[.Q115])*([.O115]-[.Q115])))" office:value-type="float" office:value="183577.548021417" calcext:value-type="float">
            <text:p>183,578</text:p>
          </table:table-cell>
        </table:table-row>
        <table:table-row table:style-name="ro1">
          <table:table-cell office:value-type="string" calcext:value-type="string">
            <text:p>UOPS_EXECUTED_PORT.PORT_6</text:p>
          </table:table-cell>
          <table:table-cell office:value-type="string" calcext:value-type="string">
            <text:p>r40a1:u</text:p>
          </table:table-cell>
          <table:table-cell/>
          <table:table-cell office:value-type="float" office:value="1085844653" calcext:value-type="float">
            <text:p>1085844653</text:p>
          </table:table-cell>
          <table:table-cell office:value-type="float" office:value="1087270796" calcext:value-type="float">
            <text:p>1087270796</text:p>
          </table:table-cell>
          <table:table-cell office:value-type="float" office:value="1086967585" calcext:value-type="float">
            <text:p>1086967585</text:p>
          </table:table-cell>
          <table:table-cell/>
          <table:table-cell office:value-type="float" office:value="6086654274" calcext:value-type="float">
            <text:p>6086654274</text:p>
          </table:table-cell>
          <table:table-cell office:value-type="float" office:value="5995620270" calcext:value-type="float">
            <text:p>5995620270</text:p>
          </table:table-cell>
          <table:table-cell office:value-type="float" office:value="6023034442" calcext:value-type="float">
            <text:p>6023034442</text:p>
          </table:table-cell>
          <table:table-cell table:style-name="ce7" table:number-columns-repeated="2"/>
          <table:table-cell table:style-name="ce7" table:formula="of:=ROUND(([.H116]-[.D116])/100)" office:value-type="float" office:value="50008096" calcext:value-type="float">
            <text:p>50,008,096</text:p>
          </table:table-cell>
          <table:table-cell table:style-name="ce7" table:formula="of:=ROUND(([.I116]-[.E116])/100)" office:value-type="float" office:value="49083495" calcext:value-type="float">
            <text:p>49,083,495</text:p>
          </table:table-cell>
          <table:table-cell table:style-name="ce7" table:formula="of:=ROUND(([.J116]-[.F116])/100)" office:value-type="float" office:value="49360669" calcext:value-type="float">
            <text:p>49,360,669</text:p>
          </table:table-cell>
          <table:table-cell table:style-name="ce7"/>
          <table:table-cell table:style-name="ce7" table:formula="of:=([.M116]+[.N116]+[.O116])/3" office:value-type="float" office:value="49484086.6666667" calcext:value-type="float">
            <text:p>49,484,087</text:p>
          </table:table-cell>
          <table:table-cell table:style-name="ce7" table:formula="of:=SQRT((1/3)*(([.M116]-[.Q116])*([.M116]-[.Q116]) + ([.N116]-[.Q116])*([.N116]-[.Q116]) + ([.O116]-[.Q116])*([.O116]-[.Q116])))" office:value-type="float" office:value="387423.706583488" calcext:value-type="float">
            <text:p>387,424</text:p>
          </table:table-cell>
        </table:table-row>
        <table:table-row table:style-name="ro1">
          <table:table-cell office:value-type="string" calcext:value-type="string">
            <text:p>UOPS_EXECUTED_PORT.PORT_7</text:p>
          </table:table-cell>
          <table:table-cell office:value-type="string" calcext:value-type="string">
            <text:p>r80a1:u</text:p>
          </table:table-cell>
          <table:table-cell/>
          <table:table-cell office:value-type="float" office:value="412177267" calcext:value-type="float">
            <text:p>412177267</text:p>
          </table:table-cell>
          <table:table-cell office:value-type="float" office:value="412214353" calcext:value-type="float">
            <text:p>412214353</text:p>
          </table:table-cell>
          <table:table-cell office:value-type="float" office:value="412219822" calcext:value-type="float">
            <text:p>412219822</text:p>
          </table:table-cell>
          <table:table-cell/>
          <table:table-cell office:value-type="float" office:value="412260872" calcext:value-type="float">
            <text:p>412260872</text:p>
          </table:table-cell>
          <table:table-cell office:value-type="float" office:value="412252619" calcext:value-type="float">
            <text:p>412252619</text:p>
          </table:table-cell>
          <table:table-cell office:value-type="float" office:value="412257653" calcext:value-type="float">
            <text:p>412257653</text:p>
          </table:table-cell>
          <table:table-cell table:style-name="ce7" table:number-columns-repeated="2"/>
          <table:table-cell table:style-name="ce7" table:formula="of:=ROUND(([.H117]-[.D117])/100)" office:value-type="float" office:value="836" calcext:value-type="float">
            <text:p>836</text:p>
          </table:table-cell>
          <table:table-cell table:style-name="ce7" table:formula="of:=ROUND(([.I117]-[.E117])/100)" office:value-type="float" office:value="383" calcext:value-type="float">
            <text:p>383</text:p>
          </table:table-cell>
          <table:table-cell table:style-name="ce7" table:formula="of:=ROUND(([.J117]-[.F117])/100)" office:value-type="float" office:value="378" calcext:value-type="float">
            <text:p>378</text:p>
          </table:table-cell>
          <table:table-cell table:style-name="ce7"/>
          <table:table-cell table:style-name="ce7" table:formula="of:=([.M117]+[.N117]+[.O117])/3" office:value-type="float" office:value="532.333333333333" calcext:value-type="float">
            <text:p>532</text:p>
          </table:table-cell>
          <table:table-cell table:style-name="ce7" table:formula="of:=SQRT((1/3)*(([.M117]-[.Q117])*([.M117]-[.Q117]) + ([.N117]-[.Q117])*([.N117]-[.Q117]) + ([.O117]-[.Q117])*([.O117]-[.Q117])))" office:value-type="float" office:value="214.734461344445" calcext:value-type="float">
            <text:p>215</text:p>
          </table:table-cell>
        </table:table-row>
        <table:table-row table:style-name="ro1">
          <table:table-cell table:style-name="ce2" office:value-type="string" calcext:value-type="string">
            <text:p>RESOURCE_STALLS.ANY</text:p>
          </table:table-cell>
          <table:table-cell office:value-type="string" calcext:value-type="string">
            <text:p>r01a2:u</text:p>
          </table:table-cell>
          <table:table-cell/>
          <table:table-cell office:value-type="float" office:value="95920065" calcext:value-type="float">
            <text:p>95920065</text:p>
          </table:table-cell>
          <table:table-cell office:value-type="float" office:value="98259338" calcext:value-type="float">
            <text:p>98259338</text:p>
          </table:table-cell>
          <table:table-cell office:value-type="float" office:value="95195159" calcext:value-type="float">
            <text:p>95195159</text:p>
          </table:table-cell>
          <table:table-cell/>
          <table:table-cell office:value-type="float" office:value="8126283126" calcext:value-type="float">
            <text:p>8126283126</text:p>
          </table:table-cell>
          <table:table-cell office:value-type="float" office:value="7004272184" calcext:value-type="float">
            <text:p>7004272184</text:p>
          </table:table-cell>
          <table:table-cell office:value-type="float" office:value="6854884342" calcext:value-type="float">
            <text:p>6854884342</text:p>
          </table:table-cell>
          <table:table-cell table:style-name="ce7" table:number-columns-repeated="2"/>
          <table:table-cell table:style-name="ce7" table:formula="of:=ROUND(([.H118]-[.D118])/100)" office:value-type="float" office:value="80303631" calcext:value-type="float">
            <text:p>80,303,631</text:p>
          </table:table-cell>
          <table:table-cell table:style-name="ce7" table:formula="of:=ROUND(([.I118]-[.E118])/100)" office:value-type="float" office:value="69060128" calcext:value-type="float">
            <text:p>69,060,128</text:p>
          </table:table-cell>
          <table:table-cell table:style-name="ce7" table:formula="of:=ROUND(([.J118]-[.F118])/100)" office:value-type="float" office:value="67596892" calcext:value-type="float">
            <text:p>67,596,892</text:p>
          </table:table-cell>
          <table:table-cell table:style-name="ce7"/>
          <table:table-cell table:style-name="ce7" table:formula="of:=([.M118]+[.N118]+[.O118])/3" office:value-type="float" office:value="72320217" calcext:value-type="float">
            <text:p>72,320,217</text:p>
          </table:table-cell>
          <table:table-cell table:style-name="ce7" table:formula="of:=SQRT((1/3)*(([.M118]-[.Q118])*([.M118]-[.Q118]) + ([.N118]-[.Q118])*([.N118]-[.Q118]) + ([.O118]-[.Q118])*([.O118]-[.Q118])))" office:value-type="float" office:value="5676644.50295953" calcext:value-type="float">
            <text:p>5,676,645</text:p>
          </table:table-cell>
        </table:table-row>
        <table:table-row table:style-name="ro1">
          <table:table-cell office:value-type="string" calcext:value-type="string">
            <text:p>RESOURCE_STALLS.RS</text:p>
          </table:table-cell>
          <table:table-cell office:value-type="string" calcext:value-type="string">
            <text:p>r04a2:u</text:p>
          </table:table-cell>
          <table:table-cell/>
          <table:table-cell office:value-type="float" office:value="52391258" calcext:value-type="float">
            <text:p>52391258</text:p>
          </table:table-cell>
          <table:table-cell office:value-type="float" office:value="50622131" calcext:value-type="float">
            <text:p>50622131</text:p>
          </table:table-cell>
          <table:table-cell office:value-type="float" office:value="49242690" calcext:value-type="float">
            <text:p>49242690</text:p>
          </table:table-cell>
          <table:table-cell/>
          <table:table-cell office:value-type="float" office:value="4963220010" calcext:value-type="float">
            <text:p>4963220010</text:p>
          </table:table-cell>
          <table:table-cell office:value-type="float" office:value="4755146849" calcext:value-type="float">
            <text:p>4755146849</text:p>
          </table:table-cell>
          <table:table-cell office:value-type="float" office:value="4578208826" calcext:value-type="float">
            <text:p>4578208826</text:p>
          </table:table-cell>
          <table:table-cell table:style-name="ce7" table:number-columns-repeated="2"/>
          <table:table-cell table:style-name="ce7" table:formula="of:=ROUND(([.H119]-[.D119])/100)" office:value-type="float" office:value="49108288" calcext:value-type="float">
            <text:p>49,108,288</text:p>
          </table:table-cell>
          <table:table-cell table:style-name="ce7" table:formula="of:=ROUND(([.I119]-[.E119])/100)" office:value-type="float" office:value="47045247" calcext:value-type="float">
            <text:p>47,045,247</text:p>
          </table:table-cell>
          <table:table-cell table:style-name="ce7" table:formula="of:=ROUND(([.J119]-[.F119])/100)" office:value-type="float" office:value="45289661" calcext:value-type="float">
            <text:p>45,289,661</text:p>
          </table:table-cell>
          <table:table-cell table:style-name="ce7"/>
          <table:table-cell table:style-name="ce7" table:formula="of:=([.M119]+[.N119]+[.O119])/3" office:value-type="float" office:value="47147732" calcext:value-type="float">
            <text:p>47,147,732</text:p>
          </table:table-cell>
          <table:table-cell table:style-name="ce7" table:formula="of:=SQRT((1/3)*(([.M119]-[.Q119])*([.M119]-[.Q119]) + ([.N119]-[.Q119])*([.N119]-[.Q119]) + ([.O119]-[.Q119])*([.O119]-[.Q119])))" office:value-type="float" office:value="1560631.37281059" calcext:value-type="float">
            <text:p>1,560,631</text:p>
          </table:table-cell>
        </table:table-row>
        <table:table-row table:style-name="ro1">
          <table:table-cell office:value-type="string" calcext:value-type="string">
            <text:p>RESOURCE_STALLS.SB</text:p>
          </table:table-cell>
          <table:table-cell office:value-type="string" calcext:value-type="string">
            <text:p>r08a2:u</text:p>
          </table:table-cell>
          <table:table-cell/>
          <table:table-cell office:value-type="float" office:value="6897234" calcext:value-type="float">
            <text:p>6897234</text:p>
          </table:table-cell>
          <table:table-cell office:value-type="float" office:value="6324662" calcext:value-type="float">
            <text:p>6324662</text:p>
          </table:table-cell>
          <table:table-cell office:value-type="float" office:value="6017178" calcext:value-type="float">
            <text:p>6017178</text:p>
          </table:table-cell>
          <table:table-cell/>
          <table:table-cell office:value-type="float" office:value="7489449" calcext:value-type="float">
            <text:p>7489449</text:p>
          </table:table-cell>
          <table:table-cell office:value-type="float" office:value="3987572" calcext:value-type="float">
            <text:p>3987572</text:p>
          </table:table-cell>
          <table:table-cell office:value-type="float" office:value="4470632" calcext:value-type="float">
            <text:p>4470632</text:p>
          </table:table-cell>
          <table:table-cell table:style-name="ce7" table:number-columns-repeated="2"/>
          <table:table-cell table:style-name="ce7" table:formula="of:=ROUND(([.H120]-[.D120])/100)" office:value-type="float" office:value="5922" calcext:value-type="float">
            <text:p>5,922</text:p>
          </table:table-cell>
          <table:table-cell table:style-name="ce7" table:formula="of:=ROUND(([.I120]-[.E120])/100)" office:value-type="float" office:value="-23371" calcext:value-type="float">
            <text:p>-23,371</text:p>
          </table:table-cell>
          <table:table-cell table:style-name="ce7" table:formula="of:=ROUND(([.J120]-[.F120])/100)" office:value-type="float" office:value="-15465" calcext:value-type="float">
            <text:p>-15,465</text:p>
          </table:table-cell>
          <table:table-cell table:style-name="ce7"/>
          <table:table-cell table:style-name="ce7" table:formula="of:=([.M120]+[.N120]+[.O120])/3" office:value-type="float" office:value="-10971.3333333333" calcext:value-type="float">
            <text:p>-10,971</text:p>
          </table:table-cell>
          <table:table-cell table:style-name="ce7" table:formula="of:=SQRT((1/3)*(([.M120]-[.Q120])*([.M120]-[.Q120]) + ([.N120]-[.Q120])*([.N120]-[.Q120]) + ([.O120]-[.Q120])*([.O120]-[.Q120])))" office:value-type="float" office:value="12373.7556231818" calcext:value-type="float">
            <text:p>12,374</text:p>
          </table:table-cell>
        </table:table-row>
        <table:table-row table:style-name="ro1">
          <table:table-cell office:value-type="string" calcext:value-type="string">
            <text:p>RESOURCE_STALLS.ROB</text:p>
          </table:table-cell>
          <table:table-cell office:value-type="string" calcext:value-type="string">
            <text:p>r10a2:u</text:p>
          </table:table-cell>
          <table:table-cell/>
          <table:table-cell office:value-type="float" office:value="14174913" calcext:value-type="float">
            <text:p>14174913</text:p>
          </table:table-cell>
          <table:table-cell office:value-type="float" office:value="23789303" calcext:value-type="float">
            <text:p>23789303</text:p>
          </table:table-cell>
          <table:table-cell office:value-type="float" office:value="23349976" calcext:value-type="float">
            <text:p>23349976</text:p>
          </table:table-cell>
          <table:table-cell/>
          <table:table-cell office:value-type="float" office:value="1051497562" calcext:value-type="float">
            <text:p>1051497562</text:p>
          </table:table-cell>
          <table:table-cell office:value-type="float" office:value="753184274" calcext:value-type="float">
            <text:p>753184274</text:p>
          </table:table-cell>
          <table:table-cell office:value-type="float" office:value="823466036" calcext:value-type="float">
            <text:p>823466036</text:p>
          </table:table-cell>
          <table:table-cell table:style-name="ce7" table:number-columns-repeated="2"/>
          <table:table-cell table:style-name="ce7" table:formula="of:=ROUND(([.H121]-[.D121])/100)" office:value-type="float" office:value="10373226" calcext:value-type="float">
            <text:p>10,373,226</text:p>
          </table:table-cell>
          <table:table-cell table:style-name="ce7" table:formula="of:=ROUND(([.I121]-[.E121])/100)" office:value-type="float" office:value="7293950" calcext:value-type="float">
            <text:p>7,293,950</text:p>
          </table:table-cell>
          <table:table-cell table:style-name="ce7" table:formula="of:=ROUND(([.J121]-[.F121])/100)" office:value-type="float" office:value="8001161" calcext:value-type="float">
            <text:p>8,001,161</text:p>
          </table:table-cell>
          <table:table-cell table:style-name="ce7"/>
          <table:table-cell table:style-name="ce7" table:formula="of:=([.M121]+[.N121]+[.O121])/3" office:value-type="float" office:value="8556112.33333333" calcext:value-type="float">
            <text:p>8,556,112</text:p>
          </table:table-cell>
          <table:table-cell table:style-name="ce7" table:formula="of:=SQRT((1/3)*(([.M121]-[.Q121])*([.M121]-[.Q121]) + ([.N121]-[.Q121])*([.N121]-[.Q121]) + ([.O121]-[.Q121])*([.O121]-[.Q121])))" office:value-type="float" office:value="1316931.63776518" calcext:value-type="float">
            <text:p>1,316,932</text:p>
          </table:table-cell>
        </table:table-row>
        <table:table-row table:style-name="ro1">
          <table:table-cell office:value-type="string" calcext:value-type="string">
            <text:p>CYCLE_ACTIVITY.CYCLES_L2_PENDING</text:p>
          </table:table-cell>
          <table:table-cell office:value-type="string" calcext:value-type="string">
            <text:p>r01a3:u</text:p>
          </table:table-cell>
          <table:table-cell/>
          <table:table-cell office:value-type="float" office:value="123299533" calcext:value-type="float">
            <text:p>123299533</text:p>
          </table:table-cell>
          <table:table-cell office:value-type="float" office:value="134064808" calcext:value-type="float">
            <text:p>134064808</text:p>
          </table:table-cell>
          <table:table-cell office:value-type="float" office:value="137089801" calcext:value-type="float">
            <text:p>137089801</text:p>
          </table:table-cell>
          <table:table-cell/>
          <table:table-cell office:value-type="float" office:value="11469687722" calcext:value-type="float">
            <text:p>11469687722</text:p>
          </table:table-cell>
          <table:table-cell office:value-type="float" office:value="11115489781" calcext:value-type="float">
            <text:p>11115489781</text:p>
          </table:table-cell>
          <table:table-cell office:value-type="float" office:value="11884776775" calcext:value-type="float">
            <text:p>11884776775</text:p>
          </table:table-cell>
          <table:table-cell table:style-name="ce7" table:number-columns-repeated="2"/>
          <table:table-cell table:style-name="ce7" table:formula="of:=ROUND(([.H122]-[.D122])/100)" office:value-type="float" office:value="113463882" calcext:value-type="float">
            <text:p>113,463,882</text:p>
          </table:table-cell>
          <table:table-cell table:style-name="ce7" table:formula="of:=ROUND(([.I122]-[.E122])/100)" office:value-type="float" office:value="109814250" calcext:value-type="float">
            <text:p>109,814,250</text:p>
          </table:table-cell>
          <table:table-cell table:style-name="ce7" table:formula="of:=ROUND(([.J122]-[.F122])/100)" office:value-type="float" office:value="117476870" calcext:value-type="float">
            <text:p>117,476,870</text:p>
          </table:table-cell>
          <table:table-cell table:style-name="ce7"/>
          <table:table-cell table:style-name="ce7" table:formula="of:=([.M122]+[.N122]+[.O122])/3" office:value-type="float" office:value="113585000.666667" calcext:value-type="float">
            <text:p>113,585,001</text:p>
          </table:table-cell>
          <table:table-cell table:style-name="ce7" table:formula="of:=SQRT((1/3)*(([.M122]-[.Q122])*([.M122]-[.Q122]) + ([.N122]-[.Q122])*([.N122]-[.Q122]) + ([.O122]-[.Q122])*([.O122]-[.Q122])))" office:value-type="float" office:value="3129423.65456872" calcext:value-type="float">
            <text:p>3,129,424</text:p>
          </table:table-cell>
        </table:table-row>
        <table:table-row table:style-name="ro1">
          <table:table-cell office:value-type="string" calcext:value-type="string">
            <text:p>CYCLE_ACTIVITY.CYCLES_LDM_PENDING</text:p>
          </table:table-cell>
          <table:table-cell office:value-type="string" calcext:value-type="string">
            <text:p>r02a3:u</text:p>
          </table:table-cell>
          <table:table-cell/>
          <table:table-cell office:value-type="float" office:value="3910858634" calcext:value-type="float">
            <text:p>3910858634</text:p>
          </table:table-cell>
          <table:table-cell office:value-type="float" office:value="3912303068" calcext:value-type="float">
            <text:p>3912303068</text:p>
          </table:table-cell>
          <table:table-cell office:value-type="float" office:value="3907802759" calcext:value-type="float">
            <text:p>3907802759</text:p>
          </table:table-cell>
          <table:table-cell/>
          <table:table-cell office:value-type="float" office:value="35173748020" calcext:value-type="float">
            <text:p>35173748020</text:p>
          </table:table-cell>
          <table:table-cell office:value-type="float" office:value="32175605846" calcext:value-type="float">
            <text:p>32175605846</text:p>
          </table:table-cell>
          <table:table-cell office:value-type="float" office:value="32565340646" calcext:value-type="float">
            <text:p>32565340646</text:p>
          </table:table-cell>
          <table:table-cell table:style-name="ce7" table:number-columns-repeated="2"/>
          <table:table-cell table:style-name="ce7" table:formula="of:=ROUND(([.H123]-[.D123])/100)" office:value-type="float" office:value="312628894" calcext:value-type="float">
            <text:p>312,628,894</text:p>
          </table:table-cell>
          <table:table-cell table:style-name="ce7" table:formula="of:=ROUND(([.I123]-[.E123])/100)" office:value-type="float" office:value="282633028" calcext:value-type="float">
            <text:p>282,633,028</text:p>
          </table:table-cell>
          <table:table-cell table:style-name="ce7" table:formula="of:=ROUND(([.J123]-[.F123])/100)" office:value-type="float" office:value="286575379" calcext:value-type="float">
            <text:p>286,575,379</text:p>
          </table:table-cell>
          <table:table-cell table:style-name="ce7"/>
          <table:table-cell table:style-name="ce7" table:formula="of:=([.M123]+[.N123]+[.O123])/3" office:value-type="float" office:value="293945767" calcext:value-type="float">
            <text:p>293,945,767</text:p>
          </table:table-cell>
          <table:table-cell table:style-name="ce7" table:formula="of:=SQRT((1/3)*(([.M123]-[.Q123])*([.M123]-[.Q123]) + ([.N123]-[.Q123])*([.N123]-[.Q123]) + ([.O123]-[.Q123])*([.O123]-[.Q123])))" office:value-type="float" office:value="13308642.7739119" calcext:value-type="float">
            <text:p>13,308,643</text:p>
          </table:table-cell>
        </table:table-row>
        <table:table-row table:style-name="ro1">
          <table:table-cell office:value-type="string" calcext:value-type="string">
            <text:p>CYCLE_ACTIVITY.STALLS_L2_PENDING</text:p>
          </table:table-cell>
          <table:table-cell office:value-type="string" calcext:value-type="string">
            <text:p>r05a3:u</text:p>
          </table:table-cell>
          <table:table-cell/>
          <table:table-cell office:value-type="float" office:value="735230154" calcext:value-type="float">
            <text:p>735230154</text:p>
          </table:table-cell>
          <table:table-cell office:value-type="float" office:value="768992869" calcext:value-type="float">
            <text:p>768992869</text:p>
          </table:table-cell>
          <table:table-cell office:value-type="float" office:value="776995069" calcext:value-type="float">
            <text:p>776995069</text:p>
          </table:table-cell>
          <table:table-cell/>
          <table:table-cell office:value-type="float" office:value="32361879766" calcext:value-type="float">
            <text:p>32361879766</text:p>
          </table:table-cell>
          <table:table-cell office:value-type="float" office:value="29351907454" calcext:value-type="float">
            <text:p>29351907454</text:p>
          </table:table-cell>
          <table:table-cell office:value-type="float" office:value="31868523034" calcext:value-type="float">
            <text:p>31868523034</text:p>
          </table:table-cell>
          <table:table-cell table:style-name="ce7" table:number-columns-repeated="2"/>
          <table:table-cell table:style-name="ce7" table:formula="of:=ROUND(([.H124]-[.D124])/100)" office:value-type="float" office:value="316266496" calcext:value-type="float">
            <text:p>316,266,496</text:p>
          </table:table-cell>
          <table:table-cell table:style-name="ce7" table:formula="of:=ROUND(([.I124]-[.E124])/100)" office:value-type="float" office:value="285829146" calcext:value-type="float">
            <text:p>285,829,146</text:p>
          </table:table-cell>
          <table:table-cell table:style-name="ce7" table:formula="of:=ROUND(([.J124]-[.F124])/100)" office:value-type="float" office:value="310915280" calcext:value-type="float">
            <text:p>310,915,280</text:p>
          </table:table-cell>
          <table:table-cell table:style-name="ce7"/>
          <table:table-cell table:style-name="ce7" table:formula="of:=([.M124]+[.N124]+[.O124])/3" office:value-type="float" office:value="304336974" calcext:value-type="float">
            <text:p>304,336,974</text:p>
          </table:table-cell>
          <table:table-cell table:style-name="ce7" table:formula="of:=SQRT((1/3)*(([.M124]-[.Q124])*([.M124]-[.Q124]) + ([.N124]-[.Q124])*([.N124]-[.Q124]) + ([.O124]-[.Q124])*([.O124]-[.Q124])))" office:value-type="float" office:value="13268098.3597965" calcext:value-type="float">
            <text:p>13,268,098</text:p>
          </table:table-cell>
        </table:table-row>
        <table:table-row table:style-name="ro1">
          <table:table-cell office:value-type="string" calcext:value-type="string">
            <text:p>CYCLE_ACTIVITY.CYCLES_L1D_PENDING</text:p>
          </table:table-cell>
          <table:table-cell office:value-type="string" calcext:value-type="string">
            <text:p>r08a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25]-[.D125])/100)" office:value-type="float" office:value="0" calcext:value-type="float">
            <text:p>0</text:p>
          </table:table-cell>
          <table:table-cell table:style-name="ce7" table:formula="of:=ROUND(([.I125]-[.E125])/100)" office:value-type="float" office:value="0" calcext:value-type="float">
            <text:p>0</text:p>
          </table:table-cell>
          <table:table-cell table:style-name="ce7" table:formula="of:=ROUND(([.J125]-[.F125])/100)" office:value-type="float" office:value="0" calcext:value-type="float">
            <text:p>0</text:p>
          </table:table-cell>
          <table:table-cell table:style-name="ce7"/>
          <table:table-cell table:style-name="ce7" table:formula="of:=([.M125]+[.N125]+[.O125])/3" office:value-type="float" office:value="0" calcext:value-type="float">
            <text:p>0</text:p>
          </table:table-cell>
          <table:table-cell table:style-name="ce7" table:formula="of:=SQRT((1/3)*(([.M125]-[.Q125])*([.M125]-[.Q125]) + ([.N125]-[.Q125])*([.N125]-[.Q125]) + ([.O125]-[.Q125])*([.O125]-[.Q12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D.UOPS</text:p>
          </table:table-cell>
          <table:table-cell office:value-type="string" calcext:value-type="string">
            <text:p>r01a8:u</text:p>
          </table:table-cell>
          <table:table-cell/>
          <table:table-cell office:value-type="float" office:value="266549349" calcext:value-type="float">
            <text:p>266549349</text:p>
          </table:table-cell>
          <table:table-cell office:value-type="float" office:value="266937340" calcext:value-type="float">
            <text:p>266937340</text:p>
          </table:table-cell>
          <table:table-cell office:value-type="float" office:value="266974403" calcext:value-type="float">
            <text:p>266974403</text:p>
          </table:table-cell>
          <table:table-cell/>
          <table:table-cell office:value-type="float" office:value="26903042236" calcext:value-type="float">
            <text:p>26903042236</text:p>
          </table:table-cell>
          <table:table-cell office:value-type="float" office:value="26868812225" calcext:value-type="float">
            <text:p>26868812225</text:p>
          </table:table-cell>
          <table:table-cell office:value-type="float" office:value="26873179161" calcext:value-type="float">
            <text:p>26873179161</text:p>
          </table:table-cell>
          <table:table-cell table:style-name="ce7" table:number-columns-repeated="2"/>
          <table:table-cell table:style-name="ce7" table:formula="of:=ROUND(([.H126]-[.D126])/100)" office:value-type="float" office:value="266364929" calcext:value-type="float">
            <text:p>266,364,929</text:p>
          </table:table-cell>
          <table:table-cell table:style-name="ce7" table:formula="of:=ROUND(([.I126]-[.E126])/100)" office:value-type="float" office:value="266018749" calcext:value-type="float">
            <text:p>266,018,749</text:p>
          </table:table-cell>
          <table:table-cell table:style-name="ce7" table:formula="of:=ROUND(([.J126]-[.F126])/100)" office:value-type="float" office:value="266062048" calcext:value-type="float">
            <text:p>266,062,048</text:p>
          </table:table-cell>
          <table:table-cell table:style-name="ce7"/>
          <table:table-cell table:style-name="ce7" table:formula="of:=([.M126]+[.N126]+[.O126])/3" office:value-type="float" office:value="266148575.333333" calcext:value-type="float">
            <text:p>266,148,575</text:p>
          </table:table-cell>
          <table:table-cell table:style-name="ce7" table:formula="of:=SQRT((1/3)*(([.M126]-[.Q126])*([.M126]-[.Q126]) + ([.N126]-[.Q126])*([.N126]-[.Q126]) + ([.O126]-[.Q126])*([.O126]-[.Q126])))" office:value-type="float" office:value="154002.992742205" calcext:value-type="float">
            <text:p>154,003</text:p>
          </table:table-cell>
        </table:table-row>
        <table:table-row table:style-name="ro1">
          <table:table-cell office:value-type="string" calcext:value-type="string">
            <text:p>ITLB.ITLB_FLUSH</text:p>
          </table:table-cell>
          <table:table-cell office:value-type="string" calcext:value-type="string">
            <text:p>r01ae:u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 table:style-name="ce7" table:number-columns-repeated="2"/>
          <table:table-cell table:style-name="ce7" table:formula="of:=ROUND(([.H127]-[.D127])/100)" office:value-type="float" office:value="0" calcext:value-type="float">
            <text:p>0</text:p>
          </table:table-cell>
          <table:table-cell table:style-name="ce7" table:formula="of:=ROUND(([.I127]-[.E127])/100)" office:value-type="float" office:value="0" calcext:value-type="float">
            <text:p>0</text:p>
          </table:table-cell>
          <table:table-cell table:style-name="ce7" table:formula="of:=ROUND(([.J127]-[.F127])/100)" office:value-type="float" office:value="0" calcext:value-type="float">
            <text:p>0</text:p>
          </table:table-cell>
          <table:table-cell table:style-name="ce7"/>
          <table:table-cell table:style-name="ce7" table:formula="of:=([.M127]+[.N127]+[.O127])/3" office:value-type="float" office:value="0" calcext:value-type="float">
            <text:p>0</text:p>
          </table:table-cell>
          <table:table-cell table:style-name="ce7" table:formula="of:=SQRT((1/3)*(([.M127]-[.Q127])*([.M127]-[.Q127]) + ([.N127]-[.Q127])*([.N127]-[.Q127]) + ([.O127]-[.Q127])*([.O127]-[.Q12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CORE_REQUESTS.DEMAND_DATA_RD</text:p>
          </table:table-cell>
          <table:table-cell office:value-type="string" calcext:value-type="string">
            <text:p>r01b0:u</text:p>
          </table:table-cell>
          <table:table-cell/>
          <table:table-cell office:value-type="float" office:value="4315398" calcext:value-type="float">
            <text:p>4315398</text:p>
          </table:table-cell>
          <table:table-cell office:value-type="float" office:value="4502178" calcext:value-type="float">
            <text:p>4502178</text:p>
          </table:table-cell>
          <table:table-cell office:value-type="float" office:value="4633802" calcext:value-type="float">
            <text:p>4633802</text:p>
          </table:table-cell>
          <table:table-cell/>
          <table:table-cell office:value-type="float" office:value="433866796" calcext:value-type="float">
            <text:p>433866796</text:p>
          </table:table-cell>
          <table:table-cell office:value-type="float" office:value="450700561" calcext:value-type="float">
            <text:p>450700561</text:p>
          </table:table-cell>
          <table:table-cell office:value-type="float" office:value="471034656" calcext:value-type="float">
            <text:p>471034656</text:p>
          </table:table-cell>
          <table:table-cell table:style-name="ce7" table:number-columns-repeated="2"/>
          <table:table-cell table:style-name="ce7" table:formula="of:=ROUND(([.H128]-[.D128])/100)" office:value-type="float" office:value="4295514" calcext:value-type="float">
            <text:p>4,295,514</text:p>
          </table:table-cell>
          <table:table-cell table:style-name="ce7" table:formula="of:=ROUND(([.I128]-[.E128])/100)" office:value-type="float" office:value="4461984" calcext:value-type="float">
            <text:p>4,461,984</text:p>
          </table:table-cell>
          <table:table-cell table:style-name="ce7" table:formula="of:=ROUND(([.J128]-[.F128])/100)" office:value-type="float" office:value="4664009" calcext:value-type="float">
            <text:p>4,664,009</text:p>
          </table:table-cell>
          <table:table-cell table:style-name="ce7"/>
          <table:table-cell table:style-name="ce7" table:formula="of:=([.M128]+[.N128]+[.O128])/3" office:value-type="float" office:value="4473835.66666667" calcext:value-type="float">
            <text:p>4,473,836</text:p>
          </table:table-cell>
          <table:table-cell table:style-name="ce7" table:formula="of:=SQRT((1/3)*(([.M128]-[.Q128])*([.M128]-[.Q128]) + ([.N128]-[.Q128])*([.N128]-[.Q128]) + ([.O128]-[.Q128])*([.O128]-[.Q128])))" office:value-type="float" office:value="150670.695576663" calcext:value-type="float">
            <text:p>150,671</text:p>
          </table:table-cell>
        </table:table-row>
        <table:table-row table:style-name="ro1">
          <table:table-cell office:value-type="string" calcext:value-type="string">
            <text:p>OFFCORE_REQUESTS.DEMAND_CODE_RD</text:p>
          </table:table-cell>
          <table:table-cell office:value-type="string" calcext:value-type="string">
            <text:p>r02b0:u</text:p>
          </table:table-cell>
          <table:table-cell/>
          <table:table-cell office:value-type="float" office:value="4810" calcext:value-type="float">
            <text:p>4810</text:p>
          </table:table-cell>
          <table:table-cell office:value-type="float" office:value="4951" calcext:value-type="float">
            <text:p>4951</text:p>
          </table:table-cell>
          <table:table-cell office:value-type="float" office:value="4909" calcext:value-type="float">
            <text:p>4909</text:p>
          </table:table-cell>
          <table:table-cell/>
          <table:table-cell office:value-type="float" office:value="23764" calcext:value-type="float">
            <text:p>23764</text:p>
          </table:table-cell>
          <table:table-cell office:value-type="float" office:value="27100" calcext:value-type="float">
            <text:p>27100</text:p>
          </table:table-cell>
          <table:table-cell office:value-type="float" office:value="28295" calcext:value-type="float">
            <text:p>28295</text:p>
          </table:table-cell>
          <table:table-cell table:style-name="ce7" table:number-columns-repeated="2"/>
          <table:table-cell table:style-name="ce7" table:formula="of:=ROUND(([.H129]-[.D129])/100)" office:value-type="float" office:value="190" calcext:value-type="float">
            <text:p>190</text:p>
          </table:table-cell>
          <table:table-cell table:style-name="ce7" table:formula="of:=ROUND(([.I129]-[.E129])/100)" office:value-type="float" office:value="221" calcext:value-type="float">
            <text:p>221</text:p>
          </table:table-cell>
          <table:table-cell table:style-name="ce7" table:formula="of:=ROUND(([.J129]-[.F129])/100)" office:value-type="float" office:value="234" calcext:value-type="float">
            <text:p>234</text:p>
          </table:table-cell>
          <table:table-cell table:style-name="ce7"/>
          <table:table-cell table:style-name="ce7" table:formula="of:=([.M129]+[.N129]+[.O129])/3" office:value-type="float" office:value="215" calcext:value-type="float">
            <text:p>215</text:p>
          </table:table-cell>
          <table:table-cell table:style-name="ce7" table:formula="of:=SQRT((1/3)*(([.M129]-[.Q129])*([.M129]-[.Q129]) + ([.N129]-[.Q129])*([.N129]-[.Q129]) + ([.O129]-[.Q129])*([.O129]-[.Q129])))" office:value-type="float" office:value="18.4571575998762" calcext:value-type="float">
            <text:p>18</text:p>
          </table:table-cell>
        </table:table-row>
        <table:table-row table:style-name="ro1">
          <table:table-cell office:value-type="string" calcext:value-type="string">
            <text:p>OFFCORE_REQUESTS.DEMAND_RFO</text:p>
          </table:table-cell>
          <table:table-cell office:value-type="string" calcext:value-type="string">
            <text:p>r04b0:u</text:p>
          </table:table-cell>
          <table:table-cell/>
          <table:table-cell office:value-type="float" office:value="43882" calcext:value-type="float">
            <text:p>43882</text:p>
          </table:table-cell>
          <table:table-cell office:value-type="float" office:value="40656" calcext:value-type="float">
            <text:p>40656</text:p>
          </table:table-cell>
          <table:table-cell office:value-type="float" office:value="38835" calcext:value-type="float">
            <text:p>38835</text:p>
          </table:table-cell>
          <table:table-cell/>
          <table:table-cell office:value-type="float" office:value="140896" calcext:value-type="float">
            <text:p>140896</text:p>
          </table:table-cell>
          <table:table-cell office:value-type="float" office:value="131090" calcext:value-type="float">
            <text:p>131090</text:p>
          </table:table-cell>
          <table:table-cell office:value-type="float" office:value="121945" calcext:value-type="float">
            <text:p>121945</text:p>
          </table:table-cell>
          <table:table-cell table:style-name="ce7" table:number-columns-repeated="2"/>
          <table:table-cell table:style-name="ce7" table:formula="of:=ROUND(([.H130]-[.D130])/100)" office:value-type="float" office:value="970" calcext:value-type="float">
            <text:p>970</text:p>
          </table:table-cell>
          <table:table-cell table:style-name="ce7" table:formula="of:=ROUND(([.I130]-[.E130])/100)" office:value-type="float" office:value="904" calcext:value-type="float">
            <text:p>904</text:p>
          </table:table-cell>
          <table:table-cell table:style-name="ce7" table:formula="of:=ROUND(([.J130]-[.F130])/100)" office:value-type="float" office:value="831" calcext:value-type="float">
            <text:p>831</text:p>
          </table:table-cell>
          <table:table-cell table:style-name="ce7"/>
          <table:table-cell table:style-name="ce7" table:formula="of:=([.M130]+[.N130]+[.O130])/3" office:value-type="float" office:value="901.666666666667" calcext:value-type="float">
            <text:p>902</text:p>
          </table:table-cell>
          <table:table-cell table:style-name="ce7" table:formula="of:=SQRT((1/3)*(([.M130]-[.Q130])*([.M130]-[.Q130]) + ([.N130]-[.Q130])*([.N130]-[.Q130]) + ([.O130]-[.Q130])*([.O130]-[.Q130])))" office:value-type="float" office:value="56.7704931182466" calcext:value-type="float">
            <text:p>57</text:p>
          </table:table-cell>
        </table:table-row>
        <table:table-row table:style-name="ro1">
          <table:table-cell office:value-type="string" calcext:value-type="string">
            <text:p>OFFCORE_REQUESTS.ALL_DATA_RD</text:p>
          </table:table-cell>
          <table:table-cell office:value-type="string" calcext:value-type="string">
            <text:p>r08b0:u</text:p>
          </table:table-cell>
          <table:table-cell/>
          <table:table-cell office:value-type="float" office:value="8888887" calcext:value-type="float">
            <text:p>8888887</text:p>
          </table:table-cell>
          <table:table-cell office:value-type="float" office:value="8987051" calcext:value-type="float">
            <text:p>8987051</text:p>
          </table:table-cell>
          <table:table-cell office:value-type="float" office:value="8973978" calcext:value-type="float">
            <text:p>8973978</text:p>
          </table:table-cell>
          <table:table-cell/>
          <table:table-cell office:value-type="float" office:value="891569092" calcext:value-type="float">
            <text:p>891569092</text:p>
          </table:table-cell>
          <table:table-cell office:value-type="float" office:value="884093865" calcext:value-type="float">
            <text:p>884093865</text:p>
          </table:table-cell>
          <table:table-cell office:value-type="float" office:value="885141270" calcext:value-type="float">
            <text:p>885141270</text:p>
          </table:table-cell>
          <table:table-cell table:style-name="ce7" table:number-columns-repeated="2"/>
          <table:table-cell table:style-name="ce7" table:formula="of:=ROUND(([.H131]-[.D131])/100)" office:value-type="float" office:value="8826802" calcext:value-type="float">
            <text:p>8,826,802</text:p>
          </table:table-cell>
          <table:table-cell table:style-name="ce7" table:formula="of:=ROUND(([.I131]-[.E131])/100)" office:value-type="float" office:value="8751068" calcext:value-type="float">
            <text:p>8,751,068</text:p>
          </table:table-cell>
          <table:table-cell table:style-name="ce7" table:formula="of:=ROUND(([.J131]-[.F131])/100)" office:value-type="float" office:value="8761673" calcext:value-type="float">
            <text:p>8,761,673</text:p>
          </table:table-cell>
          <table:table-cell table:style-name="ce7"/>
          <table:table-cell table:style-name="ce7" table:formula="of:=([.M131]+[.N131]+[.O131])/3" office:value-type="float" office:value="8779847.66666667" calcext:value-type="float">
            <text:p>8,779,848</text:p>
          </table:table-cell>
          <table:table-cell table:style-name="ce7" table:formula="of:=SQRT((1/3)*(([.M131]-[.Q131])*([.M131]-[.Q131]) + ([.N131]-[.Q131])*([.N131]-[.Q131]) + ([.O131]-[.Q131])*([.O131]-[.Q131])))" office:value-type="float" office:value="33482.817188655" calcext:value-type="float">
            <text:p>33,483</text:p>
          </table:table-cell>
        </table:table-row>
        <table:table-row table:style-name="ro1">
          <table:table-cell office:value-type="string" calcext:value-type="string">
            <text:p>UOPS_EXECUTED.CORE</text:p>
          </table:table-cell>
          <table:table-cell office:value-type="string" calcext:value-type="string">
            <text:p>r02b1:u</text:p>
          </table:table-cell>
          <table:table-cell/>
          <table:table-cell office:value-type="float" office:value="6366677300" calcext:value-type="float">
            <text:p>6366677300</text:p>
          </table:table-cell>
          <table:table-cell office:value-type="float" office:value="6377118877" calcext:value-type="float">
            <text:p>6377118877</text:p>
          </table:table-cell>
          <table:table-cell office:value-type="float" office:value="6374124557" calcext:value-type="float">
            <text:p>6374124557</text:p>
          </table:table-cell>
          <table:table-cell/>
          <table:table-cell office:value-type="float" office:value="37407185203" calcext:value-type="float">
            <text:p>37407185203</text:p>
          </table:table-cell>
          <table:table-cell office:value-type="float" office:value="36705264016" calcext:value-type="float">
            <text:p>36705264016</text:p>
          </table:table-cell>
          <table:table-cell office:value-type="float" office:value="36713401385" calcext:value-type="float">
            <text:p>36713401385</text:p>
          </table:table-cell>
          <table:table-cell table:style-name="ce7" table:number-columns-repeated="2"/>
          <table:table-cell table:style-name="ce7" table:formula="of:=ROUND(([.H132]-[.D132])/100)" office:value-type="float" office:value="310405079" calcext:value-type="float">
            <text:p>310,405,079</text:p>
          </table:table-cell>
          <table:table-cell table:style-name="ce7" table:formula="of:=ROUND(([.I132]-[.E132])/100)" office:value-type="float" office:value="303281451" calcext:value-type="float">
            <text:p>303,281,451</text:p>
          </table:table-cell>
          <table:table-cell table:style-name="ce7" table:formula="of:=ROUND(([.J132]-[.F132])/100)" office:value-type="float" office:value="303392768" calcext:value-type="float">
            <text:p>303,392,768</text:p>
          </table:table-cell>
          <table:table-cell table:style-name="ce7"/>
          <table:table-cell table:style-name="ce7" table:formula="of:=([.M132]+[.N132]+[.O132])/3" office:value-type="float" office:value="305693099.333333" calcext:value-type="float">
            <text:p>305,693,099</text:p>
          </table:table-cell>
          <table:table-cell table:style-name="ce7" table:formula="of:=SQRT((1/3)*(([.M132]-[.Q132])*([.M132]-[.Q132]) + ([.N132]-[.Q132])*([.N132]-[.Q132]) + ([.O132]-[.Q132])*([.O132]-[.Q132])))" office:value-type="float" office:value="3332182.6833606" calcext:value-type="float">
            <text:p>3,332,183</text:p>
          </table:table-cell>
        </table:table-row>
        <table:table-row table:style-name="ro1">
          <table:table-cell office:value-type="string" calcext:value-type="string">
            <text:p>PAGE_WALKER_LOADS.DTLB_L1</text:p>
          </table:table-cell>
          <table:table-cell office:value-type="string" calcext:value-type="string">
            <text:p>r11bc:u</text:p>
          </table:table-cell>
          <table:table-cell/>
          <table:table-cell office:value-type="float" office:value="901182" calcext:value-type="float">
            <text:p>901182</text:p>
          </table:table-cell>
          <table:table-cell office:value-type="float" office:value="899810" calcext:value-type="float">
            <text:p>899810</text:p>
          </table:table-cell>
          <table:table-cell office:value-type="float" office:value="901918" calcext:value-type="float">
            <text:p>901918</text:p>
          </table:table-cell>
          <table:table-cell/>
          <table:table-cell office:value-type="float" office:value="12454840" calcext:value-type="float">
            <text:p>12454840</text:p>
          </table:table-cell>
          <table:table-cell office:value-type="float" office:value="12365818" calcext:value-type="float">
            <text:p>12365818</text:p>
          </table:table-cell>
          <table:table-cell office:value-type="float" office:value="12528408" calcext:value-type="float">
            <text:p>12528408</text:p>
          </table:table-cell>
          <table:table-cell table:style-name="ce7" table:number-columns-repeated="2"/>
          <table:table-cell table:style-name="ce7" table:formula="of:=ROUND(([.H133]-[.D133])/100)" office:value-type="float" office:value="115537" calcext:value-type="float">
            <text:p>115,537</text:p>
          </table:table-cell>
          <table:table-cell table:style-name="ce7" table:formula="of:=ROUND(([.I133]-[.E133])/100)" office:value-type="float" office:value="114660" calcext:value-type="float">
            <text:p>114,660</text:p>
          </table:table-cell>
          <table:table-cell table:style-name="ce7" table:formula="of:=ROUND(([.J133]-[.F133])/100)" office:value-type="float" office:value="116265" calcext:value-type="float">
            <text:p>116,265</text:p>
          </table:table-cell>
          <table:table-cell table:style-name="ce7"/>
          <table:table-cell table:style-name="ce7" table:formula="of:=([.M133]+[.N133]+[.O133])/3" office:value-type="float" office:value="115487.333333333" calcext:value-type="float">
            <text:p>115,487</text:p>
          </table:table-cell>
          <table:table-cell table:style-name="ce7" table:formula="of:=SQRT((1/3)*(([.M133]-[.Q133])*([.M133]-[.Q133]) + ([.N133]-[.Q133])*([.N133]-[.Q133]) + ([.O133]-[.Q133])*([.O133]-[.Q133])))" office:value-type="float" office:value="656.179006741978" calcext:value-type="float">
            <text:p>656</text:p>
          </table:table-cell>
        </table:table-row>
        <table:table-row table:style-name="ro1">
          <table:table-cell office:value-type="string" calcext:value-type="string">
            <text:p>PAGE_WALKER_LOADS.ITLB_L1</text:p>
          </table:table-cell>
          <table:table-cell office:value-type="string" calcext:value-type="string">
            <text:p>r21bc:u</text:p>
          </table:table-cell>
          <table:table-cell/>
          <table:table-cell office:value-type="float" office:value="1721" calcext:value-type="float">
            <text:p>1721</text:p>
          </table:table-cell>
          <table:table-cell office:value-type="float" office:value="894" calcext:value-type="float">
            <text:p>894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float" office:value="3437" calcext:value-type="float">
            <text:p>3437</text:p>
          </table:table-cell>
          <table:table-cell office:value-type="float" office:value="2960" calcext:value-type="float">
            <text:p>2960</text:p>
          </table:table-cell>
          <table:table-cell office:value-type="float" office:value="3478" calcext:value-type="float">
            <text:p>3478</text:p>
          </table:table-cell>
          <table:table-cell table:style-name="ce7" table:number-columns-repeated="2"/>
          <table:table-cell table:style-name="ce7" table:formula="of:=ROUND(([.H134]-[.D134])/100)" office:value-type="float" office:value="17" calcext:value-type="float">
            <text:p>17</text:p>
          </table:table-cell>
          <table:table-cell table:style-name="ce7" table:formula="of:=ROUND(([.I134]-[.E134])/100)" office:value-type="float" office:value="21" calcext:value-type="float">
            <text:p>21</text:p>
          </table:table-cell>
          <table:table-cell table:style-name="ce7" table:formula="of:=ROUND(([.J134]-[.F134])/100)" office:value-type="float" office:value="20" calcext:value-type="float">
            <text:p>20</text:p>
          </table:table-cell>
          <table:table-cell table:style-name="ce7"/>
          <table:table-cell table:style-name="ce7" table:formula="of:=([.M134]+[.N134]+[.O134])/3" office:value-type="float" office:value="19.3333333333333" calcext:value-type="float">
            <text:p>19</text:p>
          </table:table-cell>
          <table:table-cell table:style-name="ce7" table:formula="of:=SQRT((1/3)*(([.M134]-[.Q134])*([.M134]-[.Q134]) + ([.N134]-[.Q134])*([.N134]-[.Q134]) + ([.O134]-[.Q134])*([.O134]-[.Q134])))" office:value-type="float" office:value="1.6996731711976" calcext:value-type="float">
            <text:p>2</text:p>
          </table:table-cell>
        </table:table-row>
        <table:table-row table:style-name="ro1">
          <table:table-cell office:value-type="string" calcext:value-type="string">
            <text:p>PAGE_WALKER_LOADS.DTLB_L2</text:p>
          </table:table-cell>
          <table:table-cell office:value-type="string" calcext:value-type="string">
            <text:p>r12bc:u</text:p>
          </table:table-cell>
          <table:table-cell/>
          <table:table-cell office:value-type="float" office:value="34538" calcext:value-type="float">
            <text:p>34538</text:p>
          </table:table-cell>
          <table:table-cell office:value-type="float" office:value="33174" calcext:value-type="float">
            <text:p>33174</text:p>
          </table:table-cell>
          <table:table-cell office:value-type="float" office:value="30388" calcext:value-type="float">
            <text:p>30388</text:p>
          </table:table-cell>
          <table:table-cell/>
          <table:table-cell office:value-type="float" office:value="2845990" calcext:value-type="float">
            <text:p>2845990</text:p>
          </table:table-cell>
          <table:table-cell office:value-type="float" office:value="2655131" calcext:value-type="float">
            <text:p>2655131</text:p>
          </table:table-cell>
          <table:table-cell office:value-type="float" office:value="2372958" calcext:value-type="float">
            <text:p>2372958</text:p>
          </table:table-cell>
          <table:table-cell table:style-name="ce7" table:number-columns-repeated="2"/>
          <table:table-cell table:style-name="ce7" table:formula="of:=ROUND(([.H135]-[.D135])/100)" office:value-type="float" office:value="28115" calcext:value-type="float">
            <text:p>28,115</text:p>
          </table:table-cell>
          <table:table-cell table:style-name="ce7" table:formula="of:=ROUND(([.I135]-[.E135])/100)" office:value-type="float" office:value="26220" calcext:value-type="float">
            <text:p>26,220</text:p>
          </table:table-cell>
          <table:table-cell table:style-name="ce7" table:formula="of:=ROUND(([.J135]-[.F135])/100)" office:value-type="float" office:value="23426" calcext:value-type="float">
            <text:p>23,426</text:p>
          </table:table-cell>
          <table:table-cell table:style-name="ce7"/>
          <table:table-cell table:style-name="ce7" table:formula="of:=([.M135]+[.N135]+[.O135])/3" office:value-type="float" office:value="25920.3333333333" calcext:value-type="float">
            <text:p>25,920</text:p>
          </table:table-cell>
          <table:table-cell table:style-name="ce7" table:formula="of:=SQRT((1/3)*(([.M135]-[.Q135])*([.M135]-[.Q135]) + ([.N135]-[.Q135])*([.N135]-[.Q135]) + ([.O135]-[.Q135])*([.O135]-[.Q135])))" office:value-type="float" office:value="1925.96821249873" calcext:value-type="float">
            <text:p>1,926</text:p>
          </table:table-cell>
        </table:table-row>
        <table:table-row table:style-name="ro1">
          <table:table-cell office:value-type="string" calcext:value-type="string">
            <text:p>PAGE_WALKER_LOADS.ITLB_L2</text:p>
          </table:table-cell>
          <table:table-cell office:value-type="string" calcext:value-type="string">
            <text:p>r22bc:u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table:style-name="ce7" table:number-columns-repeated="2"/>
          <table:table-cell table:style-name="ce7" table:formula="of:=ROUND(([.H136]-[.D136])/100)" office:value-type="float" office:value="-0" calcext:value-type="float">
            <text:p>0</text:p>
          </table:table-cell>
          <table:table-cell table:style-name="ce7" table:formula="of:=ROUND(([.I136]-[.E136])/100)" office:value-type="float" office:value="1" calcext:value-type="float">
            <text:p>1</text:p>
          </table:table-cell>
          <table:table-cell table:style-name="ce7" table:formula="of:=ROUND(([.J136]-[.F136])/100)" office:value-type="float" office:value="1" calcext:value-type="float">
            <text:p>1</text:p>
          </table:table-cell>
          <table:table-cell table:style-name="ce7"/>
          <table:table-cell table:style-name="ce7" table:formula="of:=([.M136]+[.N136]+[.O136])/3" office:value-type="float" office:value="0.666666666666667" calcext:value-type="float">
            <text:p>1</text:p>
          </table:table-cell>
          <table:table-cell table:style-name="ce7" table:formula="of:=SQRT((1/3)*(([.M136]-[.Q136])*([.M136]-[.Q136]) + ([.N136]-[.Q136])*([.N136]-[.Q136]) + ([.O136]-[.Q136])*([.O136]-[.Q136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PAGE_WALKER_LOADS.DTLB_L3</text:p>
          </table:table-cell>
          <table:table-cell office:value-type="string" calcext:value-type="string">
            <text:p>r14bc:u</text:p>
          </table:table-cell>
          <table:table-cell/>
          <table:table-cell office:value-type="float" office:value="8912" calcext:value-type="float">
            <text:p>8912</text:p>
          </table:table-cell>
          <table:table-cell office:value-type="float" office:value="9660" calcext:value-type="float">
            <text:p>9660</text:p>
          </table:table-cell>
          <table:table-cell office:value-type="float" office:value="10766" calcext:value-type="float">
            <text:p>10766</text:p>
          </table:table-cell>
          <table:table-cell/>
          <table:table-cell office:value-type="float" office:value="877080" calcext:value-type="float">
            <text:p>877080</text:p>
          </table:table-cell>
          <table:table-cell office:value-type="float" office:value="1123386" calcext:value-type="float">
            <text:p>1123386</text:p>
          </table:table-cell>
          <table:table-cell office:value-type="float" office:value="1191445" calcext:value-type="float">
            <text:p>1191445</text:p>
          </table:table-cell>
          <table:table-cell table:style-name="ce7" table:number-columns-repeated="2"/>
          <table:table-cell table:style-name="ce7" table:formula="of:=ROUND(([.H137]-[.D137])/100)" office:value-type="float" office:value="8682" calcext:value-type="float">
            <text:p>8,682</text:p>
          </table:table-cell>
          <table:table-cell table:style-name="ce7" table:formula="of:=ROUND(([.I137]-[.E137])/100)" office:value-type="float" office:value="11137" calcext:value-type="float">
            <text:p>11,137</text:p>
          </table:table-cell>
          <table:table-cell table:style-name="ce7" table:formula="of:=ROUND(([.J137]-[.F137])/100)" office:value-type="float" office:value="11807" calcext:value-type="float">
            <text:p>11,807</text:p>
          </table:table-cell>
          <table:table-cell table:style-name="ce7"/>
          <table:table-cell table:style-name="ce7" table:formula="of:=([.M137]+[.N137]+[.O137])/3" office:value-type="float" office:value="10542" calcext:value-type="float">
            <text:p>10,542</text:p>
          </table:table-cell>
          <table:table-cell table:style-name="ce7" table:formula="of:=SQRT((1/3)*(([.M137]-[.Q137])*([.M137]-[.Q137]) + ([.N137]-[.Q137])*([.N137]-[.Q137]) + ([.O137]-[.Q137])*([.O137]-[.Q137])))" office:value-type="float" office:value="1343.3602147848" calcext:value-type="float">
            <text:p>1,343</text:p>
          </table:table-cell>
        </table:table-row>
        <table:table-row table:style-name="ro1">
          <table:table-cell office:value-type="string" calcext:value-type="string">
            <text:p>PAGE_WALKER_LOADS.ITLB_L3</text:p>
          </table:table-cell>
          <table:table-cell office:value-type="string" calcext:value-type="string">
            <text:p>r24bc:u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35" calcext:value-type="float">
            <text:p>335</text:p>
          </table:table-cell>
          <table:table-cell office:value-type="float" office:value="936" calcext:value-type="float">
            <text:p>936</text:p>
          </table:table-cell>
          <table:table-cell table:style-name="ce7" table:number-columns-repeated="2"/>
          <table:table-cell table:style-name="ce7" table:formula="of:=ROUND(([.H138]-[.D138])/100)" office:value-type="float" office:value="0" calcext:value-type="float">
            <text:p>0</text:p>
          </table:table-cell>
          <table:table-cell table:style-name="ce7" table:formula="of:=ROUND(([.I138]-[.E138])/100)" office:value-type="float" office:value="3" calcext:value-type="float">
            <text:p>3</text:p>
          </table:table-cell>
          <table:table-cell table:style-name="ce7" table:formula="of:=ROUND(([.J138]-[.F138])/100)" office:value-type="float" office:value="7" calcext:value-type="float">
            <text:p>7</text:p>
          </table:table-cell>
          <table:table-cell table:style-name="ce7"/>
          <table:table-cell table:style-name="ce7" table:formula="of:=([.M138]+[.N138]+[.O138])/3" office:value-type="float" office:value="3.33333333333333" calcext:value-type="float">
            <text:p>3</text:p>
          </table:table-cell>
          <table:table-cell table:style-name="ce7" table:formula="of:=SQRT((1/3)*(([.M138]-[.Q138])*([.M138]-[.Q138]) + ([.N138]-[.Q138])*([.N138]-[.Q138]) + ([.O138]-[.Q138])*([.O138]-[.Q138])))" office:value-type="float" office:value="2.86744175568088" calcext:value-type="float">
            <text:p>3</text:p>
          </table:table-cell>
        </table:table-row>
        <table:table-row table:style-name="ro1">
          <table:table-cell office:value-type="string" calcext:value-type="string">
            <text:p>PAGE_WALKER_LOADS.DTLB_MEMORY</text:p>
          </table:table-cell>
          <table:table-cell office:value-type="string" calcext:value-type="string">
            <text:p>r18bc:u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8104" calcext:value-type="float">
            <text:p>8104</text:p>
          </table:table-cell>
          <table:table-cell office:value-type="float" office:value="8018" calcext:value-type="float">
            <text:p>8018</text:p>
          </table:table-cell>
          <table:table-cell/>
          <table:table-cell office:value-type="float" office:value="492215" calcext:value-type="float">
            <text:p>492215</text:p>
          </table:table-cell>
          <table:table-cell office:value-type="float" office:value="476652" calcext:value-type="float">
            <text:p>476652</text:p>
          </table:table-cell>
          <table:table-cell office:value-type="float" office:value="511886" calcext:value-type="float">
            <text:p>511886</text:p>
          </table:table-cell>
          <table:table-cell table:style-name="ce7" table:number-columns-repeated="2"/>
          <table:table-cell table:style-name="ce7" table:formula="of:=ROUND(([.H139]-[.D139])/100)" office:value-type="float" office:value="4850" calcext:value-type="float">
            <text:p>4,850</text:p>
          </table:table-cell>
          <table:table-cell table:style-name="ce7" table:formula="of:=ROUND(([.I139]-[.E139])/100)" office:value-type="float" office:value="4685" calcext:value-type="float">
            <text:p>4,685</text:p>
          </table:table-cell>
          <table:table-cell table:style-name="ce7" table:formula="of:=ROUND(([.J139]-[.F139])/100)" office:value-type="float" office:value="5039" calcext:value-type="float">
            <text:p>5,039</text:p>
          </table:table-cell>
          <table:table-cell table:style-name="ce7"/>
          <table:table-cell table:style-name="ce7" table:formula="of:=([.M139]+[.N139]+[.O139])/3" office:value-type="float" office:value="4858" calcext:value-type="float">
            <text:p>4,858</text:p>
          </table:table-cell>
          <table:table-cell table:style-name="ce7" table:formula="of:=SQRT((1/3)*(([.M139]-[.Q139])*([.M139]-[.Q139]) + ([.N139]-[.Q139])*([.N139]-[.Q139]) + ([.O139]-[.Q139])*([.O139]-[.Q139])))" office:value-type="float" office:value="144.63056385149" calcext:value-type="float">
            <text:p>145</text:p>
          </table:table-cell>
        </table:table-row>
        <table:table-row table:style-name="ro1">
          <table:table-cell office:value-type="string" calcext:value-type="string">
            <text:p>PAGE_WALKER_LOADS.ITLB_MEMORY</text:p>
          </table:table-cell>
          <table:table-cell office:value-type="string" calcext:value-type="string">
            <text:p>r28bc:u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655" calcext:value-type="float">
            <text:p>655</text:p>
          </table:table-cell>
          <table:table-cell office:value-type="float" office:value="1883" calcext:value-type="float">
            <text:p>1883</text:p>
          </table:table-cell>
          <table:table-cell table:style-name="ce7" table:number-columns-repeated="2"/>
          <table:table-cell table:style-name="ce7" table:formula="of:=ROUND(([.H140]-[.D140])/100)" office:value-type="float" office:value="3" calcext:value-type="float">
            <text:p>3</text:p>
          </table:table-cell>
          <table:table-cell table:style-name="ce7" table:formula="of:=ROUND(([.I140]-[.E140])/100)" office:value-type="float" office:value="6" calcext:value-type="float">
            <text:p>6</text:p>
          </table:table-cell>
          <table:table-cell table:style-name="ce7" table:formula="of:=ROUND(([.J140]-[.F140])/100)" office:value-type="float" office:value="17" calcext:value-type="float">
            <text:p>17</text:p>
          </table:table-cell>
          <table:table-cell table:style-name="ce7"/>
          <table:table-cell table:style-name="ce7" table:formula="of:=([.M140]+[.N140]+[.O140])/3" office:value-type="float" office:value="8.66666666666667" calcext:value-type="float">
            <text:p>9</text:p>
          </table:table-cell>
          <table:table-cell table:style-name="ce7" table:formula="of:=SQRT((1/3)*(([.M140]-[.Q140])*([.M140]-[.Q140]) + ([.N140]-[.Q140])*([.N140]-[.Q140]) + ([.O140]-[.Q140])*([.O140]-[.Q140])))" office:value-type="float" office:value="6.0184900284226" calcext:value-type="float">
            <text:p>6</text:p>
          </table:table-cell>
        </table:table-row>
        <table:table-row table:style-name="ro1">
          <table:table-cell office:value-type="string" calcext:value-type="string">
            <text:p>TLB_FLUSH.DTLB_THREAD</text:p>
          </table:table-cell>
          <table:table-cell office:value-type="string" calcext:value-type="string">
            <text:p>r01bd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1]-[.D141])/100)" office:value-type="float" office:value="0" calcext:value-type="float">
            <text:p>0</text:p>
          </table:table-cell>
          <table:table-cell table:style-name="ce7" table:formula="of:=ROUND(([.I141]-[.E141])/100)" office:value-type="float" office:value="0" calcext:value-type="float">
            <text:p>0</text:p>
          </table:table-cell>
          <table:table-cell table:style-name="ce7" table:formula="of:=ROUND(([.J141]-[.F141])/100)" office:value-type="float" office:value="0" calcext:value-type="float">
            <text:p>0</text:p>
          </table:table-cell>
          <table:table-cell table:style-name="ce7"/>
          <table:table-cell table:style-name="ce7" table:formula="of:=([.M141]+[.N141]+[.O141])/3" office:value-type="float" office:value="0" calcext:value-type="float">
            <text:p>0</text:p>
          </table:table-cell>
          <table:table-cell table:style-name="ce7" table:formula="of:=SQRT((1/3)*(([.M141]-[.Q141])*([.M141]-[.Q141]) + ([.N141]-[.Q141])*([.N141]-[.Q141]) + ([.O141]-[.Q141])*([.O141]-[.Q14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B_FLUSH.STLB_ANY</text:p>
          </table:table-cell>
          <table:table-cell office:value-type="string" calcext:value-type="string">
            <text:p>r20bd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2]-[.D142])/100)" office:value-type="float" office:value="0" calcext:value-type="float">
            <text:p>0</text:p>
          </table:table-cell>
          <table:table-cell table:style-name="ce7" table:formula="of:=ROUND(([.I142]-[.E142])/100)" office:value-type="float" office:value="0" calcext:value-type="float">
            <text:p>0</text:p>
          </table:table-cell>
          <table:table-cell table:style-name="ce7" table:formula="of:=ROUND(([.J142]-[.F142])/100)" office:value-type="float" office:value="0" calcext:value-type="float">
            <text:p>0</text:p>
          </table:table-cell>
          <table:table-cell table:style-name="ce7"/>
          <table:table-cell table:style-name="ce7" table:formula="of:=([.M142]+[.N142]+[.O142])/3" office:value-type="float" office:value="0" calcext:value-type="float">
            <text:p>0</text:p>
          </table:table-cell>
          <table:table-cell table:style-name="ce7" table:formula="of:=SQRT((1/3)*(([.M142]-[.Q142])*([.M142]-[.Q142]) + ([.N142]-[.Q142])*([.N142]-[.Q142]) + ([.O142]-[.Q142])*([.O142]-[.Q14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_RETIRED.ANY_P</text:p>
          </table:table-cell>
          <table:table-cell office:value-type="string" calcext:value-type="string">
            <text:p>instructions:u</text:p>
          </table:table-cell>
          <table:table-cell/>
          <table:table-cell office:value-type="float" office:value="4263429258" calcext:value-type="float">
            <text:p>4263429258</text:p>
          </table:table-cell>
          <table:table-cell office:value-type="float" office:value="4263429633" calcext:value-type="float">
            <text:p>4263429633</text:p>
          </table:table-cell>
          <table:table-cell office:value-type="float" office:value="4263429202" calcext:value-type="float">
            <text:p>4263429202</text:p>
          </table:table-cell>
          <table:table-cell/>
          <table:table-cell office:value-type="float" office:value="27769601182" calcext:value-type="float">
            <text:p>27769601182</text:p>
          </table:table-cell>
          <table:table-cell office:value-type="float" office:value="27769602317" calcext:value-type="float">
            <text:p>27769602317</text:p>
          </table:table-cell>
          <table:table-cell office:value-type="float" office:value="27769601455" calcext:value-type="float">
            <text:p>27769601455</text:p>
          </table:table-cell>
          <table:table-cell table:style-name="ce7" table:number-columns-repeated="2"/>
          <table:table-cell table:style-name="ce7" table:formula="of:=ROUND(([.H143]-[.D143])/100)" office:value-type="float" office:value="235061719" calcext:value-type="float">
            <text:p>235,061,719</text:p>
          </table:table-cell>
          <table:table-cell table:style-name="ce7" table:formula="of:=ROUND(([.I143]-[.E143])/100)" office:value-type="float" office:value="235061727" calcext:value-type="float">
            <text:p>235,061,727</text:p>
          </table:table-cell>
          <table:table-cell table:style-name="ce7" table:formula="of:=ROUND(([.J143]-[.F143])/100)" office:value-type="float" office:value="235061723" calcext:value-type="float">
            <text:p>235,061,723</text:p>
          </table:table-cell>
          <table:table-cell table:style-name="ce7"/>
          <table:table-cell table:style-name="ce7" table:formula="of:=([.M143]+[.N143]+[.O143])/3" office:value-type="float" office:value="235061723" calcext:value-type="float">
            <text:p>235,061,723</text:p>
          </table:table-cell>
          <table:table-cell table:style-name="ce7" table:formula="of:=SQRT((1/3)*(([.M143]-[.Q143])*([.M143]-[.Q143]) + ([.N143]-[.Q143])*([.N143]-[.Q143]) + ([.O143]-[.Q143])*([.O143]-[.Q143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INST_RETIRED.ALL</text:p>
          </table:table-cell>
          <table:table-cell office:value-type="string" calcext:value-type="string">
            <text:p>r01c0:u</text:p>
          </table:table-cell>
          <table:table-cell/>
          <table:table-cell office:value-type="float" office:value="4263429258" calcext:value-type="float">
            <text:p>4263429258</text:p>
          </table:table-cell>
          <table:table-cell office:value-type="float" office:value="4263429633" calcext:value-type="float">
            <text:p>4263429633</text:p>
          </table:table-cell>
          <table:table-cell office:value-type="float" office:value="4263429202" calcext:value-type="float">
            <text:p>4263429202</text:p>
          </table:table-cell>
          <table:table-cell/>
          <table:table-cell office:value-type="float" office:value="27769601182" calcext:value-type="float">
            <text:p>27769601182</text:p>
          </table:table-cell>
          <table:table-cell office:value-type="float" office:value="27769602317" calcext:value-type="float">
            <text:p>27769602317</text:p>
          </table:table-cell>
          <table:table-cell office:value-type="float" office:value="27769601455" calcext:value-type="float">
            <text:p>27769601455</text:p>
          </table:table-cell>
          <table:table-cell table:style-name="ce7" table:number-columns-repeated="2"/>
          <table:table-cell table:style-name="ce7" table:formula="of:=ROUND(([.H144]-[.D144])/100)" office:value-type="float" office:value="235061719" calcext:value-type="float">
            <text:p>235,061,719</text:p>
          </table:table-cell>
          <table:table-cell table:style-name="ce7" table:formula="of:=ROUND(([.I144]-[.E144])/100)" office:value-type="float" office:value="235061727" calcext:value-type="float">
            <text:p>235,061,727</text:p>
          </table:table-cell>
          <table:table-cell table:style-name="ce7" table:formula="of:=ROUND(([.J144]-[.F144])/100)" office:value-type="float" office:value="235061723" calcext:value-type="float">
            <text:p>235,061,723</text:p>
          </table:table-cell>
          <table:table-cell table:style-name="ce7"/>
          <table:table-cell table:style-name="ce7" table:formula="of:=([.M144]+[.N144]+[.O144])/3" office:value-type="float" office:value="235061723" calcext:value-type="float">
            <text:p>235,061,723</text:p>
          </table:table-cell>
          <table:table-cell table:style-name="ce7" table:formula="of:=SQRT((1/3)*(([.M144]-[.Q144])*([.M144]-[.Q144]) + ([.N144]-[.Q144])*([.N144]-[.Q144]) + ([.O144]-[.Q144])*([.O144]-[.Q144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OTHER_ASSISTS.AVX_TO_SSE</text:p>
          </table:table-cell>
          <table:table-cell office:value-type="string" calcext:value-type="string">
            <text:p>r08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5]-[.D145])/100)" office:value-type="float" office:value="0" calcext:value-type="float">
            <text:p>0</text:p>
          </table:table-cell>
          <table:table-cell table:style-name="ce7" table:formula="of:=ROUND(([.I145]-[.E145])/100)" office:value-type="float" office:value="0" calcext:value-type="float">
            <text:p>0</text:p>
          </table:table-cell>
          <table:table-cell table:style-name="ce7" table:formula="of:=ROUND(([.J145]-[.F145])/100)" office:value-type="float" office:value="0" calcext:value-type="float">
            <text:p>0</text:p>
          </table:table-cell>
          <table:table-cell table:style-name="ce7"/>
          <table:table-cell table:style-name="ce7" table:formula="of:=([.M145]+[.N145]+[.O145])/3" office:value-type="float" office:value="0" calcext:value-type="float">
            <text:p>0</text:p>
          </table:table-cell>
          <table:table-cell table:style-name="ce7" table:formula="of:=SQRT((1/3)*(([.M145]-[.Q145])*([.M145]-[.Q145]) + ([.N145]-[.Q145])*([.N145]-[.Q145]) + ([.O145]-[.Q145])*([.O145]-[.Q14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SSE_TO_AVX</text:p>
          </table:table-cell>
          <table:table-cell office:value-type="string" calcext:value-type="string">
            <text:p>r10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6]-[.D146])/100)" office:value-type="float" office:value="0" calcext:value-type="float">
            <text:p>0</text:p>
          </table:table-cell>
          <table:table-cell table:style-name="ce7" table:formula="of:=ROUND(([.I146]-[.E146])/100)" office:value-type="float" office:value="0" calcext:value-type="float">
            <text:p>0</text:p>
          </table:table-cell>
          <table:table-cell table:style-name="ce7" table:formula="of:=ROUND(([.J146]-[.F146])/100)" office:value-type="float" office:value="0" calcext:value-type="float">
            <text:p>0</text:p>
          </table:table-cell>
          <table:table-cell table:style-name="ce7"/>
          <table:table-cell table:style-name="ce7" table:formula="of:=([.M146]+[.N146]+[.O146])/3" office:value-type="float" office:value="0" calcext:value-type="float">
            <text:p>0</text:p>
          </table:table-cell>
          <table:table-cell table:style-name="ce7" table:formula="of:=SQRT((1/3)*(([.M146]-[.Q146])*([.M146]-[.Q146]) + ([.N146]-[.Q146])*([.N146]-[.Q146]) + ([.O146]-[.Q146])*([.O146]-[.Q14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ANY_WB_ASSIST</text:p>
          </table:table-cell>
          <table:table-cell office:value-type="string" calcext:value-type="string">
            <text:p>r40c1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7]-[.D147])/100)" office:value-type="float" office:value="0" calcext:value-type="float">
            <text:p>0</text:p>
          </table:table-cell>
          <table:table-cell table:style-name="ce7" table:formula="of:=ROUND(([.I147]-[.E147])/100)" office:value-type="float" office:value="0" calcext:value-type="float">
            <text:p>0</text:p>
          </table:table-cell>
          <table:table-cell table:style-name="ce7" table:formula="of:=ROUND(([.J147]-[.F147])/100)" office:value-type="float" office:value="0" calcext:value-type="float">
            <text:p>0</text:p>
          </table:table-cell>
          <table:table-cell table:style-name="ce7"/>
          <table:table-cell table:style-name="ce7" table:formula="of:=([.M147]+[.N147]+[.O147])/3" office:value-type="float" office:value="0" calcext:value-type="float">
            <text:p>0</text:p>
          </table:table-cell>
          <table:table-cell table:style-name="ce7" table:formula="of:=SQRT((1/3)*(([.M147]-[.Q147])*([.M147]-[.Q147]) + ([.N147]-[.Q147])*([.N147]-[.Q147]) + ([.O147]-[.Q147])*([.O147]-[.Q14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OPS_RETIRED.ALL</text:p>
          </table:table-cell>
          <table:table-cell office:value-type="string" calcext:value-type="string">
            <text:p>r01c2:u</text:p>
          </table:table-cell>
          <table:table-cell/>
          <table:table-cell office:value-type="float" office:value="6444116709" calcext:value-type="float">
            <text:p>6444116709</text:p>
          </table:table-cell>
          <table:table-cell office:value-type="float" office:value="6444204248" calcext:value-type="float">
            <text:p>6444204248</text:p>
          </table:table-cell>
          <table:table-cell office:value-type="float" office:value="6444228656" calcext:value-type="float">
            <text:p>6444228656</text:p>
          </table:table-cell>
          <table:table-cell/>
          <table:table-cell office:value-type="float" office:value="36680769592" calcext:value-type="float">
            <text:p>36680769592</text:p>
          </table:table-cell>
          <table:table-cell office:value-type="float" office:value="36676380815" calcext:value-type="float">
            <text:p>36676380815</text:p>
          </table:table-cell>
          <table:table-cell office:value-type="float" office:value="36674420445" calcext:value-type="float">
            <text:p>36674420445</text:p>
          </table:table-cell>
          <table:table-cell table:style-name="ce7" table:number-columns-repeated="2"/>
          <table:table-cell table:style-name="ce7" table:formula="of:=ROUND(([.H148]-[.D148])/100)" office:value-type="float" office:value="302366529" calcext:value-type="float">
            <text:p>302,366,529</text:p>
          </table:table-cell>
          <table:table-cell table:style-name="ce7" table:formula="of:=ROUND(([.I148]-[.E148])/100)" office:value-type="float" office:value="302321766" calcext:value-type="float">
            <text:p>302,321,766</text:p>
          </table:table-cell>
          <table:table-cell table:style-name="ce7" table:formula="of:=ROUND(([.J148]-[.F148])/100)" office:value-type="float" office:value="302301918" calcext:value-type="float">
            <text:p>302,301,918</text:p>
          </table:table-cell>
          <table:table-cell table:style-name="ce7"/>
          <table:table-cell table:style-name="ce7" table:formula="of:=([.M148]+[.N148]+[.O148])/3" office:value-type="float" office:value="302330071" calcext:value-type="float">
            <text:p>302,330,071</text:p>
          </table:table-cell>
          <table:table-cell table:style-name="ce7" table:formula="of:=SQRT((1/3)*(([.M148]-[.Q148])*([.M148]-[.Q148]) + ([.N148]-[.Q148])*([.N148]-[.Q148]) + ([.O148]-[.Q148])*([.O148]-[.Q148])))" office:value-type="float" office:value="27023.139454919" calcext:value-type="float">
            <text:p>27,023</text:p>
          </table:table-cell>
        </table:table-row>
        <table:table-row table:style-name="ro1">
          <table:table-cell office:value-type="string" calcext:value-type="string">
            <text:p>UOPS_RETIRED.RETIRE_SLOTS</text:p>
          </table:table-cell>
          <table:table-cell office:value-type="string" calcext:value-type="string">
            <text:p>r02c2:u</text:p>
          </table:table-cell>
          <table:table-cell/>
          <table:table-cell office:value-type="float" office:value="5335642551" calcext:value-type="float">
            <text:p>5335642551</text:p>
          </table:table-cell>
          <table:table-cell office:value-type="float" office:value="5335731092" calcext:value-type="float">
            <text:p>5335731092</text:p>
          </table:table-cell>
          <table:table-cell office:value-type="float" office:value="5335754309" calcext:value-type="float">
            <text:p>5335754309</text:p>
          </table:table-cell>
          <table:table-cell/>
          <table:table-cell office:value-type="float" office:value="32215922861" calcext:value-type="float">
            <text:p>32215922861</text:p>
          </table:table-cell>
          <table:table-cell office:value-type="float" office:value="32211498690" calcext:value-type="float">
            <text:p>32211498690</text:p>
          </table:table-cell>
          <table:table-cell office:value-type="float" office:value="32209587484" calcext:value-type="float">
            <text:p>32209587484</text:p>
          </table:table-cell>
          <table:table-cell table:style-name="ce7" table:number-columns-repeated="2"/>
          <table:table-cell table:style-name="ce7" table:formula="of:=ROUND(([.H149]-[.D149])/100)" office:value-type="float" office:value="268802803" calcext:value-type="float">
            <text:p>268,802,803</text:p>
          </table:table-cell>
          <table:table-cell table:style-name="ce7" table:formula="of:=ROUND(([.I149]-[.E149])/100)" office:value-type="float" office:value="268757676" calcext:value-type="float">
            <text:p>268,757,676</text:p>
          </table:table-cell>
          <table:table-cell table:style-name="ce7" table:formula="of:=ROUND(([.J149]-[.F149])/100)" office:value-type="float" office:value="268738332" calcext:value-type="float">
            <text:p>268,738,332</text:p>
          </table:table-cell>
          <table:table-cell table:style-name="ce7"/>
          <table:table-cell table:style-name="ce7" table:formula="of:=([.M149]+[.N149]+[.O149])/3" office:value-type="float" office:value="268766270.333333" calcext:value-type="float">
            <text:p>268,766,270</text:p>
          </table:table-cell>
          <table:table-cell table:style-name="ce7" table:formula="of:=SQRT((1/3)*(([.M149]-[.Q149])*([.M149]-[.Q149]) + ([.N149]-[.Q149])*([.N149]-[.Q149]) + ([.O149]-[.Q149])*([.O149]-[.Q149])))" office:value-type="float" office:value="27012.6437597079" calcext:value-type="float">
            <text:p>27,013</text:p>
          </table:table-cell>
        </table:table-row>
        <table:table-row table:style-name="ro1">
          <table:table-cell office:value-type="string" calcext:value-type="string">
            <text:p>MACHINE_CLEARS.MEMORY_ORDERING</text:p>
          </table:table-cell>
          <table:table-cell office:value-type="string" calcext:value-type="string">
            <text:p>r02c3:u</text:p>
          </table:table-cell>
          <table:table-cell/>
          <table:table-cell office:value-type="float" office:value="51782" calcext:value-type="float">
            <text:p>51782</text:p>
          </table:table-cell>
          <table:table-cell office:value-type="float" office:value="95890" calcext:value-type="float">
            <text:p>95890</text:p>
          </table:table-cell>
          <table:table-cell office:value-type="float" office:value="82661" calcext:value-type="float">
            <text:p>82661</text:p>
          </table:table-cell>
          <table:table-cell/>
          <table:table-cell office:value-type="float" office:value="3424984" calcext:value-type="float">
            <text:p>3424984</text:p>
          </table:table-cell>
          <table:table-cell office:value-type="float" office:value="539597" calcext:value-type="float">
            <text:p>539597</text:p>
          </table:table-cell>
          <table:table-cell office:value-type="float" office:value="362327" calcext:value-type="float">
            <text:p>362327</text:p>
          </table:table-cell>
          <table:table-cell table:style-name="ce7" table:number-columns-repeated="2"/>
          <table:table-cell table:style-name="ce7" table:formula="of:=ROUND(([.H150]-[.D150])/100)" office:value-type="float" office:value="33732" calcext:value-type="float">
            <text:p>33,732</text:p>
          </table:table-cell>
          <table:table-cell table:style-name="ce7" table:formula="of:=ROUND(([.I150]-[.E150])/100)" office:value-type="float" office:value="4437" calcext:value-type="float">
            <text:p>4,437</text:p>
          </table:table-cell>
          <table:table-cell table:style-name="ce7" table:formula="of:=ROUND(([.J150]-[.F150])/100)" office:value-type="float" office:value="2797" calcext:value-type="float">
            <text:p>2,797</text:p>
          </table:table-cell>
          <table:table-cell table:style-name="ce7"/>
          <table:table-cell table:style-name="ce7" table:formula="of:=([.M150]+[.N150]+[.O150])/3" office:value-type="float" office:value="13655.3333333333" calcext:value-type="float">
            <text:p>13,655</text:p>
          </table:table-cell>
          <table:table-cell table:style-name="ce7" table:formula="of:=SQRT((1/3)*(([.M150]-[.Q150])*([.M150]-[.Q150]) + ([.N150]-[.Q150])*([.N150]-[.Q150]) + ([.O150]-[.Q150])*([.O150]-[.Q150])))" office:value-type="float" office:value="14212.1264731527" calcext:value-type="float">
            <text:p>14,212</text:p>
          </table:table-cell>
        </table:table-row>
        <table:table-row table:style-name="ro1">
          <table:table-cell office:value-type="string" calcext:value-type="string">
            <text:p>MACHINE_CLEARS.SMC</text:p>
          </table:table-cell>
          <table:table-cell office:value-type="string" calcext:value-type="string">
            <text:p>r04c3:u</text:p>
          </table:table-cell>
          <table:table-cell/>
          <table:table-cell office:value-type="float" office:value="10769" calcext:value-type="float">
            <text:p>10769</text:p>
          </table:table-cell>
          <table:table-cell office:value-type="float" office:value="11004" calcext:value-type="float">
            <text:p>11004</text:p>
          </table:table-cell>
          <table:table-cell office:value-type="float" office:value="11334" calcext:value-type="float">
            <text:p>11334</text:p>
          </table:table-cell>
          <table:table-cell/>
          <table:table-cell office:value-type="float" office:value="347657" calcext:value-type="float">
            <text:p>347657</text:p>
          </table:table-cell>
          <table:table-cell office:value-type="float" office:value="393606" calcext:value-type="float">
            <text:p>393606</text:p>
          </table:table-cell>
          <table:table-cell office:value-type="float" office:value="355400" calcext:value-type="float">
            <text:p>355400</text:p>
          </table:table-cell>
          <table:table-cell table:style-name="ce7" table:number-columns-repeated="2"/>
          <table:table-cell table:style-name="ce7" table:formula="of:=ROUND(([.H151]-[.D151])/100)" office:value-type="float" office:value="3369" calcext:value-type="float">
            <text:p>3,369</text:p>
          </table:table-cell>
          <table:table-cell table:style-name="ce7" table:formula="of:=ROUND(([.I151]-[.E151])/100)" office:value-type="float" office:value="3826" calcext:value-type="float">
            <text:p>3,826</text:p>
          </table:table-cell>
          <table:table-cell table:style-name="ce7" table:formula="of:=ROUND(([.J151]-[.F151])/100)" office:value-type="float" office:value="3441" calcext:value-type="float">
            <text:p>3,441</text:p>
          </table:table-cell>
          <table:table-cell table:style-name="ce7"/>
          <table:table-cell table:style-name="ce7" table:formula="of:=([.M151]+[.N151]+[.O151])/3" office:value-type="float" office:value="3545.33333333333" calcext:value-type="float">
            <text:p>3,545</text:p>
          </table:table-cell>
          <table:table-cell table:style-name="ce7" table:formula="of:=SQRT((1/3)*(([.M151]-[.Q151])*([.M151]-[.Q151]) + ([.N151]-[.Q151])*([.N151]-[.Q151]) + ([.O151]-[.Q151])*([.O151]-[.Q151])))" office:value-type="float" office:value="200.626241775319" calcext:value-type="float">
            <text:p>201</text:p>
          </table:table-cell>
        </table:table-row>
        <table:table-row table:style-name="ro1">
          <table:table-cell office:value-type="string" calcext:value-type="string">
            <text:p>MACHINE_CLEARS.MASKMOV</text:p>
          </table:table-cell>
          <table:table-cell office:value-type="string" calcext:value-type="string">
            <text:p>r20c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52]-[.D152])/100)" office:value-type="float" office:value="0" calcext:value-type="float">
            <text:p>0</text:p>
          </table:table-cell>
          <table:table-cell table:style-name="ce7" table:formula="of:=ROUND(([.I152]-[.E152])/100)" office:value-type="float" office:value="0" calcext:value-type="float">
            <text:p>0</text:p>
          </table:table-cell>
          <table:table-cell table:style-name="ce7" table:formula="of:=ROUND(([.J152]-[.F152])/100)" office:value-type="float" office:value="0" calcext:value-type="float">
            <text:p>0</text:p>
          </table:table-cell>
          <table:table-cell table:style-name="ce7"/>
          <table:table-cell table:style-name="ce7" table:formula="of:=([.M152]+[.N152]+[.O152])/3" office:value-type="float" office:value="0" calcext:value-type="float">
            <text:p>0</text:p>
          </table:table-cell>
          <table:table-cell table:style-name="ce7" table:formula="of:=SQRT((1/3)*(([.M152]-[.Q152])*([.M152]-[.Q152]) + ([.N152]-[.Q152])*([.N152]-[.Q152]) + ([.O152]-[.Q152])*([.O152]-[.Q15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branch-instructions:u</text:p>
          </table:table-cell>
          <table:table-cell/>
          <table:table-cell office:value-type="float" office:value="1108289427" calcext:value-type="float">
            <text:p>1108289427</text:p>
          </table:table-cell>
          <table:table-cell office:value-type="float" office:value="1108289275" calcext:value-type="float">
            <text:p>1108289275</text:p>
          </table:table-cell>
          <table:table-cell office:value-type="float" office:value="1108289290" calcext:value-type="float">
            <text:p>1108289290</text:p>
          </table:table-cell>
          <table:table-cell/>
          <table:table-cell office:value-type="float" office:value="4467017825" calcext:value-type="float">
            <text:p>4467017825</text:p>
          </table:table-cell>
          <table:table-cell office:value-type="float" office:value="4467018578" calcext:value-type="float">
            <text:p>4467018578</text:p>
          </table:table-cell>
          <table:table-cell office:value-type="float" office:value="4467018047" calcext:value-type="float">
            <text:p>4467018047</text:p>
          </table:table-cell>
          <table:table-cell table:style-name="ce7" table:number-columns-repeated="2"/>
          <table:table-cell table:style-name="ce7" table:formula="of:=ROUND(([.H153]-[.D153])/100)" office:value-type="float" office:value="33587284" calcext:value-type="float">
            <text:p>33,587,284</text:p>
          </table:table-cell>
          <table:table-cell table:style-name="ce7" table:formula="of:=ROUND(([.I153]-[.E153])/100)" office:value-type="float" office:value="33587293" calcext:value-type="float">
            <text:p>33,587,293</text:p>
          </table:table-cell>
          <table:table-cell table:style-name="ce7" table:formula="of:=ROUND(([.J153]-[.F153])/100)" office:value-type="float" office:value="33587288" calcext:value-type="float">
            <text:p>33,587,288</text:p>
          </table:table-cell>
          <table:table-cell table:style-name="ce7"/>
          <table:table-cell table:style-name="ce7" table:formula="of:=([.M153]+[.N153]+[.O153])/3" office:value-type="float" office:value="33587288.3333333" calcext:value-type="float">
            <text:p>33,587,288</text:p>
          </table:table-cell>
          <table:table-cell table:style-name="ce7" table:formula="of:=SQRT((1/3)*(([.M153]-[.Q153])*([.M153]-[.Q153]) + ([.N153]-[.Q153])*([.N153]-[.Q153]) + ([.O153]-[.Q153])*([.O153]-[.Q153])))" office:value-type="float" office:value="3.68178700572909" calcext:value-type="float">
            <text:p>4</text:p>
          </table:table-cell>
        </table:table-row>
        <table:table-row table:style-name="ro1">
          <table:table-cell office:value-type="string" calcext:value-type="string">
            <text:p>BR_INST_RETIRED.CONDITIONAL</text:p>
          </table:table-cell>
          <table:table-cell office:value-type="string" calcext:value-type="string">
            <text:p>r01c4:u</text:p>
          </table:table-cell>
          <table:table-cell/>
          <table:table-cell office:value-type="float" office:value="638225048" calcext:value-type="float">
            <text:p>638225048</text:p>
          </table:table-cell>
          <table:table-cell office:value-type="float" office:value="638225087" calcext:value-type="float">
            <text:p>638225087</text:p>
          </table:table-cell>
          <table:table-cell office:value-type="float" office:value="638225046" calcext:value-type="float">
            <text:p>638225046</text:p>
          </table:table-cell>
          <table:table-cell/>
          <table:table-cell office:value-type="float" office:value="3996950360" calcext:value-type="float">
            <text:p>3996950360</text:p>
          </table:table-cell>
          <table:table-cell office:value-type="float" office:value="3996950400" calcext:value-type="float">
            <text:p>3996950400</text:p>
          </table:table-cell>
          <table:table-cell office:value-type="float" office:value="3996950358" calcext:value-type="float">
            <text:p>3996950358</text:p>
          </table:table-cell>
          <table:table-cell table:style-name="ce7" table:number-columns-repeated="2"/>
          <table:table-cell table:style-name="ce7" table:formula="of:=ROUND(([.H154]-[.D154])/100)" office:value-type="float" office:value="33587253" calcext:value-type="float">
            <text:p>33,587,253</text:p>
          </table:table-cell>
          <table:table-cell table:style-name="ce7" table:formula="of:=ROUND(([.I154]-[.E154])/100)" office:value-type="float" office:value="33587253" calcext:value-type="float">
            <text:p>33,587,253</text:p>
          </table:table-cell>
          <table:table-cell table:style-name="ce7" table:formula="of:=ROUND(([.J154]-[.F154])/100)" office:value-type="float" office:value="33587253" calcext:value-type="float">
            <text:p>33,587,253</text:p>
          </table:table-cell>
          <table:table-cell table:style-name="ce7"/>
          <table:table-cell table:style-name="ce7" table:formula="of:=([.M154]+[.N154]+[.O154])/3" office:value-type="float" office:value="33587253" calcext:value-type="float">
            <text:p>33,587,253</text:p>
          </table:table-cell>
          <table:table-cell table:style-name="ce7" table:formula="of:=SQRT((1/3)*(([.M154]-[.Q154])*([.M154]-[.Q154]) + ([.N154]-[.Q154])*([.N154]-[.Q154]) + ([.O154]-[.Q154])*([.O154]-[.Q15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CALL</text:p>
          </table:table-cell>
          <table:table-cell office:value-type="string" calcext:value-type="string">
            <text:p>r02c4:u</text:p>
          </table:table-cell>
          <table:table-cell/>
          <table:table-cell office:value-type="float" office:value="201363198" calcext:value-type="float">
            <text:p>201363198</text:p>
          </table:table-cell>
          <table:table-cell office:value-type="float" office:value="201363200" calcext:value-type="float">
            <text:p>201363200</text:p>
          </table:table-cell>
          <table:table-cell office:value-type="float" office:value="201363198" calcext:value-type="float">
            <text:p>201363198</text:p>
          </table:table-cell>
          <table:table-cell/>
          <table:table-cell office:value-type="float" office:value="201363598" calcext:value-type="float">
            <text:p>201363598</text:p>
          </table:table-cell>
          <table:table-cell office:value-type="float" office:value="201363600" calcext:value-type="float">
            <text:p>201363600</text:p>
          </table:table-cell>
          <table:table-cell office:value-type="float" office:value="201363598" calcext:value-type="float">
            <text:p>201363598</text:p>
          </table:table-cell>
          <table:table-cell table:style-name="ce7" table:number-columns-repeated="2"/>
          <table:table-cell table:style-name="ce7" table:formula="of:=ROUND(([.H155]-[.D155])/100)" office:value-type="float" office:value="4" calcext:value-type="float">
            <text:p>4</text:p>
          </table:table-cell>
          <table:table-cell table:style-name="ce7" table:formula="of:=ROUND(([.I155]-[.E155])/100)" office:value-type="float" office:value="4" calcext:value-type="float">
            <text:p>4</text:p>
          </table:table-cell>
          <table:table-cell table:style-name="ce7" table:formula="of:=ROUND(([.J155]-[.F155])/100)" office:value-type="float" office:value="4" calcext:value-type="float">
            <text:p>4</text:p>
          </table:table-cell>
          <table:table-cell table:style-name="ce7"/>
          <table:table-cell table:style-name="ce7" table:formula="of:=([.M155]+[.N155]+[.O155])/3" office:value-type="float" office:value="4" calcext:value-type="float">
            <text:p>4</text:p>
          </table:table-cell>
          <table:table-cell table:style-name="ce7" table:formula="of:=SQRT((1/3)*(([.M155]-[.Q155])*([.M155]-[.Q155]) + ([.N155]-[.Q155])*([.N155]-[.Q155]) + ([.O155]-[.Q155])*([.O155]-[.Q15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r04c4:u</text:p>
          </table:table-cell>
          <table:table-cell/>
          <table:table-cell office:value-type="float" office:value="1108289227" calcext:value-type="float">
            <text:p>1108289227</text:p>
          </table:table-cell>
          <table:table-cell office:value-type="float" office:value="1108289298" calcext:value-type="float">
            <text:p>1108289298</text:p>
          </table:table-cell>
          <table:table-cell office:value-type="float" office:value="1108289294" calcext:value-type="float">
            <text:p>1108289294</text:p>
          </table:table-cell>
          <table:table-cell/>
          <table:table-cell office:value-type="float" office:value="4467019220" calcext:value-type="float">
            <text:p>4467019220</text:p>
          </table:table-cell>
          <table:table-cell office:value-type="float" office:value="4467018252" calcext:value-type="float">
            <text:p>4467018252</text:p>
          </table:table-cell>
          <table:table-cell office:value-type="float" office:value="4467017715" calcext:value-type="float">
            <text:p>4467017715</text:p>
          </table:table-cell>
          <table:table-cell table:style-name="ce7" table:number-columns-repeated="2"/>
          <table:table-cell table:style-name="ce7" table:formula="of:=ROUND(([.H156]-[.D156])/100)" office:value-type="float" office:value="33587300" calcext:value-type="float">
            <text:p>33,587,300</text:p>
          </table:table-cell>
          <table:table-cell table:style-name="ce7" table:formula="of:=ROUND(([.I156]-[.E156])/100)" office:value-type="float" office:value="33587290" calcext:value-type="float">
            <text:p>33,587,290</text:p>
          </table:table-cell>
          <table:table-cell table:style-name="ce7" table:formula="of:=ROUND(([.J156]-[.F156])/100)" office:value-type="float" office:value="33587284" calcext:value-type="float">
            <text:p>33,587,284</text:p>
          </table:table-cell>
          <table:table-cell table:style-name="ce7"/>
          <table:table-cell table:style-name="ce7" table:formula="of:=([.M156]+[.N156]+[.O156])/3" office:value-type="float" office:value="33587291.3333333" calcext:value-type="float">
            <text:p>33,587,291</text:p>
          </table:table-cell>
          <table:table-cell table:style-name="ce7" table:formula="of:=SQRT((1/3)*(([.M156]-[.Q156])*([.M156]-[.Q156]) + ([.N156]-[.Q156])*([.N156]-[.Q156]) + ([.O156]-[.Q156])*([.O156]-[.Q156])))" office:value-type="float" office:value="6.59966329107444" calcext:value-type="float">
            <text:p>7</text:p>
          </table:table-cell>
        </table:table-row>
        <table:table-row table:style-name="ro1">
          <table:table-cell office:value-type="string" calcext:value-type="string">
            <text:p>BR_INST_RETIRED.NEAR_RETURN</text:p>
          </table:table-cell>
          <table:table-cell office:value-type="string" calcext:value-type="string">
            <text:p>r08c4:u</text:p>
          </table:table-cell>
          <table:table-cell/>
          <table:table-cell office:value-type="float" office:value="201363194" calcext:value-type="float">
            <text:p>201363194</text:p>
          </table:table-cell>
          <table:table-cell office:value-type="float" office:value="201363196" calcext:value-type="float">
            <text:p>201363196</text:p>
          </table:table-cell>
          <table:table-cell office:value-type="float" office:value="201363194" calcext:value-type="float">
            <text:p>201363194</text:p>
          </table:table-cell>
          <table:table-cell/>
          <table:table-cell office:value-type="float" office:value="201363594" calcext:value-type="float">
            <text:p>201363594</text:p>
          </table:table-cell>
          <table:table-cell office:value-type="float" office:value="201363596" calcext:value-type="float">
            <text:p>201363596</text:p>
          </table:table-cell>
          <table:table-cell office:value-type="float" office:value="201363594" calcext:value-type="float">
            <text:p>201363594</text:p>
          </table:table-cell>
          <table:table-cell table:style-name="ce7" table:number-columns-repeated="2"/>
          <table:table-cell table:style-name="ce7" table:formula="of:=ROUND(([.H157]-[.D157])/100)" office:value-type="float" office:value="4" calcext:value-type="float">
            <text:p>4</text:p>
          </table:table-cell>
          <table:table-cell table:style-name="ce7" table:formula="of:=ROUND(([.I157]-[.E157])/100)" office:value-type="float" office:value="4" calcext:value-type="float">
            <text:p>4</text:p>
          </table:table-cell>
          <table:table-cell table:style-name="ce7" table:formula="of:=ROUND(([.J157]-[.F157])/100)" office:value-type="float" office:value="4" calcext:value-type="float">
            <text:p>4</text:p>
          </table:table-cell>
          <table:table-cell table:style-name="ce7"/>
          <table:table-cell table:style-name="ce7" table:formula="of:=([.M157]+[.N157]+[.O157])/3" office:value-type="float" office:value="4" calcext:value-type="float">
            <text:p>4</text:p>
          </table:table-cell>
          <table:table-cell table:style-name="ce7" table:formula="of:=SQRT((1/3)*(([.M157]-[.Q157])*([.M157]-[.Q157]) + ([.N157]-[.Q157])*([.N157]-[.Q157]) + ([.O157]-[.Q157])*([.O157]-[.Q15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OT_TAKEN</text:p>
          </table:table-cell>
          <table:table-cell office:value-type="string" calcext:value-type="string">
            <text:p>r10c4:u</text:p>
          </table:table-cell>
          <table:table-cell/>
          <table:table-cell office:value-type="float" office:value="400979145" calcext:value-type="float">
            <text:p>400979145</text:p>
          </table:table-cell>
          <table:table-cell office:value-type="float" office:value="400979170" calcext:value-type="float">
            <text:p>400979170</text:p>
          </table:table-cell>
          <table:table-cell office:value-type="float" office:value="400979144" calcext:value-type="float">
            <text:p>400979144</text:p>
          </table:table-cell>
          <table:table-cell/>
          <table:table-cell office:value-type="float" office:value="403440651" calcext:value-type="float">
            <text:p>403440651</text:p>
          </table:table-cell>
          <table:table-cell office:value-type="float" office:value="403440678" calcext:value-type="float">
            <text:p>403440678</text:p>
          </table:table-cell>
          <table:table-cell office:value-type="float" office:value="403440650" calcext:value-type="float">
            <text:p>403440650</text:p>
          </table:table-cell>
          <table:table-cell table:style-name="ce7" table:number-columns-repeated="2"/>
          <table:table-cell table:style-name="ce7" table:formula="of:=ROUND(([.H158]-[.D158])/100)" office:value-type="float" office:value="24615" calcext:value-type="float">
            <text:p>24,615</text:p>
          </table:table-cell>
          <table:table-cell table:style-name="ce7" table:formula="of:=ROUND(([.I158]-[.E158])/100)" office:value-type="float" office:value="24615" calcext:value-type="float">
            <text:p>24,615</text:p>
          </table:table-cell>
          <table:table-cell table:style-name="ce7" table:formula="of:=ROUND(([.J158]-[.F158])/100)" office:value-type="float" office:value="24615" calcext:value-type="float">
            <text:p>24,615</text:p>
          </table:table-cell>
          <table:table-cell table:style-name="ce7"/>
          <table:table-cell table:style-name="ce7" table:formula="of:=([.M158]+[.N158]+[.O158])/3" office:value-type="float" office:value="24615" calcext:value-type="float">
            <text:p>24,615</text:p>
          </table:table-cell>
          <table:table-cell table:style-name="ce7" table:formula="of:=SQRT((1/3)*(([.M158]-[.Q158])*([.M158]-[.Q158]) + ([.N158]-[.Q158])*([.N158]-[.Q158]) + ([.O158]-[.Q158])*([.O158]-[.Q15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TAKEN</text:p>
          </table:table-cell>
          <table:table-cell office:value-type="string" calcext:value-type="string">
            <text:p>r20c4:u</text:p>
          </table:table-cell>
          <table:table-cell/>
          <table:table-cell office:value-type="float" office:value="707178144" calcext:value-type="float">
            <text:p>707178144</text:p>
          </table:table-cell>
          <table:table-cell office:value-type="float" office:value="707178164" calcext:value-type="float">
            <text:p>707178164</text:p>
          </table:table-cell>
          <table:table-cell office:value-type="float" office:value="707178143" calcext:value-type="float">
            <text:p>707178143</text:p>
          </table:table-cell>
          <table:table-cell/>
          <table:table-cell office:value-type="float" office:value="4063443750" calcext:value-type="float">
            <text:p>4063443750</text:p>
          </table:table-cell>
          <table:table-cell office:value-type="float" office:value="4063443769" calcext:value-type="float">
            <text:p>4063443769</text:p>
          </table:table-cell>
          <table:table-cell office:value-type="float" office:value="4063443749" calcext:value-type="float">
            <text:p>4063443749</text:p>
          </table:table-cell>
          <table:table-cell table:style-name="ce7" table:number-columns-repeated="2"/>
          <table:table-cell table:style-name="ce7" table:formula="of:=ROUND(([.H159]-[.D159])/100)" office:value-type="float" office:value="33562656" calcext:value-type="float">
            <text:p>33,562,656</text:p>
          </table:table-cell>
          <table:table-cell table:style-name="ce7" table:formula="of:=ROUND(([.I159]-[.E159])/100)" office:value-type="float" office:value="33562656" calcext:value-type="float">
            <text:p>33,562,656</text:p>
          </table:table-cell>
          <table:table-cell table:style-name="ce7" table:formula="of:=ROUND(([.J159]-[.F159])/100)" office:value-type="float" office:value="33562656" calcext:value-type="float">
            <text:p>33,562,656</text:p>
          </table:table-cell>
          <table:table-cell table:style-name="ce7"/>
          <table:table-cell table:style-name="ce7" table:formula="of:=([.M159]+[.N159]+[.O159])/3" office:value-type="float" office:value="33562656" calcext:value-type="float">
            <text:p>33,562,656</text:p>
          </table:table-cell>
          <table:table-cell table:style-name="ce7" table:formula="of:=SQRT((1/3)*(([.M159]-[.Q159])*([.M159]-[.Q159]) + ([.N159]-[.Q159])*([.N159]-[.Q159]) + ([.O159]-[.Q159])*([.O159]-[.Q15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FAR_BRANCH</text:p>
          </table:table-cell>
          <table:table-cell office:value-type="string" calcext:value-type="string">
            <text:p>r40c4:u</text:p>
          </table:table-cell>
          <table:table-cell/>
          <table:table-cell office:value-type="float" office:value="131997" calcext:value-type="float">
            <text:p>131997</text:p>
          </table:table-cell>
          <table:table-cell office:value-type="float" office:value="132056" calcext:value-type="float">
            <text:p>132056</text:p>
          </table:table-cell>
          <table:table-cell office:value-type="float" office:value="132035" calcext:value-type="float">
            <text:p>132035</text:p>
          </table:table-cell>
          <table:table-cell/>
          <table:table-cell office:value-type="float" office:value="134154" calcext:value-type="float">
            <text:p>134154</text:p>
          </table:table-cell>
          <table:table-cell office:value-type="float" office:value="133895" calcext:value-type="float">
            <text:p>133895</text:p>
          </table:table-cell>
          <table:table-cell office:value-type="float" office:value="133417" calcext:value-type="float">
            <text:p>133417</text:p>
          </table:table-cell>
          <table:table-cell table:style-name="ce7" table:number-columns-repeated="2"/>
          <table:table-cell table:style-name="ce7" table:formula="of:=ROUND(([.H160]-[.D160])/100)" office:value-type="float" office:value="22" calcext:value-type="float">
            <text:p>22</text:p>
          </table:table-cell>
          <table:table-cell table:style-name="ce7" table:formula="of:=ROUND(([.I160]-[.E160])/100)" office:value-type="float" office:value="18" calcext:value-type="float">
            <text:p>18</text:p>
          </table:table-cell>
          <table:table-cell table:style-name="ce7" table:formula="of:=ROUND(([.J160]-[.F160])/100)" office:value-type="float" office:value="14" calcext:value-type="float">
            <text:p>14</text:p>
          </table:table-cell>
          <table:table-cell table:style-name="ce7"/>
          <table:table-cell table:style-name="ce7" table:formula="of:=([.M160]+[.N160]+[.O160])/3" office:value-type="float" office:value="18" calcext:value-type="float">
            <text:p>18</text:p>
          </table:table-cell>
          <table:table-cell table:style-name="ce7" table:formula="of:=SQRT((1/3)*(([.M160]-[.Q160])*([.M160]-[.Q160]) + ([.N160]-[.Q160])*([.N160]-[.Q160]) + ([.O160]-[.Q160])*([.O160]-[.Q160])))" office:value-type="float" office:value="3.2659863237109" calcext:value-type="float">
            <text:p>3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branch-misses:u</text:p>
          </table:table-cell>
          <table:table-cell/>
          <table:table-cell office:value-type="float" office:value="2209246" calcext:value-type="float">
            <text:p>2209246</text:p>
          </table:table-cell>
          <table:table-cell office:value-type="float" office:value="2209078" calcext:value-type="float">
            <text:p>2209078</text:p>
          </table:table-cell>
          <table:table-cell office:value-type="float" office:value="2209194" calcext:value-type="float">
            <text:p>2209194</text:p>
          </table:table-cell>
          <table:table-cell/>
          <table:table-cell office:value-type="float" office:value="3441577" calcext:value-type="float">
            <text:p>3441577</text:p>
          </table:table-cell>
          <table:table-cell office:value-type="float" office:value="3440993" calcext:value-type="float">
            <text:p>3440993</text:p>
          </table:table-cell>
          <table:table-cell office:value-type="float" office:value="3440335" calcext:value-type="float">
            <text:p>3440335</text:p>
          </table:table-cell>
          <table:table-cell table:style-name="ce7" table:number-columns-repeated="2"/>
          <table:table-cell table:style-name="ce7" table:formula="of:=ROUND(([.H161]-[.D161])/100)" office:value-type="float" office:value="12323" calcext:value-type="float">
            <text:p>12,323</text:p>
          </table:table-cell>
          <table:table-cell table:style-name="ce7" table:formula="of:=ROUND(([.I161]-[.E161])/100)" office:value-type="float" office:value="12319" calcext:value-type="float">
            <text:p>12,319</text:p>
          </table:table-cell>
          <table:table-cell table:style-name="ce7" table:formula="of:=ROUND(([.J161]-[.F161])/100)" office:value-type="float" office:value="12311" calcext:value-type="float">
            <text:p>12,311</text:p>
          </table:table-cell>
          <table:table-cell table:style-name="ce7"/>
          <table:table-cell table:style-name="ce7" table:formula="of:=([.M161]+[.N161]+[.O161])/3" office:value-type="float" office:value="12317.6666666667" calcext:value-type="float">
            <text:p>12,318</text:p>
          </table:table-cell>
          <table:table-cell table:style-name="ce7" table:formula="of:=SQRT((1/3)*(([.M161]-[.Q161])*([.M161]-[.Q161]) + ([.N161]-[.Q161])*([.N161]-[.Q161]) + ([.O161]-[.Q161])*([.O161]-[.Q161])))" office:value-type="float" office:value="4.98887651569859" calcext:value-type="float">
            <text:p>5</text:p>
          </table:table-cell>
        </table:table-row>
        <table:table-row table:style-name="ro1">
          <table:table-cell office:value-type="string" calcext:value-type="string">
            <text:p>BR_MISP_RETIRED.CONDITIONAL</text:p>
          </table:table-cell>
          <table:table-cell office:value-type="string" calcext:value-type="string">
            <text:p>r01c5:u</text:p>
          </table:table-cell>
          <table:table-cell/>
          <table:table-cell office:value-type="float" office:value="2187726" calcext:value-type="float">
            <text:p>2187726</text:p>
          </table:table-cell>
          <table:table-cell office:value-type="float" office:value="2187739" calcext:value-type="float">
            <text:p>2187739</text:p>
          </table:table-cell>
          <table:table-cell office:value-type="float" office:value="2187304" calcext:value-type="float">
            <text:p>2187304</text:p>
          </table:table-cell>
          <table:table-cell/>
          <table:table-cell office:value-type="float" office:value="3420318" calcext:value-type="float">
            <text:p>3420318</text:p>
          </table:table-cell>
          <table:table-cell office:value-type="float" office:value="3418281" calcext:value-type="float">
            <text:p>3418281</text:p>
          </table:table-cell>
          <table:table-cell office:value-type="float" office:value="3418625" calcext:value-type="float">
            <text:p>3418625</text:p>
          </table:table-cell>
          <table:table-cell table:style-name="ce7" table:number-columns-repeated="2"/>
          <table:table-cell table:style-name="ce7" table:formula="of:=ROUND(([.H162]-[.D162])/100)" office:value-type="float" office:value="12326" calcext:value-type="float">
            <text:p>12,326</text:p>
          </table:table-cell>
          <table:table-cell table:style-name="ce7" table:formula="of:=ROUND(([.I162]-[.E162])/100)" office:value-type="float" office:value="12305" calcext:value-type="float">
            <text:p>12,305</text:p>
          </table:table-cell>
          <table:table-cell table:style-name="ce7" table:formula="of:=ROUND(([.J162]-[.F162])/100)" office:value-type="float" office:value="12313" calcext:value-type="float">
            <text:p>12,313</text:p>
          </table:table-cell>
          <table:table-cell table:style-name="ce7"/>
          <table:table-cell table:style-name="ce7" table:formula="of:=([.M162]+[.N162]+[.O162])/3" office:value-type="float" office:value="12314.6666666667" calcext:value-type="float">
            <text:p>12,315</text:p>
          </table:table-cell>
          <table:table-cell table:style-name="ce7" table:formula="of:=SQRT((1/3)*(([.M162]-[.Q162])*([.M162]-[.Q162]) + ([.N162]-[.Q162])*([.N162]-[.Q162]) + ([.O162]-[.Q162])*([.O162]-[.Q162])))" office:value-type="float" office:value="8.65383665716478" calcext:value-type="float">
            <text:p>9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r04c5:u</text:p>
          </table:table-cell>
          <table:table-cell/>
          <table:table-cell office:value-type="float" office:value="2209120" calcext:value-type="float">
            <text:p>2209120</text:p>
          </table:table-cell>
          <table:table-cell office:value-type="float" office:value="2209152" calcext:value-type="float">
            <text:p>2209152</text:p>
          </table:table-cell>
          <table:table-cell office:value-type="float" office:value="2208757" calcext:value-type="float">
            <text:p>2208757</text:p>
          </table:table-cell>
          <table:table-cell/>
          <table:table-cell office:value-type="float" office:value="3442405" calcext:value-type="float">
            <text:p>3442405</text:p>
          </table:table-cell>
          <table:table-cell office:value-type="float" office:value="3440240" calcext:value-type="float">
            <text:p>3440240</text:p>
          </table:table-cell>
          <table:table-cell office:value-type="float" office:value="3440468" calcext:value-type="float">
            <text:p>3440468</text:p>
          </table:table-cell>
          <table:table-cell table:style-name="ce7" table:number-columns-repeated="2"/>
          <table:table-cell table:style-name="ce7" table:formula="of:=ROUND(([.H163]-[.D163])/100)" office:value-type="float" office:value="12333" calcext:value-type="float">
            <text:p>12,333</text:p>
          </table:table-cell>
          <table:table-cell table:style-name="ce7" table:formula="of:=ROUND(([.I163]-[.E163])/100)" office:value-type="float" office:value="12311" calcext:value-type="float">
            <text:p>12,311</text:p>
          </table:table-cell>
          <table:table-cell table:style-name="ce7" table:formula="of:=ROUND(([.J163]-[.F163])/100)" office:value-type="float" office:value="12317" calcext:value-type="float">
            <text:p>12,317</text:p>
          </table:table-cell>
          <table:table-cell table:style-name="ce7"/>
          <table:table-cell table:style-name="ce7" table:formula="of:=([.M163]+[.N163]+[.O163])/3" office:value-type="float" office:value="12320.3333333333" calcext:value-type="float">
            <text:p>12,320</text:p>
          </table:table-cell>
          <table:table-cell table:style-name="ce7" table:formula="of:=SQRT((1/3)*(([.M163]-[.Q163])*([.M163]-[.Q163]) + ([.N163]-[.Q163])*([.N163]-[.Q163]) + ([.O163]-[.Q163])*([.O163]-[.Q163])))" office:value-type="float" office:value="9.28559218478941" calcext:value-type="float">
            <text:p>9</text:p>
          </table:table-cell>
        </table:table-row>
        <table:table-row table:style-name="ro1">
          <table:table-cell office:value-type="string" calcext:value-type="string">
            <text:p>BR_MISP_RETIRED.NEAR_TAKEN</text:p>
          </table:table-cell>
          <table:table-cell office:value-type="string" calcext:value-type="string">
            <text:p>r20c5:u</text:p>
          </table:table-cell>
          <table:table-cell/>
          <table:table-cell office:value-type="float" office:value="2191350" calcext:value-type="float">
            <text:p>2191350</text:p>
          </table:table-cell>
          <table:table-cell office:value-type="float" office:value="2191323" calcext:value-type="float">
            <text:p>2191323</text:p>
          </table:table-cell>
          <table:table-cell office:value-type="float" office:value="2190997" calcext:value-type="float">
            <text:p>2190997</text:p>
          </table:table-cell>
          <table:table-cell/>
          <table:table-cell office:value-type="float" office:value="2195226" calcext:value-type="float">
            <text:p>2195226</text:p>
          </table:table-cell>
          <table:table-cell office:value-type="float" office:value="2192965" calcext:value-type="float">
            <text:p>2192965</text:p>
          </table:table-cell>
          <table:table-cell office:value-type="float" office:value="2193218" calcext:value-type="float">
            <text:p>2193218</text:p>
          </table:table-cell>
          <table:table-cell table:style-name="ce7" table:number-columns-repeated="2"/>
          <table:table-cell table:style-name="ce7" table:formula="of:=ROUND(([.H164]-[.D164])/100)" office:value-type="float" office:value="39" calcext:value-type="float">
            <text:p>39</text:p>
          </table:table-cell>
          <table:table-cell table:style-name="ce7" table:formula="of:=ROUND(([.I164]-[.E164])/100)" office:value-type="float" office:value="16" calcext:value-type="float">
            <text:p>16</text:p>
          </table:table-cell>
          <table:table-cell table:style-name="ce7" table:formula="of:=ROUND(([.J164]-[.F164])/100)" office:value-type="float" office:value="22" calcext:value-type="float">
            <text:p>22</text:p>
          </table:table-cell>
          <table:table-cell table:style-name="ce7"/>
          <table:table-cell table:style-name="ce7" table:formula="of:=([.M164]+[.N164]+[.O164])/3" office:value-type="float" office:value="25.6666666666667" calcext:value-type="float">
            <text:p>26</text:p>
          </table:table-cell>
          <table:table-cell table:style-name="ce7" table:formula="of:=SQRT((1/3)*(([.M164]-[.Q164])*([.M164]-[.Q164]) + ([.N164]-[.Q164])*([.N164]-[.Q164]) + ([.O164]-[.Q164])*([.O164]-[.Q164])))" office:value-type="float" office:value="9.74109279746831" calcext:value-type="float">
            <text:p>10</text:p>
          </table:table-cell>
        </table:table-row>
        <table:table-row table:style-name="ro1">
          <table:table-cell office:value-type="string" calcext:value-type="string">
            <text:p>FP_ASSIST.X87_OUTPUT</text:p>
          </table:table-cell>
          <table:table-cell office:value-type="string" calcext:value-type="string">
            <text:p>r02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5]-[.D165])/100)" office:value-type="float" office:value="0" calcext:value-type="float">
            <text:p>0</text:p>
          </table:table-cell>
          <table:table-cell table:style-name="ce7" table:formula="of:=ROUND(([.I165]-[.E165])/100)" office:value-type="float" office:value="0" calcext:value-type="float">
            <text:p>0</text:p>
          </table:table-cell>
          <table:table-cell table:style-name="ce7" table:formula="of:=ROUND(([.J165]-[.F165])/100)" office:value-type="float" office:value="0" calcext:value-type="float">
            <text:p>0</text:p>
          </table:table-cell>
          <table:table-cell table:style-name="ce7"/>
          <table:table-cell table:style-name="ce7" table:formula="of:=([.M165]+[.N165]+[.O165])/3" office:value-type="float" office:value="0" calcext:value-type="float">
            <text:p>0</text:p>
          </table:table-cell>
          <table:table-cell table:style-name="ce7" table:formula="of:=SQRT((1/3)*(([.M165]-[.Q165])*([.M165]-[.Q165]) + ([.N165]-[.Q165])*([.N165]-[.Q165]) + ([.O165]-[.Q165])*([.O165]-[.Q16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X87_INPUT</text:p>
          </table:table-cell>
          <table:table-cell office:value-type="string" calcext:value-type="string">
            <text:p>r04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6]-[.D166])/100)" office:value-type="float" office:value="0" calcext:value-type="float">
            <text:p>0</text:p>
          </table:table-cell>
          <table:table-cell table:style-name="ce7" table:formula="of:=ROUND(([.I166]-[.E166])/100)" office:value-type="float" office:value="0" calcext:value-type="float">
            <text:p>0</text:p>
          </table:table-cell>
          <table:table-cell table:style-name="ce7" table:formula="of:=ROUND(([.J166]-[.F166])/100)" office:value-type="float" office:value="0" calcext:value-type="float">
            <text:p>0</text:p>
          </table:table-cell>
          <table:table-cell table:style-name="ce7"/>
          <table:table-cell table:style-name="ce7" table:formula="of:=([.M166]+[.N166]+[.O166])/3" office:value-type="float" office:value="0" calcext:value-type="float">
            <text:p>0</text:p>
          </table:table-cell>
          <table:table-cell table:style-name="ce7" table:formula="of:=SQRT((1/3)*(([.M166]-[.Q166])*([.M166]-[.Q166]) + ([.N166]-[.Q166])*([.N166]-[.Q166]) + ([.O166]-[.Q166])*([.O166]-[.Q16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OUTPUT</text:p>
          </table:table-cell>
          <table:table-cell office:value-type="string" calcext:value-type="string">
            <text:p>r08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7]-[.D167])/100)" office:value-type="float" office:value="0" calcext:value-type="float">
            <text:p>0</text:p>
          </table:table-cell>
          <table:table-cell table:style-name="ce7" table:formula="of:=ROUND(([.I167]-[.E167])/100)" office:value-type="float" office:value="0" calcext:value-type="float">
            <text:p>0</text:p>
          </table:table-cell>
          <table:table-cell table:style-name="ce7" table:formula="of:=ROUND(([.J167]-[.F167])/100)" office:value-type="float" office:value="0" calcext:value-type="float">
            <text:p>0</text:p>
          </table:table-cell>
          <table:table-cell table:style-name="ce7"/>
          <table:table-cell table:style-name="ce7" table:formula="of:=([.M167]+[.N167]+[.O167])/3" office:value-type="float" office:value="0" calcext:value-type="float">
            <text:p>0</text:p>
          </table:table-cell>
          <table:table-cell table:style-name="ce7" table:formula="of:=SQRT((1/3)*(([.M167]-[.Q167])*([.M167]-[.Q167]) + ([.N167]-[.Q167])*([.N167]-[.Q167]) + ([.O167]-[.Q167])*([.O167]-[.Q16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INPUT</text:p>
          </table:table-cell>
          <table:table-cell office:value-type="string" calcext:value-type="string">
            <text:p>r10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8]-[.D168])/100)" office:value-type="float" office:value="0" calcext:value-type="float">
            <text:p>0</text:p>
          </table:table-cell>
          <table:table-cell table:style-name="ce7" table:formula="of:=ROUND(([.I168]-[.E168])/100)" office:value-type="float" office:value="0" calcext:value-type="float">
            <text:p>0</text:p>
          </table:table-cell>
          <table:table-cell table:style-name="ce7" table:formula="of:=ROUND(([.J168]-[.F168])/100)" office:value-type="float" office:value="0" calcext:value-type="float">
            <text:p>0</text:p>
          </table:table-cell>
          <table:table-cell table:style-name="ce7"/>
          <table:table-cell table:style-name="ce7" table:formula="of:=([.M168]+[.N168]+[.O168])/3" office:value-type="float" office:value="0" calcext:value-type="float">
            <text:p>0</text:p>
          </table:table-cell>
          <table:table-cell table:style-name="ce7" table:formula="of:=SQRT((1/3)*(([.M168]-[.Q168])*([.M168]-[.Q168]) + ([.N168]-[.Q168])*([.N168]-[.Q168]) + ([.O168]-[.Q168])*([.O168]-[.Q16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ANY</text:p>
          </table:table-cell>
          <table:table-cell office:value-type="string" calcext:value-type="string">
            <text:p>r1e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9]-[.D169])/100)" office:value-type="float" office:value="0" calcext:value-type="float">
            <text:p>0</text:p>
          </table:table-cell>
          <table:table-cell table:style-name="ce7" table:formula="of:=ROUND(([.I169]-[.E169])/100)" office:value-type="float" office:value="0" calcext:value-type="float">
            <text:p>0</text:p>
          </table:table-cell>
          <table:table-cell table:style-name="ce7" table:formula="of:=ROUND(([.J169]-[.F169])/100)" office:value-type="float" office:value="0" calcext:value-type="float">
            <text:p>0</text:p>
          </table:table-cell>
          <table:table-cell table:style-name="ce7"/>
          <table:table-cell table:style-name="ce7" table:formula="of:=([.M169]+[.N169]+[.O169])/3" office:value-type="float" office:value="0" calcext:value-type="float">
            <text:p>0</text:p>
          </table:table-cell>
          <table:table-cell table:style-name="ce7" table:formula="of:=SQRT((1/3)*(([.M169]-[.Q169])*([.M169]-[.Q169]) + ([.N169]-[.Q169])*([.N169]-[.Q169]) + ([.O169]-[.Q169])*([.O169]-[.Q16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_MISC_EVENTS.LBR_INSERTS</text:p>
          </table:table-cell>
          <table:table-cell office:value-type="string" calcext:value-type="string">
            <text:p>r20cc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0]-[.D170])/100)" office:value-type="float" office:value="0" calcext:value-type="float">
            <text:p>0</text:p>
          </table:table-cell>
          <table:table-cell table:style-name="ce7" table:formula="of:=ROUND(([.I170]-[.E170])/100)" office:value-type="float" office:value="0" calcext:value-type="float">
            <text:p>0</text:p>
          </table:table-cell>
          <table:table-cell table:style-name="ce7" table:formula="of:=ROUND(([.J170]-[.F170])/100)" office:value-type="float" office:value="0" calcext:value-type="float">
            <text:p>0</text:p>
          </table:table-cell>
          <table:table-cell table:style-name="ce7"/>
          <table:table-cell table:style-name="ce7" table:formula="of:=([.M170]+[.N170]+[.O170])/3" office:value-type="float" office:value="0" calcext:value-type="float">
            <text:p>0</text:p>
          </table:table-cell>
          <table:table-cell table:style-name="ce7" table:formula="of:=SQRT((1/3)*(([.M170]-[.Q170])*([.M170]-[.Q170]) + ([.N170]-[.Q170])*([.N170]-[.Q170]) + ([.O170]-[.Q170])*([.O170]-[.Q1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TLB_MISS.LOADS</text:p>
          </table:table-cell>
          <table:table-cell office:value-type="string" calcext:value-type="string">
            <text:p>r11d0:u</text:p>
          </table:table-cell>
          <table:table-cell/>
          <table:table-cell office:value-type="float" office:value="76328" calcext:value-type="float">
            <text:p>76328</text:p>
          </table:table-cell>
          <table:table-cell office:value-type="float" office:value="89002" calcext:value-type="float">
            <text:p>89002</text:p>
          </table:table-cell>
          <table:table-cell office:value-type="float" office:value="89432" calcext:value-type="float">
            <text:p>89432</text:p>
          </table:table-cell>
          <table:table-cell/>
          <table:table-cell office:value-type="float" office:value="7557469" calcext:value-type="float">
            <text:p>7557469</text:p>
          </table:table-cell>
          <table:table-cell office:value-type="float" office:value="8947887" calcext:value-type="float">
            <text:p>8947887</text:p>
          </table:table-cell>
          <table:table-cell office:value-type="float" office:value="8948849" calcext:value-type="float">
            <text:p>8948849</text:p>
          </table:table-cell>
          <table:table-cell table:style-name="ce7" table:number-columns-repeated="2"/>
          <table:table-cell table:style-name="ce7" table:formula="of:=ROUND(([.H171]-[.D171])/100)" office:value-type="float" office:value="74811" calcext:value-type="float">
            <text:p>74,811</text:p>
          </table:table-cell>
          <table:table-cell table:style-name="ce7" table:formula="of:=ROUND(([.I171]-[.E171])/100)" office:value-type="float" office:value="88589" calcext:value-type="float">
            <text:p>88,589</text:p>
          </table:table-cell>
          <table:table-cell table:style-name="ce7" table:formula="of:=ROUND(([.J171]-[.F171])/100)" office:value-type="float" office:value="88594" calcext:value-type="float">
            <text:p>88,594</text:p>
          </table:table-cell>
          <table:table-cell table:style-name="ce7"/>
          <table:table-cell table:style-name="ce7" table:formula="of:=([.M171]+[.N171]+[.O171])/3" office:value-type="float" office:value="83998" calcext:value-type="float">
            <text:p>83,998</text:p>
          </table:table-cell>
          <table:table-cell table:style-name="ce7" table:formula="of:=SQRT((1/3)*(([.M171]-[.Q171])*([.M171]-[.Q171]) + ([.N171]-[.Q171])*([.N171]-[.Q171]) + ([.O171]-[.Q171])*([.O171]-[.Q171])))" office:value-type="float" office:value="6496.1903194616" calcext:value-type="float">
            <text:p>6,496</text:p>
          </table:table-cell>
        </table:table-row>
        <table:table-row table:style-name="ro1">
          <table:table-cell office:value-type="string" calcext:value-type="string">
            <text:p>MEM_UOPS_RETIRED.STLB_MISS.STORES</text:p>
          </table:table-cell>
          <table:table-cell office:value-type="string" calcext:value-type="string">
            <text:p>r12d0:u</text:p>
          </table:table-cell>
          <table:table-cell/>
          <table:table-cell office:value-type="float" office:value="131369" calcext:value-type="float">
            <text:p>131369</text:p>
          </table:table-cell>
          <table:table-cell office:value-type="float" office:value="131235" calcext:value-type="float">
            <text:p>131235</text:p>
          </table:table-cell>
          <table:table-cell office:value-type="float" office:value="131256" calcext:value-type="float">
            <text:p>131256</text:p>
          </table:table-cell>
          <table:table-cell/>
          <table:table-cell office:value-type="float" office:value="141661" calcext:value-type="float">
            <text:p>141661</text:p>
          </table:table-cell>
          <table:table-cell office:value-type="float" office:value="133209" calcext:value-type="float">
            <text:p>133209</text:p>
          </table:table-cell>
          <table:table-cell office:value-type="float" office:value="133214" calcext:value-type="float">
            <text:p>133214</text:p>
          </table:table-cell>
          <table:table-cell table:style-name="ce7" table:number-columns-repeated="2"/>
          <table:table-cell table:style-name="ce7" table:formula="of:=ROUND(([.H172]-[.D172])/100)" office:value-type="float" office:value="103" calcext:value-type="float">
            <text:p>103</text:p>
          </table:table-cell>
          <table:table-cell table:style-name="ce7" table:formula="of:=ROUND(([.I172]-[.E172])/100)" office:value-type="float" office:value="20" calcext:value-type="float">
            <text:p>20</text:p>
          </table:table-cell>
          <table:table-cell table:style-name="ce7" table:formula="of:=ROUND(([.J172]-[.F172])/100)" office:value-type="float" office:value="20" calcext:value-type="float">
            <text:p>20</text:p>
          </table:table-cell>
          <table:table-cell table:style-name="ce7"/>
          <table:table-cell table:style-name="ce7" table:formula="of:=([.M172]+[.N172]+[.O172])/3" office:value-type="float" office:value="47.6666666666667" calcext:value-type="float">
            <text:p>48</text:p>
          </table:table-cell>
          <table:table-cell table:style-name="ce7" table:formula="of:=SQRT((1/3)*(([.M172]-[.Q172])*([.M172]-[.Q172]) + ([.N172]-[.Q172])*([.N172]-[.Q172]) + ([.O172]-[.Q172])*([.O172]-[.Q172])))" office:value-type="float" office:value="39.1265752256556" calcext:value-type="float">
            <text:p>39</text:p>
          </table:table-cell>
        </table:table-row>
        <table:table-row table:style-name="ro1">
          <table:table-cell office:value-type="string" calcext:value-type="string">
            <text:p>MEM_UOPS_RETIRED.LOCK.LOADS</text:p>
          </table:table-cell>
          <table:table-cell office:value-type="string" calcext:value-type="string">
            <text:p>r21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3]-[.D173])/100)" office:value-type="float" office:value="0" calcext:value-type="float">
            <text:p>0</text:p>
          </table:table-cell>
          <table:table-cell table:style-name="ce7" table:formula="of:=ROUND(([.I173]-[.E173])/100)" office:value-type="float" office:value="0" calcext:value-type="float">
            <text:p>0</text:p>
          </table:table-cell>
          <table:table-cell table:style-name="ce7" table:formula="of:=ROUND(([.J173]-[.F173])/100)" office:value-type="float" office:value="0" calcext:value-type="float">
            <text:p>0</text:p>
          </table:table-cell>
          <table:table-cell table:style-name="ce7"/>
          <table:table-cell table:style-name="ce7" table:formula="of:=([.M173]+[.N173]+[.O173])/3" office:value-type="float" office:value="0" calcext:value-type="float">
            <text:p>0</text:p>
          </table:table-cell>
          <table:table-cell table:style-name="ce7" table:formula="of:=SQRT((1/3)*(([.M173]-[.Q173])*([.M173]-[.Q173]) + ([.N173]-[.Q173])*([.N173]-[.Q173]) + ([.O173]-[.Q173])*([.O173]-[.Q17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LOCK.STORES</text:p>
          </table:table-cell>
          <table:table-cell office:value-type="string" calcext:value-type="string">
            <text:p>r22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4]-[.D174])/100)" office:value-type="float" office:value="0" calcext:value-type="float">
            <text:p>0</text:p>
          </table:table-cell>
          <table:table-cell table:style-name="ce7" table:formula="of:=ROUND(([.I174]-[.E174])/100)" office:value-type="float" office:value="0" calcext:value-type="float">
            <text:p>0</text:p>
          </table:table-cell>
          <table:table-cell table:style-name="ce7" table:formula="of:=ROUND(([.J174]-[.F174])/100)" office:value-type="float" office:value="0" calcext:value-type="float">
            <text:p>0</text:p>
          </table:table-cell>
          <table:table-cell table:style-name="ce7"/>
          <table:table-cell table:style-name="ce7" table:formula="of:=([.M174]+[.N174]+[.O174])/3" office:value-type="float" office:value="0" calcext:value-type="float">
            <text:p>0</text:p>
          </table:table-cell>
          <table:table-cell table:style-name="ce7" table:formula="of:=SQRT((1/3)*(([.M174]-[.Q174])*([.M174]-[.Q174]) + ([.N174]-[.Q174])*([.N174]-[.Q174]) + ([.O174]-[.Q174])*([.O174]-[.Q17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LOADS</text:p>
          </table:table-cell>
          <table:table-cell office:value-type="string" calcext:value-type="string">
            <text:p>r41d0:u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style-name="ce7" table:number-columns-repeated="2"/>
          <table:table-cell table:style-name="ce7" table:formula="of:=ROUND(([.H175]-[.D175])/100)" office:value-type="float" office:value="0" calcext:value-type="float">
            <text:p>0</text:p>
          </table:table-cell>
          <table:table-cell table:style-name="ce7" table:formula="of:=ROUND(([.I175]-[.E175])/100)" office:value-type="float" office:value="0" calcext:value-type="float">
            <text:p>0</text:p>
          </table:table-cell>
          <table:table-cell table:style-name="ce7" table:formula="of:=ROUND(([.J175]-[.F175])/100)" office:value-type="float" office:value="0" calcext:value-type="float">
            <text:p>0</text:p>
          </table:table-cell>
          <table:table-cell table:style-name="ce7"/>
          <table:table-cell table:style-name="ce7" table:formula="of:=([.M175]+[.N175]+[.O175])/3" office:value-type="float" office:value="0" calcext:value-type="float">
            <text:p>0</text:p>
          </table:table-cell>
          <table:table-cell table:style-name="ce7" table:formula="of:=SQRT((1/3)*(([.M175]-[.Q175])*([.M175]-[.Q175]) + ([.N175]-[.Q175])*([.N175]-[.Q175]) + ([.O175]-[.Q175])*([.O175]-[.Q17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STORES</text:p>
          </table:table-cell>
          <table:table-cell office:value-type="string" calcext:value-type="string">
            <text:p>r42d0: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2"/>
          <table:table-cell table:style-name="ce7" table:formula="of:=ROUND(([.H176]-[.D176])/100)" office:value-type="float" office:value="0" calcext:value-type="float">
            <text:p>0</text:p>
          </table:table-cell>
          <table:table-cell table:style-name="ce7" table:formula="of:=ROUND(([.I176]-[.E176])/100)" office:value-type="float" office:value="0" calcext:value-type="float">
            <text:p>0</text:p>
          </table:table-cell>
          <table:table-cell table:style-name="ce7" table:formula="of:=ROUND(([.J176]-[.F176])/100)" office:value-type="float" office:value="0" calcext:value-type="float">
            <text:p>0</text:p>
          </table:table-cell>
          <table:table-cell table:style-name="ce7"/>
          <table:table-cell table:style-name="ce7" table:formula="of:=([.M176]+[.N176]+[.O176])/3" office:value-type="float" office:value="0" calcext:value-type="float">
            <text:p>0</text:p>
          </table:table-cell>
          <table:table-cell table:style-name="ce7" table:formula="of:=SQRT((1/3)*(([.M176]-[.Q176])*([.M176]-[.Q176]) + ([.N176]-[.Q176])*([.N176]-[.Q176]) + ([.O176]-[.Q176])*([.O176]-[.Q17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ALL.LOADS</text:p>
          </table:table-cell>
          <table:table-cell office:value-type="string" calcext:value-type="string">
            <text:p>r81d0:u</text:p>
          </table:table-cell>
          <table:table-cell/>
          <table:table-cell office:value-type="float" office:value="1377068088" calcext:value-type="float">
            <text:p>1377068088</text:p>
          </table:table-cell>
          <table:table-cell office:value-type="float" office:value="1377066810" calcext:value-type="float">
            <text:p>1377066810</text:p>
          </table:table-cell>
          <table:table-cell office:value-type="float" office:value="1377067296" calcext:value-type="float">
            <text:p>1377067296</text:p>
          </table:table-cell>
          <table:table-cell/>
          <table:table-cell office:value-type="float" office:value="11447245802" calcext:value-type="float">
            <text:p>11447245802</text:p>
          </table:table-cell>
          <table:table-cell office:value-type="float" office:value="11447280612" calcext:value-type="float">
            <text:p>11447280612</text:p>
          </table:table-cell>
          <table:table-cell office:value-type="float" office:value="11447242472" calcext:value-type="float">
            <text:p>11447242472</text:p>
          </table:table-cell>
          <table:table-cell table:style-name="ce7" table:number-columns-repeated="2"/>
          <table:table-cell table:style-name="ce7" table:formula="of:=ROUND(([.H177]-[.D177])/100)" office:value-type="float" office:value="100701777" calcext:value-type="float">
            <text:p>100,701,777</text:p>
          </table:table-cell>
          <table:table-cell table:style-name="ce7" table:formula="of:=ROUND(([.I177]-[.E177])/100)" office:value-type="float" office:value="100702138" calcext:value-type="float">
            <text:p>100,702,138</text:p>
          </table:table-cell>
          <table:table-cell table:style-name="ce7" table:formula="of:=ROUND(([.J177]-[.F177])/100)" office:value-type="float" office:value="100701752" calcext:value-type="float">
            <text:p>100,701,752</text:p>
          </table:table-cell>
          <table:table-cell table:style-name="ce7"/>
          <table:table-cell table:style-name="ce7" table:formula="of:=([.M177]+[.N177]+[.O177])/3" office:value-type="float" office:value="100701889" calcext:value-type="float">
            <text:p>100,701,889</text:p>
          </table:table-cell>
          <table:table-cell table:style-name="ce7" table:formula="of:=SQRT((1/3)*(([.M177]-[.Q177])*([.M177]-[.Q177]) + ([.N177]-[.Q177])*([.N177]-[.Q177]) + ([.O177]-[.Q177])*([.O177]-[.Q177])))" office:value-type="float" office:value="176.365151508643" calcext:value-type="float">
            <text:p>176</text:p>
          </table:table-cell>
        </table:table-row>
        <table:table-row table:style-name="ro1">
          <table:table-cell office:value-type="string" calcext:value-type="string">
            <text:p>MEM_UOPS_RETIRED.ALL.STORES</text:p>
          </table:table-cell>
          <table:table-cell office:value-type="string" calcext:value-type="string">
            <text:p>r82d0:u</text:p>
          </table:table-cell>
          <table:table-cell/>
          <table:table-cell office:value-type="float" office:value="772123165" calcext:value-type="float">
            <text:p>772123165</text:p>
          </table:table-cell>
          <table:table-cell office:value-type="float" office:value="772123193" calcext:value-type="float">
            <text:p>772123193</text:p>
          </table:table-cell>
          <table:table-cell office:value-type="float" office:value="772123165" calcext:value-type="float">
            <text:p>772123165</text:p>
          </table:table-cell>
          <table:table-cell/>
          <table:table-cell office:value-type="float" office:value="4128392365" calcext:value-type="float">
            <text:p>4128392365</text:p>
          </table:table-cell>
          <table:table-cell office:value-type="float" office:value="4128392393" calcext:value-type="float">
            <text:p>4128392393</text:p>
          </table:table-cell>
          <table:table-cell office:value-type="float" office:value="4128392365" calcext:value-type="float">
            <text:p>4128392365</text:p>
          </table:table-cell>
          <table:table-cell table:style-name="ce7" table:number-columns-repeated="2"/>
          <table:table-cell table:style-name="ce7" table:formula="of:=ROUND(([.H178]-[.D178])/100)" office:value-type="float" office:value="33562692" calcext:value-type="float">
            <text:p>33,562,692</text:p>
          </table:table-cell>
          <table:table-cell table:style-name="ce7" table:formula="of:=ROUND(([.I178]-[.E178])/100)" office:value-type="float" office:value="33562692" calcext:value-type="float">
            <text:p>33,562,692</text:p>
          </table:table-cell>
          <table:table-cell table:style-name="ce7" table:formula="of:=ROUND(([.J178]-[.F178])/100)" office:value-type="float" office:value="33562692" calcext:value-type="float">
            <text:p>33,562,692</text:p>
          </table:table-cell>
          <table:table-cell table:style-name="ce7"/>
          <table:table-cell table:style-name="ce7" table:formula="of:=([.M178]+[.N178]+[.O178])/3" office:value-type="float" office:value="33562692" calcext:value-type="float">
            <text:p>33,562,692</text:p>
          </table:table-cell>
          <table:table-cell table:style-name="ce7" table:formula="of:=SQRT((1/3)*(([.M178]-[.Q178])*([.M178]-[.Q178]) + ([.N178]-[.Q178])*([.N178]-[.Q178]) + ([.O178]-[.Q178])*([.O178]-[.Q17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LOAD_UOPS_RETIRED.L1_HIT</text:p>
          </table:table-cell>
          <table:table-cell office:value-type="string" calcext:value-type="string">
            <text:p>r01d1:u</text:p>
          </table:table-cell>
          <table:table-cell/>
          <table:table-cell office:value-type="float" office:value="1343986130" calcext:value-type="float">
            <text:p>1343986130</text:p>
          </table:table-cell>
          <table:table-cell office:value-type="float" office:value="1341211118" calcext:value-type="float">
            <text:p>1341211118</text:p>
          </table:table-cell>
          <table:table-cell office:value-type="float" office:value="1344791748" calcext:value-type="float">
            <text:p>1344791748</text:p>
          </table:table-cell>
          <table:table-cell/>
          <table:table-cell office:value-type="float" office:value="8174930797" calcext:value-type="float">
            <text:p>8174930797</text:p>
          </table:table-cell>
          <table:table-cell office:value-type="float" office:value="7903799215" calcext:value-type="float">
            <text:p>7903799215</text:p>
          </table:table-cell>
          <table:table-cell office:value-type="float" office:value="8283528527" calcext:value-type="float">
            <text:p>8283528527</text:p>
          </table:table-cell>
          <table:table-cell table:style-name="ce7" table:number-columns-repeated="2"/>
          <table:table-cell table:style-name="ce7" table:formula="of:=ROUND(([.H179]-[.D179])/100)" office:value-type="float" office:value="68309447" calcext:value-type="float">
            <text:p>68,309,447</text:p>
          </table:table-cell>
          <table:table-cell table:style-name="ce7" table:formula="of:=ROUND(([.I179]-[.E179])/100)" office:value-type="float" office:value="65625881" calcext:value-type="float">
            <text:p>65,625,881</text:p>
          </table:table-cell>
          <table:table-cell table:style-name="ce7" table:formula="of:=ROUND(([.J179]-[.F179])/100)" office:value-type="float" office:value="69387368" calcext:value-type="float">
            <text:p>69,387,368</text:p>
          </table:table-cell>
          <table:table-cell table:style-name="ce7"/>
          <table:table-cell table:style-name="ce7" table:formula="of:=([.M179]+[.N179]+[.O179])/3" office:value-type="float" office:value="67774232" calcext:value-type="float">
            <text:p>67,774,232</text:p>
          </table:table-cell>
          <table:table-cell table:style-name="ce7" table:formula="of:=SQRT((1/3)*(([.M179]-[.Q179])*([.M179]-[.Q179]) + ([.N179]-[.Q179])*([.N179]-[.Q179]) + ([.O179]-[.Q179])*([.O179]-[.Q179])))" office:value-type="float" office:value="1581568.30076162" calcext:value-type="float">
            <text:p>1,581,568</text:p>
          </table:table-cell>
        </table:table-row>
        <table:table-row table:style-name="ro1">
          <table:table-cell office:value-type="string" calcext:value-type="string">
            <text:p>MEM_LOAD_UOPS_RETIRED.L2_HIT</text:p>
          </table:table-cell>
          <table:table-cell office:value-type="string" calcext:value-type="string">
            <text:p>r02d1:u</text:p>
          </table:table-cell>
          <table:table-cell/>
          <table:table-cell office:value-type="float" office:value="737639" calcext:value-type="float">
            <text:p>737639</text:p>
          </table:table-cell>
          <table:table-cell office:value-type="float" office:value="1792581" calcext:value-type="float">
            <text:p>1792581</text:p>
          </table:table-cell>
          <table:table-cell office:value-type="float" office:value="1255448" calcext:value-type="float">
            <text:p>1255448</text:p>
          </table:table-cell>
          <table:table-cell/>
          <table:table-cell office:value-type="float" office:value="71934901" calcext:value-type="float">
            <text:p>71934901</text:p>
          </table:table-cell>
          <table:table-cell office:value-type="float" office:value="155888228" calcext:value-type="float">
            <text:p>155888228</text:p>
          </table:table-cell>
          <table:table-cell office:value-type="float" office:value="87727497" calcext:value-type="float">
            <text:p>87727497</text:p>
          </table:table-cell>
          <table:table-cell table:style-name="ce7" table:number-columns-repeated="2"/>
          <table:table-cell table:style-name="ce7" table:formula="of:=ROUND(([.H180]-[.D180])/100)" office:value-type="float" office:value="711973" calcext:value-type="float">
            <text:p>711,973</text:p>
          </table:table-cell>
          <table:table-cell table:style-name="ce7" table:formula="of:=ROUND(([.I180]-[.E180])/100)" office:value-type="float" office:value="1540956" calcext:value-type="float">
            <text:p>1,540,956</text:p>
          </table:table-cell>
          <table:table-cell table:style-name="ce7" table:formula="of:=ROUND(([.J180]-[.F180])/100)" office:value-type="float" office:value="864720" calcext:value-type="float">
            <text:p>864,720</text:p>
          </table:table-cell>
          <table:table-cell table:style-name="ce7"/>
          <table:table-cell table:style-name="ce7" table:formula="of:=([.M180]+[.N180]+[.O180])/3" office:value-type="float" office:value="1039216.33333333" calcext:value-type="float">
            <text:p>1,039,216</text:p>
          </table:table-cell>
          <table:table-cell table:style-name="ce7" table:formula="of:=SQRT((1/3)*(([.M180]-[.Q180])*([.M180]-[.Q180]) + ([.N180]-[.Q180])*([.N180]-[.Q180]) + ([.O180]-[.Q180])*([.O180]-[.Q180])))" office:value-type="float" office:value="360222.090135455" calcext:value-type="float">
            <text:p>360,222</text:p>
          </table:table-cell>
        </table:table-row>
        <table:table-row table:style-name="ro1">
          <table:table-cell office:value-type="string" calcext:value-type="string">
            <text:p>MEM_LOAD_UOPS_RETIRED.L3_HIT</text:p>
          </table:table-cell>
          <table:table-cell office:value-type="string" calcext:value-type="string">
            <text:p>r04d1:u</text:p>
          </table:table-cell>
          <table:table-cell/>
          <table:table-cell office:value-type="float" office:value="179365" calcext:value-type="float">
            <text:p>179365</text:p>
          </table:table-cell>
          <table:table-cell office:value-type="float" office:value="927951" calcext:value-type="float">
            <text:p>927951</text:p>
          </table:table-cell>
          <table:table-cell office:value-type="float" office:value="729107" calcext:value-type="float">
            <text:p>729107</text:p>
          </table:table-cell>
          <table:table-cell/>
          <table:table-cell office:value-type="float" office:value="15613907" calcext:value-type="float">
            <text:p>15613907</text:p>
          </table:table-cell>
          <table:table-cell office:value-type="float" office:value="66126473" calcext:value-type="float">
            <text:p>66126473</text:p>
          </table:table-cell>
          <table:table-cell office:value-type="float" office:value="37062248" calcext:value-type="float">
            <text:p>37062248</text:p>
          </table:table-cell>
          <table:table-cell table:style-name="ce7" table:number-columns-repeated="2"/>
          <table:table-cell table:style-name="ce7" table:formula="of:=ROUND(([.H181]-[.D181])/100)" office:value-type="float" office:value="154345" calcext:value-type="float">
            <text:p>154,345</text:p>
          </table:table-cell>
          <table:table-cell table:style-name="ce7" table:formula="of:=ROUND(([.I181]-[.E181])/100)" office:value-type="float" office:value="651985" calcext:value-type="float">
            <text:p>651,985</text:p>
          </table:table-cell>
          <table:table-cell table:style-name="ce7" table:formula="of:=ROUND(([.J181]-[.F181])/100)" office:value-type="float" office:value="363331" calcext:value-type="float">
            <text:p>363,331</text:p>
          </table:table-cell>
          <table:table-cell table:style-name="ce7"/>
          <table:table-cell table:style-name="ce7" table:formula="of:=([.M181]+[.N181]+[.O181])/3" office:value-type="float" office:value="389887" calcext:value-type="float">
            <text:p>389,887</text:p>
          </table:table-cell>
          <table:table-cell table:style-name="ce7" table:formula="of:=SQRT((1/3)*(([.M181]-[.Q181])*([.M181]-[.Q181]) + ([.N181]-[.Q181])*([.N181]-[.Q181]) + ([.O181]-[.Q181])*([.O181]-[.Q181])))" office:value-type="float" office:value="204026.645730405" calcext:value-type="float">
            <text:p>204,027</text:p>
          </table:table-cell>
        </table:table-row>
        <table:table-row table:style-name="ro1">
          <table:table-cell office:value-type="string" calcext:value-type="string">
            <text:p>MEM_LOAD_UOPS_RETIRED.L1_MISS</text:p>
          </table:table-cell>
          <table:table-cell office:value-type="string" calcext:value-type="string">
            <text:p>r08d1:u</text:p>
          </table:table-cell>
          <table:table-cell/>
          <table:table-cell office:value-type="float" office:value="1175835" calcext:value-type="float">
            <text:p>1175835</text:p>
          </table:table-cell>
          <table:table-cell office:value-type="float" office:value="3381625" calcext:value-type="float">
            <text:p>3381625</text:p>
          </table:table-cell>
          <table:table-cell office:value-type="float" office:value="2616846" calcext:value-type="float">
            <text:p>2616846</text:p>
          </table:table-cell>
          <table:table-cell/>
          <table:table-cell office:value-type="float" office:value="102089728" calcext:value-type="float">
            <text:p>102089728</text:p>
          </table:table-cell>
          <table:table-cell office:value-type="float" office:value="258082405" calcext:value-type="float">
            <text:p>258082405</text:p>
          </table:table-cell>
          <table:table-cell office:value-type="float" office:value="155542698" calcext:value-type="float">
            <text:p>155542698</text:p>
          </table:table-cell>
          <table:table-cell table:style-name="ce7" table:number-columns-repeated="2"/>
          <table:table-cell table:style-name="ce7" table:formula="of:=ROUND(([.H182]-[.D182])/100)" office:value-type="float" office:value="1009139" calcext:value-type="float">
            <text:p>1,009,139</text:p>
          </table:table-cell>
          <table:table-cell table:style-name="ce7" table:formula="of:=ROUND(([.I182]-[.E182])/100)" office:value-type="float" office:value="2547008" calcext:value-type="float">
            <text:p>2,547,008</text:p>
          </table:table-cell>
          <table:table-cell table:style-name="ce7" table:formula="of:=ROUND(([.J182]-[.F182])/100)" office:value-type="float" office:value="1529259" calcext:value-type="float">
            <text:p>1,529,259</text:p>
          </table:table-cell>
          <table:table-cell table:style-name="ce7"/>
          <table:table-cell table:style-name="ce7" table:formula="of:=([.M182]+[.N182]+[.O182])/3" office:value-type="float" office:value="1695135.33333333" calcext:value-type="float">
            <text:p>1,695,135</text:p>
          </table:table-cell>
          <table:table-cell table:style-name="ce7" table:formula="of:=SQRT((1/3)*(([.M182]-[.Q182])*([.M182]-[.Q182]) + ([.N182]-[.Q182])*([.N182]-[.Q182]) + ([.O182]-[.Q182])*([.O182]-[.Q182])))" office:value-type="float" office:value="638694.754302519" calcext:value-type="float">
            <text:p>638,695</text:p>
          </table:table-cell>
        </table:table-row>
        <table:table-row table:style-name="ro1">
          <table:table-cell office:value-type="string" calcext:value-type="string">
            <text:p>MEM_LOAD_UOPS_RETIRED.L2_MISS</text:p>
          </table:table-cell>
          <table:table-cell office:value-type="string" calcext:value-type="string">
            <text:p>r10d1:u</text:p>
          </table:table-cell>
          <table:table-cell/>
          <table:table-cell office:value-type="float" office:value="450649" calcext:value-type="float">
            <text:p>450649</text:p>
          </table:table-cell>
          <table:table-cell office:value-type="float" office:value="1590888" calcext:value-type="float">
            <text:p>1590888</text:p>
          </table:table-cell>
          <table:table-cell office:value-type="float" office:value="1363118" calcext:value-type="float">
            <text:p>1363118</text:p>
          </table:table-cell>
          <table:table-cell/>
          <table:table-cell office:value-type="float" office:value="27036331" calcext:value-type="float">
            <text:p>27036331</text:p>
          </table:table-cell>
          <table:table-cell office:value-type="float" office:value="101296652" calcext:value-type="float">
            <text:p>101296652</text:p>
          </table:table-cell>
          <table:table-cell office:value-type="float" office:value="67317218" calcext:value-type="float">
            <text:p>67317218</text:p>
          </table:table-cell>
          <table:table-cell table:style-name="ce7" table:number-columns-repeated="2"/>
          <table:table-cell table:style-name="ce7" table:formula="of:=ROUND(([.H183]-[.D183])/100)" office:value-type="float" office:value="265857" calcext:value-type="float">
            <text:p>265,857</text:p>
          </table:table-cell>
          <table:table-cell table:style-name="ce7" table:formula="of:=ROUND(([.I183]-[.E183])/100)" office:value-type="float" office:value="997058" calcext:value-type="float">
            <text:p>997,058</text:p>
          </table:table-cell>
          <table:table-cell table:style-name="ce7" table:formula="of:=ROUND(([.J183]-[.F183])/100)" office:value-type="float" office:value="659541" calcext:value-type="float">
            <text:p>659,541</text:p>
          </table:table-cell>
          <table:table-cell table:style-name="ce7"/>
          <table:table-cell table:style-name="ce7" table:formula="of:=([.M183]+[.N183]+[.O183])/3" office:value-type="float" office:value="640818.666666667" calcext:value-type="float">
            <text:p>640,819</text:p>
          </table:table-cell>
          <table:table-cell table:style-name="ce7" table:formula="of:=SQRT((1/3)*(([.M183]-[.Q183])*([.M183]-[.Q183]) + ([.N183]-[.Q183])*([.N183]-[.Q183]) + ([.O183]-[.Q183])*([.O183]-[.Q183])))" office:value-type="float" office:value="298804.975331551" calcext:value-type="float">
            <text:p>298,805</text:p>
          </table:table-cell>
        </table:table-row>
        <table:table-row table:style-name="ro1">
          <table:table-cell office:value-type="string" calcext:value-type="string">
            <text:p>MEM_LOAD_UOPS_RETIRED.L3_MISS</text:p>
          </table:table-cell>
          <table:table-cell office:value-type="string" calcext:value-type="string">
            <text:p>r20d1:u</text:p>
          </table:table-cell>
          <table:table-cell/>
          <table:table-cell office:value-type="float" office:value="263905" calcext:value-type="float">
            <text:p>263905</text:p>
          </table:table-cell>
          <table:table-cell office:value-type="float" office:value="665277" calcext:value-type="float">
            <text:p>665277</text:p>
          </table:table-cell>
          <table:table-cell office:value-type="float" office:value="629411" calcext:value-type="float">
            <text:p>629411</text:p>
          </table:table-cell>
          <table:table-cell/>
          <table:table-cell office:value-type="float" office:value="10895223" calcext:value-type="float">
            <text:p>10895223</text:p>
          </table:table-cell>
          <table:table-cell office:value-type="float" office:value="35710202" calcext:value-type="float">
            <text:p>35710202</text:p>
          </table:table-cell>
          <table:table-cell office:value-type="float" office:value="30152872" calcext:value-type="float">
            <text:p>30152872</text:p>
          </table:table-cell>
          <table:table-cell table:style-name="ce7" table:number-columns-repeated="2"/>
          <table:table-cell table:style-name="ce7" table:formula="of:=ROUND(([.H184]-[.D184])/100)" office:value-type="float" office:value="106313" calcext:value-type="float">
            <text:p>106,313</text:p>
          </table:table-cell>
          <table:table-cell table:style-name="ce7" table:formula="of:=ROUND(([.I184]-[.E184])/100)" office:value-type="float" office:value="350449" calcext:value-type="float">
            <text:p>350,449</text:p>
          </table:table-cell>
          <table:table-cell table:style-name="ce7" table:formula="of:=ROUND(([.J184]-[.F184])/100)" office:value-type="float" office:value="295235" calcext:value-type="float">
            <text:p>295,235</text:p>
          </table:table-cell>
          <table:table-cell table:style-name="ce7"/>
          <table:table-cell table:style-name="ce7" table:formula="of:=([.M184]+[.N184]+[.O184])/3" office:value-type="float" office:value="250665.666666667" calcext:value-type="float">
            <text:p>250,666</text:p>
          </table:table-cell>
          <table:table-cell table:style-name="ce7" table:formula="of:=SQRT((1/3)*(([.M184]-[.Q184])*([.M184]-[.Q184]) + ([.N184]-[.Q184])*([.N184]-[.Q184]) + ([.O184]-[.Q184])*([.O184]-[.Q184])))" office:value-type="float" office:value="104532.022938215" calcext:value-type="float">
            <text:p>104,532</text:p>
          </table:table-cell>
        </table:table-row>
        <table:table-row table:style-name="ro1">
          <table:table-cell office:value-type="string" calcext:value-type="string">
            <text:p>MEM_LOAD_UOPS_RETIRED.HIT_LFB</text:p>
          </table:table-cell>
          <table:table-cell office:value-type="string" calcext:value-type="string">
            <text:p>r40d1:u</text:p>
          </table:table-cell>
          <table:table-cell/>
          <table:table-cell office:value-type="float" office:value="31964306" calcext:value-type="float">
            <text:p>31964306</text:p>
          </table:table-cell>
          <table:table-cell office:value-type="float" office:value="32305279" calcext:value-type="float">
            <text:p>32305279</text:p>
          </table:table-cell>
          <table:table-cell office:value-type="float" office:value="29406971" calcext:value-type="float">
            <text:p>29406971</text:p>
          </table:table-cell>
          <table:table-cell/>
          <table:table-cell office:value-type="float" office:value="3194818254" calcext:value-type="float">
            <text:p>3194818254</text:p>
          </table:table-cell>
          <table:table-cell office:value-type="float" office:value="3281833998" calcext:value-type="float">
            <text:p>3281833998</text:p>
          </table:table-cell>
          <table:table-cell office:value-type="float" office:value="3014791970" calcext:value-type="float">
            <text:p>3014791970</text:p>
          </table:table-cell>
          <table:table-cell table:style-name="ce7" table:number-columns-repeated="2"/>
          <table:table-cell table:style-name="ce7" table:formula="of:=ROUND(([.H185]-[.D185])/100)" office:value-type="float" office:value="31628539" calcext:value-type="float">
            <text:p>31,628,539</text:p>
          </table:table-cell>
          <table:table-cell table:style-name="ce7" table:formula="of:=ROUND(([.I185]-[.E185])/100)" office:value-type="float" office:value="32495287" calcext:value-type="float">
            <text:p>32,495,287</text:p>
          </table:table-cell>
          <table:table-cell table:style-name="ce7" table:formula="of:=ROUND(([.J185]-[.F185])/100)" office:value-type="float" office:value="29853850" calcext:value-type="float">
            <text:p>29,853,850</text:p>
          </table:table-cell>
          <table:table-cell table:style-name="ce7"/>
          <table:table-cell table:style-name="ce7" table:formula="of:=([.M185]+[.N185]+[.O185])/3" office:value-type="float" office:value="31325892" calcext:value-type="float">
            <text:p>31,325,892</text:p>
          </table:table-cell>
          <table:table-cell table:style-name="ce7" table:formula="of:=SQRT((1/3)*(([.M185]-[.Q185])*([.M185]-[.Q185]) + ([.N185]-[.Q185])*([.N185]-[.Q185]) + ([.O185]-[.Q185])*([.O185]-[.Q185])))" office:value-type="float" office:value="1099391.88075317" calcext:value-type="float">
            <text:p>1,099,392</text:p>
          </table:table-cell>
        </table:table-row>
        <table:table-row table:style-name="ro1">
          <table:table-cell office:value-type="string" calcext:value-type="string">
            <text:p>MEM_LOAD_UOPS_L3_HIT_RETIRED.XSNP_MISS</text:p>
          </table:table-cell>
          <table:table-cell office:value-type="string" calcext:value-type="string">
            <text:p>r01d2:u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724" calcext:value-type="float">
            <text:p>724</text:p>
          </table:table-cell>
          <table:table-cell office:value-type="float" office:value="258" calcext:value-type="float">
            <text:p>258</text:p>
          </table:table-cell>
          <table:table-cell table:style-name="ce7" table:number-columns-repeated="2"/>
          <table:table-cell table:style-name="ce7" table:formula="of:=ROUND(([.H186]-[.D186])/100)" office:value-type="float" office:value="-0" calcext:value-type="float">
            <text:p>0</text:p>
          </table:table-cell>
          <table:table-cell table:style-name="ce7" table:formula="of:=ROUND(([.I186]-[.E186])/100)" office:value-type="float" office:value="4" calcext:value-type="float">
            <text:p>4</text:p>
          </table:table-cell>
          <table:table-cell table:style-name="ce7" table:formula="of:=ROUND(([.J186]-[.F186])/100)" office:value-type="float" office:value="-1" calcext:value-type="float">
            <text:p>-1</text:p>
          </table:table-cell>
          <table:table-cell table:style-name="ce7"/>
          <table:table-cell table:style-name="ce7" table:formula="of:=([.M186]+[.N186]+[.O186])/3" office:value-type="float" office:value="1" calcext:value-type="float">
            <text:p>1</text:p>
          </table:table-cell>
          <table:table-cell table:style-name="ce7" table:formula="of:=SQRT((1/3)*(([.M186]-[.Q186])*([.M186]-[.Q186]) + ([.N186]-[.Q186])*([.N186]-[.Q186]) + ([.O186]-[.Q186])*([.O186]-[.Q186])))" office:value-type="float" office:value="2.16024689946929" calcext:value-type="float">
            <text:p>2</text:p>
          </table:table-cell>
        </table:table-row>
        <table:table-row table:style-name="ro1">
          <table:table-cell office:value-type="string" calcext:value-type="string">
            <text:p>MEM_LOAD_UOPS_L3_HIT_RETIRED.XSNP_HIT</text:p>
          </table:table-cell>
          <table:table-cell office:value-type="string" calcext:value-type="string">
            <text:p>r02d2:u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663" calcext:value-type="float">
            <text:p>663</text:p>
          </table:table-cell>
          <table:table-cell office:value-type="float" office:value="301" calcext:value-type="float">
            <text:p>301</text:p>
          </table:table-cell>
          <table:table-cell table:style-name="ce7" table:number-columns-repeated="2"/>
          <table:table-cell table:style-name="ce7" table:formula="of:=ROUND(([.H187]-[.D187])/100)" office:value-type="float" office:value="2" calcext:value-type="float">
            <text:p>2</text:p>
          </table:table-cell>
          <table:table-cell table:style-name="ce7" table:formula="of:=ROUND(([.I187]-[.E187])/100)" office:value-type="float" office:value="6" calcext:value-type="float">
            <text:p>6</text:p>
          </table:table-cell>
          <table:table-cell table:style-name="ce7" table:formula="of:=ROUND(([.J187]-[.F187])/100)" office:value-type="float" office:value="2" calcext:value-type="float">
            <text:p>2</text:p>
          </table:table-cell>
          <table:table-cell table:style-name="ce7"/>
          <table:table-cell table:style-name="ce7" table:formula="of:=([.M187]+[.N187]+[.O187])/3" office:value-type="float" office:value="3.33333333333333" calcext:value-type="float">
            <text:p>3</text:p>
          </table:table-cell>
          <table:table-cell table:style-name="ce7" table:formula="of:=SQRT((1/3)*(([.M187]-[.Q187])*([.M187]-[.Q187]) + ([.N187]-[.Q187])*([.N187]-[.Q187]) + ([.O187]-[.Q187])*([.O187]-[.Q187])))" office:value-type="float" office:value="1.88561808316413" calcext:value-type="float">
            <text:p>2</text:p>
          </table:table-cell>
        </table:table-row>
        <table:table-row table:style-name="ro1">
          <table:table-cell office:value-type="string" calcext:value-type="string">
            <text:p>MEM_LOAD_UOPS_L3_HIT_RETIRED.XSNP_HITM</text:p>
          </table:table-cell>
          <table:table-cell office:value-type="string" calcext:value-type="string">
            <text:p>r04d2:u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733" calcext:value-type="float">
            <text:p>733</text:p>
          </table:table-cell>
          <table:table-cell office:value-type="float" office:value="192" calcext:value-type="float">
            <text:p>192</text:p>
          </table:table-cell>
          <table:table-cell table:style-name="ce7" table:number-columns-repeated="2"/>
          <table:table-cell table:style-name="ce7" table:formula="of:=ROUND(([.H188]-[.D188])/100)" office:value-type="float" office:value="1" calcext:value-type="float">
            <text:p>1</text:p>
          </table:table-cell>
          <table:table-cell table:style-name="ce7" table:formula="of:=ROUND(([.I188]-[.E188])/100)" office:value-type="float" office:value="6" calcext:value-type="float">
            <text:p>6</text:p>
          </table:table-cell>
          <table:table-cell table:style-name="ce7" table:formula="of:=ROUND(([.J188]-[.F188])/100)" office:value-type="float" office:value="0" calcext:value-type="float">
            <text:p>0</text:p>
          </table:table-cell>
          <table:table-cell table:style-name="ce7"/>
          <table:table-cell table:style-name="ce7" table:formula="of:=([.M188]+[.N188]+[.O188])/3" office:value-type="float" office:value="2.33333333333333" calcext:value-type="float">
            <text:p>2</text:p>
          </table:table-cell>
          <table:table-cell table:style-name="ce7" table:formula="of:=SQRT((1/3)*(([.M188]-[.Q188])*([.M188]-[.Q188]) + ([.N188]-[.Q188])*([.N188]-[.Q188]) + ([.O188]-[.Q188])*([.O188]-[.Q188])))" office:value-type="float" office:value="2.62466929133727" calcext:value-type="float">
            <text:p>3</text:p>
          </table:table-cell>
        </table:table-row>
        <table:table-row table:style-name="ro1">
          <table:table-cell office:value-type="string" calcext:value-type="string">
            <text:p>MEM_LOAD_UOPS_L3_HIT_RETIRED.XSNP_NONE</text:p>
          </table:table-cell>
          <table:table-cell office:value-type="string" calcext:value-type="string">
            <text:p>r08d2:u</text:p>
          </table:table-cell>
          <table:table-cell/>
          <table:table-cell office:value-type="float" office:value="179470" calcext:value-type="float">
            <text:p>179470</text:p>
          </table:table-cell>
          <table:table-cell office:value-type="float" office:value="934173" calcext:value-type="float">
            <text:p>934173</text:p>
          </table:table-cell>
          <table:table-cell office:value-type="float" office:value="736692" calcext:value-type="float">
            <text:p>736692</text:p>
          </table:table-cell>
          <table:table-cell/>
          <table:table-cell office:value-type="float" office:value="15646984" calcext:value-type="float">
            <text:p>15646984</text:p>
          </table:table-cell>
          <table:table-cell office:value-type="float" office:value="65785194" calcext:value-type="float">
            <text:p>65785194</text:p>
          </table:table-cell>
          <table:table-cell office:value-type="float" office:value="37268622" calcext:value-type="float">
            <text:p>37268622</text:p>
          </table:table-cell>
          <table:table-cell table:style-name="ce7" table:number-columns-repeated="2"/>
          <table:table-cell table:style-name="ce7" table:formula="of:=ROUND(([.H189]-[.D189])/100)" office:value-type="float" office:value="154675" calcext:value-type="float">
            <text:p>154,675</text:p>
          </table:table-cell>
          <table:table-cell table:style-name="ce7" table:formula="of:=ROUND(([.I189]-[.E189])/100)" office:value-type="float" office:value="648510" calcext:value-type="float">
            <text:p>648,510</text:p>
          </table:table-cell>
          <table:table-cell table:style-name="ce7" table:formula="of:=ROUND(([.J189]-[.F189])/100)" office:value-type="float" office:value="365319" calcext:value-type="float">
            <text:p>365,319</text:p>
          </table:table-cell>
          <table:table-cell table:style-name="ce7"/>
          <table:table-cell table:style-name="ce7" table:formula="of:=([.M189]+[.N189]+[.O189])/3" office:value-type="float" office:value="389501.333333333" calcext:value-type="float">
            <text:p>389,501</text:p>
          </table:table-cell>
          <table:table-cell table:style-name="ce7" table:formula="of:=SQRT((1/3)*(([.M189]-[.Q189])*([.M189]-[.Q189]) + ([.N189]-[.Q189])*([.N189]-[.Q189]) + ([.O189]-[.Q189])*([.O189]-[.Q189])))" office:value-type="float" office:value="202331.1489289" calcext:value-type="float">
            <text:p>202,331</text:p>
          </table:table-cell>
        </table:table-row>
        <table:table-row table:style-name="ro1">
          <table:table-cell office:value-type="string" calcext:value-type="string">
            <text:p>MEM_LOAD_UOPS_L3_MISS_RETIRED.LOCAL_DRAM</text:p>
          </table:table-cell>
          <table:table-cell office:value-type="string" calcext:value-type="string">
            <text:p>r01d3:u</text:p>
          </table:table-cell>
          <table:table-cell/>
          <table:table-cell office:value-type="float" office:value="266730" calcext:value-type="float">
            <text:p>266730</text:p>
          </table:table-cell>
          <table:table-cell office:value-type="float" office:value="686463" calcext:value-type="float">
            <text:p>686463</text:p>
          </table:table-cell>
          <table:table-cell office:value-type="float" office:value="654374" calcext:value-type="float">
            <text:p>654374</text:p>
          </table:table-cell>
          <table:table-cell/>
          <table:table-cell office:value-type="float" office:value="11269088" calcext:value-type="float">
            <text:p>11269088</text:p>
          </table:table-cell>
          <table:table-cell office:value-type="float" office:value="35776886" calcext:value-type="float">
            <text:p>35776886</text:p>
          </table:table-cell>
          <table:table-cell office:value-type="float" office:value="30520338" calcext:value-type="float">
            <text:p>30520338</text:p>
          </table:table-cell>
          <table:table-cell table:style-name="ce7" table:number-columns-repeated="2"/>
          <table:table-cell table:style-name="ce7" table:formula="of:=ROUND(([.H190]-[.D190])/100)" office:value-type="float" office:value="110024" calcext:value-type="float">
            <text:p>110,024</text:p>
          </table:table-cell>
          <table:table-cell table:style-name="ce7" table:formula="of:=ROUND(([.I190]-[.E190])/100)" office:value-type="float" office:value="350904" calcext:value-type="float">
            <text:p>350,904</text:p>
          </table:table-cell>
          <table:table-cell table:style-name="ce7" table:formula="of:=ROUND(([.J190]-[.F190])/100)" office:value-type="float" office:value="298660" calcext:value-type="float">
            <text:p>298,660</text:p>
          </table:table-cell>
          <table:table-cell table:style-name="ce7"/>
          <table:table-cell table:style-name="ce7" table:formula="of:=([.M190]+[.N190]+[.O190])/3" office:value-type="float" office:value="253196" calcext:value-type="float">
            <text:p>253,196</text:p>
          </table:table-cell>
          <table:table-cell table:style-name="ce7" table:formula="of:=SQRT((1/3)*(([.M190]-[.Q190])*([.M190]-[.Q190]) + ([.N190]-[.Q190])*([.N190]-[.Q190]) + ([.O190]-[.Q190])*([.O190]-[.Q190])))" office:value-type="float" office:value="103460.218029282" calcext:value-type="float">
            <text:p>103,460</text:p>
          </table:table-cell>
        </table:table-row>
        <table:table-row table:style-name="ro1">
          <table:table-cell office:value-type="string" calcext:value-type="string">
            <text:p>BACLEARS.ANY</text:p>
          </table:table-cell>
          <table:table-cell office:value-type="string" calcext:value-type="string">
            <text:p>r1fe6:u</text:p>
          </table:table-cell>
          <table:table-cell/>
          <table:table-cell office:value-type="float" office:value="17316" calcext:value-type="float">
            <text:p>17316</text:p>
          </table:table-cell>
          <table:table-cell office:value-type="float" office:value="13179" calcext:value-type="float">
            <text:p>13179</text:p>
          </table:table-cell>
          <table:table-cell office:value-type="float" office:value="15114" calcext:value-type="float">
            <text:p>15114</text:p>
          </table:table-cell>
          <table:table-cell/>
          <table:table-cell office:value-type="float" office:value="16783" calcext:value-type="float">
            <text:p>16783</text:p>
          </table:table-cell>
          <table:table-cell office:value-type="float" office:value="18216" calcext:value-type="float">
            <text:p>18216</text:p>
          </table:table-cell>
          <table:table-cell office:value-type="float" office:value="15504" calcext:value-type="float">
            <text:p>15504</text:p>
          </table:table-cell>
          <table:table-cell table:style-name="ce7" table:number-columns-repeated="2"/>
          <table:table-cell table:style-name="ce7" table:formula="of:=ROUND(([.H191]-[.D191])/100)" office:value-type="float" office:value="-5" calcext:value-type="float">
            <text:p>-5</text:p>
          </table:table-cell>
          <table:table-cell table:style-name="ce7" table:formula="of:=ROUND(([.I191]-[.E191])/100)" office:value-type="float" office:value="50" calcext:value-type="float">
            <text:p>50</text:p>
          </table:table-cell>
          <table:table-cell table:style-name="ce7" table:formula="of:=ROUND(([.J191]-[.F191])/100)" office:value-type="float" office:value="4" calcext:value-type="float">
            <text:p>4</text:p>
          </table:table-cell>
          <table:table-cell table:style-name="ce7"/>
          <table:table-cell table:style-name="ce7" table:formula="of:=([.M191]+[.N191]+[.O191])/3" office:value-type="float" office:value="16.3333333333333" calcext:value-type="float">
            <text:p>16</text:p>
          </table:table-cell>
          <table:table-cell table:style-name="ce7" table:formula="of:=SQRT((1/3)*(([.M191]-[.Q191])*([.M191]-[.Q191]) + ([.N191]-[.Q191])*([.N191]-[.Q191]) + ([.O191]-[.Q191])*([.O191]-[.Q191])))" office:value-type="float" office:value="24.0878023535196" calcext:value-type="float">
            <text:p>24</text:p>
          </table:table-cell>
        </table:table-row>
        <table:table-row table:style-name="ro1">
          <table:table-cell office:value-type="string" calcext:value-type="string">
            <text:p>L2_TRANS.DEMAND_DATA_RD</text:p>
          </table:table-cell>
          <table:table-cell office:value-type="string" calcext:value-type="string">
            <text:p>r01f0:u</text:p>
          </table:table-cell>
          <table:table-cell/>
          <table:table-cell office:value-type="float" office:value="4068066" calcext:value-type="float">
            <text:p>4068066</text:p>
          </table:table-cell>
          <table:table-cell office:value-type="float" office:value="3925527" calcext:value-type="float">
            <text:p>3925527</text:p>
          </table:table-cell>
          <table:table-cell office:value-type="float" office:value="2760671" calcext:value-type="float">
            <text:p>2760671</text:p>
          </table:table-cell>
          <table:table-cell/>
          <table:table-cell office:value-type="float" office:value="363478444" calcext:value-type="float">
            <text:p>363478444</text:p>
          </table:table-cell>
          <table:table-cell office:value-type="float" office:value="300212877" calcext:value-type="float">
            <text:p>300212877</text:p>
          </table:table-cell>
          <table:table-cell office:value-type="float" office:value="172783572" calcext:value-type="float">
            <text:p>172783572</text:p>
          </table:table-cell>
          <table:table-cell table:style-name="ce7" table:number-columns-repeated="2"/>
          <table:table-cell table:style-name="ce7" table:formula="of:=ROUND(([.H192]-[.D192])/100)" office:value-type="float" office:value="3594104" calcext:value-type="float">
            <text:p>3,594,104</text:p>
          </table:table-cell>
          <table:table-cell table:style-name="ce7" table:formula="of:=ROUND(([.I192]-[.E192])/100)" office:value-type="float" office:value="2962874" calcext:value-type="float">
            <text:p>2,962,874</text:p>
          </table:table-cell>
          <table:table-cell table:style-name="ce7" table:formula="of:=ROUND(([.J192]-[.F192])/100)" office:value-type="float" office:value="1700229" calcext:value-type="float">
            <text:p>1,700,229</text:p>
          </table:table-cell>
          <table:table-cell table:style-name="ce7"/>
          <table:table-cell table:style-name="ce7" table:formula="of:=([.M192]+[.N192]+[.O192])/3" office:value-type="float" office:value="2752402.33333333" calcext:value-type="float">
            <text:p>2,752,402</text:p>
          </table:table-cell>
          <table:table-cell table:style-name="ce7" table:formula="of:=SQRT((1/3)*(([.M192]-[.Q192])*([.M192]-[.Q192]) + ([.N192]-[.Q192])*([.N192]-[.Q192]) + ([.O192]-[.Q192])*([.O192]-[.Q192])))" office:value-type="float" office:value="787364.536818168" calcext:value-type="float">
            <text:p>787,365</text:p>
          </table:table-cell>
        </table:table-row>
        <table:table-row table:style-name="ro1">
          <table:table-cell office:value-type="string" calcext:value-type="string">
            <text:p>L2_TRANS.RFO</text:p>
          </table:table-cell>
          <table:table-cell office:value-type="string" calcext:value-type="string">
            <text:p>r02f0:u</text:p>
          </table:table-cell>
          <table:table-cell/>
          <table:table-cell office:value-type="float" office:value="70026" calcext:value-type="float">
            <text:p>70026</text:p>
          </table:table-cell>
          <table:table-cell office:value-type="float" office:value="59677" calcext:value-type="float">
            <text:p>59677</text:p>
          </table:table-cell>
          <table:table-cell office:value-type="float" office:value="58487" calcext:value-type="float">
            <text:p>58487</text:p>
          </table:table-cell>
          <table:table-cell/>
          <table:table-cell office:value-type="float" office:value="892951" calcext:value-type="float">
            <text:p>892951</text:p>
          </table:table-cell>
          <table:table-cell office:value-type="float" office:value="200884" calcext:value-type="float">
            <text:p>200884</text:p>
          </table:table-cell>
          <table:table-cell office:value-type="float" office:value="193744" calcext:value-type="float">
            <text:p>193744</text:p>
          </table:table-cell>
          <table:table-cell table:style-name="ce7" table:number-columns-repeated="2"/>
          <table:table-cell table:style-name="ce7" table:formula="of:=ROUND(([.H193]-[.D193])/100)" office:value-type="float" office:value="8229" calcext:value-type="float">
            <text:p>8,229</text:p>
          </table:table-cell>
          <table:table-cell table:style-name="ce7" table:formula="of:=ROUND(([.I193]-[.E193])/100)" office:value-type="float" office:value="1412" calcext:value-type="float">
            <text:p>1,412</text:p>
          </table:table-cell>
          <table:table-cell table:style-name="ce7" table:formula="of:=ROUND(([.J193]-[.F193])/100)" office:value-type="float" office:value="1353" calcext:value-type="float">
            <text:p>1,353</text:p>
          </table:table-cell>
          <table:table-cell table:style-name="ce7"/>
          <table:table-cell table:style-name="ce7" table:formula="of:=([.M193]+[.N193]+[.O193])/3" office:value-type="float" office:value="3664.66666666667" calcext:value-type="float">
            <text:p>3,665</text:p>
          </table:table-cell>
          <table:table-cell table:style-name="ce7" table:formula="of:=SQRT((1/3)*(([.M193]-[.Q193])*([.M193]-[.Q193]) + ([.N193]-[.Q193])*([.N193]-[.Q193]) + ([.O193]-[.Q193])*([.O193]-[.Q193])))" office:value-type="float" office:value="3227.56092979754" calcext:value-type="float">
            <text:p>3,228</text:p>
          </table:table-cell>
        </table:table-row>
        <table:table-row table:style-name="ro1">
          <table:table-cell office:value-type="string" calcext:value-type="string">
            <text:p>L2_TRANS.CODE_RD</text:p>
          </table:table-cell>
          <table:table-cell office:value-type="string" calcext:value-type="string">
            <text:p>r04f0:u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9390" calcext:value-type="float">
            <text:p>9390</text:p>
          </table:table-cell>
          <table:table-cell office:value-type="float" office:value="10398" calcext:value-type="float">
            <text:p>10398</text:p>
          </table:table-cell>
          <table:table-cell/>
          <table:table-cell office:value-type="float" office:value="29771" calcext:value-type="float">
            <text:p>29771</text:p>
          </table:table-cell>
          <table:table-cell office:value-type="float" office:value="34412" calcext:value-type="float">
            <text:p>34412</text:p>
          </table:table-cell>
          <table:table-cell office:value-type="float" office:value="32638" calcext:value-type="float">
            <text:p>32638</text:p>
          </table:table-cell>
          <table:table-cell table:style-name="ce7" table:number-columns-repeated="2"/>
          <table:table-cell table:style-name="ce7" table:formula="of:=ROUND(([.H194]-[.D194])/100)" office:value-type="float" office:value="203" calcext:value-type="float">
            <text:p>203</text:p>
          </table:table-cell>
          <table:table-cell table:style-name="ce7" table:formula="of:=ROUND(([.I194]-[.E194])/100)" office:value-type="float" office:value="250" calcext:value-type="float">
            <text:p>250</text:p>
          </table:table-cell>
          <table:table-cell table:style-name="ce7" table:formula="of:=ROUND(([.J194]-[.F194])/100)" office:value-type="float" office:value="222" calcext:value-type="float">
            <text:p>222</text:p>
          </table:table-cell>
          <table:table-cell table:style-name="ce7"/>
          <table:table-cell table:style-name="ce7" table:formula="of:=([.M194]+[.N194]+[.O194])/3" office:value-type="float" office:value="225" calcext:value-type="float">
            <text:p>225</text:p>
          </table:table-cell>
          <table:table-cell table:style-name="ce7" table:formula="of:=SQRT((1/3)*(([.M194]-[.Q194])*([.M194]-[.Q194]) + ([.N194]-[.Q194])*([.N194]-[.Q194]) + ([.O194]-[.Q194])*([.O194]-[.Q194])))" office:value-type="float" office:value="19.3045763140937" calcext:value-type="float">
            <text:p>19</text:p>
          </table:table-cell>
        </table:table-row>
        <table:table-row table:style-name="ro1">
          <table:table-cell office:value-type="string" calcext:value-type="string">
            <text:p>L2_TRANS.ALL_PF</text:p>
          </table:table-cell>
          <table:table-cell office:value-type="string" calcext:value-type="string">
            <text:p>r08f0:u</text:p>
          </table:table-cell>
          <table:table-cell/>
          <table:table-cell office:value-type="float" office:value="11899088" calcext:value-type="float">
            <text:p>11899088</text:p>
          </table:table-cell>
          <table:table-cell office:value-type="float" office:value="12166283" calcext:value-type="float">
            <text:p>12166283</text:p>
          </table:table-cell>
          <table:table-cell office:value-type="float" office:value="12158423" calcext:value-type="float">
            <text:p>12158423</text:p>
          </table:table-cell>
          <table:table-cell/>
          <table:table-cell office:value-type="float" office:value="1197456066" calcext:value-type="float">
            <text:p>1197456066</text:p>
          </table:table-cell>
          <table:table-cell office:value-type="float" office:value="1212799726" calcext:value-type="float">
            <text:p>1212799726</text:p>
          </table:table-cell>
          <table:table-cell office:value-type="float" office:value="1208740916" calcext:value-type="float">
            <text:p>1208740916</text:p>
          </table:table-cell>
          <table:table-cell table:style-name="ce7" table:number-columns-repeated="2"/>
          <table:table-cell table:style-name="ce7" table:formula="of:=ROUND(([.H195]-[.D195])/100)" office:value-type="float" office:value="11855570" calcext:value-type="float">
            <text:p>11,855,570</text:p>
          </table:table-cell>
          <table:table-cell table:style-name="ce7" table:formula="of:=ROUND(([.I195]-[.E195])/100)" office:value-type="float" office:value="12006334" calcext:value-type="float">
            <text:p>12,006,334</text:p>
          </table:table-cell>
          <table:table-cell table:style-name="ce7" table:formula="of:=ROUND(([.J195]-[.F195])/100)" office:value-type="float" office:value="11965825" calcext:value-type="float">
            <text:p>11,965,825</text:p>
          </table:table-cell>
          <table:table-cell table:style-name="ce7"/>
          <table:table-cell table:style-name="ce7" table:formula="of:=([.M195]+[.N195]+[.O195])/3" office:value-type="float" office:value="11942576.3333333" calcext:value-type="float">
            <text:p>11,942,576</text:p>
          </table:table-cell>
          <table:table-cell table:style-name="ce7" table:formula="of:=SQRT((1/3)*(([.M195]-[.Q195])*([.M195]-[.Q195]) + ([.N195]-[.Q195])*([.N195]-[.Q195]) + ([.O195]-[.Q195])*([.O195]-[.Q195])))" office:value-type="float" office:value="63706.7306770294" calcext:value-type="float">
            <text:p>63,707</text:p>
          </table:table-cell>
        </table:table-row>
        <table:table-row table:style-name="ro1">
          <table:table-cell office:value-type="string" calcext:value-type="string">
            <text:p>L2_TRANS.L1D_WB</text:p>
          </table:table-cell>
          <table:table-cell office:value-type="string" calcext:value-type="string">
            <text:p>r10f0:u</text:p>
          </table:table-cell>
          <table:table-cell/>
          <table:table-cell office:value-type="float" office:value="3878805" calcext:value-type="float">
            <text:p>3878805</text:p>
          </table:table-cell>
          <table:table-cell office:value-type="float" office:value="3875600" calcext:value-type="float">
            <text:p>3875600</text:p>
          </table:table-cell>
          <table:table-cell office:value-type="float" office:value="3878060" calcext:value-type="float">
            <text:p>3878060</text:p>
          </table:table-cell>
          <table:table-cell/>
          <table:table-cell office:value-type="float" office:value="388615415" calcext:value-type="float">
            <text:p>388615415</text:p>
          </table:table-cell>
          <table:table-cell office:value-type="float" office:value="388661969" calcext:value-type="float">
            <text:p>388661969</text:p>
          </table:table-cell>
          <table:table-cell office:value-type="float" office:value="388662085" calcext:value-type="float">
            <text:p>388662085</text:p>
          </table:table-cell>
          <table:table-cell table:style-name="ce7" table:number-columns-repeated="2"/>
          <table:table-cell table:style-name="ce7" table:formula="of:=ROUND(([.H196]-[.D196])/100)" office:value-type="float" office:value="3847366" calcext:value-type="float">
            <text:p>3,847,366</text:p>
          </table:table-cell>
          <table:table-cell table:style-name="ce7" table:formula="of:=ROUND(([.I196]-[.E196])/100)" office:value-type="float" office:value="3847864" calcext:value-type="float">
            <text:p>3,847,864</text:p>
          </table:table-cell>
          <table:table-cell table:style-name="ce7" table:formula="of:=ROUND(([.J196]-[.F196])/100)" office:value-type="float" office:value="3847840" calcext:value-type="float">
            <text:p>3,847,840</text:p>
          </table:table-cell>
          <table:table-cell table:style-name="ce7"/>
          <table:table-cell table:style-name="ce7" table:formula="of:=([.M196]+[.N196]+[.O196])/3" office:value-type="float" office:value="3847690" calcext:value-type="float">
            <text:p>3,847,690</text:p>
          </table:table-cell>
          <table:table-cell table:style-name="ce7" table:formula="of:=SQRT((1/3)*(([.M196]-[.Q196])*([.M196]-[.Q196]) + ([.N196]-[.Q196])*([.N196]-[.Q196]) + ([.O196]-[.Q196])*([.O196]-[.Q196])))" office:value-type="float" office:value="229.312014512977" calcext:value-type="float">
            <text:p>229</text:p>
          </table:table-cell>
        </table:table-row>
        <table:table-row table:style-name="ro1">
          <table:table-cell office:value-type="string" calcext:value-type="string">
            <text:p>L2_TRANS.L2_FILL</text:p>
          </table:table-cell>
          <table:table-cell office:value-type="string" calcext:value-type="string">
            <text:p>r20f0:u</text:p>
          </table:table-cell>
          <table:table-cell/>
          <table:table-cell office:value-type="float" office:value="8934326" calcext:value-type="float">
            <text:p>8934326</text:p>
          </table:table-cell>
          <table:table-cell office:value-type="float" office:value="9014783" calcext:value-type="float">
            <text:p>9014783</text:p>
          </table:table-cell>
          <table:table-cell office:value-type="float" office:value="8995106" calcext:value-type="float">
            <text:p>8995106</text:p>
          </table:table-cell>
          <table:table-cell/>
          <table:table-cell office:value-type="float" office:value="888138584" calcext:value-type="float">
            <text:p>888138584</text:p>
          </table:table-cell>
          <table:table-cell office:value-type="float" office:value="880724632" calcext:value-type="float">
            <text:p>880724632</text:p>
          </table:table-cell>
          <table:table-cell office:value-type="float" office:value="880396399" calcext:value-type="float">
            <text:p>880396399</text:p>
          </table:table-cell>
          <table:table-cell table:style-name="ce7" table:number-columns-repeated="2"/>
          <table:table-cell table:style-name="ce7" table:formula="of:=ROUND(([.H197]-[.D197])/100)" office:value-type="float" office:value="8792043" calcext:value-type="float">
            <text:p>8,792,043</text:p>
          </table:table-cell>
          <table:table-cell table:style-name="ce7" table:formula="of:=ROUND(([.I197]-[.E197])/100)" office:value-type="float" office:value="8717098" calcext:value-type="float">
            <text:p>8,717,098</text:p>
          </table:table-cell>
          <table:table-cell table:style-name="ce7" table:formula="of:=ROUND(([.J197]-[.F197])/100)" office:value-type="float" office:value="8714013" calcext:value-type="float">
            <text:p>8,714,013</text:p>
          </table:table-cell>
          <table:table-cell table:style-name="ce7"/>
          <table:table-cell table:style-name="ce7" table:formula="of:=([.M197]+[.N197]+[.O197])/3" office:value-type="float" office:value="8741051.33333334" calcext:value-type="float">
            <text:p>8,741,051</text:p>
          </table:table-cell>
          <table:table-cell table:style-name="ce7" table:formula="of:=SQRT((1/3)*(([.M197]-[.Q197])*([.M197]-[.Q197]) + ([.N197]-[.Q197])*([.N197]-[.Q197]) + ([.O197]-[.Q197])*([.O197]-[.Q197])))" office:value-type="float" office:value="36078.5426380957" calcext:value-type="float">
            <text:p>36,079</text:p>
          </table:table-cell>
        </table:table-row>
        <table:table-row table:style-name="ro1">
          <table:table-cell office:value-type="string" calcext:value-type="string">
            <text:p>L2_TRANS.L2_WB</text:p>
          </table:table-cell>
          <table:table-cell office:value-type="string" calcext:value-type="string">
            <text:p>r40f0:u</text:p>
          </table:table-cell>
          <table:table-cell/>
          <table:table-cell office:value-type="float" office:value="13164" calcext:value-type="float">
            <text:p>13164</text:p>
          </table:table-cell>
          <table:table-cell office:value-type="float" office:value="12808" calcext:value-type="float">
            <text:p>12808</text:p>
          </table:table-cell>
          <table:table-cell office:value-type="float" office:value="13590" calcext:value-type="float">
            <text:p>13590</text:p>
          </table:table-cell>
          <table:table-cell/>
          <table:table-cell office:value-type="float" office:value="186794" calcext:value-type="float">
            <text:p>186794</text:p>
          </table:table-cell>
          <table:table-cell office:value-type="float" office:value="441207" calcext:value-type="float">
            <text:p>441207</text:p>
          </table:table-cell>
          <table:table-cell office:value-type="float" office:value="422576" calcext:value-type="float">
            <text:p>422576</text:p>
          </table:table-cell>
          <table:table-cell table:style-name="ce7" table:number-columns-repeated="2"/>
          <table:table-cell table:style-name="ce7" table:formula="of:=ROUND(([.H198]-[.D198])/100)" office:value-type="float" office:value="1736" calcext:value-type="float">
            <text:p>1,736</text:p>
          </table:table-cell>
          <table:table-cell table:style-name="ce7" table:formula="of:=ROUND(([.I198]-[.E198])/100)" office:value-type="float" office:value="4284" calcext:value-type="float">
            <text:p>4,284</text:p>
          </table:table-cell>
          <table:table-cell table:style-name="ce7" table:formula="of:=ROUND(([.J198]-[.F198])/100)" office:value-type="float" office:value="4090" calcext:value-type="float">
            <text:p>4,090</text:p>
          </table:table-cell>
          <table:table-cell table:style-name="ce7"/>
          <table:table-cell table:style-name="ce7" table:formula="of:=([.M198]+[.N198]+[.O198])/3" office:value-type="float" office:value="3370" calcext:value-type="float">
            <text:p>3,370</text:p>
          </table:table-cell>
          <table:table-cell table:style-name="ce7" table:formula="of:=SQRT((1/3)*(([.M198]-[.Q198])*([.M198]-[.Q198]) + ([.N198]-[.Q198])*([.N198]-[.Q198]) + ([.O198]-[.Q198])*([.O198]-[.Q198])))" office:value-type="float" office:value="1158.12377001194" calcext:value-type="float">
            <text:p>1,158</text:p>
          </table:table-cell>
        </table:table-row>
        <table:table-row table:style-name="ro1">
          <table:table-cell office:value-type="string" calcext:value-type="string">
            <text:p>L2_TRANS.ALL_REQUESTS</text:p>
          </table:table-cell>
          <table:table-cell office:value-type="string" calcext:value-type="string">
            <text:p>r80f0:u</text:p>
          </table:table-cell>
          <table:table-cell/>
          <table:table-cell office:value-type="float" office:value="49279324" calcext:value-type="float">
            <text:p>49279324</text:p>
          </table:table-cell>
          <table:table-cell office:value-type="float" office:value="49731600" calcext:value-type="float">
            <text:p>49731600</text:p>
          </table:table-cell>
          <table:table-cell office:value-type="float" office:value="49687419" calcext:value-type="float">
            <text:p>49687419</text:p>
          </table:table-cell>
          <table:table-cell/>
          <table:table-cell office:value-type="float" office:value="4653986468" calcext:value-type="float">
            <text:p>4653986468</text:p>
          </table:table-cell>
          <table:table-cell office:value-type="float" office:value="4662632017" calcext:value-type="float">
            <text:p>4662632017</text:p>
          </table:table-cell>
          <table:table-cell office:value-type="float" office:value="4658400052" calcext:value-type="float">
            <text:p>4658400052</text:p>
          </table:table-cell>
          <table:table-cell table:style-name="ce7" table:number-columns-repeated="2"/>
          <table:table-cell table:style-name="ce7" table:formula="of:=ROUND(([.H199]-[.D199])/100)" office:value-type="float" office:value="46047071" calcext:value-type="float">
            <text:p>46,047,071</text:p>
          </table:table-cell>
          <table:table-cell table:style-name="ce7" table:formula="of:=ROUND(([.I199]-[.E199])/100)" office:value-type="float" office:value="46129004" calcext:value-type="float">
            <text:p>46,129,004</text:p>
          </table:table-cell>
          <table:table-cell table:style-name="ce7" table:formula="of:=ROUND(([.J199]-[.F199])/100)" office:value-type="float" office:value="46087126" calcext:value-type="float">
            <text:p>46,087,126</text:p>
          </table:table-cell>
          <table:table-cell table:style-name="ce7"/>
          <table:table-cell table:style-name="ce7" table:formula="of:=([.M199]+[.N199]+[.O199])/3" office:value-type="float" office:value="46087733.6666667" calcext:value-type="float">
            <text:p>46,087,734</text:p>
          </table:table-cell>
          <table:table-cell table:style-name="ce7" table:formula="of:=SQRT((1/3)*(([.M199]-[.Q199])*([.M199]-[.Q199]) + ([.N199]-[.Q199])*([.N199]-[.Q199]) + ([.O199]-[.Q199])*([.O199]-[.Q199])))" office:value-type="float" office:value="33451.7669322397" calcext:value-type="float">
            <text:p>33,452</text:p>
          </table:table-cell>
        </table:table-row>
        <table:table-row table:style-name="ro1">
          <table:table-cell office:value-type="string" calcext:value-type="string">
            <text:p>L2_LINES_IN.I</text:p>
          </table:table-cell>
          <table:table-cell office:value-type="string" calcext:value-type="string">
            <text:p>r01f1:u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473" calcext:value-type="float">
            <text:p>1473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12846" calcext:value-type="float">
            <text:p>12846</text:p>
          </table:table-cell>
          <table:table-cell office:value-type="float" office:value="11244" calcext:value-type="float">
            <text:p>11244</text:p>
          </table:table-cell>
          <table:table-cell office:value-type="float" office:value="11747" calcext:value-type="float">
            <text:p>11747</text:p>
          </table:table-cell>
          <table:table-cell table:style-name="ce7" table:number-columns-repeated="2"/>
          <table:table-cell table:style-name="ce7" table:formula="of:=ROUND(([.H200]-[.D200])/100)" office:value-type="float" office:value="115" calcext:value-type="float">
            <text:p>115</text:p>
          </table:table-cell>
          <table:table-cell table:style-name="ce7" table:formula="of:=ROUND(([.I200]-[.E200])/100)" office:value-type="float" office:value="98" calcext:value-type="float">
            <text:p>98</text:p>
          </table:table-cell>
          <table:table-cell table:style-name="ce7" table:formula="of:=ROUND(([.J200]-[.F200])/100)" office:value-type="float" office:value="103" calcext:value-type="float">
            <text:p>103</text:p>
          </table:table-cell>
          <table:table-cell table:style-name="ce7"/>
          <table:table-cell table:style-name="ce7" table:formula="of:=([.M200]+[.N200]+[.O200])/3" office:value-type="float" office:value="105.333333333333" calcext:value-type="float">
            <text:p>105</text:p>
          </table:table-cell>
          <table:table-cell table:style-name="ce7" table:formula="of:=SQRT((1/3)*(([.M200]-[.Q200])*([.M200]-[.Q200]) + ([.N200]-[.Q200])*([.N200]-[.Q200]) + ([.O200]-[.Q200])*([.O200]-[.Q200])))" office:value-type="float" office:value="7.1336448530109" calcext:value-type="float">
            <text:p>7</text:p>
          </table:table-cell>
        </table:table-row>
        <table:table-row table:style-name="ro1">
          <table:table-cell office:value-type="string" calcext:value-type="string">
            <text:p>L2_LINES_IN.S</text:p>
          </table:table-cell>
          <table:table-cell office:value-type="string" calcext:value-type="string">
            <text:p>r02f1:u</text:p>
          </table:table-cell>
          <table:table-cell/>
          <table:table-cell office:value-type="float" office:value="4949" calcext:value-type="float">
            <text:p>4949</text:p>
          </table:table-cell>
          <table:table-cell office:value-type="float" office:value="5094" calcext:value-type="float">
            <text:p>5094</text:p>
          </table:table-cell>
          <table:table-cell office:value-type="float" office:value="4922" calcext:value-type="float">
            <text:p>4922</text:p>
          </table:table-cell>
          <table:table-cell/>
          <table:table-cell office:value-type="float" office:value="27576" calcext:value-type="float">
            <text:p>27576</text:p>
          </table:table-cell>
          <table:table-cell office:value-type="float" office:value="32816" calcext:value-type="float">
            <text:p>32816</text:p>
          </table:table-cell>
          <table:table-cell office:value-type="float" office:value="30839" calcext:value-type="float">
            <text:p>30839</text:p>
          </table:table-cell>
          <table:table-cell table:style-name="ce7" table:number-columns-repeated="2"/>
          <table:table-cell table:style-name="ce7" table:formula="of:=ROUND(([.H201]-[.D201])/100)" office:value-type="float" office:value="226" calcext:value-type="float">
            <text:p>226</text:p>
          </table:table-cell>
          <table:table-cell table:style-name="ce7" table:formula="of:=ROUND(([.I201]-[.E201])/100)" office:value-type="float" office:value="277" calcext:value-type="float">
            <text:p>277</text:p>
          </table:table-cell>
          <table:table-cell table:style-name="ce7" table:formula="of:=ROUND(([.J201]-[.F201])/100)" office:value-type="float" office:value="259" calcext:value-type="float">
            <text:p>259</text:p>
          </table:table-cell>
          <table:table-cell table:style-name="ce7"/>
          <table:table-cell table:style-name="ce7" table:formula="of:=([.M201]+[.N201]+[.O201])/3" office:value-type="float" office:value="254" calcext:value-type="float">
            <text:p>254</text:p>
          </table:table-cell>
          <table:table-cell table:style-name="ce7" table:formula="of:=SQRT((1/3)*(([.M201]-[.Q201])*([.M201]-[.Q201]) + ([.N201]-[.Q201])*([.N201]-[.Q201]) + ([.O201]-[.Q201])*([.O201]-[.Q201])))" office:value-type="float" office:value="21.1187120819429" calcext:value-type="float">
            <text:p>21</text:p>
          </table:table-cell>
        </table:table-row>
        <table:table-row table:style-name="ro1">
          <table:table-cell office:value-type="string" calcext:value-type="string">
            <text:p>L2_LINES_IN.E</text:p>
          </table:table-cell>
          <table:table-cell office:value-type="string" calcext:value-type="string">
            <text:p>r04f1:u</text:p>
          </table:table-cell>
          <table:table-cell/>
          <table:table-cell office:value-type="float" office:value="8916945" calcext:value-type="float">
            <text:p>8916945</text:p>
          </table:table-cell>
          <table:table-cell office:value-type="float" office:value="8966007" calcext:value-type="float">
            <text:p>8966007</text:p>
          </table:table-cell>
          <table:table-cell office:value-type="float" office:value="8975193" calcext:value-type="float">
            <text:p>8975193</text:p>
          </table:table-cell>
          <table:table-cell/>
          <table:table-cell office:value-type="float" office:value="888734382" calcext:value-type="float">
            <text:p>888734382</text:p>
          </table:table-cell>
          <table:table-cell office:value-type="float" office:value="881000533" calcext:value-type="float">
            <text:p>881000533</text:p>
          </table:table-cell>
          <table:table-cell office:value-type="float" office:value="880786730" calcext:value-type="float">
            <text:p>880786730</text:p>
          </table:table-cell>
          <table:table-cell table:style-name="ce7" table:number-columns-repeated="2"/>
          <table:table-cell table:style-name="ce7" table:formula="of:=ROUND(([.H202]-[.D202])/100)" office:value-type="float" office:value="8798174" calcext:value-type="float">
            <text:p>8,798,174</text:p>
          </table:table-cell>
          <table:table-cell table:style-name="ce7" table:formula="of:=ROUND(([.I202]-[.E202])/100)" office:value-type="float" office:value="8720345" calcext:value-type="float">
            <text:p>8,720,345</text:p>
          </table:table-cell>
          <table:table-cell table:style-name="ce7" table:formula="of:=ROUND(([.J202]-[.F202])/100)" office:value-type="float" office:value="8718115" calcext:value-type="float">
            <text:p>8,718,115</text:p>
          </table:table-cell>
          <table:table-cell table:style-name="ce7"/>
          <table:table-cell table:style-name="ce7" table:formula="of:=([.M202]+[.N202]+[.O202])/3" office:value-type="float" office:value="8745544.66666667" calcext:value-type="float">
            <text:p>8,745,545</text:p>
          </table:table-cell>
          <table:table-cell table:style-name="ce7" table:formula="of:=SQRT((1/3)*(([.M202]-[.Q202])*([.M202]-[.Q202]) + ([.N202]-[.Q202])*([.N202]-[.Q202]) + ([.O202]-[.Q202])*([.O202]-[.Q202])))" office:value-type="float" office:value="37225.6924747173" calcext:value-type="float">
            <text:p>37,226</text:p>
          </table:table-cell>
        </table:table-row>
        <table:table-row table:style-name="ro1">
          <table:table-cell office:value-type="string" calcext:value-type="string">
            <text:p>L2_LINES_IN.ALL</text:p>
          </table:table-cell>
          <table:table-cell office:value-type="string" calcext:value-type="string">
            <text:p>r07f1:u</text:p>
          </table:table-cell>
          <table:table-cell/>
          <table:table-cell office:value-type="float" office:value="8923443" calcext:value-type="float">
            <text:p>8923443</text:p>
          </table:table-cell>
          <table:table-cell office:value-type="float" office:value="8972529" calcext:value-type="float">
            <text:p>8972529</text:p>
          </table:table-cell>
          <table:table-cell office:value-type="float" office:value="8981856" calcext:value-type="float">
            <text:p>8981856</text:p>
          </table:table-cell>
          <table:table-cell/>
          <table:table-cell office:value-type="float" office:value="888774436" calcext:value-type="float">
            <text:p>888774436</text:p>
          </table:table-cell>
          <table:table-cell office:value-type="float" office:value="881044739" calcext:value-type="float">
            <text:p>881044739</text:p>
          </table:table-cell>
          <table:table-cell office:value-type="float" office:value="880829728" calcext:value-type="float">
            <text:p>880829728</text:p>
          </table:table-cell>
          <table:table-cell table:style-name="ce7" table:number-columns-repeated="2"/>
          <table:table-cell table:style-name="ce7" table:formula="of:=ROUND(([.H203]-[.D203])/100)" office:value-type="float" office:value="8798510" calcext:value-type="float">
            <text:p>8,798,510</text:p>
          </table:table-cell>
          <table:table-cell table:style-name="ce7" table:formula="of:=ROUND(([.I203]-[.E203])/100)" office:value-type="float" office:value="8720722" calcext:value-type="float">
            <text:p>8,720,722</text:p>
          </table:table-cell>
          <table:table-cell table:style-name="ce7" table:formula="of:=ROUND(([.J203]-[.F203])/100)" office:value-type="float" office:value="8718479" calcext:value-type="float">
            <text:p>8,718,479</text:p>
          </table:table-cell>
          <table:table-cell table:style-name="ce7"/>
          <table:table-cell table:style-name="ce7" table:formula="of:=([.M203]+[.N203]+[.O203])/3" office:value-type="float" office:value="8745903.66666667" calcext:value-type="float">
            <text:p>8,745,904</text:p>
          </table:table-cell>
          <table:table-cell table:style-name="ce7" table:formula="of:=SQRT((1/3)*(([.M203]-[.Q203])*([.M203]-[.Q203]) + ([.N203]-[.Q203])*([.N203]-[.Q203]) + ([.O203]-[.Q203])*([.O203]-[.Q203])))" office:value-type="float" office:value="37209.5641140226" calcext:value-type="float">
            <text:p>37,210</text:p>
          </table:table-cell>
        </table:table-row>
        <table:table-row table:style-name="ro1">
          <table:table-cell office:value-type="string" calcext:value-type="string">
            <text:p>L2_LINES_OUT.DEMAND_CLEAN</text:p>
          </table:table-cell>
          <table:table-cell office:value-type="string" calcext:value-type="string">
            <text:p>r05f2:u</text:p>
          </table:table-cell>
          <table:table-cell/>
          <table:table-cell office:value-type="float" office:value="3865344" calcext:value-type="float">
            <text:p>3865344</text:p>
          </table:table-cell>
          <table:table-cell office:value-type="float" office:value="3977767" calcext:value-type="float">
            <text:p>3977767</text:p>
          </table:table-cell>
          <table:table-cell office:value-type="float" office:value="3945701" calcext:value-type="float">
            <text:p>3945701</text:p>
          </table:table-cell>
          <table:table-cell/>
          <table:table-cell office:value-type="float" office:value="377986212" calcext:value-type="float">
            <text:p>377986212</text:p>
          </table:table-cell>
          <table:table-cell office:value-type="float" office:value="382713702" calcext:value-type="float">
            <text:p>382713702</text:p>
          </table:table-cell>
          <table:table-cell office:value-type="float" office:value="372204015" calcext:value-type="float">
            <text:p>372204015</text:p>
          </table:table-cell>
          <table:table-cell table:style-name="ce7" table:number-columns-repeated="2"/>
          <table:table-cell table:style-name="ce7" table:formula="of:=ROUND(([.H204]-[.D204])/100)" office:value-type="float" office:value="3741209" calcext:value-type="float">
            <text:p>3,741,209</text:p>
          </table:table-cell>
          <table:table-cell table:style-name="ce7" table:formula="of:=ROUND(([.I204]-[.E204])/100)" office:value-type="float" office:value="3787359" calcext:value-type="float">
            <text:p>3,787,359</text:p>
          </table:table-cell>
          <table:table-cell table:style-name="ce7" table:formula="of:=ROUND(([.J204]-[.F204])/100)" office:value-type="float" office:value="3682583" calcext:value-type="float">
            <text:p>3,682,583</text:p>
          </table:table-cell>
          <table:table-cell table:style-name="ce7"/>
          <table:table-cell table:style-name="ce7" table:formula="of:=([.M204]+[.N204]+[.O204])/3" office:value-type="float" office:value="3737050.33333333" calcext:value-type="float">
            <text:p>3,737,050</text:p>
          </table:table-cell>
          <table:table-cell table:style-name="ce7" table:formula="of:=SQRT((1/3)*(([.M204]-[.Q204])*([.M204]-[.Q204]) + ([.N204]-[.Q204])*([.N204]-[.Q204]) + ([.O204]-[.Q204])*([.O204]-[.Q204])))" office:value-type="float" office:value="42875.5829918252" calcext:value-type="float">
            <text:p>42,876</text:p>
          </table:table-cell>
        </table:table-row>
        <table:table-row table:style-name="ro1">
          <table:table-cell office:value-type="string" calcext:value-type="string">
            <text:p>L2_LINES_OUT.DEMAND_DIRTY</text:p>
          </table:table-cell>
          <table:table-cell office:value-type="string" calcext:value-type="string">
            <text:p>r06f2:u</text:p>
          </table:table-cell>
          <table:table-cell/>
          <table:table-cell office:value-type="float" office:value="8829" calcext:value-type="float">
            <text:p>8829</text:p>
          </table:table-cell>
          <table:table-cell office:value-type="float" office:value="8641" calcext:value-type="float">
            <text:p>8641</text:p>
          </table:table-cell>
          <table:table-cell office:value-type="float" office:value="7921" calcext:value-type="float">
            <text:p>7921</text:p>
          </table:table-cell>
          <table:table-cell/>
          <table:table-cell office:value-type="float" office:value="75925" calcext:value-type="float">
            <text:p>75925</text:p>
          </table:table-cell>
          <table:table-cell office:value-type="float" office:value="147172" calcext:value-type="float">
            <text:p>147172</text:p>
          </table:table-cell>
          <table:table-cell office:value-type="float" office:value="206510" calcext:value-type="float">
            <text:p>206510</text:p>
          </table:table-cell>
          <table:table-cell table:style-name="ce7" table:number-columns-repeated="2"/>
          <table:table-cell table:style-name="ce7" table:formula="of:=ROUND(([.H205]-[.D205])/100)" office:value-type="float" office:value="671" calcext:value-type="float">
            <text:p>671</text:p>
          </table:table-cell>
          <table:table-cell table:style-name="ce7" table:formula="of:=ROUND(([.I205]-[.E205])/100)" office:value-type="float" office:value="1385" calcext:value-type="float">
            <text:p>1,385</text:p>
          </table:table-cell>
          <table:table-cell table:style-name="ce7" table:formula="of:=ROUND(([.J205]-[.F205])/100)" office:value-type="float" office:value="1986" calcext:value-type="float">
            <text:p>1,986</text:p>
          </table:table-cell>
          <table:table-cell table:style-name="ce7"/>
          <table:table-cell table:style-name="ce7" table:formula="of:=([.M205]+[.N205]+[.O205])/3" office:value-type="float" office:value="1347.33333333333" calcext:value-type="float">
            <text:p>1,347</text:p>
          </table:table-cell>
          <table:table-cell table:style-name="ce7" table:formula="of:=SQRT((1/3)*(([.M205]-[.Q205])*([.M205]-[.Q205]) + ([.N205]-[.Q205])*([.N205]-[.Q205]) + ([.O205]-[.Q205])*([.O205]-[.Q205])))" office:value-type="float" office:value="537.506795822672" calcext:value-type="float">
            <text:p>538</text:p>
          </table:table-cell>
        </table:table-row>
        <table:table-row table:style-name="ro1" table:number-rows-repeated="104837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8192x8192 no prefet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TLAS</text:p>
          </table:table-cell>
          <table:table-cell table:number-columns-repeated="2"/>
          <table:table-cell table:style-name="ce4" office:value-type="string" calcext:value-type="string" table:number-columns-spanned="3" table:number-rows-spanned="1">
            <text:p>1 iteration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101 Iterations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Estimated dgemv cos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8192 x 8192 dgemv, L2 streaming prefetch disabled in BIOS.</text:p>
          </table:table-cell>
          <table:table-cell table:number-columns-repeated="10"/>
          <table:table-cell table:style-name="ce8" office:value-type="string" calcext:value-type="string">
            <text:p>&amp;A</text:p>
          </table:table-cell>
          <table:table-cell table:style-name="ce9" office:value-type="string" calcext:value-type="string" table:number-columns-spanned="3" table:number-rows-spanned="1">
            <text:p>0x2aaaad185010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peat 10 times</text:p>
          </table:table-cell>
          <table:table-cell table:number-columns-repeated="10"/>
          <table:table-cell table:style-name="ce8" office:value-type="string" calcext:value-type="string">
            <text:p>&amp;x</text:p>
          </table:table-cell>
          <table:table-cell table:number-columns-repeated="2" table:style-name="ce8" office:value-type="string" calcext:value-type="string">
            <text:p>0x605010</text:p>
          </table:table-cell>
          <table:table-cell table:style-name="ce8" office:value-type="string" calcext:value-type="string">
            <text:p>0x605140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11"/>
          <table:table-cell table:style-name="ce8" office:value-type="string" calcext:value-type="string">
            <text:p>&amp;y</text:p>
          </table:table-cell>
          <table:table-cell table:style-name="ce8" office:value-type="string" calcext:value-type="string">
            <text:p>0x615020</text:p>
          </table:table-cell>
          <table:table-cell table:style-name="ce8" office:value-type="string" calcext:value-type="string">
            <text:p>0x6150b0</text:p>
          </table:table-cell>
          <table:table-cell table:style-name="ce8" office:value-type="string" calcext:value-type="string">
            <text:p>0x615150</text:p>
          </table:table-cell>
          <table:table-cell table:style-name="ce8"/>
          <table:table-cell table:number-columns-repeated="2"/>
        </table:table-row>
        <table:table-row table:style-name="ro1">
          <table:table-cell table:style-name="ce1" office:value-type="string" calcext:value-type="string">
            <text:p>Performance counter</text:p>
          </table:table-cell>
          <table:table-cell table:style-name="ce1" office:value-type="string" calcext:value-type="string">
            <text:p>Mnemonic</text:p>
          </table:table-cell>
          <table:table-cell table:style-name="ce3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2"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/>
          <table:table-cell table:style-name="ce5" office:value-type="string" calcext:value-type="string">
            <text:p>(a)</text:p>
          </table:table-cell>
          <table:table-cell table:style-name="ce5" office:value-type="string" calcext:value-type="string">
            <text:p>(b)</text:p>
          </table:table-cell>
          <table:table-cell table:style-name="ce5" office:value-type="string" calcext:value-type="string">
            <text:p>(c)</text:p>
          </table:table-cell>
          <table:table-cell table:style-name="ce6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LD_BLOCKS.STORE_FORWARD</text:p>
          </table:table-cell>
          <table:table-cell office:value-type="string" calcext:value-type="string">
            <text:p>r0203:u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style-name="ce7" table:number-columns-repeated="2"/>
          <table:table-cell table:style-name="ce7" table:formula="of:=ROUND(([.H6]-[.D6])/100)" office:value-type="float" office:value="0" calcext:value-type="float">
            <text:p>0</text:p>
          </table:table-cell>
          <table:table-cell table:style-name="ce7" table:formula="of:=ROUND(([.I6]-[.E6])/100)" office:value-type="float" office:value="0" calcext:value-type="float">
            <text:p>0</text:p>
          </table:table-cell>
          <table:table-cell table:style-name="ce7" table:formula="of:=ROUND(([.J6]-[.F6])/100)" office:value-type="float" office:value="0" calcext:value-type="float">
            <text:p>0</text:p>
          </table:table-cell>
          <table:table-cell table:style-name="ce7"/>
          <table:table-cell table:style-name="ce7" table:formula="of:=([.M6]+[.N6]+[.O6])/3" office:value-type="float" office:value="0" calcext:value-type="float">
            <text:p>0</text:p>
          </table:table-cell>
          <table:table-cell table:style-name="ce7" table:formula="of:=SQRT((1/3)*(([.M6]-[.Q6])*([.M6]-[.Q6]) + ([.N6]-[.Q6])*([.N6]-[.Q6]) + ([.O6]-[.Q6])*([.O6]-[.Q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.NO_SR</text:p>
          </table:table-cell>
          <table:table-cell office:value-type="string" calcext:value-type="string">
            <text:p>r080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]-[.D7])/100)" office:value-type="float" office:value="0" calcext:value-type="float">
            <text:p>0</text:p>
          </table:table-cell>
          <table:table-cell table:style-name="ce7" table:formula="of:=ROUND(([.I7]-[.E7])/100)" office:value-type="float" office:value="0" calcext:value-type="float">
            <text:p>0</text:p>
          </table:table-cell>
          <table:table-cell table:style-name="ce7" table:formula="of:=ROUND(([.J7]-[.F7])/100)" office:value-type="float" office:value="0" calcext:value-type="float">
            <text:p>0</text:p>
          </table:table-cell>
          <table:table-cell table:style-name="ce7"/>
          <table:table-cell table:style-name="ce7" table:formula="of:=([.M7]+[.N7]+[.O7])/3" office:value-type="float" office:value="0" calcext:value-type="float">
            <text:p>0</text:p>
          </table:table-cell>
          <table:table-cell table:style-name="ce7" table:formula="of:=SQRT((1/3)*(([.M7]-[.Q7])*([.M7]-[.Q7]) + ([.N7]-[.Q7])*([.N7]-[.Q7]) + ([.O7]-[.Q7])*([.O7]-[.Q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LOADS</text:p>
          </table:table-cell>
          <table:table-cell office:value-type="string" calcext:value-type="string">
            <text:p>r0105:u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7" table:number-columns-repeated="2"/>
          <table:table-cell table:style-name="ce7" table:formula="of:=ROUND(([.H8]-[.D8])/100)" office:value-type="float" office:value="0" calcext:value-type="float">
            <text:p>0</text:p>
          </table:table-cell>
          <table:table-cell table:style-name="ce7" table:formula="of:=ROUND(([.I8]-[.E8])/100)" office:value-type="float" office:value="-0" calcext:value-type="float">
            <text:p>0</text:p>
          </table:table-cell>
          <table:table-cell table:style-name="ce7" table:formula="of:=ROUND(([.J8]-[.F8])/100)" office:value-type="float" office:value="-0" calcext:value-type="float">
            <text:p>0</text:p>
          </table:table-cell>
          <table:table-cell table:style-name="ce7"/>
          <table:table-cell table:style-name="ce7" table:formula="of:=([.M8]+[.N8]+[.O8])/3" office:value-type="float" office:value="0" calcext:value-type="float">
            <text:p>0</text:p>
          </table:table-cell>
          <table:table-cell table:style-name="ce7" table:formula="of:=SQRT((1/3)*(([.M8]-[.Q8])*([.M8]-[.Q8]) + ([.N8]-[.Q8])*([.N8]-[.Q8]) + ([.O8]-[.Q8])*([.O8]-[.Q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ALIGN_MEM_REF.STORES</text:p>
          </table:table-cell>
          <table:table-cell office:value-type="string" calcext:value-type="string">
            <text:p>r0205:u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7" table:number-columns-repeated="2"/>
          <table:table-cell table:style-name="ce7" table:formula="of:=ROUND(([.H9]-[.D9])/100)" office:value-type="float" office:value="-0" calcext:value-type="float">
            <text:p>0</text:p>
          </table:table-cell>
          <table:table-cell table:style-name="ce7" table:formula="of:=ROUND(([.I9]-[.E9])/100)" office:value-type="float" office:value="0" calcext:value-type="float">
            <text:p>0</text:p>
          </table:table-cell>
          <table:table-cell table:style-name="ce7" table:formula="of:=ROUND(([.J9]-[.F9])/100)" office:value-type="float" office:value="0" calcext:value-type="float">
            <text:p>0</text:p>
          </table:table-cell>
          <table:table-cell table:style-name="ce7"/>
          <table:table-cell table:style-name="ce7" table:formula="of:=([.M9]+[.N9]+[.O9])/3" office:value-type="float" office:value="0" calcext:value-type="float">
            <text:p>0</text:p>
          </table:table-cell>
          <table:table-cell table:style-name="ce7" table:formula="of:=SQRT((1/3)*(([.M9]-[.Q9])*([.M9]-[.Q9]) + ([.N9]-[.Q9])*([.N9]-[.Q9]) + ([.O9]-[.Q9])*([.O9]-[.Q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D_BLOCKS_PARTIAL.ADDRESS_ALIAS</text:p>
          </table:table-cell>
          <table:table-cell office:value-type="string" calcext:value-type="string">
            <text:p>r0107:u</text:p>
          </table:table-cell>
          <table:table-cell/>
          <table:table-cell office:value-type="float" office:value="68203561" calcext:value-type="float">
            <text:p>68203561</text:p>
          </table:table-cell>
          <table:table-cell office:value-type="float" office:value="14239200" calcext:value-type="float">
            <text:p>14239200</text:p>
          </table:table-cell>
          <table:table-cell office:value-type="float" office:value="1117532" calcext:value-type="float">
            <text:p>1117532</text:p>
          </table:table-cell>
          <table:table-cell/>
          <table:table-cell office:value-type="float" office:value="6893247617" calcext:value-type="float">
            <text:p>6893247617</text:p>
          </table:table-cell>
          <table:table-cell office:value-type="float" office:value="885586533" calcext:value-type="float">
            <text:p>885586533</text:p>
          </table:table-cell>
          <table:table-cell office:value-type="float" office:value="2149136" calcext:value-type="float">
            <text:p>2149136</text:p>
          </table:table-cell>
          <table:table-cell table:style-name="ce7" table:number-columns-repeated="2"/>
          <table:table-cell table:style-name="ce7" table:formula="of:=ROUND(([.H10]-[.D10])/100)" office:value-type="float" office:value="68250441" calcext:value-type="float">
            <text:p>68,250,441</text:p>
          </table:table-cell>
          <table:table-cell table:style-name="ce7" table:formula="of:=ROUND(([.I10]-[.E10])/100)" office:value-type="float" office:value="8713473" calcext:value-type="float">
            <text:p>8,713,473</text:p>
          </table:table-cell>
          <table:table-cell table:style-name="ce7" table:formula="of:=ROUND(([.J10]-[.F10])/100)" office:value-type="float" office:value="10316" calcext:value-type="float">
            <text:p>10,316</text:p>
          </table:table-cell>
          <table:table-cell table:style-name="ce7"/>
          <table:table-cell table:style-name="ce7" table:formula="of:=([.M10]+[.N10]+[.O10])/3" office:value-type="float" office:value="25658076.6666667" calcext:value-type="float">
            <text:p>25,658,077</text:p>
          </table:table-cell>
          <table:table-cell table:style-name="ce7" table:formula="of:=SQRT((1/3)*(([.M10]-[.Q10])*([.M10]-[.Q10]) + ([.N10]-[.Q10])*([.N10]-[.Q10]) + ([.O10]-[.Q10])*([.O10]-[.Q10])))" office:value-type="float" office:value="30326208.2481937" calcext:value-type="float">
            <text:p>30,326,208</text:p>
          </table:table-cell>
        </table:table-row>
        <table:table-row table:style-name="ro1">
          <table:table-cell office:value-type="string" calcext:value-type="string">
            <text:p>DTLB_LOAD_MISSES.MISS_CAUSES_A_WALK</text:p>
          </table:table-cell>
          <table:table-cell office:value-type="string" calcext:value-type="string">
            <text:p>r0108:u</text:p>
          </table:table-cell>
          <table:table-cell/>
          <table:table-cell office:value-type="float" office:value="112200" calcext:value-type="float">
            <text:p>112200</text:p>
          </table:table-cell>
          <table:table-cell office:value-type="float" office:value="101930" calcext:value-type="float">
            <text:p>101930</text:p>
          </table:table-cell>
          <table:table-cell office:value-type="float" office:value="121366" calcext:value-type="float">
            <text:p>121366</text:p>
          </table:table-cell>
          <table:table-cell/>
          <table:table-cell office:value-type="float" office:value="11054938" calcext:value-type="float">
            <text:p>11054938</text:p>
          </table:table-cell>
          <table:table-cell office:value-type="float" office:value="10570150" calcext:value-type="float">
            <text:p>10570150</text:p>
          </table:table-cell>
          <table:table-cell office:value-type="float" office:value="11677415" calcext:value-type="float">
            <text:p>11677415</text:p>
          </table:table-cell>
          <table:table-cell table:style-name="ce7" table:number-columns-repeated="2"/>
          <table:table-cell table:style-name="ce7" table:formula="of:=ROUND(([.H11]-[.D11])/100)" office:value-type="float" office:value="109427" calcext:value-type="float">
            <text:p>109,427</text:p>
          </table:table-cell>
          <table:table-cell table:style-name="ce7" table:formula="of:=ROUND(([.I11]-[.E11])/100)" office:value-type="float" office:value="104682" calcext:value-type="float">
            <text:p>104,682</text:p>
          </table:table-cell>
          <table:table-cell table:style-name="ce7" table:formula="of:=ROUND(([.J11]-[.F11])/100)" office:value-type="float" office:value="115560" calcext:value-type="float">
            <text:p>115,560</text:p>
          </table:table-cell>
          <table:table-cell table:style-name="ce7"/>
          <table:table-cell table:style-name="ce7" table:formula="of:=([.M11]+[.N11]+[.O11])/3" office:value-type="float" office:value="109889.666666667" calcext:value-type="float">
            <text:p>109,890</text:p>
          </table:table-cell>
          <table:table-cell table:style-name="ce7" table:formula="of:=SQRT((1/3)*(([.M11]-[.Q11])*([.M11]-[.Q11]) + ([.N11]-[.Q11])*([.N11]-[.Q11]) + ([.O11]-[.Q11])*([.O11]-[.Q11])))" office:value-type="float" office:value="4452.95904115704" calcext:value-type="float">
            <text:p>4,453</text:p>
          </table:table-cell>
        </table:table-row>
        <table:table-row table:style-name="ro1">
          <table:table-cell office:value-type="string" calcext:value-type="string">
            <text:p>DTLB_LOAD_MISSES.WALK_COMPLETED_4K</text:p>
          </table:table-cell>
          <table:table-cell office:value-type="string" calcext:value-type="string">
            <text:p>r0208:u</text:p>
          </table:table-cell>
          <table:table-cell/>
          <table:table-cell office:value-type="float" office:value="111680" calcext:value-type="float">
            <text:p>111680</text:p>
          </table:table-cell>
          <table:table-cell office:value-type="float" office:value="101410" calcext:value-type="float">
            <text:p>101410</text:p>
          </table:table-cell>
          <table:table-cell office:value-type="float" office:value="120532" calcext:value-type="float">
            <text:p>120532</text:p>
          </table:table-cell>
          <table:table-cell/>
          <table:table-cell office:value-type="float" office:value="11040988" calcext:value-type="float">
            <text:p>11040988</text:p>
          </table:table-cell>
          <table:table-cell office:value-type="float" office:value="10557876" calcext:value-type="float">
            <text:p>10557876</text:p>
          </table:table-cell>
          <table:table-cell office:value-type="float" office:value="11663020" calcext:value-type="float">
            <text:p>11663020</text:p>
          </table:table-cell>
          <table:table-cell table:style-name="ce7" table:number-columns-repeated="2"/>
          <table:table-cell table:style-name="ce7" table:formula="of:=ROUND(([.H12]-[.D12])/100)" office:value-type="float" office:value="109293" calcext:value-type="float">
            <text:p>109,293</text:p>
          </table:table-cell>
          <table:table-cell table:style-name="ce7" table:formula="of:=ROUND(([.I12]-[.E12])/100)" office:value-type="float" office:value="104565" calcext:value-type="float">
            <text:p>104,565</text:p>
          </table:table-cell>
          <table:table-cell table:style-name="ce7" table:formula="of:=ROUND(([.J12]-[.F12])/100)" office:value-type="float" office:value="115425" calcext:value-type="float">
            <text:p>115,425</text:p>
          </table:table-cell>
          <table:table-cell table:style-name="ce7"/>
          <table:table-cell table:style-name="ce7" table:formula="of:=([.M12]+[.N12]+[.O12])/3" office:value-type="float" office:value="109761" calcext:value-type="float">
            <text:p>109,761</text:p>
          </table:table-cell>
          <table:table-cell table:style-name="ce7" table:formula="of:=SQRT((1/3)*(([.M12]-[.Q12])*([.M12]-[.Q12]) + ([.N12]-[.Q12])*([.N12]-[.Q12]) + ([.O12]-[.Q12])*([.O12]-[.Q12])))" office:value-type="float" office:value="4445.90958072699" calcext:value-type="float">
            <text:p>4,446</text:p>
          </table:table-cell>
        </table:table-row>
        <table:table-row table:style-name="ro1">
          <table:table-cell office:value-type="string" calcext:value-type="string">
            <text:p>DTLB_LOAD_MISSES.WALK_COMPLETED_2M_4M</text:p>
          </table:table-cell>
          <table:table-cell office:value-type="string" calcext:value-type="string">
            <text:p>r04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3]-[.D13])/100)" office:value-type="float" office:value="0" calcext:value-type="float">
            <text:p>0</text:p>
          </table:table-cell>
          <table:table-cell table:style-name="ce7" table:formula="of:=ROUND(([.I13]-[.E13])/100)" office:value-type="float" office:value="0" calcext:value-type="float">
            <text:p>0</text:p>
          </table:table-cell>
          <table:table-cell table:style-name="ce7" table:formula="of:=ROUND(([.J13]-[.F13])/100)" office:value-type="float" office:value="0" calcext:value-type="float">
            <text:p>0</text:p>
          </table:table-cell>
          <table:table-cell table:style-name="ce7"/>
          <table:table-cell table:style-name="ce7" table:formula="of:=([.M13]+[.N13]+[.O13])/3" office:value-type="float" office:value="0" calcext:value-type="float">
            <text:p>0</text:p>
          </table:table-cell>
          <table:table-cell table:style-name="ce7" table:formula="of:=SQRT((1/3)*(([.M13]-[.Q13])*([.M13]-[.Q13]) + ([.N13]-[.Q13])*([.N13]-[.Q13]) + ([.O13]-[.Q13])*([.O13]-[.Q1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WALK_COMPLETED</text:p>
          </table:table-cell>
          <table:table-cell office:value-type="string" calcext:value-type="string">
            <text:p>r0e08:u</text:p>
          </table:table-cell>
          <table:table-cell/>
          <table:table-cell office:value-type="float" office:value="110744" calcext:value-type="float">
            <text:p>110744</text:p>
          </table:table-cell>
          <table:table-cell office:value-type="float" office:value="101282" calcext:value-type="float">
            <text:p>101282</text:p>
          </table:table-cell>
          <table:table-cell office:value-type="float" office:value="120893" calcext:value-type="float">
            <text:p>120893</text:p>
          </table:table-cell>
          <table:table-cell/>
          <table:table-cell office:value-type="float" office:value="11036412" calcext:value-type="float">
            <text:p>11036412</text:p>
          </table:table-cell>
          <table:table-cell office:value-type="float" office:value="10555893" calcext:value-type="float">
            <text:p>10555893</text:p>
          </table:table-cell>
          <table:table-cell office:value-type="float" office:value="11673550" calcext:value-type="float">
            <text:p>11673550</text:p>
          </table:table-cell>
          <table:table-cell table:style-name="ce7" table:number-columns-repeated="2"/>
          <table:table-cell table:style-name="ce7" table:formula="of:=ROUND(([.H14]-[.D14])/100)" office:value-type="float" office:value="109257" calcext:value-type="float">
            <text:p>109,257</text:p>
          </table:table-cell>
          <table:table-cell table:style-name="ce7" table:formula="of:=ROUND(([.I14]-[.E14])/100)" office:value-type="float" office:value="104546" calcext:value-type="float">
            <text:p>104,546</text:p>
          </table:table-cell>
          <table:table-cell table:style-name="ce7" table:formula="of:=ROUND(([.J14]-[.F14])/100)" office:value-type="float" office:value="115527" calcext:value-type="float">
            <text:p>115,527</text:p>
          </table:table-cell>
          <table:table-cell table:style-name="ce7"/>
          <table:table-cell table:style-name="ce7" table:formula="of:=([.M14]+[.N14]+[.O14])/3" office:value-type="float" office:value="109776.666666667" calcext:value-type="float">
            <text:p>109,777</text:p>
          </table:table-cell>
          <table:table-cell table:style-name="ce7" table:formula="of:=SQRT((1/3)*(([.M14]-[.Q14])*([.M14]-[.Q14]) + ([.N14]-[.Q14])*([.N14]-[.Q14]) + ([.O14]-[.Q14])*([.O14]-[.Q14])))" office:value-type="float" office:value="4498.00921396221" calcext:value-type="float">
            <text:p>4,498</text:p>
          </table:table-cell>
        </table:table-row>
        <table:table-row table:style-name="ro1">
          <table:table-cell office:value-type="string" calcext:value-type="string">
            <text:p>DTLB_LOAD_MISSES.WALK_DURATION</text:p>
          </table:table-cell>
          <table:table-cell office:value-type="string" calcext:value-type="string">
            <text:p>r1008:u</text:p>
          </table:table-cell>
          <table:table-cell/>
          <table:table-cell office:value-type="float" office:value="5573919" calcext:value-type="float">
            <text:p>5573919</text:p>
          </table:table-cell>
          <table:table-cell office:value-type="float" office:value="5542127" calcext:value-type="float">
            <text:p>5542127</text:p>
          </table:table-cell>
          <table:table-cell office:value-type="float" office:value="6135484" calcext:value-type="float">
            <text:p>6135484</text:p>
          </table:table-cell>
          <table:table-cell/>
          <table:table-cell office:value-type="float" office:value="585150459" calcext:value-type="float">
            <text:p>585150459</text:p>
          </table:table-cell>
          <table:table-cell office:value-type="float" office:value="632539916" calcext:value-type="float">
            <text:p>632539916</text:p>
          </table:table-cell>
          <table:table-cell office:value-type="float" office:value="648037049" calcext:value-type="float">
            <text:p>648037049</text:p>
          </table:table-cell>
          <table:table-cell table:style-name="ce7" table:number-columns-repeated="2"/>
          <table:table-cell table:style-name="ce7" table:formula="of:=ROUND(([.H15]-[.D15])/100)" office:value-type="float" office:value="5795765" calcext:value-type="float">
            <text:p>5,795,765</text:p>
          </table:table-cell>
          <table:table-cell table:style-name="ce7" table:formula="of:=ROUND(([.I15]-[.E15])/100)" office:value-type="float" office:value="6269978" calcext:value-type="float">
            <text:p>6,269,978</text:p>
          </table:table-cell>
          <table:table-cell table:style-name="ce7" table:formula="of:=ROUND(([.J15]-[.F15])/100)" office:value-type="float" office:value="6419016" calcext:value-type="float">
            <text:p>6,419,016</text:p>
          </table:table-cell>
          <table:table-cell table:style-name="ce7"/>
          <table:table-cell table:style-name="ce7" table:formula="of:=([.M15]+[.N15]+[.O15])/3" office:value-type="float" office:value="6161586.33333333" calcext:value-type="float">
            <text:p>6,161,586</text:p>
          </table:table-cell>
          <table:table-cell table:style-name="ce7" table:formula="of:=SQRT((1/3)*(([.M15]-[.Q15])*([.M15]-[.Q15]) + ([.N15]-[.Q15])*([.N15]-[.Q15]) + ([.O15]-[.Q15])*([.O15]-[.Q15])))" office:value-type="float" office:value="265734.224746372" calcext:value-type="float">
            <text:p>265,734</text:p>
          </table:table-cell>
        </table:table-row>
        <table:table-row table:style-name="ro1">
          <table:table-cell office:value-type="string" calcext:value-type="string">
            <text:p>DTLB_LOAD_MISSES.STLB_HIT_4K</text:p>
          </table:table-cell>
          <table:table-cell office:value-type="string" calcext:value-type="string">
            <text:p>r2008:u</text:p>
          </table:table-cell>
          <table:table-cell/>
          <table:table-cell office:value-type="float" office:value="77885" calcext:value-type="float">
            <text:p>77885</text:p>
          </table:table-cell>
          <table:table-cell office:value-type="float" office:value="80776" calcext:value-type="float">
            <text:p>80776</text:p>
          </table:table-cell>
          <table:table-cell office:value-type="float" office:value="121036" calcext:value-type="float">
            <text:p>121036</text:p>
          </table:table-cell>
          <table:table-cell/>
          <table:table-cell office:value-type="float" office:value="6751482" calcext:value-type="float">
            <text:p>6751482</text:p>
          </table:table-cell>
          <table:table-cell office:value-type="float" office:value="8958723" calcext:value-type="float">
            <text:p>8958723</text:p>
          </table:table-cell>
          <table:table-cell office:value-type="float" office:value="9434273" calcext:value-type="float">
            <text:p>9434273</text:p>
          </table:table-cell>
          <table:table-cell table:style-name="ce7" table:number-columns-repeated="2"/>
          <table:table-cell table:style-name="ce7" table:formula="of:=ROUND(([.H16]-[.D16])/100)" office:value-type="float" office:value="66736" calcext:value-type="float">
            <text:p>66,736</text:p>
          </table:table-cell>
          <table:table-cell table:style-name="ce7" table:formula="of:=ROUND(([.I16]-[.E16])/100)" office:value-type="float" office:value="88779" calcext:value-type="float">
            <text:p>88,779</text:p>
          </table:table-cell>
          <table:table-cell table:style-name="ce7" table:formula="of:=ROUND(([.J16]-[.F16])/100)" office:value-type="float" office:value="93132" calcext:value-type="float">
            <text:p>93,132</text:p>
          </table:table-cell>
          <table:table-cell table:style-name="ce7"/>
          <table:table-cell table:style-name="ce7" table:formula="of:=([.M16]+[.N16]+[.O16])/3" office:value-type="float" office:value="82882.3333333333" calcext:value-type="float">
            <text:p>82,882</text:p>
          </table:table-cell>
          <table:table-cell table:style-name="ce7" table:formula="of:=SQRT((1/3)*(([.M16]-[.Q16])*([.M16]-[.Q16]) + ([.N16]-[.Q16])*([.N16]-[.Q16]) + ([.O16]-[.Q16])*([.O16]-[.Q16])))" office:value-type="float" office:value="11554.6588679872" calcext:value-type="float">
            <text:p>11,555</text:p>
          </table:table-cell>
        </table:table-row>
        <table:table-row table:style-name="ro1">
          <table:table-cell office:value-type="string" calcext:value-type="string">
            <text:p>DTLB_LOAD_MISSES.STLB_HIT_2M</text:p>
          </table:table-cell>
          <table:table-cell office:value-type="string" calcext:value-type="string">
            <text:p>r4008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]-[.D17])/100)" office:value-type="float" office:value="0" calcext:value-type="float">
            <text:p>0</text:p>
          </table:table-cell>
          <table:table-cell table:style-name="ce7" table:formula="of:=ROUND(([.I17]-[.E17])/100)" office:value-type="float" office:value="0" calcext:value-type="float">
            <text:p>0</text:p>
          </table:table-cell>
          <table:table-cell table:style-name="ce7" table:formula="of:=ROUND(([.J17]-[.F17])/100)" office:value-type="float" office:value="0" calcext:value-type="float">
            <text:p>0</text:p>
          </table:table-cell>
          <table:table-cell table:style-name="ce7"/>
          <table:table-cell table:style-name="ce7" table:formula="of:=([.M17]+[.N17]+[.O17])/3" office:value-type="float" office:value="0" calcext:value-type="float">
            <text:p>0</text:p>
          </table:table-cell>
          <table:table-cell table:style-name="ce7" table:formula="of:=SQRT((1/3)*(([.M17]-[.Q17])*([.M17]-[.Q17]) + ([.N17]-[.Q17])*([.N17]-[.Q17]) + ([.O17]-[.Q17])*([.O17]-[.Q1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LOAD_MISSES.STLB_HIT</text:p>
          </table:table-cell>
          <table:table-cell office:value-type="string" calcext:value-type="string">
            <text:p>r6008:u</text:p>
          </table:table-cell>
          <table:table-cell/>
          <table:table-cell office:value-type="float" office:value="75253" calcext:value-type="float">
            <text:p>75253</text:p>
          </table:table-cell>
          <table:table-cell office:value-type="float" office:value="81141" calcext:value-type="float">
            <text:p>81141</text:p>
          </table:table-cell>
          <table:table-cell office:value-type="float" office:value="95276" calcext:value-type="float">
            <text:p>95276</text:p>
          </table:table-cell>
          <table:table-cell/>
          <table:table-cell office:value-type="float" office:value="6885759" calcext:value-type="float">
            <text:p>6885759</text:p>
          </table:table-cell>
          <table:table-cell office:value-type="float" office:value="8980069" calcext:value-type="float">
            <text:p>8980069</text:p>
          </table:table-cell>
          <table:table-cell office:value-type="float" office:value="9419785" calcext:value-type="float">
            <text:p>9419785</text:p>
          </table:table-cell>
          <table:table-cell table:style-name="ce7" table:number-columns-repeated="2"/>
          <table:table-cell table:style-name="ce7" table:formula="of:=ROUND(([.H18]-[.D18])/100)" office:value-type="float" office:value="68105" calcext:value-type="float">
            <text:p>68,105</text:p>
          </table:table-cell>
          <table:table-cell table:style-name="ce7" table:formula="of:=ROUND(([.I18]-[.E18])/100)" office:value-type="float" office:value="88989" calcext:value-type="float">
            <text:p>88,989</text:p>
          </table:table-cell>
          <table:table-cell table:style-name="ce7" table:formula="of:=ROUND(([.J18]-[.F18])/100)" office:value-type="float" office:value="93245" calcext:value-type="float">
            <text:p>93,245</text:p>
          </table:table-cell>
          <table:table-cell table:style-name="ce7"/>
          <table:table-cell table:style-name="ce7" table:formula="of:=([.M18]+[.N18]+[.O18])/3" office:value-type="float" office:value="83446.3333333333" calcext:value-type="float">
            <text:p>83,446</text:p>
          </table:table-cell>
          <table:table-cell table:style-name="ce7" table:formula="of:=SQRT((1/3)*(([.M18]-[.Q18])*([.M18]-[.Q18]) + ([.N18]-[.Q18])*([.N18]-[.Q18]) + ([.O18]-[.Q18])*([.O18]-[.Q18])))" office:value-type="float" office:value="10986.2266902194" calcext:value-type="float">
            <text:p>10,986</text:p>
          </table:table-cell>
        </table:table-row>
        <table:table-row table:style-name="ro1">
          <table:table-cell office:value-type="string" calcext:value-type="string">
            <text:p>DTLB_LOAD_MISSES.PDE_CACHE_MISS</text:p>
          </table:table-cell>
          <table:table-cell office:value-type="string" calcext:value-type="string">
            <text:p>r8008:u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2324" calcext:value-type="float">
            <text:p>2324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float" office:value="121324" calcext:value-type="float">
            <text:p>121324</text:p>
          </table:table-cell>
          <table:table-cell office:value-type="float" office:value="116228" calcext:value-type="float">
            <text:p>116228</text:p>
          </table:table-cell>
          <table:table-cell office:value-type="float" office:value="122193" calcext:value-type="float">
            <text:p>122193</text:p>
          </table:table-cell>
          <table:table-cell table:style-name="ce7" table:number-columns-repeated="2"/>
          <table:table-cell table:style-name="ce7" table:formula="of:=ROUND(([.H19]-[.D19])/100)" office:value-type="float" office:value="1190" calcext:value-type="float">
            <text:p>1,190</text:p>
          </table:table-cell>
          <table:table-cell table:style-name="ce7" table:formula="of:=ROUND(([.I19]-[.E19])/100)" office:value-type="float" office:value="1139" calcext:value-type="float">
            <text:p>1,139</text:p>
          </table:table-cell>
          <table:table-cell table:style-name="ce7" table:formula="of:=ROUND(([.J19]-[.F19])/100)" office:value-type="float" office:value="1198" calcext:value-type="float">
            <text:p>1,198</text:p>
          </table:table-cell>
          <table:table-cell table:style-name="ce7"/>
          <table:table-cell table:style-name="ce7" table:formula="of:=([.M19]+[.N19]+[.O19])/3" office:value-type="float" office:value="1175.66666666667" calcext:value-type="float">
            <text:p>1,176</text:p>
          </table:table-cell>
          <table:table-cell table:style-name="ce7" table:formula="of:=SQRT((1/3)*(([.M19]-[.Q19])*([.M19]-[.Q19]) + ([.N19]-[.Q19])*([.N19]-[.Q19]) + ([.O19]-[.Q19])*([.O19]-[.Q19])))" office:value-type="float" office:value="26.1321428300262" calcext:value-type="float">
            <text:p>26</text:p>
          </table:table-cell>
        </table:table-row>
        <table:table-row table:style-name="ro1">
          <table:table-cell office:value-type="string" calcext:value-type="string">
            <text:p>INT_MISC.RECOVERY_CYCLES</text:p>
          </table:table-cell>
          <table:table-cell office:value-type="string" calcext:value-type="string">
            <text:p>r030d:u</text:p>
          </table:table-cell>
          <table:table-cell/>
          <table:table-cell office:value-type="float" office:value="17462969" calcext:value-type="float">
            <text:p>17462969</text:p>
          </table:table-cell>
          <table:table-cell office:value-type="float" office:value="17459034" calcext:value-type="float">
            <text:p>17459034</text:p>
          </table:table-cell>
          <table:table-cell office:value-type="float" office:value="18100655" calcext:value-type="float">
            <text:p>18100655</text:p>
          </table:table-cell>
          <table:table-cell/>
          <table:table-cell office:value-type="float" office:value="48117285" calcext:value-type="float">
            <text:p>48117285</text:p>
          </table:table-cell>
          <table:table-cell office:value-type="float" office:value="45932744" calcext:value-type="float">
            <text:p>45932744</text:p>
          </table:table-cell>
          <table:table-cell office:value-type="float" office:value="53451371" calcext:value-type="float">
            <text:p>53451371</text:p>
          </table:table-cell>
          <table:table-cell table:style-name="ce7" table:number-columns-repeated="2"/>
          <table:table-cell table:style-name="ce7" table:formula="of:=ROUND(([.H20]-[.D20])/100)" office:value-type="float" office:value="306543" calcext:value-type="float">
            <text:p>306,543</text:p>
          </table:table-cell>
          <table:table-cell table:style-name="ce7" table:formula="of:=ROUND(([.I20]-[.E20])/100)" office:value-type="float" office:value="284737" calcext:value-type="float">
            <text:p>284,737</text:p>
          </table:table-cell>
          <table:table-cell table:style-name="ce7" table:formula="of:=ROUND(([.J20]-[.F20])/100)" office:value-type="float" office:value="353507" calcext:value-type="float">
            <text:p>353,507</text:p>
          </table:table-cell>
          <table:table-cell table:style-name="ce7"/>
          <table:table-cell table:style-name="ce7" table:formula="of:=([.M20]+[.N20]+[.O20])/3" office:value-type="float" office:value="314929" calcext:value-type="float">
            <text:p>314,929</text:p>
          </table:table-cell>
          <table:table-cell table:style-name="ce7" table:formula="of:=SQRT((1/3)*(([.M20]-[.Q20])*([.M20]-[.Q20]) + ([.N20]-[.Q20])*([.N20]-[.Q20]) + ([.O20]-[.Q20])*([.O20]-[.Q20])))" office:value-type="float" office:value="28694.6217027977" calcext:value-type="float">
            <text:p>28,695</text:p>
          </table:table-cell>
        </table:table-row>
        <table:table-row table:style-name="ro1">
          <table:table-cell office:value-type="string" calcext:value-type="string">
            <text:p>UOPS_ISSUED.ANY</text:p>
          </table:table-cell>
          <table:table-cell office:value-type="string" calcext:value-type="string">
            <text:p>r010e:u</text:p>
          </table:table-cell>
          <table:table-cell/>
          <table:table-cell office:value-type="float" office:value="5461373036" calcext:value-type="float">
            <text:p>5461373036</text:p>
          </table:table-cell>
          <table:table-cell office:value-type="float" office:value="5461319393" calcext:value-type="float">
            <text:p>5461319393</text:p>
          </table:table-cell>
          <table:table-cell office:value-type="float" office:value="5483543059" calcext:value-type="float">
            <text:p>5483543059</text:p>
          </table:table-cell>
          <table:table-cell/>
          <table:table-cell office:value-type="float" office:value="33097894217" calcext:value-type="float">
            <text:p>33097894217</text:p>
          </table:table-cell>
          <table:table-cell office:value-type="float" office:value="32891547289" calcext:value-type="float">
            <text:p>32891547289</text:p>
          </table:table-cell>
          <table:table-cell office:value-type="float" office:value="33232674455" calcext:value-type="float">
            <text:p>33232674455</text:p>
          </table:table-cell>
          <table:table-cell table:style-name="ce7" table:number-columns-repeated="2"/>
          <table:table-cell table:style-name="ce7" table:formula="of:=ROUND(([.H21]-[.D21])/100)" office:value-type="float" office:value="276365212" calcext:value-type="float">
            <text:p>276,365,212</text:p>
          </table:table-cell>
          <table:table-cell table:style-name="ce7" table:formula="of:=ROUND(([.I21]-[.E21])/100)" office:value-type="float" office:value="274302279" calcext:value-type="float">
            <text:p>274,302,279</text:p>
          </table:table-cell>
          <table:table-cell table:style-name="ce7" table:formula="of:=ROUND(([.J21]-[.F21])/100)" office:value-type="float" office:value="277491314" calcext:value-type="float">
            <text:p>277,491,314</text:p>
          </table:table-cell>
          <table:table-cell table:style-name="ce7"/>
          <table:table-cell table:style-name="ce7" table:formula="of:=([.M21]+[.N21]+[.O21])/3" office:value-type="float" office:value="276052935" calcext:value-type="float">
            <text:p>276,052,935</text:p>
          </table:table-cell>
          <table:table-cell table:style-name="ce7" table:formula="of:=SQRT((1/3)*(([.M21]-[.Q21])*([.M21]-[.Q21]) + ([.N21]-[.Q21])*([.N21]-[.Q21]) + ([.O21]-[.Q21])*([.O21]-[.Q21])))" office:value-type="float" office:value="1320510.94943157" calcext:value-type="float">
            <text:p>1,320,511</text:p>
          </table:table-cell>
        </table:table-row>
        <table:table-row table:style-name="ro1">
          <table:table-cell office:value-type="string" calcext:value-type="string">
            <text:p>UOPS_ISSUED.FLAGS_MERGE</text:p>
          </table:table-cell>
          <table:table-cell office:value-type="string" calcext:value-type="string">
            <text:p>r100e:u</text:p>
          </table:table-cell>
          <table:table-cell/>
          <table:table-cell office:value-type="float" office:value="67384986" calcext:value-type="float">
            <text:p>67384986</text:p>
          </table:table-cell>
          <table:table-cell office:value-type="float" office:value="67384939" calcext:value-type="float">
            <text:p>67384939</text:p>
          </table:table-cell>
          <table:table-cell office:value-type="float" office:value="67385374" calcext:value-type="float">
            <text:p>67385374</text:p>
          </table:table-cell>
          <table:table-cell/>
          <table:table-cell office:value-type="float" office:value="67385310" calcext:value-type="float">
            <text:p>67385310</text:p>
          </table:table-cell>
          <table:table-cell office:value-type="float" office:value="67393327" calcext:value-type="float">
            <text:p>67393327</text:p>
          </table:table-cell>
          <table:table-cell office:value-type="float" office:value="67391847" calcext:value-type="float">
            <text:p>67391847</text:p>
          </table:table-cell>
          <table:table-cell table:style-name="ce7" table:number-columns-repeated="2"/>
          <table:table-cell table:style-name="ce7" table:formula="of:=ROUND(([.H22]-[.D22])/100)" office:value-type="float" office:value="3" calcext:value-type="float">
            <text:p>3</text:p>
          </table:table-cell>
          <table:table-cell table:style-name="ce7" table:formula="of:=ROUND(([.I22]-[.E22])/100)" office:value-type="float" office:value="84" calcext:value-type="float">
            <text:p>84</text:p>
          </table:table-cell>
          <table:table-cell table:style-name="ce7" table:formula="of:=ROUND(([.J22]-[.F22])/100)" office:value-type="float" office:value="65" calcext:value-type="float">
            <text:p>65</text:p>
          </table:table-cell>
          <table:table-cell table:style-name="ce7"/>
          <table:table-cell table:style-name="ce7" table:formula="of:=([.M22]+[.N22]+[.O22])/3" office:value-type="float" office:value="50.6666666666667" calcext:value-type="float">
            <text:p>51</text:p>
          </table:table-cell>
          <table:table-cell table:style-name="ce7" table:formula="of:=SQRT((1/3)*(([.M22]-[.Q22])*([.M22]-[.Q22]) + ([.N22]-[.Q22])*([.N22]-[.Q22]) + ([.O22]-[.Q22])*([.O22]-[.Q22])))" office:value-type="float" office:value="34.5864456430872" calcext:value-type="float">
            <text:p>35</text:p>
          </table:table-cell>
        </table:table-row>
        <table:table-row table:style-name="ro1">
          <table:table-cell office:value-type="string" calcext:value-type="string">
            <text:p>UOPS_ISSUED.SLOW_LEA</text:p>
          </table:table-cell>
          <table:table-cell office:value-type="string" calcext:value-type="string">
            <text:p>r200e:u</text:p>
          </table:table-cell>
          <table:table-cell/>
          <table:table-cell office:value-type="float" office:value="67815165" calcext:value-type="float">
            <text:p>67815165</text:p>
          </table:table-cell>
          <table:table-cell office:value-type="float" office:value="67815182" calcext:value-type="float">
            <text:p>67815182</text:p>
          </table:table-cell>
          <table:table-cell office:value-type="float" office:value="67816969" calcext:value-type="float">
            <text:p>67816969</text:p>
          </table:table-cell>
          <table:table-cell/>
          <table:table-cell office:value-type="float" office:value="67820453" calcext:value-type="float">
            <text:p>67820453</text:p>
          </table:table-cell>
          <table:table-cell office:value-type="float" office:value="67830720" calcext:value-type="float">
            <text:p>67830720</text:p>
          </table:table-cell>
          <table:table-cell office:value-type="float" office:value="67826664" calcext:value-type="float">
            <text:p>67826664</text:p>
          </table:table-cell>
          <table:table-cell table:style-name="ce7" table:number-columns-repeated="2"/>
          <table:table-cell table:style-name="ce7" table:formula="of:=ROUND(([.H23]-[.D23])/100)" office:value-type="float" office:value="53" calcext:value-type="float">
            <text:p>53</text:p>
          </table:table-cell>
          <table:table-cell table:style-name="ce7" table:formula="of:=ROUND(([.I23]-[.E23])/100)" office:value-type="float" office:value="155" calcext:value-type="float">
            <text:p>155</text:p>
          </table:table-cell>
          <table:table-cell table:style-name="ce7" table:formula="of:=ROUND(([.J23]-[.F23])/100)" office:value-type="float" office:value="97" calcext:value-type="float">
            <text:p>97</text:p>
          </table:table-cell>
          <table:table-cell table:style-name="ce7"/>
          <table:table-cell table:style-name="ce7" table:formula="of:=([.M23]+[.N23]+[.O23])/3" office:value-type="float" office:value="101.666666666667" calcext:value-type="float">
            <text:p>102</text:p>
          </table:table-cell>
          <table:table-cell table:style-name="ce7" table:formula="of:=SQRT((1/3)*(([.M23]-[.Q23])*([.M23]-[.Q23]) + ([.N23]-[.Q23])*([.N23]-[.Q23]) + ([.O23]-[.Q23])*([.O23]-[.Q23])))" office:value-type="float" office:value="41.7718671941881" calcext:value-type="float">
            <text:p>42</text:p>
          </table:table-cell>
        </table:table-row>
        <table:table-row table:style-name="ro1">
          <table:table-cell office:value-type="string" calcext:value-type="string">
            <text:p>UOPS_ISSUED.SiNGLE_MUL</text:p>
          </table:table-cell>
          <table:table-cell office:value-type="string" calcext:value-type="string">
            <text:p>r400e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24]-[.D24])/100)" office:value-type="float" office:value="0" calcext:value-type="float">
            <text:p>0</text:p>
          </table:table-cell>
          <table:table-cell table:style-name="ce7" table:formula="of:=ROUND(([.I24]-[.E24])/100)" office:value-type="float" office:value="0" calcext:value-type="float">
            <text:p>0</text:p>
          </table:table-cell>
          <table:table-cell table:style-name="ce7" table:formula="of:=ROUND(([.J24]-[.F24])/100)" office:value-type="float" office:value="0" calcext:value-type="float">
            <text:p>0</text:p>
          </table:table-cell>
          <table:table-cell table:style-name="ce7"/>
          <table:table-cell table:style-name="ce7" table:formula="of:=([.M24]+[.N24]+[.O24])/3" office:value-type="float" office:value="0" calcext:value-type="float">
            <text:p>0</text:p>
          </table:table-cell>
          <table:table-cell table:style-name="ce7" table:formula="of:=SQRT((1/3)*(([.M24]-[.Q24])*([.M24]-[.Q24]) + ([.N24]-[.Q24])*([.N24]-[.Q24]) + ([.O24]-[.Q24])*([.O24]-[.Q2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_RQSTS.DEMAND_DATA_RD_MISS</text:p>
          </table:table-cell>
          <table:table-cell office:value-type="string" calcext:value-type="string">
            <text:p>r2124:u</text:p>
          </table:table-cell>
          <table:table-cell/>
          <table:table-cell office:value-type="float" office:value="1976577" calcext:value-type="float">
            <text:p>1976577</text:p>
          </table:table-cell>
          <table:table-cell office:value-type="float" office:value="2025992" calcext:value-type="float">
            <text:p>2025992</text:p>
          </table:table-cell>
          <table:table-cell office:value-type="float" office:value="1679549" calcext:value-type="float">
            <text:p>1679549</text:p>
          </table:table-cell>
          <table:table-cell/>
          <table:table-cell office:value-type="float" office:value="174494576" calcext:value-type="float">
            <text:p>174494576</text:p>
          </table:table-cell>
          <table:table-cell office:value-type="float" office:value="80650367" calcext:value-type="float">
            <text:p>80650367</text:p>
          </table:table-cell>
          <table:table-cell office:value-type="float" office:value="65445612" calcext:value-type="float">
            <text:p>65445612</text:p>
          </table:table-cell>
          <table:table-cell table:style-name="ce7" table:number-columns-repeated="2"/>
          <table:table-cell table:style-name="ce7" table:formula="of:=ROUND(([.H25]-[.D25])/100)" office:value-type="float" office:value="1725180" calcext:value-type="float">
            <text:p>1,725,180</text:p>
          </table:table-cell>
          <table:table-cell table:style-name="ce7" table:formula="of:=ROUND(([.I25]-[.E25])/100)" office:value-type="float" office:value="786244" calcext:value-type="float">
            <text:p>786,244</text:p>
          </table:table-cell>
          <table:table-cell table:style-name="ce7" table:formula="of:=ROUND(([.J25]-[.F25])/100)" office:value-type="float" office:value="637661" calcext:value-type="float">
            <text:p>637,661</text:p>
          </table:table-cell>
          <table:table-cell table:style-name="ce7"/>
          <table:table-cell table:style-name="ce7" table:formula="of:=([.M25]+[.N25]+[.O25])/3" office:value-type="float" office:value="1049695" calcext:value-type="float">
            <text:p>1,049,695</text:p>
          </table:table-cell>
          <table:table-cell table:style-name="ce7" table:formula="of:=SQRT((1/3)*(([.M25]-[.Q25])*([.M25]-[.Q25]) + ([.N25]-[.Q25])*([.N25]-[.Q25]) + ([.O25]-[.Q25])*([.O25]-[.Q25])))" office:value-type="float" office:value="481476.351714876" calcext:value-type="float">
            <text:p>481,476</text:p>
          </table:table-cell>
        </table:table-row>
        <table:table-row table:style-name="ro1">
          <table:table-cell office:value-type="string" calcext:value-type="string">
            <text:p>L2_RQSTS.DEMAND_DATA_RD_HIT</text:p>
          </table:table-cell>
          <table:table-cell office:value-type="string" calcext:value-type="string">
            <text:p>r4124:u</text:p>
          </table:table-cell>
          <table:table-cell/>
          <table:table-cell office:value-type="float" office:value="362665" calcext:value-type="float">
            <text:p>362665</text:p>
          </table:table-cell>
          <table:table-cell office:value-type="float" office:value="461050" calcext:value-type="float">
            <text:p>461050</text:p>
          </table:table-cell>
          <table:table-cell office:value-type="float" office:value="269117" calcext:value-type="float">
            <text:p>269117</text:p>
          </table:table-cell>
          <table:table-cell/>
          <table:table-cell office:value-type="float" office:value="25733084" calcext:value-type="float">
            <text:p>25733084</text:p>
          </table:table-cell>
          <table:table-cell office:value-type="float" office:value="14242121" calcext:value-type="float">
            <text:p>14242121</text:p>
          </table:table-cell>
          <table:table-cell office:value-type="float" office:value="8033530" calcext:value-type="float">
            <text:p>8033530</text:p>
          </table:table-cell>
          <table:table-cell table:style-name="ce7" table:number-columns-repeated="2"/>
          <table:table-cell table:style-name="ce7" table:formula="of:=ROUND(([.H26]-[.D26])/100)" office:value-type="float" office:value="253704" calcext:value-type="float">
            <text:p>253,704</text:p>
          </table:table-cell>
          <table:table-cell table:style-name="ce7" table:formula="of:=ROUND(([.I26]-[.E26])/100)" office:value-type="float" office:value="137811" calcext:value-type="float">
            <text:p>137,811</text:p>
          </table:table-cell>
          <table:table-cell table:style-name="ce7" table:formula="of:=ROUND(([.J26]-[.F26])/100)" office:value-type="float" office:value="77644" calcext:value-type="float">
            <text:p>77,644</text:p>
          </table:table-cell>
          <table:table-cell table:style-name="ce7"/>
          <table:table-cell table:style-name="ce7" table:formula="of:=([.M26]+[.N26]+[.O26])/3" office:value-type="float" office:value="156386.333333333" calcext:value-type="float">
            <text:p>156,386</text:p>
          </table:table-cell>
          <table:table-cell table:style-name="ce7" table:formula="of:=SQRT((1/3)*(([.M26]-[.Q26])*([.M26]-[.Q26]) + ([.N26]-[.Q26])*([.N26]-[.Q26]) + ([.O26]-[.Q26])*([.O26]-[.Q26])))" office:value-type="float" office:value="73066.4681703508" calcext:value-type="float">
            <text:p>73,066</text:p>
          </table:table-cell>
        </table:table-row>
        <table:table-row table:style-name="ro1">
          <table:table-cell office:value-type="string" calcext:value-type="string">
            <text:p>L2_RQSTS.ALL_DEMAND_DATA_RD</text:p>
          </table:table-cell>
          <table:table-cell office:value-type="string" calcext:value-type="string">
            <text:p>re124:u</text:p>
          </table:table-cell>
          <table:table-cell/>
          <table:table-cell office:value-type="float" office:value="2447706" calcext:value-type="float">
            <text:p>2447706</text:p>
          </table:table-cell>
          <table:table-cell office:value-type="float" office:value="2544262" calcext:value-type="float">
            <text:p>2544262</text:p>
          </table:table-cell>
          <table:table-cell office:value-type="float" office:value="2078305" calcext:value-type="float">
            <text:p>2078305</text:p>
          </table:table-cell>
          <table:table-cell/>
          <table:table-cell office:value-type="float" office:value="211285853" calcext:value-type="float">
            <text:p>211285853</text:p>
          </table:table-cell>
          <table:table-cell office:value-type="float" office:value="112206955" calcext:value-type="float">
            <text:p>112206955</text:p>
          </table:table-cell>
          <table:table-cell office:value-type="float" office:value="97428344" calcext:value-type="float">
            <text:p>97428344</text:p>
          </table:table-cell>
          <table:table-cell table:style-name="ce7" table:number-columns-repeated="2"/>
          <table:table-cell table:style-name="ce7" table:formula="of:=ROUND(([.H27]-[.D27])/100)" office:value-type="float" office:value="2088381" calcext:value-type="float">
            <text:p>2,088,381</text:p>
          </table:table-cell>
          <table:table-cell table:style-name="ce7" table:formula="of:=ROUND(([.I27]-[.E27])/100)" office:value-type="float" office:value="1096627" calcext:value-type="float">
            <text:p>1,096,627</text:p>
          </table:table-cell>
          <table:table-cell table:style-name="ce7" table:formula="of:=ROUND(([.J27]-[.F27])/100)" office:value-type="float" office:value="953500" calcext:value-type="float">
            <text:p>953,500</text:p>
          </table:table-cell>
          <table:table-cell table:style-name="ce7"/>
          <table:table-cell table:style-name="ce7" table:formula="of:=([.M27]+[.N27]+[.O27])/3" office:value-type="float" office:value="1379502.66666667" calcext:value-type="float">
            <text:p>1,379,503</text:p>
          </table:table-cell>
          <table:table-cell table:style-name="ce7" table:formula="of:=SQRT((1/3)*(([.M27]-[.Q27])*([.M27]-[.Q27]) + ([.N27]-[.Q27])*([.N27]-[.Q27]) + ([.O27]-[.Q27])*([.O27]-[.Q27])))" office:value-type="float" office:value="504646.875306112" calcext:value-type="float">
            <text:p>504,647</text:p>
          </table:table-cell>
        </table:table-row>
        <table:table-row table:style-name="ro1">
          <table:table-cell office:value-type="string" calcext:value-type="string">
            <text:p>L2_RQSTS.RFO_HIT</text:p>
          </table:table-cell>
          <table:table-cell office:value-type="string" calcext:value-type="string">
            <text:p>r4224:u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52" calcext:value-type="float">
            <text:p>352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2620" calcext:value-type="float">
            <text:p>2620</text:p>
          </table:table-cell>
          <table:table-cell office:value-type="float" office:value="1777" calcext:value-type="float">
            <text:p>1777</text:p>
          </table:table-cell>
          <table:table-cell table:style-name="ce7" table:number-columns-repeated="2"/>
          <table:table-cell table:style-name="ce7" table:formula="of:=ROUND(([.H28]-[.D28])/100)" office:value-type="float" office:value="6" calcext:value-type="float">
            <text:p>6</text:p>
          </table:table-cell>
          <table:table-cell table:style-name="ce7" table:formula="of:=ROUND(([.I28]-[.E28])/100)" office:value-type="float" office:value="23" calcext:value-type="float">
            <text:p>23</text:p>
          </table:table-cell>
          <table:table-cell table:style-name="ce7" table:formula="of:=ROUND(([.J28]-[.F28])/100)" office:value-type="float" office:value="14" calcext:value-type="float">
            <text:p>14</text:p>
          </table:table-cell>
          <table:table-cell table:style-name="ce7"/>
          <table:table-cell table:style-name="ce7" table:formula="of:=([.M28]+[.N28]+[.O28])/3" office:value-type="float" office:value="14.3333333333333" calcext:value-type="float">
            <text:p>14</text:p>
          </table:table-cell>
          <table:table-cell table:style-name="ce7" table:formula="of:=SQRT((1/3)*(([.M28]-[.Q28])*([.M28]-[.Q28]) + ([.N28]-[.Q28])*([.N28]-[.Q28]) + ([.O28]-[.Q28])*([.O28]-[.Q28])))" office:value-type="float" office:value="6.94422221866655" calcext:value-type="float">
            <text:p>7</text:p>
          </table:table-cell>
        </table:table-row>
        <table:table-row table:style-name="ro1">
          <table:table-cell office:value-type="string" calcext:value-type="string">
            <text:p>L2_RQSTS.RFO_MISS</text:p>
          </table:table-cell>
          <table:table-cell office:value-type="string" calcext:value-type="string">
            <text:p>r2224:u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536" calcext:value-type="float">
            <text:p>3536</text:p>
          </table:table-cell>
          <table:table-cell office:value-type="float" office:value="13409" calcext:value-type="float">
            <text:p>13409</text:p>
          </table:table-cell>
          <table:table-cell/>
          <table:table-cell office:value-type="float" office:value="103862" calcext:value-type="float">
            <text:p>103862</text:p>
          </table:table-cell>
          <table:table-cell office:value-type="float" office:value="122805" calcext:value-type="float">
            <text:p>122805</text:p>
          </table:table-cell>
          <table:table-cell office:value-type="float" office:value="117158" calcext:value-type="float">
            <text:p>117158</text:p>
          </table:table-cell>
          <table:table-cell table:style-name="ce7" table:number-columns-repeated="2"/>
          <table:table-cell table:style-name="ce7" table:formula="of:=ROUND(([.H29]-[.D29])/100)" office:value-type="float" office:value="1004" calcext:value-type="float">
            <text:p>1,004</text:p>
          </table:table-cell>
          <table:table-cell table:style-name="ce7" table:formula="of:=ROUND(([.I29]-[.E29])/100)" office:value-type="float" office:value="1193" calcext:value-type="float">
            <text:p>1,193</text:p>
          </table:table-cell>
          <table:table-cell table:style-name="ce7" table:formula="of:=ROUND(([.J29]-[.F29])/100)" office:value-type="float" office:value="1037" calcext:value-type="float">
            <text:p>1,037</text:p>
          </table:table-cell>
          <table:table-cell table:style-name="ce7"/>
          <table:table-cell table:style-name="ce7" table:formula="of:=([.M29]+[.N29]+[.O29])/3" office:value-type="float" office:value="1078" calcext:value-type="float">
            <text:p>1,078</text:p>
          </table:table-cell>
          <table:table-cell table:style-name="ce7" table:formula="of:=SQRT((1/3)*(([.M29]-[.Q29])*([.M29]-[.Q29]) + ([.N29]-[.Q29])*([.N29]-[.Q29]) + ([.O29]-[.Q29])*([.O29]-[.Q29])))" office:value-type="float" office:value="82.4257241399795" calcext:value-type="float">
            <text:p>82</text:p>
          </table:table-cell>
        </table:table-row>
        <table:table-row table:style-name="ro1">
          <table:table-cell office:value-type="string" calcext:value-type="string">
            <text:p>L2_RQSTS.ALL_RFO</text:p>
          </table:table-cell>
          <table:table-cell office:value-type="string" calcext:value-type="string">
            <text:p>re224:u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6146" calcext:value-type="float">
            <text:p>6146</text:p>
          </table:table-cell>
          <table:table-cell office:value-type="float" office:value="9852" calcext:value-type="float">
            <text:p>9852</text:p>
          </table:table-cell>
          <table:table-cell/>
          <table:table-cell office:value-type="float" office:value="112596" calcext:value-type="float">
            <text:p>112596</text:p>
          </table:table-cell>
          <table:table-cell office:value-type="float" office:value="140185" calcext:value-type="float">
            <text:p>140185</text:p>
          </table:table-cell>
          <table:table-cell office:value-type="float" office:value="132013" calcext:value-type="float">
            <text:p>132013</text:p>
          </table:table-cell>
          <table:table-cell table:style-name="ce7" table:number-columns-repeated="2"/>
          <table:table-cell table:style-name="ce7" table:formula="of:=ROUND(([.H30]-[.D30])/100)" office:value-type="float" office:value="1049" calcext:value-type="float">
            <text:p>1,049</text:p>
          </table:table-cell>
          <table:table-cell table:style-name="ce7" table:formula="of:=ROUND(([.I30]-[.E30])/100)" office:value-type="float" office:value="1340" calcext:value-type="float">
            <text:p>1,340</text:p>
          </table:table-cell>
          <table:table-cell table:style-name="ce7" table:formula="of:=ROUND(([.J30]-[.F30])/100)" office:value-type="float" office:value="1222" calcext:value-type="float">
            <text:p>1,222</text:p>
          </table:table-cell>
          <table:table-cell table:style-name="ce7"/>
          <table:table-cell table:style-name="ce7" table:formula="of:=([.M30]+[.N30]+[.O30])/3" office:value-type="float" office:value="1203.66666666667" calcext:value-type="float">
            <text:p>1,204</text:p>
          </table:table-cell>
          <table:table-cell table:style-name="ce7" table:formula="of:=SQRT((1/3)*(([.M30]-[.Q30])*([.M30]-[.Q30]) + ([.N30]-[.Q30])*([.N30]-[.Q30]) + ([.O30]-[.Q30])*([.O30]-[.Q30])))" office:value-type="float" office:value="119.5054624507" calcext:value-type="float">
            <text:p>120</text:p>
          </table:table-cell>
        </table:table-row>
        <table:table-row table:style-name="ro1">
          <table:table-cell office:value-type="string" calcext:value-type="string">
            <text:p>L2_RQSTS.CODE_RD_HIT</text:p>
          </table:table-cell>
          <table:table-cell office:value-type="string" calcext:value-type="string">
            <text:p>r4424:u</text:p>
          </table:table-cell>
          <table:table-cell/>
          <table:table-cell office:value-type="float" office:value="3541" calcext:value-type="float">
            <text:p>3541</text:p>
          </table:table-cell>
          <table:table-cell office:value-type="float" office:value="4563" calcext:value-type="float">
            <text:p>4563</text:p>
          </table:table-cell>
          <table:table-cell office:value-type="float" office:value="3403" calcext:value-type="float">
            <text:p>3403</text:p>
          </table:table-cell>
          <table:table-cell/>
          <table:table-cell office:value-type="float" office:value="3980" calcext:value-type="float">
            <text:p>3980</text:p>
          </table:table-cell>
          <table:table-cell office:value-type="float" office:value="8342" calcext:value-type="float">
            <text:p>8342</text:p>
          </table:table-cell>
          <table:table-cell office:value-type="float" office:value="5326" calcext:value-type="float">
            <text:p>5326</text:p>
          </table:table-cell>
          <table:table-cell table:style-name="ce7" table:number-columns-repeated="2"/>
          <table:table-cell table:style-name="ce7" table:formula="of:=ROUND(([.H31]-[.D31])/100)" office:value-type="float" office:value="4" calcext:value-type="float">
            <text:p>4</text:p>
          </table:table-cell>
          <table:table-cell table:style-name="ce7" table:formula="of:=ROUND(([.I31]-[.E31])/100)" office:value-type="float" office:value="38" calcext:value-type="float">
            <text:p>38</text:p>
          </table:table-cell>
          <table:table-cell table:style-name="ce7" table:formula="of:=ROUND(([.J31]-[.F31])/100)" office:value-type="float" office:value="19" calcext:value-type="float">
            <text:p>19</text:p>
          </table:table-cell>
          <table:table-cell table:style-name="ce7"/>
          <table:table-cell table:style-name="ce7" table:formula="of:=([.M31]+[.N31]+[.O31])/3" office:value-type="float" office:value="20.3333333333333" calcext:value-type="float">
            <text:p>20</text:p>
          </table:table-cell>
          <table:table-cell table:style-name="ce7" table:formula="of:=SQRT((1/3)*(([.M31]-[.Q31])*([.M31]-[.Q31]) + ([.N31]-[.Q31])*([.N31]-[.Q31]) + ([.O31]-[.Q31])*([.O31]-[.Q31])))" office:value-type="float" office:value="13.9124245031395" calcext:value-type="float">
            <text:p>14</text:p>
          </table:table-cell>
        </table:table-row>
        <table:table-row table:style-name="ro1">
          <table:table-cell office:value-type="string" calcext:value-type="string">
            <text:p>L2_RQSTS.CODE_RD_MISS</text:p>
          </table:table-cell>
          <table:table-cell office:value-type="string" calcext:value-type="string">
            <text:p>r2424:u</text:p>
          </table:table-cell>
          <table:table-cell/>
          <table:table-cell office:value-type="float" office:value="4316" calcext:value-type="float">
            <text:p>4316</text:p>
          </table:table-cell>
          <table:table-cell office:value-type="float" office:value="4191" calcext:value-type="float">
            <text:p>4191</text:p>
          </table:table-cell>
          <table:table-cell office:value-type="float" office:value="4156" calcext:value-type="float">
            <text:p>4156</text:p>
          </table:table-cell>
          <table:table-cell/>
          <table:table-cell office:value-type="float" office:value="17483" calcext:value-type="float">
            <text:p>17483</text:p>
          </table:table-cell>
          <table:table-cell office:value-type="float" office:value="22650" calcext:value-type="float">
            <text:p>22650</text:p>
          </table:table-cell>
          <table:table-cell office:value-type="float" office:value="20398" calcext:value-type="float">
            <text:p>20398</text:p>
          </table:table-cell>
          <table:table-cell table:style-name="ce7" table:number-columns-repeated="2"/>
          <table:table-cell table:style-name="ce7" table:formula="of:=ROUND(([.H32]-[.D32])/100)" office:value-type="float" office:value="132" calcext:value-type="float">
            <text:p>132</text:p>
          </table:table-cell>
          <table:table-cell table:style-name="ce7" table:formula="of:=ROUND(([.I32]-[.E32])/100)" office:value-type="float" office:value="185" calcext:value-type="float">
            <text:p>185</text:p>
          </table:table-cell>
          <table:table-cell table:style-name="ce7" table:formula="of:=ROUND(([.J32]-[.F32])/100)" office:value-type="float" office:value="162" calcext:value-type="float">
            <text:p>162</text:p>
          </table:table-cell>
          <table:table-cell table:style-name="ce7"/>
          <table:table-cell table:style-name="ce7" table:formula="of:=([.M32]+[.N32]+[.O32])/3" office:value-type="float" office:value="159.666666666667" calcext:value-type="float">
            <text:p>160</text:p>
          </table:table-cell>
          <table:table-cell table:style-name="ce7" table:formula="of:=SQRT((1/3)*(([.M32]-[.Q32])*([.M32]-[.Q32]) + ([.N32]-[.Q32])*([.N32]-[.Q32]) + ([.O32]-[.Q32])*([.O32]-[.Q32])))" office:value-type="float" office:value="21.6999743983464" calcext:value-type="float">
            <text:p>22</text:p>
          </table:table-cell>
        </table:table-row>
        <table:table-row table:style-name="ro1">
          <table:table-cell office:value-type="string" calcext:value-type="string">
            <text:p>L2_RQSTS.ALL_DEMAND_MISS</text:p>
          </table:table-cell>
          <table:table-cell office:value-type="string" calcext:value-type="string">
            <text:p>r2724:u</text:p>
          </table:table-cell>
          <table:table-cell/>
          <table:table-cell office:value-type="float" office:value="2027212" calcext:value-type="float">
            <text:p>2027212</text:p>
          </table:table-cell>
          <table:table-cell office:value-type="float" office:value="2030360" calcext:value-type="float">
            <text:p>2030360</text:p>
          </table:table-cell>
          <table:table-cell office:value-type="float" office:value="1642526" calcext:value-type="float">
            <text:p>1642526</text:p>
          </table:table-cell>
          <table:table-cell/>
          <table:table-cell office:value-type="float" office:value="167500097" calcext:value-type="float">
            <text:p>167500097</text:p>
          </table:table-cell>
          <table:table-cell office:value-type="float" office:value="81781199" calcext:value-type="float">
            <text:p>81781199</text:p>
          </table:table-cell>
          <table:table-cell office:value-type="float" office:value="65034554" calcext:value-type="float">
            <text:p>65034554</text:p>
          </table:table-cell>
          <table:table-cell table:style-name="ce7" table:number-columns-repeated="2"/>
          <table:table-cell table:style-name="ce7" table:formula="of:=ROUND(([.H33]-[.D33])/100)" office:value-type="float" office:value="1654729" calcext:value-type="float">
            <text:p>1,654,729</text:p>
          </table:table-cell>
          <table:table-cell table:style-name="ce7" table:formula="of:=ROUND(([.I33]-[.E33])/100)" office:value-type="float" office:value="797508" calcext:value-type="float">
            <text:p>797,508</text:p>
          </table:table-cell>
          <table:table-cell table:style-name="ce7" table:formula="of:=ROUND(([.J33]-[.F33])/100)" office:value-type="float" office:value="633920" calcext:value-type="float">
            <text:p>633,920</text:p>
          </table:table-cell>
          <table:table-cell table:style-name="ce7"/>
          <table:table-cell table:style-name="ce7" table:formula="of:=([.M33]+[.N33]+[.O33])/3" office:value-type="float" office:value="1028719" calcext:value-type="float">
            <text:p>1,028,719</text:p>
          </table:table-cell>
          <table:table-cell table:style-name="ce7" table:formula="of:=SQRT((1/3)*(([.M33]-[.Q33])*([.M33]-[.Q33]) + ([.N33]-[.Q33])*([.N33]-[.Q33]) + ([.O33]-[.Q33])*([.O33]-[.Q33])))" office:value-type="float" office:value="447665.536244043" calcext:value-type="float">
            <text:p>447,666</text:p>
          </table:table-cell>
        </table:table-row>
        <table:table-row table:style-name="ro1">
          <table:table-cell office:value-type="string" calcext:value-type="string">
            <text:p>L2_RQSTS.ALL_DEMAND_REFERENCES</text:p>
          </table:table-cell>
          <table:table-cell office:value-type="string" calcext:value-type="string">
            <text:p>re724:u</text:p>
          </table:table-cell>
          <table:table-cell/>
          <table:table-cell office:value-type="float" office:value="2467434" calcext:value-type="float">
            <text:p>2467434</text:p>
          </table:table-cell>
          <table:table-cell office:value-type="float" office:value="2552217" calcext:value-type="float">
            <text:p>2552217</text:p>
          </table:table-cell>
          <table:table-cell office:value-type="float" office:value="2053134" calcext:value-type="float">
            <text:p>2053134</text:p>
          </table:table-cell>
          <table:table-cell/>
          <table:table-cell office:value-type="float" office:value="211928374" calcext:value-type="float">
            <text:p>211928374</text:p>
          </table:table-cell>
          <table:table-cell office:value-type="float" office:value="112918533" calcext:value-type="float">
            <text:p>112918533</text:p>
          </table:table-cell>
          <table:table-cell office:value-type="float" office:value="93667146" calcext:value-type="float">
            <text:p>93667146</text:p>
          </table:table-cell>
          <table:table-cell table:style-name="ce7" table:number-columns-repeated="2"/>
          <table:table-cell table:style-name="ce7" table:formula="of:=ROUND(([.H34]-[.D34])/100)" office:value-type="float" office:value="2094609" calcext:value-type="float">
            <text:p>2,094,609</text:p>
          </table:table-cell>
          <table:table-cell table:style-name="ce7" table:formula="of:=ROUND(([.I34]-[.E34])/100)" office:value-type="float" office:value="1103663" calcext:value-type="float">
            <text:p>1,103,663</text:p>
          </table:table-cell>
          <table:table-cell table:style-name="ce7" table:formula="of:=ROUND(([.J34]-[.F34])/100)" office:value-type="float" office:value="916140" calcext:value-type="float">
            <text:p>916,140</text:p>
          </table:table-cell>
          <table:table-cell table:style-name="ce7"/>
          <table:table-cell table:style-name="ce7" table:formula="of:=([.M34]+[.N34]+[.O34])/3" office:value-type="float" office:value="1371470.66666667" calcext:value-type="float">
            <text:p>1,371,471</text:p>
          </table:table-cell>
          <table:table-cell table:style-name="ce7" table:formula="of:=SQRT((1/3)*(([.M34]-[.Q34])*([.M34]-[.Q34]) + ([.N34]-[.Q34])*([.N34]-[.Q34]) + ([.O34]-[.Q34])*([.O34]-[.Q34])))" office:value-type="float" office:value="517035.141123137" calcext:value-type="float">
            <text:p>517,035</text:p>
          </table:table-cell>
        </table:table-row>
        <table:table-row table:style-name="ro1">
          <table:table-cell office:value-type="string" calcext:value-type="string">
            <text:p>L2_RQSTS.ALL_CODE_RD</text:p>
          </table:table-cell>
          <table:table-cell office:value-type="string" calcext:value-type="string">
            <text:p>re424:u</text:p>
          </table:table-cell>
          <table:table-cell/>
          <table:table-cell office:value-type="float" office:value="7763" calcext:value-type="float">
            <text:p>7763</text:p>
          </table:table-cell>
          <table:table-cell office:value-type="float" office:value="7826" calcext:value-type="float">
            <text:p>7826</text:p>
          </table:table-cell>
          <table:table-cell office:value-type="float" office:value="7752" calcext:value-type="float">
            <text:p>7752</text:p>
          </table:table-cell>
          <table:table-cell/>
          <table:table-cell office:value-type="float" office:value="21793" calcext:value-type="float">
            <text:p>21793</text:p>
          </table:table-cell>
          <table:table-cell office:value-type="float" office:value="32286" calcext:value-type="float">
            <text:p>32286</text:p>
          </table:table-cell>
          <table:table-cell office:value-type="float" office:value="33966" calcext:value-type="float">
            <text:p>33966</text:p>
          </table:table-cell>
          <table:table-cell table:style-name="ce7" table:number-columns-repeated="2"/>
          <table:table-cell table:style-name="ce7" table:formula="of:=ROUND(([.H35]-[.D35])/100)" office:value-type="float" office:value="140" calcext:value-type="float">
            <text:p>140</text:p>
          </table:table-cell>
          <table:table-cell table:style-name="ce7" table:formula="of:=ROUND(([.I35]-[.E35])/100)" office:value-type="float" office:value="245" calcext:value-type="float">
            <text:p>245</text:p>
          </table:table-cell>
          <table:table-cell table:style-name="ce7" table:formula="of:=ROUND(([.J35]-[.F35])/100)" office:value-type="float" office:value="262" calcext:value-type="float">
            <text:p>262</text:p>
          </table:table-cell>
          <table:table-cell table:style-name="ce7"/>
          <table:table-cell table:style-name="ce7" table:formula="of:=([.M35]+[.N35]+[.O35])/3" office:value-type="float" office:value="215.666666666667" calcext:value-type="float">
            <text:p>216</text:p>
          </table:table-cell>
          <table:table-cell table:style-name="ce7" table:formula="of:=SQRT((1/3)*(([.M35]-[.Q35])*([.M35]-[.Q35]) + ([.N35]-[.Q35])*([.N35]-[.Q35]) + ([.O35]-[.Q35])*([.O35]-[.Q35])))" office:value-type="float" office:value="53.9526541412829" calcext:value-type="float">
            <text:p>54</text:p>
          </table:table-cell>
        </table:table-row>
        <table:table-row table:style-name="ro1">
          <table:table-cell office:value-type="string" calcext:value-type="string">
            <text:p>L2_RQSTS.L2_PF_HIT</text:p>
          </table:table-cell>
          <table:table-cell office:value-type="string" calcext:value-type="string">
            <text:p>r5024:u</text:p>
          </table:table-cell>
          <table:table-cell/>
          <table:table-cell office:value-type="float" office:value="188150" calcext:value-type="float">
            <text:p>188150</text:p>
          </table:table-cell>
          <table:table-cell office:value-type="float" office:value="222981" calcext:value-type="float">
            <text:p>222981</text:p>
          </table:table-cell>
          <table:table-cell office:value-type="float" office:value="220486" calcext:value-type="float">
            <text:p>220486</text:p>
          </table:table-cell>
          <table:table-cell/>
          <table:table-cell office:value-type="float" office:value="18746783" calcext:value-type="float">
            <text:p>18746783</text:p>
          </table:table-cell>
          <table:table-cell office:value-type="float" office:value="16695190" calcext:value-type="float">
            <text:p>16695190</text:p>
          </table:table-cell>
          <table:table-cell office:value-type="float" office:value="14536381" calcext:value-type="float">
            <text:p>14536381</text:p>
          </table:table-cell>
          <table:table-cell table:style-name="ce7" table:number-columns-repeated="2"/>
          <table:table-cell table:style-name="ce7" table:formula="of:=ROUND(([.H36]-[.D36])/100)" office:value-type="float" office:value="185586" calcext:value-type="float">
            <text:p>185,586</text:p>
          </table:table-cell>
          <table:table-cell table:style-name="ce7" table:formula="of:=ROUND(([.I36]-[.E36])/100)" office:value-type="float" office:value="164722" calcext:value-type="float">
            <text:p>164,722</text:p>
          </table:table-cell>
          <table:table-cell table:style-name="ce7" table:formula="of:=ROUND(([.J36]-[.F36])/100)" office:value-type="float" office:value="143159" calcext:value-type="float">
            <text:p>143,159</text:p>
          </table:table-cell>
          <table:table-cell table:style-name="ce7"/>
          <table:table-cell table:style-name="ce7" table:formula="of:=([.M36]+[.N36]+[.O36])/3" office:value-type="float" office:value="164489" calcext:value-type="float">
            <text:p>164,489</text:p>
          </table:table-cell>
          <table:table-cell table:style-name="ce7" table:formula="of:=SQRT((1/3)*(([.M36]-[.Q36])*([.M36]-[.Q36]) + ([.N36]-[.Q36])*([.N36]-[.Q36]) + ([.O36]-[.Q36])*([.O36]-[.Q36])))" office:value-type="float" office:value="17321.5337850511" calcext:value-type="float">
            <text:p>17,322</text:p>
          </table:table-cell>
        </table:table-row>
        <table:table-row table:style-name="ro1">
          <table:table-cell office:value-type="string" calcext:value-type="string">
            <text:p>L2_RQSTS.L2_PF_MISS</text:p>
          </table:table-cell>
          <table:table-cell office:value-type="string" calcext:value-type="string">
            <text:p>r3024:u</text:p>
          </table:table-cell>
          <table:table-cell/>
          <table:table-cell office:value-type="float" office:value="3427597" calcext:value-type="float">
            <text:p>3427597</text:p>
          </table:table-cell>
          <table:table-cell office:value-type="float" office:value="3454744" calcext:value-type="float">
            <text:p>3454744</text:p>
          </table:table-cell>
          <table:table-cell office:value-type="float" office:value="3239454" calcext:value-type="float">
            <text:p>3239454</text:p>
          </table:table-cell>
          <table:table-cell/>
          <table:table-cell office:value-type="float" office:value="330142722" calcext:value-type="float">
            <text:p>330142722</text:p>
          </table:table-cell>
          <table:table-cell office:value-type="float" office:value="274633626" calcext:value-type="float">
            <text:p>274633626</text:p>
          </table:table-cell>
          <table:table-cell office:value-type="float" office:value="264641836" calcext:value-type="float">
            <text:p>264641836</text:p>
          </table:table-cell>
          <table:table-cell table:style-name="ce7" table:number-columns-repeated="2"/>
          <table:table-cell table:style-name="ce7" table:formula="of:=ROUND(([.H37]-[.D37])/100)" office:value-type="float" office:value="3267151" calcext:value-type="float">
            <text:p>3,267,151</text:p>
          </table:table-cell>
          <table:table-cell table:style-name="ce7" table:formula="of:=ROUND(([.I37]-[.E37])/100)" office:value-type="float" office:value="2711789" calcext:value-type="float">
            <text:p>2,711,789</text:p>
          </table:table-cell>
          <table:table-cell table:style-name="ce7" table:formula="of:=ROUND(([.J37]-[.F37])/100)" office:value-type="float" office:value="2614024" calcext:value-type="float">
            <text:p>2,614,024</text:p>
          </table:table-cell>
          <table:table-cell table:style-name="ce7"/>
          <table:table-cell table:style-name="ce7" table:formula="of:=([.M37]+[.N37]+[.O37])/3" office:value-type="float" office:value="2864321.33333333" calcext:value-type="float">
            <text:p>2,864,321</text:p>
          </table:table-cell>
          <table:table-cell table:style-name="ce7" table:formula="of:=SQRT((1/3)*(([.M37]-[.Q37])*([.M37]-[.Q37]) + ([.N37]-[.Q37])*([.N37]-[.Q37]) + ([.O37]-[.Q37])*([.O37]-[.Q37])))" office:value-type="float" office:value="287626.266842157" calcext:value-type="float">
            <text:p>287,626</text:p>
          </table:table-cell>
        </table:table-row>
        <table:table-row table:style-name="ro1">
          <table:table-cell office:value-type="string" calcext:value-type="string">
            <text:p>L2_RQSTS.ALL_PF</text:p>
          </table:table-cell>
          <table:table-cell office:value-type="string" calcext:value-type="string">
            <text:p>rf824:u</text:p>
          </table:table-cell>
          <table:table-cell/>
          <table:table-cell office:value-type="float" office:value="10555654" calcext:value-type="float">
            <text:p>10555654</text:p>
          </table:table-cell>
          <table:table-cell office:value-type="float" office:value="10591849" calcext:value-type="float">
            <text:p>10591849</text:p>
          </table:table-cell>
          <table:table-cell office:value-type="float" office:value="11057765" calcext:value-type="float">
            <text:p>11057765</text:p>
          </table:table-cell>
          <table:table-cell/>
          <table:table-cell office:value-type="float" office:value="1091470839" calcext:value-type="float">
            <text:p>1091470839</text:p>
          </table:table-cell>
          <table:table-cell office:value-type="float" office:value="1183439090" calcext:value-type="float">
            <text:p>1183439090</text:p>
          </table:table-cell>
          <table:table-cell office:value-type="float" office:value="1193081823" calcext:value-type="float">
            <text:p>1193081823</text:p>
          </table:table-cell>
          <table:table-cell table:style-name="ce7" table:number-columns-repeated="2"/>
          <table:table-cell table:style-name="ce7" table:formula="of:=ROUND(([.H38]-[.D38])/100)" office:value-type="float" office:value="10809152" calcext:value-type="float">
            <text:p>10,809,152</text:p>
          </table:table-cell>
          <table:table-cell table:style-name="ce7" table:formula="of:=ROUND(([.I38]-[.E38])/100)" office:value-type="float" office:value="11728472" calcext:value-type="float">
            <text:p>11,728,472</text:p>
          </table:table-cell>
          <table:table-cell table:style-name="ce7" table:formula="of:=ROUND(([.J38]-[.F38])/100)" office:value-type="float" office:value="11820241" calcext:value-type="float">
            <text:p>11,820,241</text:p>
          </table:table-cell>
          <table:table-cell table:style-name="ce7"/>
          <table:table-cell table:style-name="ce7" table:formula="of:=([.M38]+[.N38]+[.O38])/3" office:value-type="float" office:value="11452621.6666667" calcext:value-type="float">
            <text:p>11,452,622</text:p>
          </table:table-cell>
          <table:table-cell table:style-name="ce7" table:formula="of:=SQRT((1/3)*(([.M38]-[.Q38])*([.M38]-[.Q38]) + ([.N38]-[.Q38])*([.N38]-[.Q38]) + ([.O38]-[.Q38])*([.O38]-[.Q38])))" office:value-type="float" office:value="456541.561657011" calcext:value-type="float">
            <text:p>456,542</text:p>
          </table:table-cell>
        </table:table-row>
        <table:table-row table:style-name="ro1">
          <table:table-cell office:value-type="string" calcext:value-type="string">
            <text:p>L2_RQSTS.MISS</text:p>
          </table:table-cell>
          <table:table-cell office:value-type="string" calcext:value-type="string">
            <text:p>r3f24:u</text:p>
          </table:table-cell>
          <table:table-cell/>
          <table:table-cell office:value-type="float" office:value="8549610" calcext:value-type="float">
            <text:p>8549610</text:p>
          </table:table-cell>
          <table:table-cell office:value-type="float" office:value="8548607" calcext:value-type="float">
            <text:p>8548607</text:p>
          </table:table-cell>
          <table:table-cell office:value-type="float" office:value="8678586" calcext:value-type="float">
            <text:p>8678586</text:p>
          </table:table-cell>
          <table:table-cell/>
          <table:table-cell office:value-type="float" office:value="864255176" calcext:value-type="float">
            <text:p>864255176</text:p>
          </table:table-cell>
          <table:table-cell office:value-type="float" office:value="868033369" calcext:value-type="float">
            <text:p>868033369</text:p>
          </table:table-cell>
          <table:table-cell office:value-type="float" office:value="869244257" calcext:value-type="float">
            <text:p>869244257</text:p>
          </table:table-cell>
          <table:table-cell table:style-name="ce7" table:number-columns-repeated="2"/>
          <table:table-cell table:style-name="ce7" table:formula="of:=ROUND(([.H39]-[.D39])/100)" office:value-type="float" office:value="8557056" calcext:value-type="float">
            <text:p>8,557,056</text:p>
          </table:table-cell>
          <table:table-cell table:style-name="ce7" table:formula="of:=ROUND(([.I39]-[.E39])/100)" office:value-type="float" office:value="8594848" calcext:value-type="float">
            <text:p>8,594,848</text:p>
          </table:table-cell>
          <table:table-cell table:style-name="ce7" table:formula="of:=ROUND(([.J39]-[.F39])/100)" office:value-type="float" office:value="8605657" calcext:value-type="float">
            <text:p>8,605,657</text:p>
          </table:table-cell>
          <table:table-cell table:style-name="ce7"/>
          <table:table-cell table:style-name="ce7" table:formula="of:=([.M39]+[.N39]+[.O39])/3" office:value-type="float" office:value="8585853.66666667" calcext:value-type="float">
            <text:p>8,585,854</text:p>
          </table:table-cell>
          <table:table-cell table:style-name="ce7" table:formula="of:=SQRT((1/3)*(([.M39]-[.Q39])*([.M39]-[.Q39]) + ([.N39]-[.Q39])*([.N39]-[.Q39]) + ([.O39]-[.Q39])*([.O39]-[.Q39])))" office:value-type="float" office:value="20835.6717247662" calcext:value-type="float">
            <text:p>20,836</text:p>
          </table:table-cell>
        </table:table-row>
        <table:table-row table:style-name="ro1">
          <table:table-cell office:value-type="string" calcext:value-type="string">
            <text:p>L2_RQSTS.REFERENCES</text:p>
          </table:table-cell>
          <table:table-cell office:value-type="string" calcext:value-type="string">
            <text:p>rff24:u</text:p>
          </table:table-cell>
          <table:table-cell/>
          <table:table-cell office:value-type="float" office:value="13039704" calcext:value-type="float">
            <text:p>13039704</text:p>
          </table:table-cell>
          <table:table-cell office:value-type="float" office:value="13113714" calcext:value-type="float">
            <text:p>13113714</text:p>
          </table:table-cell>
          <table:table-cell office:value-type="float" office:value="13110700" calcext:value-type="float">
            <text:p>13110700</text:p>
          </table:table-cell>
          <table:table-cell/>
          <table:table-cell office:value-type="float" office:value="1302445292" calcext:value-type="float">
            <text:p>1302445292</text:p>
          </table:table-cell>
          <table:table-cell office:value-type="float" office:value="1292986426" calcext:value-type="float">
            <text:p>1292986426</text:p>
          </table:table-cell>
          <table:table-cell office:value-type="float" office:value="1287154517" calcext:value-type="float">
            <text:p>1287154517</text:p>
          </table:table-cell>
          <table:table-cell table:style-name="ce7" table:number-columns-repeated="2"/>
          <table:table-cell table:style-name="ce7" table:formula="of:=ROUND(([.H40]-[.D40])/100)" office:value-type="float" office:value="12894056" calcext:value-type="float">
            <text:p>12,894,056</text:p>
          </table:table-cell>
          <table:table-cell table:style-name="ce7" table:formula="of:=ROUND(([.I40]-[.E40])/100)" office:value-type="float" office:value="12798727" calcext:value-type="float">
            <text:p>12,798,727</text:p>
          </table:table-cell>
          <table:table-cell table:style-name="ce7" table:formula="of:=ROUND(([.J40]-[.F40])/100)" office:value-type="float" office:value="12740438" calcext:value-type="float">
            <text:p>12,740,438</text:p>
          </table:table-cell>
          <table:table-cell table:style-name="ce7"/>
          <table:table-cell table:style-name="ce7" table:formula="of:=([.M40]+[.N40]+[.O40])/3" office:value-type="float" office:value="12811073.6666667" calcext:value-type="float">
            <text:p>12,811,074</text:p>
          </table:table-cell>
          <table:table-cell table:style-name="ce7" table:formula="of:=SQRT((1/3)*(([.M40]-[.Q40])*([.M40]-[.Q40]) + ([.N40]-[.Q40])*([.N40]-[.Q40]) + ([.O40]-[.Q40])*([.O40]-[.Q40])))" office:value-type="float" office:value="63319.0472361113" calcext:value-type="float">
            <text:p>63,319</text:p>
          </table:table-cell>
        </table:table-row>
        <table:table-row table:style-name="ro1">
          <table:table-cell office:value-type="string" calcext:value-type="string">
            <text:p>L2_DEMAND_RQSTS.WB_HIT</text:p>
          </table:table-cell>
          <table:table-cell office:value-type="string" calcext:value-type="string">
            <text:p>r5027:u</text:p>
          </table:table-cell>
          <table:table-cell/>
          <table:table-cell office:value-type="float" office:value="8542" calcext:value-type="float">
            <text:p>8542</text:p>
          </table:table-cell>
          <table:table-cell office:value-type="float" office:value="8523" calcext:value-type="float">
            <text:p>8523</text:p>
          </table:table-cell>
          <table:table-cell office:value-type="float" office:value="8674" calcext:value-type="float">
            <text:p>8674</text:p>
          </table:table-cell>
          <table:table-cell/>
          <table:table-cell office:value-type="float" office:value="283169" calcext:value-type="float">
            <text:p>283169</text:p>
          </table:table-cell>
          <table:table-cell office:value-type="float" office:value="483397" calcext:value-type="float">
            <text:p>483397</text:p>
          </table:table-cell>
          <table:table-cell office:value-type="float" office:value="606951" calcext:value-type="float">
            <text:p>606951</text:p>
          </table:table-cell>
          <table:table-cell table:style-name="ce7" table:number-columns-repeated="2"/>
          <table:table-cell table:style-name="ce7" table:formula="of:=ROUND(([.H41]-[.D41])/100)" office:value-type="float" office:value="2746" calcext:value-type="float">
            <text:p>2,746</text:p>
          </table:table-cell>
          <table:table-cell table:style-name="ce7" table:formula="of:=ROUND(([.I41]-[.E41])/100)" office:value-type="float" office:value="4749" calcext:value-type="float">
            <text:p>4,749</text:p>
          </table:table-cell>
          <table:table-cell table:style-name="ce7" table:formula="of:=ROUND(([.J41]-[.F41])/100)" office:value-type="float" office:value="5983" calcext:value-type="float">
            <text:p>5,983</text:p>
          </table:table-cell>
          <table:table-cell table:style-name="ce7"/>
          <table:table-cell table:style-name="ce7" table:formula="of:=([.M41]+[.N41]+[.O41])/3" office:value-type="float" office:value="4492.66666666667" calcext:value-type="float">
            <text:p>4,493</text:p>
          </table:table-cell>
          <table:table-cell table:style-name="ce7" table:formula="of:=SQRT((1/3)*(([.M41]-[.Q41])*([.M41]-[.Q41]) + ([.N41]-[.Q41])*([.N41]-[.Q41]) + ([.O41]-[.Q41])*([.O41]-[.Q41])))" office:value-type="float" office:value="1333.87214113231" calcext:value-type="float">
            <text:p>1,334</text:p>
          </table:table-cell>
        </table:table-row>
        <table:table-row table:style-name="ro1">
          <table:table-cell office:value-type="string" calcext:value-type="string">
            <text:p>LONGEST_LAT_CACHE.REFERENCE</text:p>
          </table:table-cell>
          <table:table-cell office:value-type="string" calcext:value-type="string">
            <text:p>cache-references:u</text:p>
          </table:table-cell>
          <table:table-cell/>
          <table:table-cell office:value-type="float" office:value="7961459" calcext:value-type="float">
            <text:p>7961459</text:p>
          </table:table-cell>
          <table:table-cell office:value-type="float" office:value="7877608" calcext:value-type="float">
            <text:p>7877608</text:p>
          </table:table-cell>
          <table:table-cell office:value-type="float" office:value="8212038" calcext:value-type="float">
            <text:p>8212038</text:p>
          </table:table-cell>
          <table:table-cell/>
          <table:table-cell office:value-type="float" office:value="815096490" calcext:value-type="float">
            <text:p>815096490</text:p>
          </table:table-cell>
          <table:table-cell office:value-type="float" office:value="847141309" calcext:value-type="float">
            <text:p>847141309</text:p>
          </table:table-cell>
          <table:table-cell office:value-type="float" office:value="853499556" calcext:value-type="float">
            <text:p>853499556</text:p>
          </table:table-cell>
          <table:table-cell table:style-name="ce7" table:number-columns-repeated="2"/>
          <table:table-cell table:style-name="ce7" table:formula="of:=ROUND(([.H42]-[.D42])/100)" office:value-type="float" office:value="8071350" calcext:value-type="float">
            <text:p>8,071,350</text:p>
          </table:table-cell>
          <table:table-cell table:style-name="ce7" table:formula="of:=ROUND(([.I42]-[.E42])/100)" office:value-type="float" office:value="8392637" calcext:value-type="float">
            <text:p>8,392,637</text:p>
          </table:table-cell>
          <table:table-cell table:style-name="ce7" table:formula="of:=ROUND(([.J42]-[.F42])/100)" office:value-type="float" office:value="8452875" calcext:value-type="float">
            <text:p>8,452,875</text:p>
          </table:table-cell>
          <table:table-cell table:style-name="ce7"/>
          <table:table-cell table:style-name="ce7" table:formula="of:=([.M42]+[.N42]+[.O42])/3" office:value-type="float" office:value="8305620.66666667" calcext:value-type="float">
            <text:p>8,305,621</text:p>
          </table:table-cell>
          <table:table-cell table:style-name="ce7" table:formula="of:=SQRT((1/3)*(([.M42]-[.Q42])*([.M42]-[.Q42]) + ([.N42]-[.Q42])*([.N42]-[.Q42]) + ([.O42]-[.Q42])*([.O42]-[.Q42])))" office:value-type="float" office:value="167469.824359163" calcext:value-type="float">
            <text:p>167,470</text:p>
          </table:table-cell>
        </table:table-row>
        <table:table-row table:style-name="ro1">
          <table:table-cell office:value-type="string" calcext:value-type="string">
            <text:p>LONGEST_LAT_CACHE.MISS</text:p>
          </table:table-cell>
          <table:table-cell office:value-type="string" calcext:value-type="string">
            <text:p>cache-misses:u</text:p>
          </table:table-cell>
          <table:table-cell/>
          <table:table-cell office:value-type="float" office:value="7942219" calcext:value-type="float">
            <text:p>7942219</text:p>
          </table:table-cell>
          <table:table-cell office:value-type="float" office:value="7856272" calcext:value-type="float">
            <text:p>7856272</text:p>
          </table:table-cell>
          <table:table-cell office:value-type="float" office:value="8195634" calcext:value-type="float">
            <text:p>8195634</text:p>
          </table:table-cell>
          <table:table-cell/>
          <table:table-cell office:value-type="float" office:value="814481848" calcext:value-type="float">
            <text:p>814481848</text:p>
          </table:table-cell>
          <table:table-cell office:value-type="float" office:value="846667223" calcext:value-type="float">
            <text:p>846667223</text:p>
          </table:table-cell>
          <table:table-cell office:value-type="float" office:value="852967989" calcext:value-type="float">
            <text:p>852967989</text:p>
          </table:table-cell>
          <table:table-cell table:style-name="ce7" table:number-columns-repeated="2"/>
          <table:table-cell table:style-name="ce7" table:formula="of:=ROUND(([.H43]-[.D43])/100)" office:value-type="float" office:value="8065396" calcext:value-type="float">
            <text:p>8,065,396</text:p>
          </table:table-cell>
          <table:table-cell table:style-name="ce7" table:formula="of:=ROUND(([.I43]-[.E43])/100)" office:value-type="float" office:value="8388110" calcext:value-type="float">
            <text:p>8,388,110</text:p>
          </table:table-cell>
          <table:table-cell table:style-name="ce7" table:formula="of:=ROUND(([.J43]-[.F43])/100)" office:value-type="float" office:value="8447724" calcext:value-type="float">
            <text:p>8,447,724</text:p>
          </table:table-cell>
          <table:table-cell table:style-name="ce7"/>
          <table:table-cell table:style-name="ce7" table:formula="of:=([.M43]+[.N43]+[.O43])/3" office:value-type="float" office:value="8300410" calcext:value-type="float">
            <text:p>8,300,410</text:p>
          </table:table-cell>
          <table:table-cell table:style-name="ce7" table:formula="of:=SQRT((1/3)*(([.M43]-[.Q43])*([.M43]-[.Q43]) + ([.N43]-[.Q43])*([.N43]-[.Q43]) + ([.O43]-[.Q43])*([.O43]-[.Q43])))" office:value-type="float" office:value="167952.656813361" calcext:value-type="float">
            <text:p>167,953</text:p>
          </table:table-cell>
        </table:table-row>
        <table:table-row table:style-name="ro1">
          <table:table-cell office:value-type="string" calcext:value-type="string">
            <text:p>CPU_CLK_UNHALTED.THREAD_P</text:p>
          </table:table-cell>
          <table:table-cell office:value-type="string" calcext:value-type="string">
            <text:p>cycles:u</text:p>
          </table:table-cell>
          <table:table-cell/>
          <table:table-cell office:value-type="float" office:value="2203129841" calcext:value-type="float">
            <text:p>2203129841</text:p>
          </table:table-cell>
          <table:table-cell office:value-type="float" office:value="2200984897" calcext:value-type="float">
            <text:p>2200984897</text:p>
          </table:table-cell>
          <table:table-cell office:value-type="float" office:value="2204179541" calcext:value-type="float">
            <text:p>2204179541</text:p>
          </table:table-cell>
          <table:table-cell/>
          <table:table-cell office:value-type="float" office:value="33655493519" calcext:value-type="float">
            <text:p>33655493519</text:p>
          </table:table-cell>
          <table:table-cell office:value-type="float" office:value="31456206196" calcext:value-type="float">
            <text:p>31456206196</text:p>
          </table:table-cell>
          <table:table-cell office:value-type="float" office:value="31469834597" calcext:value-type="float">
            <text:p>31469834597</text:p>
          </table:table-cell>
          <table:table-cell table:style-name="ce7" table:number-columns-repeated="2"/>
          <table:table-cell table:style-name="ce7" table:formula="of:=ROUND(([.H44]-[.D44])/100)" office:value-type="float" office:value="314523637" calcext:value-type="float">
            <text:p>314,523,637</text:p>
          </table:table-cell>
          <table:table-cell table:style-name="ce7" table:formula="of:=ROUND(([.I44]-[.E44])/100)" office:value-type="float" office:value="292552213" calcext:value-type="float">
            <text:p>292,552,213</text:p>
          </table:table-cell>
          <table:table-cell table:style-name="ce7" table:formula="of:=ROUND(([.J44]-[.F44])/100)" office:value-type="float" office:value="292656551" calcext:value-type="float">
            <text:p>292,656,551</text:p>
          </table:table-cell>
          <table:table-cell table:style-name="ce7"/>
          <table:table-cell table:style-name="ce7" table:formula="of:=([.M44]+[.N44]+[.O44])/3" office:value-type="float" office:value="299910800.333333" calcext:value-type="float">
            <text:p>299,910,800</text:p>
          </table:table-cell>
          <table:table-cell table:style-name="ce7" table:formula="of:=SQRT((1/3)*(([.M44]-[.Q44])*([.M44]-[.Q44]) + ([.N44]-[.Q44])*([.N44]-[.Q44]) + ([.O44]-[.Q44])*([.O44]-[.Q44])))" office:value-type="float" office:value="10332923.6969204" calcext:value-type="float">
            <text:p>10,332,924</text:p>
          </table:table-cell>
        </table:table-row>
        <table:table-row table:style-name="ro1">
          <table:table-cell office:value-type="string" calcext:value-type="string">
            <text:p>CPU_CLK_THREAD_UNHALTED.REF_XCLK</text:p>
          </table:table-cell>
          <table:table-cell office:value-type="string" calcext:value-type="string">
            <text:p>bus-cycles:u</text:p>
          </table:table-cell>
          <table:table-cell/>
          <table:table-cell office:value-type="float" office:value="56572977" calcext:value-type="float">
            <text:p>56572977</text:p>
          </table:table-cell>
          <table:table-cell office:value-type="float" office:value="56500189" calcext:value-type="float">
            <text:p>56500189</text:p>
          </table:table-cell>
          <table:table-cell office:value-type="float" office:value="56687389" calcext:value-type="float">
            <text:p>56687389</text:p>
          </table:table-cell>
          <table:table-cell/>
          <table:table-cell office:value-type="float" office:value="869303386" calcext:value-type="float">
            <text:p>869303386</text:p>
          </table:table-cell>
          <table:table-cell office:value-type="float" office:value="817584672" calcext:value-type="float">
            <text:p>817584672</text:p>
          </table:table-cell>
          <table:table-cell office:value-type="float" office:value="819356881" calcext:value-type="float">
            <text:p>819356881</text:p>
          </table:table-cell>
          <table:table-cell table:style-name="ce7" table:number-columns-repeated="2"/>
          <table:table-cell table:style-name="ce7" table:formula="of:=ROUND(([.H45]-[.D45])/100)" office:value-type="float" office:value="8127304" calcext:value-type="float">
            <text:p>8,127,304</text:p>
          </table:table-cell>
          <table:table-cell table:style-name="ce7" table:formula="of:=ROUND(([.I45]-[.E45])/100)" office:value-type="float" office:value="7610845" calcext:value-type="float">
            <text:p>7,610,845</text:p>
          </table:table-cell>
          <table:table-cell table:style-name="ce7" table:formula="of:=ROUND(([.J45]-[.F45])/100)" office:value-type="float" office:value="7626695" calcext:value-type="float">
            <text:p>7,626,695</text:p>
          </table:table-cell>
          <table:table-cell table:style-name="ce7"/>
          <table:table-cell table:style-name="ce7" table:formula="of:=([.M45]+[.N45]+[.O45])/3" office:value-type="float" office:value="7788281.33333333" calcext:value-type="float">
            <text:p>7,788,281</text:p>
          </table:table-cell>
          <table:table-cell table:style-name="ce7" table:formula="of:=SQRT((1/3)*(([.M45]-[.Q45])*([.M45]-[.Q45]) + ([.N45]-[.Q45])*([.N45]-[.Q45]) + ([.O45]-[.Q45])*([.O45]-[.Q45])))" office:value-type="float" office:value="239812.540692841" calcext:value-type="float">
            <text:p>239,813</text:p>
          </table:table-cell>
        </table:table-row>
        <table:table-row table:style-name="ro1">
          <table:table-cell office:value-type="string" calcext:value-type="string">
            <text:p>L1D_PEND_MISS.PENDING</text:p>
          </table:table-cell>
          <table:table-cell office:value-type="string" calcext:value-type="string">
            <text:p>r0148:u</text:p>
          </table:table-cell>
          <table:table-cell/>
          <table:table-cell office:value-type="float" office:value="1058009512" calcext:value-type="float">
            <text:p>1058009512</text:p>
          </table:table-cell>
          <table:table-cell office:value-type="float" office:value="1020501424" calcext:value-type="float">
            <text:p>1020501424</text:p>
          </table:table-cell>
          <table:table-cell office:value-type="float" office:value="1004523166" calcext:value-type="float">
            <text:p>1004523166</text:p>
          </table:table-cell>
          <table:table-cell/>
          <table:table-cell office:value-type="float" office:value="106517106417" calcext:value-type="float">
            <text:p>106517106417</text:p>
          </table:table-cell>
          <table:table-cell office:value-type="float" office:value="99491117062" calcext:value-type="float">
            <text:p>99491117062</text:p>
          </table:table-cell>
          <table:table-cell office:value-type="float" office:value="98943014500" calcext:value-type="float">
            <text:p>98943014500</text:p>
          </table:table-cell>
          <table:table-cell table:style-name="ce7" table:number-columns-repeated="2"/>
          <table:table-cell table:style-name="ce7" table:formula="of:=ROUND(([.H46]-[.D46])/100)" office:value-type="float" office:value="1054590969" calcext:value-type="float">
            <text:p>1,054,590,969</text:p>
          </table:table-cell>
          <table:table-cell table:style-name="ce7" table:formula="of:=ROUND(([.I46]-[.E46])/100)" office:value-type="float" office:value="984706156" calcext:value-type="float">
            <text:p>984,706,156</text:p>
          </table:table-cell>
          <table:table-cell table:style-name="ce7" table:formula="of:=ROUND(([.J46]-[.F46])/100)" office:value-type="float" office:value="979384913" calcext:value-type="float">
            <text:p>979,384,913</text:p>
          </table:table-cell>
          <table:table-cell table:style-name="ce7"/>
          <table:table-cell table:style-name="ce7" table:formula="of:=([.M46]+[.N46]+[.O46])/3" office:value-type="float" office:value="1006227346" calcext:value-type="float">
            <text:p>1,006,227,346</text:p>
          </table:table-cell>
          <table:table-cell table:style-name="ce7" table:formula="of:=SQRT((1/3)*(([.M46]-[.Q46])*([.M46]-[.Q46]) + ([.N46]-[.Q46])*([.N46]-[.Q46]) + ([.O46]-[.Q46])*([.O46]-[.Q46])))" office:value-type="float" office:value="34267175.0516522" calcext:value-type="float">
            <text:p>34,267,175</text:p>
          </table:table-cell>
        </table:table-row>
        <table:table-row table:style-name="ro1">
          <table:table-cell office:value-type="string" calcext:value-type="string">
            <text:p>DTLB_STORE_MISSES.MISS_CAUSES_A_WALK</text:p>
          </table:table-cell>
          <table:table-cell office:value-type="string" calcext:value-type="string">
            <text:p>r0149:u</text:p>
          </table:table-cell>
          <table:table-cell/>
          <table:table-cell office:value-type="float" office:value="403399" calcext:value-type="float">
            <text:p>403399</text:p>
          </table:table-cell>
          <table:table-cell office:value-type="float" office:value="403281" calcext:value-type="float">
            <text:p>403281</text:p>
          </table:table-cell>
          <table:table-cell office:value-type="float" office:value="403495" calcext:value-type="float">
            <text:p>403495</text:p>
          </table:table-cell>
          <table:table-cell/>
          <table:table-cell office:value-type="float" office:value="405176" calcext:value-type="float">
            <text:p>405176</text:p>
          </table:table-cell>
          <table:table-cell office:value-type="float" office:value="405858" calcext:value-type="float">
            <text:p>405858</text:p>
          </table:table-cell>
          <table:table-cell office:value-type="float" office:value="406019" calcext:value-type="float">
            <text:p>406019</text:p>
          </table:table-cell>
          <table:table-cell table:style-name="ce7" table:number-columns-repeated="2"/>
          <table:table-cell table:style-name="ce7" table:formula="of:=ROUND(([.H47]-[.D47])/100)" office:value-type="float" office:value="18" calcext:value-type="float">
            <text:p>18</text:p>
          </table:table-cell>
          <table:table-cell table:style-name="ce7" table:formula="of:=ROUND(([.I47]-[.E47])/100)" office:value-type="float" office:value="26" calcext:value-type="float">
            <text:p>26</text:p>
          </table:table-cell>
          <table:table-cell table:style-name="ce7" table:formula="of:=ROUND(([.J47]-[.F47])/100)" office:value-type="float" office:value="25" calcext:value-type="float">
            <text:p>25</text:p>
          </table:table-cell>
          <table:table-cell table:style-name="ce7"/>
          <table:table-cell table:style-name="ce7" table:formula="of:=([.M47]+[.N47]+[.O47])/3" office:value-type="float" office:value="23" calcext:value-type="float">
            <text:p>23</text:p>
          </table:table-cell>
          <table:table-cell table:style-name="ce7" table:formula="of:=SQRT((1/3)*(([.M47]-[.Q47])*([.M47]-[.Q47]) + ([.N47]-[.Q47])*([.N47]-[.Q47]) + ([.O47]-[.Q47])*([.O47]-[.Q47])))" office:value-type="float" office:value="3.55902608401044" calcext:value-type="float">
            <text:p>4</text:p>
          </table:table-cell>
        </table:table-row>
        <table:table-row table:style-name="ro1">
          <table:table-cell office:value-type="string" calcext:value-type="string">
            <text:p>DTLB_STORE_MISSES.WALK_COMPLETED_4K</text:p>
          </table:table-cell>
          <table:table-cell office:value-type="string" calcext:value-type="string">
            <text:p>r0249:u</text:p>
          </table:table-cell>
          <table:table-cell/>
          <table:table-cell office:value-type="float" office:value="394818" calcext:value-type="float">
            <text:p>394818</text:p>
          </table:table-cell>
          <table:table-cell office:value-type="float" office:value="394916" calcext:value-type="float">
            <text:p>394916</text:p>
          </table:table-cell>
          <table:table-cell office:value-type="float" office:value="394784" calcext:value-type="float">
            <text:p>394784</text:p>
          </table:table-cell>
          <table:table-cell/>
          <table:table-cell office:value-type="float" office:value="396705" calcext:value-type="float">
            <text:p>396705</text:p>
          </table:table-cell>
          <table:table-cell office:value-type="float" office:value="396651" calcext:value-type="float">
            <text:p>396651</text:p>
          </table:table-cell>
          <table:table-cell office:value-type="float" office:value="396790" calcext:value-type="float">
            <text:p>396790</text:p>
          </table:table-cell>
          <table:table-cell table:style-name="ce7" table:number-columns-repeated="2"/>
          <table:table-cell table:style-name="ce7" table:formula="of:=ROUND(([.H48]-[.D48])/100)" office:value-type="float" office:value="19" calcext:value-type="float">
            <text:p>19</text:p>
          </table:table-cell>
          <table:table-cell table:style-name="ce7" table:formula="of:=ROUND(([.I48]-[.E48])/100)" office:value-type="float" office:value="17" calcext:value-type="float">
            <text:p>17</text:p>
          </table:table-cell>
          <table:table-cell table:style-name="ce7" table:formula="of:=ROUND(([.J48]-[.F48])/100)" office:value-type="float" office:value="20" calcext:value-type="float">
            <text:p>20</text:p>
          </table:table-cell>
          <table:table-cell table:style-name="ce7"/>
          <table:table-cell table:style-name="ce7" table:formula="of:=([.M48]+[.N48]+[.O48])/3" office:value-type="float" office:value="18.6666666666667" calcext:value-type="float">
            <text:p>19</text:p>
          </table:table-cell>
          <table:table-cell table:style-name="ce7" table:formula="of:=SQRT((1/3)*(([.M48]-[.Q48])*([.M48]-[.Q48]) + ([.N48]-[.Q48])*([.N48]-[.Q48]) + ([.O48]-[.Q48])*([.O48]-[.Q48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DTLB_STORE_MISSES.WALK_COMPLETED_2M_4M</text:p>
          </table:table-cell>
          <table:table-cell office:value-type="string" calcext:value-type="string">
            <text:p>r04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49]-[.D49])/100)" office:value-type="float" office:value="0" calcext:value-type="float">
            <text:p>0</text:p>
          </table:table-cell>
          <table:table-cell table:style-name="ce7" table:formula="of:=ROUND(([.I49]-[.E49])/100)" office:value-type="float" office:value="0" calcext:value-type="float">
            <text:p>0</text:p>
          </table:table-cell>
          <table:table-cell table:style-name="ce7" table:formula="of:=ROUND(([.J49]-[.F49])/100)" office:value-type="float" office:value="0" calcext:value-type="float">
            <text:p>0</text:p>
          </table:table-cell>
          <table:table-cell table:style-name="ce7"/>
          <table:table-cell table:style-name="ce7" table:formula="of:=([.M49]+[.N49]+[.O49])/3" office:value-type="float" office:value="0" calcext:value-type="float">
            <text:p>0</text:p>
          </table:table-cell>
          <table:table-cell table:style-name="ce7" table:formula="of:=SQRT((1/3)*(([.M49]-[.Q49])*([.M49]-[.Q49]) + ([.N49]-[.Q49])*([.N49]-[.Q49]) + ([.O49]-[.Q49])*([.O49]-[.Q4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WALK_COMPLETED</text:p>
          </table:table-cell>
          <table:table-cell office:value-type="string" calcext:value-type="string">
            <text:p>r0e49:u</text:p>
          </table:table-cell>
          <table:table-cell/>
          <table:table-cell office:value-type="float" office:value="394284" calcext:value-type="float">
            <text:p>394284</text:p>
          </table:table-cell>
          <table:table-cell office:value-type="float" office:value="395259" calcext:value-type="float">
            <text:p>395259</text:p>
          </table:table-cell>
          <table:table-cell office:value-type="float" office:value="394806" calcext:value-type="float">
            <text:p>394806</text:p>
          </table:table-cell>
          <table:table-cell/>
          <table:table-cell office:value-type="float" office:value="396901" calcext:value-type="float">
            <text:p>396901</text:p>
          </table:table-cell>
          <table:table-cell office:value-type="float" office:value="396451" calcext:value-type="float">
            <text:p>396451</text:p>
          </table:table-cell>
          <table:table-cell office:value-type="float" office:value="396748" calcext:value-type="float">
            <text:p>396748</text:p>
          </table:table-cell>
          <table:table-cell table:style-name="ce7" table:number-columns-repeated="2"/>
          <table:table-cell table:style-name="ce7" table:formula="of:=ROUND(([.H50]-[.D50])/100)" office:value-type="float" office:value="26" calcext:value-type="float">
            <text:p>26</text:p>
          </table:table-cell>
          <table:table-cell table:style-name="ce7" table:formula="of:=ROUND(([.I50]-[.E50])/100)" office:value-type="float" office:value="12" calcext:value-type="float">
            <text:p>12</text:p>
          </table:table-cell>
          <table:table-cell table:style-name="ce7" table:formula="of:=ROUND(([.J50]-[.F50])/100)" office:value-type="float" office:value="19" calcext:value-type="float">
            <text:p>19</text:p>
          </table:table-cell>
          <table:table-cell table:style-name="ce7"/>
          <table:table-cell table:style-name="ce7" table:formula="of:=([.M50]+[.N50]+[.O50])/3" office:value-type="float" office:value="19" calcext:value-type="float">
            <text:p>19</text:p>
          </table:table-cell>
          <table:table-cell table:style-name="ce7" table:formula="of:=SQRT((1/3)*(([.M50]-[.Q50])*([.M50]-[.Q50]) + ([.N50]-[.Q50])*([.N50]-[.Q50]) + ([.O50]-[.Q50])*([.O50]-[.Q50])))" office:value-type="float" office:value="5.71547606649408" calcext:value-type="float">
            <text:p>6</text:p>
          </table:table-cell>
        </table:table-row>
        <table:table-row table:style-name="ro1">
          <table:table-cell office:value-type="string" calcext:value-type="string">
            <text:p>DTLB_STORE_MISSES.WALK_DURATION</text:p>
          </table:table-cell>
          <table:table-cell office:value-type="string" calcext:value-type="string">
            <text:p>r1049:u</text:p>
          </table:table-cell>
          <table:table-cell/>
          <table:table-cell office:value-type="float" office:value="7903293" calcext:value-type="float">
            <text:p>7903293</text:p>
          </table:table-cell>
          <table:table-cell office:value-type="float" office:value="7848297" calcext:value-type="float">
            <text:p>7848297</text:p>
          </table:table-cell>
          <table:table-cell office:value-type="float" office:value="8099296" calcext:value-type="float">
            <text:p>8099296</text:p>
          </table:table-cell>
          <table:table-cell/>
          <table:table-cell office:value-type="float" office:value="8088638" calcext:value-type="float">
            <text:p>8088638</text:p>
          </table:table-cell>
          <table:table-cell office:value-type="float" office:value="8470006" calcext:value-type="float">
            <text:p>8470006</text:p>
          </table:table-cell>
          <table:table-cell office:value-type="float" office:value="8641526" calcext:value-type="float">
            <text:p>8641526</text:p>
          </table:table-cell>
          <table:table-cell table:style-name="ce7" table:number-columns-repeated="2"/>
          <table:table-cell table:style-name="ce7" table:formula="of:=ROUND(([.H51]-[.D51])/100)" office:value-type="float" office:value="1853" calcext:value-type="float">
            <text:p>1,853</text:p>
          </table:table-cell>
          <table:table-cell table:style-name="ce7" table:formula="of:=ROUND(([.I51]-[.E51])/100)" office:value-type="float" office:value="6217" calcext:value-type="float">
            <text:p>6,217</text:p>
          </table:table-cell>
          <table:table-cell table:style-name="ce7" table:formula="of:=ROUND(([.J51]-[.F51])/100)" office:value-type="float" office:value="5422" calcext:value-type="float">
            <text:p>5,422</text:p>
          </table:table-cell>
          <table:table-cell table:style-name="ce7"/>
          <table:table-cell table:style-name="ce7" table:formula="of:=([.M51]+[.N51]+[.O51])/3" office:value-type="float" office:value="4497.33333333333" calcext:value-type="float">
            <text:p>4,497</text:p>
          </table:table-cell>
          <table:table-cell table:style-name="ce7" table:formula="of:=SQRT((1/3)*(([.M51]-[.Q51])*([.M51]-[.Q51]) + ([.N51]-[.Q51])*([.N51]-[.Q51]) + ([.O51]-[.Q51])*([.O51]-[.Q51])))" office:value-type="float" office:value="1897.78473196748" calcext:value-type="float">
            <text:p>1,898</text:p>
          </table:table-cell>
        </table:table-row>
        <table:table-row table:style-name="ro1">
          <table:table-cell office:value-type="string" calcext:value-type="string">
            <text:p>DTLB_STORE_MISSES.STLB_HIT_4K</text:p>
          </table:table-cell>
          <table:table-cell office:value-type="string" calcext:value-type="string">
            <text:p>r2049:u</text:p>
          </table:table-cell>
          <table:table-cell/>
          <table:table-cell office:value-type="float" office:value="318626" calcext:value-type="float">
            <text:p>318626</text:p>
          </table:table-cell>
          <table:table-cell office:value-type="float" office:value="317433" calcext:value-type="float">
            <text:p>317433</text:p>
          </table:table-cell>
          <table:table-cell office:value-type="float" office:value="319129" calcext:value-type="float">
            <text:p>319129</text:p>
          </table:table-cell>
          <table:table-cell/>
          <table:table-cell office:value-type="float" office:value="321019" calcext:value-type="float">
            <text:p>321019</text:p>
          </table:table-cell>
          <table:table-cell office:value-type="float" office:value="327411" calcext:value-type="float">
            <text:p>327411</text:p>
          </table:table-cell>
          <table:table-cell office:value-type="float" office:value="333241" calcext:value-type="float">
            <text:p>333241</text:p>
          </table:table-cell>
          <table:table-cell table:style-name="ce7" table:number-columns-repeated="2"/>
          <table:table-cell table:style-name="ce7" table:formula="of:=ROUND(([.H52]-[.D52])/100)" office:value-type="float" office:value="24" calcext:value-type="float">
            <text:p>24</text:p>
          </table:table-cell>
          <table:table-cell table:style-name="ce7" table:formula="of:=ROUND(([.I52]-[.E52])/100)" office:value-type="float" office:value="100" calcext:value-type="float">
            <text:p>100</text:p>
          </table:table-cell>
          <table:table-cell table:style-name="ce7" table:formula="of:=ROUND(([.J52]-[.F52])/100)" office:value-type="float" office:value="141" calcext:value-type="float">
            <text:p>141</text:p>
          </table:table-cell>
          <table:table-cell table:style-name="ce7"/>
          <table:table-cell table:style-name="ce7" table:formula="of:=([.M52]+[.N52]+[.O52])/3" office:value-type="float" office:value="88.3333333333333" calcext:value-type="float">
            <text:p>88</text:p>
          </table:table-cell>
          <table:table-cell table:style-name="ce7" table:formula="of:=SQRT((1/3)*(([.M52]-[.Q52])*([.M52]-[.Q52]) + ([.N52]-[.Q52])*([.N52]-[.Q52]) + ([.O52]-[.Q52])*([.O52]-[.Q52])))" office:value-type="float" office:value="48.4722142629729" calcext:value-type="float">
            <text:p>48</text:p>
          </table:table-cell>
        </table:table-row>
        <table:table-row table:style-name="ro1">
          <table:table-cell office:value-type="string" calcext:value-type="string">
            <text:p>DTLB_STORE_MISSES.STLB_HIT_2M</text:p>
          </table:table-cell>
          <table:table-cell office:value-type="string" calcext:value-type="string">
            <text:p>r404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53]-[.D53])/100)" office:value-type="float" office:value="0" calcext:value-type="float">
            <text:p>0</text:p>
          </table:table-cell>
          <table:table-cell table:style-name="ce7" table:formula="of:=ROUND(([.I53]-[.E53])/100)" office:value-type="float" office:value="0" calcext:value-type="float">
            <text:p>0</text:p>
          </table:table-cell>
          <table:table-cell table:style-name="ce7" table:formula="of:=ROUND(([.J53]-[.F53])/100)" office:value-type="float" office:value="0" calcext:value-type="float">
            <text:p>0</text:p>
          </table:table-cell>
          <table:table-cell table:style-name="ce7"/>
          <table:table-cell table:style-name="ce7" table:formula="of:=([.M53]+[.N53]+[.O53])/3" office:value-type="float" office:value="0" calcext:value-type="float">
            <text:p>0</text:p>
          </table:table-cell>
          <table:table-cell table:style-name="ce7" table:formula="of:=SQRT((1/3)*(([.M53]-[.Q53])*([.M53]-[.Q53]) + ([.N53]-[.Q53])*([.N53]-[.Q53]) + ([.O53]-[.Q53])*([.O53]-[.Q5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B_STORE_MISSES.STLB_HIT</text:p>
          </table:table-cell>
          <table:table-cell office:value-type="string" calcext:value-type="string">
            <text:p>r6049:u</text:p>
          </table:table-cell>
          <table:table-cell/>
          <table:table-cell office:value-type="float" office:value="319733" calcext:value-type="float">
            <text:p>319733</text:p>
          </table:table-cell>
          <table:table-cell office:value-type="float" office:value="318767" calcext:value-type="float">
            <text:p>318767</text:p>
          </table:table-cell>
          <table:table-cell office:value-type="float" office:value="319007" calcext:value-type="float">
            <text:p>319007</text:p>
          </table:table-cell>
          <table:table-cell/>
          <table:table-cell office:value-type="float" office:value="334432" calcext:value-type="float">
            <text:p>334432</text:p>
          </table:table-cell>
          <table:table-cell office:value-type="float" office:value="320665" calcext:value-type="float">
            <text:p>320665</text:p>
          </table:table-cell>
          <table:table-cell office:value-type="float" office:value="334878" calcext:value-type="float">
            <text:p>334878</text:p>
          </table:table-cell>
          <table:table-cell table:style-name="ce7" table:number-columns-repeated="2"/>
          <table:table-cell table:style-name="ce7" table:formula="of:=ROUND(([.H54]-[.D54])/100)" office:value-type="float" office:value="147" calcext:value-type="float">
            <text:p>147</text:p>
          </table:table-cell>
          <table:table-cell table:style-name="ce7" table:formula="of:=ROUND(([.I54]-[.E54])/100)" office:value-type="float" office:value="19" calcext:value-type="float">
            <text:p>19</text:p>
          </table:table-cell>
          <table:table-cell table:style-name="ce7" table:formula="of:=ROUND(([.J54]-[.F54])/100)" office:value-type="float" office:value="159" calcext:value-type="float">
            <text:p>159</text:p>
          </table:table-cell>
          <table:table-cell table:style-name="ce7"/>
          <table:table-cell table:style-name="ce7" table:formula="of:=([.M54]+[.N54]+[.O54])/3" office:value-type="float" office:value="108.333333333333" calcext:value-type="float">
            <text:p>108</text:p>
          </table:table-cell>
          <table:table-cell table:style-name="ce7" table:formula="of:=SQRT((1/3)*(([.M54]-[.Q54])*([.M54]-[.Q54]) + ([.N54]-[.Q54])*([.N54]-[.Q54]) + ([.O54]-[.Q54])*([.O54]-[.Q54])))" office:value-type="float" office:value="63.3578899760892" calcext:value-type="float">
            <text:p>63</text:p>
          </table:table-cell>
        </table:table-row>
        <table:table-row table:style-name="ro1">
          <table:table-cell office:value-type="string" calcext:value-type="string">
            <text:p>DTLB_STORE_MISSES.PDE_CACHE_MISS</text:p>
          </table:table-cell>
          <table:table-cell office:value-type="string" calcext:value-type="string">
            <text:p>r8049:u</text:p>
          </table:table-cell>
          <table:table-cell/>
          <table:table-cell office:value-type="float" office:value="132179" calcext:value-type="float">
            <text:p>132179</text:p>
          </table:table-cell>
          <table:table-cell office:value-type="float" office:value="132173" calcext:value-type="float">
            <text:p>132173</text:p>
          </table:table-cell>
          <table:table-cell office:value-type="float" office:value="132180" calcext:value-type="float">
            <text:p>132180</text:p>
          </table:table-cell>
          <table:table-cell/>
          <table:table-cell office:value-type="float" office:value="132302" calcext:value-type="float">
            <text:p>132302</text:p>
          </table:table-cell>
          <table:table-cell office:value-type="float" office:value="132951" calcext:value-type="float">
            <text:p>132951</text:p>
          </table:table-cell>
          <table:table-cell office:value-type="float" office:value="133730" calcext:value-type="float">
            <text:p>133730</text:p>
          </table:table-cell>
          <table:table-cell table:style-name="ce7" table:number-columns-repeated="2"/>
          <table:table-cell table:style-name="ce7" table:formula="of:=ROUND(([.H55]-[.D55])/100)" office:value-type="float" office:value="1" calcext:value-type="float">
            <text:p>1</text:p>
          </table:table-cell>
          <table:table-cell table:style-name="ce7" table:formula="of:=ROUND(([.I55]-[.E55])/100)" office:value-type="float" office:value="8" calcext:value-type="float">
            <text:p>8</text:p>
          </table:table-cell>
          <table:table-cell table:style-name="ce7" table:formula="of:=ROUND(([.J55]-[.F55])/100)" office:value-type="float" office:value="16" calcext:value-type="float">
            <text:p>16</text:p>
          </table:table-cell>
          <table:table-cell table:style-name="ce7"/>
          <table:table-cell table:style-name="ce7" table:formula="of:=([.M55]+[.N55]+[.O55])/3" office:value-type="float" office:value="8.33333333333333" calcext:value-type="float">
            <text:p>8</text:p>
          </table:table-cell>
          <table:table-cell table:style-name="ce7" table:formula="of:=SQRT((1/3)*(([.M55]-[.Q55])*([.M55]-[.Q55]) + ([.N55]-[.Q55])*([.N55]-[.Q55]) + ([.O55]-[.Q55])*([.O55]-[.Q55])))" office:value-type="float" office:value="6.12825877028341" calcext:value-type="float">
            <text:p>6</text:p>
          </table:table-cell>
        </table:table-row>
        <table:table-row table:style-name="ro1">
          <table:table-cell office:value-type="string" calcext:value-type="string">
            <text:p>LOAD_HIT_PRE.SW_PF</text:p>
          </table:table-cell>
          <table:table-cell office:value-type="string" calcext:value-type="string">
            <text:p>r014c:u</text:p>
          </table:table-cell>
          <table:table-cell/>
          <table:table-cell office:value-type="float" office:value="32725" calcext:value-type="float">
            <text:p>32725</text:p>
          </table:table-cell>
          <table:table-cell office:value-type="float" office:value="34920" calcext:value-type="float">
            <text:p>34920</text:p>
          </table:table-cell>
          <table:table-cell office:value-type="float" office:value="45393" calcext:value-type="float">
            <text:p>45393</text:p>
          </table:table-cell>
          <table:table-cell/>
          <table:table-cell office:value-type="float" office:value="3105687" calcext:value-type="float">
            <text:p>3105687</text:p>
          </table:table-cell>
          <table:table-cell office:value-type="float" office:value="2995167" calcext:value-type="float">
            <text:p>2995167</text:p>
          </table:table-cell>
          <table:table-cell office:value-type="float" office:value="4475393" calcext:value-type="float">
            <text:p>4475393</text:p>
          </table:table-cell>
          <table:table-cell table:style-name="ce7" table:number-columns-repeated="2"/>
          <table:table-cell table:style-name="ce7" table:formula="of:=ROUND(([.H56]-[.D56])/100)" office:value-type="float" office:value="30730" calcext:value-type="float">
            <text:p>30,730</text:p>
          </table:table-cell>
          <table:table-cell table:style-name="ce7" table:formula="of:=ROUND(([.I56]-[.E56])/100)" office:value-type="float" office:value="29602" calcext:value-type="float">
            <text:p>29,602</text:p>
          </table:table-cell>
          <table:table-cell table:style-name="ce7" table:formula="of:=ROUND(([.J56]-[.F56])/100)" office:value-type="float" office:value="44300" calcext:value-type="float">
            <text:p>44,300</text:p>
          </table:table-cell>
          <table:table-cell table:style-name="ce7"/>
          <table:table-cell table:style-name="ce7" table:formula="of:=([.M56]+[.N56]+[.O56])/3" office:value-type="float" office:value="34877.3333333333" calcext:value-type="float">
            <text:p>34,877</text:p>
          </table:table-cell>
          <table:table-cell table:style-name="ce7" table:formula="of:=SQRT((1/3)*(([.M56]-[.Q56])*([.M56]-[.Q56]) + ([.N56]-[.Q56])*([.N56]-[.Q56]) + ([.O56]-[.Q56])*([.O56]-[.Q56])))" office:value-type="float" office:value="6678.72649204589" calcext:value-type="float">
            <text:p>6,679</text:p>
          </table:table-cell>
        </table:table-row>
        <table:table-row table:style-name="ro1">
          <table:table-cell office:value-type="string" calcext:value-type="string">
            <text:p>LOAD_HIT_PRE.HW_PF</text:p>
          </table:table-cell>
          <table:table-cell office:value-type="string" calcext:value-type="string">
            <text:p>r024c:u</text:p>
          </table:table-cell>
          <table:table-cell/>
          <table:table-cell office:value-type="float" office:value="61238743" calcext:value-type="float">
            <text:p>61238743</text:p>
          </table:table-cell>
          <table:table-cell office:value-type="float" office:value="42003450" calcext:value-type="float">
            <text:p>42003450</text:p>
          </table:table-cell>
          <table:table-cell office:value-type="float" office:value="60940824" calcext:value-type="float">
            <text:p>60940824</text:p>
          </table:table-cell>
          <table:table-cell/>
          <table:table-cell office:value-type="float" office:value="8836232393" calcext:value-type="float">
            <text:p>8836232393</text:p>
          </table:table-cell>
          <table:table-cell office:value-type="float" office:value="10982026341" calcext:value-type="float">
            <text:p>10982026341</text:p>
          </table:table-cell>
          <table:table-cell office:value-type="float" office:value="10680953086" calcext:value-type="float">
            <text:p>10680953086</text:p>
          </table:table-cell>
          <table:table-cell table:style-name="ce7" table:number-columns-repeated="2"/>
          <table:table-cell table:style-name="ce7" table:formula="of:=ROUND(([.H57]-[.D57])/100)" office:value-type="float" office:value="87749937" calcext:value-type="float">
            <text:p>87,749,937</text:p>
          </table:table-cell>
          <table:table-cell table:style-name="ce7" table:formula="of:=ROUND(([.I57]-[.E57])/100)" office:value-type="float" office:value="109400229" calcext:value-type="float">
            <text:p>109,400,229</text:p>
          </table:table-cell>
          <table:table-cell table:style-name="ce7" table:formula="of:=ROUND(([.J57]-[.F57])/100)" office:value-type="float" office:value="106200123" calcext:value-type="float">
            <text:p>106,200,123</text:p>
          </table:table-cell>
          <table:table-cell table:style-name="ce7"/>
          <table:table-cell table:style-name="ce7" table:formula="of:=([.M57]+[.N57]+[.O57])/3" office:value-type="float" office:value="101116763" calcext:value-type="float">
            <text:p>101,116,763</text:p>
          </table:table-cell>
          <table:table-cell table:style-name="ce7" table:formula="of:=SQRT((1/3)*(([.M57]-[.Q57])*([.M57]-[.Q57]) + ([.N57]-[.Q57])*([.N57]-[.Q57]) + ([.O57]-[.Q57])*([.O57]-[.Q57])))" office:value-type="float" office:value="9541634.99576168" calcext:value-type="float">
            <text:p>9,541,635</text:p>
          </table:table-cell>
        </table:table-row>
        <table:table-row table:style-name="ro1">
          <table:table-cell office:value-type="string" calcext:value-type="string">
            <text:p>L1D.REPLACEMENT</text:p>
          </table:table-cell>
          <table:table-cell office:value-type="string" calcext:value-type="string">
            <text:p>r0151:u</text:p>
          </table:table-cell>
          <table:table-cell/>
          <table:table-cell office:value-type="float" office:value="12432022" calcext:value-type="float">
            <text:p>12432022</text:p>
          </table:table-cell>
          <table:table-cell office:value-type="float" office:value="12434244" calcext:value-type="float">
            <text:p>12434244</text:p>
          </table:table-cell>
          <table:table-cell office:value-type="float" office:value="12588022" calcext:value-type="float">
            <text:p>12588022</text:p>
          </table:table-cell>
          <table:table-cell/>
          <table:table-cell office:value-type="float" office:value="1254329222" calcext:value-type="float">
            <text:p>1254329222</text:p>
          </table:table-cell>
          <table:table-cell office:value-type="float" office:value="1255311863" calcext:value-type="float">
            <text:p>1255311863</text:p>
          </table:table-cell>
          <table:table-cell office:value-type="float" office:value="1260903872" calcext:value-type="float">
            <text:p>1260903872</text:p>
          </table:table-cell>
          <table:table-cell table:style-name="ce7" table:number-columns-repeated="2"/>
          <table:table-cell table:style-name="ce7" table:formula="of:=ROUND(([.H58]-[.D58])/100)" office:value-type="float" office:value="12418972" calcext:value-type="float">
            <text:p>12,418,972</text:p>
          </table:table-cell>
          <table:table-cell table:style-name="ce7" table:formula="of:=ROUND(([.I58]-[.E58])/100)" office:value-type="float" office:value="12428776" calcext:value-type="float">
            <text:p>12,428,776</text:p>
          </table:table-cell>
          <table:table-cell table:style-name="ce7" table:formula="of:=ROUND(([.J58]-[.F58])/100)" office:value-type="float" office:value="12483159" calcext:value-type="float">
            <text:p>12,483,159</text:p>
          </table:table-cell>
          <table:table-cell table:style-name="ce7"/>
          <table:table-cell table:style-name="ce7" table:formula="of:=([.M58]+[.N58]+[.O58])/3" office:value-type="float" office:value="12443635.6666667" calcext:value-type="float">
            <text:p>12,443,636</text:p>
          </table:table-cell>
          <table:table-cell table:style-name="ce7" table:formula="of:=SQRT((1/3)*(([.M58]-[.Q58])*([.M58]-[.Q58]) + ([.N58]-[.Q58])*([.N58]-[.Q58]) + ([.O58]-[.Q58])*([.O58]-[.Q58])))" office:value-type="float" office:value="28232.3692751581" calcext:value-type="float">
            <text:p>28,232</text:p>
          </table:table-cell>
        </table:table-row>
        <table:table-row table:style-name="ro1">
          <table:table-cell office:value-type="string" calcext:value-type="string">
            <text:p>MOVE_ELIMINATION.INT_NOT_ELIMINATED</text:p>
          </table:table-cell>
          <table:table-cell office:value-type="string" calcext:value-type="string">
            <text:p>r0458:u</text:p>
          </table:table-cell>
          <table:table-cell/>
          <table:table-cell office:value-type="float" office:value="315855" calcext:value-type="float">
            <text:p>315855</text:p>
          </table:table-cell>
          <table:table-cell office:value-type="float" office:value="315902" calcext:value-type="float">
            <text:p>315902</text:p>
          </table:table-cell>
          <table:table-cell office:value-type="float" office:value="315766" calcext:value-type="float">
            <text:p>315766</text:p>
          </table:table-cell>
          <table:table-cell/>
          <table:table-cell office:value-type="float" office:value="316966" calcext:value-type="float">
            <text:p>316966</text:p>
          </table:table-cell>
          <table:table-cell office:value-type="float" office:value="317130" calcext:value-type="float">
            <text:p>317130</text:p>
          </table:table-cell>
          <table:table-cell office:value-type="float" office:value="317171" calcext:value-type="float">
            <text:p>317171</text:p>
          </table:table-cell>
          <table:table-cell table:style-name="ce7" table:number-columns-repeated="2"/>
          <table:table-cell table:style-name="ce7" table:formula="of:=ROUND(([.H59]-[.D59])/100)" office:value-type="float" office:value="11" calcext:value-type="float">
            <text:p>11</text:p>
          </table:table-cell>
          <table:table-cell table:style-name="ce7" table:formula="of:=ROUND(([.I59]-[.E59])/100)" office:value-type="float" office:value="12" calcext:value-type="float">
            <text:p>12</text:p>
          </table:table-cell>
          <table:table-cell table:style-name="ce7" table:formula="of:=ROUND(([.J59]-[.F59])/100)" office:value-type="float" office:value="14" calcext:value-type="float">
            <text:p>14</text:p>
          </table:table-cell>
          <table:table-cell table:style-name="ce7"/>
          <table:table-cell table:style-name="ce7" table:formula="of:=([.M59]+[.N59]+[.O59])/3" office:value-type="float" office:value="12.3333333333333" calcext:value-type="float">
            <text:p>12</text:p>
          </table:table-cell>
          <table:table-cell table:style-name="ce7" table:formula="of:=SQRT((1/3)*(([.M59]-[.Q59])*([.M59]-[.Q59]) + ([.N59]-[.Q59])*([.N59]-[.Q59]) + ([.O59]-[.Q59])*([.O59]-[.Q59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MOVE_ELIMINATION.SIMD_NOT_ELIMINATED</text:p>
          </table:table-cell>
          <table:table-cell office:value-type="string" calcext:value-type="string">
            <text:p>r0858: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style-name="ce7" table:number-columns-repeated="2"/>
          <table:table-cell table:style-name="ce7" table:formula="of:=ROUND(([.H60]-[.D60])/100)" office:value-type="float" office:value="1" calcext:value-type="float">
            <text:p>1</text:p>
          </table:table-cell>
          <table:table-cell table:style-name="ce7" table:formula="of:=ROUND(([.I60]-[.E60])/100)" office:value-type="float" office:value="1" calcext:value-type="float">
            <text:p>1</text:p>
          </table:table-cell>
          <table:table-cell table:style-name="ce7" table:formula="of:=ROUND(([.J60]-[.F60])/100)" office:value-type="float" office:value="1" calcext:value-type="float">
            <text:p>1</text:p>
          </table:table-cell>
          <table:table-cell table:style-name="ce7"/>
          <table:table-cell table:style-name="ce7" table:formula="of:=([.M60]+[.N60]+[.O60])/3" office:value-type="float" office:value="1" calcext:value-type="float">
            <text:p>1</text:p>
          </table:table-cell>
          <table:table-cell table:style-name="ce7" table:formula="of:=SQRT((1/3)*(([.M60]-[.Q60])*([.M60]-[.Q60]) + ([.N60]-[.Q60])*([.N60]-[.Q60]) + ([.O60]-[.Q60])*([.O60]-[.Q6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_ELIMINATION.INT_ELIMINATED</text:p>
          </table:table-cell>
          <table:table-cell office:value-type="string" calcext:value-type="string">
            <text:p>r0158:u</text:p>
          </table:table-cell>
          <table:table-cell/>
          <table:table-cell office:value-type="float" office:value="2085551" calcext:value-type="float">
            <text:p>2085551</text:p>
          </table:table-cell>
          <table:table-cell office:value-type="float" office:value="2087081" calcext:value-type="float">
            <text:p>2087081</text:p>
          </table:table-cell>
          <table:table-cell office:value-type="float" office:value="2086207" calcext:value-type="float">
            <text:p>2086207</text:p>
          </table:table-cell>
          <table:table-cell/>
          <table:table-cell office:value-type="float" office:value="2091698" calcext:value-type="float">
            <text:p>2091698</text:p>
          </table:table-cell>
          <table:table-cell office:value-type="float" office:value="2089408" calcext:value-type="float">
            <text:p>2089408</text:p>
          </table:table-cell>
          <table:table-cell office:value-type="float" office:value="2085292" calcext:value-type="float">
            <text:p>2085292</text:p>
          </table:table-cell>
          <table:table-cell table:style-name="ce7" table:number-columns-repeated="2"/>
          <table:table-cell table:style-name="ce7" table:formula="of:=ROUND(([.H61]-[.D61])/100)" office:value-type="float" office:value="61" calcext:value-type="float">
            <text:p>61</text:p>
          </table:table-cell>
          <table:table-cell table:style-name="ce7" table:formula="of:=ROUND(([.I61]-[.E61])/100)" office:value-type="float" office:value="23" calcext:value-type="float">
            <text:p>23</text:p>
          </table:table-cell>
          <table:table-cell table:style-name="ce7" table:formula="of:=ROUND(([.J61]-[.F61])/100)" office:value-type="float" office:value="-9" calcext:value-type="float">
            <text:p>-9</text:p>
          </table:table-cell>
          <table:table-cell table:style-name="ce7"/>
          <table:table-cell table:style-name="ce7" table:formula="of:=([.M61]+[.N61]+[.O61])/3" office:value-type="float" office:value="25" calcext:value-type="float">
            <text:p>25</text:p>
          </table:table-cell>
          <table:table-cell table:style-name="ce7" table:formula="of:=SQRT((1/3)*(([.M61]-[.Q61])*([.M61]-[.Q61]) + ([.N61]-[.Q61])*([.N61]-[.Q61]) + ([.O61]-[.Q61])*([.O61]-[.Q61])))" office:value-type="float" office:value="28.6123516451666" calcext:value-type="float">
            <text:p>29</text:p>
          </table:table-cell>
        </table:table-row>
        <table:table-row table:style-name="ro1">
          <table:table-cell office:value-type="string" calcext:value-type="string">
            <text:p>MOVE_ELIMINATION.SIMD_ELIMINATED</text:p>
          </table:table-cell>
          <table:table-cell office:value-type="string" calcext:value-type="string">
            <text:p>r0258:u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table:style-name="ce7" table:number-columns-repeated="2"/>
          <table:table-cell table:style-name="ce7" table:formula="of:=ROUND(([.H62]-[.D62])/100)" office:value-type="float" office:value="1" calcext:value-type="float">
            <text:p>1</text:p>
          </table:table-cell>
          <table:table-cell table:style-name="ce7" table:formula="of:=ROUND(([.I62]-[.E62])/100)" office:value-type="float" office:value="1" calcext:value-type="float">
            <text:p>1</text:p>
          </table:table-cell>
          <table:table-cell table:style-name="ce7" table:formula="of:=ROUND(([.J62]-[.F62])/100)" office:value-type="float" office:value="1" calcext:value-type="float">
            <text:p>1</text:p>
          </table:table-cell>
          <table:table-cell table:style-name="ce7"/>
          <table:table-cell table:style-name="ce7" table:formula="of:=([.M62]+[.N62]+[.O62])/3" office:value-type="float" office:value="1" calcext:value-type="float">
            <text:p>1</text:p>
          </table:table-cell>
          <table:table-cell table:style-name="ce7" table:formula="of:=SQRT((1/3)*(([.M62]-[.Q62])*([.M62]-[.Q62]) + ([.N62]-[.Q62])*([.N62]-[.Q62]) + ([.O62]-[.Q62])*([.O62]-[.Q6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PL_CYCLES.RING0</text:p>
          </table:table-cell>
          <table:table-cell office:value-type="string" calcext:value-type="string">
            <text:p>r015c:u</text:p>
          </table:table-cell>
          <table:table-cell/>
          <table:table-cell office:value-type="float" office:value="131888" calcext:value-type="float">
            <text:p>131888</text:p>
          </table:table-cell>
          <table:table-cell office:value-type="float" office:value="131891" calcext:value-type="float">
            <text:p>131891</text:p>
          </table:table-cell>
          <table:table-cell office:value-type="float" office:value="131892" calcext:value-type="float">
            <text:p>131892</text:p>
          </table:table-cell>
          <table:table-cell/>
          <table:table-cell office:value-type="float" office:value="134202" calcext:value-type="float">
            <text:p>134202</text:p>
          </table:table-cell>
          <table:table-cell office:value-type="float" office:value="134451" calcext:value-type="float">
            <text:p>134451</text:p>
          </table:table-cell>
          <table:table-cell office:value-type="float" office:value="134362" calcext:value-type="float">
            <text:p>134362</text:p>
          </table:table-cell>
          <table:table-cell table:style-name="ce7" table:number-columns-repeated="2"/>
          <table:table-cell table:style-name="ce7" table:formula="of:=ROUND(([.H63]-[.D63])/100)" office:value-type="float" office:value="23" calcext:value-type="float">
            <text:p>23</text:p>
          </table:table-cell>
          <table:table-cell table:style-name="ce7" table:formula="of:=ROUND(([.I63]-[.E63])/100)" office:value-type="float" office:value="26" calcext:value-type="float">
            <text:p>26</text:p>
          </table:table-cell>
          <table:table-cell table:style-name="ce7" table:formula="of:=ROUND(([.J63]-[.F63])/100)" office:value-type="float" office:value="25" calcext:value-type="float">
            <text:p>25</text:p>
          </table:table-cell>
          <table:table-cell table:style-name="ce7"/>
          <table:table-cell table:style-name="ce7" table:formula="of:=([.M63]+[.N63]+[.O63])/3" office:value-type="float" office:value="24.6666666666667" calcext:value-type="float">
            <text:p>25</text:p>
          </table:table-cell>
          <table:table-cell table:style-name="ce7" table:formula="of:=SQRT((1/3)*(([.M63]-[.Q63])*([.M63]-[.Q63]) + ([.N63]-[.Q63])*([.N63]-[.Q63]) + ([.O63]-[.Q63])*([.O63]-[.Q63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CPL_CYCLES.RING123</text:p>
          </table:table-cell>
          <table:table-cell office:value-type="string" calcext:value-type="string">
            <text:p>r025c:u</text:p>
          </table:table-cell>
          <table:table-cell/>
          <table:table-cell office:value-type="float" office:value="2199759161" calcext:value-type="float">
            <text:p>2199759161</text:p>
          </table:table-cell>
          <table:table-cell office:value-type="float" office:value="2198324893" calcext:value-type="float">
            <text:p>2198324893</text:p>
          </table:table-cell>
          <table:table-cell office:value-type="float" office:value="2201533125" calcext:value-type="float">
            <text:p>2201533125</text:p>
          </table:table-cell>
          <table:table-cell/>
          <table:table-cell office:value-type="float" office:value="34326615682" calcext:value-type="float">
            <text:p>34326615682</text:p>
          </table:table-cell>
          <table:table-cell office:value-type="float" office:value="31768984760" calcext:value-type="float">
            <text:p>31768984760</text:p>
          </table:table-cell>
          <table:table-cell office:value-type="float" office:value="31834974653" calcext:value-type="float">
            <text:p>31834974653</text:p>
          </table:table-cell>
          <table:table-cell table:style-name="ce7" table:number-columns-repeated="2"/>
          <table:table-cell table:style-name="ce7" table:formula="of:=ROUND(([.H64]-[.D64])/100)" office:value-type="float" office:value="321268565" calcext:value-type="float">
            <text:p>321,268,565</text:p>
          </table:table-cell>
          <table:table-cell table:style-name="ce7" table:formula="of:=ROUND(([.I64]-[.E64])/100)" office:value-type="float" office:value="295706599" calcext:value-type="float">
            <text:p>295,706,599</text:p>
          </table:table-cell>
          <table:table-cell table:style-name="ce7" table:formula="of:=ROUND(([.J64]-[.F64])/100)" office:value-type="float" office:value="296334415" calcext:value-type="float">
            <text:p>296,334,415</text:p>
          </table:table-cell>
          <table:table-cell table:style-name="ce7"/>
          <table:table-cell table:style-name="ce7" table:formula="of:=([.M64]+[.N64]+[.O64])/3" office:value-type="float" office:value="304436526.333333" calcext:value-type="float">
            <text:p>304,436,526</text:p>
          </table:table-cell>
          <table:table-cell table:style-name="ce7" table:formula="of:=SQRT((1/3)*(([.M64]-[.Q64])*([.M64]-[.Q64]) + ([.N64]-[.Q64])*([.N64]-[.Q64]) + ([.O64]-[.Q64])*([.O64]-[.Q64])))" office:value-type="float" office:value="11904808.0619999" calcext:value-type="float">
            <text:p>11,904,808</text:p>
          </table:table-cell>
        </table:table-row>
        <table:table-row table:style-name="ro1">
          <table:table-cell office:value-type="string" calcext:value-type="string">
            <text:p>RS_EVENTS.EMPTY_CYCLES</text:p>
          </table:table-cell>
          <table:table-cell office:value-type="string" calcext:value-type="string">
            <text:p>r015e:u</text:p>
          </table:table-cell>
          <table:table-cell/>
          <table:table-cell office:value-type="float" office:value="58818972" calcext:value-type="float">
            <text:p>58818972</text:p>
          </table:table-cell>
          <table:table-cell office:value-type="float" office:value="58889600" calcext:value-type="float">
            <text:p>58889600</text:p>
          </table:table-cell>
          <table:table-cell office:value-type="float" office:value="61945396" calcext:value-type="float">
            <text:p>61945396</text:p>
          </table:table-cell>
          <table:table-cell/>
          <table:table-cell office:value-type="float" office:value="188350390" calcext:value-type="float">
            <text:p>188350390</text:p>
          </table:table-cell>
          <table:table-cell office:value-type="float" office:value="219518912" calcext:value-type="float">
            <text:p>219518912</text:p>
          </table:table-cell>
          <table:table-cell office:value-type="float" office:value="363646751" calcext:value-type="float">
            <text:p>363646751</text:p>
          </table:table-cell>
          <table:table-cell table:style-name="ce7" table:number-columns-repeated="2"/>
          <table:table-cell table:style-name="ce7" table:formula="of:=ROUND(([.H65]-[.D65])/100)" office:value-type="float" office:value="1295314" calcext:value-type="float">
            <text:p>1,295,314</text:p>
          </table:table-cell>
          <table:table-cell table:style-name="ce7" table:formula="of:=ROUND(([.I65]-[.E65])/100)" office:value-type="float" office:value="1606293" calcext:value-type="float">
            <text:p>1,606,293</text:p>
          </table:table-cell>
          <table:table-cell table:style-name="ce7" table:formula="of:=ROUND(([.J65]-[.F65])/100)" office:value-type="float" office:value="3017014" calcext:value-type="float">
            <text:p>3,017,014</text:p>
          </table:table-cell>
          <table:table-cell table:style-name="ce7"/>
          <table:table-cell table:style-name="ce7" table:formula="of:=([.M65]+[.N65]+[.O65])/3" office:value-type="float" office:value="1972873.66666667" calcext:value-type="float">
            <text:p>1,972,874</text:p>
          </table:table-cell>
          <table:table-cell table:style-name="ce7" table:formula="of:=SQRT((1/3)*(([.M65]-[.Q65])*([.M65]-[.Q65]) + ([.N65]-[.Q65])*([.N65]-[.Q65]) + ([.O65]-[.Q65])*([.O65]-[.Q65])))" office:value-type="float" office:value="749154.528509899" calcext:value-type="float">
            <text:p>749,155</text:p>
          </table:table-cell>
        </table:table-row>
        <table:table-row table:style-name="ro1">
          <table:table-cell office:value-type="string" calcext:value-type="string">
            <text:p>OFFCORE_REQUESTS_OUTSTANDING.DEMAND_DATA_RD</text:p>
          </table:table-cell>
          <table:table-cell office:value-type="string" calcext:value-type="string">
            <text:p>r0160:u</text:p>
          </table:table-cell>
          <table:table-cell/>
          <table:table-cell office:value-type="float" office:value="4192143129" calcext:value-type="float">
            <text:p>4192143129</text:p>
          </table:table-cell>
          <table:table-cell office:value-type="float" office:value="3999238410" calcext:value-type="float">
            <text:p>3999238410</text:p>
          </table:table-cell>
          <table:table-cell office:value-type="float" office:value="4105123514" calcext:value-type="float">
            <text:p>4105123514</text:p>
          </table:table-cell>
          <table:table-cell/>
          <table:table-cell office:value-type="float" office:value="361786215028" calcext:value-type="float">
            <text:p>361786215028</text:p>
          </table:table-cell>
          <table:table-cell office:value-type="float" office:value="352269799369" calcext:value-type="float">
            <text:p>352269799369</text:p>
          </table:table-cell>
          <table:table-cell office:value-type="float" office:value="357991485292" calcext:value-type="float">
            <text:p>357991485292</text:p>
          </table:table-cell>
          <table:table-cell table:style-name="ce7" table:number-columns-repeated="2"/>
          <table:table-cell table:style-name="ce7" table:formula="of:=ROUND(([.H66]-[.D66])/100)" office:value-type="float" office:value="3575940719" calcext:value-type="float">
            <text:p>3,575,940,719</text:p>
          </table:table-cell>
          <table:table-cell table:style-name="ce7" table:formula="of:=ROUND(([.I66]-[.E66])/100)" office:value-type="float" office:value="3482705610" calcext:value-type="float">
            <text:p>3,482,705,610</text:p>
          </table:table-cell>
          <table:table-cell table:style-name="ce7" table:formula="of:=ROUND(([.J66]-[.F66])/100)" office:value-type="float" office:value="3538863618" calcext:value-type="float">
            <text:p>3,538,863,618</text:p>
          </table:table-cell>
          <table:table-cell table:style-name="ce7"/>
          <table:table-cell table:style-name="ce7" table:formula="of:=([.M66]+[.N66]+[.O66])/3" office:value-type="float" office:value="3532503315.66667" calcext:value-type="float">
            <text:p>3,532,503,316</text:p>
          </table:table-cell>
          <table:table-cell table:style-name="ce7" table:formula="of:=SQRT((1/3)*(([.M66]-[.Q66])*([.M66]-[.Q66]) + ([.N66]-[.Q66])*([.N66]-[.Q66]) + ([.O66]-[.Q66])*([.O66]-[.Q66])))" office:value-type="float" office:value="38327852.9869948" calcext:value-type="float">
            <text:p>38,327,853</text:p>
          </table:table-cell>
        </table:table-row>
        <table:table-row table:style-name="ro1">
          <table:table-cell office:value-type="string" calcext:value-type="string">
            <text:p>OFFCORE_REQUESTS_OUTSTANDING.DEMAND_CODE_RD</text:p>
          </table:table-cell>
          <table:table-cell office:value-type="string" calcext:value-type="string">
            <text:p>r0260:u</text:p>
          </table:table-cell>
          <table:table-cell/>
          <table:table-cell office:value-type="float" office:value="6241239656" calcext:value-type="float">
            <text:p>6241239656</text:p>
          </table:table-cell>
          <table:table-cell office:value-type="float" office:value="7442159811" calcext:value-type="float">
            <text:p>7442159811</text:p>
          </table:table-cell>
          <table:table-cell office:value-type="float" office:value="3543042864" calcext:value-type="float">
            <text:p>3543042864</text:p>
          </table:table-cell>
          <table:table-cell/>
          <table:table-cell office:value-type="float" office:value="7771362141" calcext:value-type="float">
            <text:p>7771362141</text:p>
          </table:table-cell>
          <table:table-cell office:value-type="float" office:value="1790817829" calcext:value-type="float">
            <text:p>1790817829</text:p>
          </table:table-cell>
          <table:table-cell office:value-type="float" office:value="2823727132" calcext:value-type="float">
            <text:p>2823727132</text:p>
          </table:table-cell>
          <table:table-cell table:style-name="ce7" table:number-columns-repeated="2"/>
          <table:table-cell table:style-name="ce7" table:formula="of:=ROUND(([.H67]-[.D67])/100)" office:value-type="float" office:value="15301225" calcext:value-type="float">
            <text:p>15,301,225</text:p>
          </table:table-cell>
          <table:table-cell table:style-name="ce7" table:formula="of:=ROUND(([.I67]-[.E67])/100)" office:value-type="float" office:value="-56513420" calcext:value-type="float">
            <text:p>-56,513,420</text:p>
          </table:table-cell>
          <table:table-cell table:style-name="ce7" table:formula="of:=ROUND(([.J67]-[.F67])/100)" office:value-type="float" office:value="-7193157" calcext:value-type="float">
            <text:p>-7,193,157</text:p>
          </table:table-cell>
          <table:table-cell table:style-name="ce7"/>
          <table:table-cell table:style-name="ce7" table:formula="of:=([.M67]+[.N67]+[.O67])/3" office:value-type="float" office:value="-16135117.3333333" calcext:value-type="float">
            <text:p>-16,135,117</text:p>
          </table:table-cell>
          <table:table-cell table:style-name="ce7" table:formula="of:=SQRT((1/3)*(([.M67]-[.Q67])*([.M67]-[.Q67]) + ([.N67]-[.Q67])*([.N67]-[.Q67]) + ([.O67]-[.Q67])*([.O67]-[.Q67])))" office:value-type="float" office:value="29992274.5616399" calcext:value-type="float">
            <text:p>29,992,275</text:p>
          </table:table-cell>
        </table:table-row>
        <table:table-row table:style-name="ro1">
          <table:table-cell office:value-type="string" calcext:value-type="string">
            <text:p>OFFCORE_REQUESTS_OUTSTANDING.DEMAND_RFO</text:p>
          </table:table-cell>
          <table:table-cell office:value-type="string" calcext:value-type="string">
            <text:p>r0460:u</text:p>
          </table:table-cell>
          <table:table-cell/>
          <table:table-cell office:value-type="float" office:value="73207988" calcext:value-type="float">
            <text:p>73207988</text:p>
          </table:table-cell>
          <table:table-cell office:value-type="float" office:value="162362316" calcext:value-type="float">
            <text:p>162362316</text:p>
          </table:table-cell>
          <table:table-cell office:value-type="float" office:value="104057690" calcext:value-type="float">
            <text:p>104057690</text:p>
          </table:table-cell>
          <table:table-cell/>
          <table:table-cell office:value-type="float" office:value="466670041" calcext:value-type="float">
            <text:p>466670041</text:p>
          </table:table-cell>
          <table:table-cell office:value-type="float" office:value="375925733" calcext:value-type="float">
            <text:p>375925733</text:p>
          </table:table-cell>
          <table:table-cell office:value-type="float" office:value="498861562" calcext:value-type="float">
            <text:p>498861562</text:p>
          </table:table-cell>
          <table:table-cell table:style-name="ce7" table:number-columns-repeated="2"/>
          <table:table-cell table:style-name="ce7" table:formula="of:=ROUND(([.H68]-[.D68])/100)" office:value-type="float" office:value="3934621" calcext:value-type="float">
            <text:p>3,934,621</text:p>
          </table:table-cell>
          <table:table-cell table:style-name="ce7" table:formula="of:=ROUND(([.I68]-[.E68])/100)" office:value-type="float" office:value="2135634" calcext:value-type="float">
            <text:p>2,135,634</text:p>
          </table:table-cell>
          <table:table-cell table:style-name="ce7" table:formula="of:=ROUND(([.J68]-[.F68])/100)" office:value-type="float" office:value="3948039" calcext:value-type="float">
            <text:p>3,948,039</text:p>
          </table:table-cell>
          <table:table-cell table:style-name="ce7"/>
          <table:table-cell table:style-name="ce7" table:formula="of:=([.M68]+[.N68]+[.O68])/3" office:value-type="float" office:value="3339431.33333333" calcext:value-type="float">
            <text:p>3,339,431</text:p>
          </table:table-cell>
          <table:table-cell table:style-name="ce7" table:formula="of:=SQRT((1/3)*(([.M68]-[.Q68])*([.M68]-[.Q68]) + ([.N68]-[.Q68])*([.N68]-[.Q68]) + ([.O68]-[.Q68])*([.O68]-[.Q68])))" office:value-type="float" office:value="851230.883480439" calcext:value-type="float">
            <text:p>851,231</text:p>
          </table:table-cell>
        </table:table-row>
        <table:table-row table:style-name="ro1">
          <table:table-cell office:value-type="string" calcext:value-type="string">
            <text:p>OFFCORE_REQUESTS_OUTSTANDING.ALL_DATA_RD</text:p>
          </table:table-cell>
          <table:table-cell office:value-type="string" calcext:value-type="string">
            <text:p>r0860:u</text:p>
          </table:table-cell>
          <table:table-cell/>
          <table:table-cell office:value-type="float" office:value="3573837019" calcext:value-type="float">
            <text:p>3573837019</text:p>
          </table:table-cell>
          <table:table-cell office:value-type="float" office:value="3488337524" calcext:value-type="float">
            <text:p>3488337524</text:p>
          </table:table-cell>
          <table:table-cell office:value-type="float" office:value="3591120370" calcext:value-type="float">
            <text:p>3591120370</text:p>
          </table:table-cell>
          <table:table-cell/>
          <table:table-cell office:value-type="float" office:value="316029582681" calcext:value-type="float">
            <text:p>316029582681</text:p>
          </table:table-cell>
          <table:table-cell office:value-type="float" office:value="305799632897" calcext:value-type="float">
            <text:p>305799632897</text:p>
          </table:table-cell>
          <table:table-cell office:value-type="float" office:value="311350433254" calcext:value-type="float">
            <text:p>311350433254</text:p>
          </table:table-cell>
          <table:table-cell table:style-name="ce7" table:number-columns-repeated="2"/>
          <table:table-cell table:style-name="ce7" table:formula="of:=ROUND(([.H69]-[.D69])/100)" office:value-type="float" office:value="3124557457" calcext:value-type="float">
            <text:p>3,124,557,457</text:p>
          </table:table-cell>
          <table:table-cell table:style-name="ce7" table:formula="of:=ROUND(([.I69]-[.E69])/100)" office:value-type="float" office:value="3023112954" calcext:value-type="float">
            <text:p>3,023,112,954</text:p>
          </table:table-cell>
          <table:table-cell table:style-name="ce7" table:formula="of:=ROUND(([.J69]-[.F69])/100)" office:value-type="float" office:value="3077593129" calcext:value-type="float">
            <text:p>3,077,593,129</text:p>
          </table:table-cell>
          <table:table-cell table:style-name="ce7"/>
          <table:table-cell table:style-name="ce7" table:formula="of:=([.M69]+[.N69]+[.O69])/3" office:value-type="float" office:value="3075087846.66667" calcext:value-type="float">
            <text:p>3,075,087,847</text:p>
          </table:table-cell>
          <table:table-cell table:style-name="ce7" table:formula="of:=SQRT((1/3)*(([.M69]-[.Q69])*([.M69]-[.Q69]) + ([.N69]-[.Q69])*([.N69]-[.Q69]) + ([.O69]-[.Q69])*([.O69]-[.Q69])))" office:value-type="float" office:value="41452415.5058668" calcext:value-type="float">
            <text:p>41,452,416</text:p>
          </table:table-cell>
        </table:table-row>
        <table:table-row table:style-name="ro1">
          <table:table-cell office:value-type="string" calcext:value-type="string">
            <text:p>LOCK_CYCLES.SPLIT_LOCK_UC_LOCK_DURATION</text:p>
          </table:table-cell>
          <table:table-cell office:value-type="string" calcext:value-type="string">
            <text:p>r016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70]-[.D70])/100)" office:value-type="float" office:value="0" calcext:value-type="float">
            <text:p>0</text:p>
          </table:table-cell>
          <table:table-cell table:style-name="ce7" table:formula="of:=ROUND(([.I70]-[.E70])/100)" office:value-type="float" office:value="0" calcext:value-type="float">
            <text:p>0</text:p>
          </table:table-cell>
          <table:table-cell table:style-name="ce7" table:formula="of:=ROUND(([.J70]-[.F70])/100)" office:value-type="float" office:value="0" calcext:value-type="float">
            <text:p>0</text:p>
          </table:table-cell>
          <table:table-cell table:style-name="ce7"/>
          <table:table-cell table:style-name="ce7" table:formula="of:=([.M70]+[.N70]+[.O70])/3" office:value-type="float" office:value="0" calcext:value-type="float">
            <text:p>0</text:p>
          </table:table-cell>
          <table:table-cell table:style-name="ce7" table:formula="of:=SQRT((1/3)*(([.M70]-[.Q70])*([.M70]-[.Q70]) + ([.N70]-[.Q70])*([.N70]-[.Q70]) + ([.O70]-[.Q70])*([.O70]-[.Q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_CYCLES.CACHE_LOCK_DURATION</text:p>
          </table:table-cell>
          <table:table-cell office:value-type="string" calcext:value-type="string">
            <text:p>r0263:u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table:style-name="ce7" table:number-columns-repeated="2"/>
          <table:table-cell table:style-name="ce7" table:formula="of:=ROUND(([.H71]-[.D71])/100)" office:value-type="float" office:value="0" calcext:value-type="float">
            <text:p>0</text:p>
          </table:table-cell>
          <table:table-cell table:style-name="ce7" table:formula="of:=ROUND(([.I71]-[.E71])/100)" office:value-type="float" office:value="0" calcext:value-type="float">
            <text:p>0</text:p>
          </table:table-cell>
          <table:table-cell table:style-name="ce7" table:formula="of:=ROUND(([.J71]-[.F71])/100)" office:value-type="float" office:value="0" calcext:value-type="float">
            <text:p>0</text:p>
          </table:table-cell>
          <table:table-cell table:style-name="ce7"/>
          <table:table-cell table:style-name="ce7" table:formula="of:=([.M71]+[.N71]+[.O71])/3" office:value-type="float" office:value="0" calcext:value-type="float">
            <text:p>0</text:p>
          </table:table-cell>
          <table:table-cell table:style-name="ce7" table:formula="of:=SQRT((1/3)*(([.M71]-[.Q71])*([.M71]-[.Q71]) + ([.N71]-[.Q71])*([.N71]-[.Q71]) + ([.O71]-[.Q71])*([.O71]-[.Q7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Q.EMPTY</text:p>
          </table:table-cell>
          <table:table-cell office:value-type="string" calcext:value-type="string">
            <text:p>r0279:u</text:p>
          </table:table-cell>
          <table:table-cell/>
          <table:table-cell office:value-type="float" office:value="226032306" calcext:value-type="float">
            <text:p>226032306</text:p>
          </table:table-cell>
          <table:table-cell office:value-type="float" office:value="226042978" calcext:value-type="float">
            <text:p>226042978</text:p>
          </table:table-cell>
          <table:table-cell office:value-type="float" office:value="229391369" calcext:value-type="float">
            <text:p>229391369</text:p>
          </table:table-cell>
          <table:table-cell/>
          <table:table-cell office:value-type="float" office:value="344405935" calcext:value-type="float">
            <text:p>344405935</text:p>
          </table:table-cell>
          <table:table-cell office:value-type="float" office:value="390351013" calcext:value-type="float">
            <text:p>390351013</text:p>
          </table:table-cell>
          <table:table-cell office:value-type="float" office:value="439768600" calcext:value-type="float">
            <text:p>439768600</text:p>
          </table:table-cell>
          <table:table-cell table:style-name="ce7" table:number-columns-repeated="2"/>
          <table:table-cell table:style-name="ce7" table:formula="of:=ROUND(([.H72]-[.D72])/100)" office:value-type="float" office:value="1183736" calcext:value-type="float">
            <text:p>1,183,736</text:p>
          </table:table-cell>
          <table:table-cell table:style-name="ce7" table:formula="of:=ROUND(([.I72]-[.E72])/100)" office:value-type="float" office:value="1643080" calcext:value-type="float">
            <text:p>1,643,080</text:p>
          </table:table-cell>
          <table:table-cell table:style-name="ce7" table:formula="of:=ROUND(([.J72]-[.F72])/100)" office:value-type="float" office:value="2103772" calcext:value-type="float">
            <text:p>2,103,772</text:p>
          </table:table-cell>
          <table:table-cell table:style-name="ce7"/>
          <table:table-cell table:style-name="ce7" table:formula="of:=([.M72]+[.N72]+[.O72])/3" office:value-type="float" office:value="1643529.33333333" calcext:value-type="float">
            <text:p>1,643,529</text:p>
          </table:table-cell>
          <table:table-cell table:style-name="ce7" table:formula="of:=SQRT((1/3)*(([.M72]-[.Q72])*([.M72]-[.Q72]) + ([.N72]-[.Q72])*([.N72]-[.Q72]) + ([.O72]-[.Q72])*([.O72]-[.Q72])))" office:value-type="float" office:value="375603.258549349" calcext:value-type="float">
            <text:p>375,603</text:p>
          </table:table-cell>
        </table:table-row>
        <table:table-row table:style-name="ro1">
          <table:table-cell office:value-type="string" calcext:value-type="string">
            <text:p>IDQ.MITE_UOPS</text:p>
          </table:table-cell>
          <table:table-cell office:value-type="string" calcext:value-type="string">
            <text:p>r0479:u</text:p>
          </table:table-cell>
          <table:table-cell/>
          <table:table-cell office:value-type="float" office:value="14758751" calcext:value-type="float">
            <text:p>14758751</text:p>
          </table:table-cell>
          <table:table-cell office:value-type="float" office:value="14464623" calcext:value-type="float">
            <text:p>14464623</text:p>
          </table:table-cell>
          <table:table-cell office:value-type="float" office:value="15671112" calcext:value-type="float">
            <text:p>15671112</text:p>
          </table:table-cell>
          <table:table-cell/>
          <table:table-cell office:value-type="float" office:value="38322006" calcext:value-type="float">
            <text:p>38322006</text:p>
          </table:table-cell>
          <table:table-cell office:value-type="float" office:value="45899365" calcext:value-type="float">
            <text:p>45899365</text:p>
          </table:table-cell>
          <table:table-cell office:value-type="float" office:value="54117084" calcext:value-type="float">
            <text:p>54117084</text:p>
          </table:table-cell>
          <table:table-cell table:style-name="ce7" table:number-columns-repeated="2"/>
          <table:table-cell table:style-name="ce7" table:formula="of:=ROUND(([.H73]-[.D73])/100)" office:value-type="float" office:value="235633" calcext:value-type="float">
            <text:p>235,633</text:p>
          </table:table-cell>
          <table:table-cell table:style-name="ce7" table:formula="of:=ROUND(([.I73]-[.E73])/100)" office:value-type="float" office:value="314347" calcext:value-type="float">
            <text:p>314,347</text:p>
          </table:table-cell>
          <table:table-cell table:style-name="ce7" table:formula="of:=ROUND(([.J73]-[.F73])/100)" office:value-type="float" office:value="384460" calcext:value-type="float">
            <text:p>384,460</text:p>
          </table:table-cell>
          <table:table-cell table:style-name="ce7"/>
          <table:table-cell table:style-name="ce7" table:formula="of:=([.M73]+[.N73]+[.O73])/3" office:value-type="float" office:value="311480" calcext:value-type="float">
            <text:p>311,480</text:p>
          </table:table-cell>
          <table:table-cell table:style-name="ce7" table:formula="of:=SQRT((1/3)*(([.M73]-[.Q73])*([.M73]-[.Q73]) + ([.N73]-[.Q73])*([.N73]-[.Q73]) + ([.O73]-[.Q73])*([.O73]-[.Q73])))" office:value-type="float" office:value="60792.1801385672" calcext:value-type="float">
            <text:p>60,792</text:p>
          </table:table-cell>
        </table:table-row>
        <table:table-row table:style-name="ro1">
          <table:table-cell office:value-type="string" calcext:value-type="string">
            <text:p>IDQ.DSB_UOPS</text:p>
          </table:table-cell>
          <table:table-cell office:value-type="string" calcext:value-type="string">
            <text:p>r0879:u</text:p>
          </table:table-cell>
          <table:table-cell/>
          <table:table-cell office:value-type="float" office:value="4883116253" calcext:value-type="float">
            <text:p>4883116253</text:p>
          </table:table-cell>
          <table:table-cell office:value-type="float" office:value="4882512462" calcext:value-type="float">
            <text:p>4882512462</text:p>
          </table:table-cell>
          <table:table-cell office:value-type="float" office:value="4897696411" calcext:value-type="float">
            <text:p>4897696411</text:p>
          </table:table-cell>
          <table:table-cell/>
          <table:table-cell office:value-type="float" office:value="5683954576" calcext:value-type="float">
            <text:p>5683954576</text:p>
          </table:table-cell>
          <table:table-cell office:value-type="float" office:value="5460282888" calcext:value-type="float">
            <text:p>5460282888</text:p>
          </table:table-cell>
          <table:table-cell office:value-type="float" office:value="6195156609" calcext:value-type="float">
            <text:p>6195156609</text:p>
          </table:table-cell>
          <table:table-cell table:style-name="ce7" table:number-columns-repeated="2"/>
          <table:table-cell table:style-name="ce7" table:formula="of:=ROUND(([.H74]-[.D74])/100)" office:value-type="float" office:value="8008383" calcext:value-type="float">
            <text:p>8,008,383</text:p>
          </table:table-cell>
          <table:table-cell table:style-name="ce7" table:formula="of:=ROUND(([.I74]-[.E74])/100)" office:value-type="float" office:value="5777704" calcext:value-type="float">
            <text:p>5,777,704</text:p>
          </table:table-cell>
          <table:table-cell table:style-name="ce7" table:formula="of:=ROUND(([.J74]-[.F74])/100)" office:value-type="float" office:value="12974602" calcext:value-type="float">
            <text:p>12,974,602</text:p>
          </table:table-cell>
          <table:table-cell table:style-name="ce7"/>
          <table:table-cell table:style-name="ce7" table:formula="of:=([.M74]+[.N74]+[.O74])/3" office:value-type="float" office:value="8920229.66666667" calcext:value-type="float">
            <text:p>8,920,230</text:p>
          </table:table-cell>
          <table:table-cell table:style-name="ce7" table:formula="of:=SQRT((1/3)*(([.M74]-[.Q74])*([.M74]-[.Q74]) + ([.N74]-[.Q74])*([.N74]-[.Q74]) + ([.O74]-[.Q74])*([.O74]-[.Q74])))" office:value-type="float" office:value="3008037.39595929" calcext:value-type="float">
            <text:p>3,008,037</text:p>
          </table:table-cell>
        </table:table-row>
        <table:table-row table:style-name="ro1">
          <table:table-cell office:value-type="string" calcext:value-type="string">
            <text:p>IDQ.MS_DSB_UOPS</text:p>
          </table:table-cell>
          <table:table-cell office:value-type="string" calcext:value-type="string">
            <text:p>r1079:u</text:p>
          </table:table-cell>
          <table:table-cell/>
          <table:table-cell office:value-type="float" office:value="73586848" calcext:value-type="float">
            <text:p>73586848</text:p>
          </table:table-cell>
          <table:table-cell office:value-type="float" office:value="73527053" calcext:value-type="float">
            <text:p>73527053</text:p>
          </table:table-cell>
          <table:table-cell office:value-type="float" office:value="73507225" calcext:value-type="float">
            <text:p>73507225</text:p>
          </table:table-cell>
          <table:table-cell/>
          <table:table-cell office:value-type="float" office:value="73554993" calcext:value-type="float">
            <text:p>73554993</text:p>
          </table:table-cell>
          <table:table-cell office:value-type="float" office:value="73509442" calcext:value-type="float">
            <text:p>73509442</text:p>
          </table:table-cell>
          <table:table-cell office:value-type="float" office:value="73588142" calcext:value-type="float">
            <text:p>73588142</text:p>
          </table:table-cell>
          <table:table-cell table:style-name="ce7" table:number-columns-repeated="2"/>
          <table:table-cell table:style-name="ce7" table:formula="of:=ROUND(([.H75]-[.D75])/100)" office:value-type="float" office:value="-319" calcext:value-type="float">
            <text:p>-319</text:p>
          </table:table-cell>
          <table:table-cell table:style-name="ce7" table:formula="of:=ROUND(([.I75]-[.E75])/100)" office:value-type="float" office:value="-176" calcext:value-type="float">
            <text:p>-176</text:p>
          </table:table-cell>
          <table:table-cell table:style-name="ce7" table:formula="of:=ROUND(([.J75]-[.F75])/100)" office:value-type="float" office:value="809" calcext:value-type="float">
            <text:p>809</text:p>
          </table:table-cell>
          <table:table-cell table:style-name="ce7"/>
          <table:table-cell table:style-name="ce7" table:formula="of:=([.M75]+[.N75]+[.O75])/3" office:value-type="float" office:value="104.666666666667" calcext:value-type="float">
            <text:p>105</text:p>
          </table:table-cell>
          <table:table-cell table:style-name="ce7" table:formula="of:=SQRT((1/3)*(([.M75]-[.Q75])*([.M75]-[.Q75]) + ([.N75]-[.Q75])*([.N75]-[.Q75]) + ([.O75]-[.Q75])*([.O75]-[.Q75])))" office:value-type="float" office:value="501.448789896724" calcext:value-type="float">
            <text:p>501</text:p>
          </table:table-cell>
        </table:table-row>
        <table:table-row table:style-name="ro1">
          <table:table-cell office:value-type="string" calcext:value-type="string">
            <text:p>IDQ.MS_MITE_UOPS</text:p>
          </table:table-cell>
          <table:table-cell office:value-type="string" calcext:value-type="string">
            <text:p>r2079:u</text:p>
          </table:table-cell>
          <table:table-cell/>
          <table:table-cell office:value-type="float" office:value="60768948" calcext:value-type="float">
            <text:p>60768948</text:p>
          </table:table-cell>
          <table:table-cell office:value-type="float" office:value="60827002" calcext:value-type="float">
            <text:p>60827002</text:p>
          </table:table-cell>
          <table:table-cell office:value-type="float" office:value="61042595" calcext:value-type="float">
            <text:p>61042595</text:p>
          </table:table-cell>
          <table:table-cell/>
          <table:table-cell office:value-type="float" office:value="81857573" calcext:value-type="float">
            <text:p>81857573</text:p>
          </table:table-cell>
          <table:table-cell office:value-type="float" office:value="95467488" calcext:value-type="float">
            <text:p>95467488</text:p>
          </table:table-cell>
          <table:table-cell office:value-type="float" office:value="94494356" calcext:value-type="float">
            <text:p>94494356</text:p>
          </table:table-cell>
          <table:table-cell table:style-name="ce7" table:number-columns-repeated="2"/>
          <table:table-cell table:style-name="ce7" table:formula="of:=ROUND(([.H76]-[.D76])/100)" office:value-type="float" office:value="210886" calcext:value-type="float">
            <text:p>210,886</text:p>
          </table:table-cell>
          <table:table-cell table:style-name="ce7" table:formula="of:=ROUND(([.I76]-[.E76])/100)" office:value-type="float" office:value="346405" calcext:value-type="float">
            <text:p>346,405</text:p>
          </table:table-cell>
          <table:table-cell table:style-name="ce7" table:formula="of:=ROUND(([.J76]-[.F76])/100)" office:value-type="float" office:value="334518" calcext:value-type="float">
            <text:p>334,518</text:p>
          </table:table-cell>
          <table:table-cell table:style-name="ce7"/>
          <table:table-cell table:style-name="ce7" table:formula="of:=([.M76]+[.N76]+[.O76])/3" office:value-type="float" office:value="297269.666666667" calcext:value-type="float">
            <text:p>297,270</text:p>
          </table:table-cell>
          <table:table-cell table:style-name="ce7" table:formula="of:=SQRT((1/3)*(([.M76]-[.Q76])*([.M76]-[.Q76]) + ([.N76]-[.Q76])*([.N76]-[.Q76]) + ([.O76]-[.Q76])*([.O76]-[.Q76])))" office:value-type="float" office:value="61274.9464426984" calcext:value-type="float">
            <text:p>61,275</text:p>
          </table:table-cell>
        </table:table-row>
        <table:table-row table:style-name="ro1">
          <table:table-cell office:value-type="string" calcext:value-type="string">
            <text:p>IDQ.MS_UOPS</text:p>
          </table:table-cell>
          <table:table-cell office:value-type="string" calcext:value-type="string">
            <text:p>r3079:u</text:p>
          </table:table-cell>
          <table:table-cell/>
          <table:table-cell office:value-type="float" office:value="134355797" calcext:value-type="float">
            <text:p>134355797</text:p>
          </table:table-cell>
          <table:table-cell office:value-type="float" office:value="134354054" calcext:value-type="float">
            <text:p>134354054</text:p>
          </table:table-cell>
          <table:table-cell office:value-type="float" office:value="134549820" calcext:value-type="float">
            <text:p>134549820</text:p>
          </table:table-cell>
          <table:table-cell/>
          <table:table-cell office:value-type="float" office:value="155412566" calcext:value-type="float">
            <text:p>155412566</text:p>
          </table:table-cell>
          <table:table-cell office:value-type="float" office:value="168976930" calcext:value-type="float">
            <text:p>168976930</text:p>
          </table:table-cell>
          <table:table-cell office:value-type="float" office:value="168082498" calcext:value-type="float">
            <text:p>168082498</text:p>
          </table:table-cell>
          <table:table-cell table:style-name="ce7" table:number-columns-repeated="2"/>
          <table:table-cell table:style-name="ce7" table:formula="of:=ROUND(([.H77]-[.D77])/100)" office:value-type="float" office:value="210568" calcext:value-type="float">
            <text:p>210,568</text:p>
          </table:table-cell>
          <table:table-cell table:style-name="ce7" table:formula="of:=ROUND(([.I77]-[.E77])/100)" office:value-type="float" office:value="346229" calcext:value-type="float">
            <text:p>346,229</text:p>
          </table:table-cell>
          <table:table-cell table:style-name="ce7" table:formula="of:=ROUND(([.J77]-[.F77])/100)" office:value-type="float" office:value="335327" calcext:value-type="float">
            <text:p>335,327</text:p>
          </table:table-cell>
          <table:table-cell table:style-name="ce7"/>
          <table:table-cell table:style-name="ce7" table:formula="of:=([.M77]+[.N77]+[.O77])/3" office:value-type="float" office:value="297374.666666667" calcext:value-type="float">
            <text:p>297,375</text:p>
          </table:table-cell>
          <table:table-cell table:style-name="ce7" table:formula="of:=SQRT((1/3)*(([.M77]-[.Q77])*([.M77]-[.Q77]) + ([.N77]-[.Q77])*([.N77]-[.Q77]) + ([.O77]-[.Q77])*([.O77]-[.Q77])))" office:value-type="float" office:value="61542.7300571634" calcext:value-type="float">
            <text:p>61,543</text:p>
          </table:table-cell>
        </table:table-row>
        <table:table-row table:style-name="ro1">
          <table:table-cell office:value-type="string" calcext:value-type="string">
            <text:p>IDQ.ALL_DSB_CYCLES_ANY_UOPS</text:p>
          </table:table-cell>
          <table:table-cell office:value-type="string" calcext:value-type="string">
            <text:p>r01001879:u</text:p>
          </table:table-cell>
          <table:table-cell/>
          <table:table-cell office:value-type="float" office:value="1516569942" calcext:value-type="float">
            <text:p>1516569942</text:p>
          </table:table-cell>
          <table:table-cell office:value-type="float" office:value="1516660814" calcext:value-type="float">
            <text:p>1516660814</text:p>
          </table:table-cell>
          <table:table-cell office:value-type="float" office:value="1519863792" calcext:value-type="float">
            <text:p>1519863792</text:p>
          </table:table-cell>
          <table:table-cell/>
          <table:table-cell office:value-type="float" office:value="1726812812" calcext:value-type="float">
            <text:p>1726812812</text:p>
          </table:table-cell>
          <table:table-cell office:value-type="float" office:value="1755174000" calcext:value-type="float">
            <text:p>1755174000</text:p>
          </table:table-cell>
          <table:table-cell office:value-type="float" office:value="1951266999" calcext:value-type="float">
            <text:p>1951266999</text:p>
          </table:table-cell>
          <table:table-cell table:style-name="ce7" table:number-columns-repeated="2"/>
          <table:table-cell table:style-name="ce7" table:formula="of:=ROUND(([.H78]-[.D78])/100)" office:value-type="float" office:value="2102429" calcext:value-type="float">
            <text:p>2,102,429</text:p>
          </table:table-cell>
          <table:table-cell table:style-name="ce7" table:formula="of:=ROUND(([.I78]-[.E78])/100)" office:value-type="float" office:value="2385132" calcext:value-type="float">
            <text:p>2,385,132</text:p>
          </table:table-cell>
          <table:table-cell table:style-name="ce7" table:formula="of:=ROUND(([.J78]-[.F78])/100)" office:value-type="float" office:value="4314032" calcext:value-type="float">
            <text:p>4,314,032</text:p>
          </table:table-cell>
          <table:table-cell table:style-name="ce7"/>
          <table:table-cell table:style-name="ce7" table:formula="of:=([.M78]+[.N78]+[.O78])/3" office:value-type="float" office:value="2933864.33333333" calcext:value-type="float">
            <text:p>2,933,864</text:p>
          </table:table-cell>
          <table:table-cell table:style-name="ce7" table:formula="of:=SQRT((1/3)*(([.M78]-[.Q78])*([.M78]-[.Q78]) + ([.N78]-[.Q78])*([.N78]-[.Q78]) + ([.O78]-[.Q78])*([.O78]-[.Q78])))" office:value-type="float" office:value="982726.593933543" calcext:value-type="float">
            <text:p>982,727</text:p>
          </table:table-cell>
        </table:table-row>
        <table:table-row table:style-name="ro1">
          <table:table-cell office:value-type="string" calcext:value-type="string">
            <text:p>IDQ.ALL_DSB_CYCLES_4_UOPS</text:p>
          </table:table-cell>
          <table:table-cell office:value-type="string" calcext:value-type="string">
            <text:p>r04001879:u</text:p>
          </table:table-cell>
          <table:table-cell/>
          <table:table-cell office:value-type="float" office:value="821819505" calcext:value-type="float">
            <text:p>821819505</text:p>
          </table:table-cell>
          <table:table-cell office:value-type="float" office:value="821908263" calcext:value-type="float">
            <text:p>821908263</text:p>
          </table:table-cell>
          <table:table-cell office:value-type="float" office:value="822534736" calcext:value-type="float">
            <text:p>822534736</text:p>
          </table:table-cell>
          <table:table-cell/>
          <table:table-cell office:value-type="float" office:value="891128245" calcext:value-type="float">
            <text:p>891128245</text:p>
          </table:table-cell>
          <table:table-cell office:value-type="float" office:value="891812520" calcext:value-type="float">
            <text:p>891812520</text:p>
          </table:table-cell>
          <table:table-cell office:value-type="float" office:value="963531754" calcext:value-type="float">
            <text:p>963531754</text:p>
          </table:table-cell>
          <table:table-cell table:style-name="ce7" table:number-columns-repeated="2"/>
          <table:table-cell table:style-name="ce7" table:formula="of:=ROUND(([.H79]-[.D79])/100)" office:value-type="float" office:value="693087" calcext:value-type="float">
            <text:p>693,087</text:p>
          </table:table-cell>
          <table:table-cell table:style-name="ce7" table:formula="of:=ROUND(([.I79]-[.E79])/100)" office:value-type="float" office:value="699043" calcext:value-type="float">
            <text:p>699,043</text:p>
          </table:table-cell>
          <table:table-cell table:style-name="ce7" table:formula="of:=ROUND(([.J79]-[.F79])/100)" office:value-type="float" office:value="1409970" calcext:value-type="float">
            <text:p>1,409,970</text:p>
          </table:table-cell>
          <table:table-cell table:style-name="ce7"/>
          <table:table-cell table:style-name="ce7" table:formula="of:=([.M79]+[.N79]+[.O79])/3" office:value-type="float" office:value="934033.333333333" calcext:value-type="float">
            <text:p>934,033</text:p>
          </table:table-cell>
          <table:table-cell table:style-name="ce7" table:formula="of:=SQRT((1/3)*(([.M79]-[.Q79])*([.M79]-[.Q79]) + ([.N79]-[.Q79])*([.N79]-[.Q79]) + ([.O79]-[.Q79])*([.O79]-[.Q79])))" office:value-type="float" office:value="336546.828333823" calcext:value-type="float">
            <text:p>336,547</text:p>
          </table:table-cell>
        </table:table-row>
        <table:table-row table:style-name="ro1">
          <table:table-cell office:value-type="string" calcext:value-type="string">
            <text:p>IDQ.ALL_MITE_CYCLES_ANY_UOPS</text:p>
          </table:table-cell>
          <table:table-cell office:value-type="string" calcext:value-type="string">
            <text:p>r01002479:u</text:p>
          </table:table-cell>
          <table:table-cell/>
          <table:table-cell office:value-type="float" office:value="40319705" calcext:value-type="float">
            <text:p>40319705</text:p>
          </table:table-cell>
          <table:table-cell office:value-type="float" office:value="40162507" calcext:value-type="float">
            <text:p>40162507</text:p>
          </table:table-cell>
          <table:table-cell office:value-type="float" office:value="40603205" calcext:value-type="float">
            <text:p>40603205</text:p>
          </table:table-cell>
          <table:table-cell/>
          <table:table-cell office:value-type="float" office:value="58134521" calcext:value-type="float">
            <text:p>58134521</text:p>
          </table:table-cell>
          <table:table-cell office:value-type="float" office:value="66633462" calcext:value-type="float">
            <text:p>66633462</text:p>
          </table:table-cell>
          <table:table-cell office:value-type="float" office:value="73438727" calcext:value-type="float">
            <text:p>73438727</text:p>
          </table:table-cell>
          <table:table-cell table:style-name="ce7" table:number-columns-repeated="2"/>
          <table:table-cell table:style-name="ce7" table:formula="of:=ROUND(([.H80]-[.D80])/100)" office:value-type="float" office:value="178148" calcext:value-type="float">
            <text:p>178,148</text:p>
          </table:table-cell>
          <table:table-cell table:style-name="ce7" table:formula="of:=ROUND(([.I80]-[.E80])/100)" office:value-type="float" office:value="264710" calcext:value-type="float">
            <text:p>264,710</text:p>
          </table:table-cell>
          <table:table-cell table:style-name="ce7" table:formula="of:=ROUND(([.J80]-[.F80])/100)" office:value-type="float" office:value="328355" calcext:value-type="float">
            <text:p>328,355</text:p>
          </table:table-cell>
          <table:table-cell table:style-name="ce7"/>
          <table:table-cell table:style-name="ce7" table:formula="of:=([.M80]+[.N80]+[.O80])/3" office:value-type="float" office:value="257071" calcext:value-type="float">
            <text:p>257,071</text:p>
          </table:table-cell>
          <table:table-cell table:style-name="ce7" table:formula="of:=SQRT((1/3)*(([.M80]-[.Q80])*([.M80]-[.Q80]) + ([.N80]-[.Q80])*([.N80]-[.Q80]) + ([.O80]-[.Q80])*([.O80]-[.Q80])))" office:value-type="float" office:value="61559.1934807467" calcext:value-type="float">
            <text:p>61,559</text:p>
          </table:table-cell>
        </table:table-row>
        <table:table-row table:style-name="ro1">
          <table:table-cell office:value-type="string" calcext:value-type="string">
            <text:p>IDQ.ALL_MITE_CYCLES_4_UOPS</text:p>
          </table:table-cell>
          <table:table-cell office:value-type="string" calcext:value-type="string">
            <text:p>r04002479:u</text:p>
          </table:table-cell>
          <table:table-cell/>
          <table:table-cell office:value-type="float" office:value="7511132" calcext:value-type="float">
            <text:p>7511132</text:p>
          </table:table-cell>
          <table:table-cell office:value-type="float" office:value="7441172" calcext:value-type="float">
            <text:p>7441172</text:p>
          </table:table-cell>
          <table:table-cell office:value-type="float" office:value="7498384" calcext:value-type="float">
            <text:p>7498384</text:p>
          </table:table-cell>
          <table:table-cell/>
          <table:table-cell office:value-type="float" office:value="9564585" calcext:value-type="float">
            <text:p>9564585</text:p>
          </table:table-cell>
          <table:table-cell office:value-type="float" office:value="11820878" calcext:value-type="float">
            <text:p>11820878</text:p>
          </table:table-cell>
          <table:table-cell office:value-type="float" office:value="10920617" calcext:value-type="float">
            <text:p>10920617</text:p>
          </table:table-cell>
          <table:table-cell table:style-name="ce7" table:number-columns-repeated="2"/>
          <table:table-cell table:style-name="ce7" table:formula="of:=ROUND(([.H81]-[.D81])/100)" office:value-type="float" office:value="20535" calcext:value-type="float">
            <text:p>20,535</text:p>
          </table:table-cell>
          <table:table-cell table:style-name="ce7" table:formula="of:=ROUND(([.I81]-[.E81])/100)" office:value-type="float" office:value="43797" calcext:value-type="float">
            <text:p>43,797</text:p>
          </table:table-cell>
          <table:table-cell table:style-name="ce7" table:formula="of:=ROUND(([.J81]-[.F81])/100)" office:value-type="float" office:value="34222" calcext:value-type="float">
            <text:p>34,222</text:p>
          </table:table-cell>
          <table:table-cell table:style-name="ce7"/>
          <table:table-cell table:style-name="ce7" table:formula="of:=([.M81]+[.N81]+[.O81])/3" office:value-type="float" office:value="32851.3333333333" calcext:value-type="float">
            <text:p>32,851</text:p>
          </table:table-cell>
          <table:table-cell table:style-name="ce7" table:formula="of:=SQRT((1/3)*(([.M81]-[.Q81])*([.M81]-[.Q81]) + ([.N81]-[.Q81])*([.N81]-[.Q81]) + ([.O81]-[.Q81])*([.O81]-[.Q81])))" office:value-type="float" office:value="9546.00112903595" calcext:value-type="float">
            <text:p>9,546</text:p>
          </table:table-cell>
        </table:table-row>
        <table:table-row table:style-name="ro1">
          <table:table-cell office:value-type="string" calcext:value-type="string">
            <text:p>IDQ.MITE_ALL_UOPS</text:p>
          </table:table-cell>
          <table:table-cell office:value-type="string" calcext:value-type="string">
            <text:p>r3c79:u</text:p>
          </table:table-cell>
          <table:table-cell/>
          <table:table-cell office:value-type="float" office:value="5032109332" calcext:value-type="float">
            <text:p>5032109332</text:p>
          </table:table-cell>
          <table:table-cell office:value-type="float" office:value="5031954574" calcext:value-type="float">
            <text:p>5031954574</text:p>
          </table:table-cell>
          <table:table-cell office:value-type="float" office:value="5047218458" calcext:value-type="float">
            <text:p>5047218458</text:p>
          </table:table-cell>
          <table:table-cell/>
          <table:table-cell office:value-type="float" office:value="5992754054" calcext:value-type="float">
            <text:p>5992754054</text:p>
          </table:table-cell>
          <table:table-cell office:value-type="float" office:value="5895990184" calcext:value-type="float">
            <text:p>5895990184</text:p>
          </table:table-cell>
          <table:table-cell office:value-type="float" office:value="6337952963" calcext:value-type="float">
            <text:p>6337952963</text:p>
          </table:table-cell>
          <table:table-cell table:style-name="ce7" table:number-columns-repeated="2"/>
          <table:table-cell table:style-name="ce7" table:formula="of:=ROUND(([.H82]-[.D82])/100)" office:value-type="float" office:value="9606447" calcext:value-type="float">
            <text:p>9,606,447</text:p>
          </table:table-cell>
          <table:table-cell table:style-name="ce7" table:formula="of:=ROUND(([.I82]-[.E82])/100)" office:value-type="float" office:value="8640356" calcext:value-type="float">
            <text:p>8,640,356</text:p>
          </table:table-cell>
          <table:table-cell table:style-name="ce7" table:formula="of:=ROUND(([.J82]-[.F82])/100)" office:value-type="float" office:value="12907345" calcext:value-type="float">
            <text:p>12,907,345</text:p>
          </table:table-cell>
          <table:table-cell table:style-name="ce7"/>
          <table:table-cell table:style-name="ce7" table:formula="of:=([.M82]+[.N82]+[.O82])/3" office:value-type="float" office:value="10384716" calcext:value-type="float">
            <text:p>10,384,716</text:p>
          </table:table-cell>
          <table:table-cell table:style-name="ce7" table:formula="of:=SQRT((1/3)*(([.M82]-[.Q82])*([.M82]-[.Q82]) + ([.N82]-[.Q82])*([.N82]-[.Q82]) + ([.O82]-[.Q82])*([.O82]-[.Q82])))" office:value-type="float" office:value="1826850.79828668" calcext:value-type="float">
            <text:p>1,826,851</text:p>
          </table:table-cell>
        </table:table-row>
        <table:table-row table:style-name="ro1">
          <table:table-cell office:value-type="string" calcext:value-type="string">
            <text:p>ICACHE.MISSES</text:p>
          </table:table-cell>
          <table:table-cell office:value-type="string" calcext:value-type="string">
            <text:p>r0280:u</text:p>
          </table:table-cell>
          <table:table-cell/>
          <table:table-cell office:value-type="float" office:value="5491" calcext:value-type="float">
            <text:p>5491</text:p>
          </table:table-cell>
          <table:table-cell office:value-type="float" office:value="4589" calcext:value-type="float">
            <text:p>4589</text:p>
          </table:table-cell>
          <table:table-cell office:value-type="float" office:value="5145" calcext:value-type="float">
            <text:p>5145</text:p>
          </table:table-cell>
          <table:table-cell/>
          <table:table-cell office:value-type="float" office:value="17033" calcext:value-type="float">
            <text:p>17033</text:p>
          </table:table-cell>
          <table:table-cell office:value-type="float" office:value="30536" calcext:value-type="float">
            <text:p>30536</text:p>
          </table:table-cell>
          <table:table-cell office:value-type="float" office:value="17311" calcext:value-type="float">
            <text:p>17311</text:p>
          </table:table-cell>
          <table:table-cell table:style-name="ce7" table:number-columns-repeated="2"/>
          <table:table-cell table:style-name="ce7" table:formula="of:=ROUND(([.H83]-[.D83])/100)" office:value-type="float" office:value="115" calcext:value-type="float">
            <text:p>115</text:p>
          </table:table-cell>
          <table:table-cell table:style-name="ce7" table:formula="of:=ROUND(([.I83]-[.E83])/100)" office:value-type="float" office:value="259" calcext:value-type="float">
            <text:p>259</text:p>
          </table:table-cell>
          <table:table-cell table:style-name="ce7" table:formula="of:=ROUND(([.J83]-[.F83])/100)" office:value-type="float" office:value="122" calcext:value-type="float">
            <text:p>122</text:p>
          </table:table-cell>
          <table:table-cell table:style-name="ce7"/>
          <table:table-cell table:style-name="ce7" table:formula="of:=([.M83]+[.N83]+[.O83])/3" office:value-type="float" office:value="165.333333333333" calcext:value-type="float">
            <text:p>165</text:p>
          </table:table-cell>
          <table:table-cell table:style-name="ce7" table:formula="of:=SQRT((1/3)*(([.M83]-[.Q83])*([.M83]-[.Q83]) + ([.N83]-[.Q83])*([.N83]-[.Q83]) + ([.O83]-[.Q83])*([.O83]-[.Q83])))" office:value-type="float" office:value="66.2939581627835" calcext:value-type="float">
            <text:p>66</text:p>
          </table:table-cell>
        </table:table-row>
        <table:table-row table:style-name="ro1">
          <table:table-cell office:value-type="string" calcext:value-type="string">
            <text:p>ITLB_MISSES.MISS_CAUSES_A_WALK</text:p>
          </table:table-cell>
          <table:table-cell office:value-type="string" calcext:value-type="string">
            <text:p>r0185:u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6196" calcext:value-type="float">
            <text:p>6196</text:p>
          </table:table-cell>
          <table:table-cell office:value-type="float" office:value="1944" calcext:value-type="float">
            <text:p>1944</text:p>
          </table:table-cell>
          <table:table-cell table:style-name="ce7" table:number-columns-repeated="2"/>
          <table:table-cell table:style-name="ce7" table:formula="of:=ROUND(([.H84]-[.D84])/100)" office:value-type="float" office:value="1" calcext:value-type="float">
            <text:p>1</text:p>
          </table:table-cell>
          <table:table-cell table:style-name="ce7" table:formula="of:=ROUND(([.I84]-[.E84])/100)" office:value-type="float" office:value="55" calcext:value-type="float">
            <text:p>55</text:p>
          </table:table-cell>
          <table:table-cell table:style-name="ce7" table:formula="of:=ROUND(([.J84]-[.F84])/100)" office:value-type="float" office:value="13" calcext:value-type="float">
            <text:p>13</text:p>
          </table:table-cell>
          <table:table-cell table:style-name="ce7"/>
          <table:table-cell table:style-name="ce7" table:formula="of:=([.M84]+[.N84]+[.O84])/3" office:value-type="float" office:value="23" calcext:value-type="float">
            <text:p>23</text:p>
          </table:table-cell>
          <table:table-cell table:style-name="ce7" table:formula="of:=SQRT((1/3)*(([.M84]-[.Q84])*([.M84]-[.Q84]) + ([.N84]-[.Q84])*([.N84]-[.Q84]) + ([.O84]-[.Q84])*([.O84]-[.Q84])))" office:value-type="float" office:value="23.1516738055805" calcext:value-type="float">
            <text:p>23</text:p>
          </table:table-cell>
        </table:table-row>
        <table:table-row table:style-name="ro1">
          <table:table-cell office:value-type="string" calcext:value-type="string">
            <text:p>ITLB_MISSES.WALK_COMPLETED_4K</text:p>
          </table:table-cell>
          <table:table-cell office:value-type="string" calcext:value-type="string">
            <text:p>r0285:u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2" office:value-type="float" office:value="456" calcext:value-type="float">
            <text:p>456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206" calcext:value-type="float">
            <text:p>2206</text:p>
          </table:table-cell>
          <table:table-cell office:value-type="float" office:value="844" calcext:value-type="float">
            <text:p>844</text:p>
          </table:table-cell>
          <table:table-cell table:style-name="ce7" table:number-columns-repeated="2"/>
          <table:table-cell table:style-name="ce7" table:formula="of:=ROUND(([.H85]-[.D85])/100)" office:value-type="float" office:value="1" calcext:value-type="float">
            <text:p>1</text:p>
          </table:table-cell>
          <table:table-cell table:style-name="ce7" table:formula="of:=ROUND(([.I85]-[.E85])/100)" office:value-type="float" office:value="18" calcext:value-type="float">
            <text:p>18</text:p>
          </table:table-cell>
          <table:table-cell table:style-name="ce7" table:formula="of:=ROUND(([.J85]-[.F85])/100)" office:value-type="float" office:value="4" calcext:value-type="float">
            <text:p>4</text:p>
          </table:table-cell>
          <table:table-cell table:style-name="ce7"/>
          <table:table-cell table:style-name="ce7" table:formula="of:=([.M85]+[.N85]+[.O85])/3" office:value-type="float" office:value="7.66666666666667" calcext:value-type="float">
            <text:p>8</text:p>
          </table:table-cell>
          <table:table-cell table:style-name="ce7" table:formula="of:=SQRT((1/3)*(([.M85]-[.Q85])*([.M85]-[.Q85]) + ([.N85]-[.Q85])*([.N85]-[.Q85]) + ([.O85]-[.Q85])*([.O85]-[.Q85])))" office:value-type="float" office:value="7.40870359029762" calcext:value-type="float">
            <text:p>7</text:p>
          </table:table-cell>
        </table:table-row>
        <table:table-row table:style-name="ro1">
          <table:table-cell office:value-type="string" calcext:value-type="string">
            <text:p>ITLB_MISSES.WALK_COMPLETED_2M_4M</text:p>
          </table:table-cell>
          <table:table-cell office:value-type="string" calcext:value-type="string">
            <text:p>r04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86]-[.D86])/100)" office:value-type="float" office:value="0" calcext:value-type="float">
            <text:p>0</text:p>
          </table:table-cell>
          <table:table-cell table:style-name="ce7" table:formula="of:=ROUND(([.I86]-[.E86])/100)" office:value-type="float" office:value="0" calcext:value-type="float">
            <text:p>0</text:p>
          </table:table-cell>
          <table:table-cell table:style-name="ce7" table:formula="of:=ROUND(([.J86]-[.F86])/100)" office:value-type="float" office:value="0" calcext:value-type="float">
            <text:p>0</text:p>
          </table:table-cell>
          <table:table-cell table:style-name="ce7"/>
          <table:table-cell table:style-name="ce7" table:formula="of:=([.M86]+[.N86]+[.O86])/3" office:value-type="float" office:value="0" calcext:value-type="float">
            <text:p>0</text:p>
          </table:table-cell>
          <table:table-cell table:style-name="ce7" table:formula="of:=SQRT((1/3)*(([.M86]-[.Q86])*([.M86]-[.Q86]) + ([.N86]-[.Q86])*([.N86]-[.Q86]) + ([.O86]-[.Q86])*([.O86]-[.Q8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WALK_COMPLETED</text:p>
          </table:table-cell>
          <table:table-cell office:value-type="string" calcext:value-type="string">
            <text:p>r0e85:u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633" calcext:value-type="float">
            <text:p>633</text:p>
          </table:table-cell>
          <table:table-cell office:value-type="float" office:value="814" calcext:value-type="float">
            <text:p>814</text:p>
          </table:table-cell>
          <table:table-cell table:style-name="ce7" table:number-columns-repeated="2"/>
          <table:table-cell table:style-name="ce7" table:formula="of:=ROUND(([.H87]-[.D87])/100)" office:value-type="float" office:value="1" calcext:value-type="float">
            <text:p>1</text:p>
          </table:table-cell>
          <table:table-cell table:style-name="ce7" table:formula="of:=ROUND(([.I87]-[.E87])/100)" office:value-type="float" office:value="2" calcext:value-type="float">
            <text:p>2</text:p>
          </table:table-cell>
          <table:table-cell table:style-name="ce7" table:formula="of:=ROUND(([.J87]-[.F87])/100)" office:value-type="float" office:value="4" calcext:value-type="float">
            <text:p>4</text:p>
          </table:table-cell>
          <table:table-cell table:style-name="ce7"/>
          <table:table-cell table:style-name="ce7" table:formula="of:=([.M87]+[.N87]+[.O87])/3" office:value-type="float" office:value="2.33333333333333" calcext:value-type="float">
            <text:p>2</text:p>
          </table:table-cell>
          <table:table-cell table:style-name="ce7" table:formula="of:=SQRT((1/3)*(([.M87]-[.Q87])*([.M87]-[.Q87]) + ([.N87]-[.Q87])*([.N87]-[.Q87]) + ([.O87]-[.Q87])*([.O87]-[.Q87])))" office:value-type="float" office:value="1.24721912892465" calcext:value-type="float">
            <text:p>1</text:p>
          </table:table-cell>
        </table:table-row>
        <table:table-row table:style-name="ro1">
          <table:table-cell office:value-type="string" calcext:value-type="string">
            <text:p>ITLB_MISSES.WALK_DURATION</text:p>
          </table:table-cell>
          <table:table-cell office:value-type="string" calcext:value-type="string">
            <text:p>r1085:u</text:p>
          </table:table-cell>
          <table:table-cell/>
          <table:table-cell office:value-type="float" office:value="19610" calcext:value-type="float">
            <text:p>19610</text:p>
          </table:table-cell>
          <table:table-cell office:value-type="float" office:value="18897" calcext:value-type="float">
            <text:p>18897</text:p>
          </table:table-cell>
          <table:table-cell office:value-type="float" office:value="18945" calcext:value-type="float">
            <text:p>18945</text:p>
          </table:table-cell>
          <table:table-cell/>
          <table:table-cell office:value-type="float" office:value="29559" calcext:value-type="float">
            <text:p>29559</text:p>
          </table:table-cell>
          <table:table-cell office:value-type="float" office:value="70696" calcext:value-type="float">
            <text:p>70696</text:p>
          </table:table-cell>
          <table:table-cell office:value-type="float" office:value="159649" calcext:value-type="float">
            <text:p>159649</text:p>
          </table:table-cell>
          <table:table-cell table:style-name="ce7" table:number-columns-repeated="2"/>
          <table:table-cell table:style-name="ce7" table:formula="of:=ROUND(([.H88]-[.D88])/100)" office:value-type="float" office:value="99" calcext:value-type="float">
            <text:p>99</text:p>
          </table:table-cell>
          <table:table-cell table:style-name="ce7" table:formula="of:=ROUND(([.I88]-[.E88])/100)" office:value-type="float" office:value="518" calcext:value-type="float">
            <text:p>518</text:p>
          </table:table-cell>
          <table:table-cell table:style-name="ce7" table:formula="of:=ROUND(([.J88]-[.F88])/100)" office:value-type="float" office:value="1407" calcext:value-type="float">
            <text:p>1,407</text:p>
          </table:table-cell>
          <table:table-cell table:style-name="ce7"/>
          <table:table-cell table:style-name="ce7" table:formula="of:=([.M88]+[.N88]+[.O88])/3" office:value-type="float" office:value="674.666666666667" calcext:value-type="float">
            <text:p>675</text:p>
          </table:table-cell>
          <table:table-cell table:style-name="ce7" table:formula="of:=SQRT((1/3)*(([.M88]-[.Q88])*([.M88]-[.Q88]) + ([.N88]-[.Q88])*([.N88]-[.Q88]) + ([.O88]-[.Q88])*([.O88]-[.Q88])))" office:value-type="float" office:value="545.358801361289" calcext:value-type="float">
            <text:p>545</text:p>
          </table:table-cell>
        </table:table-row>
        <table:table-row table:style-name="ro1">
          <table:table-cell office:value-type="string" calcext:value-type="string">
            <text:p>ITLB_MISSES.STLB_HIT_4K</text:p>
          </table:table-cell>
          <table:table-cell office:value-type="string" calcext:value-type="string">
            <text:p>r2085:u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833" calcext:value-type="float">
            <text:p>3833</text:p>
          </table:table-cell>
          <table:table-cell office:value-type="float" office:value="119" calcext:value-type="float">
            <text:p>119</text:p>
          </table:table-cell>
          <table:table-cell table:style-name="ce7" table:number-columns-repeated="2"/>
          <table:table-cell table:style-name="ce7" table:formula="of:=ROUND(([.H89]-[.D89])/100)" office:value-type="float" office:value="0" calcext:value-type="float">
            <text:p>0</text:p>
          </table:table-cell>
          <table:table-cell table:style-name="ce7" table:formula="of:=ROUND(([.I89]-[.E89])/100)" office:value-type="float" office:value="37" calcext:value-type="float">
            <text:p>37</text:p>
          </table:table-cell>
          <table:table-cell table:style-name="ce7" table:formula="of:=ROUND(([.J89]-[.F89])/100)" office:value-type="float" office:value="0" calcext:value-type="float">
            <text:p>0</text:p>
          </table:table-cell>
          <table:table-cell table:style-name="ce7"/>
          <table:table-cell table:style-name="ce7" table:formula="of:=([.M89]+[.N89]+[.O89])/3" office:value-type="float" office:value="12.3333333333333" calcext:value-type="float">
            <text:p>12</text:p>
          </table:table-cell>
          <table:table-cell table:style-name="ce7" table:formula="of:=SQRT((1/3)*(([.M89]-[.Q89])*([.M89]-[.Q89]) + ([.N89]-[.Q89])*([.N89]-[.Q89]) + ([.O89]-[.Q89])*([.O89]-[.Q89])))" office:value-type="float" office:value="17.4419672692682" calcext:value-type="float">
            <text:p>17</text:p>
          </table:table-cell>
        </table:table-row>
        <table:table-row table:style-name="ro1">
          <table:table-cell office:value-type="string" calcext:value-type="string">
            <text:p>ITLB_MISSES.STLB_HIT_2M</text:p>
          </table:table-cell>
          <table:table-cell office:value-type="string" calcext:value-type="string">
            <text:p>r4085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90]-[.D90])/100)" office:value-type="float" office:value="0" calcext:value-type="float">
            <text:p>0</text:p>
          </table:table-cell>
          <table:table-cell table:style-name="ce7" table:formula="of:=ROUND(([.I90]-[.E90])/100)" office:value-type="float" office:value="0" calcext:value-type="float">
            <text:p>0</text:p>
          </table:table-cell>
          <table:table-cell table:style-name="ce7" table:formula="of:=ROUND(([.J90]-[.F90])/100)" office:value-type="float" office:value="0" calcext:value-type="float">
            <text:p>0</text:p>
          </table:table-cell>
          <table:table-cell table:style-name="ce7"/>
          <table:table-cell table:style-name="ce7" table:formula="of:=([.M90]+[.N90]+[.O90])/3" office:value-type="float" office:value="0" calcext:value-type="float">
            <text:p>0</text:p>
          </table:table-cell>
          <table:table-cell table:style-name="ce7" table:formula="of:=SQRT((1/3)*(([.M90]-[.Q90])*([.M90]-[.Q90]) + ([.N90]-[.Q90])*([.N90]-[.Q90]) + ([.O90]-[.Q90])*([.O90]-[.Q9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LB_MISSES.STLB_HIT</text:p>
          </table:table-cell>
          <table:table-cell office:value-type="string" calcext:value-type="string">
            <text:p>r6085:u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573" calcext:value-type="float">
            <text:p>1573</text:p>
          </table:table-cell>
          <table:table-cell table:style-name="ce7" table:number-columns-repeated="2"/>
          <table:table-cell table:style-name="ce7" table:formula="of:=ROUND(([.H91]-[.D91])/100)" office:value-type="float" office:value="0" calcext:value-type="float">
            <text:p>0</text:p>
          </table:table-cell>
          <table:table-cell table:style-name="ce7" table:formula="of:=ROUND(([.I91]-[.E91])/100)" office:value-type="float" office:value="0" calcext:value-type="float">
            <text:p>0</text:p>
          </table:table-cell>
          <table:table-cell table:style-name="ce7" table:formula="of:=ROUND(([.J91]-[.F91])/100)" office:value-type="float" office:value="15" calcext:value-type="float">
            <text:p>15</text:p>
          </table:table-cell>
          <table:table-cell table:style-name="ce7"/>
          <table:table-cell table:style-name="ce7" table:formula="of:=([.M91]+[.N91]+[.O91])/3" office:value-type="float" office:value="5" calcext:value-type="float">
            <text:p>5</text:p>
          </table:table-cell>
          <table:table-cell table:style-name="ce7" table:formula="of:=SQRT((1/3)*(([.M91]-[.Q91])*([.M91]-[.Q91]) + ([.N91]-[.Q91])*([.N91]-[.Q91]) + ([.O91]-[.Q91])*([.O91]-[.Q91])))" office:value-type="float" office:value="7.07106781186548" calcext:value-type="float">
            <text:p>7</text:p>
          </table:table-cell>
        </table:table-row>
        <table:table-row table:style-name="ro1">
          <table:table-cell office:value-type="string" calcext:value-type="string">
            <text:p>ILD_STALL.LCP</text:p>
          </table:table-cell>
          <table:table-cell office:value-type="string" calcext:value-type="string">
            <text:p>r0187:u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style-name="ce7" table:number-columns-repeated="2"/>
          <table:table-cell table:style-name="ce7" table:formula="of:=ROUND(([.H92]-[.D92])/100)" office:value-type="float" office:value="-0" calcext:value-type="float">
            <text:p>0</text:p>
          </table:table-cell>
          <table:table-cell table:style-name="ce7" table:formula="of:=ROUND(([.I92]-[.E92])/100)" office:value-type="float" office:value="-0" calcext:value-type="float">
            <text:p>0</text:p>
          </table:table-cell>
          <table:table-cell table:style-name="ce7" table:formula="of:=ROUND(([.J92]-[.F92])/100)" office:value-type="float" office:value="-0" calcext:value-type="float">
            <text:p>0</text:p>
          </table:table-cell>
          <table:table-cell table:style-name="ce7"/>
          <table:table-cell table:style-name="ce7" table:formula="of:=([.M92]+[.N92]+[.O92])/3" office:value-type="float" office:value="-0" calcext:value-type="float">
            <text:p>0</text:p>
          </table:table-cell>
          <table:table-cell table:style-name="ce7" table:formula="of:=SQRT((1/3)*(([.M92]-[.Q92])*([.M92]-[.Q92]) + ([.N92]-[.Q92])*([.N92]-[.Q92]) + ([.O92]-[.Q92])*([.O92]-[.Q9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D_STALL.IQ_FULL</text:p>
          </table:table-cell>
          <table:table-cell office:value-type="string" calcext:value-type="string">
            <text:p>r0487:u</text:p>
          </table:table-cell>
          <table:table-cell/>
          <table:table-cell office:value-type="float" office:value="4162282" calcext:value-type="float">
            <text:p>4162282</text:p>
          </table:table-cell>
          <table:table-cell office:value-type="float" office:value="4085534" calcext:value-type="float">
            <text:p>4085534</text:p>
          </table:table-cell>
          <table:table-cell office:value-type="float" office:value="4301490" calcext:value-type="float">
            <text:p>4301490</text:p>
          </table:table-cell>
          <table:table-cell/>
          <table:table-cell office:value-type="float" office:value="4352875" calcext:value-type="float">
            <text:p>4352875</text:p>
          </table:table-cell>
          <table:table-cell office:value-type="float" office:value="4842704" calcext:value-type="float">
            <text:p>4842704</text:p>
          </table:table-cell>
          <table:table-cell office:value-type="float" office:value="4514695" calcext:value-type="float">
            <text:p>4514695</text:p>
          </table:table-cell>
          <table:table-cell table:style-name="ce7" table:number-columns-repeated="2"/>
          <table:table-cell table:style-name="ce7" table:formula="of:=ROUND(([.H93]-[.D93])/100)" office:value-type="float" office:value="1906" calcext:value-type="float">
            <text:p>1,906</text:p>
          </table:table-cell>
          <table:table-cell table:style-name="ce7" table:formula="of:=ROUND(([.I93]-[.E93])/100)" office:value-type="float" office:value="7572" calcext:value-type="float">
            <text:p>7,572</text:p>
          </table:table-cell>
          <table:table-cell table:style-name="ce7" table:formula="of:=ROUND(([.J93]-[.F93])/100)" office:value-type="float" office:value="2132" calcext:value-type="float">
            <text:p>2,132</text:p>
          </table:table-cell>
          <table:table-cell table:style-name="ce7"/>
          <table:table-cell table:style-name="ce7" table:formula="of:=([.M93]+[.N93]+[.O93])/3" office:value-type="float" office:value="3870" calcext:value-type="float">
            <text:p>3,870</text:p>
          </table:table-cell>
          <table:table-cell table:style-name="ce7" table:formula="of:=SQRT((1/3)*(([.M93]-[.Q93])*([.M93]-[.Q93]) + ([.N93]-[.Q93])*([.N93]-[.Q93]) + ([.O93]-[.Q93])*([.O93]-[.Q93])))" office:value-type="float" office:value="2619.33477559984" calcext:value-type="float">
            <text:p>2,619</text:p>
          </table:table-cell>
        </table:table-row>
        <table:table-row table:style-name="ro1">
          <table:table-cell office:value-type="string" calcext:value-type="string">
            <text:p>BR_INST_EXEC.COND.NOTAKEN</text:p>
          </table:table-cell>
          <table:table-cell office:value-type="string" calcext:value-type="string">
            <text:p>r4188:u</text:p>
          </table:table-cell>
          <table:table-cell/>
          <table:table-cell office:value-type="float" office:value="309856744" calcext:value-type="float">
            <text:p>309856744</text:p>
          </table:table-cell>
          <table:table-cell office:value-type="float" office:value="309837592" calcext:value-type="float">
            <text:p>309837592</text:p>
          </table:table-cell>
          <table:table-cell office:value-type="float" office:value="309847838" calcext:value-type="float">
            <text:p>309847838</text:p>
          </table:table-cell>
          <table:table-cell/>
          <table:table-cell office:value-type="float" office:value="312400351" calcext:value-type="float">
            <text:p>312400351</text:p>
          </table:table-cell>
          <table:table-cell office:value-type="float" office:value="312454708" calcext:value-type="float">
            <text:p>312454708</text:p>
          </table:table-cell>
          <table:table-cell office:value-type="float" office:value="312446710" calcext:value-type="float">
            <text:p>312446710</text:p>
          </table:table-cell>
          <table:table-cell table:style-name="ce7" table:number-columns-repeated="2"/>
          <table:table-cell table:style-name="ce7" table:formula="of:=ROUND(([.H94]-[.D94])/100)" office:value-type="float" office:value="25436" calcext:value-type="float">
            <text:p>25,436</text:p>
          </table:table-cell>
          <table:table-cell table:style-name="ce7" table:formula="of:=ROUND(([.I94]-[.E94])/100)" office:value-type="float" office:value="26171" calcext:value-type="float">
            <text:p>26,171</text:p>
          </table:table-cell>
          <table:table-cell table:style-name="ce7" table:formula="of:=ROUND(([.J94]-[.F94])/100)" office:value-type="float" office:value="25989" calcext:value-type="float">
            <text:p>25,989</text:p>
          </table:table-cell>
          <table:table-cell table:style-name="ce7"/>
          <table:table-cell table:style-name="ce7" table:formula="of:=([.M94]+[.N94]+[.O94])/3" office:value-type="float" office:value="25865.3333333333" calcext:value-type="float">
            <text:p>25,865</text:p>
          </table:table-cell>
          <table:table-cell table:style-name="ce7" table:formula="of:=SQRT((1/3)*(([.M94]-[.Q94])*([.M94]-[.Q94]) + ([.N94]-[.Q94])*([.N94]-[.Q94]) + ([.O94]-[.Q94])*([.O94]-[.Q94])))" office:value-type="float" office:value="312.544752351119" calcext:value-type="float">
            <text:p>313</text:p>
          </table:table-cell>
        </table:table-row>
        <table:table-row table:style-name="ro1">
          <table:table-cell office:value-type="string" calcext:value-type="string">
            <text:p>BR_INST_EXEC.COND.TAKEN</text:p>
          </table:table-cell>
          <table:table-cell office:value-type="string" calcext:value-type="string">
            <text:p>r8188:u</text:p>
          </table:table-cell>
          <table:table-cell/>
          <table:table-cell office:value-type="float" office:value="238012266" calcext:value-type="float">
            <text:p>238012266</text:p>
          </table:table-cell>
          <table:table-cell office:value-type="float" office:value="238015020" calcext:value-type="float">
            <text:p>238015020</text:p>
          </table:table-cell>
          <table:table-cell office:value-type="float" office:value="239742004" calcext:value-type="float">
            <text:p>239742004</text:p>
          </table:table-cell>
          <table:table-cell/>
          <table:table-cell office:value-type="float" office:value="3682322469" calcext:value-type="float">
            <text:p>3682322469</text:p>
          </table:table-cell>
          <table:table-cell office:value-type="float" office:value="3635183924" calcext:value-type="float">
            <text:p>3635183924</text:p>
          </table:table-cell>
          <table:table-cell office:value-type="float" office:value="3724271136" calcext:value-type="float">
            <text:p>3724271136</text:p>
          </table:table-cell>
          <table:table-cell table:style-name="ce7" table:number-columns-repeated="2"/>
          <table:table-cell table:style-name="ce7" table:formula="of:=ROUND(([.H95]-[.D95])/100)" office:value-type="float" office:value="34443102" calcext:value-type="float">
            <text:p>34,443,102</text:p>
          </table:table-cell>
          <table:table-cell table:style-name="ce7" table:formula="of:=ROUND(([.I95]-[.E95])/100)" office:value-type="float" office:value="33971689" calcext:value-type="float">
            <text:p>33,971,689</text:p>
          </table:table-cell>
          <table:table-cell table:style-name="ce7" table:formula="of:=ROUND(([.J95]-[.F95])/100)" office:value-type="float" office:value="34845291" calcext:value-type="float">
            <text:p>34,845,291</text:p>
          </table:table-cell>
          <table:table-cell table:style-name="ce7"/>
          <table:table-cell table:style-name="ce7" table:formula="of:=([.M95]+[.N95]+[.O95])/3" office:value-type="float" office:value="34420027.3333333" calcext:value-type="float">
            <text:p>34,420,027</text:p>
          </table:table-cell>
          <table:table-cell table:style-name="ce7" table:formula="of:=SQRT((1/3)*(([.M95]-[.Q95])*([.M95]-[.Q95]) + ([.N95]-[.Q95])*([.N95]-[.Q95]) + ([.O95]-[.Q95])*([.O95]-[.Q95])))" office:value-type="float" office:value="357019.554816757" calcext:value-type="float">
            <text:p>357,020</text:p>
          </table:table-cell>
        </table:table-row>
        <table:table-row table:style-name="ro1">
          <table:table-cell office:value-type="string" calcext:value-type="string">
            <text:p>BR_INST_EXEC.DIRECT_JMP.TAKEN</text:p>
          </table:table-cell>
          <table:table-cell office:value-type="string" calcext:value-type="string">
            <text:p>r8288:u</text:p>
          </table:table-cell>
          <table:table-cell/>
          <table:table-cell office:value-type="float" office:value="78754" calcext:value-type="float">
            <text:p>78754</text:p>
          </table:table-cell>
          <table:table-cell office:value-type="float" office:value="78714" calcext:value-type="float">
            <text:p>78714</text:p>
          </table:table-cell>
          <table:table-cell office:value-type="float" office:value="78765" calcext:value-type="float">
            <text:p>78765</text:p>
          </table:table-cell>
          <table:table-cell/>
          <table:table-cell office:value-type="float" office:value="80421" calcext:value-type="float">
            <text:p>80421</text:p>
          </table:table-cell>
          <table:table-cell office:value-type="float" office:value="80788" calcext:value-type="float">
            <text:p>80788</text:p>
          </table:table-cell>
          <table:table-cell office:value-type="float" office:value="80663" calcext:value-type="float">
            <text:p>80663</text:p>
          </table:table-cell>
          <table:table-cell table:style-name="ce7" table:number-columns-repeated="2"/>
          <table:table-cell table:style-name="ce7" table:formula="of:=ROUND(([.H96]-[.D96])/100)" office:value-type="float" office:value="17" calcext:value-type="float">
            <text:p>17</text:p>
          </table:table-cell>
          <table:table-cell table:style-name="ce7" table:formula="of:=ROUND(([.I96]-[.E96])/100)" office:value-type="float" office:value="21" calcext:value-type="float">
            <text:p>21</text:p>
          </table:table-cell>
          <table:table-cell table:style-name="ce7" table:formula="of:=ROUND(([.J96]-[.F96])/100)" office:value-type="float" office:value="19" calcext:value-type="float">
            <text:p>19</text:p>
          </table:table-cell>
          <table:table-cell table:style-name="ce7"/>
          <table:table-cell table:style-name="ce7" table:formula="of:=([.M96]+[.N96]+[.O96])/3" office:value-type="float" office:value="19" calcext:value-type="float">
            <text:p>19</text:p>
          </table:table-cell>
          <table:table-cell table:style-name="ce7" table:formula="of:=SQRT((1/3)*(([.M96]-[.Q96])*([.M96]-[.Q96]) + ([.N96]-[.Q96])*([.N96]-[.Q96]) + ([.O96]-[.Q96])*([.O96]-[.Q96])))" office:value-type="float" office:value="1.63299316185545" calcext:value-type="float">
            <text:p>2</text:p>
          </table:table-cell>
        </table:table-row>
        <table:table-row table:style-name="ro1">
          <table:table-cell office:value-type="string" calcext:value-type="string">
            <text:p>BR_INST_EXEC.INDIRECT_JMP_NON_CALL_RET.TAKEN</text:p>
          </table:table-cell>
          <table:table-cell office:value-type="string" calcext:value-type="string">
            <text:p>r8488:u</text:p>
          </table:table-cell>
          <table:table-cell/>
          <table:table-cell office:value-type="float" office:value="67411091" calcext:value-type="float">
            <text:p>67411091</text:p>
          </table:table-cell>
          <table:table-cell office:value-type="float" office:value="67411403" calcext:value-type="float">
            <text:p>67411403</text:p>
          </table:table-cell>
          <table:table-cell office:value-type="float" office:value="67411793" calcext:value-type="float">
            <text:p>67411793</text:p>
          </table:table-cell>
          <table:table-cell/>
          <table:table-cell office:value-type="float" office:value="67412113" calcext:value-type="float">
            <text:p>67412113</text:p>
          </table:table-cell>
          <table:table-cell office:value-type="float" office:value="67416816" calcext:value-type="float">
            <text:p>67416816</text:p>
          </table:table-cell>
          <table:table-cell office:value-type="float" office:value="67416356" calcext:value-type="float">
            <text:p>67416356</text:p>
          </table:table-cell>
          <table:table-cell table:style-name="ce7" table:number-columns-repeated="2"/>
          <table:table-cell table:style-name="ce7" table:formula="of:=ROUND(([.H97]-[.D97])/100)" office:value-type="float" office:value="10" calcext:value-type="float">
            <text:p>10</text:p>
          </table:table-cell>
          <table:table-cell table:style-name="ce7" table:formula="of:=ROUND(([.I97]-[.E97])/100)" office:value-type="float" office:value="54" calcext:value-type="float">
            <text:p>54</text:p>
          </table:table-cell>
          <table:table-cell table:style-name="ce7" table:formula="of:=ROUND(([.J97]-[.F97])/100)" office:value-type="float" office:value="46" calcext:value-type="float">
            <text:p>46</text:p>
          </table:table-cell>
          <table:table-cell table:style-name="ce7"/>
          <table:table-cell table:style-name="ce7" table:formula="of:=([.M97]+[.N97]+[.O97])/3" office:value-type="float" office:value="36.6666666666667" calcext:value-type="float">
            <text:p>37</text:p>
          </table:table-cell>
          <table:table-cell table:style-name="ce7" table:formula="of:=SQRT((1/3)*(([.M97]-[.Q97])*([.M97]-[.Q97]) + ([.N97]-[.Q97])*([.N97]-[.Q97]) + ([.O97]-[.Q97])*([.O97]-[.Q97])))" office:value-type="float" office:value="19.1369334592098" calcext:value-type="float">
            <text:p>19</text:p>
          </table:table-cell>
        </table:table-row>
        <table:table-row table:style-name="ro1">
          <table:table-cell office:value-type="string" calcext:value-type="string">
            <text:p>BR_INST_EXEC.RETURN_NEAR.TAKEN</text:p>
          </table:table-cell>
          <table:table-cell office:value-type="string" calcext:value-type="string">
            <text:p>r8888:u</text:p>
          </table:table-cell>
          <table:table-cell/>
          <table:table-cell office:value-type="float" office:value="201839929" calcext:value-type="float">
            <text:p>201839929</text:p>
          </table:table-cell>
          <table:table-cell office:value-type="float" office:value="201846036" calcext:value-type="float">
            <text:p>201846036</text:p>
          </table:table-cell>
          <table:table-cell office:value-type="float" office:value="201844629" calcext:value-type="float">
            <text:p>201844629</text:p>
          </table:table-cell>
          <table:table-cell/>
          <table:table-cell office:value-type="float" office:value="201844268" calcext:value-type="float">
            <text:p>201844268</text:p>
          </table:table-cell>
          <table:table-cell office:value-type="float" office:value="201862672" calcext:value-type="float">
            <text:p>201862672</text:p>
          </table:table-cell>
          <table:table-cell office:value-type="float" office:value="201858942" calcext:value-type="float">
            <text:p>201858942</text:p>
          </table:table-cell>
          <table:table-cell table:style-name="ce7" table:number-columns-repeated="2"/>
          <table:table-cell table:style-name="ce7" table:formula="of:=ROUND(([.H98]-[.D98])/100)" office:value-type="float" office:value="43" calcext:value-type="float">
            <text:p>43</text:p>
          </table:table-cell>
          <table:table-cell table:style-name="ce7" table:formula="of:=ROUND(([.I98]-[.E98])/100)" office:value-type="float" office:value="166" calcext:value-type="float">
            <text:p>166</text:p>
          </table:table-cell>
          <table:table-cell table:style-name="ce7" table:formula="of:=ROUND(([.J98]-[.F98])/100)" office:value-type="float" office:value="143" calcext:value-type="float">
            <text:p>143</text:p>
          </table:table-cell>
          <table:table-cell table:style-name="ce7"/>
          <table:table-cell table:style-name="ce7" table:formula="of:=([.M98]+[.N98]+[.O98])/3" office:value-type="float" office:value="117.333333333333" calcext:value-type="float">
            <text:p>117</text:p>
          </table:table-cell>
          <table:table-cell table:style-name="ce7" table:formula="of:=SQRT((1/3)*(([.M98]-[.Q98])*([.M98]-[.Q98]) + ([.N98]-[.Q98])*([.N98]-[.Q98]) + ([.O98]-[.Q98])*([.O98]-[.Q98])))" office:value-type="float" office:value="53.3937158183329" calcext:value-type="float">
            <text:p>53</text:p>
          </table:table-cell>
        </table:table-row>
        <table:table-row table:style-name="ro1">
          <table:table-cell office:value-type="string" calcext:value-type="string">
            <text:p>BR_INST_EXEC.DIRECT_NEAR_CALL.TAKEN</text:p>
          </table:table-cell>
          <table:table-cell office:value-type="string" calcext:value-type="string">
            <text:p>r9088:u</text:p>
          </table:table-cell>
          <table:table-cell/>
          <table:table-cell office:value-type="float" office:value="202179808" calcext:value-type="float">
            <text:p>202179808</text:p>
          </table:table-cell>
          <table:table-cell office:value-type="float" office:value="202185246" calcext:value-type="float">
            <text:p>202185246</text:p>
          </table:table-cell>
          <table:table-cell office:value-type="float" office:value="202183733" calcext:value-type="float">
            <text:p>202183733</text:p>
          </table:table-cell>
          <table:table-cell/>
          <table:table-cell office:value-type="float" office:value="202183814" calcext:value-type="float">
            <text:p>202183814</text:p>
          </table:table-cell>
          <table:table-cell office:value-type="float" office:value="202202790" calcext:value-type="float">
            <text:p>202202790</text:p>
          </table:table-cell>
          <table:table-cell office:value-type="float" office:value="202200382" calcext:value-type="float">
            <text:p>202200382</text:p>
          </table:table-cell>
          <table:table-cell table:style-name="ce7" table:number-columns-repeated="2"/>
          <table:table-cell table:style-name="ce7" table:formula="of:=ROUND(([.H99]-[.D99])/100)" office:value-type="float" office:value="40" calcext:value-type="float">
            <text:p>40</text:p>
          </table:table-cell>
          <table:table-cell table:style-name="ce7" table:formula="of:=ROUND(([.I99]-[.E99])/100)" office:value-type="float" office:value="175" calcext:value-type="float">
            <text:p>175</text:p>
          </table:table-cell>
          <table:table-cell table:style-name="ce7" table:formula="of:=ROUND(([.J99]-[.F99])/100)" office:value-type="float" office:value="166" calcext:value-type="float">
            <text:p>166</text:p>
          </table:table-cell>
          <table:table-cell table:style-name="ce7"/>
          <table:table-cell table:style-name="ce7" table:formula="of:=([.M99]+[.N99]+[.O99])/3" office:value-type="float" office:value="127" calcext:value-type="float">
            <text:p>127</text:p>
          </table:table-cell>
          <table:table-cell table:style-name="ce7" table:formula="of:=SQRT((1/3)*(([.M99]-[.Q99])*([.M99]-[.Q99]) + ([.N99]-[.Q99])*([.N99]-[.Q99]) + ([.O99]-[.Q99])*([.O99]-[.Q99])))" office:value-type="float" office:value="61.6279157525224" calcext:value-type="float">
            <text:p>62</text:p>
          </table:table-cell>
        </table:table-row>
        <table:table-row table:style-name="ro1">
          <table:table-cell office:value-type="string" calcext:value-type="string">
            <text:p>BR_INST_EXEC.INDIRECT_NEAR_CALL.TAKEN</text:p>
          </table:table-cell>
          <table:table-cell office:value-type="string" calcext:value-type="string">
            <text:p>ra088:u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float" office:value="658" calcext:value-type="float">
            <text:p>658</text:p>
          </table:table-cell>
          <table:table-cell office:value-type="float" office:value="668" calcext:value-type="float">
            <text:p>668</text:p>
          </table:table-cell>
          <table:table-cell table:style-name="ce7" table:number-columns-repeated="2"/>
          <table:table-cell table:style-name="ce7" table:formula="of:=ROUND(([.H100]-[.D100])/100)" office:value-type="float" office:value="3" calcext:value-type="float">
            <text:p>3</text:p>
          </table:table-cell>
          <table:table-cell table:style-name="ce7" table:formula="of:=ROUND(([.I100]-[.E100])/100)" office:value-type="float" office:value="3" calcext:value-type="float">
            <text:p>3</text:p>
          </table:table-cell>
          <table:table-cell table:style-name="ce7" table:formula="of:=ROUND(([.J100]-[.F100])/100)" office:value-type="float" office:value="3" calcext:value-type="float">
            <text:p>3</text:p>
          </table:table-cell>
          <table:table-cell table:style-name="ce7"/>
          <table:table-cell table:style-name="ce7" table:formula="of:=([.M100]+[.N100]+[.O100])/3" office:value-type="float" office:value="3" calcext:value-type="float">
            <text:p>3</text:p>
          </table:table-cell>
          <table:table-cell table:style-name="ce7" table:formula="of:=SQRT((1/3)*(([.M100]-[.Q100])*([.M100]-[.Q100]) + ([.N100]-[.Q100])*([.N100]-[.Q100]) + ([.O100]-[.Q100])*([.O100]-[.Q10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EXEC.ALL_BRANCHES</text:p>
          </table:table-cell>
          <table:table-cell office:value-type="string" calcext:value-type="string">
            <text:p>rff88:u</text:p>
          </table:table-cell>
          <table:table-cell/>
          <table:table-cell office:value-type="float" office:value="1019359806" calcext:value-type="float">
            <text:p>1019359806</text:p>
          </table:table-cell>
          <table:table-cell office:value-type="float" office:value="1019408956" calcext:value-type="float">
            <text:p>1019408956</text:p>
          </table:table-cell>
          <table:table-cell office:value-type="float" office:value="1021440679" calcext:value-type="float">
            <text:p>1021440679</text:p>
          </table:table-cell>
          <table:table-cell/>
          <table:table-cell office:value-type="float" office:value="4462238245" calcext:value-type="float">
            <text:p>4462238245</text:p>
          </table:table-cell>
          <table:table-cell office:value-type="float" office:value="4404982296" calcext:value-type="float">
            <text:p>4404982296</text:p>
          </table:table-cell>
          <table:table-cell office:value-type="float" office:value="4499785072" calcext:value-type="float">
            <text:p>4499785072</text:p>
          </table:table-cell>
          <table:table-cell table:style-name="ce7" table:number-columns-repeated="2"/>
          <table:table-cell table:style-name="ce7" table:formula="of:=ROUND(([.H101]-[.D101])/100)" office:value-type="float" office:value="34428784" calcext:value-type="float">
            <text:p>34,428,784</text:p>
          </table:table-cell>
          <table:table-cell table:style-name="ce7" table:formula="of:=ROUND(([.I101]-[.E101])/100)" office:value-type="float" office:value="33855733" calcext:value-type="float">
            <text:p>33,855,733</text:p>
          </table:table-cell>
          <table:table-cell table:style-name="ce7" table:formula="of:=ROUND(([.J101]-[.F101])/100)" office:value-type="float" office:value="34783444" calcext:value-type="float">
            <text:p>34,783,444</text:p>
          </table:table-cell>
          <table:table-cell table:style-name="ce7"/>
          <table:table-cell table:style-name="ce7" table:formula="of:=([.M101]+[.N101]+[.O101])/3" office:value-type="float" office:value="34355987" calcext:value-type="float">
            <text:p>34,355,987</text:p>
          </table:table-cell>
          <table:table-cell table:style-name="ce7" table:formula="of:=SQRT((1/3)*(([.M101]-[.Q101])*([.M101]-[.Q101]) + ([.N101]-[.Q101])*([.N101]-[.Q101]) + ([.O101]-[.Q101])*([.O101]-[.Q101])))" office:value-type="float" office:value="382218.504075875" calcext:value-type="float">
            <text:p>382,219</text:p>
          </table:table-cell>
        </table:table-row>
        <table:table-row table:style-name="ro1">
          <table:table-cell office:value-type="string" calcext:value-type="string">
            <text:p>BR_MISP_EXEC.COND.NOTAKEN</text:p>
          </table:table-cell>
          <table:table-cell office:value-type="string" calcext:value-type="string">
            <text:p>r4189:u</text:p>
          </table:table-cell>
          <table:table-cell/>
          <table:table-cell office:value-type="float" office:value="18441" calcext:value-type="float">
            <text:p>18441</text:p>
          </table:table-cell>
          <table:table-cell office:value-type="float" office:value="18435" calcext:value-type="float">
            <text:p>18435</text:p>
          </table:table-cell>
          <table:table-cell office:value-type="float" office:value="19312" calcext:value-type="float">
            <text:p>19312</text:p>
          </table:table-cell>
          <table:table-cell/>
          <table:table-cell office:value-type="float" office:value="1286903" calcext:value-type="float">
            <text:p>1286903</text:p>
          </table:table-cell>
          <table:table-cell office:value-type="float" office:value="1257663" calcext:value-type="float">
            <text:p>1257663</text:p>
          </table:table-cell>
          <table:table-cell office:value-type="float" office:value="1304846" calcext:value-type="float">
            <text:p>1304846</text:p>
          </table:table-cell>
          <table:table-cell table:style-name="ce7" table:number-columns-repeated="2"/>
          <table:table-cell table:style-name="ce7" table:formula="of:=ROUND(([.H102]-[.D102])/100)" office:value-type="float" office:value="12685" calcext:value-type="float">
            <text:p>12,685</text:p>
          </table:table-cell>
          <table:table-cell table:style-name="ce7" table:formula="of:=ROUND(([.I102]-[.E102])/100)" office:value-type="float" office:value="12392" calcext:value-type="float">
            <text:p>12,392</text:p>
          </table:table-cell>
          <table:table-cell table:style-name="ce7" table:formula="of:=ROUND(([.J102]-[.F102])/100)" office:value-type="float" office:value="12855" calcext:value-type="float">
            <text:p>12,855</text:p>
          </table:table-cell>
          <table:table-cell table:style-name="ce7"/>
          <table:table-cell table:style-name="ce7" table:formula="of:=([.M102]+[.N102]+[.O102])/3" office:value-type="float" office:value="12644" calcext:value-type="float">
            <text:p>12,644</text:p>
          </table:table-cell>
          <table:table-cell table:style-name="ce7" table:formula="of:=SQRT((1/3)*(([.M102]-[.Q102])*([.M102]-[.Q102]) + ([.N102]-[.Q102])*([.N102]-[.Q102]) + ([.O102]-[.Q102])*([.O102]-[.Q102])))" office:value-type="float" office:value="191.229356184313" calcext:value-type="float">
            <text:p>191</text:p>
          </table:table-cell>
        </table:table-row>
        <table:table-row table:style-name="ro1">
          <table:table-cell office:value-type="string" calcext:value-type="string">
            <text:p>BR_MISP_EXEC.COND.TAKEN</text:p>
          </table:table-cell>
          <table:table-cell office:value-type="string" calcext:value-type="string">
            <text:p>r8189:u</text:p>
          </table:table-cell>
          <table:table-cell/>
          <table:table-cell office:value-type="float" office:value="2175609" calcext:value-type="float">
            <text:p>2175609</text:p>
          </table:table-cell>
          <table:table-cell office:value-type="float" office:value="2175631" calcext:value-type="float">
            <text:p>2175631</text:p>
          </table:table-cell>
          <table:table-cell office:value-type="float" office:value="2175671" calcext:value-type="float">
            <text:p>2175671</text:p>
          </table:table-cell>
          <table:table-cell/>
          <table:table-cell office:value-type="float" office:value="2180548" calcext:value-type="float">
            <text:p>2180548</text:p>
          </table:table-cell>
          <table:table-cell office:value-type="float" office:value="2177748" calcext:value-type="float">
            <text:p>2177748</text:p>
          </table:table-cell>
          <table:table-cell office:value-type="float" office:value="2182706" calcext:value-type="float">
            <text:p>2182706</text:p>
          </table:table-cell>
          <table:table-cell table:style-name="ce7" table:number-columns-repeated="2"/>
          <table:table-cell table:style-name="ce7" table:formula="of:=ROUND(([.H103]-[.D103])/100)" office:value-type="float" office:value="49" calcext:value-type="float">
            <text:p>49</text:p>
          </table:table-cell>
          <table:table-cell table:style-name="ce7" table:formula="of:=ROUND(([.I103]-[.E103])/100)" office:value-type="float" office:value="21" calcext:value-type="float">
            <text:p>21</text:p>
          </table:table-cell>
          <table:table-cell table:style-name="ce7" table:formula="of:=ROUND(([.J103]-[.F103])/100)" office:value-type="float" office:value="70" calcext:value-type="float">
            <text:p>70</text:p>
          </table:table-cell>
          <table:table-cell table:style-name="ce7"/>
          <table:table-cell table:style-name="ce7" table:formula="of:=([.M103]+[.N103]+[.O103])/3" office:value-type="float" office:value="46.6666666666667" calcext:value-type="float">
            <text:p>47</text:p>
          </table:table-cell>
          <table:table-cell table:style-name="ce7" table:formula="of:=SQRT((1/3)*(([.M103]-[.Q103])*([.M103]-[.Q103]) + ([.N103]-[.Q103])*([.N103]-[.Q103]) + ([.O103]-[.Q103])*([.O103]-[.Q103])))" office:value-type="float" office:value="20.0720922897661" calcext:value-type="float">
            <text:p>20</text:p>
          </table:table-cell>
        </table:table-row>
        <table:table-row table:style-name="ro1">
          <table:table-cell office:value-type="string" calcext:value-type="string">
            <text:p>BR_MISP_EXEC.INDIRECT_JMP_NON_CALL_RET.TAKEN</text:p>
          </table:table-cell>
          <table:table-cell office:value-type="string" calcext:value-type="string">
            <text:p>r8489:u</text:p>
          </table:table-cell>
          <table:table-cell/>
          <table:table-cell office:value-type="float" office:value="21660" calcext:value-type="float">
            <text:p>21660</text:p>
          </table:table-cell>
          <table:table-cell office:value-type="float" office:value="21712" calcext:value-type="float">
            <text:p>21712</text:p>
          </table:table-cell>
          <table:table-cell office:value-type="float" office:value="21735" calcext:value-type="float">
            <text:p>21735</text:p>
          </table:table-cell>
          <table:table-cell/>
          <table:table-cell office:value-type="float" office:value="21843" calcext:value-type="float">
            <text:p>21843</text:p>
          </table:table-cell>
          <table:table-cell office:value-type="float" office:value="21875" calcext:value-type="float">
            <text:p>21875</text:p>
          </table:table-cell>
          <table:table-cell office:value-type="float" office:value="21904" calcext:value-type="float">
            <text:p>21904</text:p>
          </table:table-cell>
          <table:table-cell table:style-name="ce7" table:number-columns-repeated="2"/>
          <table:table-cell table:style-name="ce7" table:formula="of:=ROUND(([.H104]-[.D104])/100)" office:value-type="float" office:value="2" calcext:value-type="float">
            <text:p>2</text:p>
          </table:table-cell>
          <table:table-cell table:style-name="ce7" table:formula="of:=ROUND(([.I104]-[.E104])/100)" office:value-type="float" office:value="2" calcext:value-type="float">
            <text:p>2</text:p>
          </table:table-cell>
          <table:table-cell table:style-name="ce7" table:formula="of:=ROUND(([.J104]-[.F104])/100)" office:value-type="float" office:value="2" calcext:value-type="float">
            <text:p>2</text:p>
          </table:table-cell>
          <table:table-cell table:style-name="ce7"/>
          <table:table-cell table:style-name="ce7" table:formula="of:=([.M104]+[.N104]+[.O104])/3" office:value-type="float" office:value="2" calcext:value-type="float">
            <text:p>2</text:p>
          </table:table-cell>
          <table:table-cell table:style-name="ce7" table:formula="of:=SQRT((1/3)*(([.M104]-[.Q104])*([.M104]-[.Q104]) + ([.N104]-[.Q104])*([.N104]-[.Q104]) + ([.O104]-[.Q104])*([.O104]-[.Q10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RETURN_NEAR.TAKEN</text:p>
          </table:table-cell>
          <table:table-cell office:value-type="string" calcext:value-type="string">
            <text:p>r8889:u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82" calcext:value-type="float">
            <text:p>382</text:p>
          </table:table-cell>
          <table:table-cell office:value-type="float" office:value="441" calcext:value-type="float">
            <text:p>441</text:p>
          </table:table-cell>
          <table:table-cell table:style-name="ce7" table:number-columns-repeated="2"/>
          <table:table-cell table:style-name="ce7" table:formula="of:=ROUND(([.H105]-[.D105])/100)" office:value-type="float" office:value="3" calcext:value-type="float">
            <text:p>3</text:p>
          </table:table-cell>
          <table:table-cell table:style-name="ce7" table:formula="of:=ROUND(([.I105]-[.E105])/100)" office:value-type="float" office:value="3" calcext:value-type="float">
            <text:p>3</text:p>
          </table:table-cell>
          <table:table-cell table:style-name="ce7" table:formula="of:=ROUND(([.J105]-[.F105])/100)" office:value-type="float" office:value="4" calcext:value-type="float">
            <text:p>4</text:p>
          </table:table-cell>
          <table:table-cell table:style-name="ce7"/>
          <table:table-cell table:style-name="ce7" table:formula="of:=([.M105]+[.N105]+[.O105])/3" office:value-type="float" office:value="3.33333333333333" calcext:value-type="float">
            <text:p>3</text:p>
          </table:table-cell>
          <table:table-cell table:style-name="ce7" table:formula="of:=SQRT((1/3)*(([.M105]-[.Q105])*([.M105]-[.Q105]) + ([.N105]-[.Q105])*([.N105]-[.Q105]) + ([.O105]-[.Q105])*([.O105]-[.Q105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DIRECT_NEAR_CALL.TAKEN</text:p>
          </table:table-cell>
          <table:table-cell office:value-type="string" calcext:value-type="string">
            <text:p>r9089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06]-[.D106])/100)" office:value-type="float" office:value="0" calcext:value-type="float">
            <text:p>0</text:p>
          </table:table-cell>
          <table:table-cell table:style-name="ce7" table:formula="of:=ROUND(([.I106]-[.E106])/100)" office:value-type="float" office:value="0" calcext:value-type="float">
            <text:p>0</text:p>
          </table:table-cell>
          <table:table-cell table:style-name="ce7" table:formula="of:=ROUND(([.J106]-[.F106])/100)" office:value-type="float" office:value="0" calcext:value-type="float">
            <text:p>0</text:p>
          </table:table-cell>
          <table:table-cell table:style-name="ce7"/>
          <table:table-cell table:style-name="ce7" table:formula="of:=([.M106]+[.N106]+[.O106])/3" office:value-type="float" office:value="0" calcext:value-type="float">
            <text:p>0</text:p>
          </table:table-cell>
          <table:table-cell table:style-name="ce7" table:formula="of:=SQRT((1/3)*(([.M106]-[.Q106])*([.M106]-[.Q106]) + ([.N106]-[.Q106])*([.N106]-[.Q106]) + ([.O106]-[.Q106])*([.O106]-[.Q10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INDIRECT_NEAR_CALL.TAKEN</text:p>
          </table:table-cell>
          <table:table-cell office:value-type="string" calcext:value-type="string">
            <text:p>ra089:u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table:style-name="ce7" table:number-columns-repeated="2"/>
          <table:table-cell table:style-name="ce7" table:formula="of:=ROUND(([.H107]-[.D107])/100)" office:value-type="float" office:value="1" calcext:value-type="float">
            <text:p>1</text:p>
          </table:table-cell>
          <table:table-cell table:style-name="ce7" table:formula="of:=ROUND(([.I107]-[.E107])/100)" office:value-type="float" office:value="2" calcext:value-type="float">
            <text:p>2</text:p>
          </table:table-cell>
          <table:table-cell table:style-name="ce7" table:formula="of:=ROUND(([.J107]-[.F107])/100)" office:value-type="float" office:value="2" calcext:value-type="float">
            <text:p>2</text:p>
          </table:table-cell>
          <table:table-cell table:style-name="ce7"/>
          <table:table-cell table:style-name="ce7" table:formula="of:=([.M107]+[.N107]+[.O107])/3" office:value-type="float" office:value="1.66666666666667" calcext:value-type="float">
            <text:p>2</text:p>
          </table:table-cell>
          <table:table-cell table:style-name="ce7" table:formula="of:=SQRT((1/3)*(([.M107]-[.Q107])*([.M107]-[.Q107]) + ([.N107]-[.Q107])*([.N107]-[.Q107]) + ([.O107]-[.Q107])*([.O107]-[.Q107])))" office:value-type="float" office:value="0.471404520791032" calcext:value-type="float">
            <text:p>0</text:p>
          </table:table-cell>
        </table:table-row>
        <table:table-row table:style-name="ro1">
          <table:table-cell office:value-type="string" calcext:value-type="string">
            <text:p>BR_MISP_EXEC.ALL_BRANCHES</text:p>
          </table:table-cell>
          <table:table-cell office:value-type="string" calcext:value-type="string">
            <text:p>rff89:u</text:p>
          </table:table-cell>
          <table:table-cell/>
          <table:table-cell office:value-type="float" office:value="2215919" calcext:value-type="float">
            <text:p>2215919</text:p>
          </table:table-cell>
          <table:table-cell office:value-type="float" office:value="2215929" calcext:value-type="float">
            <text:p>2215929</text:p>
          </table:table-cell>
          <table:table-cell office:value-type="float" office:value="2216808" calcext:value-type="float">
            <text:p>2216808</text:p>
          </table:table-cell>
          <table:table-cell/>
          <table:table-cell office:value-type="float" office:value="3491496" calcext:value-type="float">
            <text:p>3491496</text:p>
          </table:table-cell>
          <table:table-cell office:value-type="float" office:value="3472422" calcext:value-type="float">
            <text:p>3472422</text:p>
          </table:table-cell>
          <table:table-cell office:value-type="float" office:value="3506245" calcext:value-type="float">
            <text:p>3506245</text:p>
          </table:table-cell>
          <table:table-cell table:style-name="ce7" table:number-columns-repeated="2"/>
          <table:table-cell table:style-name="ce7" table:formula="of:=ROUND(([.H108]-[.D108])/100)" office:value-type="float" office:value="12756" calcext:value-type="float">
            <text:p>12,756</text:p>
          </table:table-cell>
          <table:table-cell table:style-name="ce7" table:formula="of:=ROUND(([.I108]-[.E108])/100)" office:value-type="float" office:value="12565" calcext:value-type="float">
            <text:p>12,565</text:p>
          </table:table-cell>
          <table:table-cell table:style-name="ce7" table:formula="of:=ROUND(([.J108]-[.F108])/100)" office:value-type="float" office:value="12894" calcext:value-type="float">
            <text:p>12,894</text:p>
          </table:table-cell>
          <table:table-cell table:style-name="ce7"/>
          <table:table-cell table:style-name="ce7" table:formula="of:=([.M108]+[.N108]+[.O108])/3" office:value-type="float" office:value="12738.3333333333" calcext:value-type="float">
            <text:p>12,738</text:p>
          </table:table-cell>
          <table:table-cell table:style-name="ce7" table:formula="of:=SQRT((1/3)*(([.M108]-[.Q108])*([.M108]-[.Q108]) + ([.N108]-[.Q108])*([.N108]-[.Q108]) + ([.O108]-[.Q108])*([.O108]-[.Q108])))" office:value-type="float" office:value="134.893373529697" calcext:value-type="float">
            <text:p>135</text:p>
          </table:table-cell>
        </table:table-row>
        <table:table-row table:style-name="ro1">
          <table:table-cell office:value-type="string" calcext:value-type="string">
            <text:p>IDQ_UOPS_NOT_DELIVERED.CORE</text:p>
          </table:table-cell>
          <table:table-cell office:value-type="string" calcext:value-type="string">
            <text:p>r019c:u</text:p>
          </table:table-cell>
          <table:table-cell/>
          <table:table-cell office:value-type="float" office:value="2076249271" calcext:value-type="float">
            <text:p>2076249271</text:p>
          </table:table-cell>
          <table:table-cell office:value-type="float" office:value="2076092463" calcext:value-type="float">
            <text:p>2076092463</text:p>
          </table:table-cell>
          <table:table-cell office:value-type="float" office:value="2085268538" calcext:value-type="float">
            <text:p>2085268538</text:p>
          </table:table-cell>
          <table:table-cell/>
          <table:table-cell office:value-type="float" office:value="5931481724" calcext:value-type="float">
            <text:p>5931481724</text:p>
          </table:table-cell>
          <table:table-cell office:value-type="float" office:value="5799638916" calcext:value-type="float">
            <text:p>5799638916</text:p>
          </table:table-cell>
          <table:table-cell office:value-type="float" office:value="6141817236" calcext:value-type="float">
            <text:p>6141817236</text:p>
          </table:table-cell>
          <table:table-cell table:style-name="ce7" table:number-columns-repeated="2"/>
          <table:table-cell table:style-name="ce7" table:formula="of:=ROUND(([.H109]-[.D109])/100)" office:value-type="float" office:value="38552325" calcext:value-type="float">
            <text:p>38,552,325</text:p>
          </table:table-cell>
          <table:table-cell table:style-name="ce7" table:formula="of:=ROUND(([.I109]-[.E109])/100)" office:value-type="float" office:value="37235465" calcext:value-type="float">
            <text:p>37,235,465</text:p>
          </table:table-cell>
          <table:table-cell table:style-name="ce7" table:formula="of:=ROUND(([.J109]-[.F109])/100)" office:value-type="float" office:value="40565487" calcext:value-type="float">
            <text:p>40,565,487</text:p>
          </table:table-cell>
          <table:table-cell table:style-name="ce7"/>
          <table:table-cell table:style-name="ce7" table:formula="of:=([.M109]+[.N109]+[.O109])/3" office:value-type="float" office:value="38784425.6666667" calcext:value-type="float">
            <text:p>38,784,426</text:p>
          </table:table-cell>
          <table:table-cell table:style-name="ce7" table:formula="of:=SQRT((1/3)*(([.M109]-[.Q109])*([.M109]-[.Q109]) + ([.N109]-[.Q109])*([.N109]-[.Q109]) + ([.O109]-[.Q109])*([.O109]-[.Q109])))" office:value-type="float" office:value="1369346.47909659" calcext:value-type="float">
            <text:p>1,369,346</text:p>
          </table:table-cell>
        </table:table-row>
        <table:table-row table:style-name="ro1">
          <table:table-cell office:value-type="string" calcext:value-type="string">
            <text:p>UOPS_EXECUTED_PORT.PORT_0</text:p>
          </table:table-cell>
          <table:table-cell office:value-type="string" calcext:value-type="string">
            <text:p>r01a1:u</text:p>
          </table:table-cell>
          <table:table-cell/>
          <table:table-cell office:value-type="float" office:value="879783039" calcext:value-type="float">
            <text:p>879783039</text:p>
          </table:table-cell>
          <table:table-cell office:value-type="float" office:value="872627834" calcext:value-type="float">
            <text:p>872627834</text:p>
          </table:table-cell>
          <table:table-cell office:value-type="float" office:value="868976205" calcext:value-type="float">
            <text:p>868976205</text:p>
          </table:table-cell>
          <table:table-cell/>
          <table:table-cell office:value-type="float" office:value="6839915286" calcext:value-type="float">
            <text:p>6839915286</text:p>
          </table:table-cell>
          <table:table-cell office:value-type="float" office:value="5937661558" calcext:value-type="float">
            <text:p>5937661558</text:p>
          </table:table-cell>
          <table:table-cell office:value-type="float" office:value="5728703662" calcext:value-type="float">
            <text:p>5728703662</text:p>
          </table:table-cell>
          <table:table-cell table:style-name="ce7" table:number-columns-repeated="2"/>
          <table:table-cell table:style-name="ce7" table:formula="of:=ROUND(([.H110]-[.D110])/100)" office:value-type="float" office:value="59601322" calcext:value-type="float">
            <text:p>59,601,322</text:p>
          </table:table-cell>
          <table:table-cell table:style-name="ce7" table:formula="of:=ROUND(([.I110]-[.E110])/100)" office:value-type="float" office:value="50650337" calcext:value-type="float">
            <text:p>50,650,337</text:p>
          </table:table-cell>
          <table:table-cell table:style-name="ce7" table:formula="of:=ROUND(([.J110]-[.F110])/100)" office:value-type="float" office:value="48597275" calcext:value-type="float">
            <text:p>48,597,275</text:p>
          </table:table-cell>
          <table:table-cell table:style-name="ce7"/>
          <table:table-cell table:style-name="ce7" table:formula="of:=([.M110]+[.N110]+[.O110])/3" office:value-type="float" office:value="52949644.6666667" calcext:value-type="float">
            <text:p>52,949,645</text:p>
          </table:table-cell>
          <table:table-cell table:style-name="ce7" table:formula="of:=SQRT((1/3)*(([.M110]-[.Q110])*([.M110]-[.Q110]) + ([.N110]-[.Q110])*([.N110]-[.Q110]) + ([.O110]-[.Q110])*([.O110]-[.Q110])))" office:value-type="float" office:value="4777542.91130537" calcext:value-type="float">
            <text:p>4,777,543</text:p>
          </table:table-cell>
        </table:table-row>
        <table:table-row table:style-name="ro1">
          <table:table-cell office:value-type="string" calcext:value-type="string">
            <text:p>UOPS_EXECUTED_PORT.PORT_1</text:p>
          </table:table-cell>
          <table:table-cell office:value-type="string" calcext:value-type="string">
            <text:p>r02a1:u</text:p>
          </table:table-cell>
          <table:table-cell/>
          <table:table-cell office:value-type="float" office:value="800794950" calcext:value-type="float">
            <text:p>800794950</text:p>
          </table:table-cell>
          <table:table-cell office:value-type="float" office:value="794102759" calcext:value-type="float">
            <text:p>794102759</text:p>
          </table:table-cell>
          <table:table-cell office:value-type="float" office:value="790451275" calcext:value-type="float">
            <text:p>790451275</text:p>
          </table:table-cell>
          <table:table-cell/>
          <table:table-cell office:value-type="float" office:value="6382573675" calcext:value-type="float">
            <text:p>6382573675</text:p>
          </table:table-cell>
          <table:table-cell office:value-type="float" office:value="5474265456" calcext:value-type="float">
            <text:p>5474265456</text:p>
          </table:table-cell>
          <table:table-cell office:value-type="float" office:value="5322901944" calcext:value-type="float">
            <text:p>5322901944</text:p>
          </table:table-cell>
          <table:table-cell table:style-name="ce7" table:number-columns-repeated="2"/>
          <table:table-cell table:style-name="ce7" table:formula="of:=ROUND(([.H111]-[.D111])/100)" office:value-type="float" office:value="55817787" calcext:value-type="float">
            <text:p>55,817,787</text:p>
          </table:table-cell>
          <table:table-cell table:style-name="ce7" table:formula="of:=ROUND(([.I111]-[.E111])/100)" office:value-type="float" office:value="46801627" calcext:value-type="float">
            <text:p>46,801,627</text:p>
          </table:table-cell>
          <table:table-cell table:style-name="ce7" table:formula="of:=ROUND(([.J111]-[.F111])/100)" office:value-type="float" office:value="45324507" calcext:value-type="float">
            <text:p>45,324,507</text:p>
          </table:table-cell>
          <table:table-cell table:style-name="ce7"/>
          <table:table-cell table:style-name="ce7" table:formula="of:=([.M111]+[.N111]+[.O111])/3" office:value-type="float" office:value="49314640.3333333" calcext:value-type="float">
            <text:p>49,314,640</text:p>
          </table:table-cell>
          <table:table-cell table:style-name="ce7" table:formula="of:=SQRT((1/3)*(([.M111]-[.Q111])*([.M111]-[.Q111]) + ([.N111]-[.Q111])*([.N111]-[.Q111]) + ([.O111]-[.Q111])*([.O111]-[.Q111])))" office:value-type="float" office:value="4637791.01870228" calcext:value-type="float">
            <text:p>4,637,791</text:p>
          </table:table-cell>
        </table:table-row>
        <table:table-row table:style-name="ro1">
          <table:table-cell office:value-type="string" calcext:value-type="string">
            <text:p>UOPS_EXECUTED_PORT.PORT_2</text:p>
          </table:table-cell>
          <table:table-cell office:value-type="string" calcext:value-type="string">
            <text:p>r04a1:u</text:p>
          </table:table-cell>
          <table:table-cell/>
          <table:table-cell office:value-type="float" office:value="852718428" calcext:value-type="float">
            <text:p>852718428</text:p>
          </table:table-cell>
          <table:table-cell office:value-type="float" office:value="852807974" calcext:value-type="float">
            <text:p>852807974</text:p>
          </table:table-cell>
          <table:table-cell office:value-type="float" office:value="855031467" calcext:value-type="float">
            <text:p>855031467</text:p>
          </table:table-cell>
          <table:table-cell/>
          <table:table-cell office:value-type="float" office:value="7337648803" calcext:value-type="float">
            <text:p>7337648803</text:p>
          </table:table-cell>
          <table:table-cell office:value-type="float" office:value="7331626976" calcext:value-type="float">
            <text:p>7331626976</text:p>
          </table:table-cell>
          <table:table-cell office:value-type="float" office:value="7507462877" calcext:value-type="float">
            <text:p>7507462877</text:p>
          </table:table-cell>
          <table:table-cell table:style-name="ce7" table:number-columns-repeated="2"/>
          <table:table-cell table:style-name="ce7" table:formula="of:=ROUND(([.H112]-[.D112])/100)" office:value-type="float" office:value="64849304" calcext:value-type="float">
            <text:p>64,849,304</text:p>
          </table:table-cell>
          <table:table-cell table:style-name="ce7" table:formula="of:=ROUND(([.I112]-[.E112])/100)" office:value-type="float" office:value="64788190" calcext:value-type="float">
            <text:p>64,788,190</text:p>
          </table:table-cell>
          <table:table-cell table:style-name="ce7" table:formula="of:=ROUND(([.J112]-[.F112])/100)" office:value-type="float" office:value="66524314" calcext:value-type="float">
            <text:p>66,524,314</text:p>
          </table:table-cell>
          <table:table-cell table:style-name="ce7"/>
          <table:table-cell table:style-name="ce7" table:formula="of:=([.M112]+[.N112]+[.O112])/3" office:value-type="float" office:value="65387269.3333333" calcext:value-type="float">
            <text:p>65,387,269</text:p>
          </table:table-cell>
          <table:table-cell table:style-name="ce7" table:formula="of:=SQRT((1/3)*(([.M112]-[.Q112])*([.M112]-[.Q112]) + ([.N112]-[.Q112])*([.N112]-[.Q112]) + ([.O112]-[.Q112])*([.O112]-[.Q112])))" office:value-type="float" office:value="804399.014065919" calcext:value-type="float">
            <text:p>804,399</text:p>
          </table:table-cell>
        </table:table-row>
        <table:table-row table:style-name="ro1">
          <table:table-cell office:value-type="string" calcext:value-type="string">
            <text:p>UOPS_EXECUTED_PORT.PORT_3</text:p>
          </table:table-cell>
          <table:table-cell office:value-type="string" calcext:value-type="string">
            <text:p>r08a1:u</text:p>
          </table:table-cell>
          <table:table-cell/>
          <table:table-cell office:value-type="float" office:value="928950286" calcext:value-type="float">
            <text:p>928950286</text:p>
          </table:table-cell>
          <table:table-cell office:value-type="float" office:value="928781046" calcext:value-type="float">
            <text:p>928781046</text:p>
          </table:table-cell>
          <table:table-cell office:value-type="float" office:value="931114060" calcext:value-type="float">
            <text:p>931114060</text:p>
          </table:table-cell>
          <table:table-cell/>
          <table:table-cell office:value-type="float" office:value="8103038824" calcext:value-type="float">
            <text:p>8103038824</text:p>
          </table:table-cell>
          <table:table-cell office:value-type="float" office:value="8107608803" calcext:value-type="float">
            <text:p>8107608803</text:p>
          </table:table-cell>
          <table:table-cell office:value-type="float" office:value="8294397133" calcext:value-type="float">
            <text:p>8294397133</text:p>
          </table:table-cell>
          <table:table-cell table:style-name="ce7" table:number-columns-repeated="2"/>
          <table:table-cell table:style-name="ce7" table:formula="of:=ROUND(([.H113]-[.D113])/100)" office:value-type="float" office:value="71740885" calcext:value-type="float">
            <text:p>71,740,885</text:p>
          </table:table-cell>
          <table:table-cell table:style-name="ce7" table:formula="of:=ROUND(([.I113]-[.E113])/100)" office:value-type="float" office:value="71788278" calcext:value-type="float">
            <text:p>71,788,278</text:p>
          </table:table-cell>
          <table:table-cell table:style-name="ce7" table:formula="of:=ROUND(([.J113]-[.F113])/100)" office:value-type="float" office:value="73632831" calcext:value-type="float">
            <text:p>73,632,831</text:p>
          </table:table-cell>
          <table:table-cell table:style-name="ce7"/>
          <table:table-cell table:style-name="ce7" table:formula="of:=([.M113]+[.N113]+[.O113])/3" office:value-type="float" office:value="72387331.3333333" calcext:value-type="float">
            <text:p>72,387,331</text:p>
          </table:table-cell>
          <table:table-cell table:style-name="ce7" table:formula="of:=SQRT((1/3)*(([.M113]-[.Q113])*([.M113]-[.Q113]) + ([.N113]-[.Q113])*([.N113]-[.Q113]) + ([.O113]-[.Q113])*([.O113]-[.Q113])))" office:value-type="float" office:value="880913.763793911" calcext:value-type="float">
            <text:p>880,914</text:p>
          </table:table-cell>
        </table:table-row>
        <table:table-row table:style-name="ro1">
          <table:table-cell office:value-type="string" calcext:value-type="string">
            <text:p>UOPS_EXECUTED_PORT.PORT_4</text:p>
          </table:table-cell>
          <table:table-cell office:value-type="string" calcext:value-type="string">
            <text:p>r10a1:u</text:p>
          </table:table-cell>
          <table:table-cell/>
          <table:table-cell office:value-type="float" office:value="782226967" calcext:value-type="float">
            <text:p>782226967</text:p>
          </table:table-cell>
          <table:table-cell office:value-type="float" office:value="782200262" calcext:value-type="float">
            <text:p>782200262</text:p>
          </table:table-cell>
          <table:table-cell office:value-type="float" office:value="783369171" calcext:value-type="float">
            <text:p>783369171</text:p>
          </table:table-cell>
          <table:table-cell/>
          <table:table-cell office:value-type="float" office:value="4188027892" calcext:value-type="float">
            <text:p>4188027892</text:p>
          </table:table-cell>
          <table:table-cell office:value-type="float" office:value="4176006659" calcext:value-type="float">
            <text:p>4176006659</text:p>
          </table:table-cell>
          <table:table-cell office:value-type="float" office:value="4236525212" calcext:value-type="float">
            <text:p>4236525212</text:p>
          </table:table-cell>
          <table:table-cell table:style-name="ce7" table:number-columns-repeated="2"/>
          <table:table-cell table:style-name="ce7" table:formula="of:=ROUND(([.H114]-[.D114])/100)" office:value-type="float" office:value="34058009" calcext:value-type="float">
            <text:p>34,058,009</text:p>
          </table:table-cell>
          <table:table-cell table:style-name="ce7" table:formula="of:=ROUND(([.I114]-[.E114])/100)" office:value-type="float" office:value="33938064" calcext:value-type="float">
            <text:p>33,938,064</text:p>
          </table:table-cell>
          <table:table-cell table:style-name="ce7" table:formula="of:=ROUND(([.J114]-[.F114])/100)" office:value-type="float" office:value="34531560" calcext:value-type="float">
            <text:p>34,531,560</text:p>
          </table:table-cell>
          <table:table-cell table:style-name="ce7"/>
          <table:table-cell table:style-name="ce7" table:formula="of:=([.M114]+[.N114]+[.O114])/3" office:value-type="float" office:value="34175877.6666667" calcext:value-type="float">
            <text:p>34,175,878</text:p>
          </table:table-cell>
          <table:table-cell table:style-name="ce7" table:formula="of:=SQRT((1/3)*(([.M114]-[.Q114])*([.M114]-[.Q114]) + ([.N114]-[.Q114])*([.N114]-[.Q114]) + ([.O114]-[.Q114])*([.O114]-[.Q114])))" office:value-type="float" office:value="256227.94856707" calcext:value-type="float">
            <text:p>256,228</text:p>
          </table:table-cell>
        </table:table-row>
        <table:table-row table:style-name="ro1">
          <table:table-cell office:value-type="string" calcext:value-type="string">
            <text:p>UOPS_EXECUTED_PORT.PORT_5</text:p>
          </table:table-cell>
          <table:table-cell office:value-type="string" calcext:value-type="string">
            <text:p>r20a1:u</text:p>
          </table:table-cell>
          <table:table-cell/>
          <table:table-cell office:value-type="float" office:value="818218086" calcext:value-type="float">
            <text:p>818218086</text:p>
          </table:table-cell>
          <table:table-cell office:value-type="float" office:value="817577490" calcext:value-type="float">
            <text:p>817577490</text:p>
          </table:table-cell>
          <table:table-cell office:value-type="float" office:value="818733921" calcext:value-type="float">
            <text:p>818733921</text:p>
          </table:table-cell>
          <table:table-cell/>
          <table:table-cell office:value-type="float" office:value="2543151373" calcext:value-type="float">
            <text:p>2543151373</text:p>
          </table:table-cell>
          <table:table-cell office:value-type="float" office:value="2614169772" calcext:value-type="float">
            <text:p>2614169772</text:p>
          </table:table-cell>
          <table:table-cell office:value-type="float" office:value="2652200401" calcext:value-type="float">
            <text:p>2652200401</text:p>
          </table:table-cell>
          <table:table-cell table:style-name="ce7" table:number-columns-repeated="2"/>
          <table:table-cell table:style-name="ce7" table:formula="of:=ROUND(([.H115]-[.D115])/100)" office:value-type="float" office:value="17249333" calcext:value-type="float">
            <text:p>17,249,333</text:p>
          </table:table-cell>
          <table:table-cell table:style-name="ce7" table:formula="of:=ROUND(([.I115]-[.E115])/100)" office:value-type="float" office:value="17965923" calcext:value-type="float">
            <text:p>17,965,923</text:p>
          </table:table-cell>
          <table:table-cell table:style-name="ce7" table:formula="of:=ROUND(([.J115]-[.F115])/100)" office:value-type="float" office:value="18334665" calcext:value-type="float">
            <text:p>18,334,665</text:p>
          </table:table-cell>
          <table:table-cell table:style-name="ce7"/>
          <table:table-cell table:style-name="ce7" table:formula="of:=([.M115]+[.N115]+[.O115])/3" office:value-type="float" office:value="17849973.6666667" calcext:value-type="float">
            <text:p>17,849,974</text:p>
          </table:table-cell>
          <table:table-cell table:style-name="ce7" table:formula="of:=SQRT((1/3)*(([.M115]-[.Q115])*([.M115]-[.Q115]) + ([.N115]-[.Q115])*([.N115]-[.Q115]) + ([.O115]-[.Q115])*([.O115]-[.Q115])))" office:value-type="float" office:value="450606.682508026" calcext:value-type="float">
            <text:p>450,607</text:p>
          </table:table-cell>
        </table:table-row>
        <table:table-row table:style-name="ro1">
          <table:table-cell office:value-type="string" calcext:value-type="string">
            <text:p>UOPS_EXECUTED_PORT.PORT_6</text:p>
          </table:table-cell>
          <table:table-cell office:value-type="string" calcext:value-type="string">
            <text:p>r40a1:u</text:p>
          </table:table-cell>
          <table:table-cell/>
          <table:table-cell office:value-type="float" office:value="1084188516" calcext:value-type="float">
            <text:p>1084188516</text:p>
          </table:table-cell>
          <table:table-cell office:value-type="float" office:value="1084790089" calcext:value-type="float">
            <text:p>1084790089</text:p>
          </table:table-cell>
          <table:table-cell office:value-type="float" office:value="1086797121" calcext:value-type="float">
            <text:p>1086797121</text:p>
          </table:table-cell>
          <table:table-cell/>
          <table:table-cell office:value-type="float" office:value="6225304174" calcext:value-type="float">
            <text:p>6225304174</text:p>
          </table:table-cell>
          <table:table-cell office:value-type="float" office:value="6135563614" calcext:value-type="float">
            <text:p>6135563614</text:p>
          </table:table-cell>
          <table:table-cell office:value-type="float" office:value="6232862689" calcext:value-type="float">
            <text:p>6232862689</text:p>
          </table:table-cell>
          <table:table-cell table:style-name="ce7" table:number-columns-repeated="2"/>
          <table:table-cell table:style-name="ce7" table:formula="of:=ROUND(([.H116]-[.D116])/100)" office:value-type="float" office:value="51411157" calcext:value-type="float">
            <text:p>51,411,157</text:p>
          </table:table-cell>
          <table:table-cell table:style-name="ce7" table:formula="of:=ROUND(([.I116]-[.E116])/100)" office:value-type="float" office:value="50507735" calcext:value-type="float">
            <text:p>50,507,735</text:p>
          </table:table-cell>
          <table:table-cell table:style-name="ce7" table:formula="of:=ROUND(([.J116]-[.F116])/100)" office:value-type="float" office:value="51460656" calcext:value-type="float">
            <text:p>51,460,656</text:p>
          </table:table-cell>
          <table:table-cell table:style-name="ce7"/>
          <table:table-cell table:style-name="ce7" table:formula="of:=([.M116]+[.N116]+[.O116])/3" office:value-type="float" office:value="51126516" calcext:value-type="float">
            <text:p>51,126,516</text:p>
          </table:table-cell>
          <table:table-cell table:style-name="ce7" table:formula="of:=SQRT((1/3)*(([.M116]-[.Q116])*([.M116]-[.Q116]) + ([.N116]-[.Q116])*([.N116]-[.Q116]) + ([.O116]-[.Q116])*([.O116]-[.Q116])))" office:value-type="float" office:value="438010.64083041" calcext:value-type="float">
            <text:p>438,011</text:p>
          </table:table-cell>
        </table:table-row>
        <table:table-row table:style-name="ro1">
          <table:table-cell office:value-type="string" calcext:value-type="string">
            <text:p>UOPS_EXECUTED_PORT.PORT_7</text:p>
          </table:table-cell>
          <table:table-cell office:value-type="string" calcext:value-type="string">
            <text:p>r80a1:u</text:p>
          </table:table-cell>
          <table:table-cell/>
          <table:table-cell office:value-type="float" office:value="412261060" calcext:value-type="float">
            <text:p>412261060</text:p>
          </table:table-cell>
          <table:table-cell office:value-type="float" office:value="412256600" calcext:value-type="float">
            <text:p>412256600</text:p>
          </table:table-cell>
          <table:table-cell office:value-type="float" office:value="412262138" calcext:value-type="float">
            <text:p>412262138</text:p>
          </table:table-cell>
          <table:table-cell/>
          <table:table-cell office:value-type="float" office:value="412256678" calcext:value-type="float">
            <text:p>412256678</text:p>
          </table:table-cell>
          <table:table-cell office:value-type="float" office:value="412444547" calcext:value-type="float">
            <text:p>412444547</text:p>
          </table:table-cell>
          <table:table-cell office:value-type="float" office:value="412382624" calcext:value-type="float">
            <text:p>412382624</text:p>
          </table:table-cell>
          <table:table-cell table:style-name="ce7" table:number-columns-repeated="2"/>
          <table:table-cell table:style-name="ce7" table:formula="of:=ROUND(([.H117]-[.D117])/100)" office:value-type="float" office:value="-44" calcext:value-type="float">
            <text:p>-44</text:p>
          </table:table-cell>
          <table:table-cell table:style-name="ce7" table:formula="of:=ROUND(([.I117]-[.E117])/100)" office:value-type="float" office:value="1879" calcext:value-type="float">
            <text:p>1,879</text:p>
          </table:table-cell>
          <table:table-cell table:style-name="ce7" table:formula="of:=ROUND(([.J117]-[.F117])/100)" office:value-type="float" office:value="1205" calcext:value-type="float">
            <text:p>1,205</text:p>
          </table:table-cell>
          <table:table-cell table:style-name="ce7"/>
          <table:table-cell table:style-name="ce7" table:formula="of:=([.M117]+[.N117]+[.O117])/3" office:value-type="float" office:value="1013.33333333333" calcext:value-type="float">
            <text:p>1,013</text:p>
          </table:table-cell>
          <table:table-cell table:style-name="ce7" table:formula="of:=SQRT((1/3)*(([.M117]-[.Q117])*([.M117]-[.Q117]) + ([.N117]-[.Q117])*([.N117]-[.Q117]) + ([.O117]-[.Q117])*([.O117]-[.Q117])))" office:value-type="float" office:value="796.674058543113" calcext:value-type="float">
            <text:p>797</text:p>
          </table:table-cell>
        </table:table-row>
        <table:table-row table:style-name="ro1">
          <table:table-cell office:value-type="string" calcext:value-type="string">
            <text:p>RESOURCE_STALLS.ANY</text:p>
          </table:table-cell>
          <table:table-cell office:value-type="string" calcext:value-type="string">
            <text:p>r01a2:u</text:p>
          </table:table-cell>
          <table:table-cell/>
          <table:table-cell office:value-type="float" office:value="245029289" calcext:value-type="float">
            <text:p>245029289</text:p>
          </table:table-cell>
          <table:table-cell office:value-type="float" office:value="239297343" calcext:value-type="float">
            <text:p>239297343</text:p>
          </table:table-cell>
          <table:table-cell office:value-type="float" office:value="231340564" calcext:value-type="float">
            <text:p>231340564</text:p>
          </table:table-cell>
          <table:table-cell/>
          <table:table-cell office:value-type="float" office:value="24179104660" calcext:value-type="float">
            <text:p>24179104660</text:p>
          </table:table-cell>
          <table:table-cell office:value-type="float" office:value="22116847899" calcext:value-type="float">
            <text:p>22116847899</text:p>
          </table:table-cell>
          <table:table-cell office:value-type="float" office:value="21451333223" calcext:value-type="float">
            <text:p>21451333223</text:p>
          </table:table-cell>
          <table:table-cell table:style-name="ce7" table:number-columns-repeated="2"/>
          <table:table-cell table:style-name="ce7" table:formula="of:=ROUND(([.H118]-[.D118])/100)" office:value-type="float" office:value="239340754" calcext:value-type="float">
            <text:p>239,340,754</text:p>
          </table:table-cell>
          <table:table-cell table:style-name="ce7" table:formula="of:=ROUND(([.I118]-[.E118])/100)" office:value-type="float" office:value="218775506" calcext:value-type="float">
            <text:p>218,775,506</text:p>
          </table:table-cell>
          <table:table-cell table:style-name="ce7" table:formula="of:=ROUND(([.J118]-[.F118])/100)" office:value-type="float" office:value="212199927" calcext:value-type="float">
            <text:p>212,199,927</text:p>
          </table:table-cell>
          <table:table-cell table:style-name="ce7"/>
          <table:table-cell table:style-name="ce7" table:formula="of:=([.M118]+[.N118]+[.O118])/3" office:value-type="float" office:value="223438729" calcext:value-type="float">
            <text:p>223,438,729</text:p>
          </table:table-cell>
          <table:table-cell table:style-name="ce7" table:formula="of:=SQRT((1/3)*(([.M118]-[.Q118])*([.M118]-[.Q118]) + ([.N118]-[.Q118])*([.N118]-[.Q118]) + ([.O118]-[.Q118])*([.O118]-[.Q118])))" office:value-type="float" office:value="11560431.3391782" calcext:value-type="float">
            <text:p>11,560,431</text:p>
          </table:table-cell>
        </table:table-row>
        <table:table-row table:style-name="ro1">
          <table:table-cell office:value-type="string" calcext:value-type="string">
            <text:p>RESOURCE_STALLS.RS</text:p>
          </table:table-cell>
          <table:table-cell office:value-type="string" calcext:value-type="string">
            <text:p>r04a2:u</text:p>
          </table:table-cell>
          <table:table-cell/>
          <table:table-cell office:value-type="float" office:value="186881524" calcext:value-type="float">
            <text:p>186881524</text:p>
          </table:table-cell>
          <table:table-cell office:value-type="float" office:value="187717371" calcext:value-type="float">
            <text:p>187717371</text:p>
          </table:table-cell>
          <table:table-cell office:value-type="float" office:value="171723996" calcext:value-type="float">
            <text:p>171723996</text:p>
          </table:table-cell>
          <table:table-cell/>
          <table:table-cell office:value-type="float" office:value="16820733699" calcext:value-type="float">
            <text:p>16820733699</text:p>
          </table:table-cell>
          <table:table-cell office:value-type="float" office:value="12918726875" calcext:value-type="float">
            <text:p>12918726875</text:p>
          </table:table-cell>
          <table:table-cell office:value-type="float" office:value="11914594942" calcext:value-type="float">
            <text:p>11914594942</text:p>
          </table:table-cell>
          <table:table-cell table:style-name="ce7" table:number-columns-repeated="2"/>
          <table:table-cell table:style-name="ce7" table:formula="of:=ROUND(([.H119]-[.D119])/100)" office:value-type="float" office:value="166338522" calcext:value-type="float">
            <text:p>166,338,522</text:p>
          </table:table-cell>
          <table:table-cell table:style-name="ce7" table:formula="of:=ROUND(([.I119]-[.E119])/100)" office:value-type="float" office:value="127310095" calcext:value-type="float">
            <text:p>127,310,095</text:p>
          </table:table-cell>
          <table:table-cell table:style-name="ce7" table:formula="of:=ROUND(([.J119]-[.F119])/100)" office:value-type="float" office:value="117428709" calcext:value-type="float">
            <text:p>117,428,709</text:p>
          </table:table-cell>
          <table:table-cell table:style-name="ce7"/>
          <table:table-cell table:style-name="ce7" table:formula="of:=([.M119]+[.N119]+[.O119])/3" office:value-type="float" office:value="137025775.333333" calcext:value-type="float">
            <text:p>137,025,775</text:p>
          </table:table-cell>
          <table:table-cell table:style-name="ce7" table:formula="of:=SQRT((1/3)*(([.M119]-[.Q119])*([.M119]-[.Q119]) + ([.N119]-[.Q119])*([.N119]-[.Q119]) + ([.O119]-[.Q119])*([.O119]-[.Q119])))" office:value-type="float" office:value="21116159.4547617" calcext:value-type="float">
            <text:p>21,116,159</text:p>
          </table:table-cell>
        </table:table-row>
        <table:table-row table:style-name="ro1">
          <table:table-cell office:value-type="string" calcext:value-type="string">
            <text:p>RESOURCE_STALLS.SB</text:p>
          </table:table-cell>
          <table:table-cell office:value-type="string" calcext:value-type="string">
            <text:p>r08a2:u</text:p>
          </table:table-cell>
          <table:table-cell/>
          <table:table-cell office:value-type="float" office:value="35160" calcext:value-type="float">
            <text:p>35160</text:p>
          </table:table-cell>
          <table:table-cell office:value-type="float" office:value="37715" calcext:value-type="float">
            <text:p>37715</text:p>
          </table:table-cell>
          <table:table-cell office:value-type="float" office:value="34567" calcext:value-type="float">
            <text:p>34567</text:p>
          </table:table-cell>
          <table:table-cell/>
          <table:table-cell office:value-type="float" office:value="1407622" calcext:value-type="float">
            <text:p>1407622</text:p>
          </table:table-cell>
          <table:table-cell office:value-type="float" office:value="5679990" calcext:value-type="float">
            <text:p>5679990</text:p>
          </table:table-cell>
          <table:table-cell office:value-type="float" office:value="4184787" calcext:value-type="float">
            <text:p>4184787</text:p>
          </table:table-cell>
          <table:table-cell table:style-name="ce7" table:number-columns-repeated="2"/>
          <table:table-cell table:style-name="ce7" table:formula="of:=ROUND(([.H120]-[.D120])/100)" office:value-type="float" office:value="13725" calcext:value-type="float">
            <text:p>13,725</text:p>
          </table:table-cell>
          <table:table-cell table:style-name="ce7" table:formula="of:=ROUND(([.I120]-[.E120])/100)" office:value-type="float" office:value="56423" calcext:value-type="float">
            <text:p>56,423</text:p>
          </table:table-cell>
          <table:table-cell table:style-name="ce7" table:formula="of:=ROUND(([.J120]-[.F120])/100)" office:value-type="float" office:value="41502" calcext:value-type="float">
            <text:p>41,502</text:p>
          </table:table-cell>
          <table:table-cell table:style-name="ce7"/>
          <table:table-cell table:style-name="ce7" table:formula="of:=([.M120]+[.N120]+[.O120])/3" office:value-type="float" office:value="37216.6666666667" calcext:value-type="float">
            <text:p>37,217</text:p>
          </table:table-cell>
          <table:table-cell table:style-name="ce7" table:formula="of:=SQRT((1/3)*(([.M120]-[.Q120])*([.M120]-[.Q120]) + ([.N120]-[.Q120])*([.N120]-[.Q120]) + ([.O120]-[.Q120])*([.O120]-[.Q120])))" office:value-type="float" office:value="17692.8019701673" calcext:value-type="float">
            <text:p>17,693</text:p>
          </table:table-cell>
        </table:table-row>
        <table:table-row table:style-name="ro1">
          <table:table-cell office:value-type="string" calcext:value-type="string">
            <text:p>RESOURCE_STALLS.ROB</text:p>
          </table:table-cell>
          <table:table-cell office:value-type="string" calcext:value-type="string">
            <text:p>r10a2:u</text:p>
          </table:table-cell>
          <table:table-cell/>
          <table:table-cell office:value-type="float" office:value="6130962" calcext:value-type="float">
            <text:p>6130962</text:p>
          </table:table-cell>
          <table:table-cell office:value-type="float" office:value="6104416" calcext:value-type="float">
            <text:p>6104416</text:p>
          </table:table-cell>
          <table:table-cell office:value-type="float" office:value="14731824" calcext:value-type="float">
            <text:p>14731824</text:p>
          </table:table-cell>
          <table:table-cell/>
          <table:table-cell office:value-type="float" office:value="998225381" calcext:value-type="float">
            <text:p>998225381</text:p>
          </table:table-cell>
          <table:table-cell office:value-type="float" office:value="911286731" calcext:value-type="float">
            <text:p>911286731</text:p>
          </table:table-cell>
          <table:table-cell office:value-type="float" office:value="1356855151" calcext:value-type="float">
            <text:p>1356855151</text:p>
          </table:table-cell>
          <table:table-cell table:style-name="ce7" table:number-columns-repeated="2"/>
          <table:table-cell table:style-name="ce7" table:formula="of:=ROUND(([.H121]-[.D121])/100)" office:value-type="float" office:value="9920944" calcext:value-type="float">
            <text:p>9,920,944</text:p>
          </table:table-cell>
          <table:table-cell table:style-name="ce7" table:formula="of:=ROUND(([.I121]-[.E121])/100)" office:value-type="float" office:value="9051823" calcext:value-type="float">
            <text:p>9,051,823</text:p>
          </table:table-cell>
          <table:table-cell table:style-name="ce7" table:formula="of:=ROUND(([.J121]-[.F121])/100)" office:value-type="float" office:value="13421233" calcext:value-type="float">
            <text:p>13,421,233</text:p>
          </table:table-cell>
          <table:table-cell table:style-name="ce7"/>
          <table:table-cell table:style-name="ce7" table:formula="of:=([.M121]+[.N121]+[.O121])/3" office:value-type="float" office:value="10798000" calcext:value-type="float">
            <text:p>10,798,000</text:p>
          </table:table-cell>
          <table:table-cell table:style-name="ce7" table:formula="of:=SQRT((1/3)*(([.M121]-[.Q121])*([.M121]-[.Q121]) + ([.N121]-[.Q121])*([.N121]-[.Q121]) + ([.O121]-[.Q121])*([.O121]-[.Q121])))" office:value-type="float" office:value="1888536.70997362" calcext:value-type="float">
            <text:p>1,888,537</text:p>
          </table:table-cell>
        </table:table-row>
        <table:table-row table:style-name="ro1">
          <table:table-cell office:value-type="string" calcext:value-type="string">
            <text:p>CYCLE_ACTIVITY.CYCLES_L2_PENDING</text:p>
          </table:table-cell>
          <table:table-cell office:value-type="string" calcext:value-type="string">
            <text:p>r01a3:u</text:p>
          </table:table-cell>
          <table:table-cell/>
          <table:table-cell office:value-type="float" office:value="319608115" calcext:value-type="float">
            <text:p>319608115</text:p>
          </table:table-cell>
          <table:table-cell office:value-type="float" office:value="316437326" calcext:value-type="float">
            <text:p>316437326</text:p>
          </table:table-cell>
          <table:table-cell office:value-type="float" office:value="310808397" calcext:value-type="float">
            <text:p>310808397</text:p>
          </table:table-cell>
          <table:table-cell/>
          <table:table-cell office:value-type="float" office:value="31822157463" calcext:value-type="float">
            <text:p>31822157463</text:p>
          </table:table-cell>
          <table:table-cell office:value-type="float" office:value="29776998618" calcext:value-type="float">
            <text:p>29776998618</text:p>
          </table:table-cell>
          <table:table-cell office:value-type="float" office:value="29324806336" calcext:value-type="float">
            <text:p>29324806336</text:p>
          </table:table-cell>
          <table:table-cell table:style-name="ce7" table:number-columns-repeated="2"/>
          <table:table-cell table:style-name="ce7" table:formula="of:=ROUND(([.H122]-[.D122])/100)" office:value-type="float" office:value="315025493" calcext:value-type="float">
            <text:p>315,025,493</text:p>
          </table:table-cell>
          <table:table-cell table:style-name="ce7" table:formula="of:=ROUND(([.I122]-[.E122])/100)" office:value-type="float" office:value="294605613" calcext:value-type="float">
            <text:p>294,605,613</text:p>
          </table:table-cell>
          <table:table-cell table:style-name="ce7" table:formula="of:=ROUND(([.J122]-[.F122])/100)" office:value-type="float" office:value="290139979" calcext:value-type="float">
            <text:p>290,139,979</text:p>
          </table:table-cell>
          <table:table-cell table:style-name="ce7"/>
          <table:table-cell table:style-name="ce7" table:formula="of:=([.M122]+[.N122]+[.O122])/3" office:value-type="float" office:value="299923695" calcext:value-type="float">
            <text:p>299,923,695</text:p>
          </table:table-cell>
          <table:table-cell table:style-name="ce7" table:formula="of:=SQRT((1/3)*(([.M122]-[.Q122])*([.M122]-[.Q122]) + ([.N122]-[.Q122])*([.N122]-[.Q122]) + ([.O122]-[.Q122])*([.O122]-[.Q122])))" office:value-type="float" office:value="10833088.1678954" calcext:value-type="float">
            <text:p>10,833,088</text:p>
          </table:table-cell>
        </table:table-row>
        <table:table-row table:style-name="ro1">
          <table:table-cell office:value-type="string" calcext:value-type="string">
            <text:p>CYCLE_ACTIVITY.CYCLES_LDM_PENDING</text:p>
          </table:table-cell>
          <table:table-cell office:value-type="string" calcext:value-type="string">
            <text:p>r02a3:u</text:p>
          </table:table-cell>
          <table:table-cell/>
          <table:table-cell office:value-type="float" office:value="4220300673" calcext:value-type="float">
            <text:p>4220300673</text:p>
          </table:table-cell>
          <table:table-cell office:value-type="float" office:value="4214454102" calcext:value-type="float">
            <text:p>4214454102</text:p>
          </table:table-cell>
          <table:table-cell office:value-type="float" office:value="4201700519" calcext:value-type="float">
            <text:p>4201700519</text:p>
          </table:table-cell>
          <table:table-cell/>
          <table:table-cell office:value-type="float" office:value="67190361326" calcext:value-type="float">
            <text:p>67190361326</text:p>
          </table:table-cell>
          <table:table-cell office:value-type="float" office:value="63250673360" calcext:value-type="float">
            <text:p>63250673360</text:p>
          </table:table-cell>
          <table:table-cell office:value-type="float" office:value="62223591248" calcext:value-type="float">
            <text:p>62223591248</text:p>
          </table:table-cell>
          <table:table-cell table:style-name="ce7" table:number-columns-repeated="2"/>
          <table:table-cell table:style-name="ce7" table:formula="of:=ROUND(([.H123]-[.D123])/100)" office:value-type="float" office:value="629700607" calcext:value-type="float">
            <text:p>629,700,607</text:p>
          </table:table-cell>
          <table:table-cell table:style-name="ce7" table:formula="of:=ROUND(([.I123]-[.E123])/100)" office:value-type="float" office:value="590362193" calcext:value-type="float">
            <text:p>590,362,193</text:p>
          </table:table-cell>
          <table:table-cell table:style-name="ce7" table:formula="of:=ROUND(([.J123]-[.F123])/100)" office:value-type="float" office:value="580218907" calcext:value-type="float">
            <text:p>580,218,907</text:p>
          </table:table-cell>
          <table:table-cell table:style-name="ce7"/>
          <table:table-cell table:style-name="ce7" table:formula="of:=([.M123]+[.N123]+[.O123])/3" office:value-type="float" office:value="600093902.333333" calcext:value-type="float">
            <text:p>600,093,902</text:p>
          </table:table-cell>
          <table:table-cell table:style-name="ce7" table:formula="of:=SQRT((1/3)*(([.M123]-[.Q123])*([.M123]-[.Q123]) + ([.N123]-[.Q123])*([.N123]-[.Q123]) + ([.O123]-[.Q123])*([.O123]-[.Q123])))" office:value-type="float" office:value="21340716.695773" calcext:value-type="float">
            <text:p>21,340,717</text:p>
          </table:table-cell>
        </table:table-row>
        <table:table-row table:style-name="ro1">
          <table:table-cell office:value-type="string" calcext:value-type="string">
            <text:p>CYCLE_ACTIVITY.STALLS_L2_PENDING</text:p>
          </table:table-cell>
          <table:table-cell office:value-type="string" calcext:value-type="string">
            <text:p>r05a3:u</text:p>
          </table:table-cell>
          <table:table-cell/>
          <table:table-cell office:value-type="float" office:value="1419796529" calcext:value-type="float">
            <text:p>1419796529</text:p>
          </table:table-cell>
          <table:table-cell office:value-type="float" office:value="1413690817" calcext:value-type="float">
            <text:p>1413690817</text:p>
          </table:table-cell>
          <table:table-cell office:value-type="float" office:value="1379485225" calcext:value-type="float">
            <text:p>1379485225</text:p>
          </table:table-cell>
          <table:table-cell/>
          <table:table-cell office:value-type="float" office:value="107831488835" calcext:value-type="float">
            <text:p>107831488835</text:p>
          </table:table-cell>
          <table:table-cell office:value-type="float" office:value="99727673953" calcext:value-type="float">
            <text:p>99727673953</text:p>
          </table:table-cell>
          <table:table-cell office:value-type="float" office:value="96839714711" calcext:value-type="float">
            <text:p>96839714711</text:p>
          </table:table-cell>
          <table:table-cell table:style-name="ce7" table:number-columns-repeated="2"/>
          <table:table-cell table:style-name="ce7" table:formula="of:=ROUND(([.H124]-[.D124])/100)" office:value-type="float" office:value="1064116923" calcext:value-type="float">
            <text:p>1,064,116,923</text:p>
          </table:table-cell>
          <table:table-cell table:style-name="ce7" table:formula="of:=ROUND(([.I124]-[.E124])/100)" office:value-type="float" office:value="983139831" calcext:value-type="float">
            <text:p>983,139,831</text:p>
          </table:table-cell>
          <table:table-cell table:style-name="ce7" table:formula="of:=ROUND(([.J124]-[.F124])/100)" office:value-type="float" office:value="954602295" calcext:value-type="float">
            <text:p>954,602,295</text:p>
          </table:table-cell>
          <table:table-cell table:style-name="ce7"/>
          <table:table-cell table:style-name="ce7" table:formula="of:=([.M124]+[.N124]+[.O124])/3" office:value-type="float" office:value="1000619683" calcext:value-type="float">
            <text:p>1,000,619,683</text:p>
          </table:table-cell>
          <table:table-cell table:style-name="ce7" table:formula="of:=SQRT((1/3)*(([.M124]-[.Q124])*([.M124]-[.Q124]) + ([.N124]-[.Q124])*([.N124]-[.Q124]) + ([.O124]-[.Q124])*([.O124]-[.Q124])))" office:value-type="float" office:value="46386221.7758034" calcext:value-type="float">
            <text:p>46,386,222</text:p>
          </table:table-cell>
        </table:table-row>
        <table:table-row table:style-name="ro1">
          <table:table-cell office:value-type="string" calcext:value-type="string">
            <text:p>CYCLE_ACTIVITY.CYCLES_L1D_PENDING</text:p>
          </table:table-cell>
          <table:table-cell office:value-type="string" calcext:value-type="string">
            <text:p>r08a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25]-[.D125])/100)" office:value-type="float" office:value="0" calcext:value-type="float">
            <text:p>0</text:p>
          </table:table-cell>
          <table:table-cell table:style-name="ce7" table:formula="of:=ROUND(([.I125]-[.E125])/100)" office:value-type="float" office:value="0" calcext:value-type="float">
            <text:p>0</text:p>
          </table:table-cell>
          <table:table-cell table:style-name="ce7" table:formula="of:=ROUND(([.J125]-[.F125])/100)" office:value-type="float" office:value="0" calcext:value-type="float">
            <text:p>0</text:p>
          </table:table-cell>
          <table:table-cell table:style-name="ce7"/>
          <table:table-cell table:style-name="ce7" table:formula="of:=([.M125]+[.N125]+[.O125])/3" office:value-type="float" office:value="0" calcext:value-type="float">
            <text:p>0</text:p>
          </table:table-cell>
          <table:table-cell table:style-name="ce7" table:formula="of:=SQRT((1/3)*(([.M125]-[.Q125])*([.M125]-[.Q125]) + ([.N125]-[.Q125])*([.N125]-[.Q125]) + ([.O125]-[.Q125])*([.O125]-[.Q12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SD.UOPS</text:p>
          </table:table-cell>
          <table:table-cell office:value-type="string" calcext:value-type="string">
            <text:p>r01a8:u</text:p>
          </table:table-cell>
          <table:table-cell/>
          <table:table-cell office:value-type="float" office:value="265878247" calcext:value-type="float">
            <text:p>265878247</text:p>
          </table:table-cell>
          <table:table-cell office:value-type="float" office:value="265874310" calcext:value-type="float">
            <text:p>265874310</text:p>
          </table:table-cell>
          <table:table-cell office:value-type="float" office:value="266359545" calcext:value-type="float">
            <text:p>266359545</text:p>
          </table:table-cell>
          <table:table-cell/>
          <table:table-cell office:value-type="float" office:value="26900815263" calcext:value-type="float">
            <text:p>26900815263</text:p>
          </table:table-cell>
          <table:table-cell office:value-type="float" office:value="26890253892" calcext:value-type="float">
            <text:p>26890253892</text:p>
          </table:table-cell>
          <table:table-cell office:value-type="float" office:value="26872197566" calcext:value-type="float">
            <text:p>26872197566</text:p>
          </table:table-cell>
          <table:table-cell table:style-name="ce7" table:number-columns-repeated="2"/>
          <table:table-cell table:style-name="ce7" table:formula="of:=ROUND(([.H126]-[.D126])/100)" office:value-type="float" office:value="266349370" calcext:value-type="float">
            <text:p>266,349,370</text:p>
          </table:table-cell>
          <table:table-cell table:style-name="ce7" table:formula="of:=ROUND(([.I126]-[.E126])/100)" office:value-type="float" office:value="266243796" calcext:value-type="float">
            <text:p>266,243,796</text:p>
          </table:table-cell>
          <table:table-cell table:style-name="ce7" table:formula="of:=ROUND(([.J126]-[.F126])/100)" office:value-type="float" office:value="266058380" calcext:value-type="float">
            <text:p>266,058,380</text:p>
          </table:table-cell>
          <table:table-cell table:style-name="ce7"/>
          <table:table-cell table:style-name="ce7" table:formula="of:=([.M126]+[.N126]+[.O126])/3" office:value-type="float" office:value="266217182" calcext:value-type="float">
            <text:p>266,217,182</text:p>
          </table:table-cell>
          <table:table-cell table:style-name="ce7" table:formula="of:=SQRT((1/3)*(([.M126]-[.Q126])*([.M126]-[.Q126]) + ([.N126]-[.Q126])*([.N126]-[.Q126]) + ([.O126]-[.Q126])*([.O126]-[.Q126])))" office:value-type="float" office:value="120277.52289878" calcext:value-type="float">
            <text:p>120,278</text:p>
          </table:table-cell>
        </table:table-row>
        <table:table-row table:style-name="ro1">
          <table:table-cell office:value-type="string" calcext:value-type="string">
            <text:p>ITLB.ITLB_FLUSH</text:p>
          </table:table-cell>
          <table:table-cell office:value-type="string" calcext:value-type="string">
            <text:p>r01ae:u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 table:style-name="ce7" table:number-columns-repeated="2"/>
          <table:table-cell table:style-name="ce7" table:formula="of:=ROUND(([.H127]-[.D127])/100)" office:value-type="float" office:value="0" calcext:value-type="float">
            <text:p>0</text:p>
          </table:table-cell>
          <table:table-cell table:style-name="ce7" table:formula="of:=ROUND(([.I127]-[.E127])/100)" office:value-type="float" office:value="0" calcext:value-type="float">
            <text:p>0</text:p>
          </table:table-cell>
          <table:table-cell table:style-name="ce7" table:formula="of:=ROUND(([.J127]-[.F127])/100)" office:value-type="float" office:value="0" calcext:value-type="float">
            <text:p>0</text:p>
          </table:table-cell>
          <table:table-cell table:style-name="ce7"/>
          <table:table-cell table:style-name="ce7" table:formula="of:=([.M127]+[.N127]+[.O127])/3" office:value-type="float" office:value="0" calcext:value-type="float">
            <text:p>0</text:p>
          </table:table-cell>
          <table:table-cell table:style-name="ce7" table:formula="of:=SQRT((1/3)*(([.M127]-[.Q127])*([.M127]-[.Q127]) + ([.N127]-[.Q127])*([.N127]-[.Q127]) + ([.O127]-[.Q127])*([.O127]-[.Q12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CORE_REQUESTS.DEMAND_DATA_RD</text:p>
          </table:table-cell>
          <table:table-cell office:value-type="string" calcext:value-type="string">
            <text:p>r01b0:u</text:p>
          </table:table-cell>
          <table:table-cell/>
          <table:table-cell office:value-type="float" office:value="8147646" calcext:value-type="float">
            <text:p>8147646</text:p>
          </table:table-cell>
          <table:table-cell office:value-type="float" office:value="8074630" calcext:value-type="float">
            <text:p>8074630</text:p>
          </table:table-cell>
          <table:table-cell office:value-type="float" office:value="8358471" calcext:value-type="float">
            <text:p>8358471</text:p>
          </table:table-cell>
          <table:table-cell/>
          <table:table-cell office:value-type="float" office:value="829565849" calcext:value-type="float">
            <text:p>829565849</text:p>
          </table:table-cell>
          <table:table-cell office:value-type="float" office:value="848369241" calcext:value-type="float">
            <text:p>848369241</text:p>
          </table:table-cell>
          <table:table-cell office:value-type="float" office:value="855986207" calcext:value-type="float">
            <text:p>855986207</text:p>
          </table:table-cell>
          <table:table-cell table:style-name="ce7" table:number-columns-repeated="2"/>
          <table:table-cell table:style-name="ce7" table:formula="of:=ROUND(([.H128]-[.D128])/100)" office:value-type="float" office:value="8214182" calcext:value-type="float">
            <text:p>8,214,182</text:p>
          </table:table-cell>
          <table:table-cell table:style-name="ce7" table:formula="of:=ROUND(([.I128]-[.E128])/100)" office:value-type="float" office:value="8402946" calcext:value-type="float">
            <text:p>8,402,946</text:p>
          </table:table-cell>
          <table:table-cell table:style-name="ce7" table:formula="of:=ROUND(([.J128]-[.F128])/100)" office:value-type="float" office:value="8476277" calcext:value-type="float">
            <text:p>8,476,277</text:p>
          </table:table-cell>
          <table:table-cell table:style-name="ce7"/>
          <table:table-cell table:style-name="ce7" table:formula="of:=([.M128]+[.N128]+[.O128])/3" office:value-type="float" office:value="8364468.33333333" calcext:value-type="float">
            <text:p>8,364,468</text:p>
          </table:table-cell>
          <table:table-cell table:style-name="ce7" table:formula="of:=SQRT((1/3)*(([.M128]-[.Q128])*([.M128]-[.Q128]) + ([.N128]-[.Q128])*([.N128]-[.Q128]) + ([.O128]-[.Q128])*([.O128]-[.Q128])))" office:value-type="float" office:value="110404.847056438" calcext:value-type="float">
            <text:p>110,405</text:p>
          </table:table-cell>
        </table:table-row>
        <table:table-row table:style-name="ro1">
          <table:table-cell office:value-type="string" calcext:value-type="string">
            <text:p>OFFCORE_REQUESTS.DEMAND_CODE_RD</text:p>
          </table:table-cell>
          <table:table-cell office:value-type="string" calcext:value-type="string">
            <text:p>r02b0:u</text:p>
          </table:table-cell>
          <table:table-cell/>
          <table:table-cell office:value-type="float" office:value="4238" calcext:value-type="float">
            <text:p>4238</text:p>
          </table:table-cell>
          <table:table-cell office:value-type="float" office:value="4179" calcext:value-type="float">
            <text:p>4179</text:p>
          </table:table-cell>
          <table:table-cell office:value-type="float" office:value="4216" calcext:value-type="float">
            <text:p>4216</text:p>
          </table:table-cell>
          <table:table-cell/>
          <table:table-cell office:value-type="float" office:value="18047" calcext:value-type="float">
            <text:p>18047</text:p>
          </table:table-cell>
          <table:table-cell office:value-type="float" office:value="26303" calcext:value-type="float">
            <text:p>26303</text:p>
          </table:table-cell>
          <table:table-cell office:value-type="float" office:value="20568" calcext:value-type="float">
            <text:p>20568</text:p>
          </table:table-cell>
          <table:table-cell table:style-name="ce7" table:number-columns-repeated="2"/>
          <table:table-cell table:style-name="ce7" table:formula="of:=ROUND(([.H129]-[.D129])/100)" office:value-type="float" office:value="138" calcext:value-type="float">
            <text:p>138</text:p>
          </table:table-cell>
          <table:table-cell table:style-name="ce7" table:formula="of:=ROUND(([.I129]-[.E129])/100)" office:value-type="float" office:value="221" calcext:value-type="float">
            <text:p>221</text:p>
          </table:table-cell>
          <table:table-cell table:style-name="ce7" table:formula="of:=ROUND(([.J129]-[.F129])/100)" office:value-type="float" office:value="164" calcext:value-type="float">
            <text:p>164</text:p>
          </table:table-cell>
          <table:table-cell table:style-name="ce7"/>
          <table:table-cell table:style-name="ce7" table:formula="of:=([.M129]+[.N129]+[.O129])/3" office:value-type="float" office:value="174.333333333333" calcext:value-type="float">
            <text:p>174</text:p>
          </table:table-cell>
          <table:table-cell table:style-name="ce7" table:formula="of:=SQRT((1/3)*(([.M129]-[.Q129])*([.M129]-[.Q129]) + ([.N129]-[.Q129])*([.N129]-[.Q129]) + ([.O129]-[.Q129])*([.O129]-[.Q129])))" office:value-type="float" office:value="34.6634613902818" calcext:value-type="float">
            <text:p>35</text:p>
          </table:table-cell>
        </table:table-row>
        <table:table-row table:style-name="ro1">
          <table:table-cell office:value-type="string" calcext:value-type="string">
            <text:p>OFFCORE_REQUESTS.DEMAND_RFO</text:p>
          </table:table-cell>
          <table:table-cell office:value-type="string" calcext:value-type="string">
            <text:p>r04b0:u</text:p>
          </table:table-cell>
          <table:table-cell/>
          <table:table-cell office:value-type="float" office:value="5693" calcext:value-type="float">
            <text:p>5693</text:p>
          </table:table-cell>
          <table:table-cell office:value-type="float" office:value="5243" calcext:value-type="float">
            <text:p>5243</text:p>
          </table:table-cell>
          <table:table-cell office:value-type="float" office:value="5183" calcext:value-type="float">
            <text:p>5183</text:p>
          </table:table-cell>
          <table:table-cell/>
          <table:table-cell office:value-type="float" office:value="106593" calcext:value-type="float">
            <text:p>106593</text:p>
          </table:table-cell>
          <table:table-cell office:value-type="float" office:value="144634" calcext:value-type="float">
            <text:p>144634</text:p>
          </table:table-cell>
          <table:table-cell office:value-type="float" office:value="126972" calcext:value-type="float">
            <text:p>126972</text:p>
          </table:table-cell>
          <table:table-cell table:style-name="ce7" table:number-columns-repeated="2"/>
          <table:table-cell table:style-name="ce7" table:formula="of:=ROUND(([.H130]-[.D130])/100)" office:value-type="float" office:value="1009" calcext:value-type="float">
            <text:p>1,009</text:p>
          </table:table-cell>
          <table:table-cell table:style-name="ce7" table:formula="of:=ROUND(([.I130]-[.E130])/100)" office:value-type="float" office:value="1394" calcext:value-type="float">
            <text:p>1,394</text:p>
          </table:table-cell>
          <table:table-cell table:style-name="ce7" table:formula="of:=ROUND(([.J130]-[.F130])/100)" office:value-type="float" office:value="1218" calcext:value-type="float">
            <text:p>1,218</text:p>
          </table:table-cell>
          <table:table-cell table:style-name="ce7"/>
          <table:table-cell table:style-name="ce7" table:formula="of:=([.M130]+[.N130]+[.O130])/3" office:value-type="float" office:value="1207" calcext:value-type="float">
            <text:p>1,207</text:p>
          </table:table-cell>
          <table:table-cell table:style-name="ce7" table:formula="of:=SQRT((1/3)*(([.M130]-[.Q130])*([.M130]-[.Q130]) + ([.N130]-[.Q130])*([.N130]-[.Q130]) + ([.O130]-[.Q130])*([.O130]-[.Q130])))" office:value-type="float" office:value="157.367934048416" calcext:value-type="float">
            <text:p>157</text:p>
          </table:table-cell>
        </table:table-row>
        <table:table-row table:style-name="ro1">
          <table:table-cell office:value-type="string" calcext:value-type="string">
            <text:p>OFFCORE_REQUESTS.ALL_DATA_RD</text:p>
          </table:table-cell>
          <table:table-cell office:value-type="string" calcext:value-type="string">
            <text:p>r08b0:u</text:p>
          </table:table-cell>
          <table:table-cell/>
          <table:table-cell office:value-type="float" office:value="8541549" calcext:value-type="float">
            <text:p>8541549</text:p>
          </table:table-cell>
          <table:table-cell office:value-type="float" office:value="8540289" calcext:value-type="float">
            <text:p>8540289</text:p>
          </table:table-cell>
          <table:table-cell office:value-type="float" office:value="8658762" calcext:value-type="float">
            <text:p>8658762</text:p>
          </table:table-cell>
          <table:table-cell/>
          <table:table-cell office:value-type="float" office:value="863695635" calcext:value-type="float">
            <text:p>863695635</text:p>
          </table:table-cell>
          <table:table-cell office:value-type="float" office:value="864810342" calcext:value-type="float">
            <text:p>864810342</text:p>
          </table:table-cell>
          <table:table-cell office:value-type="float" office:value="869070704" calcext:value-type="float">
            <text:p>869070704</text:p>
          </table:table-cell>
          <table:table-cell table:style-name="ce7" table:number-columns-repeated="2"/>
          <table:table-cell table:style-name="ce7" table:formula="of:=ROUND(([.H131]-[.D131])/100)" office:value-type="float" office:value="8551541" calcext:value-type="float">
            <text:p>8,551,541</text:p>
          </table:table-cell>
          <table:table-cell table:style-name="ce7" table:formula="of:=ROUND(([.I131]-[.E131])/100)" office:value-type="float" office:value="8562701" calcext:value-type="float">
            <text:p>8,562,701</text:p>
          </table:table-cell>
          <table:table-cell table:style-name="ce7" table:formula="of:=ROUND(([.J131]-[.F131])/100)" office:value-type="float" office:value="8604119" calcext:value-type="float">
            <text:p>8,604,119</text:p>
          </table:table-cell>
          <table:table-cell table:style-name="ce7"/>
          <table:table-cell table:style-name="ce7" table:formula="of:=([.M131]+[.N131]+[.O131])/3" office:value-type="float" office:value="8572787" calcext:value-type="float">
            <text:p>8,572,787</text:p>
          </table:table-cell>
          <table:table-cell table:style-name="ce7" table:formula="of:=SQRT((1/3)*(([.M131]-[.Q131])*([.M131]-[.Q131]) + ([.N131]-[.Q131])*([.N131]-[.Q131]) + ([.O131]-[.Q131])*([.O131]-[.Q131])))" office:value-type="float" office:value="22618.6805981251" calcext:value-type="float">
            <text:p>22,619</text:p>
          </table:table-cell>
        </table:table-row>
        <table:table-row table:style-name="ro1">
          <table:table-cell office:value-type="string" calcext:value-type="string">
            <text:p>UOPS_EXECUTED.CORE</text:p>
          </table:table-cell>
          <table:table-cell office:value-type="string" calcext:value-type="string">
            <text:p>r02b1:u</text:p>
          </table:table-cell>
          <table:table-cell/>
          <table:table-cell office:value-type="float" office:value="6356242075" calcext:value-type="float">
            <text:p>6356242075</text:p>
          </table:table-cell>
          <table:table-cell office:value-type="float" office:value="6356177173" calcext:value-type="float">
            <text:p>6356177173</text:p>
          </table:table-cell>
          <table:table-cell office:value-type="float" office:value="6370908395" calcext:value-type="float">
            <text:p>6370908395</text:p>
          </table:table-cell>
          <table:table-cell/>
          <table:table-cell office:value-type="float" office:value="37125101276" calcext:value-type="float">
            <text:p>37125101276</text:p>
          </table:table-cell>
          <table:table-cell office:value-type="float" office:value="37172736825" calcext:value-type="float">
            <text:p>37172736825</text:p>
          </table:table-cell>
          <table:table-cell office:value-type="float" office:value="37614766082" calcext:value-type="float">
            <text:p>37614766082</text:p>
          </table:table-cell>
          <table:table-cell table:style-name="ce7" table:number-columns-repeated="2"/>
          <table:table-cell table:style-name="ce7" table:formula="of:=ROUND(([.H132]-[.D132])/100)" office:value-type="float" office:value="307688592" calcext:value-type="float">
            <text:p>307,688,592</text:p>
          </table:table-cell>
          <table:table-cell table:style-name="ce7" table:formula="of:=ROUND(([.I132]-[.E132])/100)" office:value-type="float" office:value="308165597" calcext:value-type="float">
            <text:p>308,165,597</text:p>
          </table:table-cell>
          <table:table-cell table:style-name="ce7" table:formula="of:=ROUND(([.J132]-[.F132])/100)" office:value-type="float" office:value="312438577" calcext:value-type="float">
            <text:p>312,438,577</text:p>
          </table:table-cell>
          <table:table-cell table:style-name="ce7"/>
          <table:table-cell table:style-name="ce7" table:formula="of:=([.M132]+[.N132]+[.O132])/3" office:value-type="float" office:value="309430922" calcext:value-type="float">
            <text:p>309,430,922</text:p>
          </table:table-cell>
          <table:table-cell table:style-name="ce7" table:formula="of:=SQRT((1/3)*(([.M132]-[.Q132])*([.M132]-[.Q132]) + ([.N132]-[.Q132])*([.N132]-[.Q132]) + ([.O132]-[.Q132])*([.O132]-[.Q132])))" office:value-type="float" office:value="2135630.25697724" calcext:value-type="float">
            <text:p>2,135,630</text:p>
          </table:table-cell>
        </table:table-row>
        <table:table-row table:style-name="ro1">
          <table:table-cell office:value-type="string" calcext:value-type="string">
            <text:p>PAGE_WALKER_LOADS.DTLB_L1</text:p>
          </table:table-cell>
          <table:table-cell office:value-type="string" calcext:value-type="string">
            <text:p>r11bc:u</text:p>
          </table:table-cell>
          <table:table-cell/>
          <table:table-cell office:value-type="float" office:value="912292" calcext:value-type="float">
            <text:p>912292</text:p>
          </table:table-cell>
          <table:table-cell office:value-type="float" office:value="914116" calcext:value-type="float">
            <text:p>914116</text:p>
          </table:table-cell>
          <table:table-cell office:value-type="float" office:value="916509" calcext:value-type="float">
            <text:p>916509</text:p>
          </table:table-cell>
          <table:table-cell/>
          <table:table-cell office:value-type="float" office:value="13955470" calcext:value-type="float">
            <text:p>13955470</text:p>
          </table:table-cell>
          <table:table-cell office:value-type="float" office:value="14206595" calcext:value-type="float">
            <text:p>14206595</text:p>
          </table:table-cell>
          <table:table-cell office:value-type="float" office:value="14242636" calcext:value-type="float">
            <text:p>14242636</text:p>
          </table:table-cell>
          <table:table-cell table:style-name="ce7" table:number-columns-repeated="2"/>
          <table:table-cell table:style-name="ce7" table:formula="of:=ROUND(([.H133]-[.D133])/100)" office:value-type="float" office:value="130432" calcext:value-type="float">
            <text:p>130,432</text:p>
          </table:table-cell>
          <table:table-cell table:style-name="ce7" table:formula="of:=ROUND(([.I133]-[.E133])/100)" office:value-type="float" office:value="132925" calcext:value-type="float">
            <text:p>132,925</text:p>
          </table:table-cell>
          <table:table-cell table:style-name="ce7" table:formula="of:=ROUND(([.J133]-[.F133])/100)" office:value-type="float" office:value="133261" calcext:value-type="float">
            <text:p>133,261</text:p>
          </table:table-cell>
          <table:table-cell table:style-name="ce7"/>
          <table:table-cell table:style-name="ce7" table:formula="of:=([.M133]+[.N133]+[.O133])/3" office:value-type="float" office:value="132206" calcext:value-type="float">
            <text:p>132,206</text:p>
          </table:table-cell>
          <table:table-cell table:style-name="ce7" table:formula="of:=SQRT((1/3)*(([.M133]-[.Q133])*([.M133]-[.Q133]) + ([.N133]-[.Q133])*([.N133]-[.Q133]) + ([.O133]-[.Q133])*([.O133]-[.Q133])))" office:value-type="float" office:value="1261.8850977803" calcext:value-type="float">
            <text:p>1,262</text:p>
          </table:table-cell>
        </table:table-row>
        <table:table-row table:style-name="ro1">
          <table:table-cell office:value-type="string" calcext:value-type="string">
            <text:p>PAGE_WALKER_LOADS.ITLB_L1</text:p>
          </table:table-cell>
          <table:table-cell office:value-type="string" calcext:value-type="string">
            <text:p>r21bc:u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815" calcext:value-type="float">
            <text:p>815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1274" calcext:value-type="float">
            <text:p>1274</text:p>
          </table:table-cell>
          <table:table-cell office:value-type="float" office:value="2463" calcext:value-type="float">
            <text:p>2463</text:p>
          </table:table-cell>
          <table:table-cell table:style-name="ce7" table:number-columns-repeated="2"/>
          <table:table-cell table:style-name="ce7" table:formula="of:=ROUND(([.H134]-[.D134])/100)" office:value-type="float" office:value="-1" calcext:value-type="float">
            <text:p>-1</text:p>
          </table:table-cell>
          <table:table-cell table:style-name="ce7" table:formula="of:=ROUND(([.I134]-[.E134])/100)" office:value-type="float" office:value="5" calcext:value-type="float">
            <text:p>5</text:p>
          </table:table-cell>
          <table:table-cell table:style-name="ce7" table:formula="of:=ROUND(([.J134]-[.F134])/100)" office:value-type="float" office:value="16" calcext:value-type="float">
            <text:p>16</text:p>
          </table:table-cell>
          <table:table-cell table:style-name="ce7"/>
          <table:table-cell table:style-name="ce7" table:formula="of:=([.M134]+[.N134]+[.O134])/3" office:value-type="float" office:value="6.66666666666667" calcext:value-type="float">
            <text:p>7</text:p>
          </table:table-cell>
          <table:table-cell table:style-name="ce7" table:formula="of:=SQRT((1/3)*(([.M134]-[.Q134])*([.M134]-[.Q134]) + ([.N134]-[.Q134])*([.N134]-[.Q134]) + ([.O134]-[.Q134])*([.O134]-[.Q134])))" office:value-type="float" office:value="7.03957069398096" calcext:value-type="float">
            <text:p>7</text:p>
          </table:table-cell>
        </table:table-row>
        <table:table-row table:style-name="ro1">
          <table:table-cell office:value-type="string" calcext:value-type="string">
            <text:p>PAGE_WALKER_LOADS.DTLB_L2</text:p>
          </table:table-cell>
          <table:table-cell office:value-type="string" calcext:value-type="string">
            <text:p>r12bc:u</text:p>
          </table:table-cell>
          <table:table-cell/>
          <table:table-cell office:value-type="float" office:value="22030" calcext:value-type="float">
            <text:p>22030</text:p>
          </table:table-cell>
          <table:table-cell office:value-type="float" office:value="18692" calcext:value-type="float">
            <text:p>18692</text:p>
          </table:table-cell>
          <table:table-cell office:value-type="float" office:value="18925" calcext:value-type="float">
            <text:p>18925</text:p>
          </table:table-cell>
          <table:table-cell/>
          <table:table-cell office:value-type="float" office:value="1209782" calcext:value-type="float">
            <text:p>1209782</text:p>
          </table:table-cell>
          <table:table-cell office:value-type="float" office:value="885569" calcext:value-type="float">
            <text:p>885569</text:p>
          </table:table-cell>
          <table:table-cell office:value-type="float" office:value="876146" calcext:value-type="float">
            <text:p>876146</text:p>
          </table:table-cell>
          <table:table-cell table:style-name="ce7" table:number-columns-repeated="2"/>
          <table:table-cell table:style-name="ce7" table:formula="of:=ROUND(([.H135]-[.D135])/100)" office:value-type="float" office:value="11878" calcext:value-type="float">
            <text:p>11,878</text:p>
          </table:table-cell>
          <table:table-cell table:style-name="ce7" table:formula="of:=ROUND(([.I135]-[.E135])/100)" office:value-type="float" office:value="8669" calcext:value-type="float">
            <text:p>8,669</text:p>
          </table:table-cell>
          <table:table-cell table:style-name="ce7" table:formula="of:=ROUND(([.J135]-[.F135])/100)" office:value-type="float" office:value="8572" calcext:value-type="float">
            <text:p>8,572</text:p>
          </table:table-cell>
          <table:table-cell table:style-name="ce7"/>
          <table:table-cell table:style-name="ce7" table:formula="of:=([.M135]+[.N135]+[.O135])/3" office:value-type="float" office:value="9706.33333333333" calcext:value-type="float">
            <text:p>9,706</text:p>
          </table:table-cell>
          <table:table-cell table:style-name="ce7" table:formula="of:=SQRT((1/3)*(([.M135]-[.Q135])*([.M135]-[.Q135]) + ([.N135]-[.Q135])*([.N135]-[.Q135]) + ([.O135]-[.Q135])*([.O135]-[.Q135])))" office:value-type="float" office:value="1536.11074542893" calcext:value-type="float">
            <text:p>1,536</text:p>
          </table:table-cell>
        </table:table-row>
        <table:table-row table:style-name="ro1">
          <table:table-cell office:value-type="string" calcext:value-type="string">
            <text:p>PAGE_WALKER_LOADS.ITLB_L2</text:p>
          </table:table-cell>
          <table:table-cell office:value-type="string" calcext:value-type="string">
            <text:p>r22bc:u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299" calcext:value-type="float">
            <text:p>299</text:p>
          </table:table-cell>
          <table:table-cell table:style-name="ce7" table:number-columns-repeated="2"/>
          <table:table-cell table:style-name="ce7" table:formula="of:=ROUND(([.H136]-[.D136])/100)" office:value-type="float" office:value="0" calcext:value-type="float">
            <text:p>0</text:p>
          </table:table-cell>
          <table:table-cell table:style-name="ce7" table:formula="of:=ROUND(([.I136]-[.E136])/100)" office:value-type="float" office:value="0" calcext:value-type="float">
            <text:p>0</text:p>
          </table:table-cell>
          <table:table-cell table:style-name="ce7" table:formula="of:=ROUND(([.J136]-[.F136])/100)" office:value-type="float" office:value="2" calcext:value-type="float">
            <text:p>2</text:p>
          </table:table-cell>
          <table:table-cell table:style-name="ce7"/>
          <table:table-cell table:style-name="ce7" table:formula="of:=([.M136]+[.N136]+[.O136])/3" office:value-type="float" office:value="0.666666666666667" calcext:value-type="float">
            <text:p>1</text:p>
          </table:table-cell>
          <table:table-cell table:style-name="ce7" table:formula="of:=SQRT((1/3)*(([.M136]-[.Q136])*([.M136]-[.Q136]) + ([.N136]-[.Q136])*([.N136]-[.Q136]) + ([.O136]-[.Q136])*([.O136]-[.Q136])))" office:value-type="float" office:value="0.942809041582063" calcext:value-type="float">
            <text:p>1</text:p>
          </table:table-cell>
        </table:table-row>
        <table:table-row table:style-name="ro1">
          <table:table-cell office:value-type="string" calcext:value-type="string">
            <text:p>PAGE_WALKER_LOADS.DTLB_L3</text:p>
          </table:table-cell>
          <table:table-cell office:value-type="string" calcext:value-type="string">
            <text:p>r14bc:u</text:p>
          </table:table-cell>
          <table:table-cell/>
          <table:table-cell office:value-type="float" office:value="4606" calcext:value-type="float">
            <text:p>4606</text:p>
          </table:table-cell>
          <table:table-cell office:value-type="float" office:value="6344" calcext:value-type="float">
            <text:p>6344</text:p>
          </table:table-cell>
          <table:table-cell office:value-type="float" office:value="3455" calcext:value-type="float">
            <text:p>3455</text:p>
          </table:table-cell>
          <table:table-cell/>
          <table:table-cell office:value-type="float" office:value="307267" calcext:value-type="float">
            <text:p>307267</text:p>
          </table:table-cell>
          <table:table-cell office:value-type="float" office:value="60697" calcext:value-type="float">
            <text:p>60697</text:p>
          </table:table-cell>
          <table:table-cell office:value-type="float" office:value="59337" calcext:value-type="float">
            <text:p>59337</text:p>
          </table:table-cell>
          <table:table-cell table:style-name="ce7" table:number-columns-repeated="2"/>
          <table:table-cell table:style-name="ce7" table:formula="of:=ROUND(([.H137]-[.D137])/100)" office:value-type="float" office:value="3027" calcext:value-type="float">
            <text:p>3,027</text:p>
          </table:table-cell>
          <table:table-cell table:style-name="ce7" table:formula="of:=ROUND(([.I137]-[.E137])/100)" office:value-type="float" office:value="544" calcext:value-type="float">
            <text:p>544</text:p>
          </table:table-cell>
          <table:table-cell table:style-name="ce7" table:formula="of:=ROUND(([.J137]-[.F137])/100)" office:value-type="float" office:value="559" calcext:value-type="float">
            <text:p>559</text:p>
          </table:table-cell>
          <table:table-cell table:style-name="ce7"/>
          <table:table-cell table:style-name="ce7" table:formula="of:=([.M137]+[.N137]+[.O137])/3" office:value-type="float" office:value="1376.66666666667" calcext:value-type="float">
            <text:p>1,377</text:p>
          </table:table-cell>
          <table:table-cell table:style-name="ce7" table:formula="of:=SQRT((1/3)*(([.M137]-[.Q137])*([.M137]-[.Q137]) + ([.N137]-[.Q137])*([.N137]-[.Q137]) + ([.O137]-[.Q137])*([.O137]-[.Q137])))" office:value-type="float" office:value="1166.97795847032" calcext:value-type="float">
            <text:p>1,167</text:p>
          </table:table-cell>
        </table:table-row>
        <table:table-row table:style-name="ro1">
          <table:table-cell office:value-type="string" calcext:value-type="string">
            <text:p>PAGE_WALKER_LOADS.ITLB_L3</text:p>
          </table:table-cell>
          <table:table-cell office:value-type="string" calcext:value-type="string">
            <text:p>r24bc:u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55" calcext:value-type="float">
            <text:p>855</text:p>
          </table:table-cell>
          <table:table-cell office:value-type="float" office:value="517" calcext:value-type="float">
            <text:p>517</text:p>
          </table:table-cell>
          <table:table-cell table:style-name="ce7" table:number-columns-repeated="2"/>
          <table:table-cell table:style-name="ce7" table:formula="of:=ROUND(([.H138]-[.D138])/100)" office:value-type="float" office:value="0" calcext:value-type="float">
            <text:p>0</text:p>
          </table:table-cell>
          <table:table-cell table:style-name="ce7" table:formula="of:=ROUND(([.I138]-[.E138])/100)" office:value-type="float" office:value="8" calcext:value-type="float">
            <text:p>8</text:p>
          </table:table-cell>
          <table:table-cell table:style-name="ce7" table:formula="of:=ROUND(([.J138]-[.F138])/100)" office:value-type="float" office:value="5" calcext:value-type="float">
            <text:p>5</text:p>
          </table:table-cell>
          <table:table-cell table:style-name="ce7"/>
          <table:table-cell table:style-name="ce7" table:formula="of:=([.M138]+[.N138]+[.O138])/3" office:value-type="float" office:value="4.33333333333333" calcext:value-type="float">
            <text:p>4</text:p>
          </table:table-cell>
          <table:table-cell table:style-name="ce7" table:formula="of:=SQRT((1/3)*(([.M138]-[.Q138])*([.M138]-[.Q138]) + ([.N138]-[.Q138])*([.N138]-[.Q138]) + ([.O138]-[.Q138])*([.O138]-[.Q138])))" office:value-type="float" office:value="3.29983164553722" calcext:value-type="float">
            <text:p>3</text:p>
          </table:table-cell>
        </table:table-row>
        <table:table-row table:style-name="ro1">
          <table:table-cell office:value-type="string" calcext:value-type="string">
            <text:p>PAGE_WALKER_LOADS.DTLB_MEMORY</text:p>
          </table:table-cell>
          <table:table-cell office:value-type="string" calcext:value-type="string">
            <text:p>r18bc:u</text:p>
          </table:table-cell>
          <table:table-cell/>
          <table:table-cell office:value-type="float" office:value="12360" calcext:value-type="float">
            <text:p>12360</text:p>
          </table:table-cell>
          <table:table-cell office:value-type="float" office:value="12831" calcext:value-type="float">
            <text:p>12831</text:p>
          </table:table-cell>
          <table:table-cell office:value-type="float" office:value="12788" calcext:value-type="float">
            <text:p>12788</text:p>
          </table:table-cell>
          <table:table-cell/>
          <table:table-cell office:value-type="float" office:value="1311486" calcext:value-type="float">
            <text:p>1311486</text:p>
          </table:table-cell>
          <table:table-cell office:value-type="float" office:value="1454966" calcext:value-type="float">
            <text:p>1454966</text:p>
          </table:table-cell>
          <table:table-cell office:value-type="float" office:value="1457783" calcext:value-type="float">
            <text:p>1457783</text:p>
          </table:table-cell>
          <table:table-cell table:style-name="ce7" table:number-columns-repeated="2"/>
          <table:table-cell table:style-name="ce7" table:formula="of:=ROUND(([.H139]-[.D139])/100)" office:value-type="float" office:value="12991" calcext:value-type="float">
            <text:p>12,991</text:p>
          </table:table-cell>
          <table:table-cell table:style-name="ce7" table:formula="of:=ROUND(([.I139]-[.E139])/100)" office:value-type="float" office:value="14421" calcext:value-type="float">
            <text:p>14,421</text:p>
          </table:table-cell>
          <table:table-cell table:style-name="ce7" table:formula="of:=ROUND(([.J139]-[.F139])/100)" office:value-type="float" office:value="14450" calcext:value-type="float">
            <text:p>14,450</text:p>
          </table:table-cell>
          <table:table-cell table:style-name="ce7"/>
          <table:table-cell table:style-name="ce7" table:formula="of:=([.M139]+[.N139]+[.O139])/3" office:value-type="float" office:value="13954" calcext:value-type="float">
            <text:p>13,954</text:p>
          </table:table-cell>
          <table:table-cell table:style-name="ce7" table:formula="of:=SQRT((1/3)*(([.M139]-[.Q139])*([.M139]-[.Q139]) + ([.N139]-[.Q139])*([.N139]-[.Q139]) + ([.O139]-[.Q139])*([.O139]-[.Q139])))" office:value-type="float" office:value="681.046743378651" calcext:value-type="float">
            <text:p>681</text:p>
          </table:table-cell>
        </table:table-row>
        <table:table-row table:style-name="ro1">
          <table:table-cell office:value-type="string" calcext:value-type="string">
            <text:p>PAGE_WALKER_LOADS.ITLB_MEMORY</text:p>
          </table:table-cell>
          <table:table-cell office:value-type="string" calcext:value-type="string">
            <text:p>r28bc:u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87" calcext:value-type="float">
            <text:p>1587</text:p>
          </table:table-cell>
          <table:table-cell office:value-type="float" office:value="1464" calcext:value-type="float">
            <text:p>1464</text:p>
          </table:table-cell>
          <table:table-cell table:style-name="ce7" table:number-columns-repeated="2"/>
          <table:table-cell table:style-name="ce7" table:formula="of:=ROUND(([.H140]-[.D140])/100)" office:value-type="float" office:value="0" calcext:value-type="float">
            <text:p>0</text:p>
          </table:table-cell>
          <table:table-cell table:style-name="ce7" table:formula="of:=ROUND(([.I140]-[.E140])/100)" office:value-type="float" office:value="16" calcext:value-type="float">
            <text:p>16</text:p>
          </table:table-cell>
          <table:table-cell table:style-name="ce7" table:formula="of:=ROUND(([.J140]-[.F140])/100)" office:value-type="float" office:value="14" calcext:value-type="float">
            <text:p>14</text:p>
          </table:table-cell>
          <table:table-cell table:style-name="ce7"/>
          <table:table-cell table:style-name="ce7" table:formula="of:=([.M140]+[.N140]+[.O140])/3" office:value-type="float" office:value="10" calcext:value-type="float">
            <text:p>10</text:p>
          </table:table-cell>
          <table:table-cell table:style-name="ce7" table:formula="of:=SQRT((1/3)*(([.M140]-[.Q140])*([.M140]-[.Q140]) + ([.N140]-[.Q140])*([.N140]-[.Q140]) + ([.O140]-[.Q140])*([.O140]-[.Q140])))" office:value-type="float" office:value="7.11805216802087" calcext:value-type="float">
            <text:p>7</text:p>
          </table:table-cell>
        </table:table-row>
        <table:table-row table:style-name="ro1">
          <table:table-cell office:value-type="string" calcext:value-type="string">
            <text:p>TLB_FLUSH.DTLB_THREAD</text:p>
          </table:table-cell>
          <table:table-cell office:value-type="string" calcext:value-type="string">
            <text:p>r01bd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1]-[.D141])/100)" office:value-type="float" office:value="0" calcext:value-type="float">
            <text:p>0</text:p>
          </table:table-cell>
          <table:table-cell table:style-name="ce7" table:formula="of:=ROUND(([.I141]-[.E141])/100)" office:value-type="float" office:value="0" calcext:value-type="float">
            <text:p>0</text:p>
          </table:table-cell>
          <table:table-cell table:style-name="ce7" table:formula="of:=ROUND(([.J141]-[.F141])/100)" office:value-type="float" office:value="0" calcext:value-type="float">
            <text:p>0</text:p>
          </table:table-cell>
          <table:table-cell table:style-name="ce7"/>
          <table:table-cell table:style-name="ce7" table:formula="of:=([.M141]+[.N141]+[.O141])/3" office:value-type="float" office:value="0" calcext:value-type="float">
            <text:p>0</text:p>
          </table:table-cell>
          <table:table-cell table:style-name="ce7" table:formula="of:=SQRT((1/3)*(([.M141]-[.Q141])*([.M141]-[.Q141]) + ([.N141]-[.Q141])*([.N141]-[.Q141]) + ([.O141]-[.Q141])*([.O141]-[.Q141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LB_FLUSH.STLB_ANY</text:p>
          </table:table-cell>
          <table:table-cell office:value-type="string" calcext:value-type="string">
            <text:p>r20bd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2]-[.D142])/100)" office:value-type="float" office:value="0" calcext:value-type="float">
            <text:p>0</text:p>
          </table:table-cell>
          <table:table-cell table:style-name="ce7" table:formula="of:=ROUND(([.I142]-[.E142])/100)" office:value-type="float" office:value="0" calcext:value-type="float">
            <text:p>0</text:p>
          </table:table-cell>
          <table:table-cell table:style-name="ce7" table:formula="of:=ROUND(([.J142]-[.F142])/100)" office:value-type="float" office:value="0" calcext:value-type="float">
            <text:p>0</text:p>
          </table:table-cell>
          <table:table-cell table:style-name="ce7"/>
          <table:table-cell table:style-name="ce7" table:formula="of:=([.M142]+[.N142]+[.O142])/3" office:value-type="float" office:value="0" calcext:value-type="float">
            <text:p>0</text:p>
          </table:table-cell>
          <table:table-cell table:style-name="ce7" table:formula="of:=SQRT((1/3)*(([.M142]-[.Q142])*([.M142]-[.Q142]) + ([.N142]-[.Q142])*([.N142]-[.Q142]) + ([.O142]-[.Q142])*([.O142]-[.Q14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_RETIRED.ANY_P</text:p>
          </table:table-cell>
          <table:table-cell office:value-type="string" calcext:value-type="string">
            <text:p>instructions:u</text:p>
          </table:table-cell>
          <table:table-cell/>
          <table:table-cell office:value-type="float" office:value="4263428516" calcext:value-type="float">
            <text:p>4263428516</text:p>
          </table:table-cell>
          <table:table-cell office:value-type="float" office:value="4263428741" calcext:value-type="float">
            <text:p>4263428741</text:p>
          </table:table-cell>
          <table:table-cell office:value-type="float" office:value="4263428507" calcext:value-type="float">
            <text:p>4263428507</text:p>
          </table:table-cell>
          <table:table-cell/>
          <table:table-cell office:value-type="float" office:value="27769601434" calcext:value-type="float">
            <text:p>27769601434</text:p>
          </table:table-cell>
          <table:table-cell office:value-type="float" office:value="27769602339" calcext:value-type="float">
            <text:p>27769602339</text:p>
          </table:table-cell>
          <table:table-cell office:value-type="float" office:value="27769601460" calcext:value-type="float">
            <text:p>27769601460</text:p>
          </table:table-cell>
          <table:table-cell table:style-name="ce7" table:number-columns-repeated="2"/>
          <table:table-cell table:style-name="ce7" table:formula="of:=ROUND(([.H143]-[.D143])/100)" office:value-type="float" office:value="235061729" calcext:value-type="float">
            <text:p>235,061,729</text:p>
          </table:table-cell>
          <table:table-cell table:style-name="ce7" table:formula="of:=ROUND(([.I143]-[.E143])/100)" office:value-type="float" office:value="235061736" calcext:value-type="float">
            <text:p>235,061,736</text:p>
          </table:table-cell>
          <table:table-cell table:style-name="ce7" table:formula="of:=ROUND(([.J143]-[.F143])/100)" office:value-type="float" office:value="235061730" calcext:value-type="float">
            <text:p>235,061,730</text:p>
          </table:table-cell>
          <table:table-cell table:style-name="ce7"/>
          <table:table-cell table:style-name="ce7" table:formula="of:=([.M143]+[.N143]+[.O143])/3" office:value-type="float" office:value="235061731.666667" calcext:value-type="float">
            <text:p>235,061,732</text:p>
          </table:table-cell>
          <table:table-cell table:style-name="ce7" table:formula="of:=SQRT((1/3)*(([.M143]-[.Q143])*([.M143]-[.Q143]) + ([.N143]-[.Q143])*([.N143]-[.Q143]) + ([.O143]-[.Q143])*([.O143]-[.Q143])))" office:value-type="float" office:value="3.09120616516523" calcext:value-type="float">
            <text:p>3</text:p>
          </table:table-cell>
        </table:table-row>
        <table:table-row table:style-name="ro1">
          <table:table-cell office:value-type="string" calcext:value-type="string">
            <text:p>INST_RETIRED.ALL</text:p>
          </table:table-cell>
          <table:table-cell office:value-type="string" calcext:value-type="string">
            <text:p>r01c0:u</text:p>
          </table:table-cell>
          <table:table-cell/>
          <table:table-cell office:value-type="float" office:value="4263428516" calcext:value-type="float">
            <text:p>4263428516</text:p>
          </table:table-cell>
          <table:table-cell office:value-type="float" office:value="4263428741" calcext:value-type="float">
            <text:p>4263428741</text:p>
          </table:table-cell>
          <table:table-cell office:value-type="float" office:value="4263428507" calcext:value-type="float">
            <text:p>4263428507</text:p>
          </table:table-cell>
          <table:table-cell/>
          <table:table-cell office:value-type="float" office:value="27769601434" calcext:value-type="float">
            <text:p>27769601434</text:p>
          </table:table-cell>
          <table:table-cell office:value-type="float" office:value="27769602339" calcext:value-type="float">
            <text:p>27769602339</text:p>
          </table:table-cell>
          <table:table-cell office:value-type="float" office:value="27769601460" calcext:value-type="float">
            <text:p>27769601460</text:p>
          </table:table-cell>
          <table:table-cell table:style-name="ce7" table:number-columns-repeated="2"/>
          <table:table-cell table:style-name="ce7" table:formula="of:=ROUND(([.H144]-[.D144])/100)" office:value-type="float" office:value="235061729" calcext:value-type="float">
            <text:p>235,061,729</text:p>
          </table:table-cell>
          <table:table-cell table:style-name="ce7" table:formula="of:=ROUND(([.I144]-[.E144])/100)" office:value-type="float" office:value="235061736" calcext:value-type="float">
            <text:p>235,061,736</text:p>
          </table:table-cell>
          <table:table-cell table:style-name="ce7" table:formula="of:=ROUND(([.J144]-[.F144])/100)" office:value-type="float" office:value="235061730" calcext:value-type="float">
            <text:p>235,061,730</text:p>
          </table:table-cell>
          <table:table-cell table:style-name="ce7"/>
          <table:table-cell table:style-name="ce7" table:formula="of:=([.M144]+[.N144]+[.O144])/3" office:value-type="float" office:value="235061731.666667" calcext:value-type="float">
            <text:p>235,061,732</text:p>
          </table:table-cell>
          <table:table-cell table:style-name="ce7" table:formula="of:=SQRT((1/3)*(([.M144]-[.Q144])*([.M144]-[.Q144]) + ([.N144]-[.Q144])*([.N144]-[.Q144]) + ([.O144]-[.Q144])*([.O144]-[.Q144])))" office:value-type="float" office:value="3.09120616516523" calcext:value-type="float">
            <text:p>3</text:p>
          </table:table-cell>
        </table:table-row>
        <table:table-row table:style-name="ro1">
          <table:table-cell office:value-type="string" calcext:value-type="string">
            <text:p>OTHER_ASSISTS.AVX_TO_SSE</text:p>
          </table:table-cell>
          <table:table-cell office:value-type="string" calcext:value-type="string">
            <text:p>r08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5]-[.D145])/100)" office:value-type="float" office:value="0" calcext:value-type="float">
            <text:p>0</text:p>
          </table:table-cell>
          <table:table-cell table:style-name="ce7" table:formula="of:=ROUND(([.I145]-[.E145])/100)" office:value-type="float" office:value="0" calcext:value-type="float">
            <text:p>0</text:p>
          </table:table-cell>
          <table:table-cell table:style-name="ce7" table:formula="of:=ROUND(([.J145]-[.F145])/100)" office:value-type="float" office:value="0" calcext:value-type="float">
            <text:p>0</text:p>
          </table:table-cell>
          <table:table-cell table:style-name="ce7"/>
          <table:table-cell table:style-name="ce7" table:formula="of:=([.M145]+[.N145]+[.O145])/3" office:value-type="float" office:value="0" calcext:value-type="float">
            <text:p>0</text:p>
          </table:table-cell>
          <table:table-cell table:style-name="ce7" table:formula="of:=SQRT((1/3)*(([.M145]-[.Q145])*([.M145]-[.Q145]) + ([.N145]-[.Q145])*([.N145]-[.Q145]) + ([.O145]-[.Q145])*([.O145]-[.Q14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SSE_TO_AVX</text:p>
          </table:table-cell>
          <table:table-cell office:value-type="string" calcext:value-type="string">
            <text:p>r10c1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46]-[.D146])/100)" office:value-type="float" office:value="0" calcext:value-type="float">
            <text:p>0</text:p>
          </table:table-cell>
          <table:table-cell table:style-name="ce7" table:formula="of:=ROUND(([.I146]-[.E146])/100)" office:value-type="float" office:value="0" calcext:value-type="float">
            <text:p>0</text:p>
          </table:table-cell>
          <table:table-cell table:style-name="ce7" table:formula="of:=ROUND(([.J146]-[.F146])/100)" office:value-type="float" office:value="0" calcext:value-type="float">
            <text:p>0</text:p>
          </table:table-cell>
          <table:table-cell table:style-name="ce7"/>
          <table:table-cell table:style-name="ce7" table:formula="of:=([.M146]+[.N146]+[.O146])/3" office:value-type="float" office:value="0" calcext:value-type="float">
            <text:p>0</text:p>
          </table:table-cell>
          <table:table-cell table:style-name="ce7" table:formula="of:=SQRT((1/3)*(([.M146]-[.Q146])*([.M146]-[.Q146]) + ([.N146]-[.Q146])*([.N146]-[.Q146]) + ([.O146]-[.Q146])*([.O146]-[.Q14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_ASSISTS.ANY_WB_ASSIST</text:p>
          </table:table-cell>
          <table:table-cell office:value-type="string" calcext:value-type="string">
            <text:p>r40c1:u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/>
          <table:table-cell table:number-columns-repeated="3" office:value-type="float" office:value="131649" calcext:value-type="float">
            <text:p>131649</text:p>
          </table:table-cell>
          <table:table-cell table:style-name="ce7" table:number-columns-repeated="2"/>
          <table:table-cell table:style-name="ce7" table:formula="of:=ROUND(([.H147]-[.D147])/100)" office:value-type="float" office:value="0" calcext:value-type="float">
            <text:p>0</text:p>
          </table:table-cell>
          <table:table-cell table:style-name="ce7" table:formula="of:=ROUND(([.I147]-[.E147])/100)" office:value-type="float" office:value="0" calcext:value-type="float">
            <text:p>0</text:p>
          </table:table-cell>
          <table:table-cell table:style-name="ce7" table:formula="of:=ROUND(([.J147]-[.F147])/100)" office:value-type="float" office:value="0" calcext:value-type="float">
            <text:p>0</text:p>
          </table:table-cell>
          <table:table-cell table:style-name="ce7"/>
          <table:table-cell table:style-name="ce7" table:formula="of:=([.M147]+[.N147]+[.O147])/3" office:value-type="float" office:value="0" calcext:value-type="float">
            <text:p>0</text:p>
          </table:table-cell>
          <table:table-cell table:style-name="ce7" table:formula="of:=SQRT((1/3)*(([.M147]-[.Q147])*([.M147]-[.Q147]) + ([.N147]-[.Q147])*([.N147]-[.Q147]) + ([.O147]-[.Q147])*([.O147]-[.Q14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OPS_RETIRED.ALL</text:p>
          </table:table-cell>
          <table:table-cell office:value-type="string" calcext:value-type="string">
            <text:p>r01c2:u</text:p>
          </table:table-cell>
          <table:table-cell/>
          <table:table-cell office:value-type="float" office:value="6443300175" calcext:value-type="float">
            <text:p>6443300175</text:p>
          </table:table-cell>
          <table:table-cell office:value-type="float" office:value="6443309318" calcext:value-type="float">
            <text:p>6443309318</text:p>
          </table:table-cell>
          <table:table-cell office:value-type="float" office:value="6443488513" calcext:value-type="float">
            <text:p>6443488513</text:p>
          </table:table-cell>
          <table:table-cell/>
          <table:table-cell office:value-type="float" office:value="36672685937" calcext:value-type="float">
            <text:p>36672685937</text:p>
          </table:table-cell>
          <table:table-cell office:value-type="float" office:value="36680095617" calcext:value-type="float">
            <text:p>36680095617</text:p>
          </table:table-cell>
          <table:table-cell office:value-type="float" office:value="36683101345" calcext:value-type="float">
            <text:p>36683101345</text:p>
          </table:table-cell>
          <table:table-cell table:style-name="ce7" table:number-columns-repeated="2"/>
          <table:table-cell table:style-name="ce7" table:formula="of:=ROUND(([.H148]-[.D148])/100)" office:value-type="float" office:value="302293858" calcext:value-type="float">
            <text:p>302,293,858</text:p>
          </table:table-cell>
          <table:table-cell table:style-name="ce7" table:formula="of:=ROUND(([.I148]-[.E148])/100)" office:value-type="float" office:value="302367863" calcext:value-type="float">
            <text:p>302,367,863</text:p>
          </table:table-cell>
          <table:table-cell table:style-name="ce7" table:formula="of:=ROUND(([.J148]-[.F148])/100)" office:value-type="float" office:value="302396128" calcext:value-type="float">
            <text:p>302,396,128</text:p>
          </table:table-cell>
          <table:table-cell table:style-name="ce7"/>
          <table:table-cell table:style-name="ce7" table:formula="of:=([.M148]+[.N148]+[.O148])/3" office:value-type="float" office:value="302352616.333333" calcext:value-type="float">
            <text:p>302,352,616</text:p>
          </table:table-cell>
          <table:table-cell table:style-name="ce7" table:formula="of:=SQRT((1/3)*(([.M148]-[.Q148])*([.M148]-[.Q148]) + ([.N148]-[.Q148])*([.N148]-[.Q148]) + ([.O148]-[.Q148])*([.O148]-[.Q148])))" office:value-type="float" office:value="43121.0223930535" calcext:value-type="float">
            <text:p>43,121</text:p>
          </table:table-cell>
        </table:table-row>
        <table:table-row table:style-name="ro1">
          <table:table-cell office:value-type="string" calcext:value-type="string">
            <text:p>UOPS_RETIRED.RETIRE_SLOTS</text:p>
          </table:table-cell>
          <table:table-cell office:value-type="string" calcext:value-type="string">
            <text:p>r02c2:u</text:p>
          </table:table-cell>
          <table:table-cell/>
          <table:table-cell office:value-type="float" office:value="5334838541" calcext:value-type="float">
            <text:p>5334838541</text:p>
          </table:table-cell>
          <table:table-cell office:value-type="float" office:value="5334847789" calcext:value-type="float">
            <text:p>5334847789</text:p>
          </table:table-cell>
          <table:table-cell office:value-type="float" office:value="5335027086" calcext:value-type="float">
            <text:p>5335027086</text:p>
          </table:table-cell>
          <table:table-cell/>
          <table:table-cell office:value-type="float" office:value="32207944851" calcext:value-type="float">
            <text:p>32207944851</text:p>
          </table:table-cell>
          <table:table-cell office:value-type="float" office:value="32215249843" calcext:value-type="float">
            <text:p>32215249843</text:p>
          </table:table-cell>
          <table:table-cell office:value-type="float" office:value="32218180473" calcext:value-type="float">
            <text:p>32218180473</text:p>
          </table:table-cell>
          <table:table-cell table:style-name="ce7" table:number-columns-repeated="2"/>
          <table:table-cell table:style-name="ce7" table:formula="of:=ROUND(([.H149]-[.D149])/100)" office:value-type="float" office:value="268731063" calcext:value-type="float">
            <text:p>268,731,063</text:p>
          </table:table-cell>
          <table:table-cell table:style-name="ce7" table:formula="of:=ROUND(([.I149]-[.E149])/100)" office:value-type="float" office:value="268804021" calcext:value-type="float">
            <text:p>268,804,021</text:p>
          </table:table-cell>
          <table:table-cell table:style-name="ce7" table:formula="of:=ROUND(([.J149]-[.F149])/100)" office:value-type="float" office:value="268831534" calcext:value-type="float">
            <text:p>268,831,534</text:p>
          </table:table-cell>
          <table:table-cell table:style-name="ce7"/>
          <table:table-cell table:style-name="ce7" table:formula="of:=([.M149]+[.N149]+[.O149])/3" office:value-type="float" office:value="268788872.666667" calcext:value-type="float">
            <text:p>268,788,873</text:p>
          </table:table-cell>
          <table:table-cell table:style-name="ce7" table:formula="of:=SQRT((1/3)*(([.M149]-[.Q149])*([.M149]-[.Q149]) + ([.N149]-[.Q149])*([.N149]-[.Q149]) + ([.O149]-[.Q149])*([.O149]-[.Q149])))" office:value-type="float" office:value="42392.6838210977" calcext:value-type="float">
            <text:p>42,393</text:p>
          </table:table-cell>
        </table:table-row>
        <table:table-row table:style-name="ro1">
          <table:table-cell office:value-type="string" calcext:value-type="string">
            <text:p>MACHINE_CLEARS.MEMORY_ORDERING</text:p>
          </table:table-cell>
          <table:table-cell office:value-type="string" calcext:value-type="string">
            <text:p>r02c3:u</text:p>
          </table:table-cell>
          <table:table-cell/>
          <table:table-cell office:value-type="float" office:value="1574" calcext:value-type="float">
            <text:p>1574</text:p>
          </table:table-cell>
          <table:table-cell office:value-type="float" office:value="1478" calcext:value-type="float">
            <text:p>1478</text:p>
          </table:table-cell>
          <table:table-cell office:value-type="float" office:value="79056" calcext:value-type="float">
            <text:p>79056</text:p>
          </table:table-cell>
          <table:table-cell/>
          <table:table-cell office:value-type="float" office:value="3559122" calcext:value-type="float">
            <text:p>3559122</text:p>
          </table:table-cell>
          <table:table-cell office:value-type="float" office:value="2874871" calcext:value-type="float">
            <text:p>2874871</text:p>
          </table:table-cell>
          <table:table-cell office:value-type="float" office:value="4026408" calcext:value-type="float">
            <text:p>4026408</text:p>
          </table:table-cell>
          <table:table-cell table:style-name="ce7" table:number-columns-repeated="2"/>
          <table:table-cell table:style-name="ce7" table:formula="of:=ROUND(([.H150]-[.D150])/100)" office:value-type="float" office:value="35575" calcext:value-type="float">
            <text:p>35,575</text:p>
          </table:table-cell>
          <table:table-cell table:style-name="ce7" table:formula="of:=ROUND(([.I150]-[.E150])/100)" office:value-type="float" office:value="28734" calcext:value-type="float">
            <text:p>28,734</text:p>
          </table:table-cell>
          <table:table-cell table:style-name="ce7" table:formula="of:=ROUND(([.J150]-[.F150])/100)" office:value-type="float" office:value="39474" calcext:value-type="float">
            <text:p>39,474</text:p>
          </table:table-cell>
          <table:table-cell table:style-name="ce7"/>
          <table:table-cell table:style-name="ce7" table:formula="of:=([.M150]+[.N150]+[.O150])/3" office:value-type="float" office:value="34594.3333333333" calcext:value-type="float">
            <text:p>34,594</text:p>
          </table:table-cell>
          <table:table-cell table:style-name="ce7" table:formula="of:=SQRT((1/3)*(([.M150]-[.Q150])*([.M150]-[.Q150]) + ([.N150]-[.Q150])*([.N150]-[.Q150]) + ([.O150]-[.Q150])*([.O150]-[.Q150])))" office:value-type="float" office:value="4439.08251281225" calcext:value-type="float">
            <text:p>4,439</text:p>
          </table:table-cell>
        </table:table-row>
        <table:table-row table:style-name="ro1">
          <table:table-cell office:value-type="string" calcext:value-type="string">
            <text:p>MACHINE_CLEARS.SMC</text:p>
          </table:table-cell>
          <table:table-cell office:value-type="string" calcext:value-type="string">
            <text:p>r04c3:u</text:p>
          </table:table-cell>
          <table:table-cell/>
          <table:table-cell office:value-type="float" office:value="2522" calcext:value-type="float">
            <text:p>2522</text:p>
          </table:table-cell>
          <table:table-cell office:value-type="float" office:value="2442" calcext:value-type="float">
            <text:p>2442</text:p>
          </table:table-cell>
          <table:table-cell office:value-type="float" office:value="3158" calcext:value-type="float">
            <text:p>3158</text:p>
          </table:table-cell>
          <table:table-cell/>
          <table:table-cell office:value-type="float" office:value="291695" calcext:value-type="float">
            <text:p>291695</text:p>
          </table:table-cell>
          <table:table-cell office:value-type="float" office:value="361661" calcext:value-type="float">
            <text:p>361661</text:p>
          </table:table-cell>
          <table:table-cell office:value-type="float" office:value="385142" calcext:value-type="float">
            <text:p>385142</text:p>
          </table:table-cell>
          <table:table-cell table:style-name="ce7" table:number-columns-repeated="2"/>
          <table:table-cell table:style-name="ce7" table:formula="of:=ROUND(([.H151]-[.D151])/100)" office:value-type="float" office:value="2892" calcext:value-type="float">
            <text:p>2,892</text:p>
          </table:table-cell>
          <table:table-cell table:style-name="ce7" table:formula="of:=ROUND(([.I151]-[.E151])/100)" office:value-type="float" office:value="3592" calcext:value-type="float">
            <text:p>3,592</text:p>
          </table:table-cell>
          <table:table-cell table:style-name="ce7" table:formula="of:=ROUND(([.J151]-[.F151])/100)" office:value-type="float" office:value="3820" calcext:value-type="float">
            <text:p>3,820</text:p>
          </table:table-cell>
          <table:table-cell table:style-name="ce7"/>
          <table:table-cell table:style-name="ce7" table:formula="of:=([.M151]+[.N151]+[.O151])/3" office:value-type="float" office:value="3434.66666666667" calcext:value-type="float">
            <text:p>3,435</text:p>
          </table:table-cell>
          <table:table-cell table:style-name="ce7" table:formula="of:=SQRT((1/3)*(([.M151]-[.Q151])*([.M151]-[.Q151]) + ([.N151]-[.Q151])*([.N151]-[.Q151]) + ([.O151]-[.Q151])*([.O151]-[.Q151])))" office:value-type="float" office:value="394.851308159864" calcext:value-type="float">
            <text:p>395</text:p>
          </table:table-cell>
        </table:table-row>
        <table:table-row table:style-name="ro1">
          <table:table-cell office:value-type="string" calcext:value-type="string">
            <text:p>MACHINE_CLEARS.MASKMOV</text:p>
          </table:table-cell>
          <table:table-cell office:value-type="string" calcext:value-type="string">
            <text:p>r20c3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52]-[.D152])/100)" office:value-type="float" office:value="0" calcext:value-type="float">
            <text:p>0</text:p>
          </table:table-cell>
          <table:table-cell table:style-name="ce7" table:formula="of:=ROUND(([.I152]-[.E152])/100)" office:value-type="float" office:value="0" calcext:value-type="float">
            <text:p>0</text:p>
          </table:table-cell>
          <table:table-cell table:style-name="ce7" table:formula="of:=ROUND(([.J152]-[.F152])/100)" office:value-type="float" office:value="0" calcext:value-type="float">
            <text:p>0</text:p>
          </table:table-cell>
          <table:table-cell table:style-name="ce7"/>
          <table:table-cell table:style-name="ce7" table:formula="of:=([.M152]+[.N152]+[.O152])/3" office:value-type="float" office:value="0" calcext:value-type="float">
            <text:p>0</text:p>
          </table:table-cell>
          <table:table-cell table:style-name="ce7" table:formula="of:=SQRT((1/3)*(([.M152]-[.Q152])*([.M152]-[.Q152]) + ([.N152]-[.Q152])*([.N152]-[.Q152]) + ([.O152]-[.Q152])*([.O152]-[.Q152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branch-instructions:u</text:p>
          </table:table-cell>
          <table:table-cell/>
          <table:table-cell office:value-type="float" office:value="1108288998" calcext:value-type="float">
            <text:p>1108288998</text:p>
          </table:table-cell>
          <table:table-cell office:value-type="float" office:value="1108289045" calcext:value-type="float">
            <text:p>1108289045</text:p>
          </table:table-cell>
          <table:table-cell office:value-type="float" office:value="1108288995" calcext:value-type="float">
            <text:p>1108288995</text:p>
          </table:table-cell>
          <table:table-cell/>
          <table:table-cell office:value-type="float" office:value="4467018234" calcext:value-type="float">
            <text:p>4467018234</text:p>
          </table:table-cell>
          <table:table-cell office:value-type="float" office:value="4467019042" calcext:value-type="float">
            <text:p>4467019042</text:p>
          </table:table-cell>
          <table:table-cell office:value-type="float" office:value="4467019809" calcext:value-type="float">
            <text:p>4467019809</text:p>
          </table:table-cell>
          <table:table-cell table:style-name="ce7" table:number-columns-repeated="2"/>
          <table:table-cell table:style-name="ce7" table:formula="of:=ROUND(([.H153]-[.D153])/100)" office:value-type="float" office:value="33587292" calcext:value-type="float">
            <text:p>33,587,292</text:p>
          </table:table-cell>
          <table:table-cell table:style-name="ce7" table:formula="of:=ROUND(([.I153]-[.E153])/100)" office:value-type="float" office:value="33587300" calcext:value-type="float">
            <text:p>33,587,300</text:p>
          </table:table-cell>
          <table:table-cell table:style-name="ce7" table:formula="of:=ROUND(([.J153]-[.F153])/100)" office:value-type="float" office:value="33587308" calcext:value-type="float">
            <text:p>33,587,308</text:p>
          </table:table-cell>
          <table:table-cell table:style-name="ce7"/>
          <table:table-cell table:style-name="ce7" table:formula="of:=([.M153]+[.N153]+[.O153])/3" office:value-type="float" office:value="33587300" calcext:value-type="float">
            <text:p>33,587,300</text:p>
          </table:table-cell>
          <table:table-cell table:style-name="ce7" table:formula="of:=SQRT((1/3)*(([.M153]-[.Q153])*([.M153]-[.Q153]) + ([.N153]-[.Q153])*([.N153]-[.Q153]) + ([.O153]-[.Q153])*([.O153]-[.Q153])))" office:value-type="float" office:value="6.53197264742181" calcext:value-type="float">
            <text:p>7</text:p>
          </table:table-cell>
        </table:table-row>
        <table:table-row table:style-name="ro1">
          <table:table-cell office:value-type="string" calcext:value-type="string">
            <text:p>BR_INST_RETIRED.CONDITIONAL</text:p>
          </table:table-cell>
          <table:table-cell office:value-type="string" calcext:value-type="string">
            <text:p>r01c4:u</text:p>
          </table:table-cell>
          <table:table-cell/>
          <table:table-cell office:value-type="float" office:value="638224887" calcext:value-type="float">
            <text:p>638224887</text:p>
          </table:table-cell>
          <table:table-cell office:value-type="float" office:value="638224926" calcext:value-type="float">
            <text:p>638224926</text:p>
          </table:table-cell>
          <table:table-cell office:value-type="float" office:value="638224885" calcext:value-type="float">
            <text:p>638224885</text:p>
          </table:table-cell>
          <table:table-cell/>
          <table:table-cell office:value-type="float" office:value="3996950199" calcext:value-type="float">
            <text:p>3996950199</text:p>
          </table:table-cell>
          <table:table-cell office:value-type="float" office:value="3996950239" calcext:value-type="float">
            <text:p>3996950239</text:p>
          </table:table-cell>
          <table:table-cell office:value-type="float" office:value="3996950197" calcext:value-type="float">
            <text:p>3996950197</text:p>
          </table:table-cell>
          <table:table-cell table:style-name="ce7" table:number-columns-repeated="2"/>
          <table:table-cell table:style-name="ce7" table:formula="of:=ROUND(([.H154]-[.D154])/100)" office:value-type="float" office:value="33587253" calcext:value-type="float">
            <text:p>33,587,253</text:p>
          </table:table-cell>
          <table:table-cell table:style-name="ce7" table:formula="of:=ROUND(([.I154]-[.E154])/100)" office:value-type="float" office:value="33587253" calcext:value-type="float">
            <text:p>33,587,253</text:p>
          </table:table-cell>
          <table:table-cell table:style-name="ce7" table:formula="of:=ROUND(([.J154]-[.F154])/100)" office:value-type="float" office:value="33587253" calcext:value-type="float">
            <text:p>33,587,253</text:p>
          </table:table-cell>
          <table:table-cell table:style-name="ce7"/>
          <table:table-cell table:style-name="ce7" table:formula="of:=([.M154]+[.N154]+[.O154])/3" office:value-type="float" office:value="33587253" calcext:value-type="float">
            <text:p>33,587,253</text:p>
          </table:table-cell>
          <table:table-cell table:style-name="ce7" table:formula="of:=SQRT((1/3)*(([.M154]-[.Q154])*([.M154]-[.Q154]) + ([.N154]-[.Q154])*([.N154]-[.Q154]) + ([.O154]-[.Q154])*([.O154]-[.Q15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CALL</text:p>
          </table:table-cell>
          <table:table-cell office:value-type="string" calcext:value-type="string">
            <text:p>r02c4:u</text:p>
          </table:table-cell>
          <table:table-cell/>
          <table:table-cell office:value-type="float" office:value="201363191" calcext:value-type="float">
            <text:p>201363191</text:p>
          </table:table-cell>
          <table:table-cell office:value-type="float" office:value="201363193" calcext:value-type="float">
            <text:p>201363193</text:p>
          </table:table-cell>
          <table:table-cell office:value-type="float" office:value="201363191" calcext:value-type="float">
            <text:p>201363191</text:p>
          </table:table-cell>
          <table:table-cell/>
          <table:table-cell office:value-type="float" office:value="201363591" calcext:value-type="float">
            <text:p>201363591</text:p>
          </table:table-cell>
          <table:table-cell office:value-type="float" office:value="201363593" calcext:value-type="float">
            <text:p>201363593</text:p>
          </table:table-cell>
          <table:table-cell office:value-type="float" office:value="201363591" calcext:value-type="float">
            <text:p>201363591</text:p>
          </table:table-cell>
          <table:table-cell table:style-name="ce7" table:number-columns-repeated="2"/>
          <table:table-cell table:style-name="ce7" table:formula="of:=ROUND(([.H155]-[.D155])/100)" office:value-type="float" office:value="4" calcext:value-type="float">
            <text:p>4</text:p>
          </table:table-cell>
          <table:table-cell table:style-name="ce7" table:formula="of:=ROUND(([.I155]-[.E155])/100)" office:value-type="float" office:value="4" calcext:value-type="float">
            <text:p>4</text:p>
          </table:table-cell>
          <table:table-cell table:style-name="ce7" table:formula="of:=ROUND(([.J155]-[.F155])/100)" office:value-type="float" office:value="4" calcext:value-type="float">
            <text:p>4</text:p>
          </table:table-cell>
          <table:table-cell table:style-name="ce7"/>
          <table:table-cell table:style-name="ce7" table:formula="of:=([.M155]+[.N155]+[.O155])/3" office:value-type="float" office:value="4" calcext:value-type="float">
            <text:p>4</text:p>
          </table:table-cell>
          <table:table-cell table:style-name="ce7" table:formula="of:=SQRT((1/3)*(([.M155]-[.Q155])*([.M155]-[.Q155]) + ([.N155]-[.Q155])*([.N155]-[.Q155]) + ([.O155]-[.Q155])*([.O155]-[.Q15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ALL_BRANCHES</text:p>
          </table:table-cell>
          <table:table-cell office:value-type="string" calcext:value-type="string">
            <text:p>r04c4:u</text:p>
          </table:table-cell>
          <table:table-cell/>
          <table:table-cell office:value-type="float" office:value="1108289000" calcext:value-type="float">
            <text:p>1108289000</text:p>
          </table:table-cell>
          <table:table-cell office:value-type="float" office:value="1108289045" calcext:value-type="float">
            <text:p>1108289045</text:p>
          </table:table-cell>
          <table:table-cell office:value-type="float" office:value="1108288993" calcext:value-type="float">
            <text:p>1108288993</text:p>
          </table:table-cell>
          <table:table-cell/>
          <table:table-cell office:value-type="float" office:value="4467018162" calcext:value-type="float">
            <text:p>4467018162</text:p>
          </table:table-cell>
          <table:table-cell office:value-type="float" office:value="4467018730" calcext:value-type="float">
            <text:p>4467018730</text:p>
          </table:table-cell>
          <table:table-cell office:value-type="float" office:value="4467018572" calcext:value-type="float">
            <text:p>4467018572</text:p>
          </table:table-cell>
          <table:table-cell table:style-name="ce7" table:number-columns-repeated="2"/>
          <table:table-cell table:style-name="ce7" table:formula="of:=ROUND(([.H156]-[.D156])/100)" office:value-type="float" office:value="33587292" calcext:value-type="float">
            <text:p>33,587,292</text:p>
          </table:table-cell>
          <table:table-cell table:style-name="ce7" table:formula="of:=ROUND(([.I156]-[.E156])/100)" office:value-type="float" office:value="33587297" calcext:value-type="float">
            <text:p>33,587,297</text:p>
          </table:table-cell>
          <table:table-cell table:style-name="ce7" table:formula="of:=ROUND(([.J156]-[.F156])/100)" office:value-type="float" office:value="33587296" calcext:value-type="float">
            <text:p>33,587,296</text:p>
          </table:table-cell>
          <table:table-cell table:style-name="ce7"/>
          <table:table-cell table:style-name="ce7" table:formula="of:=([.M156]+[.N156]+[.O156])/3" office:value-type="float" office:value="33587295" calcext:value-type="float">
            <text:p>33,587,295</text:p>
          </table:table-cell>
          <table:table-cell table:style-name="ce7" table:formula="of:=SQRT((1/3)*(([.M156]-[.Q156])*([.M156]-[.Q156]) + ([.N156]-[.Q156])*([.N156]-[.Q156]) + ([.O156]-[.Q156])*([.O156]-[.Q156])))" office:value-type="float" office:value="2.16024689946929" calcext:value-type="float">
            <text:p>2</text:p>
          </table:table-cell>
        </table:table-row>
        <table:table-row table:style-name="ro1">
          <table:table-cell office:value-type="string" calcext:value-type="string">
            <text:p>BR_INST_RETIRED.NEAR_RETURN</text:p>
          </table:table-cell>
          <table:table-cell office:value-type="string" calcext:value-type="string">
            <text:p>r08c4:u</text:p>
          </table:table-cell>
          <table:table-cell/>
          <table:table-cell office:value-type="float" office:value="201363187" calcext:value-type="float">
            <text:p>201363187</text:p>
          </table:table-cell>
          <table:table-cell office:value-type="float" office:value="201363189" calcext:value-type="float">
            <text:p>201363189</text:p>
          </table:table-cell>
          <table:table-cell office:value-type="float" office:value="201363187" calcext:value-type="float">
            <text:p>201363187</text:p>
          </table:table-cell>
          <table:table-cell/>
          <table:table-cell office:value-type="float" office:value="201363587" calcext:value-type="float">
            <text:p>201363587</text:p>
          </table:table-cell>
          <table:table-cell office:value-type="float" office:value="201363589" calcext:value-type="float">
            <text:p>201363589</text:p>
          </table:table-cell>
          <table:table-cell office:value-type="float" office:value="201363587" calcext:value-type="float">
            <text:p>201363587</text:p>
          </table:table-cell>
          <table:table-cell table:style-name="ce7" table:number-columns-repeated="2"/>
          <table:table-cell table:style-name="ce7" table:formula="of:=ROUND(([.H157]-[.D157])/100)" office:value-type="float" office:value="4" calcext:value-type="float">
            <text:p>4</text:p>
          </table:table-cell>
          <table:table-cell table:style-name="ce7" table:formula="of:=ROUND(([.I157]-[.E157])/100)" office:value-type="float" office:value="4" calcext:value-type="float">
            <text:p>4</text:p>
          </table:table-cell>
          <table:table-cell table:style-name="ce7" table:formula="of:=ROUND(([.J157]-[.F157])/100)" office:value-type="float" office:value="4" calcext:value-type="float">
            <text:p>4</text:p>
          </table:table-cell>
          <table:table-cell table:style-name="ce7"/>
          <table:table-cell table:style-name="ce7" table:formula="of:=([.M157]+[.N157]+[.O157])/3" office:value-type="float" office:value="4" calcext:value-type="float">
            <text:p>4</text:p>
          </table:table-cell>
          <table:table-cell table:style-name="ce7" table:formula="of:=SQRT((1/3)*(([.M157]-[.Q157])*([.M157]-[.Q157]) + ([.N157]-[.Q157])*([.N157]-[.Q157]) + ([.O157]-[.Q157])*([.O157]-[.Q15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OT_TAKEN</text:p>
          </table:table-cell>
          <table:table-cell office:value-type="string" calcext:value-type="string">
            <text:p>r10c4:u</text:p>
          </table:table-cell>
          <table:table-cell/>
          <table:table-cell office:value-type="float" office:value="400979060" calcext:value-type="float">
            <text:p>400979060</text:p>
          </table:table-cell>
          <table:table-cell office:value-type="float" office:value="400979085" calcext:value-type="float">
            <text:p>400979085</text:p>
          </table:table-cell>
          <table:table-cell office:value-type="float" office:value="400979059" calcext:value-type="float">
            <text:p>400979059</text:p>
          </table:table-cell>
          <table:table-cell/>
          <table:table-cell office:value-type="float" office:value="403440566" calcext:value-type="float">
            <text:p>403440566</text:p>
          </table:table-cell>
          <table:table-cell office:value-type="float" office:value="403440593" calcext:value-type="float">
            <text:p>403440593</text:p>
          </table:table-cell>
          <table:table-cell office:value-type="float" office:value="403440565" calcext:value-type="float">
            <text:p>403440565</text:p>
          </table:table-cell>
          <table:table-cell table:style-name="ce7" table:number-columns-repeated="2"/>
          <table:table-cell table:style-name="ce7" table:formula="of:=ROUND(([.H158]-[.D158])/100)" office:value-type="float" office:value="24615" calcext:value-type="float">
            <text:p>24,615</text:p>
          </table:table-cell>
          <table:table-cell table:style-name="ce7" table:formula="of:=ROUND(([.I158]-[.E158])/100)" office:value-type="float" office:value="24615" calcext:value-type="float">
            <text:p>24,615</text:p>
          </table:table-cell>
          <table:table-cell table:style-name="ce7" table:formula="of:=ROUND(([.J158]-[.F158])/100)" office:value-type="float" office:value="24615" calcext:value-type="float">
            <text:p>24,615</text:p>
          </table:table-cell>
          <table:table-cell table:style-name="ce7"/>
          <table:table-cell table:style-name="ce7" table:formula="of:=([.M158]+[.N158]+[.O158])/3" office:value-type="float" office:value="24615" calcext:value-type="float">
            <text:p>24,615</text:p>
          </table:table-cell>
          <table:table-cell table:style-name="ce7" table:formula="of:=SQRT((1/3)*(([.M158]-[.Q158])*([.M158]-[.Q158]) + ([.N158]-[.Q158])*([.N158]-[.Q158]) + ([.O158]-[.Q158])*([.O158]-[.Q15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NEAR_TAKEN</text:p>
          </table:table-cell>
          <table:table-cell office:value-type="string" calcext:value-type="string">
            <text:p>r20c4:u</text:p>
          </table:table-cell>
          <table:table-cell/>
          <table:table-cell office:value-type="float" office:value="707178049" calcext:value-type="float">
            <text:p>707178049</text:p>
          </table:table-cell>
          <table:table-cell office:value-type="float" office:value="707178069" calcext:value-type="float">
            <text:p>707178069</text:p>
          </table:table-cell>
          <table:table-cell office:value-type="float" office:value="707178048" calcext:value-type="float">
            <text:p>707178048</text:p>
          </table:table-cell>
          <table:table-cell/>
          <table:table-cell office:value-type="float" office:value="4063443655" calcext:value-type="float">
            <text:p>4063443655</text:p>
          </table:table-cell>
          <table:table-cell office:value-type="float" office:value="4063443674" calcext:value-type="float">
            <text:p>4063443674</text:p>
          </table:table-cell>
          <table:table-cell office:value-type="float" office:value="4063443654" calcext:value-type="float">
            <text:p>4063443654</text:p>
          </table:table-cell>
          <table:table-cell table:style-name="ce7" table:number-columns-repeated="2"/>
          <table:table-cell table:style-name="ce7" table:formula="of:=ROUND(([.H159]-[.D159])/100)" office:value-type="float" office:value="33562656" calcext:value-type="float">
            <text:p>33,562,656</text:p>
          </table:table-cell>
          <table:table-cell table:style-name="ce7" table:formula="of:=ROUND(([.I159]-[.E159])/100)" office:value-type="float" office:value="33562656" calcext:value-type="float">
            <text:p>33,562,656</text:p>
          </table:table-cell>
          <table:table-cell table:style-name="ce7" table:formula="of:=ROUND(([.J159]-[.F159])/100)" office:value-type="float" office:value="33562656" calcext:value-type="float">
            <text:p>33,562,656</text:p>
          </table:table-cell>
          <table:table-cell table:style-name="ce7"/>
          <table:table-cell table:style-name="ce7" table:formula="of:=([.M159]+[.N159]+[.O159])/3" office:value-type="float" office:value="33562656" calcext:value-type="float">
            <text:p>33,562,656</text:p>
          </table:table-cell>
          <table:table-cell table:style-name="ce7" table:formula="of:=SQRT((1/3)*(([.M159]-[.Q159])*([.M159]-[.Q159]) + ([.N159]-[.Q159])*([.N159]-[.Q159]) + ([.O159]-[.Q159])*([.O159]-[.Q15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_INST_RETIRED.FAR_BRANCH</text:p>
          </table:table-cell>
          <table:table-cell office:value-type="string" calcext:value-type="string">
            <text:p>r40c4:u</text:p>
          </table:table-cell>
          <table:table-cell/>
          <table:table-cell office:value-type="float" office:value="131886" calcext:value-type="float">
            <text:p>131886</text:p>
          </table:table-cell>
          <table:table-cell office:value-type="float" office:value="131887" calcext:value-type="float">
            <text:p>131887</text:p>
          </table:table-cell>
          <table:table-cell office:value-type="float" office:value="131889" calcext:value-type="float">
            <text:p>131889</text:p>
          </table:table-cell>
          <table:table-cell/>
          <table:table-cell office:value-type="float" office:value="134232" calcext:value-type="float">
            <text:p>134232</text:p>
          </table:table-cell>
          <table:table-cell office:value-type="float" office:value="133919" calcext:value-type="float">
            <text:p>133919</text:p>
          </table:table-cell>
          <table:table-cell office:value-type="float" office:value="134395" calcext:value-type="float">
            <text:p>134395</text:p>
          </table:table-cell>
          <table:table-cell table:style-name="ce7" table:number-columns-repeated="2"/>
          <table:table-cell table:style-name="ce7" table:formula="of:=ROUND(([.H160]-[.D160])/100)" office:value-type="float" office:value="23" calcext:value-type="float">
            <text:p>23</text:p>
          </table:table-cell>
          <table:table-cell table:style-name="ce7" table:formula="of:=ROUND(([.I160]-[.E160])/100)" office:value-type="float" office:value="20" calcext:value-type="float">
            <text:p>20</text:p>
          </table:table-cell>
          <table:table-cell table:style-name="ce7" table:formula="of:=ROUND(([.J160]-[.F160])/100)" office:value-type="float" office:value="25" calcext:value-type="float">
            <text:p>25</text:p>
          </table:table-cell>
          <table:table-cell table:style-name="ce7"/>
          <table:table-cell table:style-name="ce7" table:formula="of:=([.M160]+[.N160]+[.O160])/3" office:value-type="float" office:value="22.6666666666667" calcext:value-type="float">
            <text:p>23</text:p>
          </table:table-cell>
          <table:table-cell table:style-name="ce7" table:formula="of:=SQRT((1/3)*(([.M160]-[.Q160])*([.M160]-[.Q160]) + ([.N160]-[.Q160])*([.N160]-[.Q160]) + ([.O160]-[.Q160])*([.O160]-[.Q160])))" office:value-type="float" office:value="2.05480466765633" calcext:value-type="float">
            <text:p>2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branch-misses:u</text:p>
          </table:table-cell>
          <table:table-cell/>
          <table:table-cell office:value-type="float" office:value="2208847" calcext:value-type="float">
            <text:p>2208847</text:p>
          </table:table-cell>
          <table:table-cell office:value-type="float" office:value="2209162" calcext:value-type="float">
            <text:p>2209162</text:p>
          </table:table-cell>
          <table:table-cell office:value-type="float" office:value="2209247" calcext:value-type="float">
            <text:p>2209247</text:p>
          </table:table-cell>
          <table:table-cell/>
          <table:table-cell office:value-type="float" office:value="3441484" calcext:value-type="float">
            <text:p>3441484</text:p>
          </table:table-cell>
          <table:table-cell office:value-type="float" office:value="3441277" calcext:value-type="float">
            <text:p>3441277</text:p>
          </table:table-cell>
          <table:table-cell office:value-type="float" office:value="3441366" calcext:value-type="float">
            <text:p>3441366</text:p>
          </table:table-cell>
          <table:table-cell table:style-name="ce7" table:number-columns-repeated="2"/>
          <table:table-cell table:style-name="ce7" table:formula="of:=ROUND(([.H161]-[.D161])/100)" office:value-type="float" office:value="12326" calcext:value-type="float">
            <text:p>12,326</text:p>
          </table:table-cell>
          <table:table-cell table:style-name="ce7" table:formula="of:=ROUND(([.I161]-[.E161])/100)" office:value-type="float" office:value="12321" calcext:value-type="float">
            <text:p>12,321</text:p>
          </table:table-cell>
          <table:table-cell table:style-name="ce7" table:formula="of:=ROUND(([.J161]-[.F161])/100)" office:value-type="float" office:value="12321" calcext:value-type="float">
            <text:p>12,321</text:p>
          </table:table-cell>
          <table:table-cell table:style-name="ce7"/>
          <table:table-cell table:style-name="ce7" table:formula="of:=([.M161]+[.N161]+[.O161])/3" office:value-type="float" office:value="12322.6666666667" calcext:value-type="float">
            <text:p>12,323</text:p>
          </table:table-cell>
          <table:table-cell table:style-name="ce7" table:formula="of:=SQRT((1/3)*(([.M161]-[.Q161])*([.M161]-[.Q161]) + ([.N161]-[.Q161])*([.N161]-[.Q161]) + ([.O161]-[.Q161])*([.O161]-[.Q161])))" office:value-type="float" office:value="2.35702260395516" calcext:value-type="float">
            <text:p>2</text:p>
          </table:table-cell>
        </table:table-row>
        <table:table-row table:style-name="ro1">
          <table:table-cell office:value-type="string" calcext:value-type="string">
            <text:p>BR_MISP_RETIRED.CONDITIONAL</text:p>
          </table:table-cell>
          <table:table-cell office:value-type="string" calcext:value-type="string">
            <text:p>r01c5:u</text:p>
          </table:table-cell>
          <table:table-cell/>
          <table:table-cell office:value-type="float" office:value="2187520" calcext:value-type="float">
            <text:p>2187520</text:p>
          </table:table-cell>
          <table:table-cell office:value-type="float" office:value="2187515" calcext:value-type="float">
            <text:p>2187515</text:p>
          </table:table-cell>
          <table:table-cell office:value-type="float" office:value="2187547" calcext:value-type="float">
            <text:p>2187547</text:p>
          </table:table-cell>
          <table:table-cell/>
          <table:table-cell office:value-type="float" office:value="3420018" calcext:value-type="float">
            <text:p>3420018</text:p>
          </table:table-cell>
          <table:table-cell office:value-type="float" office:value="3419560" calcext:value-type="float">
            <text:p>3419560</text:p>
          </table:table-cell>
          <table:table-cell office:value-type="float" office:value="3419110" calcext:value-type="float">
            <text:p>3419110</text:p>
          </table:table-cell>
          <table:table-cell table:style-name="ce7" table:number-columns-repeated="2"/>
          <table:table-cell table:style-name="ce7" table:formula="of:=ROUND(([.H162]-[.D162])/100)" office:value-type="float" office:value="12325" calcext:value-type="float">
            <text:p>12,325</text:p>
          </table:table-cell>
          <table:table-cell table:style-name="ce7" table:formula="of:=ROUND(([.I162]-[.E162])/100)" office:value-type="float" office:value="12320" calcext:value-type="float">
            <text:p>12,320</text:p>
          </table:table-cell>
          <table:table-cell table:style-name="ce7" table:formula="of:=ROUND(([.J162]-[.F162])/100)" office:value-type="float" office:value="12316" calcext:value-type="float">
            <text:p>12,316</text:p>
          </table:table-cell>
          <table:table-cell table:style-name="ce7"/>
          <table:table-cell table:style-name="ce7" table:formula="of:=([.M162]+[.N162]+[.O162])/3" office:value-type="float" office:value="12320.3333333333" calcext:value-type="float">
            <text:p>12,320</text:p>
          </table:table-cell>
          <table:table-cell table:style-name="ce7" table:formula="of:=SQRT((1/3)*(([.M162]-[.Q162])*([.M162]-[.Q162]) + ([.N162]-[.Q162])*([.N162]-[.Q162]) + ([.O162]-[.Q162])*([.O162]-[.Q162])))" office:value-type="float" office:value="3.68178700572909" calcext:value-type="float">
            <text:p>4</text:p>
          </table:table-cell>
        </table:table-row>
        <table:table-row table:style-name="ro1">
          <table:table-cell office:value-type="string" calcext:value-type="string">
            <text:p>BR_MISP_RETIRED.ALL_BRANCHES</text:p>
          </table:table-cell>
          <table:table-cell office:value-type="string" calcext:value-type="string">
            <text:p>r04c5:u</text:p>
          </table:table-cell>
          <table:table-cell/>
          <table:table-cell office:value-type="float" office:value="2209273" calcext:value-type="float">
            <text:p>2209273</text:p>
          </table:table-cell>
          <table:table-cell office:value-type="float" office:value="2209192" calcext:value-type="float">
            <text:p>2209192</text:p>
          </table:table-cell>
          <table:table-cell office:value-type="float" office:value="2209230" calcext:value-type="float">
            <text:p>2209230</text:p>
          </table:table-cell>
          <table:table-cell/>
          <table:table-cell office:value-type="float" office:value="3442252" calcext:value-type="float">
            <text:p>3442252</text:p>
          </table:table-cell>
          <table:table-cell office:value-type="float" office:value="3441784" calcext:value-type="float">
            <text:p>3441784</text:p>
          </table:table-cell>
          <table:table-cell office:value-type="float" office:value="3441518" calcext:value-type="float">
            <text:p>3441518</text:p>
          </table:table-cell>
          <table:table-cell table:style-name="ce7" table:number-columns-repeated="2"/>
          <table:table-cell table:style-name="ce7" table:formula="of:=ROUND(([.H163]-[.D163])/100)" office:value-type="float" office:value="12330" calcext:value-type="float">
            <text:p>12,330</text:p>
          </table:table-cell>
          <table:table-cell table:style-name="ce7" table:formula="of:=ROUND(([.I163]-[.E163])/100)" office:value-type="float" office:value="12326" calcext:value-type="float">
            <text:p>12,326</text:p>
          </table:table-cell>
          <table:table-cell table:style-name="ce7" table:formula="of:=ROUND(([.J163]-[.F163])/100)" office:value-type="float" office:value="12323" calcext:value-type="float">
            <text:p>12,323</text:p>
          </table:table-cell>
          <table:table-cell table:style-name="ce7"/>
          <table:table-cell table:style-name="ce7" table:formula="of:=([.M163]+[.N163]+[.O163])/3" office:value-type="float" office:value="12326.3333333333" calcext:value-type="float">
            <text:p>12,326</text:p>
          </table:table-cell>
          <table:table-cell table:style-name="ce7" table:formula="of:=SQRT((1/3)*(([.M163]-[.Q163])*([.M163]-[.Q163]) + ([.N163]-[.Q163])*([.N163]-[.Q163]) + ([.O163]-[.Q163])*([.O163]-[.Q163])))" office:value-type="float" office:value="2.86744175568088" calcext:value-type="float">
            <text:p>3</text:p>
          </table:table-cell>
        </table:table-row>
        <table:table-row table:style-name="ro1">
          <table:table-cell office:value-type="string" calcext:value-type="string">
            <text:p>BR_MISP_RETIRED.NEAR_TAKEN</text:p>
          </table:table-cell>
          <table:table-cell office:value-type="string" calcext:value-type="string">
            <text:p>r20c5:u</text:p>
          </table:table-cell>
          <table:table-cell/>
          <table:table-cell office:value-type="float" office:value="2191674" calcext:value-type="float">
            <text:p>2191674</text:p>
          </table:table-cell>
          <table:table-cell office:value-type="float" office:value="2191567" calcext:value-type="float">
            <text:p>2191567</text:p>
          </table:table-cell>
          <table:table-cell office:value-type="float" office:value="2191612" calcext:value-type="float">
            <text:p>2191612</text:p>
          </table:table-cell>
          <table:table-cell/>
          <table:table-cell office:value-type="float" office:value="2195101" calcext:value-type="float">
            <text:p>2195101</text:p>
          </table:table-cell>
          <table:table-cell office:value-type="float" office:value="2194633" calcext:value-type="float">
            <text:p>2194633</text:p>
          </table:table-cell>
          <table:table-cell office:value-type="float" office:value="2194291" calcext:value-type="float">
            <text:p>2194291</text:p>
          </table:table-cell>
          <table:table-cell table:style-name="ce7" table:number-columns-repeated="2"/>
          <table:table-cell table:style-name="ce7" table:formula="of:=ROUND(([.H164]-[.D164])/100)" office:value-type="float" office:value="34" calcext:value-type="float">
            <text:p>34</text:p>
          </table:table-cell>
          <table:table-cell table:style-name="ce7" table:formula="of:=ROUND(([.I164]-[.E164])/100)" office:value-type="float" office:value="31" calcext:value-type="float">
            <text:p>31</text:p>
          </table:table-cell>
          <table:table-cell table:style-name="ce7" table:formula="of:=ROUND(([.J164]-[.F164])/100)" office:value-type="float" office:value="27" calcext:value-type="float">
            <text:p>27</text:p>
          </table:table-cell>
          <table:table-cell table:style-name="ce7"/>
          <table:table-cell table:style-name="ce7" table:formula="of:=([.M164]+[.N164]+[.O164])/3" office:value-type="float" office:value="30.6666666666667" calcext:value-type="float">
            <text:p>31</text:p>
          </table:table-cell>
          <table:table-cell table:style-name="ce7" table:formula="of:=SQRT((1/3)*(([.M164]-[.Q164])*([.M164]-[.Q164]) + ([.N164]-[.Q164])*([.N164]-[.Q164]) + ([.O164]-[.Q164])*([.O164]-[.Q164])))" office:value-type="float" office:value="2.86744175568088" calcext:value-type="float">
            <text:p>3</text:p>
          </table:table-cell>
        </table:table-row>
        <table:table-row table:style-name="ro1">
          <table:table-cell office:value-type="string" calcext:value-type="string">
            <text:p>FP_ASSIST.X87_OUTPUT</text:p>
          </table:table-cell>
          <table:table-cell office:value-type="string" calcext:value-type="string">
            <text:p>r02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5]-[.D165])/100)" office:value-type="float" office:value="0" calcext:value-type="float">
            <text:p>0</text:p>
          </table:table-cell>
          <table:table-cell table:style-name="ce7" table:formula="of:=ROUND(([.I165]-[.E165])/100)" office:value-type="float" office:value="0" calcext:value-type="float">
            <text:p>0</text:p>
          </table:table-cell>
          <table:table-cell table:style-name="ce7" table:formula="of:=ROUND(([.J165]-[.F165])/100)" office:value-type="float" office:value="0" calcext:value-type="float">
            <text:p>0</text:p>
          </table:table-cell>
          <table:table-cell table:style-name="ce7"/>
          <table:table-cell table:style-name="ce7" table:formula="of:=([.M165]+[.N165]+[.O165])/3" office:value-type="float" office:value="0" calcext:value-type="float">
            <text:p>0</text:p>
          </table:table-cell>
          <table:table-cell table:style-name="ce7" table:formula="of:=SQRT((1/3)*(([.M165]-[.Q165])*([.M165]-[.Q165]) + ([.N165]-[.Q165])*([.N165]-[.Q165]) + ([.O165]-[.Q165])*([.O165]-[.Q16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X87_INPUT</text:p>
          </table:table-cell>
          <table:table-cell office:value-type="string" calcext:value-type="string">
            <text:p>r04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6]-[.D166])/100)" office:value-type="float" office:value="0" calcext:value-type="float">
            <text:p>0</text:p>
          </table:table-cell>
          <table:table-cell table:style-name="ce7" table:formula="of:=ROUND(([.I166]-[.E166])/100)" office:value-type="float" office:value="0" calcext:value-type="float">
            <text:p>0</text:p>
          </table:table-cell>
          <table:table-cell table:style-name="ce7" table:formula="of:=ROUND(([.J166]-[.F166])/100)" office:value-type="float" office:value="0" calcext:value-type="float">
            <text:p>0</text:p>
          </table:table-cell>
          <table:table-cell table:style-name="ce7"/>
          <table:table-cell table:style-name="ce7" table:formula="of:=([.M166]+[.N166]+[.O166])/3" office:value-type="float" office:value="0" calcext:value-type="float">
            <text:p>0</text:p>
          </table:table-cell>
          <table:table-cell table:style-name="ce7" table:formula="of:=SQRT((1/3)*(([.M166]-[.Q166])*([.M166]-[.Q166]) + ([.N166]-[.Q166])*([.N166]-[.Q166]) + ([.O166]-[.Q166])*([.O166]-[.Q16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OUTPUT</text:p>
          </table:table-cell>
          <table:table-cell office:value-type="string" calcext:value-type="string">
            <text:p>r08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7]-[.D167])/100)" office:value-type="float" office:value="0" calcext:value-type="float">
            <text:p>0</text:p>
          </table:table-cell>
          <table:table-cell table:style-name="ce7" table:formula="of:=ROUND(([.I167]-[.E167])/100)" office:value-type="float" office:value="0" calcext:value-type="float">
            <text:p>0</text:p>
          </table:table-cell>
          <table:table-cell table:style-name="ce7" table:formula="of:=ROUND(([.J167]-[.F167])/100)" office:value-type="float" office:value="0" calcext:value-type="float">
            <text:p>0</text:p>
          </table:table-cell>
          <table:table-cell table:style-name="ce7"/>
          <table:table-cell table:style-name="ce7" table:formula="of:=([.M167]+[.N167]+[.O167])/3" office:value-type="float" office:value="0" calcext:value-type="float">
            <text:p>0</text:p>
          </table:table-cell>
          <table:table-cell table:style-name="ce7" table:formula="of:=SQRT((1/3)*(([.M167]-[.Q167])*([.M167]-[.Q167]) + ([.N167]-[.Q167])*([.N167]-[.Q167]) + ([.O167]-[.Q167])*([.O167]-[.Q167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SIMD_INPUT</text:p>
          </table:table-cell>
          <table:table-cell office:value-type="string" calcext:value-type="string">
            <text:p>r10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8]-[.D168])/100)" office:value-type="float" office:value="0" calcext:value-type="float">
            <text:p>0</text:p>
          </table:table-cell>
          <table:table-cell table:style-name="ce7" table:formula="of:=ROUND(([.I168]-[.E168])/100)" office:value-type="float" office:value="0" calcext:value-type="float">
            <text:p>0</text:p>
          </table:table-cell>
          <table:table-cell table:style-name="ce7" table:formula="of:=ROUND(([.J168]-[.F168])/100)" office:value-type="float" office:value="0" calcext:value-type="float">
            <text:p>0</text:p>
          </table:table-cell>
          <table:table-cell table:style-name="ce7"/>
          <table:table-cell table:style-name="ce7" table:formula="of:=([.M168]+[.N168]+[.O168])/3" office:value-type="float" office:value="0" calcext:value-type="float">
            <text:p>0</text:p>
          </table:table-cell>
          <table:table-cell table:style-name="ce7" table:formula="of:=SQRT((1/3)*(([.M168]-[.Q168])*([.M168]-[.Q168]) + ([.N168]-[.Q168])*([.N168]-[.Q168]) + ([.O168]-[.Q168])*([.O168]-[.Q16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P_ASSIST.ANY</text:p>
          </table:table-cell>
          <table:table-cell office:value-type="string" calcext:value-type="string">
            <text:p>r1eca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69]-[.D169])/100)" office:value-type="float" office:value="0" calcext:value-type="float">
            <text:p>0</text:p>
          </table:table-cell>
          <table:table-cell table:style-name="ce7" table:formula="of:=ROUND(([.I169]-[.E169])/100)" office:value-type="float" office:value="0" calcext:value-type="float">
            <text:p>0</text:p>
          </table:table-cell>
          <table:table-cell table:style-name="ce7" table:formula="of:=ROUND(([.J169]-[.F169])/100)" office:value-type="float" office:value="0" calcext:value-type="float">
            <text:p>0</text:p>
          </table:table-cell>
          <table:table-cell table:style-name="ce7"/>
          <table:table-cell table:style-name="ce7" table:formula="of:=([.M169]+[.N169]+[.O169])/3" office:value-type="float" office:value="0" calcext:value-type="float">
            <text:p>0</text:p>
          </table:table-cell>
          <table:table-cell table:style-name="ce7" table:formula="of:=SQRT((1/3)*(([.M169]-[.Q169])*([.M169]-[.Q169]) + ([.N169]-[.Q169])*([.N169]-[.Q169]) + ([.O169]-[.Q169])*([.O169]-[.Q169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_MISC_EVENTS.LBR_INSERTS</text:p>
          </table:table-cell>
          <table:table-cell office:value-type="string" calcext:value-type="string">
            <text:p>r20cc: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ROUND(([.H170]-[.D170])/100)" office:value-type="float" office:value="0" calcext:value-type="float">
            <text:p>0</text:p>
          </table:table-cell>
          <table:table-cell table:style-name="ce7" table:formula="of:=ROUND(([.I170]-[.E170])/100)" office:value-type="float" office:value="0" calcext:value-type="float">
            <text:p>0</text:p>
          </table:table-cell>
          <table:table-cell table:style-name="ce7" table:formula="of:=ROUND(([.J170]-[.F170])/100)" office:value-type="float" office:value="0" calcext:value-type="float">
            <text:p>0</text:p>
          </table:table-cell>
          <table:table-cell table:style-name="ce7"/>
          <table:table-cell table:style-name="ce7" table:formula="of:=([.M170]+[.N170]+[.O170])/3" office:value-type="float" office:value="0" calcext:value-type="float">
            <text:p>0</text:p>
          </table:table-cell>
          <table:table-cell table:style-name="ce7" table:formula="of:=SQRT((1/3)*(([.M170]-[.Q170])*([.M170]-[.Q170]) + ([.N170]-[.Q170])*([.N170]-[.Q170]) + ([.O170]-[.Q170])*([.O170]-[.Q170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TLB_MISS.LOADS</text:p>
          </table:table-cell>
          <table:table-cell office:value-type="string" calcext:value-type="string">
            <text:p>r11d0:u</text:p>
          </table:table-cell>
          <table:table-cell/>
          <table:table-cell office:value-type="float" office:value="81240" calcext:value-type="float">
            <text:p>81240</text:p>
          </table:table-cell>
          <table:table-cell office:value-type="float" office:value="82188" calcext:value-type="float">
            <text:p>82188</text:p>
          </table:table-cell>
          <table:table-cell office:value-type="float" office:value="84480" calcext:value-type="float">
            <text:p>84480</text:p>
          </table:table-cell>
          <table:table-cell/>
          <table:table-cell office:value-type="float" office:value="8063981" calcext:value-type="float">
            <text:p>8063981</text:p>
          </table:table-cell>
          <table:table-cell office:value-type="float" office:value="8489850" calcext:value-type="float">
            <text:p>8489850</text:p>
          </table:table-cell>
          <table:table-cell office:value-type="float" office:value="8574442" calcext:value-type="float">
            <text:p>8574442</text:p>
          </table:table-cell>
          <table:table-cell table:style-name="ce7" table:number-columns-repeated="2"/>
          <table:table-cell table:style-name="ce7" table:formula="of:=ROUND(([.H171]-[.D171])/100)" office:value-type="float" office:value="79827" calcext:value-type="float">
            <text:p>79,827</text:p>
          </table:table-cell>
          <table:table-cell table:style-name="ce7" table:formula="of:=ROUND(([.I171]-[.E171])/100)" office:value-type="float" office:value="84077" calcext:value-type="float">
            <text:p>84,077</text:p>
          </table:table-cell>
          <table:table-cell table:style-name="ce7" table:formula="of:=ROUND(([.J171]-[.F171])/100)" office:value-type="float" office:value="84900" calcext:value-type="float">
            <text:p>84,900</text:p>
          </table:table-cell>
          <table:table-cell table:style-name="ce7"/>
          <table:table-cell table:style-name="ce7" table:formula="of:=([.M171]+[.N171]+[.O171])/3" office:value-type="float" office:value="82934.6666666667" calcext:value-type="float">
            <text:p>82,935</text:p>
          </table:table-cell>
          <table:table-cell table:style-name="ce7" table:formula="of:=SQRT((1/3)*(([.M171]-[.Q171])*([.M171]-[.Q171]) + ([.N171]-[.Q171])*([.N171]-[.Q171]) + ([.O171]-[.Q171])*([.O171]-[.Q171])))" office:value-type="float" office:value="2222.9899285022" calcext:value-type="float">
            <text:p>2,223</text:p>
          </table:table-cell>
        </table:table-row>
        <table:table-row table:style-name="ro1">
          <table:table-cell office:value-type="string" calcext:value-type="string">
            <text:p>MEM_UOPS_RETIRED.STLB_MISS.STORES</text:p>
          </table:table-cell>
          <table:table-cell office:value-type="string" calcext:value-type="string">
            <text:p>r12d0:u</text:p>
          </table:table-cell>
          <table:table-cell/>
          <table:table-cell office:value-type="float" office:value="131208" calcext:value-type="float">
            <text:p>131208</text:p>
          </table:table-cell>
          <table:table-cell office:value-type="float" office:value="131206" calcext:value-type="float">
            <text:p>131206</text:p>
          </table:table-cell>
          <table:table-cell office:value-type="float" office:value="131205" calcext:value-type="float">
            <text:p>131205</text:p>
          </table:table-cell>
          <table:table-cell/>
          <table:table-cell office:value-type="float" office:value="133519" calcext:value-type="float">
            <text:p>133519</text:p>
          </table:table-cell>
          <table:table-cell office:value-type="float" office:value="132997" calcext:value-type="float">
            <text:p>132997</text:p>
          </table:table-cell>
          <table:table-cell office:value-type="float" office:value="133005" calcext:value-type="float">
            <text:p>133005</text:p>
          </table:table-cell>
          <table:table-cell table:style-name="ce7" table:number-columns-repeated="2"/>
          <table:table-cell table:style-name="ce7" table:formula="of:=ROUND(([.H172]-[.D172])/100)" office:value-type="float" office:value="23" calcext:value-type="float">
            <text:p>23</text:p>
          </table:table-cell>
          <table:table-cell table:style-name="ce7" table:formula="of:=ROUND(([.I172]-[.E172])/100)" office:value-type="float" office:value="18" calcext:value-type="float">
            <text:p>18</text:p>
          </table:table-cell>
          <table:table-cell table:style-name="ce7" table:formula="of:=ROUND(([.J172]-[.F172])/100)" office:value-type="float" office:value="18" calcext:value-type="float">
            <text:p>18</text:p>
          </table:table-cell>
          <table:table-cell table:style-name="ce7"/>
          <table:table-cell table:style-name="ce7" table:formula="of:=([.M172]+[.N172]+[.O172])/3" office:value-type="float" office:value="19.6666666666667" calcext:value-type="float">
            <text:p>20</text:p>
          </table:table-cell>
          <table:table-cell table:style-name="ce7" table:formula="of:=SQRT((1/3)*(([.M172]-[.Q172])*([.M172]-[.Q172]) + ([.N172]-[.Q172])*([.N172]-[.Q172]) + ([.O172]-[.Q172])*([.O172]-[.Q172])))" office:value-type="float" office:value="2.35702260395516" calcext:value-type="float">
            <text:p>2</text:p>
          </table:table-cell>
        </table:table-row>
        <table:table-row table:style-name="ro1">
          <table:table-cell office:value-type="string" calcext:value-type="string">
            <text:p>MEM_UOPS_RETIRED.LOCK.LOADS</text:p>
          </table:table-cell>
          <table:table-cell office:value-type="string" calcext:value-type="string">
            <text:p>r21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3]-[.D173])/100)" office:value-type="float" office:value="0" calcext:value-type="float">
            <text:p>0</text:p>
          </table:table-cell>
          <table:table-cell table:style-name="ce7" table:formula="of:=ROUND(([.I173]-[.E173])/100)" office:value-type="float" office:value="0" calcext:value-type="float">
            <text:p>0</text:p>
          </table:table-cell>
          <table:table-cell table:style-name="ce7" table:formula="of:=ROUND(([.J173]-[.F173])/100)" office:value-type="float" office:value="0" calcext:value-type="float">
            <text:p>0</text:p>
          </table:table-cell>
          <table:table-cell table:style-name="ce7"/>
          <table:table-cell table:style-name="ce7" table:formula="of:=([.M173]+[.N173]+[.O173])/3" office:value-type="float" office:value="0" calcext:value-type="float">
            <text:p>0</text:p>
          </table:table-cell>
          <table:table-cell table:style-name="ce7" table:formula="of:=SQRT((1/3)*(([.M173]-[.Q173])*([.M173]-[.Q173]) + ([.N173]-[.Q173])*([.N173]-[.Q173]) + ([.O173]-[.Q173])*([.O173]-[.Q173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LOCK.STORES</text:p>
          </table:table-cell>
          <table:table-cell office:value-type="string" calcext:value-type="string">
            <text:p>r22d0:u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table:style-name="ce7" table:number-columns-repeated="2"/>
          <table:table-cell table:style-name="ce7" table:formula="of:=ROUND(([.H174]-[.D174])/100)" office:value-type="float" office:value="0" calcext:value-type="float">
            <text:p>0</text:p>
          </table:table-cell>
          <table:table-cell table:style-name="ce7" table:formula="of:=ROUND(([.I174]-[.E174])/100)" office:value-type="float" office:value="0" calcext:value-type="float">
            <text:p>0</text:p>
          </table:table-cell>
          <table:table-cell table:style-name="ce7" table:formula="of:=ROUND(([.J174]-[.F174])/100)" office:value-type="float" office:value="0" calcext:value-type="float">
            <text:p>0</text:p>
          </table:table-cell>
          <table:table-cell table:style-name="ce7"/>
          <table:table-cell table:style-name="ce7" table:formula="of:=([.M174]+[.N174]+[.O174])/3" office:value-type="float" office:value="0" calcext:value-type="float">
            <text:p>0</text:p>
          </table:table-cell>
          <table:table-cell table:style-name="ce7" table:formula="of:=SQRT((1/3)*(([.M174]-[.Q174])*([.M174]-[.Q174]) + ([.N174]-[.Q174])*([.N174]-[.Q174]) + ([.O174]-[.Q174])*([.O174]-[.Q174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LOADS</text:p>
          </table:table-cell>
          <table:table-cell office:value-type="string" calcext:value-type="string">
            <text:p>r41d0:u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style-name="ce7" table:number-columns-repeated="2"/>
          <table:table-cell table:style-name="ce7" table:formula="of:=ROUND(([.H175]-[.D175])/100)" office:value-type="float" office:value="0" calcext:value-type="float">
            <text:p>0</text:p>
          </table:table-cell>
          <table:table-cell table:style-name="ce7" table:formula="of:=ROUND(([.I175]-[.E175])/100)" office:value-type="float" office:value="0" calcext:value-type="float">
            <text:p>0</text:p>
          </table:table-cell>
          <table:table-cell table:style-name="ce7" table:formula="of:=ROUND(([.J175]-[.F175])/100)" office:value-type="float" office:value="0" calcext:value-type="float">
            <text:p>0</text:p>
          </table:table-cell>
          <table:table-cell table:style-name="ce7"/>
          <table:table-cell table:style-name="ce7" table:formula="of:=([.M175]+[.N175]+[.O175])/3" office:value-type="float" office:value="0" calcext:value-type="float">
            <text:p>0</text:p>
          </table:table-cell>
          <table:table-cell table:style-name="ce7" table:formula="of:=SQRT((1/3)*(([.M175]-[.Q175])*([.M175]-[.Q175]) + ([.N175]-[.Q175])*([.N175]-[.Q175]) + ([.O175]-[.Q175])*([.O175]-[.Q175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SPLIT.STORES</text:p>
          </table:table-cell>
          <table:table-cell office:value-type="string" calcext:value-type="string">
            <text:p>r42d0:u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2"/>
          <table:table-cell table:style-name="ce7" table:formula="of:=ROUND(([.H176]-[.D176])/100)" office:value-type="float" office:value="0" calcext:value-type="float">
            <text:p>0</text:p>
          </table:table-cell>
          <table:table-cell table:style-name="ce7" table:formula="of:=ROUND(([.I176]-[.E176])/100)" office:value-type="float" office:value="0" calcext:value-type="float">
            <text:p>0</text:p>
          </table:table-cell>
          <table:table-cell table:style-name="ce7" table:formula="of:=ROUND(([.J176]-[.F176])/100)" office:value-type="float" office:value="0" calcext:value-type="float">
            <text:p>0</text:p>
          </table:table-cell>
          <table:table-cell table:style-name="ce7"/>
          <table:table-cell table:style-name="ce7" table:formula="of:=([.M176]+[.N176]+[.O176])/3" office:value-type="float" office:value="0" calcext:value-type="float">
            <text:p>0</text:p>
          </table:table-cell>
          <table:table-cell table:style-name="ce7" table:formula="of:=SQRT((1/3)*(([.M176]-[.Q176])*([.M176]-[.Q176]) + ([.N176]-[.Q176])*([.N176]-[.Q176]) + ([.O176]-[.Q176])*([.O176]-[.Q176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UOPS_RETIRED.ALL.LOADS</text:p>
          </table:table-cell>
          <table:table-cell office:value-type="string" calcext:value-type="string">
            <text:p>r81d0:u</text:p>
          </table:table-cell>
          <table:table-cell/>
          <table:table-cell office:value-type="float" office:value="1377049723" calcext:value-type="float">
            <text:p>1377049723</text:p>
          </table:table-cell>
          <table:table-cell office:value-type="float" office:value="1377049651" calcext:value-type="float">
            <text:p>1377049651</text:p>
          </table:table-cell>
          <table:table-cell office:value-type="float" office:value="1377049862" calcext:value-type="float">
            <text:p>1377049862</text:p>
          </table:table-cell>
          <table:table-cell/>
          <table:table-cell office:value-type="float" office:value="11447381615" calcext:value-type="float">
            <text:p>11447381615</text:p>
          </table:table-cell>
          <table:table-cell office:value-type="float" office:value="11447347407" calcext:value-type="float">
            <text:p>11447347407</text:p>
          </table:table-cell>
          <table:table-cell office:value-type="float" office:value="11447327038" calcext:value-type="float">
            <text:p>11447327038</text:p>
          </table:table-cell>
          <table:table-cell table:style-name="ce7" table:number-columns-repeated="2"/>
          <table:table-cell table:style-name="ce7" table:formula="of:=ROUND(([.H177]-[.D177])/100)" office:value-type="float" office:value="100703319" calcext:value-type="float">
            <text:p>100,703,319</text:p>
          </table:table-cell>
          <table:table-cell table:style-name="ce7" table:formula="of:=ROUND(([.I177]-[.E177])/100)" office:value-type="float" office:value="100702978" calcext:value-type="float">
            <text:p>100,702,978</text:p>
          </table:table-cell>
          <table:table-cell table:style-name="ce7" table:formula="of:=ROUND(([.J177]-[.F177])/100)" office:value-type="float" office:value="100702772" calcext:value-type="float">
            <text:p>100,702,772</text:p>
          </table:table-cell>
          <table:table-cell table:style-name="ce7"/>
          <table:table-cell table:style-name="ce7" table:formula="of:=([.M177]+[.N177]+[.O177])/3" office:value-type="float" office:value="100703023" calcext:value-type="float">
            <text:p>100,703,023</text:p>
          </table:table-cell>
          <table:table-cell table:style-name="ce7" table:formula="of:=SQRT((1/3)*(([.M177]-[.Q177])*([.M177]-[.Q177]) + ([.N177]-[.Q177])*([.N177]-[.Q177]) + ([.O177]-[.Q177])*([.O177]-[.Q177])))" office:value-type="float" office:value="225.567432637486" calcext:value-type="float">
            <text:p>226</text:p>
          </table:table-cell>
        </table:table-row>
        <table:table-row table:style-name="ro1">
          <table:table-cell office:value-type="string" calcext:value-type="string">
            <text:p>MEM_UOPS_RETIRED.ALL.STORES</text:p>
          </table:table-cell>
          <table:table-cell office:value-type="string" calcext:value-type="string">
            <text:p>r82d0:u</text:p>
          </table:table-cell>
          <table:table-cell/>
          <table:table-cell office:value-type="float" office:value="772123165" calcext:value-type="float">
            <text:p>772123165</text:p>
          </table:table-cell>
          <table:table-cell office:value-type="float" office:value="772123193" calcext:value-type="float">
            <text:p>772123193</text:p>
          </table:table-cell>
          <table:table-cell office:value-type="float" office:value="772123165" calcext:value-type="float">
            <text:p>772123165</text:p>
          </table:table-cell>
          <table:table-cell/>
          <table:table-cell office:value-type="float" office:value="4128392365" calcext:value-type="float">
            <text:p>4128392365</text:p>
          </table:table-cell>
          <table:table-cell office:value-type="float" office:value="4128392393" calcext:value-type="float">
            <text:p>4128392393</text:p>
          </table:table-cell>
          <table:table-cell office:value-type="float" office:value="4128392365" calcext:value-type="float">
            <text:p>4128392365</text:p>
          </table:table-cell>
          <table:table-cell table:style-name="ce7" table:number-columns-repeated="2"/>
          <table:table-cell table:style-name="ce7" table:formula="of:=ROUND(([.H178]-[.D178])/100)" office:value-type="float" office:value="33562692" calcext:value-type="float">
            <text:p>33,562,692</text:p>
          </table:table-cell>
          <table:table-cell table:style-name="ce7" table:formula="of:=ROUND(([.I178]-[.E178])/100)" office:value-type="float" office:value="33562692" calcext:value-type="float">
            <text:p>33,562,692</text:p>
          </table:table-cell>
          <table:table-cell table:style-name="ce7" table:formula="of:=ROUND(([.J178]-[.F178])/100)" office:value-type="float" office:value="33562692" calcext:value-type="float">
            <text:p>33,562,692</text:p>
          </table:table-cell>
          <table:table-cell table:style-name="ce7"/>
          <table:table-cell table:style-name="ce7" table:formula="of:=([.M178]+[.N178]+[.O178])/3" office:value-type="float" office:value="33562692" calcext:value-type="float">
            <text:p>33,562,692</text:p>
          </table:table-cell>
          <table:table-cell table:style-name="ce7" table:formula="of:=SQRT((1/3)*(([.M178]-[.Q178])*([.M178]-[.Q178]) + ([.N178]-[.Q178])*([.N178]-[.Q178]) + ([.O178]-[.Q178])*([.O178]-[.Q178])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_LOAD_UOPS_RETIRED.L1_HIT</text:p>
          </table:table-cell>
          <table:table-cell office:value-type="string" calcext:value-type="string">
            <text:p>r01d1:u</text:p>
          </table:table-cell>
          <table:table-cell/>
          <table:table-cell office:value-type="float" office:value="1324283374" calcext:value-type="float">
            <text:p>1324283374</text:p>
          </table:table-cell>
          <table:table-cell office:value-type="float" office:value="1326311233" calcext:value-type="float">
            <text:p>1326311233</text:p>
          </table:table-cell>
          <table:table-cell office:value-type="float" office:value="1325487163" calcext:value-type="float">
            <text:p>1325487163</text:p>
          </table:table-cell>
          <table:table-cell/>
          <table:table-cell office:value-type="float" office:value="5757224479" calcext:value-type="float">
            <text:p>5757224479</text:p>
          </table:table-cell>
          <table:table-cell office:value-type="float" office:value="5605838186" calcext:value-type="float">
            <text:p>5605838186</text:p>
          </table:table-cell>
          <table:table-cell office:value-type="float" office:value="5642458691" calcext:value-type="float">
            <text:p>5642458691</text:p>
          </table:table-cell>
          <table:table-cell table:style-name="ce7" table:number-columns-repeated="2"/>
          <table:table-cell table:style-name="ce7" table:formula="of:=ROUND(([.H179]-[.D179])/100)" office:value-type="float" office:value="44329411" calcext:value-type="float">
            <text:p>44,329,411</text:p>
          </table:table-cell>
          <table:table-cell table:style-name="ce7" table:formula="of:=ROUND(([.I179]-[.E179])/100)" office:value-type="float" office:value="42795270" calcext:value-type="float">
            <text:p>42,795,270</text:p>
          </table:table-cell>
          <table:table-cell table:style-name="ce7" table:formula="of:=ROUND(([.J179]-[.F179])/100)" office:value-type="float" office:value="43169715" calcext:value-type="float">
            <text:p>43,169,715</text:p>
          </table:table-cell>
          <table:table-cell table:style-name="ce7"/>
          <table:table-cell table:style-name="ce7" table:formula="of:=([.M179]+[.N179]+[.O179])/3" office:value-type="float" office:value="43431465.3333333" calcext:value-type="float">
            <text:p>43,431,465</text:p>
          </table:table-cell>
          <table:table-cell table:style-name="ce7" table:formula="of:=SQRT((1/3)*(([.M179]-[.Q179])*([.M179]-[.Q179]) + ([.N179]-[.Q179])*([.N179]-[.Q179]) + ([.O179]-[.Q179])*([.O179]-[.Q179])))" office:value-type="float" office:value="653086.048297024" calcext:value-type="float">
            <text:p>653,086</text:p>
          </table:table-cell>
        </table:table-row>
        <table:table-row table:style-name="ro1">
          <table:table-cell office:value-type="string" calcext:value-type="string">
            <text:p>MEM_LOAD_UOPS_RETIRED.L2_HIT</text:p>
          </table:table-cell>
          <table:table-cell office:value-type="string" calcext:value-type="string">
            <text:p>r02d1:u</text:p>
          </table:table-cell>
          <table:table-cell/>
          <table:table-cell office:value-type="float" office:value="45678" calcext:value-type="float">
            <text:p>45678</text:p>
          </table:table-cell>
          <table:table-cell office:value-type="float" office:value="197759" calcext:value-type="float">
            <text:p>197759</text:p>
          </table:table-cell>
          <table:table-cell office:value-type="float" office:value="313801" calcext:value-type="float">
            <text:p>313801</text:p>
          </table:table-cell>
          <table:table-cell/>
          <table:table-cell office:value-type="float" office:value="10261886" calcext:value-type="float">
            <text:p>10261886</text:p>
          </table:table-cell>
          <table:table-cell office:value-type="float" office:value="21786848" calcext:value-type="float">
            <text:p>21786848</text:p>
          </table:table-cell>
          <table:table-cell office:value-type="float" office:value="22246700" calcext:value-type="float">
            <text:p>22246700</text:p>
          </table:table-cell>
          <table:table-cell table:style-name="ce7" table:number-columns-repeated="2"/>
          <table:table-cell table:style-name="ce7" table:formula="of:=ROUND(([.H180]-[.D180])/100)" office:value-type="float" office:value="102162" calcext:value-type="float">
            <text:p>102,162</text:p>
          </table:table-cell>
          <table:table-cell table:style-name="ce7" table:formula="of:=ROUND(([.I180]-[.E180])/100)" office:value-type="float" office:value="215891" calcext:value-type="float">
            <text:p>215,891</text:p>
          </table:table-cell>
          <table:table-cell table:style-name="ce7" table:formula="of:=ROUND(([.J180]-[.F180])/100)" office:value-type="float" office:value="219329" calcext:value-type="float">
            <text:p>219,329</text:p>
          </table:table-cell>
          <table:table-cell table:style-name="ce7"/>
          <table:table-cell table:style-name="ce7" table:formula="of:=([.M180]+[.N180]+[.O180])/3" office:value-type="float" office:value="179127.333333333" calcext:value-type="float">
            <text:p>179,127</text:p>
          </table:table-cell>
          <table:table-cell table:style-name="ce7" table:formula="of:=SQRT((1/3)*(([.M180]-[.Q180])*([.M180]-[.Q180]) + ([.N180]-[.Q180])*([.N180]-[.Q180]) + ([.O180]-[.Q180])*([.O180]-[.Q180])))" office:value-type="float" office:value="54440.804931187" calcext:value-type="float">
            <text:p>54,441</text:p>
          </table:table-cell>
        </table:table-row>
        <table:table-row table:style-name="ro1">
          <table:table-cell office:value-type="string" calcext:value-type="string">
            <text:p>MEM_LOAD_UOPS_RETIRED.L3_HIT</text:p>
          </table:table-cell>
          <table:table-cell office:value-type="string" calcext:value-type="string">
            <text:p>r04d1:u</text:p>
          </table:table-cell>
          <table:table-cell/>
          <table:table-cell office:value-type="float" office:value="12195" calcext:value-type="float">
            <text:p>12195</text:p>
          </table:table-cell>
          <table:table-cell office:value-type="float" office:value="14441" calcext:value-type="float">
            <text:p>14441</text:p>
          </table:table-cell>
          <table:table-cell office:value-type="float" office:value="13477" calcext:value-type="float">
            <text:p>13477</text:p>
          </table:table-cell>
          <table:table-cell/>
          <table:table-cell office:value-type="float" office:value="144384" calcext:value-type="float">
            <text:p>144384</text:p>
          </table:table-cell>
          <table:table-cell office:value-type="float" office:value="122382" calcext:value-type="float">
            <text:p>122382</text:p>
          </table:table-cell>
          <table:table-cell office:value-type="float" office:value="137040" calcext:value-type="float">
            <text:p>137040</text:p>
          </table:table-cell>
          <table:table-cell table:style-name="ce7" table:number-columns-repeated="2"/>
          <table:table-cell table:style-name="ce7" table:formula="of:=ROUND(([.H181]-[.D181])/100)" office:value-type="float" office:value="1322" calcext:value-type="float">
            <text:p>1,322</text:p>
          </table:table-cell>
          <table:table-cell table:style-name="ce7" table:formula="of:=ROUND(([.I181]-[.E181])/100)" office:value-type="float" office:value="1079" calcext:value-type="float">
            <text:p>1,079</text:p>
          </table:table-cell>
          <table:table-cell table:style-name="ce7" table:formula="of:=ROUND(([.J181]-[.F181])/100)" office:value-type="float" office:value="1236" calcext:value-type="float">
            <text:p>1,236</text:p>
          </table:table-cell>
          <table:table-cell table:style-name="ce7"/>
          <table:table-cell table:style-name="ce7" table:formula="of:=([.M181]+[.N181]+[.O181])/3" office:value-type="float" office:value="1212.33333333333" calcext:value-type="float">
            <text:p>1,212</text:p>
          </table:table-cell>
          <table:table-cell table:style-name="ce7" table:formula="of:=SQRT((1/3)*(([.M181]-[.Q181])*([.M181]-[.Q181]) + ([.N181]-[.Q181])*([.N181]-[.Q181]) + ([.O181]-[.Q181])*([.O181]-[.Q181])))" office:value-type="float" office:value="100.605941949547" calcext:value-type="float">
            <text:p>101</text:p>
          </table:table-cell>
        </table:table-row>
        <table:table-row table:style-name="ro1">
          <table:table-cell office:value-type="string" calcext:value-type="string">
            <text:p>MEM_LOAD_UOPS_RETIRED.L1_MISS</text:p>
          </table:table-cell>
          <table:table-cell office:value-type="string" calcext:value-type="string">
            <text:p>r08d1:u</text:p>
          </table:table-cell>
          <table:table-cell/>
          <table:table-cell office:value-type="float" office:value="334317" calcext:value-type="float">
            <text:p>334317</text:p>
          </table:table-cell>
          <table:table-cell office:value-type="float" office:value="3364344" calcext:value-type="float">
            <text:p>3364344</text:p>
          </table:table-cell>
          <table:table-cell office:value-type="float" office:value="3561269" calcext:value-type="float">
            <text:p>3561269</text:p>
          </table:table-cell>
          <table:table-cell/>
          <table:table-cell office:value-type="float" office:value="24827720" calcext:value-type="float">
            <text:p>24827720</text:p>
          </table:table-cell>
          <table:table-cell office:value-type="float" office:value="120117470" calcext:value-type="float">
            <text:p>120117470</text:p>
          </table:table-cell>
          <table:table-cell office:value-type="float" office:value="116894925" calcext:value-type="float">
            <text:p>116894925</text:p>
          </table:table-cell>
          <table:table-cell table:style-name="ce7" table:number-columns-repeated="2"/>
          <table:table-cell table:style-name="ce7" table:formula="of:=ROUND(([.H182]-[.D182])/100)" office:value-type="float" office:value="244934" calcext:value-type="float">
            <text:p>244,934</text:p>
          </table:table-cell>
          <table:table-cell table:style-name="ce7" table:formula="of:=ROUND(([.I182]-[.E182])/100)" office:value-type="float" office:value="1167531" calcext:value-type="float">
            <text:p>1,167,531</text:p>
          </table:table-cell>
          <table:table-cell table:style-name="ce7" table:formula="of:=ROUND(([.J182]-[.F182])/100)" office:value-type="float" office:value="1133337" calcext:value-type="float">
            <text:p>1,133,337</text:p>
          </table:table-cell>
          <table:table-cell table:style-name="ce7"/>
          <table:table-cell table:style-name="ce7" table:formula="of:=([.M182]+[.N182]+[.O182])/3" office:value-type="float" office:value="848600.666666667" calcext:value-type="float">
            <text:p>848,601</text:p>
          </table:table-cell>
          <table:table-cell table:style-name="ce7" table:formula="of:=SQRT((1/3)*(([.M182]-[.Q182])*([.M182]-[.Q182]) + ([.N182]-[.Q182])*([.N182]-[.Q182]) + ([.O182]-[.Q182])*([.O182]-[.Q182])))" office:value-type="float" office:value="427084.9960233" calcext:value-type="float">
            <text:p>427,085</text:p>
          </table:table-cell>
        </table:table-row>
        <table:table-row table:style-name="ro1">
          <table:table-cell office:value-type="string" calcext:value-type="string">
            <text:p>MEM_LOAD_UOPS_RETIRED.L2_MISS</text:p>
          </table:table-cell>
          <table:table-cell office:value-type="string" calcext:value-type="string">
            <text:p>r10d1:u</text:p>
          </table:table-cell>
          <table:table-cell/>
          <table:table-cell office:value-type="float" office:value="288360" calcext:value-type="float">
            <text:p>288360</text:p>
          </table:table-cell>
          <table:table-cell office:value-type="float" office:value="3139557" calcext:value-type="float">
            <text:p>3139557</text:p>
          </table:table-cell>
          <table:table-cell office:value-type="float" office:value="3243514" calcext:value-type="float">
            <text:p>3243514</text:p>
          </table:table-cell>
          <table:table-cell/>
          <table:table-cell office:value-type="float" office:value="14325605" calcext:value-type="float">
            <text:p>14325605</text:p>
          </table:table-cell>
          <table:table-cell office:value-type="float" office:value="98896285" calcext:value-type="float">
            <text:p>98896285</text:p>
          </table:table-cell>
          <table:table-cell office:value-type="float" office:value="94861527" calcext:value-type="float">
            <text:p>94861527</text:p>
          </table:table-cell>
          <table:table-cell table:style-name="ce7" table:number-columns-repeated="2"/>
          <table:table-cell table:style-name="ce7" table:formula="of:=ROUND(([.H183]-[.D183])/100)" office:value-type="float" office:value="140372" calcext:value-type="float">
            <text:p>140,372</text:p>
          </table:table-cell>
          <table:table-cell table:style-name="ce7" table:formula="of:=ROUND(([.I183]-[.E183])/100)" office:value-type="float" office:value="957567" calcext:value-type="float">
            <text:p>957,567</text:p>
          </table:table-cell>
          <table:table-cell table:style-name="ce7" table:formula="of:=ROUND(([.J183]-[.F183])/100)" office:value-type="float" office:value="916180" calcext:value-type="float">
            <text:p>916,180</text:p>
          </table:table-cell>
          <table:table-cell table:style-name="ce7"/>
          <table:table-cell table:style-name="ce7" table:formula="of:=([.M183]+[.N183]+[.O183])/3" office:value-type="float" office:value="671373" calcext:value-type="float">
            <text:p>671,373</text:p>
          </table:table-cell>
          <table:table-cell table:style-name="ce7" table:formula="of:=SQRT((1/3)*(([.M183]-[.Q183])*([.M183]-[.Q183]) + ([.N183]-[.Q183])*([.N183]-[.Q183]) + ([.O183]-[.Q183])*([.O183]-[.Q183])))" office:value-type="float" office:value="375854.375561422" calcext:value-type="float">
            <text:p>375,854</text:p>
          </table:table-cell>
        </table:table-row>
        <table:table-row table:style-name="ro1">
          <table:table-cell office:value-type="string" calcext:value-type="string">
            <text:p>MEM_LOAD_UOPS_RETIRED.L3_MISS</text:p>
          </table:table-cell>
          <table:table-cell office:value-type="string" calcext:value-type="string">
            <text:p>r20d1:u</text:p>
          </table:table-cell>
          <table:table-cell/>
          <table:table-cell office:value-type="float" office:value="271871" calcext:value-type="float">
            <text:p>271871</text:p>
          </table:table-cell>
          <table:table-cell office:value-type="float" office:value="3124965" calcext:value-type="float">
            <text:p>3124965</text:p>
          </table:table-cell>
          <table:table-cell office:value-type="float" office:value="3230083" calcext:value-type="float">
            <text:p>3230083</text:p>
          </table:table-cell>
          <table:table-cell/>
          <table:table-cell office:value-type="float" office:value="14123245" calcext:value-type="float">
            <text:p>14123245</text:p>
          </table:table-cell>
          <table:table-cell office:value-type="float" office:value="98683677" calcext:value-type="float">
            <text:p>98683677</text:p>
          </table:table-cell>
          <table:table-cell office:value-type="float" office:value="94649312" calcext:value-type="float">
            <text:p>94649312</text:p>
          </table:table-cell>
          <table:table-cell table:style-name="ce7" table:number-columns-repeated="2"/>
          <table:table-cell table:style-name="ce7" table:formula="of:=ROUND(([.H184]-[.D184])/100)" office:value-type="float" office:value="138514" calcext:value-type="float">
            <text:p>138,514</text:p>
          </table:table-cell>
          <table:table-cell table:style-name="ce7" table:formula="of:=ROUND(([.I184]-[.E184])/100)" office:value-type="float" office:value="955587" calcext:value-type="float">
            <text:p>955,587</text:p>
          </table:table-cell>
          <table:table-cell table:style-name="ce7" table:formula="of:=ROUND(([.J184]-[.F184])/100)" office:value-type="float" office:value="914192" calcext:value-type="float">
            <text:p>914,192</text:p>
          </table:table-cell>
          <table:table-cell table:style-name="ce7"/>
          <table:table-cell table:style-name="ce7" table:formula="of:=([.M184]+[.N184]+[.O184])/3" office:value-type="float" office:value="669431" calcext:value-type="float">
            <text:p>669,431</text:p>
          </table:table-cell>
          <table:table-cell table:style-name="ce7" table:formula="of:=SQRT((1/3)*(([.M184]-[.Q184])*([.M184]-[.Q184]) + ([.N184]-[.Q184])*([.N184]-[.Q184]) + ([.O184]-[.Q184])*([.O184]-[.Q184])))" office:value-type="float" office:value="375795.185504906" calcext:value-type="float">
            <text:p>375,795</text:p>
          </table:table-cell>
        </table:table-row>
        <table:table-row table:style-name="ro1">
          <table:table-cell office:value-type="string" calcext:value-type="string">
            <text:p>MEM_LOAD_UOPS_RETIRED.HIT_LFB</text:p>
          </table:table-cell>
          <table:table-cell office:value-type="string" calcext:value-type="string">
            <text:p>r40d1:u</text:p>
          </table:table-cell>
          <table:table-cell/>
          <table:table-cell office:value-type="float" office:value="52267513" calcext:value-type="float">
            <text:p>52267513</text:p>
          </table:table-cell>
          <table:table-cell office:value-type="float" office:value="47151550" calcext:value-type="float">
            <text:p>47151550</text:p>
          </table:table-cell>
          <table:table-cell office:value-type="float" office:value="47931868" calcext:value-type="float">
            <text:p>47931868</text:p>
          </table:table-cell>
          <table:table-cell/>
          <table:table-cell office:value-type="float" office:value="5711304597" calcext:value-type="float">
            <text:p>5711304597</text:p>
          </table:table-cell>
          <table:table-cell office:value-type="float" office:value="5695601393" calcext:value-type="float">
            <text:p>5695601393</text:p>
          </table:table-cell>
          <table:table-cell office:value-type="float" office:value="5695607065" calcext:value-type="float">
            <text:p>5695607065</text:p>
          </table:table-cell>
          <table:table-cell table:style-name="ce7" table:number-columns-repeated="2"/>
          <table:table-cell table:style-name="ce7" table:formula="of:=ROUND(([.H185]-[.D185])/100)" office:value-type="float" office:value="56590371" calcext:value-type="float">
            <text:p>56,590,371</text:p>
          </table:table-cell>
          <table:table-cell table:style-name="ce7" table:formula="of:=ROUND(([.I185]-[.E185])/100)" office:value-type="float" office:value="56484498" calcext:value-type="float">
            <text:p>56,484,498</text:p>
          </table:table-cell>
          <table:table-cell table:style-name="ce7" table:formula="of:=ROUND(([.J185]-[.F185])/100)" office:value-type="float" office:value="56476752" calcext:value-type="float">
            <text:p>56,476,752</text:p>
          </table:table-cell>
          <table:table-cell table:style-name="ce7"/>
          <table:table-cell table:style-name="ce7" table:formula="of:=([.M185]+[.N185]+[.O185])/3" office:value-type="float" office:value="56517207" calcext:value-type="float">
            <text:p>56,517,207</text:p>
          </table:table-cell>
          <table:table-cell table:style-name="ce7" table:formula="of:=SQRT((1/3)*(([.M185]-[.Q185])*([.M185]-[.Q185]) + ([.N185]-[.Q185])*([.N185]-[.Q185]) + ([.O185]-[.Q185])*([.O185]-[.Q185])))" office:value-type="float" office:value="51831.3180808669" calcext:value-type="float">
            <text:p>51,831</text:p>
          </table:table-cell>
        </table:table-row>
        <table:table-row table:style-name="ro1">
          <table:table-cell office:value-type="string" calcext:value-type="string">
            <text:p>MEM_LOAD_UOPS_L3_HIT_RETIRED.XSNP_MISS</text:p>
          </table:table-cell>
          <table:table-cell office:value-type="string" calcext:value-type="string">
            <text:p>r01d2: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271" calcext:value-type="float">
            <text:p>271</text:p>
          </table:table-cell>
          <table:table-cell table:style-name="ce7" table:number-columns-repeated="2"/>
          <table:table-cell table:style-name="ce7" table:formula="of:=ROUND(([.H186]-[.D186])/100)" office:value-type="float" office:value="1" calcext:value-type="float">
            <text:p>1</text:p>
          </table:table-cell>
          <table:table-cell table:style-name="ce7" table:formula="of:=ROUND(([.I186]-[.E186])/100)" office:value-type="float" office:value="2" calcext:value-type="float">
            <text:p>2</text:p>
          </table:table-cell>
          <table:table-cell table:style-name="ce7" table:formula="of:=ROUND(([.J186]-[.F186])/100)" office:value-type="float" office:value="3" calcext:value-type="float">
            <text:p>3</text:p>
          </table:table-cell>
          <table:table-cell table:style-name="ce7"/>
          <table:table-cell table:style-name="ce7" table:formula="of:=([.M186]+[.N186]+[.O186])/3" office:value-type="float" office:value="2" calcext:value-type="float">
            <text:p>2</text:p>
          </table:table-cell>
          <table:table-cell table:style-name="ce7" table:formula="of:=SQRT((1/3)*(([.M186]-[.Q186])*([.M186]-[.Q186]) + ([.N186]-[.Q186])*([.N186]-[.Q186]) + ([.O186]-[.Q186])*([.O186]-[.Q186])))" office:value-type="float" office:value="0.816496580927726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HIT</text:p>
          </table:table-cell>
          <table:table-cell office:value-type="string" calcext:value-type="string">
            <text:p>r02d2: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331" calcext:value-type="float">
            <text:p>331</text:p>
          </table:table-cell>
          <table:table-cell table:style-name="ce7" table:number-columns-repeated="2"/>
          <table:table-cell table:style-name="ce7" table:formula="of:=ROUND(([.H187]-[.D187])/100)" office:value-type="float" office:value="1" calcext:value-type="float">
            <text:p>1</text:p>
          </table:table-cell>
          <table:table-cell table:style-name="ce7" table:formula="of:=ROUND(([.I187]-[.E187])/100)" office:value-type="float" office:value="2" calcext:value-type="float">
            <text:p>2</text:p>
          </table:table-cell>
          <table:table-cell table:style-name="ce7" table:formula="of:=ROUND(([.J187]-[.F187])/100)" office:value-type="float" office:value="3" calcext:value-type="float">
            <text:p>3</text:p>
          </table:table-cell>
          <table:table-cell table:style-name="ce7"/>
          <table:table-cell table:style-name="ce7" table:formula="of:=([.M187]+[.N187]+[.O187])/3" office:value-type="float" office:value="2" calcext:value-type="float">
            <text:p>2</text:p>
          </table:table-cell>
          <table:table-cell table:style-name="ce7" table:formula="of:=SQRT((1/3)*(([.M187]-[.Q187])*([.M187]-[.Q187]) + ([.N187]-[.Q187])*([.N187]-[.Q187]) + ([.O187]-[.Q187])*([.O187]-[.Q187])))" office:value-type="float" office:value="0.816496580927726" calcext:value-type="float">
            <text:p>1</text:p>
          </table:table-cell>
        </table:table-row>
        <table:table-row table:style-name="ro1">
          <table:table-cell office:value-type="string" calcext:value-type="string">
            <text:p>MEM_LOAD_UOPS_L3_HIT_RETIRED.XSNP_HITM</text:p>
          </table:table-cell>
          <table:table-cell office:value-type="string" calcext:value-type="string">
            <text:p>r04d2: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2" calcext:value-type="float">
            <text:p>162</text:p>
          </table:table-cell>
          <table:table-cell office:value-type="float" office:value="524" calcext:value-type="float">
            <text:p>524</text:p>
          </table:table-cell>
          <table:table-cell table:style-name="ce7" table:number-columns-repeated="2"/>
          <table:table-cell table:style-name="ce7" table:formula="of:=ROUND(([.H188]-[.D188])/100)" office:value-type="float" office:value="0" calcext:value-type="float">
            <text:p>0</text:p>
          </table:table-cell>
          <table:table-cell table:style-name="ce7" table:formula="of:=ROUND(([.I188]-[.E188])/100)" office:value-type="float" office:value="2" calcext:value-type="float">
            <text:p>2</text:p>
          </table:table-cell>
          <table:table-cell table:style-name="ce7" table:formula="of:=ROUND(([.J188]-[.F188])/100)" office:value-type="float" office:value="5" calcext:value-type="float">
            <text:p>5</text:p>
          </table:table-cell>
          <table:table-cell table:style-name="ce7"/>
          <table:table-cell table:style-name="ce7" table:formula="of:=([.M188]+[.N188]+[.O188])/3" office:value-type="float" office:value="2.33333333333333" calcext:value-type="float">
            <text:p>2</text:p>
          </table:table-cell>
          <table:table-cell table:style-name="ce7" table:formula="of:=SQRT((1/3)*(([.M188]-[.Q188])*([.M188]-[.Q188]) + ([.N188]-[.Q188])*([.N188]-[.Q188]) + ([.O188]-[.Q188])*([.O188]-[.Q188])))" office:value-type="float" office:value="2.05480466765633" calcext:value-type="float">
            <text:p>2</text:p>
          </table:table-cell>
        </table:table-row>
        <table:table-row table:style-name="ro1">
          <table:table-cell office:value-type="string" calcext:value-type="string">
            <text:p>MEM_LOAD_UOPS_L3_HIT_RETIRED.XSNP_NONE</text:p>
          </table:table-cell>
          <table:table-cell office:value-type="string" calcext:value-type="string">
            <text:p>r08d2:u</text:p>
          </table:table-cell>
          <table:table-cell/>
          <table:table-cell office:value-type="float" office:value="13744" calcext:value-type="float">
            <text:p>13744</text:p>
          </table:table-cell>
          <table:table-cell office:value-type="float" office:value="17029" calcext:value-type="float">
            <text:p>17029</text:p>
          </table:table-cell>
          <table:table-cell office:value-type="float" office:value="12870" calcext:value-type="float">
            <text:p>12870</text:p>
          </table:table-cell>
          <table:table-cell/>
          <table:table-cell office:value-type="float" office:value="135081" calcext:value-type="float">
            <text:p>135081</text:p>
          </table:table-cell>
          <table:table-cell office:value-type="float" office:value="132424" calcext:value-type="float">
            <text:p>132424</text:p>
          </table:table-cell>
          <table:table-cell office:value-type="float" office:value="135594" calcext:value-type="float">
            <text:p>135594</text:p>
          </table:table-cell>
          <table:table-cell table:style-name="ce7" table:number-columns-repeated="2"/>
          <table:table-cell table:style-name="ce7" table:formula="of:=ROUND(([.H189]-[.D189])/100)" office:value-type="float" office:value="1213" calcext:value-type="float">
            <text:p>1,213</text:p>
          </table:table-cell>
          <table:table-cell table:style-name="ce7" table:formula="of:=ROUND(([.I189]-[.E189])/100)" office:value-type="float" office:value="1154" calcext:value-type="float">
            <text:p>1,154</text:p>
          </table:table-cell>
          <table:table-cell table:style-name="ce7" table:formula="of:=ROUND(([.J189]-[.F189])/100)" office:value-type="float" office:value="1227" calcext:value-type="float">
            <text:p>1,227</text:p>
          </table:table-cell>
          <table:table-cell table:style-name="ce7"/>
          <table:table-cell table:style-name="ce7" table:formula="of:=([.M189]+[.N189]+[.O189])/3" office:value-type="float" office:value="1198" calcext:value-type="float">
            <text:p>1,198</text:p>
          </table:table-cell>
          <table:table-cell table:style-name="ce7" table:formula="of:=SQRT((1/3)*(([.M189]-[.Q189])*([.M189]-[.Q189]) + ([.N189]-[.Q189])*([.N189]-[.Q189]) + ([.O189]-[.Q189])*([.O189]-[.Q189])))" office:value-type="float" office:value="31.6333157709821" calcext:value-type="float">
            <text:p>32</text:p>
          </table:table-cell>
        </table:table-row>
        <table:table-row table:style-name="ro1">
          <table:table-cell office:value-type="string" calcext:value-type="string">
            <text:p>MEM_LOAD_UOPS_L3_MISS_RETIRED.LOCAL_DRAM</text:p>
          </table:table-cell>
          <table:table-cell office:value-type="string" calcext:value-type="string">
            <text:p>r01d3:u</text:p>
          </table:table-cell>
          <table:table-cell/>
          <table:table-cell office:value-type="float" office:value="272232" calcext:value-type="float">
            <text:p>272232</text:p>
          </table:table-cell>
          <table:table-cell office:value-type="float" office:value="3122966" calcext:value-type="float">
            <text:p>3122966</text:p>
          </table:table-cell>
          <table:table-cell office:value-type="float" office:value="3230538" calcext:value-type="float">
            <text:p>3230538</text:p>
          </table:table-cell>
          <table:table-cell/>
          <table:table-cell office:value-type="float" office:value="13123595" calcext:value-type="float">
            <text:p>13123595</text:p>
          </table:table-cell>
          <table:table-cell office:value-type="float" office:value="98940601" calcext:value-type="float">
            <text:p>98940601</text:p>
          </table:table-cell>
          <table:table-cell office:value-type="float" office:value="92940240" calcext:value-type="float">
            <text:p>92940240</text:p>
          </table:table-cell>
          <table:table-cell table:style-name="ce7" table:number-columns-repeated="2"/>
          <table:table-cell table:style-name="ce7" table:formula="of:=ROUND(([.H190]-[.D190])/100)" office:value-type="float" office:value="128514" calcext:value-type="float">
            <text:p>128,514</text:p>
          </table:table-cell>
          <table:table-cell table:style-name="ce7" table:formula="of:=ROUND(([.I190]-[.E190])/100)" office:value-type="float" office:value="958176" calcext:value-type="float">
            <text:p>958,176</text:p>
          </table:table-cell>
          <table:table-cell table:style-name="ce7" table:formula="of:=ROUND(([.J190]-[.F190])/100)" office:value-type="float" office:value="897097" calcext:value-type="float">
            <text:p>897,097</text:p>
          </table:table-cell>
          <table:table-cell table:style-name="ce7"/>
          <table:table-cell table:style-name="ce7" table:formula="of:=([.M190]+[.N190]+[.O190])/3" office:value-type="float" office:value="661262.333333333" calcext:value-type="float">
            <text:p>661,262</text:p>
          </table:table-cell>
          <table:table-cell table:style-name="ce7" table:formula="of:=SQRT((1/3)*(([.M190]-[.Q190])*([.M190]-[.Q190]) + ([.N190]-[.Q190])*([.N190]-[.Q190]) + ([.O190]-[.Q190])*([.O190]-[.Q190])))" office:value-type="float" office:value="377534.326088223" calcext:value-type="float">
            <text:p>377,534</text:p>
          </table:table-cell>
        </table:table-row>
        <table:table-row table:style-name="ro1">
          <table:table-cell office:value-type="string" calcext:value-type="string">
            <text:p>BACLEARS.ANY</text:p>
          </table:table-cell>
          <table:table-cell office:value-type="string" calcext:value-type="string">
            <text:p>r1fe6:u</text:p>
          </table:table-cell>
          <table:table-cell/>
          <table:table-cell office:value-type="float" office:value="2935" calcext:value-type="float">
            <text:p>2935</text:p>
          </table:table-cell>
          <table:table-cell office:value-type="float" office:value="5806" calcext:value-type="float">
            <text:p>5806</text:p>
          </table:table-cell>
          <table:table-cell office:value-type="float" office:value="4849" calcext:value-type="float">
            <text:p>4849</text:p>
          </table:table-cell>
          <table:table-cell/>
          <table:table-cell office:value-type="float" office:value="10318" calcext:value-type="float">
            <text:p>10318</text:p>
          </table:table-cell>
          <table:table-cell office:value-type="float" office:value="13365" calcext:value-type="float">
            <text:p>13365</text:p>
          </table:table-cell>
          <table:table-cell office:value-type="float" office:value="7770" calcext:value-type="float">
            <text:p>7770</text:p>
          </table:table-cell>
          <table:table-cell table:style-name="ce7" table:number-columns-repeated="2"/>
          <table:table-cell table:style-name="ce7" table:formula="of:=ROUND(([.H191]-[.D191])/100)" office:value-type="float" office:value="74" calcext:value-type="float">
            <text:p>74</text:p>
          </table:table-cell>
          <table:table-cell table:style-name="ce7" table:formula="of:=ROUND(([.I191]-[.E191])/100)" office:value-type="float" office:value="76" calcext:value-type="float">
            <text:p>76</text:p>
          </table:table-cell>
          <table:table-cell table:style-name="ce7" table:formula="of:=ROUND(([.J191]-[.F191])/100)" office:value-type="float" office:value="29" calcext:value-type="float">
            <text:p>29</text:p>
          </table:table-cell>
          <table:table-cell table:style-name="ce7"/>
          <table:table-cell table:style-name="ce7" table:formula="of:=([.M191]+[.N191]+[.O191])/3" office:value-type="float" office:value="59.6666666666667" calcext:value-type="float">
            <text:p>60</text:p>
          </table:table-cell>
          <table:table-cell table:style-name="ce7" table:formula="of:=SQRT((1/3)*(([.M191]-[.Q191])*([.M191]-[.Q191]) + ([.N191]-[.Q191])*([.N191]-[.Q191]) + ([.O191]-[.Q191])*([.O191]-[.Q191])))" office:value-type="float" office:value="21.6999743983464" calcext:value-type="float">
            <text:p>22</text:p>
          </table:table-cell>
        </table:table-row>
        <table:table-row table:style-name="ro1">
          <table:table-cell office:value-type="string" calcext:value-type="string">
            <text:p>L2_TRANS.DEMAND_DATA_RD</text:p>
          </table:table-cell>
          <table:table-cell office:value-type="string" calcext:value-type="string">
            <text:p>r01f0:u</text:p>
          </table:table-cell>
          <table:table-cell/>
          <table:table-cell office:value-type="float" office:value="4782127" calcext:value-type="float">
            <text:p>4782127</text:p>
          </table:table-cell>
          <table:table-cell office:value-type="float" office:value="4935465" calcext:value-type="float">
            <text:p>4935465</text:p>
          </table:table-cell>
          <table:table-cell office:value-type="float" office:value="3762607" calcext:value-type="float">
            <text:p>3762607</text:p>
          </table:table-cell>
          <table:table-cell/>
          <table:table-cell office:value-type="float" office:value="279968959" calcext:value-type="float">
            <text:p>279968959</text:p>
          </table:table-cell>
          <table:table-cell office:value-type="float" office:value="170759207" calcext:value-type="float">
            <text:p>170759207</text:p>
          </table:table-cell>
          <table:table-cell office:value-type="float" office:value="135713116" calcext:value-type="float">
            <text:p>135713116</text:p>
          </table:table-cell>
          <table:table-cell table:style-name="ce7" table:number-columns-repeated="2"/>
          <table:table-cell table:style-name="ce7" table:formula="of:=ROUND(([.H192]-[.D192])/100)" office:value-type="float" office:value="2751868" calcext:value-type="float">
            <text:p>2,751,868</text:p>
          </table:table-cell>
          <table:table-cell table:style-name="ce7" table:formula="of:=ROUND(([.I192]-[.E192])/100)" office:value-type="float" office:value="1658237" calcext:value-type="float">
            <text:p>1,658,237</text:p>
          </table:table-cell>
          <table:table-cell table:style-name="ce7" table:formula="of:=ROUND(([.J192]-[.F192])/100)" office:value-type="float" office:value="1319505" calcext:value-type="float">
            <text:p>1,319,505</text:p>
          </table:table-cell>
          <table:table-cell table:style-name="ce7"/>
          <table:table-cell table:style-name="ce7" table:formula="of:=([.M192]+[.N192]+[.O192])/3" office:value-type="float" office:value="1909870" calcext:value-type="float">
            <text:p>1,909,870</text:p>
          </table:table-cell>
          <table:table-cell table:style-name="ce7" table:formula="of:=SQRT((1/3)*(([.M192]-[.Q192])*([.M192]-[.Q192]) + ([.N192]-[.Q192])*([.N192]-[.Q192]) + ([.O192]-[.Q192])*([.O192]-[.Q192])))" office:value-type="float" office:value="611231.170648771" calcext:value-type="float">
            <text:p>611,231</text:p>
          </table:table-cell>
        </table:table-row>
        <table:table-row table:style-name="ro1">
          <table:table-cell office:value-type="string" calcext:value-type="string">
            <text:p>L2_TRANS.RFO</text:p>
          </table:table-cell>
          <table:table-cell office:value-type="string" calcext:value-type="string">
            <text:p>r02f0:u</text:p>
          </table:table-cell>
          <table:table-cell/>
          <table:table-cell office:value-type="float" office:value="16492" calcext:value-type="float">
            <text:p>16492</text:p>
          </table:table-cell>
          <table:table-cell office:value-type="float" office:value="12350" calcext:value-type="float">
            <text:p>12350</text:p>
          </table:table-cell>
          <table:table-cell office:value-type="float" office:value="11903" calcext:value-type="float">
            <text:p>11903</text:p>
          </table:table-cell>
          <table:table-cell/>
          <table:table-cell office:value-type="float" office:value="146637" calcext:value-type="float">
            <text:p>146637</text:p>
          </table:table-cell>
          <table:table-cell office:value-type="float" office:value="130543" calcext:value-type="float">
            <text:p>130543</text:p>
          </table:table-cell>
          <table:table-cell office:value-type="float" office:value="152411" calcext:value-type="float">
            <text:p>152411</text:p>
          </table:table-cell>
          <table:table-cell table:style-name="ce7" table:number-columns-repeated="2"/>
          <table:table-cell table:style-name="ce7" table:formula="of:=ROUND(([.H193]-[.D193])/100)" office:value-type="float" office:value="1301" calcext:value-type="float">
            <text:p>1,301</text:p>
          </table:table-cell>
          <table:table-cell table:style-name="ce7" table:formula="of:=ROUND(([.I193]-[.E193])/100)" office:value-type="float" office:value="1182" calcext:value-type="float">
            <text:p>1,182</text:p>
          </table:table-cell>
          <table:table-cell table:style-name="ce7" table:formula="of:=ROUND(([.J193]-[.F193])/100)" office:value-type="float" office:value="1405" calcext:value-type="float">
            <text:p>1,405</text:p>
          </table:table-cell>
          <table:table-cell table:style-name="ce7"/>
          <table:table-cell table:style-name="ce7" table:formula="of:=([.M193]+[.N193]+[.O193])/3" office:value-type="float" office:value="1296" calcext:value-type="float">
            <text:p>1,296</text:p>
          </table:table-cell>
          <table:table-cell table:style-name="ce7" table:formula="of:=SQRT((1/3)*(([.M193]-[.Q193])*([.M193]-[.Q193]) + ([.N193]-[.Q193])*([.N193]-[.Q193]) + ([.O193]-[.Q193])*([.O193]-[.Q193])))" office:value-type="float" office:value="91.1079945266422" calcext:value-type="float">
            <text:p>91</text:p>
          </table:table-cell>
        </table:table-row>
        <table:table-row table:style-name="ro1">
          <table:table-cell office:value-type="string" calcext:value-type="string">
            <text:p>L2_TRANS.CODE_RD</text:p>
          </table:table-cell>
          <table:table-cell office:value-type="string" calcext:value-type="string">
            <text:p>r04f0:u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8644" calcext:value-type="float">
            <text:p>8644</text:p>
          </table:table-cell>
          <table:table-cell office:value-type="float" office:value="7986" calcext:value-type="float">
            <text:p>7986</text:p>
          </table:table-cell>
          <table:table-cell/>
          <table:table-cell office:value-type="float" office:value="32252" calcext:value-type="float">
            <text:p>32252</text:p>
          </table:table-cell>
          <table:table-cell office:value-type="float" office:value="31514" calcext:value-type="float">
            <text:p>31514</text:p>
          </table:table-cell>
          <table:table-cell office:value-type="float" office:value="34632" calcext:value-type="float">
            <text:p>34632</text:p>
          </table:table-cell>
          <table:table-cell table:style-name="ce7" table:number-columns-repeated="2"/>
          <table:table-cell table:style-name="ce7" table:formula="of:=ROUND(([.H194]-[.D194])/100)" office:value-type="float" office:value="246" calcext:value-type="float">
            <text:p>246</text:p>
          </table:table-cell>
          <table:table-cell table:style-name="ce7" table:formula="of:=ROUND(([.I194]-[.E194])/100)" office:value-type="float" office:value="229" calcext:value-type="float">
            <text:p>229</text:p>
          </table:table-cell>
          <table:table-cell table:style-name="ce7" table:formula="of:=ROUND(([.J194]-[.F194])/100)" office:value-type="float" office:value="266" calcext:value-type="float">
            <text:p>266</text:p>
          </table:table-cell>
          <table:table-cell table:style-name="ce7"/>
          <table:table-cell table:style-name="ce7" table:formula="of:=([.M194]+[.N194]+[.O194])/3" office:value-type="float" office:value="247" calcext:value-type="float">
            <text:p>247</text:p>
          </table:table-cell>
          <table:table-cell table:style-name="ce7" table:formula="of:=SQRT((1/3)*(([.M194]-[.Q194])*([.M194]-[.Q194]) + ([.N194]-[.Q194])*([.N194]-[.Q194]) + ([.O194]-[.Q194])*([.O194]-[.Q194])))" office:value-type="float" office:value="15.121728296285" calcext:value-type="float">
            <text:p>15</text:p>
          </table:table-cell>
        </table:table-row>
        <table:table-row table:style-name="ro1">
          <table:table-cell office:value-type="string" calcext:value-type="string">
            <text:p>L2_TRANS.ALL_PF</text:p>
          </table:table-cell>
          <table:table-cell office:value-type="string" calcext:value-type="string">
            <text:p>r08f0:u</text:p>
          </table:table-cell>
          <table:table-cell/>
          <table:table-cell office:value-type="float" office:value="4388867" calcext:value-type="float">
            <text:p>4388867</text:p>
          </table:table-cell>
          <table:table-cell office:value-type="float" office:value="4387538" calcext:value-type="float">
            <text:p>4387538</text:p>
          </table:table-cell>
          <table:table-cell office:value-type="float" office:value="4222494" calcext:value-type="float">
            <text:p>4222494</text:p>
          </table:table-cell>
          <table:table-cell/>
          <table:table-cell office:value-type="float" office:value="421962126" calcext:value-type="float">
            <text:p>421962126</text:p>
          </table:table-cell>
          <table:table-cell office:value-type="float" office:value="394250355" calcext:value-type="float">
            <text:p>394250355</text:p>
          </table:table-cell>
          <table:table-cell office:value-type="float" office:value="387570459" calcext:value-type="float">
            <text:p>387570459</text:p>
          </table:table-cell>
          <table:table-cell table:style-name="ce7" table:number-columns-repeated="2"/>
          <table:table-cell table:style-name="ce7" table:formula="of:=ROUND(([.H195]-[.D195])/100)" office:value-type="float" office:value="4175733" calcext:value-type="float">
            <text:p>4,175,733</text:p>
          </table:table-cell>
          <table:table-cell table:style-name="ce7" table:formula="of:=ROUND(([.I195]-[.E195])/100)" office:value-type="float" office:value="3898628" calcext:value-type="float">
            <text:p>3,898,628</text:p>
          </table:table-cell>
          <table:table-cell table:style-name="ce7" table:formula="of:=ROUND(([.J195]-[.F195])/100)" office:value-type="float" office:value="3833480" calcext:value-type="float">
            <text:p>3,833,480</text:p>
          </table:table-cell>
          <table:table-cell table:style-name="ce7"/>
          <table:table-cell table:style-name="ce7" table:formula="of:=([.M195]+[.N195]+[.O195])/3" office:value-type="float" office:value="3969280.33333333" calcext:value-type="float">
            <text:p>3,969,280</text:p>
          </table:table-cell>
          <table:table-cell table:style-name="ce7" table:formula="of:=SQRT((1/3)*(([.M195]-[.Q195])*([.M195]-[.Q195]) + ([.N195]-[.Q195])*([.N195]-[.Q195]) + ([.O195]-[.Q195])*([.O195]-[.Q195])))" office:value-type="float" office:value="148387.090984657" calcext:value-type="float">
            <text:p>148,387</text:p>
          </table:table-cell>
        </table:table-row>
        <table:table-row table:style-name="ro1">
          <table:table-cell office:value-type="string" calcext:value-type="string">
            <text:p>L2_TRANS.L1D_WB</text:p>
          </table:table-cell>
          <table:table-cell office:value-type="string" calcext:value-type="string">
            <text:p>r10f0:u</text:p>
          </table:table-cell>
          <table:table-cell/>
          <table:table-cell office:value-type="float" office:value="3900687" calcext:value-type="float">
            <text:p>3900687</text:p>
          </table:table-cell>
          <table:table-cell office:value-type="float" office:value="3889395" calcext:value-type="float">
            <text:p>3889395</text:p>
          </table:table-cell>
          <table:table-cell office:value-type="float" office:value="3882990" calcext:value-type="float">
            <text:p>3882990</text:p>
          </table:table-cell>
          <table:table-cell/>
          <table:table-cell office:value-type="float" office:value="388947538" calcext:value-type="float">
            <text:p>388947538</text:p>
          </table:table-cell>
          <table:table-cell office:value-type="float" office:value="389047936" calcext:value-type="float">
            <text:p>389047936</text:p>
          </table:table-cell>
          <table:table-cell office:value-type="float" office:value="389069408" calcext:value-type="float">
            <text:p>389069408</text:p>
          </table:table-cell>
          <table:table-cell table:style-name="ce7" table:number-columns-repeated="2"/>
          <table:table-cell table:style-name="ce7" table:formula="of:=ROUND(([.H196]-[.D196])/100)" office:value-type="float" office:value="3850469" calcext:value-type="float">
            <text:p>3,850,469</text:p>
          </table:table-cell>
          <table:table-cell table:style-name="ce7" table:formula="of:=ROUND(([.I196]-[.E196])/100)" office:value-type="float" office:value="3851585" calcext:value-type="float">
            <text:p>3,851,585</text:p>
          </table:table-cell>
          <table:table-cell table:style-name="ce7" table:formula="of:=ROUND(([.J196]-[.F196])/100)" office:value-type="float" office:value="3851864" calcext:value-type="float">
            <text:p>3,851,864</text:p>
          </table:table-cell>
          <table:table-cell table:style-name="ce7"/>
          <table:table-cell table:style-name="ce7" table:formula="of:=([.M196]+[.N196]+[.O196])/3" office:value-type="float" office:value="3851306" calcext:value-type="float">
            <text:p>3,851,306</text:p>
          </table:table-cell>
          <table:table-cell table:style-name="ce7" table:formula="of:=SQRT((1/3)*(([.M196]-[.Q196])*([.M196]-[.Q196]) + ([.N196]-[.Q196])*([.N196]-[.Q196]) + ([.O196]-[.Q196])*([.O196]-[.Q196])))" office:value-type="float" office:value="602.708884951931" calcext:value-type="float">
            <text:p>603</text:p>
          </table:table-cell>
        </table:table-row>
        <table:table-row table:style-name="ro1">
          <table:table-cell office:value-type="string" calcext:value-type="string">
            <text:p>L2_TRANS.L2_FILL</text:p>
          </table:table-cell>
          <table:table-cell office:value-type="string" calcext:value-type="string">
            <text:p>r20f0:u</text:p>
          </table:table-cell>
          <table:table-cell/>
          <table:table-cell office:value-type="float" office:value="8549630" calcext:value-type="float">
            <text:p>8549630</text:p>
          </table:table-cell>
          <table:table-cell office:value-type="float" office:value="8693646" calcext:value-type="float">
            <text:p>8693646</text:p>
          </table:table-cell>
          <table:table-cell office:value-type="float" office:value="8656750" calcext:value-type="float">
            <text:p>8656750</text:p>
          </table:table-cell>
          <table:table-cell/>
          <table:table-cell office:value-type="float" office:value="865589066" calcext:value-type="float">
            <text:p>865589066</text:p>
          </table:table-cell>
          <table:table-cell office:value-type="float" office:value="867608291" calcext:value-type="float">
            <text:p>867608291</text:p>
          </table:table-cell>
          <table:table-cell office:value-type="float" office:value="863508586" calcext:value-type="float">
            <text:p>863508586</text:p>
          </table:table-cell>
          <table:table-cell table:style-name="ce7" table:number-columns-repeated="2"/>
          <table:table-cell table:style-name="ce7" table:formula="of:=ROUND(([.H197]-[.D197])/100)" office:value-type="float" office:value="8570394" calcext:value-type="float">
            <text:p>8,570,394</text:p>
          </table:table-cell>
          <table:table-cell table:style-name="ce7" table:formula="of:=ROUND(([.I197]-[.E197])/100)" office:value-type="float" office:value="8589146" calcext:value-type="float">
            <text:p>8,589,146</text:p>
          </table:table-cell>
          <table:table-cell table:style-name="ce7" table:formula="of:=ROUND(([.J197]-[.F197])/100)" office:value-type="float" office:value="8548518" calcext:value-type="float">
            <text:p>8,548,518</text:p>
          </table:table-cell>
          <table:table-cell table:style-name="ce7"/>
          <table:table-cell table:style-name="ce7" table:formula="of:=([.M197]+[.N197]+[.O197])/3" office:value-type="float" office:value="8569352.66666667" calcext:value-type="float">
            <text:p>8,569,353</text:p>
          </table:table-cell>
          <table:table-cell table:style-name="ce7" table:formula="of:=SQRT((1/3)*(([.M197]-[.Q197])*([.M197]-[.Q197]) + ([.N197]-[.Q197])*([.N197]-[.Q197]) + ([.O197]-[.Q197])*([.O197]-[.Q197])))" office:value-type="float" office:value="16602.6479280331" calcext:value-type="float">
            <text:p>16,603</text:p>
          </table:table-cell>
        </table:table-row>
        <table:table-row table:style-name="ro1">
          <table:table-cell office:value-type="string" calcext:value-type="string">
            <text:p>L2_TRANS.L2_WB</text:p>
          </table:table-cell>
          <table:table-cell office:value-type="string" calcext:value-type="string">
            <text:p>r40f0:u</text:p>
          </table:table-cell>
          <table:table-cell/>
          <table:table-cell office:value-type="float" office:value="13969" calcext:value-type="float">
            <text:p>13969</text:p>
          </table:table-cell>
          <table:table-cell office:value-type="float" office:value="16106" calcext:value-type="float">
            <text:p>16106</text:p>
          </table:table-cell>
          <table:table-cell office:value-type="float" office:value="12919" calcext:value-type="float">
            <text:p>12919</text:p>
          </table:table-cell>
          <table:table-cell/>
          <table:table-cell office:value-type="float" office:value="434565" calcext:value-type="float">
            <text:p>434565</text:p>
          </table:table-cell>
          <table:table-cell office:value-type="float" office:value="505711" calcext:value-type="float">
            <text:p>505711</text:p>
          </table:table-cell>
          <table:table-cell office:value-type="float" office:value="397756" calcext:value-type="float">
            <text:p>397756</text:p>
          </table:table-cell>
          <table:table-cell table:style-name="ce7" table:number-columns-repeated="2"/>
          <table:table-cell table:style-name="ce7" table:formula="of:=ROUND(([.H198]-[.D198])/100)" office:value-type="float" office:value="4206" calcext:value-type="float">
            <text:p>4,206</text:p>
          </table:table-cell>
          <table:table-cell table:style-name="ce7" table:formula="of:=ROUND(([.I198]-[.E198])/100)" office:value-type="float" office:value="4896" calcext:value-type="float">
            <text:p>4,896</text:p>
          </table:table-cell>
          <table:table-cell table:style-name="ce7" table:formula="of:=ROUND(([.J198]-[.F198])/100)" office:value-type="float" office:value="3848" calcext:value-type="float">
            <text:p>3,848</text:p>
          </table:table-cell>
          <table:table-cell table:style-name="ce7"/>
          <table:table-cell table:style-name="ce7" table:formula="of:=([.M198]+[.N198]+[.O198])/3" office:value-type="float" office:value="4316.66666666667" calcext:value-type="float">
            <text:p>4,317</text:p>
          </table:table-cell>
          <table:table-cell table:style-name="ce7" table:formula="of:=SQRT((1/3)*(([.M198]-[.Q198])*([.M198]-[.Q198]) + ([.N198]-[.Q198])*([.N198]-[.Q198]) + ([.O198]-[.Q198])*([.O198]-[.Q198])))" office:value-type="float" office:value="434.94163082214" calcext:value-type="float">
            <text:p>435</text:p>
          </table:table-cell>
        </table:table-row>
        <table:table-row table:style-name="ro1">
          <table:table-cell office:value-type="string" calcext:value-type="string">
            <text:p>L2_TRANS.ALL_REQUESTS</text:p>
          </table:table-cell>
          <table:table-cell office:value-type="string" calcext:value-type="string">
            <text:p>r80f0:u</text:p>
          </table:table-cell>
          <table:table-cell/>
          <table:table-cell office:value-type="float" office:value="38102537" calcext:value-type="float">
            <text:p>38102537</text:p>
          </table:table-cell>
          <table:table-cell office:value-type="float" office:value="40297273" calcext:value-type="float">
            <text:p>40297273</text:p>
          </table:table-cell>
          <table:table-cell office:value-type="float" office:value="38456035" calcext:value-type="float">
            <text:p>38456035</text:p>
          </table:table-cell>
          <table:table-cell/>
          <table:table-cell office:value-type="float" office:value="3807763312" calcext:value-type="float">
            <text:p>3807763312</text:p>
          </table:table-cell>
          <table:table-cell office:value-type="float" office:value="3788720727" calcext:value-type="float">
            <text:p>3788720727</text:p>
          </table:table-cell>
          <table:table-cell office:value-type="float" office:value="3770101614" calcext:value-type="float">
            <text:p>3770101614</text:p>
          </table:table-cell>
          <table:table-cell table:style-name="ce7" table:number-columns-repeated="2"/>
          <table:table-cell table:style-name="ce7" table:formula="of:=ROUND(([.H199]-[.D199])/100)" office:value-type="float" office:value="37696608" calcext:value-type="float">
            <text:p>37,696,608</text:p>
          </table:table-cell>
          <table:table-cell table:style-name="ce7" table:formula="of:=ROUND(([.I199]-[.E199])/100)" office:value-type="float" office:value="37484235" calcext:value-type="float">
            <text:p>37,484,235</text:p>
          </table:table-cell>
          <table:table-cell table:style-name="ce7" table:formula="of:=ROUND(([.J199]-[.F199])/100)" office:value-type="float" office:value="37316456" calcext:value-type="float">
            <text:p>37,316,456</text:p>
          </table:table-cell>
          <table:table-cell table:style-name="ce7"/>
          <table:table-cell table:style-name="ce7" table:formula="of:=([.M199]+[.N199]+[.O199])/3" office:value-type="float" office:value="37499099.6666667" calcext:value-type="float">
            <text:p>37,499,100</text:p>
          </table:table-cell>
          <table:table-cell table:style-name="ce7" table:formula="of:=SQRT((1/3)*(([.M199]-[.Q199])*([.M199]-[.Q199]) + ([.N199]-[.Q199])*([.N199]-[.Q199]) + ([.O199]-[.Q199])*([.O199]-[.Q199])))" office:value-type="float" office:value="155551.930261962" calcext:value-type="float">
            <text:p>155,552</text:p>
          </table:table-cell>
        </table:table-row>
        <table:table-row table:style-name="ro1">
          <table:table-cell office:value-type="string" calcext:value-type="string">
            <text:p>L2_LINES_IN.I</text:p>
          </table:table-cell>
          <table:table-cell office:value-type="string" calcext:value-type="string">
            <text:p>r01f1: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0078" calcext:value-type="float">
            <text:p>20078</text:p>
          </table:table-cell>
          <table:table-cell office:value-type="float" office:value="20945" calcext:value-type="float">
            <text:p>20945</text:p>
          </table:table-cell>
          <table:table-cell office:value-type="float" office:value="15135" calcext:value-type="float">
            <text:p>15135</text:p>
          </table:table-cell>
          <table:table-cell table:style-name="ce7" table:number-columns-repeated="2"/>
          <table:table-cell table:style-name="ce7" table:formula="of:=ROUND(([.H200]-[.D200])/100)" office:value-type="float" office:value="200" calcext:value-type="float">
            <text:p>200</text:p>
          </table:table-cell>
          <table:table-cell table:style-name="ce7" table:formula="of:=ROUND(([.I200]-[.E200])/100)" office:value-type="float" office:value="205" calcext:value-type="float">
            <text:p>205</text:p>
          </table:table-cell>
          <table:table-cell table:style-name="ce7" table:formula="of:=ROUND(([.J200]-[.F200])/100)" office:value-type="float" office:value="151" calcext:value-type="float">
            <text:p>151</text:p>
          </table:table-cell>
          <table:table-cell table:style-name="ce7"/>
          <table:table-cell table:style-name="ce7" table:formula="of:=([.M200]+[.N200]+[.O200])/3" office:value-type="float" office:value="185.333333333333" calcext:value-type="float">
            <text:p>185</text:p>
          </table:table-cell>
          <table:table-cell table:style-name="ce7" table:formula="of:=SQRT((1/3)*(([.M200]-[.Q200])*([.M200]-[.Q200]) + ([.N200]-[.Q200])*([.N200]-[.Q200]) + ([.O200]-[.Q200])*([.O200]-[.Q200])))" office:value-type="float" office:value="24.3629956194955" calcext:value-type="float">
            <text:p>24</text:p>
          </table:table-cell>
        </table:table-row>
        <table:table-row table:style-name="ro1">
          <table:table-cell office:value-type="string" calcext:value-type="string">
            <text:p>L2_LINES_IN.S</text:p>
          </table:table-cell>
          <table:table-cell office:value-type="string" calcext:value-type="string">
            <text:p>r02f1:u</text:p>
          </table:table-cell>
          <table:table-cell/>
          <table:table-cell office:value-type="float" office:value="4244" calcext:value-type="float">
            <text:p>4244</text:p>
          </table:table-cell>
          <table:table-cell office:value-type="float" office:value="4398" calcext:value-type="float">
            <text:p>4398</text:p>
          </table:table-cell>
          <table:table-cell office:value-type="float" office:value="4257" calcext:value-type="float">
            <text:p>4257</text:p>
          </table:table-cell>
          <table:table-cell/>
          <table:table-cell office:value-type="float" office:value="28881" calcext:value-type="float">
            <text:p>28881</text:p>
          </table:table-cell>
          <table:table-cell office:value-type="float" office:value="24904" calcext:value-type="float">
            <text:p>24904</text:p>
          </table:table-cell>
          <table:table-cell office:value-type="float" office:value="28290" calcext:value-type="float">
            <text:p>28290</text:p>
          </table:table-cell>
          <table:table-cell table:style-name="ce7" table:number-columns-repeated="2"/>
          <table:table-cell table:style-name="ce7" table:formula="of:=ROUND(([.H201]-[.D201])/100)" office:value-type="float" office:value="246" calcext:value-type="float">
            <text:p>246</text:p>
          </table:table-cell>
          <table:table-cell table:style-name="ce7" table:formula="of:=ROUND(([.I201]-[.E201])/100)" office:value-type="float" office:value="205" calcext:value-type="float">
            <text:p>205</text:p>
          </table:table-cell>
          <table:table-cell table:style-name="ce7" table:formula="of:=ROUND(([.J201]-[.F201])/100)" office:value-type="float" office:value="240" calcext:value-type="float">
            <text:p>240</text:p>
          </table:table-cell>
          <table:table-cell table:style-name="ce7"/>
          <table:table-cell table:style-name="ce7" table:formula="of:=([.M201]+[.N201]+[.O201])/3" office:value-type="float" office:value="230.333333333333" calcext:value-type="float">
            <text:p>230</text:p>
          </table:table-cell>
          <table:table-cell table:style-name="ce7" table:formula="of:=SQRT((1/3)*(([.M201]-[.Q201])*([.M201]-[.Q201]) + ([.N201]-[.Q201])*([.N201]-[.Q201]) + ([.O201]-[.Q201])*([.O201]-[.Q201])))" office:value-type="float" office:value="18.0800688297608" calcext:value-type="float">
            <text:p>18</text:p>
          </table:table-cell>
        </table:table-row>
        <table:table-row table:style-name="ro1">
          <table:table-cell office:value-type="string" calcext:value-type="string">
            <text:p>L2_LINES_IN.E</text:p>
          </table:table-cell>
          <table:table-cell office:value-type="string" calcext:value-type="string">
            <text:p>r04f1:u</text:p>
          </table:table-cell>
          <table:table-cell/>
          <table:table-cell office:value-type="float" office:value="8545701" calcext:value-type="float">
            <text:p>8545701</text:p>
          </table:table-cell>
          <table:table-cell office:value-type="float" office:value="8642601" calcext:value-type="float">
            <text:p>8642601</text:p>
          </table:table-cell>
          <table:table-cell office:value-type="float" office:value="8650993" calcext:value-type="float">
            <text:p>8650993</text:p>
          </table:table-cell>
          <table:table-cell/>
          <table:table-cell office:value-type="float" office:value="864040559" calcext:value-type="float">
            <text:p>864040559</text:p>
          </table:table-cell>
          <table:table-cell office:value-type="float" office:value="866281991" calcext:value-type="float">
            <text:p>866281991</text:p>
          </table:table-cell>
          <table:table-cell office:value-type="float" office:value="863174601" calcext:value-type="float">
            <text:p>863174601</text:p>
          </table:table-cell>
          <table:table-cell table:style-name="ce7" table:number-columns-repeated="2"/>
          <table:table-cell table:style-name="ce7" table:formula="of:=ROUND(([.H202]-[.D202])/100)" office:value-type="float" office:value="8554949" calcext:value-type="float">
            <text:p>8,554,949</text:p>
          </table:table-cell>
          <table:table-cell table:style-name="ce7" table:formula="of:=ROUND(([.I202]-[.E202])/100)" office:value-type="float" office:value="8576394" calcext:value-type="float">
            <text:p>8,576,394</text:p>
          </table:table-cell>
          <table:table-cell table:style-name="ce7" table:formula="of:=ROUND(([.J202]-[.F202])/100)" office:value-type="float" office:value="8545236" calcext:value-type="float">
            <text:p>8,545,236</text:p>
          </table:table-cell>
          <table:table-cell table:style-name="ce7"/>
          <table:table-cell table:style-name="ce7" table:formula="of:=([.M202]+[.N202]+[.O202])/3" office:value-type="float" office:value="8558859.66666667" calcext:value-type="float">
            <text:p>8,558,860</text:p>
          </table:table-cell>
          <table:table-cell table:style-name="ce7" table:formula="of:=SQRT((1/3)*(([.M202]-[.Q202])*([.M202]-[.Q202]) + ([.N202]-[.Q202])*([.N202]-[.Q202]) + ([.O202]-[.Q202])*([.O202]-[.Q202])))" office:value-type="float" office:value="13017.301981935" calcext:value-type="float">
            <text:p>13,017</text:p>
          </table:table-cell>
        </table:table-row>
        <table:table-row table:style-name="ro1">
          <table:table-cell office:value-type="string" calcext:value-type="string">
            <text:p>L2_LINES_IN.ALL</text:p>
          </table:table-cell>
          <table:table-cell office:value-type="string" calcext:value-type="string">
            <text:p>r07f1:u</text:p>
          </table:table-cell>
          <table:table-cell/>
          <table:table-cell office:value-type="float" office:value="8550079" calcext:value-type="float">
            <text:p>8550079</text:p>
          </table:table-cell>
          <table:table-cell office:value-type="float" office:value="8647117" calcext:value-type="float">
            <text:p>8647117</text:p>
          </table:table-cell>
          <table:table-cell office:value-type="float" office:value="8655311" calcext:value-type="float">
            <text:p>8655311</text:p>
          </table:table-cell>
          <table:table-cell/>
          <table:table-cell office:value-type="float" office:value="864087004" calcext:value-type="float">
            <text:p>864087004</text:p>
          </table:table-cell>
          <table:table-cell office:value-type="float" office:value="866328580" calcext:value-type="float">
            <text:p>866328580</text:p>
          </table:table-cell>
          <table:table-cell office:value-type="float" office:value="863216384" calcext:value-type="float">
            <text:p>863216384</text:p>
          </table:table-cell>
          <table:table-cell table:style-name="ce7" table:number-columns-repeated="2"/>
          <table:table-cell table:style-name="ce7" table:formula="of:=ROUND(([.H203]-[.D203])/100)" office:value-type="float" office:value="8555369" calcext:value-type="float">
            <text:p>8,555,369</text:p>
          </table:table-cell>
          <table:table-cell table:style-name="ce7" table:formula="of:=ROUND(([.I203]-[.E203])/100)" office:value-type="float" office:value="8576815" calcext:value-type="float">
            <text:p>8,576,815</text:p>
          </table:table-cell>
          <table:table-cell table:style-name="ce7" table:formula="of:=ROUND(([.J203]-[.F203])/100)" office:value-type="float" office:value="8545611" calcext:value-type="float">
            <text:p>8,545,611</text:p>
          </table:table-cell>
          <table:table-cell table:style-name="ce7"/>
          <table:table-cell table:style-name="ce7" table:formula="of:=([.M203]+[.N203]+[.O203])/3" office:value-type="float" office:value="8559265" calcext:value-type="float">
            <text:p>8,559,265</text:p>
          </table:table-cell>
          <table:table-cell table:style-name="ce7" table:formula="of:=SQRT((1/3)*(([.M203]-[.Q203])*([.M203]-[.Q203]) + ([.N203]-[.Q203])*([.N203]-[.Q203]) + ([.O203]-[.Q203])*([.O203]-[.Q203])))" office:value-type="float" office:value="13033.4573566137" calcext:value-type="float">
            <text:p>13,033</text:p>
          </table:table-cell>
        </table:table-row>
        <table:table-row table:style-name="ro1">
          <table:table-cell office:value-type="string" calcext:value-type="string">
            <text:p>L2_LINES_OUT.DEMAND_CLEAN</text:p>
          </table:table-cell>
          <table:table-cell office:value-type="string" calcext:value-type="string">
            <text:p>r05f2:u</text:p>
          </table:table-cell>
          <table:table-cell/>
          <table:table-cell office:value-type="float" office:value="8022368" calcext:value-type="float">
            <text:p>8022368</text:p>
          </table:table-cell>
          <table:table-cell office:value-type="float" office:value="8113536" calcext:value-type="float">
            <text:p>8113536</text:p>
          </table:table-cell>
          <table:table-cell office:value-type="float" office:value="8191733" calcext:value-type="float">
            <text:p>8191733</text:p>
          </table:table-cell>
          <table:table-cell/>
          <table:table-cell office:value-type="float" office:value="825119713" calcext:value-type="float">
            <text:p>825119713</text:p>
          </table:table-cell>
          <table:table-cell office:value-type="float" office:value="829157601" calcext:value-type="float">
            <text:p>829157601</text:p>
          </table:table-cell>
          <table:table-cell office:value-type="float" office:value="827065758" calcext:value-type="float">
            <text:p>827065758</text:p>
          </table:table-cell>
          <table:table-cell table:style-name="ce7" table:number-columns-repeated="2"/>
          <table:table-cell table:style-name="ce7" table:formula="of:=ROUND(([.H204]-[.D204])/100)" office:value-type="float" office:value="8170973" calcext:value-type="float">
            <text:p>8,170,973</text:p>
          </table:table-cell>
          <table:table-cell table:style-name="ce7" table:formula="of:=ROUND(([.I204]-[.E204])/100)" office:value-type="float" office:value="8210441" calcext:value-type="float">
            <text:p>8,210,441</text:p>
          </table:table-cell>
          <table:table-cell table:style-name="ce7" table:formula="of:=ROUND(([.J204]-[.F204])/100)" office:value-type="float" office:value="8188740" calcext:value-type="float">
            <text:p>8,188,740</text:p>
          </table:table-cell>
          <table:table-cell table:style-name="ce7"/>
          <table:table-cell table:style-name="ce7" table:formula="of:=([.M204]+[.N204]+[.O204])/3" office:value-type="float" office:value="8190051.33333333" calcext:value-type="float">
            <text:p>8,190,051</text:p>
          </table:table-cell>
          <table:table-cell table:style-name="ce7" table:formula="of:=SQRT((1/3)*(([.M204]-[.Q204])*([.M204]-[.Q204]) + ([.N204]-[.Q204])*([.N204]-[.Q204]) + ([.O204]-[.Q204])*([.O204]-[.Q204])))" office:value-type="float" office:value="16139.4021436841" calcext:value-type="float">
            <text:p>16,139</text:p>
          </table:table-cell>
        </table:table-row>
        <table:table-row table:style-name="ro1">
          <table:table-cell office:value-type="string" calcext:value-type="string">
            <text:p>L2_LINES_OUT.DEMAND_DIRTY</text:p>
          </table:table-cell>
          <table:table-cell office:value-type="string" calcext:value-type="string">
            <text:p>r06f2:u</text:p>
          </table:table-cell>
          <table:table-cell/>
          <table:table-cell office:value-type="float" office:value="12793" calcext:value-type="float">
            <text:p>12793</text:p>
          </table:table-cell>
          <table:table-cell office:value-type="float" office:value="12580" calcext:value-type="float">
            <text:p>12580</text:p>
          </table:table-cell>
          <table:table-cell office:value-type="float" office:value="11694" calcext:value-type="float">
            <text:p>11694</text:p>
          </table:table-cell>
          <table:table-cell/>
          <table:table-cell office:value-type="float" office:value="351582" calcext:value-type="float">
            <text:p>351582</text:p>
          </table:table-cell>
          <table:table-cell office:value-type="float" office:value="516757" calcext:value-type="float">
            <text:p>516757</text:p>
          </table:table-cell>
          <table:table-cell office:value-type="float" office:value="321028" calcext:value-type="float">
            <text:p>321028</text:p>
          </table:table-cell>
          <table:table-cell table:style-name="ce7" table:number-columns-repeated="2"/>
          <table:table-cell table:style-name="ce7" table:formula="of:=ROUND(([.H205]-[.D205])/100)" office:value-type="float" office:value="3388" calcext:value-type="float">
            <text:p>3,388</text:p>
          </table:table-cell>
          <table:table-cell table:style-name="ce7" table:formula="of:=ROUND(([.I205]-[.E205])/100)" office:value-type="float" office:value="5042" calcext:value-type="float">
            <text:p>5,042</text:p>
          </table:table-cell>
          <table:table-cell table:style-name="ce7" table:formula="of:=ROUND(([.J205]-[.F205])/100)" office:value-type="float" office:value="3093" calcext:value-type="float">
            <text:p>3,093</text:p>
          </table:table-cell>
          <table:table-cell table:style-name="ce7"/>
          <table:table-cell table:style-name="ce7" table:formula="of:=([.M205]+[.N205]+[.O205])/3" office:value-type="float" office:value="3841" calcext:value-type="float">
            <text:p>3,841</text:p>
          </table:table-cell>
          <table:table-cell table:style-name="ce7" table:formula="of:=SQRT((1/3)*(([.M205]-[.Q205])*([.M205]-[.Q205]) + ([.N205]-[.Q205])*([.N205]-[.Q205]) + ([.O205]-[.Q205])*([.O205]-[.Q205])))" office:value-type="float" office:value="857.732281464716" calcext:value-type="float">
            <text:p>858</text:p>
          </table:table-cell>
        </table:table-row>
        <table:table-row table:style-name="ro1" table:number-rows-repeated="104837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 style:data-style-name="N2" text:time-value="0000-00-00T00:00:04.10305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05T23:27:00.348313166</dc:date>
    <dc:creator>Lars </dc:creator>
    <meta:generator>LibreOffice/4.1.3.2$Linux_X86_64 LibreOffice_project/410m0$Build-2</meta:generator>
    <meta:editing-duration>PT2H15M3S</meta:editing-duration>
    <meta:editing-cycles>20</meta:editing-cycles>
    <meta:document-statistic meta:table-count="2" meta:cell-count="5258" meta:object-count="0"/>
  </office:meta>
</office:document-meta>
</file>